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5.87mm" svg:y="63.42mm">
            <loext:p/>
            <draw:object draw:notify-on-update-of-ranges="Sheet1.N1:Sheet1.N6 Sheet1.O1:Sheet1.O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num</text:p>
          </table:table-cell>
          <table:table-cell office:value-type="string" calcext:value-type="string">
            <text:p>3500mm</text:p>
          </table:table-cell>
          <table:table-cell office:value-type="string" calcext:value-type="string">
            <text:p>3000mm</text:p>
          </table:table-cell>
          <table:table-cell office:value-type="string" calcext:value-type="string">
            <text:p>2500mm</text:p>
          </table:table-cell>
          <table:table-cell office:value-type="string" calcext:value-type="string">
            <text:p>2000mm</text:p>
          </table:table-cell>
          <table:table-cell office:value-type="string" calcext:value-type="string">
            <text:p>1500mm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500m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43" calcext:value-type="float">
            <text:p>4043</text:p>
          </table:table-cell>
          <table:table-cell office:value-type="float" office:value="3691" calcext:value-type="float">
            <text:p>3691</text:p>
          </table:table-cell>
          <table:table-cell office:value-type="float" office:value="3184" calcext:value-type="float">
            <text:p>3184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formula="of:=[.D2]*[.D2]" office:value-type="float" office:value="16345849" calcext:value-type="float">
            <text:p>16345849</text:p>
          </table:table-cell>
          <table:table-cell table:formula="of:=[.E2]*[.E2]" office:value-type="float" office:value="13623481" calcext:value-type="float">
            <text:p>13623481</text:p>
          </table:table-cell>
          <table:table-cell table:formula="of:=[.F2]*[.F2]" office:value-type="float" office:value="10137856" calcext:value-type="float">
            <text:p>10137856</text:p>
          </table:table-cell>
          <table:table-cell table:formula="of:=[.G2]*[.G2]" office:value-type="float" office:value="8427409" calcext:value-type="float">
            <text:p>8427409</text:p>
          </table:table-cell>
          <table:table-cell table:formula="of:=[.H2]*[.H2]" office:value-type="float" office:value="5697769" calcext:value-type="float">
            <text:p>5697769</text:p>
          </table:table-cell>
          <table:table-cell table:formula="of:=[.I2]*[.I2]" office:value-type="float" office:value="2146225" calcext:value-type="float">
            <text:p>2146225</text:p>
          </table:table-cell>
          <table:table-cell table:formula="of:=[.J2]*[.J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43" calcext:value-type="float">
            <text:p>2943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D3]*[.D3]" office:value-type="float" office:value="16168441" calcext:value-type="float">
            <text:p>16168441</text:p>
          </table:table-cell>
          <table:table-cell table:formula="of:=[.E3]*[.E3]" office:value-type="float" office:value="13432225" calcext:value-type="float">
            <text:p>13432225</text:p>
          </table:table-cell>
          <table:table-cell table:formula="of:=[.F3]*[.F3]" office:value-type="float" office:value="10169721" calcext:value-type="float">
            <text:p>10169721</text:p>
          </table:table-cell>
          <table:table-cell table:formula="of:=[.G3]*[.G3]" office:value-type="float" office:value="8661249" calcext:value-type="float">
            <text:p>8661249</text:p>
          </table:table-cell>
          <table:table-cell table:formula="of:=[.H3]*[.H3]" office:value-type="float" office:value="5673924" calcext:value-type="float">
            <text:p>5673924</text:p>
          </table:table-cell>
          <table:table-cell table:formula="of:=[.I3]*[.I3]" office:value-type="float" office:value="2090916" calcext:value-type="float">
            <text:p>2090916</text:p>
          </table:table-cell>
          <table:table-cell table:formula="of:=[.J3]*[.J3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33" calcext:value-type="float">
            <text:p>4033</text:p>
          </table:table-cell>
          <table:table-cell office:value-type="float" office:value="3630" calcext:value-type="float">
            <text:p>3630</text:p>
          </table:table-cell>
          <table:table-cell office:value-type="float" office:value="3182" calcext:value-type="float">
            <text:p>3182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240" calcext:value-type="float">
            <text:p>2240</text:p>
          </table:table-cell>
          <table:table-cell table:number-columns-repeated="3"/>
          <table:table-cell table:formula="of:=[.D4]*[.D4]" office:value-type="float" office:value="16265089" calcext:value-type="float">
            <text:p>16265089</text:p>
          </table:table-cell>
          <table:table-cell table:formula="of:=[.E4]*[.E4]" office:value-type="float" office:value="13176900" calcext:value-type="float">
            <text:p>13176900</text:p>
          </table:table-cell>
          <table:table-cell table:formula="of:=[.F4]*[.F4]" office:value-type="float" office:value="10125124" calcext:value-type="float">
            <text:p>10125124</text:p>
          </table:table-cell>
          <table:table-cell table:formula="of:=[.G4]*[.G4]" office:value-type="float" office:value="8838729" calcext:value-type="float">
            <text:p>8838729</text:p>
          </table:table-cell>
          <table:table-cell table:formula="of:=[.H4]*[.H4]" office:value-type="float" office:value="5640625" calcext:value-type="float">
            <text:p>5640625</text:p>
          </table:table-cell>
          <table:table-cell table:formula="of:=[.I4]*[.I4]" office:value-type="float" office:value="2202256" calcext:value-type="float">
            <text:p>2202256</text:p>
          </table:table-cell>
          <table:table-cell table:formula="of:=[.J4]*[.J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991" calcext:value-type="float">
            <text:p>3991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2580" calcext:value-type="float">
            <text:p>2580</text:p>
          </table:table-cell>
          <table:table-cell table:number-columns-repeated="3"/>
          <table:table-cell table:formula="of:=[.D5]*[.D5]" office:value-type="float" office:value="15928081" calcext:value-type="float">
            <text:p>15928081</text:p>
          </table:table-cell>
          <table:table-cell table:formula="of:=[.E5]*[.E5]" office:value-type="float" office:value="13395600" calcext:value-type="float">
            <text:p>13395600</text:p>
          </table:table-cell>
          <table:table-cell table:formula="of:=[.F5]*[.F5]" office:value-type="float" office:value="10272025" calcext:value-type="float">
            <text:p>10272025</text:p>
          </table:table-cell>
          <table:table-cell table:formula="of:=[.G5]*[.G5]" office:value-type="float" office:value="8357881" calcext:value-type="float">
            <text:p>8357881</text:p>
          </table:table-cell>
          <table:table-cell table:formula="of:=[.H5]*[.H5]" office:value-type="float" office:value="5764801" calcext:value-type="float">
            <text:p>5764801</text:p>
          </table:table-cell>
          <table:table-cell table:formula="of:=[.I5]*[.I5]" office:value-type="float" office:value="2175625" calcext:value-type="float">
            <text:p>2175625</text:p>
          </table:table-cell>
          <table:table-cell table:formula="of:=[.J5]*[.J5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84" calcext:value-type="float">
            <text:p>3984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3260" calcext:value-type="float">
            <text:p>3260</text:p>
          </table:table-cell>
          <table:table-cell table:number-columns-repeated="3"/>
          <table:table-cell table:formula="of:=[.D6]*[.D6]" office:value-type="float" office:value="15872256" calcext:value-type="float">
            <text:p>15872256</text:p>
          </table:table-cell>
          <table:table-cell table:formula="of:=[.E6]*[.E6]" office:value-type="float" office:value="13366336" calcext:value-type="float">
            <text:p>13366336</text:p>
          </table:table-cell>
          <table:table-cell table:formula="of:=[.F6]*[.F6]" office:value-type="float" office:value="10125124" calcext:value-type="float">
            <text:p>10125124</text:p>
          </table:table-cell>
          <table:table-cell table:formula="of:=[.G6]*[.G6]" office:value-type="float" office:value="8386816" calcext:value-type="float">
            <text:p>8386816</text:p>
          </table:table-cell>
          <table:table-cell table:formula="of:=[.H6]*[.H6]" office:value-type="float" office:value="5740816" calcext:value-type="float">
            <text:p>5740816</text:p>
          </table:table-cell>
          <table:table-cell table:formula="of:=[.I6]*[.I6]" office:value-type="float" office:value="2166784" calcext:value-type="float">
            <text:p>2166784</text:p>
          </table:table-cell>
          <table:table-cell table:formula="of:=[.J6]*[.J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40" calcext:value-type="float">
            <text:p>4040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7]*[.D7]" office:value-type="float" office:value="16321600" calcext:value-type="float">
            <text:p>16321600</text:p>
          </table:table-cell>
          <table:table-cell table:formula="of:=[.E7]*[.E7]" office:value-type="float" office:value="13227769" calcext:value-type="float">
            <text:p>13227769</text:p>
          </table:table-cell>
          <table:table-cell table:formula="of:=[.F7]*[.F7]" office:value-type="float" office:value="10227204" calcext:value-type="float">
            <text:p>10227204</text:p>
          </table:table-cell>
          <table:table-cell table:formula="of:=[.G7]*[.G7]" office:value-type="float" office:value="8369449" calcext:value-type="float">
            <text:p>8369449</text:p>
          </table:table-cell>
          <table:table-cell table:formula="of:=[.H7]*[.H7]" office:value-type="float" office:value="5764801" calcext:value-type="float">
            <text:p>5764801</text:p>
          </table:table-cell>
          <table:table-cell table:formula="of:=[.I7]*[.I7]" office:value-type="float" office:value="2202256" calcext:value-type="float">
            <text:p>2202256</text:p>
          </table:table-cell>
          <table:table-cell table:formula="of:=[.J7]*[.J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84" calcext:value-type="float">
            <text:p>3984</text:p>
          </table:table-cell>
          <table:table-cell office:value-type="float" office:value="3635" calcext:value-type="float">
            <text:p>3635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13" calcext:value-type="float">
            <text:p>1013</text:p>
          </table:table-cell>
          <table:table-cell table:number-columns-repeated="3"/>
          <table:table-cell office:value-type="string" calcext:value-type="string">
            <text:p>offset</text:p>
          </table:table-cell>
          <table:table-cell office:value-type="float" office:value="40.7" calcext:value-type="float">
            <text:p>40,7</text:p>
          </table:table-cell>
          <table:table-cell table:number-columns-repeated="3"/>
          <table:table-cell table:formula="of:=[.D8]*[.D8]" office:value-type="float" office:value="15872256" calcext:value-type="float">
            <text:p>15872256</text:p>
          </table:table-cell>
          <table:table-cell table:formula="of:=[.E8]*[.E8]" office:value-type="float" office:value="13213225" calcext:value-type="float">
            <text:p>13213225</text:p>
          </table:table-cell>
          <table:table-cell table:formula="of:=[.F8]*[.F8]" office:value-type="float" office:value="10201636" calcext:value-type="float">
            <text:p>10201636</text:p>
          </table:table-cell>
          <table:table-cell table:formula="of:=[.G8]*[.G8]" office:value-type="float" office:value="8346321" calcext:value-type="float">
            <text:p>8346321</text:p>
          </table:table-cell>
          <table:table-cell table:formula="of:=[.H8]*[.H8]" office:value-type="float" office:value="5721664" calcext:value-type="float">
            <text:p>5721664</text:p>
          </table:table-cell>
          <table:table-cell table:formula="of:=[.I8]*[.I8]" office:value-type="float" office:value="2166784" calcext:value-type="float">
            <text:p>2166784</text:p>
          </table:table-cell>
          <table:table-cell table:formula="of:=[.J8]*[.J8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93" calcext:value-type="float">
            <text:p>3993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987" calcext:value-type="float">
            <text:p>2987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9]*[.D9]" office:value-type="float" office:value="15944049" calcext:value-type="float">
            <text:p>15944049</text:p>
          </table:table-cell>
          <table:table-cell table:formula="of:=[.E9]*[.E9]" office:value-type="float" office:value="13344409" calcext:value-type="float">
            <text:p>13344409</text:p>
          </table:table-cell>
          <table:table-cell table:formula="of:=[.F9]*[.F9]" office:value-type="float" office:value="10304100" calcext:value-type="float">
            <text:p>10304100</text:p>
          </table:table-cell>
          <table:table-cell table:formula="of:=[.G9]*[.G9]" office:value-type="float" office:value="8922169" calcext:value-type="float">
            <text:p>8922169</text:p>
          </table:table-cell>
          <table:table-cell table:formula="of:=[.H9]*[.H9]" office:value-type="float" office:value="5688225" calcext:value-type="float">
            <text:p>5688225</text:p>
          </table:table-cell>
          <table:table-cell table:formula="of:=[.I9]*[.I9]" office:value-type="float" office:value="2119936" calcext:value-type="float">
            <text:p>2119936</text:p>
          </table:table-cell>
          <table:table-cell table:formula="of:=[.J9]*[.J9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10]*[.D10]" office:value-type="float" office:value="16208676" calcext:value-type="float">
            <text:p>16208676</text:p>
          </table:table-cell>
          <table:table-cell table:formula="of:=[.E10]*[.E10]" office:value-type="float" office:value="13432225" calcext:value-type="float">
            <text:p>13432225</text:p>
          </table:table-cell>
          <table:table-cell table:formula="of:=[.F10]*[.F10]" office:value-type="float" office:value="10272025" calcext:value-type="float">
            <text:p>10272025</text:p>
          </table:table-cell>
          <table:table-cell table:formula="of:=[.G10]*[.G10]" office:value-type="float" office:value="8456464" calcext:value-type="float">
            <text:p>8456464</text:p>
          </table:table-cell>
          <table:table-cell table:formula="of:=[.H10]*[.H10]" office:value-type="float" office:value="5654884" calcext:value-type="float">
            <text:p>5654884</text:p>
          </table:table-cell>
          <table:table-cell table:formula="of:=[.I10]*[.I10]" office:value-type="float" office:value="2160900" calcext:value-type="float">
            <text:p>2160900</text:p>
          </table:table-cell>
          <table:table-cell table:formula="of:=[.J10]*[.J10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86" calcext:value-type="float">
            <text:p>398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11]*[.D11]" office:value-type="float" office:value="15888196" calcext:value-type="float">
            <text:p>15888196</text:p>
          </table:table-cell>
          <table:table-cell table:formula="of:=[.E11]*[.E11]" office:value-type="float" office:value="13344409" calcext:value-type="float">
            <text:p>13344409</text:p>
          </table:table-cell>
          <table:table-cell table:formula="of:=[.F11]*[.F11]" office:value-type="float" office:value="10304100" calcext:value-type="float">
            <text:p>10304100</text:p>
          </table:table-cell>
          <table:table-cell table:formula="of:=[.G11]*[.G11]" office:value-type="float" office:value="8346321" calcext:value-type="float">
            <text:p>8346321</text:p>
          </table:table-cell>
          <table:table-cell table:formula="of:=[.H11]*[.H11]" office:value-type="float" office:value="5640625" calcext:value-type="float">
            <text:p>5640625</text:p>
          </table:table-cell>
          <table:table-cell table:formula="of:=[.I11]*[.I11]" office:value-type="float" office:value="2114116" calcext:value-type="float">
            <text:p>2114116</text:p>
          </table:table-cell>
          <table:table-cell table:formula="of:=[.J11]*[.J1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50" calcext:value-type="float">
            <text:p>4050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2]*[.D12]" office:value-type="float" office:value="16402500" calcext:value-type="float">
            <text:p>16402500</text:p>
          </table:table-cell>
          <table:table-cell table:formula="of:=[.E12]*[.E12]" office:value-type="float" office:value="13293316" calcext:value-type="float">
            <text:p>13293316</text:p>
          </table:table-cell>
          <table:table-cell table:formula="of:=[.F12]*[.F12]" office:value-type="float" office:value="10394176" calcext:value-type="float">
            <text:p>10394176</text:p>
          </table:table-cell>
          <table:table-cell table:formula="of:=[.G12]*[.G12]" office:value-type="float" office:value="8225424" calcext:value-type="float">
            <text:p>8225424</text:p>
          </table:table-cell>
          <table:table-cell table:formula="of:=[.H12]*[.H12]" office:value-type="float" office:value="5731236" calcext:value-type="float">
            <text:p>5731236</text:p>
          </table:table-cell>
          <table:table-cell table:formula="of:=[.I12]*[.I12]" office:value-type="float" office:value="2181529" calcext:value-type="float">
            <text:p>2181529</text:p>
          </table:table-cell>
          <table:table-cell table:formula="of:=[.J12]*[.J1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13]*[.D13]" office:value-type="float" office:value="16112196" calcext:value-type="float">
            <text:p>16112196</text:p>
          </table:table-cell>
          <table:table-cell table:formula="of:=[.E13]*[.E13]" office:value-type="float" office:value="13395600" calcext:value-type="float">
            <text:p>13395600</text:p>
          </table:table-cell>
          <table:table-cell table:formula="of:=[.F13]*[.F13]" office:value-type="float" office:value="10291264" calcext:value-type="float">
            <text:p>10291264</text:p>
          </table:table-cell>
          <table:table-cell table:formula="of:=[.G13]*[.G13]" office:value-type="float" office:value="8357881" calcext:value-type="float">
            <text:p>8357881</text:p>
          </table:table-cell>
          <table:table-cell table:formula="of:=[.H13]*[.H13]" office:value-type="float" office:value="5673924" calcext:value-type="float">
            <text:p>5673924</text:p>
          </table:table-cell>
          <table:table-cell table:formula="of:=[.I13]*[.I13]" office:value-type="float" office:value="2099601" calcext:value-type="float">
            <text:p>2099601</text:p>
          </table:table-cell>
          <table:table-cell table:formula="of:=[.J13]*[.J1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4]*[.D14]" office:value-type="float" office:value="16056049" calcext:value-type="float">
            <text:p>16056049</text:p>
          </table:table-cell>
          <table:table-cell table:formula="of:=[.E14]*[.E14]" office:value-type="float" office:value="13417569" calcext:value-type="float">
            <text:p>13417569</text:p>
          </table:table-cell>
          <table:table-cell table:formula="of:=[.F14]*[.F14]" office:value-type="float" office:value="10112400" calcext:value-type="float">
            <text:p>10112400</text:p>
          </table:table-cell>
          <table:table-cell table:formula="of:=[.G14]*[.G14]" office:value-type="float" office:value="8520561" calcext:value-type="float">
            <text:p>8520561</text:p>
          </table:table-cell>
          <table:table-cell table:formula="of:=[.H14]*[.H14]" office:value-type="float" office:value="5808100" calcext:value-type="float">
            <text:p>5808100</text:p>
          </table:table-cell>
          <table:table-cell table:formula="of:=[.I14]*[.I14]" office:value-type="float" office:value="2125764" calcext:value-type="float">
            <text:p>2125764</text:p>
          </table:table-cell>
          <table:table-cell table:formula="of:=[.J14]*[.J1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33" calcext:value-type="float">
            <text:p>2933</text:p>
          </table:table-cell>
          <table:table-cell office:value-type="float" office:value="2368" calcext:value-type="float">
            <text:p>2368</text:p>
          </table:table-cell>
          <table:table-cell office:value-type="float" office:value="1439" calcext:value-type="float">
            <text:p>143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15]*[.D15]" office:value-type="float" office:value="16096144" calcext:value-type="float">
            <text:p>16096144</text:p>
          </table:table-cell>
          <table:table-cell table:formula="of:=[.E15]*[.E15]" office:value-type="float" office:value="13395600" calcext:value-type="float">
            <text:p>13395600</text:p>
          </table:table-cell>
          <table:table-cell table:formula="of:=[.F15]*[.F15]" office:value-type="float" office:value="10259209" calcext:value-type="float">
            <text:p>10259209</text:p>
          </table:table-cell>
          <table:table-cell table:formula="of:=[.G15]*[.G15]" office:value-type="float" office:value="8602489" calcext:value-type="float">
            <text:p>8602489</text:p>
          </table:table-cell>
          <table:table-cell table:formula="of:=[.H15]*[.H15]" office:value-type="float" office:value="5607424" calcext:value-type="float">
            <text:p>5607424</text:p>
          </table:table-cell>
          <table:table-cell table:formula="of:=[.I15]*[.I15]" office:value-type="float" office:value="2070721" calcext:value-type="float">
            <text:p>2070721</text:p>
          </table:table-cell>
          <table:table-cell table:formula="of:=[.J15]*[.J15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16]*[.D16]" office:value-type="float" office:value="16056049" calcext:value-type="float">
            <text:p>16056049</text:p>
          </table:table-cell>
          <table:table-cell table:formula="of:=[.E16]*[.E16]" office:value-type="float" office:value="13498276" calcext:value-type="float">
            <text:p>13498276</text:p>
          </table:table-cell>
          <table:table-cell table:formula="of:=[.F16]*[.F16]" office:value-type="float" office:value="10316944" calcext:value-type="float">
            <text:p>10316944</text:p>
          </table:table-cell>
          <table:table-cell table:formula="of:=[.G16]*[.G16]" office:value-type="float" office:value="8317456" calcext:value-type="float">
            <text:p>8317456</text:p>
          </table:table-cell>
          <table:table-cell table:formula="of:=[.H16]*[.H16]" office:value-type="float" office:value="5832225" calcext:value-type="float">
            <text:p>5832225</text:p>
          </table:table-cell>
          <table:table-cell table:formula="of:=[.I16]*[.I16]" office:value-type="float" office:value="2196324" calcext:value-type="float">
            <text:p>2196324</text:p>
          </table:table-cell>
          <table:table-cell table:formula="of:=[.J16]*[.J1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56" calcext:value-type="float">
            <text:p>1456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17]*[.D17]" office:value-type="float" office:value="16136289" calcext:value-type="float">
            <text:p>16136289</text:p>
          </table:table-cell>
          <table:table-cell table:formula="of:=[.E17]*[.E17]" office:value-type="float" office:value="13468900" calcext:value-type="float">
            <text:p>13468900</text:p>
          </table:table-cell>
          <table:table-cell table:formula="of:=[.F17]*[.F17]" office:value-type="float" office:value="10349089" calcext:value-type="float">
            <text:p>10349089</text:p>
          </table:table-cell>
          <table:table-cell table:formula="of:=[.G17]*[.G17]" office:value-type="float" office:value="8456464" calcext:value-type="float">
            <text:p>8456464</text:p>
          </table:table-cell>
          <table:table-cell table:formula="of:=[.H17]*[.H17]" office:value-type="float" office:value="5597956" calcext:value-type="float">
            <text:p>5597956</text:p>
          </table:table-cell>
          <table:table-cell table:formula="of:=[.I17]*[.I17]" office:value-type="float" office:value="2119936" calcext:value-type="float">
            <text:p>2119936</text:p>
          </table:table-cell>
          <table:table-cell table:formula="of:=[.J17]*[.J17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43" calcext:value-type="float">
            <text:p>4043</text:p>
          </table:table-cell>
          <table:table-cell office:value-type="float" office:value="3663" calcext:value-type="float">
            <text:p>3663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8]*[.D18]" office:value-type="float" office:value="16345849" calcext:value-type="float">
            <text:p>16345849</text:p>
          </table:table-cell>
          <table:table-cell table:formula="of:=[.E18]*[.E18]" office:value-type="float" office:value="13417569" calcext:value-type="float">
            <text:p>13417569</text:p>
          </table:table-cell>
          <table:table-cell table:formula="of:=[.F18]*[.F18]" office:value-type="float" office:value="10214416" calcext:value-type="float">
            <text:p>10214416</text:p>
          </table:table-cell>
          <table:table-cell table:formula="of:=[.G18]*[.G18]" office:value-type="float" office:value="8620096" calcext:value-type="float">
            <text:p>8620096</text:p>
          </table:table-cell>
          <table:table-cell table:formula="of:=[.H18]*[.H18]" office:value-type="float" office:value="5673924" calcext:value-type="float">
            <text:p>5673924</text:p>
          </table:table-cell>
          <table:table-cell table:formula="of:=[.I18]*[.I18]" office:value-type="float" office:value="2119936" calcext:value-type="float">
            <text:p>2119936</text:p>
          </table:table-cell>
          <table:table-cell table:formula="of:=[.J18]*[.J18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29" calcext:value-type="float">
            <text:p>2929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19]*[.D19]" office:value-type="float" office:value="16192576" calcext:value-type="float">
            <text:p>16192576</text:p>
          </table:table-cell>
          <table:table-cell table:formula="of:=[.E19]*[.E19]" office:value-type="float" office:value="13366336" calcext:value-type="float">
            <text:p>13366336</text:p>
          </table:table-cell>
          <table:table-cell table:formula="of:=[.F19]*[.F19]" office:value-type="float" office:value="10214416" calcext:value-type="float">
            <text:p>10214416</text:p>
          </table:table-cell>
          <table:table-cell table:formula="of:=[.G19]*[.G19]" office:value-type="float" office:value="8579041" calcext:value-type="float">
            <text:p>8579041</text:p>
          </table:table-cell>
          <table:table-cell table:formula="of:=[.H19]*[.H19]" office:value-type="float" office:value="5740816" calcext:value-type="float">
            <text:p>5740816</text:p>
          </table:table-cell>
          <table:table-cell table:formula="of:=[.I19]*[.I19]" office:value-type="float" office:value="2155024" calcext:value-type="float">
            <text:p>2155024</text:p>
          </table:table-cell>
          <table:table-cell table:formula="of:=[.J19]*[.J19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70" calcext:value-type="float">
            <text:p>1470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20]*[.D20]" office:value-type="float" office:value="16248961" calcext:value-type="float">
            <text:p>16248961</text:p>
          </table:table-cell>
          <table:table-cell table:formula="of:=[.E20]*[.E20]" office:value-type="float" office:value="13278736" calcext:value-type="float">
            <text:p>13278736</text:p>
          </table:table-cell>
          <table:table-cell table:formula="of:=[.F20]*[.F20]" office:value-type="float" office:value="10246401" calcext:value-type="float">
            <text:p>10246401</text:p>
          </table:table-cell>
          <table:table-cell table:formula="of:=[.G20]*[.G20]" office:value-type="float" office:value="8305924" calcext:value-type="float">
            <text:p>8305924</text:p>
          </table:table-cell>
          <table:table-cell table:formula="of:=[.H20]*[.H20]" office:value-type="float" office:value="5583769" calcext:value-type="float">
            <text:p>5583769</text:p>
          </table:table-cell>
          <table:table-cell table:formula="of:=[.I20]*[.I20]" office:value-type="float" office:value="2160900" calcext:value-type="float">
            <text:p>2160900</text:p>
          </table:table-cell>
          <table:table-cell table:formula="of:=[.J20]*[.J20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1]*[.D21]" office:value-type="float" office:value="16345849" calcext:value-type="float">
            <text:p>16345849</text:p>
          </table:table-cell>
          <table:table-cell table:formula="of:=[.E21]*[.E21]" office:value-type="float" office:value="13432225" calcext:value-type="float">
            <text:p>13432225</text:p>
          </table:table-cell>
          <table:table-cell table:formula="of:=[.F21]*[.F21]" office:value-type="float" office:value="10201636" calcext:value-type="float">
            <text:p>10201636</text:p>
          </table:table-cell>
          <table:table-cell table:formula="of:=[.G21]*[.G21]" office:value-type="float" office:value="8317456" calcext:value-type="float">
            <text:p>8317456</text:p>
          </table:table-cell>
          <table:table-cell table:formula="of:=[.H21]*[.H21]" office:value-type="float" office:value="5755201" calcext:value-type="float">
            <text:p>5755201</text:p>
          </table:table-cell>
          <table:table-cell table:formula="of:=[.I21]*[.I21]" office:value-type="float" office:value="2105401" calcext:value-type="float">
            <text:p>2105401</text:p>
          </table:table-cell>
          <table:table-cell table:formula="of:=[.J21]*[.J21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998" calcext:value-type="float">
            <text:p>3998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2]*[.D22]" office:value-type="float" office:value="15984004" calcext:value-type="float">
            <text:p>15984004</text:p>
          </table:table-cell>
          <table:table-cell table:formula="of:=[.E22]*[.E22]" office:value-type="float" office:value="13571856" calcext:value-type="float">
            <text:p>13571856</text:p>
          </table:table-cell>
          <table:table-cell table:formula="of:=[.F22]*[.F22]" office:value-type="float" office:value="10304100" calcext:value-type="float">
            <text:p>10304100</text:p>
          </table:table-cell>
          <table:table-cell table:formula="of:=[.G22]*[.G22]" office:value-type="float" office:value="8369449" calcext:value-type="float">
            <text:p>8369449</text:p>
          </table:table-cell>
          <table:table-cell table:formula="of:=[.H22]*[.H22]" office:value-type="float" office:value="5707321" calcext:value-type="float">
            <text:p>5707321</text:p>
          </table:table-cell>
          <table:table-cell table:formula="of:=[.I22]*[.I22]" office:value-type="float" office:value="2134521" calcext:value-type="float">
            <text:p>2134521</text:p>
          </table:table-cell>
          <table:table-cell table:formula="of:=[.J22]*[.J2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23]*[.D23]" office:value-type="float" office:value="16321600" calcext:value-type="float">
            <text:p>16321600</text:p>
          </table:table-cell>
          <table:table-cell table:formula="of:=[.E23]*[.E23]" office:value-type="float" office:value="13380964" calcext:value-type="float">
            <text:p>13380964</text:p>
          </table:table-cell>
          <table:table-cell table:formula="of:=[.F23]*[.F23]" office:value-type="float" office:value="10201636" calcext:value-type="float">
            <text:p>10201636</text:p>
          </table:table-cell>
          <table:table-cell table:formula="of:=[.G23]*[.G23]" office:value-type="float" office:value="8702500" calcext:value-type="float">
            <text:p>8702500</text:p>
          </table:table-cell>
          <table:table-cell table:formula="of:=[.H23]*[.H23]" office:value-type="float" office:value="5731236" calcext:value-type="float">
            <text:p>5731236</text:p>
          </table:table-cell>
          <table:table-cell table:formula="of:=[.I23]*[.I23]" office:value-type="float" office:value="2155024" calcext:value-type="float">
            <text:p>2155024</text:p>
          </table:table-cell>
          <table:table-cell table:formula="of:=[.J23]*[.J23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057" calcext:value-type="float">
            <text:p>4057</text:p>
          </table:table-cell>
          <table:table-cell office:value-type="float" office:value="3679" calcext:value-type="float">
            <text:p>3679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25" calcext:value-type="float">
            <text:p>142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4]*[.D24]" office:value-type="float" office:value="16459249" calcext:value-type="float">
            <text:p>16459249</text:p>
          </table:table-cell>
          <table:table-cell table:formula="of:=[.E24]*[.E24]" office:value-type="float" office:value="13535041" calcext:value-type="float">
            <text:p>13535041</text:p>
          </table:table-cell>
          <table:table-cell table:formula="of:=[.F24]*[.F24]" office:value-type="float" office:value="10156969" calcext:value-type="float">
            <text:p>10156969</text:p>
          </table:table-cell>
          <table:table-cell table:formula="of:=[.G24]*[.G24]" office:value-type="float" office:value="8386816" calcext:value-type="float">
            <text:p>8386816</text:p>
          </table:table-cell>
          <table:table-cell table:formula="of:=[.H24]*[.H24]" office:value-type="float" office:value="5755201" calcext:value-type="float">
            <text:p>5755201</text:p>
          </table:table-cell>
          <table:table-cell table:formula="of:=[.I24]*[.I24]" office:value-type="float" office:value="2030625" calcext:value-type="float">
            <text:p>2030625</text:p>
          </table:table-cell>
          <table:table-cell table:formula="of:=[.J24]*[.J24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5]*[.D25]" office:value-type="float" office:value="16080100" calcext:value-type="float">
            <text:p>16080100</text:p>
          </table:table-cell>
          <table:table-cell table:formula="of:=[.E25]*[.E25]" office:value-type="float" office:value="13520329" calcext:value-type="float">
            <text:p>13520329</text:p>
          </table:table-cell>
          <table:table-cell table:formula="of:=[.F25]*[.F25]" office:value-type="float" office:value="10316944" calcext:value-type="float">
            <text:p>10316944</text:p>
          </table:table-cell>
          <table:table-cell table:formula="of:=[.G25]*[.G25]" office:value-type="float" office:value="8305924" calcext:value-type="float">
            <text:p>8305924</text:p>
          </table:table-cell>
          <table:table-cell table:formula="of:=[.H25]*[.H25]" office:value-type="float" office:value="5866084" calcext:value-type="float">
            <text:p>5866084</text:p>
          </table:table-cell>
          <table:table-cell table:formula="of:=[.I25]*[.I25]" office:value-type="float" office:value="2079364" calcext:value-type="float">
            <text:p>2079364</text:p>
          </table:table-cell>
          <table:table-cell table:formula="of:=[.J25]*[.J25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6]*[.D26]" office:value-type="float" office:value="16232841" calcext:value-type="float">
            <text:p>16232841</text:p>
          </table:table-cell>
          <table:table-cell table:formula="of:=[.E26]*[.E26]" office:value-type="float" office:value="13366336" calcext:value-type="float">
            <text:p>13366336</text:p>
          </table:table-cell>
          <table:table-cell table:formula="of:=[.F26]*[.F26]" office:value-type="float" office:value="10291264" calcext:value-type="float">
            <text:p>10291264</text:p>
          </table:table-cell>
          <table:table-cell table:formula="of:=[.G26]*[.G26]" office:value-type="float" office:value="8357881" calcext:value-type="float">
            <text:p>8357881</text:p>
          </table:table-cell>
          <table:table-cell table:formula="of:=[.H26]*[.H26]" office:value-type="float" office:value="5788836" calcext:value-type="float">
            <text:p>5788836</text:p>
          </table:table-cell>
          <table:table-cell table:formula="of:=[.I26]*[.I26]" office:value-type="float" office:value="2155024" calcext:value-type="float">
            <text:p>2155024</text:p>
          </table:table-cell>
          <table:table-cell table:formula="of:=[.J26]*[.J2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8" calcext:value-type="float">
            <text:p>3238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4" calcext:value-type="float">
            <text:p>1444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27]*[.D27]" office:value-type="float" office:value="16305444" calcext:value-type="float">
            <text:p>16305444</text:p>
          </table:table-cell>
          <table:table-cell table:formula="of:=[.E27]*[.E27]" office:value-type="float" office:value="13468900" calcext:value-type="float">
            <text:p>13468900</text:p>
          </table:table-cell>
          <table:table-cell table:formula="of:=[.F27]*[.F27]" office:value-type="float" office:value="10484644" calcext:value-type="float">
            <text:p>10484644</text:p>
          </table:table-cell>
          <table:table-cell table:formula="of:=[.G27]*[.G27]" office:value-type="float" office:value="8468100" calcext:value-type="float">
            <text:p>8468100</text:p>
          </table:table-cell>
          <table:table-cell table:formula="of:=[.H27]*[.H27]" office:value-type="float" office:value="5688225" calcext:value-type="float">
            <text:p>5688225</text:p>
          </table:table-cell>
          <table:table-cell table:formula="of:=[.I27]*[.I27]" office:value-type="float" office:value="2085136" calcext:value-type="float">
            <text:p>2085136</text:p>
          </table:table-cell>
          <table:table-cell table:formula="of:=[.J27]*[.J27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28]*[.D28]" office:value-type="float" office:value="16265089" calcext:value-type="float">
            <text:p>16265089</text:p>
          </table:table-cell>
          <table:table-cell table:formula="of:=[.E28]*[.E28]" office:value-type="float" office:value="13483584" calcext:value-type="float">
            <text:p>13483584</text:p>
          </table:table-cell>
          <table:table-cell table:formula="of:=[.F28]*[.F28]" office:value-type="float" office:value="10169721" calcext:value-type="float">
            <text:p>10169721</text:p>
          </table:table-cell>
          <table:table-cell table:formula="of:=[.G28]*[.G28]" office:value-type="float" office:value="8497225" calcext:value-type="float">
            <text:p>8497225</text:p>
          </table:table-cell>
          <table:table-cell table:formula="of:=[.H28]*[.H28]" office:value-type="float" office:value="5740816" calcext:value-type="float">
            <text:p>5740816</text:p>
          </table:table-cell>
          <table:table-cell table:formula="of:=[.I28]*[.I28]" office:value-type="float" office:value="2099601" calcext:value-type="float">
            <text:p>2099601</text:p>
          </table:table-cell>
          <table:table-cell table:formula="of:=[.J28]*[.J2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996" calcext:value-type="float">
            <text:p>3996</text:p>
          </table:table-cell>
          <table:table-cell office:value-type="float" office:value="3644" calcext:value-type="float">
            <text:p>3644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9]*[.D29]" office:value-type="float" office:value="15968016" calcext:value-type="float">
            <text:p>15968016</text:p>
          </table:table-cell>
          <table:table-cell table:formula="of:=[.E29]*[.E29]" office:value-type="float" office:value="13278736" calcext:value-type="float">
            <text:p>13278736</text:p>
          </table:table-cell>
          <table:table-cell table:formula="of:=[.F29]*[.F29]" office:value-type="float" office:value="10137856" calcext:value-type="float">
            <text:p>10137856</text:p>
          </table:table-cell>
          <table:table-cell table:formula="of:=[.G29]*[.G29]" office:value-type="float" office:value="8410000" calcext:value-type="float">
            <text:p>8410000</text:p>
          </table:table-cell>
          <table:table-cell table:formula="of:=[.H29]*[.H29]" office:value-type="float" office:value="5755201" calcext:value-type="float">
            <text:p>5755201</text:p>
          </table:table-cell>
          <table:table-cell table:formula="of:=[.I29]*[.I29]" office:value-type="float" office:value="2196324" calcext:value-type="float">
            <text:p>2196324</text:p>
          </table:table-cell>
          <table:table-cell table:formula="of:=[.J29]*[.J29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861" calcext:value-type="float">
            <text:p>2861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30]*[.D30]" office:value-type="float" office:value="16345849" calcext:value-type="float">
            <text:p>16345849</text:p>
          </table:table-cell>
          <table:table-cell table:formula="of:=[.E30]*[.E30]" office:value-type="float" office:value="13468900" calcext:value-type="float">
            <text:p>13468900</text:p>
          </table:table-cell>
          <table:table-cell table:formula="of:=[.F30]*[.F30]" office:value-type="float" office:value="10214416" calcext:value-type="float">
            <text:p>10214416</text:p>
          </table:table-cell>
          <table:table-cell table:formula="of:=[.G30]*[.G30]" office:value-type="float" office:value="8185321" calcext:value-type="float">
            <text:p>8185321</text:p>
          </table:table-cell>
          <table:table-cell table:formula="of:=[.H30]*[.H30]" office:value-type="float" office:value="5707321" calcext:value-type="float">
            <text:p>5707321</text:p>
          </table:table-cell>
          <table:table-cell table:formula="of:=[.I30]*[.I30]" office:value-type="float" office:value="2140369" calcext:value-type="float">
            <text:p>2140369</text:p>
          </table:table-cell>
          <table:table-cell table:formula="of:=[.J30]*[.J3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1]*[.D31]" office:value-type="float" office:value="16112196" calcext:value-type="float">
            <text:p>16112196</text:p>
          </table:table-cell>
          <table:table-cell table:formula="of:=[.E31]*[.E31]" office:value-type="float" office:value="13432225" calcext:value-type="float">
            <text:p>13432225</text:p>
          </table:table-cell>
          <table:table-cell table:formula="of:=[.F31]*[.F31]" office:value-type="float" office:value="10316944" calcext:value-type="float">
            <text:p>10316944</text:p>
          </table:table-cell>
          <table:table-cell table:formula="of:=[.G31]*[.G31]" office:value-type="float" office:value="8661249" calcext:value-type="float">
            <text:p>8661249</text:p>
          </table:table-cell>
          <table:table-cell table:formula="of:=[.H31]*[.H31]" office:value-type="float" office:value="5841889" calcext:value-type="float">
            <text:p>5841889</text:p>
          </table:table-cell>
          <table:table-cell table:formula="of:=[.I31]*[.I31]" office:value-type="float" office:value="2134521" calcext:value-type="float">
            <text:p>2134521</text:p>
          </table:table-cell>
          <table:table-cell table:formula="of:=[.J31]*[.J31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2]*[.D32]" office:value-type="float" office:value="16305444" calcext:value-type="float">
            <text:p>16305444</text:p>
          </table:table-cell>
          <table:table-cell table:formula="of:=[.E32]*[.E32]" office:value-type="float" office:value="13242321" calcext:value-type="float">
            <text:p>13242321</text:p>
          </table:table-cell>
          <table:table-cell table:formula="of:=[.F32]*[.F32]" office:value-type="float" office:value="10316944" calcext:value-type="float">
            <text:p>10316944</text:p>
          </table:table-cell>
          <table:table-cell table:formula="of:=[.G32]*[.G32]" office:value-type="float" office:value="8520561" calcext:value-type="float">
            <text:p>8520561</text:p>
          </table:table-cell>
          <table:table-cell table:formula="of:=[.H32]*[.H32]" office:value-type="float" office:value="5832225" calcext:value-type="float">
            <text:p>5832225</text:p>
          </table:table-cell>
          <table:table-cell table:formula="of:=[.I32]*[.I32]" office:value-type="float" office:value="2114116" calcext:value-type="float">
            <text:p>2114116</text:p>
          </table:table-cell>
          <table:table-cell table:formula="of:=[.J32]*[.J3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86" calcext:value-type="float">
            <text:p>2886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3]*[.D33]" office:value-type="float" office:value="16265089" calcext:value-type="float">
            <text:p>16265089</text:p>
          </table:table-cell>
          <table:table-cell table:formula="of:=[.E33]*[.E33]" office:value-type="float" office:value="13329801" calcext:value-type="float">
            <text:p>13329801</text:p>
          </table:table-cell>
          <table:table-cell table:formula="of:=[.F33]*[.F33]" office:value-type="float" office:value="10156969" calcext:value-type="float">
            <text:p>10156969</text:p>
          </table:table-cell>
          <table:table-cell table:formula="of:=[.G33]*[.G33]" office:value-type="float" office:value="8328996" calcext:value-type="float">
            <text:p>8328996</text:p>
          </table:table-cell>
          <table:table-cell table:formula="of:=[.H33]*[.H33]" office:value-type="float" office:value="5900041" calcext:value-type="float">
            <text:p>5900041</text:p>
          </table:table-cell>
          <table:table-cell table:formula="of:=[.I33]*[.I33]" office:value-type="float" office:value="2125764" calcext:value-type="float">
            <text:p>2125764</text:p>
          </table:table-cell>
          <table:table-cell table:formula="of:=[.J33]*[.J33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029" calcext:value-type="float">
            <text:p>4029</text:p>
          </table:table-cell>
          <table:table-cell office:value-type="float" office:value="3679" calcext:value-type="float">
            <text:p>3679</text:p>
          </table:table-cell>
          <table:table-cell office:value-type="float" office:value="3182" calcext:value-type="float">
            <text:p>3182</text:p>
          </table:table-cell>
          <table:table-cell office:value-type="float" office:value="2922" calcext:value-type="float">
            <text:p>2922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34]*[.D34]" office:value-type="float" office:value="16232841" calcext:value-type="float">
            <text:p>16232841</text:p>
          </table:table-cell>
          <table:table-cell table:formula="of:=[.E34]*[.E34]" office:value-type="float" office:value="13535041" calcext:value-type="float">
            <text:p>13535041</text:p>
          </table:table-cell>
          <table:table-cell table:formula="of:=[.F34]*[.F34]" office:value-type="float" office:value="10125124" calcext:value-type="float">
            <text:p>10125124</text:p>
          </table:table-cell>
          <table:table-cell table:formula="of:=[.G34]*[.G34]" office:value-type="float" office:value="8538084" calcext:value-type="float">
            <text:p>8538084</text:p>
          </table:table-cell>
          <table:table-cell table:formula="of:=[.H34]*[.H34]" office:value-type="float" office:value="5664400" calcext:value-type="float">
            <text:p>5664400</text:p>
          </table:table-cell>
          <table:table-cell table:formula="of:=[.I34]*[.I34]" office:value-type="float" office:value="2099601" calcext:value-type="float">
            <text:p>2099601</text:p>
          </table:table-cell>
          <table:table-cell table:formula="of:=[.J34]*[.J3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35]*[.D35]" office:value-type="float" office:value="16112196" calcext:value-type="float">
            <text:p>16112196</text:p>
          </table:table-cell>
          <table:table-cell table:formula="of:=[.E35]*[.E35]" office:value-type="float" office:value="13344409" calcext:value-type="float">
            <text:p>13344409</text:p>
          </table:table-cell>
          <table:table-cell table:formula="of:=[.F35]*[.F35]" office:value-type="float" office:value="10182481" calcext:value-type="float">
            <text:p>10182481</text:p>
          </table:table-cell>
          <table:table-cell table:formula="of:=[.G35]*[.G35]" office:value-type="float" office:value="8317456" calcext:value-type="float">
            <text:p>8317456</text:p>
          </table:table-cell>
          <table:table-cell table:formula="of:=[.H35]*[.H35]" office:value-type="float" office:value="5654884" calcext:value-type="float">
            <text:p>5654884</text:p>
          </table:table-cell>
          <table:table-cell table:formula="of:=[.I35]*[.I35]" office:value-type="float" office:value="2090916" calcext:value-type="float">
            <text:p>2090916</text:p>
          </table:table-cell>
          <table:table-cell table:formula="of:=[.J35]*[.J35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24" calcext:value-type="float">
            <text:p>2924</text:p>
          </table:table-cell>
          <table:table-cell office:value-type="float" office:value="2385" calcext:value-type="float">
            <text:p>238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6]*[.D36]" office:value-type="float" office:value="16362025" calcext:value-type="float">
            <text:p>16362025</text:p>
          </table:table-cell>
          <table:table-cell table:formula="of:=[.E36]*[.E36]" office:value-type="float" office:value="13432225" calcext:value-type="float">
            <text:p>13432225</text:p>
          </table:table-cell>
          <table:table-cell table:formula="of:=[.F36]*[.F36]" office:value-type="float" office:value="10291264" calcext:value-type="float">
            <text:p>10291264</text:p>
          </table:table-cell>
          <table:table-cell table:formula="of:=[.G36]*[.G36]" office:value-type="float" office:value="8549776" calcext:value-type="float">
            <text:p>8549776</text:p>
          </table:table-cell>
          <table:table-cell table:formula="of:=[.H36]*[.H36]" office:value-type="float" office:value="5688225" calcext:value-type="float">
            <text:p>5688225</text:p>
          </table:table-cell>
          <table:table-cell table:formula="of:=[.I36]*[.I36]" office:value-type="float" office:value="2059225" calcext:value-type="float">
            <text:p>2059225</text:p>
          </table:table-cell>
          <table:table-cell table:formula="of:=[.J36]*[.J36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036" calcext:value-type="float">
            <text:p>4036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37]*[.D37]" office:value-type="float" office:value="16289296" calcext:value-type="float">
            <text:p>16289296</text:p>
          </table:table-cell>
          <table:table-cell table:formula="of:=[.E37]*[.E37]" office:value-type="float" office:value="13395600" calcext:value-type="float">
            <text:p>13395600</text:p>
          </table:table-cell>
          <table:table-cell table:formula="of:=[.F37]*[.F37]" office:value-type="float" office:value="10426441" calcext:value-type="float">
            <text:p>10426441</text:p>
          </table:table-cell>
          <table:table-cell table:formula="of:=[.G37]*[.G37]" office:value-type="float" office:value="8369449" calcext:value-type="float">
            <text:p>8369449</text:p>
          </table:table-cell>
          <table:table-cell table:formula="of:=[.H37]*[.H37]" office:value-type="float" office:value="5697769" calcext:value-type="float">
            <text:p>5697769</text:p>
          </table:table-cell>
          <table:table-cell table:formula="of:=[.I37]*[.I37]" office:value-type="float" office:value="2160900" calcext:value-type="float">
            <text:p>2160900</text:p>
          </table:table-cell>
          <table:table-cell table:formula="of:=[.J37]*[.J37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07" calcext:value-type="float">
            <text:p>4007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38]*[.D38]" office:value-type="float" office:value="16056049" calcext:value-type="float">
            <text:p>16056049</text:p>
          </table:table-cell>
          <table:table-cell table:formula="of:=[.E38]*[.E38]" office:value-type="float" office:value="13446889" calcext:value-type="float">
            <text:p>13446889</text:p>
          </table:table-cell>
          <table:table-cell table:formula="of:=[.F38]*[.F38]" office:value-type="float" office:value="10361961" calcext:value-type="float">
            <text:p>10361961</text:p>
          </table:table-cell>
          <table:table-cell table:formula="of:=[.G38]*[.G38]" office:value-type="float" office:value="8767521" calcext:value-type="float">
            <text:p>8767521</text:p>
          </table:table-cell>
          <table:table-cell table:formula="of:=[.H38]*[.H38]" office:value-type="float" office:value="5673924" calcext:value-type="float">
            <text:p>5673924</text:p>
          </table:table-cell>
          <table:table-cell table:formula="of:=[.I38]*[.I38]" office:value-type="float" office:value="2202256" calcext:value-type="float">
            <text:p>2202256</text:p>
          </table:table-cell>
          <table:table-cell table:formula="of:=[.J38]*[.J38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9]*[.D39]" office:value-type="float" office:value="16434916" calcext:value-type="float">
            <text:p>16434916</text:p>
          </table:table-cell>
          <table:table-cell table:formula="of:=[.E39]*[.E39]" office:value-type="float" office:value="13446889" calcext:value-type="float">
            <text:p>13446889</text:p>
          </table:table-cell>
          <table:table-cell table:formula="of:=[.F39]*[.F39]" office:value-type="float" office:value="10169721" calcext:value-type="float">
            <text:p>10169721</text:p>
          </table:table-cell>
          <table:table-cell table:formula="of:=[.G39]*[.G39]" office:value-type="float" office:value="8357881" calcext:value-type="float">
            <text:p>8357881</text:p>
          </table:table-cell>
          <table:table-cell table:formula="of:=[.H39]*[.H39]" office:value-type="float" office:value="5597956" calcext:value-type="float">
            <text:p>5597956</text:p>
          </table:table-cell>
          <table:table-cell table:formula="of:=[.I39]*[.I39]" office:value-type="float" office:value="2187441" calcext:value-type="float">
            <text:p>2187441</text:p>
          </table:table-cell>
          <table:table-cell table:formula="of:=[.J39]*[.J3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45" calcext:value-type="float">
            <text:p>4045</text:p>
          </table:table-cell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96" calcext:value-type="float">
            <text:p>2896</text:p>
          </table:table-cell>
          <table:table-cell office:value-type="float" office:value="2342" calcext:value-type="float">
            <text:p>2342</text:p>
          </table:table-cell>
          <table:table-cell office:value-type="float" office:value="1475" calcext:value-type="float">
            <text:p>1475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0]*[.D40]" office:value-type="float" office:value="16362025" calcext:value-type="float">
            <text:p>16362025</text:p>
          </table:table-cell>
          <table:table-cell table:formula="of:=[.E40]*[.E40]" office:value-type="float" office:value="13432225" calcext:value-type="float">
            <text:p>13432225</text:p>
          </table:table-cell>
          <table:table-cell table:formula="of:=[.F40]*[.F40]" office:value-type="float" office:value="10125124" calcext:value-type="float">
            <text:p>10125124</text:p>
          </table:table-cell>
          <table:table-cell table:formula="of:=[.G40]*[.G40]" office:value-type="float" office:value="8386816" calcext:value-type="float">
            <text:p>8386816</text:p>
          </table:table-cell>
          <table:table-cell table:formula="of:=[.H40]*[.H40]" office:value-type="float" office:value="5484964" calcext:value-type="float">
            <text:p>5484964</text:p>
          </table:table-cell>
          <table:table-cell table:formula="of:=[.I40]*[.I40]" office:value-type="float" office:value="2175625" calcext:value-type="float">
            <text:p>2175625</text:p>
          </table:table-cell>
          <table:table-cell table:formula="of:=[.J40]*[.J40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029" calcext:value-type="float">
            <text:p>4029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41]*[.D41]" office:value-type="float" office:value="16232841" calcext:value-type="float">
            <text:p>16232841</text:p>
          </table:table-cell>
          <table:table-cell table:formula="of:=[.E41]*[.E41]" office:value-type="float" office:value="13344409" calcext:value-type="float">
            <text:p>13344409</text:p>
          </table:table-cell>
          <table:table-cell table:formula="of:=[.F41]*[.F41]" office:value-type="float" office:value="10349089" calcext:value-type="float">
            <text:p>10349089</text:p>
          </table:table-cell>
          <table:table-cell table:formula="of:=[.G41]*[.G41]" office:value-type="float" office:value="8305924" calcext:value-type="float">
            <text:p>8305924</text:p>
          </table:table-cell>
          <table:table-cell table:formula="of:=[.H41]*[.H41]" office:value-type="float" office:value="5764801" calcext:value-type="float">
            <text:p>5764801</text:p>
          </table:table-cell>
          <table:table-cell table:formula="of:=[.I41]*[.I41]" office:value-type="float" office:value="2155024" calcext:value-type="float">
            <text:p>2155024</text:p>
          </table:table-cell>
          <table:table-cell table:formula="of:=[.J41]*[.J41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24" calcext:value-type="float">
            <text:p>3224</text:p>
          </table:table-cell>
          <table:table-cell office:value-type="float" office:value="2922" calcext:value-type="float">
            <text:p>2922</text:p>
          </table:table-cell>
          <table:table-cell office:value-type="float" office:value="2373" calcext:value-type="float">
            <text:p>2373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42]*[.D42]" office:value-type="float" office:value="16289296" calcext:value-type="float">
            <text:p>16289296</text:p>
          </table:table-cell>
          <table:table-cell table:formula="of:=[.E42]*[.E42]" office:value-type="float" office:value="13432225" calcext:value-type="float">
            <text:p>13432225</text:p>
          </table:table-cell>
          <table:table-cell table:formula="of:=[.F42]*[.F42]" office:value-type="float" office:value="10394176" calcext:value-type="float">
            <text:p>10394176</text:p>
          </table:table-cell>
          <table:table-cell table:formula="of:=[.G42]*[.G42]" office:value-type="float" office:value="8538084" calcext:value-type="float">
            <text:p>8538084</text:p>
          </table:table-cell>
          <table:table-cell table:formula="of:=[.H42]*[.H42]" office:value-type="float" office:value="5631129" calcext:value-type="float">
            <text:p>5631129</text:p>
          </table:table-cell>
          <table:table-cell table:formula="of:=[.I42]*[.I42]" office:value-type="float" office:value="2119936" calcext:value-type="float">
            <text:p>2119936</text:p>
          </table:table-cell>
          <table:table-cell table:formula="of:=[.J42]*[.J42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91" calcext:value-type="float">
            <text:p>3991</text:p>
          </table:table-cell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43]*[.D43]" office:value-type="float" office:value="15928081" calcext:value-type="float">
            <text:p>15928081</text:p>
          </table:table-cell>
          <table:table-cell table:formula="of:=[.E43]*[.E43]" office:value-type="float" office:value="13535041" calcext:value-type="float">
            <text:p>13535041</text:p>
          </table:table-cell>
          <table:table-cell table:formula="of:=[.F43]*[.F43]" office:value-type="float" office:value="10316944" calcext:value-type="float">
            <text:p>10316944</text:p>
          </table:table-cell>
          <table:table-cell table:formula="of:=[.G43]*[.G43]" office:value-type="float" office:value="8398404" calcext:value-type="float">
            <text:p>8398404</text:p>
          </table:table-cell>
          <table:table-cell table:formula="of:=[.H43]*[.H43]" office:value-type="float" office:value="5688225" calcext:value-type="float">
            <text:p>5688225</text:p>
          </table:table-cell>
          <table:table-cell table:formula="of:=[.I43]*[.I43]" office:value-type="float" office:value="2155024" calcext:value-type="float">
            <text:p>2155024</text:p>
          </table:table-cell>
          <table:table-cell table:formula="of:=[.J43]*[.J43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61" calcext:value-type="float">
            <text:p>4061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86" calcext:value-type="float">
            <text:p>1486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44]*[.D44]" office:value-type="float" office:value="16491721" calcext:value-type="float">
            <text:p>16491721</text:p>
          </table:table-cell>
          <table:table-cell table:formula="of:=[.E44]*[.E44]" office:value-type="float" office:value="13344409" calcext:value-type="float">
            <text:p>13344409</text:p>
          </table:table-cell>
          <table:table-cell table:formula="of:=[.F44]*[.F44]" office:value-type="float" office:value="10137856" calcext:value-type="float">
            <text:p>10137856</text:p>
          </table:table-cell>
          <table:table-cell table:formula="of:=[.G44]*[.G44]" office:value-type="float" office:value="8305924" calcext:value-type="float">
            <text:p>8305924</text:p>
          </table:table-cell>
          <table:table-cell table:formula="of:=[.H44]*[.H44]" office:value-type="float" office:value="5664400" calcext:value-type="float">
            <text:p>5664400</text:p>
          </table:table-cell>
          <table:table-cell table:formula="of:=[.I44]*[.I44]" office:value-type="float" office:value="2208196" calcext:value-type="float">
            <text:p>2208196</text:p>
          </table:table-cell>
          <table:table-cell table:formula="of:=[.J44]*[.J4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029" calcext:value-type="float">
            <text:p>4029</text:p>
          </table:table-cell>
          <table:table-cell office:value-type="float" office:value="3684" calcext:value-type="float">
            <text:p>3684</text:p>
          </table:table-cell>
          <table:table-cell office:value-type="float" office:value="3180" calcext:value-type="float">
            <text:p>3180</text:p>
          </table:table-cell>
          <table:table-cell office:value-type="float" office:value="2898" calcext:value-type="float">
            <text:p>2898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45]*[.D45]" office:value-type="float" office:value="16232841" calcext:value-type="float">
            <text:p>16232841</text:p>
          </table:table-cell>
          <table:table-cell table:formula="of:=[.E45]*[.E45]" office:value-type="float" office:value="13571856" calcext:value-type="float">
            <text:p>13571856</text:p>
          </table:table-cell>
          <table:table-cell table:formula="of:=[.F45]*[.F45]" office:value-type="float" office:value="10112400" calcext:value-type="float">
            <text:p>10112400</text:p>
          </table:table-cell>
          <table:table-cell table:formula="of:=[.G45]*[.G45]" office:value-type="float" office:value="8398404" calcext:value-type="float">
            <text:p>8398404</text:p>
          </table:table-cell>
          <table:table-cell table:formula="of:=[.H45]*[.H45]" office:value-type="float" office:value="5688225" calcext:value-type="float">
            <text:p>5688225</text:p>
          </table:table-cell>
          <table:table-cell table:formula="of:=[.I45]*[.I45]" office:value-type="float" office:value="2202256" calcext:value-type="float">
            <text:p>2202256</text:p>
          </table:table-cell>
          <table:table-cell table:formula="of:=[.J45]*[.J4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031" calcext:value-type="float">
            <text:p>4031</text:p>
          </table:table-cell>
          <table:table-cell office:value-type="float" office:value="3693" calcext:value-type="float">
            <text:p>3693</text:p>
          </table:table-cell>
          <table:table-cell office:value-type="float" office:value="3184" calcext:value-type="float">
            <text:p>3184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46]*[.D46]" office:value-type="float" office:value="16248961" calcext:value-type="float">
            <text:p>16248961</text:p>
          </table:table-cell>
          <table:table-cell table:formula="of:=[.E46]*[.E46]" office:value-type="float" office:value="13638249" calcext:value-type="float">
            <text:p>13638249</text:p>
          </table:table-cell>
          <table:table-cell table:formula="of:=[.F46]*[.F46]" office:value-type="float" office:value="10137856" calcext:value-type="float">
            <text:p>10137856</text:p>
          </table:table-cell>
          <table:table-cell table:formula="of:=[.G46]*[.G46]" office:value-type="float" office:value="8702500" calcext:value-type="float">
            <text:p>8702500</text:p>
          </table:table-cell>
          <table:table-cell table:formula="of:=[.H46]*[.H46]" office:value-type="float" office:value="5774409" calcext:value-type="float">
            <text:p>5774409</text:p>
          </table:table-cell>
          <table:table-cell table:formula="of:=[.I46]*[.I46]" office:value-type="float" office:value="2166784" calcext:value-type="float">
            <text:p>2166784</text:p>
          </table:table-cell>
          <table:table-cell table:formula="of:=[.J46]*[.J46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047" calcext:value-type="float">
            <text:p>4047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401" calcext:value-type="float">
            <text:p>2401</text:p>
          </table:table-cell>
          <table:table-cell office:value-type="float" office:value="1491" calcext:value-type="float">
            <text:p>1491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47]*[.D47]" office:value-type="float" office:value="16378209" calcext:value-type="float">
            <text:p>16378209</text:p>
          </table:table-cell>
          <table:table-cell table:formula="of:=[.E47]*[.E47]" office:value-type="float" office:value="13242321" calcext:value-type="float">
            <text:p>13242321</text:p>
          </table:table-cell>
          <table:table-cell table:formula="of:=[.F47]*[.F47]" office:value-type="float" office:value="10439361" calcext:value-type="float">
            <text:p>10439361</text:p>
          </table:table-cell>
          <table:table-cell table:formula="of:=[.G47]*[.G47]" office:value-type="float" office:value="8305924" calcext:value-type="float">
            <text:p>8305924</text:p>
          </table:table-cell>
          <table:table-cell table:formula="of:=[.H47]*[.H47]" office:value-type="float" office:value="5764801" calcext:value-type="float">
            <text:p>5764801</text:p>
          </table:table-cell>
          <table:table-cell table:formula="of:=[.I47]*[.I47]" office:value-type="float" office:value="2223081" calcext:value-type="float">
            <text:p>2223081</text:p>
          </table:table-cell>
          <table:table-cell table:formula="of:=[.J47]*[.J47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48]*[.D48]" office:value-type="float" office:value="16265089" calcext:value-type="float">
            <text:p>16265089</text:p>
          </table:table-cell>
          <table:table-cell table:formula="of:=[.E48]*[.E48]" office:value-type="float" office:value="13432225" calcext:value-type="float">
            <text:p>13432225</text:p>
          </table:table-cell>
          <table:table-cell table:formula="of:=[.F48]*[.F48]" office:value-type="float" office:value="10169721" calcext:value-type="float">
            <text:p>10169721</text:p>
          </table:table-cell>
          <table:table-cell table:formula="of:=[.G48]*[.G48]" office:value-type="float" office:value="8346321" calcext:value-type="float">
            <text:p>8346321</text:p>
          </table:table-cell>
          <table:table-cell table:formula="of:=[.H48]*[.H48]" office:value-type="float" office:value="5731236" calcext:value-type="float">
            <text:p>5731236</text:p>
          </table:table-cell>
          <table:table-cell table:formula="of:=[.I48]*[.I48]" office:value-type="float" office:value="2181529" calcext:value-type="float">
            <text:p>2181529</text:p>
          </table:table-cell>
          <table:table-cell table:formula="of:=[.J48]*[.J48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84" calcext:value-type="float">
            <text:p>398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49]*[.D49]" office:value-type="float" office:value="15872256" calcext:value-type="float">
            <text:p>15872256</text:p>
          </table:table-cell>
          <table:table-cell table:formula="of:=[.E49]*[.E49]" office:value-type="float" office:value="13549761" calcext:value-type="float">
            <text:p>13549761</text:p>
          </table:table-cell>
          <table:table-cell table:formula="of:=[.F49]*[.F49]" office:value-type="float" office:value="10227204" calcext:value-type="float">
            <text:p>10227204</text:p>
          </table:table-cell>
          <table:table-cell table:formula="of:=[.G49]*[.G49]" office:value-type="float" office:value="8398404" calcext:value-type="float">
            <text:p>8398404</text:p>
          </table:table-cell>
          <table:table-cell table:formula="of:=[.H49]*[.H49]" office:value-type="float" office:value="5664400" calcext:value-type="float">
            <text:p>5664400</text:p>
          </table:table-cell>
          <table:table-cell table:formula="of:=[.I49]*[.I49]" office:value-type="float" office:value="2114116" calcext:value-type="float">
            <text:p>2114116</text:p>
          </table:table-cell>
          <table:table-cell table:formula="of:=[.J49]*[.J49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066" calcext:value-type="float">
            <text:p>4066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64" calcext:value-type="float">
            <text:p>296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50]*[.D50]" office:value-type="float" office:value="16532356" calcext:value-type="float">
            <text:p>16532356</text:p>
          </table:table-cell>
          <table:table-cell table:formula="of:=[.E50]*[.E50]" office:value-type="float" office:value="13446889" calcext:value-type="float">
            <text:p>13446889</text:p>
          </table:table-cell>
          <table:table-cell table:formula="of:=[.F50]*[.F50]" office:value-type="float" office:value="10304100" calcext:value-type="float">
            <text:p>10304100</text:p>
          </table:table-cell>
          <table:table-cell table:formula="of:=[.G50]*[.G50]" office:value-type="float" office:value="8785296" calcext:value-type="float">
            <text:p>8785296</text:p>
          </table:table-cell>
          <table:table-cell table:formula="of:=[.H50]*[.H50]" office:value-type="float" office:value="5740816" calcext:value-type="float">
            <text:p>5740816</text:p>
          </table:table-cell>
          <table:table-cell table:formula="of:=[.I50]*[.I50]" office:value-type="float" office:value="2119936" calcext:value-type="float">
            <text:p>2119936</text:p>
          </table:table-cell>
          <table:table-cell table:formula="of:=[.J50]*[.J50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003" calcext:value-type="float">
            <text:p>4003</text:p>
          </table:table-cell>
          <table:table-cell office:value-type="float" office:value="3667" calcext:value-type="float">
            <text:p>3667</text:p>
          </table:table-cell>
          <table:table-cell office:value-type="float" office:value="3189" calcext:value-type="float">
            <text:p>318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82" calcext:value-type="float">
            <text:p>148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51]*[.D51]" office:value-type="float" office:value="16024009" calcext:value-type="float">
            <text:p>16024009</text:p>
          </table:table-cell>
          <table:table-cell table:formula="of:=[.E51]*[.E51]" office:value-type="float" office:value="13446889" calcext:value-type="float">
            <text:p>13446889</text:p>
          </table:table-cell>
          <table:table-cell table:formula="of:=[.F51]*[.F51]" office:value-type="float" office:value="10169721" calcext:value-type="float">
            <text:p>10169721</text:p>
          </table:table-cell>
          <table:table-cell table:formula="of:=[.G51]*[.G51]" office:value-type="float" office:value="8456464" calcext:value-type="float">
            <text:p>8456464</text:p>
          </table:table-cell>
          <table:table-cell table:formula="of:=[.H51]*[.H51]" office:value-type="float" office:value="5721664" calcext:value-type="float">
            <text:p>5721664</text:p>
          </table:table-cell>
          <table:table-cell table:formula="of:=[.I51]*[.I51]" office:value-type="float" office:value="2196324" calcext:value-type="float">
            <text:p>2196324</text:p>
          </table:table-cell>
          <table:table-cell table:formula="of:=[.J51]*[.J51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043" calcext:value-type="float">
            <text:p>4043</text:p>
          </table:table-cell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2]*[.D52]" office:value-type="float" office:value="16345849" calcext:value-type="float">
            <text:p>16345849</text:p>
          </table:table-cell>
          <table:table-cell table:formula="of:=[.E52]*[.E52]" office:value-type="float" office:value="13264164" calcext:value-type="float">
            <text:p>13264164</text:p>
          </table:table-cell>
          <table:table-cell table:formula="of:=[.F52]*[.F52]" office:value-type="float" office:value="10182481" calcext:value-type="float">
            <text:p>10182481</text:p>
          </table:table-cell>
          <table:table-cell table:formula="of:=[.G52]*[.G52]" office:value-type="float" office:value="8620096" calcext:value-type="float">
            <text:p>8620096</text:p>
          </table:table-cell>
          <table:table-cell table:formula="of:=[.H52]*[.H52]" office:value-type="float" office:value="5740816" calcext:value-type="float">
            <text:p>5740816</text:p>
          </table:table-cell>
          <table:table-cell table:formula="of:=[.I52]*[.I52]" office:value-type="float" office:value="2223081" calcext:value-type="float">
            <text:p>2223081</text:p>
          </table:table-cell>
          <table:table-cell table:formula="of:=[.J52]*[.J5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057" calcext:value-type="float">
            <text:p>4057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3]*[.D53]" office:value-type="float" office:value="16459249" calcext:value-type="float">
            <text:p>16459249</text:p>
          </table:table-cell>
          <table:table-cell table:formula="of:=[.E53]*[.E53]" office:value-type="float" office:value="13329801" calcext:value-type="float">
            <text:p>13329801</text:p>
          </table:table-cell>
          <table:table-cell table:formula="of:=[.F53]*[.F53]" office:value-type="float" office:value="10227204" calcext:value-type="float">
            <text:p>10227204</text:p>
          </table:table-cell>
          <table:table-cell table:formula="of:=[.G53]*[.G53]" office:value-type="float" office:value="8328996" calcext:value-type="float">
            <text:p>8328996</text:p>
          </table:table-cell>
          <table:table-cell table:formula="of:=[.H53]*[.H53]" office:value-type="float" office:value="5721664" calcext:value-type="float">
            <text:p>5721664</text:p>
          </table:table-cell>
          <table:table-cell table:formula="of:=[.I53]*[.I53]" office:value-type="float" office:value="2155024" calcext:value-type="float">
            <text:p>2155024</text:p>
          </table:table-cell>
          <table:table-cell table:formula="of:=[.J53]*[.J53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017" calcext:value-type="float">
            <text:p>4017</text:p>
          </table:table-cell>
          <table:table-cell office:value-type="float" office:value="3660" calcext:value-type="float">
            <text:p>3660</text:p>
          </table:table-cell>
          <table:table-cell office:value-type="float" office:value="3196" calcext:value-type="float">
            <text:p>3196</text:p>
          </table:table-cell>
          <table:table-cell office:value-type="float" office:value="2922" calcext:value-type="float">
            <text:p>2922</text:p>
          </table:table-cell>
          <table:table-cell office:value-type="float" office:value="2387" calcext:value-type="float">
            <text:p>2387</text:p>
          </table:table-cell>
          <table:table-cell office:value-type="float" office:value="1500" calcext:value-type="float">
            <text:p>150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4]*[.D54]" office:value-type="float" office:value="16136289" calcext:value-type="float">
            <text:p>16136289</text:p>
          </table:table-cell>
          <table:table-cell table:formula="of:=[.E54]*[.E54]" office:value-type="float" office:value="13395600" calcext:value-type="float">
            <text:p>13395600</text:p>
          </table:table-cell>
          <table:table-cell table:formula="of:=[.F54]*[.F54]" office:value-type="float" office:value="10214416" calcext:value-type="float">
            <text:p>10214416</text:p>
          </table:table-cell>
          <table:table-cell table:formula="of:=[.G54]*[.G54]" office:value-type="float" office:value="8538084" calcext:value-type="float">
            <text:p>8538084</text:p>
          </table:table-cell>
          <table:table-cell table:formula="of:=[.H54]*[.H54]" office:value-type="float" office:value="5697769" calcext:value-type="float">
            <text:p>5697769</text:p>
          </table:table-cell>
          <table:table-cell table:formula="of:=[.I54]*[.I54]" office:value-type="float" office:value="2250000" calcext:value-type="float">
            <text:p>2250000</text:p>
          </table:table-cell>
          <table:table-cell table:formula="of:=[.J54]*[.J5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5]*[.D55]" office:value-type="float" office:value="16289296" calcext:value-type="float">
            <text:p>16289296</text:p>
          </table:table-cell>
          <table:table-cell table:formula="of:=[.E55]*[.E55]" office:value-type="float" office:value="13417569" calcext:value-type="float">
            <text:p>13417569</text:p>
          </table:table-cell>
          <table:table-cell table:formula="of:=[.F55]*[.F55]" office:value-type="float" office:value="10291264" calcext:value-type="float">
            <text:p>10291264</text:p>
          </table:table-cell>
          <table:table-cell table:formula="of:=[.G55]*[.G55]" office:value-type="float" office:value="8468100" calcext:value-type="float">
            <text:p>8468100</text:p>
          </table:table-cell>
          <table:table-cell table:formula="of:=[.H55]*[.H55]" office:value-type="float" office:value="5875776" calcext:value-type="float">
            <text:p>5875776</text:p>
          </table:table-cell>
          <table:table-cell table:formula="of:=[.I55]*[.I55]" office:value-type="float" office:value="2160900" calcext:value-type="float">
            <text:p>2160900</text:p>
          </table:table-cell>
          <table:table-cell table:formula="of:=[.J55]*[.J5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893" calcext:value-type="float">
            <text:p>2893</text:p>
          </table:table-cell>
          <table:table-cell office:value-type="float" office:value="2406" calcext:value-type="float">
            <text:p>2406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56]*[.D56]" office:value-type="float" office:value="16248961" calcext:value-type="float">
            <text:p>16248961</text:p>
          </table:table-cell>
          <table:table-cell table:formula="of:=[.E56]*[.E56]" office:value-type="float" office:value="13483584" calcext:value-type="float">
            <text:p>13483584</text:p>
          </table:table-cell>
          <table:table-cell table:formula="of:=[.F56]*[.F56]" office:value-type="float" office:value="10259209" calcext:value-type="float">
            <text:p>10259209</text:p>
          </table:table-cell>
          <table:table-cell table:formula="of:=[.G56]*[.G56]" office:value-type="float" office:value="8369449" calcext:value-type="float">
            <text:p>8369449</text:p>
          </table:table-cell>
          <table:table-cell table:formula="of:=[.H56]*[.H56]" office:value-type="float" office:value="5788836" calcext:value-type="float">
            <text:p>5788836</text:p>
          </table:table-cell>
          <table:table-cell table:formula="of:=[.I56]*[.I56]" office:value-type="float" office:value="2064969" calcext:value-type="float">
            <text:p>2064969</text:p>
          </table:table-cell>
          <table:table-cell table:formula="of:=[.J56]*[.J56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014" calcext:value-type="float">
            <text:p>4014</text:p>
          </table:table-cell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7]*[.D57]" office:value-type="float" office:value="16112196" calcext:value-type="float">
            <text:p>16112196</text:p>
          </table:table-cell>
          <table:table-cell table:formula="of:=[.E57]*[.E57]" office:value-type="float" office:value="13638249" calcext:value-type="float">
            <text:p>13638249</text:p>
          </table:table-cell>
          <table:table-cell table:formula="of:=[.F57]*[.F57]" office:value-type="float" office:value="10272025" calcext:value-type="float">
            <text:p>10272025</text:p>
          </table:table-cell>
          <table:table-cell table:formula="of:=[.G57]*[.G57]" office:value-type="float" office:value="8702500" calcext:value-type="float">
            <text:p>8702500</text:p>
          </table:table-cell>
          <table:table-cell table:formula="of:=[.H57]*[.H57]" office:value-type="float" office:value="5688225" calcext:value-type="float">
            <text:p>5688225</text:p>
          </table:table-cell>
          <table:table-cell table:formula="of:=[.I57]*[.I57]" office:value-type="float" office:value="2134521" calcext:value-type="float">
            <text:p>2134521</text:p>
          </table:table-cell>
          <table:table-cell table:formula="of:=[.J57]*[.J5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2" calcext:value-type="float">
            <text:p>2392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58]*[.D58]" office:value-type="float" office:value="16040025" calcext:value-type="float">
            <text:p>16040025</text:p>
          </table:table-cell>
          <table:table-cell table:formula="of:=[.E58]*[.E58]" office:value-type="float" office:value="13293316" calcext:value-type="float">
            <text:p>13293316</text:p>
          </table:table-cell>
          <table:table-cell table:formula="of:=[.F58]*[.F58]" office:value-type="float" office:value="10169721" calcext:value-type="float">
            <text:p>10169721</text:p>
          </table:table-cell>
          <table:table-cell table:formula="of:=[.G58]*[.G58]" office:value-type="float" office:value="8538084" calcext:value-type="float">
            <text:p>8538084</text:p>
          </table:table-cell>
          <table:table-cell table:formula="of:=[.H58]*[.H58]" office:value-type="float" office:value="5721664" calcext:value-type="float">
            <text:p>5721664</text:p>
          </table:table-cell>
          <table:table-cell table:formula="of:=[.I58]*[.I58]" office:value-type="float" office:value="2202256" calcext:value-type="float">
            <text:p>2202256</text:p>
          </table:table-cell>
          <table:table-cell table:formula="of:=[.J58]*[.J5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35" calcext:value-type="float">
            <text:p>2335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9]*[.D59]" office:value-type="float" office:value="16192576" calcext:value-type="float">
            <text:p>16192576</text:p>
          </table:table-cell>
          <table:table-cell table:formula="of:=[.E59]*[.E59]" office:value-type="float" office:value="13315201" calcext:value-type="float">
            <text:p>13315201</text:p>
          </table:table-cell>
          <table:table-cell table:formula="of:=[.F59]*[.F59]" office:value-type="float" office:value="10291264" calcext:value-type="float">
            <text:p>10291264</text:p>
          </table:table-cell>
          <table:table-cell table:formula="of:=[.G59]*[.G59]" office:value-type="float" office:value="8797156" calcext:value-type="float">
            <text:p>8797156</text:p>
          </table:table-cell>
          <table:table-cell table:formula="of:=[.H59]*[.H59]" office:value-type="float" office:value="5452225" calcext:value-type="float">
            <text:p>5452225</text:p>
          </table:table-cell>
          <table:table-cell table:formula="of:=[.I59]*[.I59]" office:value-type="float" office:value="2208196" calcext:value-type="float">
            <text:p>2208196</text:p>
          </table:table-cell>
          <table:table-cell table:formula="of:=[.J59]*[.J59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986" calcext:value-type="float">
            <text:p>3986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00" calcext:value-type="float">
            <text:p>2900</text:p>
          </table:table-cell>
          <table:table-cell office:value-type="float" office:value="2441" calcext:value-type="float">
            <text:p>2441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60]*[.D60]" office:value-type="float" office:value="15888196" calcext:value-type="float">
            <text:p>15888196</text:p>
          </table:table-cell>
          <table:table-cell table:formula="of:=[.E60]*[.E60]" office:value-type="float" office:value="13293316" calcext:value-type="float">
            <text:p>13293316</text:p>
          </table:table-cell>
          <table:table-cell table:formula="of:=[.F60]*[.F60]" office:value-type="float" office:value="10214416" calcext:value-type="float">
            <text:p>10214416</text:p>
          </table:table-cell>
          <table:table-cell table:formula="of:=[.G60]*[.G60]" office:value-type="float" office:value="8410000" calcext:value-type="float">
            <text:p>8410000</text:p>
          </table:table-cell>
          <table:table-cell table:formula="of:=[.H60]*[.H60]" office:value-type="float" office:value="5958481" calcext:value-type="float">
            <text:p>5958481</text:p>
          </table:table-cell>
          <table:table-cell table:formula="of:=[.I60]*[.I60]" office:value-type="float" office:value="2181529" calcext:value-type="float">
            <text:p>2181529</text:p>
          </table:table-cell>
          <table:table-cell table:formula="of:=[.J60]*[.J6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24" calcext:value-type="float">
            <text:p>4024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70" calcext:value-type="float">
            <text:p>1470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61]*[.D61]" office:value-type="float" office:value="16192576" calcext:value-type="float">
            <text:p>16192576</text:p>
          </table:table-cell>
          <table:table-cell table:formula="of:=[.E61]*[.E61]" office:value-type="float" office:value="13264164" calcext:value-type="float">
            <text:p>13264164</text:p>
          </table:table-cell>
          <table:table-cell table:formula="of:=[.F61]*[.F61]" office:value-type="float" office:value="10227204" calcext:value-type="float">
            <text:p>10227204</text:p>
          </table:table-cell>
          <table:table-cell table:formula="of:=[.G61]*[.G61]" office:value-type="float" office:value="8317456" calcext:value-type="float">
            <text:p>8317456</text:p>
          </table:table-cell>
          <table:table-cell table:formula="of:=[.H61]*[.H61]" office:value-type="float" office:value="5707321" calcext:value-type="float">
            <text:p>5707321</text:p>
          </table:table-cell>
          <table:table-cell table:formula="of:=[.I61]*[.I61]" office:value-type="float" office:value="2160900" calcext:value-type="float">
            <text:p>2160900</text:p>
          </table:table-cell>
          <table:table-cell table:formula="of:=[.J61]*[.J61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189" calcext:value-type="float">
            <text:p>3189</text:p>
          </table:table-cell>
          <table:table-cell office:value-type="float" office:value="2968" calcext:value-type="float">
            <text:p>2968</text:p>
          </table:table-cell>
          <table:table-cell office:value-type="float" office:value="2413" calcext:value-type="float">
            <text:p>2413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62]*[.D62]" office:value-type="float" office:value="16321600" calcext:value-type="float">
            <text:p>16321600</text:p>
          </table:table-cell>
          <table:table-cell table:formula="of:=[.E62]*[.E62]" office:value-type="float" office:value="13432225" calcext:value-type="float">
            <text:p>13432225</text:p>
          </table:table-cell>
          <table:table-cell table:formula="of:=[.F62]*[.F62]" office:value-type="float" office:value="10169721" calcext:value-type="float">
            <text:p>10169721</text:p>
          </table:table-cell>
          <table:table-cell table:formula="of:=[.G62]*[.G62]" office:value-type="float" office:value="8809024" calcext:value-type="float">
            <text:p>8809024</text:p>
          </table:table-cell>
          <table:table-cell table:formula="of:=[.H62]*[.H62]" office:value-type="float" office:value="5822569" calcext:value-type="float">
            <text:p>5822569</text:p>
          </table:table-cell>
          <table:table-cell table:formula="of:=[.I62]*[.I62]" office:value-type="float" office:value="2155024" calcext:value-type="float">
            <text:p>2155024</text:p>
          </table:table-cell>
          <table:table-cell table:formula="of:=[.J62]*[.J6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012" calcext:value-type="float">
            <text:p>4012</text:p>
          </table:table-cell>
          <table:table-cell office:value-type="float" office:value="3635" calcext:value-type="float">
            <text:p>3635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66" calcext:value-type="float">
            <text:p>2366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3]*[.D63]" office:value-type="float" office:value="16096144" calcext:value-type="float">
            <text:p>16096144</text:p>
          </table:table-cell>
          <table:table-cell table:formula="of:=[.E63]*[.E63]" office:value-type="float" office:value="13213225" calcext:value-type="float">
            <text:p>13213225</text:p>
          </table:table-cell>
          <table:table-cell table:formula="of:=[.F63]*[.F63]" office:value-type="float" office:value="10361961" calcext:value-type="float">
            <text:p>10361961</text:p>
          </table:table-cell>
          <table:table-cell table:formula="of:=[.G63]*[.G63]" office:value-type="float" office:value="8439025" calcext:value-type="float">
            <text:p>8439025</text:p>
          </table:table-cell>
          <table:table-cell table:formula="of:=[.H63]*[.H63]" office:value-type="float" office:value="5597956" calcext:value-type="float">
            <text:p>5597956</text:p>
          </table:table-cell>
          <table:table-cell table:formula="of:=[.I63]*[.I63]" office:value-type="float" office:value="2079364" calcext:value-type="float">
            <text:p>2079364</text:p>
          </table:table-cell>
          <table:table-cell table:formula="of:=[.J63]*[.J6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003" calcext:value-type="float">
            <text:p>4003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82" calcext:value-type="float">
            <text:p>2882</text:p>
          </table:table-cell>
          <table:table-cell office:value-type="float" office:value="2399" calcext:value-type="float">
            <text:p>2399</text:p>
          </table:table-cell>
          <table:table-cell office:value-type="float" office:value="1456" calcext:value-type="float">
            <text:p>1456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4]*[.D64]" office:value-type="float" office:value="16024009" calcext:value-type="float">
            <text:p>16024009</text:p>
          </table:table-cell>
          <table:table-cell table:formula="of:=[.E64]*[.E64]" office:value-type="float" office:value="13432225" calcext:value-type="float">
            <text:p>13432225</text:p>
          </table:table-cell>
          <table:table-cell table:formula="of:=[.F64]*[.F64]" office:value-type="float" office:value="10316944" calcext:value-type="float">
            <text:p>10316944</text:p>
          </table:table-cell>
          <table:table-cell table:formula="of:=[.G64]*[.G64]" office:value-type="float" office:value="8305924" calcext:value-type="float">
            <text:p>8305924</text:p>
          </table:table-cell>
          <table:table-cell table:formula="of:=[.H64]*[.H64]" office:value-type="float" office:value="5755201" calcext:value-type="float">
            <text:p>5755201</text:p>
          </table:table-cell>
          <table:table-cell table:formula="of:=[.I64]*[.I64]" office:value-type="float" office:value="2119936" calcext:value-type="float">
            <text:p>2119936</text:p>
          </table:table-cell>
          <table:table-cell table:formula="of:=[.J64]*[.J6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033" calcext:value-type="float">
            <text:p>4033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44" calcext:value-type="float">
            <text:p>1444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65]*[.D65]" office:value-type="float" office:value="16265089" calcext:value-type="float">
            <text:p>16265089</text:p>
          </table:table-cell>
          <table:table-cell table:formula="of:=[.E65]*[.E65]" office:value-type="float" office:value="13446889" calcext:value-type="float">
            <text:p>13446889</text:p>
          </table:table-cell>
          <table:table-cell table:formula="of:=[.F65]*[.F65]" office:value-type="float" office:value="10361961" calcext:value-type="float">
            <text:p>10361961</text:p>
          </table:table-cell>
          <table:table-cell table:formula="of:=[.G65]*[.G65]" office:value-type="float" office:value="8328996" calcext:value-type="float">
            <text:p>8328996</text:p>
          </table:table-cell>
          <table:table-cell table:formula="of:=[.H65]*[.H65]" office:value-type="float" office:value="5788836" calcext:value-type="float">
            <text:p>5788836</text:p>
          </table:table-cell>
          <table:table-cell table:formula="of:=[.I65]*[.I65]" office:value-type="float" office:value="2085136" calcext:value-type="float">
            <text:p>2085136</text:p>
          </table:table-cell>
          <table:table-cell table:formula="of:=[.J65]*[.J65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003" calcext:value-type="float">
            <text:p>4003</text:p>
          </table:table-cell>
          <table:table-cell office:value-type="float" office:value="3620" calcext:value-type="float">
            <text:p>3620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6]*[.D66]" office:value-type="float" office:value="16024009" calcext:value-type="float">
            <text:p>16024009</text:p>
          </table:table-cell>
          <table:table-cell table:formula="of:=[.E66]*[.E66]" office:value-type="float" office:value="13104400" calcext:value-type="float">
            <text:p>13104400</text:p>
          </table:table-cell>
          <table:table-cell table:formula="of:=[.F66]*[.F66]" office:value-type="float" office:value="10227204" calcext:value-type="float">
            <text:p>10227204</text:p>
          </table:table-cell>
          <table:table-cell table:formula="of:=[.G66]*[.G66]" office:value-type="float" office:value="8346321" calcext:value-type="float">
            <text:p>8346321</text:p>
          </table:table-cell>
          <table:table-cell table:formula="of:=[.H66]*[.H66]" office:value-type="float" office:value="5841889" calcext:value-type="float">
            <text:p>5841889</text:p>
          </table:table-cell>
          <table:table-cell table:formula="of:=[.I66]*[.I66]" office:value-type="float" office:value="2146225" calcext:value-type="float">
            <text:p>2146225</text:p>
          </table:table-cell>
          <table:table-cell table:formula="of:=[.J66]*[.J66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44" calcext:value-type="float">
            <text:p>1444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7]*[.D67]" office:value-type="float" office:value="16136289" calcext:value-type="float">
            <text:p>16136289</text:p>
          </table:table-cell>
          <table:table-cell table:formula="of:=[.E67]*[.E67]" office:value-type="float" office:value="13498276" calcext:value-type="float">
            <text:p>13498276</text:p>
          </table:table-cell>
          <table:table-cell table:formula="of:=[.F67]*[.F67]" office:value-type="float" office:value="10316944" calcext:value-type="float">
            <text:p>10316944</text:p>
          </table:table-cell>
          <table:table-cell table:formula="of:=[.G67]*[.G67]" office:value-type="float" office:value="8357881" calcext:value-type="float">
            <text:p>8357881</text:p>
          </table:table-cell>
          <table:table-cell table:formula="of:=[.H67]*[.H67]" office:value-type="float" office:value="5731236" calcext:value-type="float">
            <text:p>5731236</text:p>
          </table:table-cell>
          <table:table-cell table:formula="of:=[.I67]*[.I67]" office:value-type="float" office:value="2085136" calcext:value-type="float">
            <text:p>2085136</text:p>
          </table:table-cell>
          <table:table-cell table:formula="of:=[.J67]*[.J6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040" calcext:value-type="float">
            <text:p>404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84" calcext:value-type="float">
            <text:p>1484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8]*[.D68]" office:value-type="float" office:value="16321600" calcext:value-type="float">
            <text:p>16321600</text:p>
          </table:table-cell>
          <table:table-cell table:formula="of:=[.E68]*[.E68]" office:value-type="float" office:value="13417569" calcext:value-type="float">
            <text:p>13417569</text:p>
          </table:table-cell>
          <table:table-cell table:formula="of:=[.F68]*[.F68]" office:value-type="float" office:value="10336225" calcext:value-type="float">
            <text:p>10336225</text:p>
          </table:table-cell>
          <table:table-cell table:formula="of:=[.G68]*[.G68]" office:value-type="float" office:value="8357881" calcext:value-type="float">
            <text:p>8357881</text:p>
          </table:table-cell>
          <table:table-cell table:formula="of:=[.H68]*[.H68]" office:value-type="float" office:value="5664400" calcext:value-type="float">
            <text:p>5664400</text:p>
          </table:table-cell>
          <table:table-cell table:formula="of:=[.I68]*[.I68]" office:value-type="float" office:value="2202256" calcext:value-type="float">
            <text:p>2202256</text:p>
          </table:table-cell>
          <table:table-cell table:formula="of:=[.J68]*[.J68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029" calcext:value-type="float">
            <text:p>4029</text:p>
          </table:table-cell>
          <table:table-cell office:value-type="float" office:value="3681" calcext:value-type="float">
            <text:p>3681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91" calcext:value-type="float">
            <text:p>1491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69]*[.D69]" office:value-type="float" office:value="16232841" calcext:value-type="float">
            <text:p>16232841</text:p>
          </table:table-cell>
          <table:table-cell table:formula="of:=[.E69]*[.E69]" office:value-type="float" office:value="13549761" calcext:value-type="float">
            <text:p>13549761</text:p>
          </table:table-cell>
          <table:table-cell table:formula="of:=[.F69]*[.F69]" office:value-type="float" office:value="10407076" calcext:value-type="float">
            <text:p>10407076</text:p>
          </table:table-cell>
          <table:table-cell table:formula="of:=[.G69]*[.G69]" office:value-type="float" office:value="8346321" calcext:value-type="float">
            <text:p>8346321</text:p>
          </table:table-cell>
          <table:table-cell table:formula="of:=[.H69]*[.H69]" office:value-type="float" office:value="5788836" calcext:value-type="float">
            <text:p>5788836</text:p>
          </table:table-cell>
          <table:table-cell table:formula="of:=[.I69]*[.I69]" office:value-type="float" office:value="2223081" calcext:value-type="float">
            <text:p>2223081</text:p>
          </table:table-cell>
          <table:table-cell table:formula="of:=[.J69]*[.J69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5" calcext:value-type="float">
            <text:p>2905</text:p>
          </table:table-cell>
          <table:table-cell office:value-type="float" office:value="2378" calcext:value-type="float">
            <text:p>2378</text:p>
          </table:table-cell>
          <table:table-cell office:value-type="float" office:value="1484" calcext:value-type="float">
            <text:p>1484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70]*[.D70]" office:value-type="float" office:value="16232841" calcext:value-type="float">
            <text:p>16232841</text:p>
          </table:table-cell>
          <table:table-cell table:formula="of:=[.E70]*[.E70]" office:value-type="float" office:value="13366336" calcext:value-type="float">
            <text:p>13366336</text:p>
          </table:table-cell>
          <table:table-cell table:formula="of:=[.F70]*[.F70]" office:value-type="float" office:value="10291264" calcext:value-type="float">
            <text:p>10291264</text:p>
          </table:table-cell>
          <table:table-cell table:formula="of:=[.G70]*[.G70]" office:value-type="float" office:value="8439025" calcext:value-type="float">
            <text:p>8439025</text:p>
          </table:table-cell>
          <table:table-cell table:formula="of:=[.H70]*[.H70]" office:value-type="float" office:value="5654884" calcext:value-type="float">
            <text:p>5654884</text:p>
          </table:table-cell>
          <table:table-cell table:formula="of:=[.I70]*[.I70]" office:value-type="float" office:value="2202256" calcext:value-type="float">
            <text:p>2202256</text:p>
          </table:table-cell>
          <table:table-cell table:formula="of:=[.J70]*[.J70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968" calcext:value-type="float">
            <text:p>2968</text:p>
          </table:table-cell>
          <table:table-cell office:value-type="float" office:value="2399" calcext:value-type="float">
            <text:p>2399</text:p>
          </table:table-cell>
          <table:table-cell office:value-type="float" office:value="1486" calcext:value-type="float">
            <text:p>1486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71]*[.D71]" office:value-type="float" office:value="16208676" calcext:value-type="float">
            <text:p>16208676</text:p>
          </table:table-cell>
          <table:table-cell table:formula="of:=[.E71]*[.E71]" office:value-type="float" office:value="13366336" calcext:value-type="float">
            <text:p>13366336</text:p>
          </table:table-cell>
          <table:table-cell table:formula="of:=[.F71]*[.F71]" office:value-type="float" office:value="10259209" calcext:value-type="float">
            <text:p>10259209</text:p>
          </table:table-cell>
          <table:table-cell table:formula="of:=[.G71]*[.G71]" office:value-type="float" office:value="8809024" calcext:value-type="float">
            <text:p>8809024</text:p>
          </table:table-cell>
          <table:table-cell table:formula="of:=[.H71]*[.H71]" office:value-type="float" office:value="5755201" calcext:value-type="float">
            <text:p>5755201</text:p>
          </table:table-cell>
          <table:table-cell table:formula="of:=[.I71]*[.I71]" office:value-type="float" office:value="2208196" calcext:value-type="float">
            <text:p>2208196</text:p>
          </table:table-cell>
          <table:table-cell table:formula="of:=[.J71]*[.J7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045" calcext:value-type="float">
            <text:p>4045</text:p>
          </table:table-cell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964" calcext:value-type="float">
            <text:p>2964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72]*[.D72]" office:value-type="float" office:value="16362025" calcext:value-type="float">
            <text:p>16362025</text:p>
          </table:table-cell>
          <table:table-cell table:formula="of:=[.E72]*[.E72]" office:value-type="float" office:value="13176900" calcext:value-type="float">
            <text:p>13176900</text:p>
          </table:table-cell>
          <table:table-cell table:formula="of:=[.F72]*[.F72]" office:value-type="float" office:value="10291264" calcext:value-type="float">
            <text:p>10291264</text:p>
          </table:table-cell>
          <table:table-cell table:formula="of:=[.G72]*[.G72]" office:value-type="float" office:value="8785296" calcext:value-type="float">
            <text:p>8785296</text:p>
          </table:table-cell>
          <table:table-cell table:formula="of:=[.H72]*[.H72]" office:value-type="float" office:value="5731236" calcext:value-type="float">
            <text:p>5731236</text:p>
          </table:table-cell>
          <table:table-cell table:formula="of:=[.I72]*[.I72]" office:value-type="float" office:value="2196324" calcext:value-type="float">
            <text:p>2196324</text:p>
          </table:table-cell>
          <table:table-cell table:formula="of:=[.J72]*[.J72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021" calcext:value-type="float">
            <text:p>4021</text:p>
          </table:table-cell>
          <table:table-cell office:value-type="float" office:value="3637" calcext:value-type="float">
            <text:p>3637</text:p>
          </table:table-cell>
          <table:table-cell office:value-type="float" office:value="3234" calcext:value-type="float">
            <text:p>3234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73]*[.D73]" office:value-type="float" office:value="16168441" calcext:value-type="float">
            <text:p>16168441</text:p>
          </table:table-cell>
          <table:table-cell table:formula="of:=[.E73]*[.E73]" office:value-type="float" office:value="13227769" calcext:value-type="float">
            <text:p>13227769</text:p>
          </table:table-cell>
          <table:table-cell table:formula="of:=[.F73]*[.F73]" office:value-type="float" office:value="10458756" calcext:value-type="float">
            <text:p>10458756</text:p>
          </table:table-cell>
          <table:table-cell table:formula="of:=[.G73]*[.G73]" office:value-type="float" office:value="8427409" calcext:value-type="float">
            <text:p>8427409</text:p>
          </table:table-cell>
          <table:table-cell table:formula="of:=[.H73]*[.H73]" office:value-type="float" office:value="5731236" calcext:value-type="float">
            <text:p>5731236</text:p>
          </table:table-cell>
          <table:table-cell table:formula="of:=[.I73]*[.I73]" office:value-type="float" office:value="2059225" calcext:value-type="float">
            <text:p>2059225</text:p>
          </table:table-cell>
          <table:table-cell table:formula="of:=[.J73]*[.J7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47" calcext:value-type="float">
            <text:p>4047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74]*[.D74]" office:value-type="float" office:value="16378209" calcext:value-type="float">
            <text:p>16378209</text:p>
          </table:table-cell>
          <table:table-cell table:formula="of:=[.E74]*[.E74]" office:value-type="float" office:value="13549761" calcext:value-type="float">
            <text:p>13549761</text:p>
          </table:table-cell>
          <table:table-cell table:formula="of:=[.F74]*[.F74]" office:value-type="float" office:value="10227204" calcext:value-type="float">
            <text:p>10227204</text:p>
          </table:table-cell>
          <table:table-cell table:formula="of:=[.G74]*[.G74]" office:value-type="float" office:value="8369449" calcext:value-type="float">
            <text:p>8369449</text:p>
          </table:table-cell>
          <table:table-cell table:formula="of:=[.H74]*[.H74]" office:value-type="float" office:value="5740816" calcext:value-type="float">
            <text:p>5740816</text:p>
          </table:table-cell>
          <table:table-cell table:formula="of:=[.I74]*[.I74]" office:value-type="float" office:value="2114116" calcext:value-type="float">
            <text:p>2114116</text:p>
          </table:table-cell>
          <table:table-cell table:formula="of:=[.J74]*[.J74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061" calcext:value-type="float">
            <text:p>4061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75]*[.D75]" office:value-type="float" office:value="16491721" calcext:value-type="float">
            <text:p>16491721</text:p>
          </table:table-cell>
          <table:table-cell table:formula="of:=[.E75]*[.E75]" office:value-type="float" office:value="13264164" calcext:value-type="float">
            <text:p>13264164</text:p>
          </table:table-cell>
          <table:table-cell table:formula="of:=[.F75]*[.F75]" office:value-type="float" office:value="10214416" calcext:value-type="float">
            <text:p>10214416</text:p>
          </table:table-cell>
          <table:table-cell table:formula="of:=[.G75]*[.G75]" office:value-type="float" office:value="8468100" calcext:value-type="float">
            <text:p>8468100</text:p>
          </table:table-cell>
          <table:table-cell table:formula="of:=[.H75]*[.H75]" office:value-type="float" office:value="5764801" calcext:value-type="float">
            <text:p>5764801</text:p>
          </table:table-cell>
          <table:table-cell table:formula="of:=[.I75]*[.I75]" office:value-type="float" office:value="2202256" calcext:value-type="float">
            <text:p>2202256</text:p>
          </table:table-cell>
          <table:table-cell table:formula="of:=[.J75]*[.J75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180" calcext:value-type="float">
            <text:p>3180</text:p>
          </table:table-cell>
          <table:table-cell office:value-type="float" office:value="2917" calcext:value-type="float">
            <text:p>2917</text:p>
          </table:table-cell>
          <table:table-cell office:value-type="float" office:value="2401" calcext:value-type="float">
            <text:p>2401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76]*[.D76]" office:value-type="float" office:value="16024009" calcext:value-type="float">
            <text:p>16024009</text:p>
          </table:table-cell>
          <table:table-cell table:formula="of:=[.E76]*[.E76]" office:value-type="float" office:value="13329801" calcext:value-type="float">
            <text:p>13329801</text:p>
          </table:table-cell>
          <table:table-cell table:formula="of:=[.F76]*[.F76]" office:value-type="float" office:value="10112400" calcext:value-type="float">
            <text:p>10112400</text:p>
          </table:table-cell>
          <table:table-cell table:formula="of:=[.G76]*[.G76]" office:value-type="float" office:value="8508889" calcext:value-type="float">
            <text:p>8508889</text:p>
          </table:table-cell>
          <table:table-cell table:formula="of:=[.H76]*[.H76]" office:value-type="float" office:value="5764801" calcext:value-type="float">
            <text:p>5764801</text:p>
          </table:table-cell>
          <table:table-cell table:formula="of:=[.I76]*[.I76]" office:value-type="float" office:value="2146225" calcext:value-type="float">
            <text:p>2146225</text:p>
          </table:table-cell>
          <table:table-cell table:formula="of:=[.J76]*[.J7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003" calcext:value-type="float">
            <text:p>4003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77]*[.D77]" office:value-type="float" office:value="16024009" calcext:value-type="float">
            <text:p>16024009</text:p>
          </table:table-cell>
          <table:table-cell table:formula="of:=[.E77]*[.E77]" office:value-type="float" office:value="13315201" calcext:value-type="float">
            <text:p>13315201</text:p>
          </table:table-cell>
          <table:table-cell table:formula="of:=[.F77]*[.F77]" office:value-type="float" office:value="10201636" calcext:value-type="float">
            <text:p>10201636</text:p>
          </table:table-cell>
          <table:table-cell table:formula="of:=[.G77]*[.G77]" office:value-type="float" office:value="8305924" calcext:value-type="float">
            <text:p>8305924</text:p>
          </table:table-cell>
          <table:table-cell table:formula="of:=[.H77]*[.H77]" office:value-type="float" office:value="5890329" calcext:value-type="float">
            <text:p>5890329</text:p>
          </table:table-cell>
          <table:table-cell table:formula="of:=[.I77]*[.I77]" office:value-type="float" office:value="2166784" calcext:value-type="float">
            <text:p>2166784</text:p>
          </table:table-cell>
          <table:table-cell table:formula="of:=[.J77]*[.J77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038" calcext:value-type="float">
            <text:p>403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96" calcext:value-type="float">
            <text:p>2896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78]*[.D78]" office:value-type="float" office:value="16305444" calcext:value-type="float">
            <text:p>16305444</text:p>
          </table:table-cell>
          <table:table-cell table:formula="of:=[.E78]*[.E78]" office:value-type="float" office:value="13468900" calcext:value-type="float">
            <text:p>13468900</text:p>
          </table:table-cell>
          <table:table-cell table:formula="of:=[.F78]*[.F78]" office:value-type="float" office:value="10439361" calcext:value-type="float">
            <text:p>10439361</text:p>
          </table:table-cell>
          <table:table-cell table:formula="of:=[.G78]*[.G78]" office:value-type="float" office:value="8386816" calcext:value-type="float">
            <text:p>8386816</text:p>
          </table:table-cell>
          <table:table-cell table:formula="of:=[.H78]*[.H78]" office:value-type="float" office:value="5808100" calcext:value-type="float">
            <text:p>5808100</text:p>
          </table:table-cell>
          <table:table-cell table:formula="of:=[.I78]*[.I78]" office:value-type="float" office:value="2146225" calcext:value-type="float">
            <text:p>2146225</text:p>
          </table:table-cell>
          <table:table-cell table:formula="of:=[.J78]*[.J78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79]*[.D79]" office:value-type="float" office:value="16112196" calcext:value-type="float">
            <text:p>16112196</text:p>
          </table:table-cell>
          <table:table-cell table:formula="of:=[.E79]*[.E79]" office:value-type="float" office:value="13741849" calcext:value-type="float">
            <text:p>13741849</text:p>
          </table:table-cell>
          <table:table-cell table:formula="of:=[.F79]*[.F79]" office:value-type="float" office:value="10201636" calcext:value-type="float">
            <text:p>10201636</text:p>
          </table:table-cell>
          <table:table-cell table:formula="of:=[.G79]*[.G79]" office:value-type="float" office:value="8479744" calcext:value-type="float">
            <text:p>8479744</text:p>
          </table:table-cell>
          <table:table-cell table:formula="of:=[.H79]*[.H79]" office:value-type="float" office:value="5616900" calcext:value-type="float">
            <text:p>5616900</text:p>
          </table:table-cell>
          <table:table-cell table:formula="of:=[.I79]*[.I79]" office:value-type="float" office:value="2059225" calcext:value-type="float">
            <text:p>2059225</text:p>
          </table:table-cell>
          <table:table-cell table:formula="of:=[.J79]*[.J79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0" calcext:value-type="float">
            <text:p>3210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80]*[.D80]" office:value-type="float" office:value="16136289" calcext:value-type="float">
            <text:p>16136289</text:p>
          </table:table-cell>
          <table:table-cell table:formula="of:=[.E80]*[.E80]" office:value-type="float" office:value="13176900" calcext:value-type="float">
            <text:p>13176900</text:p>
          </table:table-cell>
          <table:table-cell table:formula="of:=[.F80]*[.F80]" office:value-type="float" office:value="10304100" calcext:value-type="float">
            <text:p>10304100</text:p>
          </table:table-cell>
          <table:table-cell table:formula="of:=[.G80]*[.G80]" office:value-type="float" office:value="8714304" calcext:value-type="float">
            <text:p>8714304</text:p>
          </table:table-cell>
          <table:table-cell table:formula="of:=[.H80]*[.H80]" office:value-type="float" office:value="5755201" calcext:value-type="float">
            <text:p>5755201</text:p>
          </table:table-cell>
          <table:table-cell table:formula="of:=[.I80]*[.I80]" office:value-type="float" office:value="2155024" calcext:value-type="float">
            <text:p>2155024</text:p>
          </table:table-cell>
          <table:table-cell table:formula="of:=[.J80]*[.J8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81]*[.D81]" office:value-type="float" office:value="16345849" calcext:value-type="float">
            <text:p>16345849</text:p>
          </table:table-cell>
          <table:table-cell table:formula="of:=[.E81]*[.E81]" office:value-type="float" office:value="13468900" calcext:value-type="float">
            <text:p>13468900</text:p>
          </table:table-cell>
          <table:table-cell table:formula="of:=[.F81]*[.F81]" office:value-type="float" office:value="10291264" calcext:value-type="float">
            <text:p>10291264</text:p>
          </table:table-cell>
          <table:table-cell table:formula="of:=[.G81]*[.G81]" office:value-type="float" office:value="8398404" calcext:value-type="float">
            <text:p>8398404</text:p>
          </table:table-cell>
          <table:table-cell table:formula="of:=[.H81]*[.H81]" office:value-type="float" office:value="5755201" calcext:value-type="float">
            <text:p>5755201</text:p>
          </table:table-cell>
          <table:table-cell table:formula="of:=[.I81]*[.I81]" office:value-type="float" office:value="2085136" calcext:value-type="float">
            <text:p>2085136</text:p>
          </table:table-cell>
          <table:table-cell table:formula="of:=[.J81]*[.J81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047" calcext:value-type="float">
            <text:p>4047</text:p>
          </table:table-cell>
          <table:table-cell office:value-type="float" office:value="3644" calcext:value-type="float">
            <text:p>3644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56" calcext:value-type="float">
            <text:p>1456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82]*[.D82]" office:value-type="float" office:value="16378209" calcext:value-type="float">
            <text:p>16378209</text:p>
          </table:table-cell>
          <table:table-cell table:formula="of:=[.E82]*[.E82]" office:value-type="float" office:value="13278736" calcext:value-type="float">
            <text:p>13278736</text:p>
          </table:table-cell>
          <table:table-cell table:formula="of:=[.F82]*[.F82]" office:value-type="float" office:value="10304100" calcext:value-type="float">
            <text:p>10304100</text:p>
          </table:table-cell>
          <table:table-cell table:formula="of:=[.G82]*[.G82]" office:value-type="float" office:value="8520561" calcext:value-type="float">
            <text:p>8520561</text:p>
          </table:table-cell>
          <table:table-cell table:formula="of:=[.H82]*[.H82]" office:value-type="float" office:value="5721664" calcext:value-type="float">
            <text:p>5721664</text:p>
          </table:table-cell>
          <table:table-cell table:formula="of:=[.I82]*[.I82]" office:value-type="float" office:value="2119936" calcext:value-type="float">
            <text:p>2119936</text:p>
          </table:table-cell>
          <table:table-cell table:formula="of:=[.J82]*[.J8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005" calcext:value-type="float">
            <text:p>4005</text:p>
          </table:table-cell>
          <table:table-cell office:value-type="float" office:value="3384" calcext:value-type="float">
            <text:p>3384</text:p>
          </table:table-cell>
          <table:table-cell office:value-type="float" office:value="3189" calcext:value-type="float">
            <text:p>3189</text:p>
          </table:table-cell>
          <table:table-cell office:value-type="float" office:value="2889" calcext:value-type="float">
            <text:p>2889</text:p>
          </table:table-cell>
          <table:table-cell office:value-type="float" office:value="2410" calcext:value-type="float">
            <text:p>2410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83]*[.D83]" office:value-type="float" office:value="16040025" calcext:value-type="float">
            <text:p>16040025</text:p>
          </table:table-cell>
          <table:table-cell table:formula="of:=[.E83]*[.E83]" office:value-type="float" office:value="11451456" calcext:value-type="float">
            <text:p>11451456</text:p>
          </table:table-cell>
          <table:table-cell table:formula="of:=[.F83]*[.F83]" office:value-type="float" office:value="10169721" calcext:value-type="float">
            <text:p>10169721</text:p>
          </table:table-cell>
          <table:table-cell table:formula="of:=[.G83]*[.G83]" office:value-type="float" office:value="8346321" calcext:value-type="float">
            <text:p>8346321</text:p>
          </table:table-cell>
          <table:table-cell table:formula="of:=[.H83]*[.H83]" office:value-type="float" office:value="5808100" calcext:value-type="float">
            <text:p>5808100</text:p>
          </table:table-cell>
          <table:table-cell table:formula="of:=[.I83]*[.I83]" office:value-type="float" office:value="2146225" calcext:value-type="float">
            <text:p>2146225</text:p>
          </table:table-cell>
          <table:table-cell table:formula="of:=[.J83]*[.J8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005" calcext:value-type="float">
            <text:p>4005</text:p>
          </table:table-cell>
          <table:table-cell office:value-type="float" office:value="3696" calcext:value-type="float">
            <text:p>3696</text:p>
          </table:table-cell>
          <table:table-cell office:value-type="float" office:value="3196" calcext:value-type="float">
            <text:p>3196</text:p>
          </table:table-cell>
          <table:table-cell office:value-type="float" office:value="2978" calcext:value-type="float">
            <text:p>2978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84]*[.D84]" office:value-type="float" office:value="16040025" calcext:value-type="float">
            <text:p>16040025</text:p>
          </table:table-cell>
          <table:table-cell table:formula="of:=[.E84]*[.E84]" office:value-type="float" office:value="13660416" calcext:value-type="float">
            <text:p>13660416</text:p>
          </table:table-cell>
          <table:table-cell table:formula="of:=[.F84]*[.F84]" office:value-type="float" office:value="10214416" calcext:value-type="float">
            <text:p>10214416</text:p>
          </table:table-cell>
          <table:table-cell table:formula="of:=[.G84]*[.G84]" office:value-type="float" office:value="8868484" calcext:value-type="float">
            <text:p>8868484</text:p>
          </table:table-cell>
          <table:table-cell table:formula="of:=[.H84]*[.H84]" office:value-type="float" office:value="5731236" calcext:value-type="float">
            <text:p>5731236</text:p>
          </table:table-cell>
          <table:table-cell table:formula="of:=[.I84]*[.I84]" office:value-type="float" office:value="2208196" calcext:value-type="float">
            <text:p>2208196</text:p>
          </table:table-cell>
          <table:table-cell table:formula="of:=[.J84]*[.J84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85]*[.D85]" office:value-type="float" office:value="16265089" calcext:value-type="float">
            <text:p>16265089</text:p>
          </table:table-cell>
          <table:table-cell table:formula="of:=[.E85]*[.E85]" office:value-type="float" office:value="13344409" calcext:value-type="float">
            <text:p>13344409</text:p>
          </table:table-cell>
          <table:table-cell table:formula="of:=[.F85]*[.F85]" office:value-type="float" office:value="10349089" calcext:value-type="float">
            <text:p>10349089</text:p>
          </table:table-cell>
          <table:table-cell table:formula="of:=[.G85]*[.G85]" office:value-type="float" office:value="8386816" calcext:value-type="float">
            <text:p>8386816</text:p>
          </table:table-cell>
          <table:table-cell table:formula="of:=[.H85]*[.H85]" office:value-type="float" office:value="5731236" calcext:value-type="float">
            <text:p>5731236</text:p>
          </table:table-cell>
          <table:table-cell table:formula="of:=[.I85]*[.I85]" office:value-type="float" office:value="2134521" calcext:value-type="float">
            <text:p>2134521</text:p>
          </table:table-cell>
          <table:table-cell table:formula="of:=[.J85]*[.J8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86]*[.D86]" office:value-type="float" office:value="15928081" calcext:value-type="float">
            <text:p>15928081</text:p>
          </table:table-cell>
          <table:table-cell table:formula="of:=[.E86]*[.E86]" office:value-type="float" office:value="13483584" calcext:value-type="float">
            <text:p>13483584</text:p>
          </table:table-cell>
          <table:table-cell table:formula="of:=[.F86]*[.F86]" office:value-type="float" office:value="10246401" calcext:value-type="float">
            <text:p>10246401</text:p>
          </table:table-cell>
          <table:table-cell table:formula="of:=[.G86]*[.G86]" office:value-type="float" office:value="8386816" calcext:value-type="float">
            <text:p>8386816</text:p>
          </table:table-cell>
          <table:table-cell table:formula="of:=[.H86]*[.H86]" office:value-type="float" office:value="5688225" calcext:value-type="float">
            <text:p>5688225</text:p>
          </table:table-cell>
          <table:table-cell table:formula="of:=[.I86]*[.I86]" office:value-type="float" office:value="2105401" calcext:value-type="float">
            <text:p>2105401</text:p>
          </table:table-cell>
          <table:table-cell table:formula="of:=[.J86]*[.J8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017" calcext:value-type="float">
            <text:p>4017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87]*[.D87]" office:value-type="float" office:value="16136289" calcext:value-type="float">
            <text:p>16136289</text:p>
          </table:table-cell>
          <table:table-cell table:formula="of:=[.E87]*[.E87]" office:value-type="float" office:value="13315201" calcext:value-type="float">
            <text:p>13315201</text:p>
          </table:table-cell>
          <table:table-cell table:formula="of:=[.F87]*[.F87]" office:value-type="float" office:value="10169721" calcext:value-type="float">
            <text:p>10169721</text:p>
          </table:table-cell>
          <table:table-cell table:formula="of:=[.G87]*[.G87]" office:value-type="float" office:value="8410000" calcext:value-type="float">
            <text:p>8410000</text:p>
          </table:table-cell>
          <table:table-cell table:formula="of:=[.H87]*[.H87]" office:value-type="float" office:value="5583769" calcext:value-type="float">
            <text:p>5583769</text:p>
          </table:table-cell>
          <table:table-cell table:formula="of:=[.I87]*[.I87]" office:value-type="float" office:value="2146225" calcext:value-type="float">
            <text:p>2146225</text:p>
          </table:table-cell>
          <table:table-cell table:formula="of:=[.J87]*[.J8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4036" calcext:value-type="float">
            <text:p>4036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945" calcext:value-type="float">
            <text:p>2945</text:p>
          </table:table-cell>
          <table:table-cell office:value-type="float" office:value="2394" calcext:value-type="float">
            <text:p>2394</text:p>
          </table:table-cell>
          <table:table-cell office:value-type="float" office:value="1442" calcext:value-type="float">
            <text:p>1442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88]*[.D88]" office:value-type="float" office:value="16289296" calcext:value-type="float">
            <text:p>16289296</text:p>
          </table:table-cell>
          <table:table-cell table:formula="of:=[.E88]*[.E88]" office:value-type="float" office:value="13601344" calcext:value-type="float">
            <text:p>13601344</text:p>
          </table:table-cell>
          <table:table-cell table:formula="of:=[.F88]*[.F88]" office:value-type="float" office:value="10426441" calcext:value-type="float">
            <text:p>10426441</text:p>
          </table:table-cell>
          <table:table-cell table:formula="of:=[.G88]*[.G88]" office:value-type="float" office:value="8673025" calcext:value-type="float">
            <text:p>8673025</text:p>
          </table:table-cell>
          <table:table-cell table:formula="of:=[.H88]*[.H88]" office:value-type="float" office:value="5731236" calcext:value-type="float">
            <text:p>5731236</text:p>
          </table:table-cell>
          <table:table-cell table:formula="of:=[.I88]*[.I88]" office:value-type="float" office:value="2079364" calcext:value-type="float">
            <text:p>2079364</text:p>
          </table:table-cell>
          <table:table-cell table:formula="of:=[.J88]*[.J88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4012" calcext:value-type="float">
            <text:p>401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89]*[.D89]" office:value-type="float" office:value="16096144" calcext:value-type="float">
            <text:p>16096144</text:p>
          </table:table-cell>
          <table:table-cell table:formula="of:=[.E89]*[.E89]" office:value-type="float" office:value="13395600" calcext:value-type="float">
            <text:p>13395600</text:p>
          </table:table-cell>
          <table:table-cell table:formula="of:=[.F89]*[.F89]" office:value-type="float" office:value="10304100" calcext:value-type="float">
            <text:p>10304100</text:p>
          </table:table-cell>
          <table:table-cell table:formula="of:=[.G89]*[.G89]" office:value-type="float" office:value="8456464" calcext:value-type="float">
            <text:p>8456464</text:p>
          </table:table-cell>
          <table:table-cell table:formula="of:=[.H89]*[.H89]" office:value-type="float" office:value="5841889" calcext:value-type="float">
            <text:p>5841889</text:p>
          </table:table-cell>
          <table:table-cell table:formula="of:=[.I89]*[.I89]" office:value-type="float" office:value="2166784" calcext:value-type="float">
            <text:p>2166784</text:p>
          </table:table-cell>
          <table:table-cell table:formula="of:=[.J89]*[.J8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90]*[.D90]" office:value-type="float" office:value="16232841" calcext:value-type="float">
            <text:p>16232841</text:p>
          </table:table-cell>
          <table:table-cell table:formula="of:=[.E90]*[.E90]" office:value-type="float" office:value="13498276" calcext:value-type="float">
            <text:p>13498276</text:p>
          </table:table-cell>
          <table:table-cell table:formula="of:=[.F90]*[.F90]" office:value-type="float" office:value="10291264" calcext:value-type="float">
            <text:p>10291264</text:p>
          </table:table-cell>
          <table:table-cell table:formula="of:=[.G90]*[.G90]" office:value-type="float" office:value="8346321" calcext:value-type="float">
            <text:p>8346321</text:p>
          </table:table-cell>
          <table:table-cell table:formula="of:=[.H90]*[.H90]" office:value-type="float" office:value="5731236" calcext:value-type="float">
            <text:p>5731236</text:p>
          </table:table-cell>
          <table:table-cell table:formula="of:=[.I90]*[.I90]" office:value-type="float" office:value="2181529" calcext:value-type="float">
            <text:p>2181529</text:p>
          </table:table-cell>
          <table:table-cell table:formula="of:=[.J90]*[.J90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047" calcext:value-type="float">
            <text:p>404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91]*[.D91]" office:value-type="float" office:value="16378209" calcext:value-type="float">
            <text:p>16378209</text:p>
          </table:table-cell>
          <table:table-cell table:formula="of:=[.E91]*[.E91]" office:value-type="float" office:value="13329801" calcext:value-type="float">
            <text:p>13329801</text:p>
          </table:table-cell>
          <table:table-cell table:formula="of:=[.F91]*[.F91]" office:value-type="float" office:value="10201636" calcext:value-type="float">
            <text:p>10201636</text:p>
          </table:table-cell>
          <table:table-cell table:formula="of:=[.G91]*[.G91]" office:value-type="float" office:value="8346321" calcext:value-type="float">
            <text:p>8346321</text:p>
          </table:table-cell>
          <table:table-cell table:formula="of:=[.H91]*[.H91]" office:value-type="float" office:value="5764801" calcext:value-type="float">
            <text:p>5764801</text:p>
          </table:table-cell>
          <table:table-cell table:formula="of:=[.I91]*[.I91]" office:value-type="float" office:value="2125764" calcext:value-type="float">
            <text:p>2125764</text:p>
          </table:table-cell>
          <table:table-cell table:formula="of:=[.J91]*[.J91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024" calcext:value-type="float">
            <text:p>4024</text:p>
          </table:table-cell>
          <table:table-cell office:value-type="float" office:value="3625" calcext:value-type="float">
            <text:p>3625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73" calcext:value-type="float">
            <text:p>2373</text:p>
          </table:table-cell>
          <table:table-cell office:value-type="float" office:value="1454" calcext:value-type="float">
            <text:p>1454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92]*[.D92]" office:value-type="float" office:value="16192576" calcext:value-type="float">
            <text:p>16192576</text:p>
          </table:table-cell>
          <table:table-cell table:formula="of:=[.E92]*[.E92]" office:value-type="float" office:value="13140625" calcext:value-type="float">
            <text:p>13140625</text:p>
          </table:table-cell>
          <table:table-cell table:formula="of:=[.F92]*[.F92]" office:value-type="float" office:value="10291264" calcext:value-type="float">
            <text:p>10291264</text:p>
          </table:table-cell>
          <table:table-cell table:formula="of:=[.G92]*[.G92]" office:value-type="float" office:value="8386816" calcext:value-type="float">
            <text:p>8386816</text:p>
          </table:table-cell>
          <table:table-cell table:formula="of:=[.H92]*[.H92]" office:value-type="float" office:value="5631129" calcext:value-type="float">
            <text:p>5631129</text:p>
          </table:table-cell>
          <table:table-cell table:formula="of:=[.I92]*[.I92]" office:value-type="float" office:value="2114116" calcext:value-type="float">
            <text:p>2114116</text:p>
          </table:table-cell>
          <table:table-cell table:formula="of:=[.J92]*[.J9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94" calcext:value-type="float">
            <text:p>2994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93]*[.D93]" office:value-type="float" office:value="16112196" calcext:value-type="float">
            <text:p>16112196</text:p>
          </table:table-cell>
          <table:table-cell table:formula="of:=[.E93]*[.E93]" office:value-type="float" office:value="13432225" calcext:value-type="float">
            <text:p>13432225</text:p>
          </table:table-cell>
          <table:table-cell table:formula="of:=[.F93]*[.F93]" office:value-type="float" office:value="10349089" calcext:value-type="float">
            <text:p>10349089</text:p>
          </table:table-cell>
          <table:table-cell table:formula="of:=[.G93]*[.G93]" office:value-type="float" office:value="8964036" calcext:value-type="float">
            <text:p>8964036</text:p>
          </table:table-cell>
          <table:table-cell table:formula="of:=[.H93]*[.H93]" office:value-type="float" office:value="5721664" calcext:value-type="float">
            <text:p>5721664</text:p>
          </table:table-cell>
          <table:table-cell table:formula="of:=[.I93]*[.I93]" office:value-type="float" office:value="2160900" calcext:value-type="float">
            <text:p>2160900</text:p>
          </table:table-cell>
          <table:table-cell table:formula="of:=[.J93]*[.J93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94]*[.D94]" office:value-type="float" office:value="16434916" calcext:value-type="float">
            <text:p>16434916</text:p>
          </table:table-cell>
          <table:table-cell table:formula="of:=[.E94]*[.E94]" office:value-type="float" office:value="13329801" calcext:value-type="float">
            <text:p>13329801</text:p>
          </table:table-cell>
          <table:table-cell table:formula="of:=[.F94]*[.F94]" office:value-type="float" office:value="10214416" calcext:value-type="float">
            <text:p>10214416</text:p>
          </table:table-cell>
          <table:table-cell table:formula="of:=[.G94]*[.G94]" office:value-type="float" office:value="8508889" calcext:value-type="float">
            <text:p>8508889</text:p>
          </table:table-cell>
          <table:table-cell table:formula="of:=[.H94]*[.H94]" office:value-type="float" office:value="5866084" calcext:value-type="float">
            <text:p>5866084</text:p>
          </table:table-cell>
          <table:table-cell table:formula="of:=[.I94]*[.I94]" office:value-type="float" office:value="2099601" calcext:value-type="float">
            <text:p>2099601</text:p>
          </table:table-cell>
          <table:table-cell table:formula="of:=[.J94]*[.J9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95]*[.D95]" office:value-type="float" office:value="16168441" calcext:value-type="float">
            <text:p>16168441</text:p>
          </table:table-cell>
          <table:table-cell table:formula="of:=[.E95]*[.E95]" office:value-type="float" office:value="13380964" calcext:value-type="float">
            <text:p>13380964</text:p>
          </table:table-cell>
          <table:table-cell table:formula="of:=[.F95]*[.F95]" office:value-type="float" office:value="10304100" calcext:value-type="float">
            <text:p>10304100</text:p>
          </table:table-cell>
          <table:table-cell table:formula="of:=[.G95]*[.G95]" office:value-type="float" office:value="8317456" calcext:value-type="float">
            <text:p>8317456</text:p>
          </table:table-cell>
          <table:table-cell table:formula="of:=[.H95]*[.H95]" office:value-type="float" office:value="5788836" calcext:value-type="float">
            <text:p>5788836</text:p>
          </table:table-cell>
          <table:table-cell table:formula="of:=[.I95]*[.I95]" office:value-type="float" office:value="2229049" calcext:value-type="float">
            <text:p>2229049</text:p>
          </table:table-cell>
          <table:table-cell table:formula="of:=[.J95]*[.J9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70" calcext:value-type="float">
            <text:p>1470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96]*[.D96]" office:value-type="float" office:value="16289296" calcext:value-type="float">
            <text:p>16289296</text:p>
          </table:table-cell>
          <table:table-cell table:formula="of:=[.E96]*[.E96]" office:value-type="float" office:value="13293316" calcext:value-type="float">
            <text:p>13293316</text:p>
          </table:table-cell>
          <table:table-cell table:formula="of:=[.F96]*[.F96]" office:value-type="float" office:value="10316944" calcext:value-type="float">
            <text:p>10316944</text:p>
          </table:table-cell>
          <table:table-cell table:formula="of:=[.G96]*[.G96]" office:value-type="float" office:value="8346321" calcext:value-type="float">
            <text:p>8346321</text:p>
          </table:table-cell>
          <table:table-cell table:formula="of:=[.H96]*[.H96]" office:value-type="float" office:value="5673924" calcext:value-type="float">
            <text:p>5673924</text:p>
          </table:table-cell>
          <table:table-cell table:formula="of:=[.I96]*[.I96]" office:value-type="float" office:value="2160900" calcext:value-type="float">
            <text:p>2160900</text:p>
          </table:table-cell>
          <table:table-cell table:formula="of:=[.J96]*[.J96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038" calcext:value-type="float">
            <text:p>4038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908" calcext:value-type="float">
            <text:p>2908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97]*[.D97]" office:value-type="float" office:value="16305444" calcext:value-type="float">
            <text:p>16305444</text:p>
          </table:table-cell>
          <table:table-cell table:formula="of:=[.E97]*[.E97]" office:value-type="float" office:value="13586596" calcext:value-type="float">
            <text:p>13586596</text:p>
          </table:table-cell>
          <table:table-cell table:formula="of:=[.F97]*[.F97]" office:value-type="float" office:value="10304100" calcext:value-type="float">
            <text:p>10304100</text:p>
          </table:table-cell>
          <table:table-cell table:formula="of:=[.G97]*[.G97]" office:value-type="float" office:value="8456464" calcext:value-type="float">
            <text:p>8456464</text:p>
          </table:table-cell>
          <table:table-cell table:formula="of:=[.H97]*[.H97]" office:value-type="float" office:value="5788836" calcext:value-type="float">
            <text:p>5788836</text:p>
          </table:table-cell>
          <table:table-cell table:formula="of:=[.I97]*[.I97]" office:value-type="float" office:value="2134521" calcext:value-type="float">
            <text:p>2134521</text:p>
          </table:table-cell>
          <table:table-cell table:formula="of:=[.J97]*[.J97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043" calcext:value-type="float">
            <text:p>4043</text:p>
          </table:table-cell>
          <table:table-cell office:value-type="float" office:value="3620" calcext:value-type="float">
            <text:p>3620</text:p>
          </table:table-cell>
          <table:table-cell office:value-type="float" office:value="3191" calcext:value-type="float">
            <text:p>3191</text:p>
          </table:table-cell>
          <table:table-cell office:value-type="float" office:value="2947" calcext:value-type="float">
            <text:p>2947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98]*[.D98]" office:value-type="float" office:value="16345849" calcext:value-type="float">
            <text:p>16345849</text:p>
          </table:table-cell>
          <table:table-cell table:formula="of:=[.E98]*[.E98]" office:value-type="float" office:value="13104400" calcext:value-type="float">
            <text:p>13104400</text:p>
          </table:table-cell>
          <table:table-cell table:formula="of:=[.F98]*[.F98]" office:value-type="float" office:value="10182481" calcext:value-type="float">
            <text:p>10182481</text:p>
          </table:table-cell>
          <table:table-cell table:formula="of:=[.G98]*[.G98]" office:value-type="float" office:value="8684809" calcext:value-type="float">
            <text:p>8684809</text:p>
          </table:table-cell>
          <table:table-cell table:formula="of:=[.H98]*[.H98]" office:value-type="float" office:value="5631129" calcext:value-type="float">
            <text:p>5631129</text:p>
          </table:table-cell>
          <table:table-cell table:formula="of:=[.I98]*[.I98]" office:value-type="float" office:value="2070721" calcext:value-type="float">
            <text:p>2070721</text:p>
          </table:table-cell>
          <table:table-cell table:formula="of:=[.J98]*[.J9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82" calcext:value-type="float">
            <text:p>2382</text:p>
          </table:table-cell>
          <table:table-cell office:value-type="float" office:value="1482" calcext:value-type="float">
            <text:p>1482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99]*[.D99]" office:value-type="float" office:value="16096144" calcext:value-type="float">
            <text:p>16096144</text:p>
          </table:table-cell>
          <table:table-cell table:formula="of:=[.E99]*[.E99]" office:value-type="float" office:value="13242321" calcext:value-type="float">
            <text:p>13242321</text:p>
          </table:table-cell>
          <table:table-cell table:formula="of:=[.F99]*[.F99]" office:value-type="float" office:value="10349089" calcext:value-type="float">
            <text:p>10349089</text:p>
          </table:table-cell>
          <table:table-cell table:formula="of:=[.G99]*[.G99]" office:value-type="float" office:value="8538084" calcext:value-type="float">
            <text:p>8538084</text:p>
          </table:table-cell>
          <table:table-cell table:formula="of:=[.H99]*[.H99]" office:value-type="float" office:value="5673924" calcext:value-type="float">
            <text:p>5673924</text:p>
          </table:table-cell>
          <table:table-cell table:formula="of:=[.I99]*[.I99]" office:value-type="float" office:value="2196324" calcext:value-type="float">
            <text:p>2196324</text:p>
          </table:table-cell>
          <table:table-cell table:formula="of:=[.J99]*[.J99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100]*[.D100]" office:value-type="float" office:value="16168441" calcext:value-type="float">
            <text:p>16168441</text:p>
          </table:table-cell>
          <table:table-cell table:formula="of:=[.E100]*[.E100]" office:value-type="float" office:value="13395600" calcext:value-type="float">
            <text:p>13395600</text:p>
          </table:table-cell>
          <table:table-cell table:formula="of:=[.F100]*[.F100]" office:value-type="float" office:value="10246401" calcext:value-type="float">
            <text:p>10246401</text:p>
          </table:table-cell>
          <table:table-cell table:formula="of:=[.G100]*[.G100]" office:value-type="float" office:value="8225424" calcext:value-type="float">
            <text:p>8225424</text:p>
          </table:table-cell>
          <table:table-cell table:formula="of:=[.H100]*[.H100]" office:value-type="float" office:value="5707321" calcext:value-type="float">
            <text:p>5707321</text:p>
          </table:table-cell>
          <table:table-cell table:formula="of:=[.I100]*[.I100]" office:value-type="float" office:value="2140369" calcext:value-type="float">
            <text:p>2140369</text:p>
          </table:table-cell>
          <table:table-cell table:formula="of:=[.J100]*[.J100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101]*[.D101]" office:value-type="float" office:value="16378209" calcext:value-type="float">
            <text:p>16378209</text:p>
          </table:table-cell>
          <table:table-cell table:formula="of:=[.E101]*[.E101]" office:value-type="float" office:value="13468900" calcext:value-type="float">
            <text:p>13468900</text:p>
          </table:table-cell>
          <table:table-cell table:formula="of:=[.F101]*[.F101]" office:value-type="float" office:value="10349089" calcext:value-type="float">
            <text:p>10349089</text:p>
          </table:table-cell>
          <table:table-cell table:formula="of:=[.G101]*[.G101]" office:value-type="float" office:value="8305924" calcext:value-type="float">
            <text:p>8305924</text:p>
          </table:table-cell>
          <table:table-cell table:formula="of:=[.H101]*[.H101]" office:value-type="float" office:value="5688225" calcext:value-type="float">
            <text:p>5688225</text:p>
          </table:table-cell>
          <table:table-cell table:formula="of:=[.I101]*[.I101]" office:value-type="float" office:value="2146225" calcext:value-type="float">
            <text:p>2146225</text:p>
          </table:table-cell>
          <table:table-cell table:formula="of:=[.J101]*[.J101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184" calcext:value-type="float">
            <text:p>3184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77" calcext:value-type="float">
            <text:p>1477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102]*[.D102]" office:value-type="float" office:value="16096144" calcext:value-type="float">
            <text:p>16096144</text:p>
          </table:table-cell>
          <table:table-cell table:formula="of:=[.E102]*[.E102]" office:value-type="float" office:value="13242321" calcext:value-type="float">
            <text:p>13242321</text:p>
          </table:table-cell>
          <table:table-cell table:formula="of:=[.F102]*[.F102]" office:value-type="float" office:value="10137856" calcext:value-type="float">
            <text:p>10137856</text:p>
          </table:table-cell>
          <table:table-cell table:formula="of:=[.G102]*[.G102]" office:value-type="float" office:value="8590761" calcext:value-type="float">
            <text:p>8590761</text:p>
          </table:table-cell>
          <table:table-cell table:formula="of:=[.H102]*[.H102]" office:value-type="float" office:value="5764801" calcext:value-type="float">
            <text:p>5764801</text:p>
          </table:table-cell>
          <table:table-cell table:formula="of:=[.I102]*[.I102]" office:value-type="float" office:value="2181529" calcext:value-type="float">
            <text:p>2181529</text:p>
          </table:table-cell>
          <table:table-cell table:formula="of:=[.J102]*[.J10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03]*[.D103]" office:value-type="float" office:value="16040025" calcext:value-type="float">
            <text:p>16040025</text:p>
          </table:table-cell>
          <table:table-cell table:formula="of:=[.E103]*[.E103]" office:value-type="float" office:value="13329801" calcext:value-type="float">
            <text:p>13329801</text:p>
          </table:table-cell>
          <table:table-cell table:formula="of:=[.F103]*[.F103]" office:value-type="float" office:value="10394176" calcext:value-type="float">
            <text:p>10394176</text:p>
          </table:table-cell>
          <table:table-cell table:formula="of:=[.G103]*[.G103]" office:value-type="float" office:value="8456464" calcext:value-type="float">
            <text:p>8456464</text:p>
          </table:table-cell>
          <table:table-cell table:formula="of:=[.H103]*[.H103]" office:value-type="float" office:value="5654884" calcext:value-type="float">
            <text:p>5654884</text:p>
          </table:table-cell>
          <table:table-cell table:formula="of:=[.I103]*[.I103]" office:value-type="float" office:value="2155024" calcext:value-type="float">
            <text:p>2155024</text:p>
          </table:table-cell>
          <table:table-cell table:formula="of:=[.J103]*[.J103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70" calcext:value-type="float">
            <text:p>2870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04]*[.D104]" office:value-type="float" office:value="16345849" calcext:value-type="float">
            <text:p>16345849</text:p>
          </table:table-cell>
          <table:table-cell table:formula="of:=[.E104]*[.E104]" office:value-type="float" office:value="13329801" calcext:value-type="float">
            <text:p>13329801</text:p>
          </table:table-cell>
          <table:table-cell table:formula="of:=[.F104]*[.F104]" office:value-type="float" office:value="10214416" calcext:value-type="float">
            <text:p>10214416</text:p>
          </table:table-cell>
          <table:table-cell table:formula="of:=[.G104]*[.G104]" office:value-type="float" office:value="8236900" calcext:value-type="float">
            <text:p>8236900</text:p>
          </table:table-cell>
          <table:table-cell table:formula="of:=[.H104]*[.H104]" office:value-type="float" office:value="5764801" calcext:value-type="float">
            <text:p>5764801</text:p>
          </table:table-cell>
          <table:table-cell table:formula="of:=[.I104]*[.I104]" office:value-type="float" office:value="2105401" calcext:value-type="float">
            <text:p>2105401</text:p>
          </table:table-cell>
          <table:table-cell table:formula="of:=[.J104]*[.J10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06" calcext:value-type="float">
            <text:p>2406</text:p>
          </table:table-cell>
          <table:table-cell office:value-type="float" office:value="1493" calcext:value-type="float">
            <text:p>1493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05]*[.D105]" office:value-type="float" office:value="16136289" calcext:value-type="float">
            <text:p>16136289</text:p>
          </table:table-cell>
          <table:table-cell table:formula="of:=[.E105]*[.E105]" office:value-type="float" office:value="13155129" calcext:value-type="float">
            <text:p>13155129</text:p>
          </table:table-cell>
          <table:table-cell table:formula="of:=[.F105]*[.F105]" office:value-type="float" office:value="10304100" calcext:value-type="float">
            <text:p>10304100</text:p>
          </table:table-cell>
          <table:table-cell table:formula="of:=[.G105]*[.G105]" office:value-type="float" office:value="8265625" calcext:value-type="float">
            <text:p>8265625</text:p>
          </table:table-cell>
          <table:table-cell table:formula="of:=[.H105]*[.H105]" office:value-type="float" office:value="5788836" calcext:value-type="float">
            <text:p>5788836</text:p>
          </table:table-cell>
          <table:table-cell table:formula="of:=[.I105]*[.I105]" office:value-type="float" office:value="2229049" calcext:value-type="float">
            <text:p>2229049</text:p>
          </table:table-cell>
          <table:table-cell table:formula="of:=[.J105]*[.J10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8" calcext:value-type="float">
            <text:p>2408</text:p>
          </table:table-cell>
          <table:table-cell office:value-type="float" office:value="1484" calcext:value-type="float">
            <text:p>1484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106]*[.D106]" office:value-type="float" office:value="16248961" calcext:value-type="float">
            <text:p>16248961</text:p>
          </table:table-cell>
          <table:table-cell table:formula="of:=[.E106]*[.E106]" office:value-type="float" office:value="13329801" calcext:value-type="float">
            <text:p>13329801</text:p>
          </table:table-cell>
          <table:table-cell table:formula="of:=[.F106]*[.F106]" office:value-type="float" office:value="10272025" calcext:value-type="float">
            <text:p>10272025</text:p>
          </table:table-cell>
          <table:table-cell table:formula="of:=[.G106]*[.G106]" office:value-type="float" office:value="8410000" calcext:value-type="float">
            <text:p>8410000</text:p>
          </table:table-cell>
          <table:table-cell table:formula="of:=[.H106]*[.H106]" office:value-type="float" office:value="5798464" calcext:value-type="float">
            <text:p>5798464</text:p>
          </table:table-cell>
          <table:table-cell table:formula="of:=[.I106]*[.I106]" office:value-type="float" office:value="2202256" calcext:value-type="float">
            <text:p>2202256</text:p>
          </table:table-cell>
          <table:table-cell table:formula="of:=[.J106]*[.J106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363" calcext:value-type="float">
            <text:p>2363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107]*[.D107]" office:value-type="float" office:value="16265089" calcext:value-type="float">
            <text:p>16265089</text:p>
          </table:table-cell>
          <table:table-cell table:formula="of:=[.E107]*[.E107]" office:value-type="float" office:value="13675204" calcext:value-type="float">
            <text:p>13675204</text:p>
          </table:table-cell>
          <table:table-cell table:formula="of:=[.F107]*[.F107]" office:value-type="float" office:value="10336225" calcext:value-type="float">
            <text:p>10336225</text:p>
          </table:table-cell>
          <table:table-cell table:formula="of:=[.G107]*[.G107]" office:value-type="float" office:value="8468100" calcext:value-type="float">
            <text:p>8468100</text:p>
          </table:table-cell>
          <table:table-cell table:formula="of:=[.H107]*[.H107]" office:value-type="float" office:value="5583769" calcext:value-type="float">
            <text:p>5583769</text:p>
          </table:table-cell>
          <table:table-cell table:formula="of:=[.I107]*[.I107]" office:value-type="float" office:value="2099601" calcext:value-type="float">
            <text:p>2099601</text:p>
          </table:table-cell>
          <table:table-cell table:formula="of:=[.J107]*[.J107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108]*[.D108]" office:value-type="float" office:value="16168441" calcext:value-type="float">
            <text:p>16168441</text:p>
          </table:table-cell>
          <table:table-cell table:formula="of:=[.E108]*[.E108]" office:value-type="float" office:value="13264164" calcext:value-type="float">
            <text:p>13264164</text:p>
          </table:table-cell>
          <table:table-cell table:formula="of:=[.F108]*[.F108]" office:value-type="float" office:value="10291264" calcext:value-type="float">
            <text:p>10291264</text:p>
          </table:table-cell>
          <table:table-cell table:formula="of:=[.G108]*[.G108]" office:value-type="float" office:value="8410000" calcext:value-type="float">
            <text:p>8410000</text:p>
          </table:table-cell>
          <table:table-cell table:formula="of:=[.H108]*[.H108]" office:value-type="float" office:value="5654884" calcext:value-type="float">
            <text:p>5654884</text:p>
          </table:table-cell>
          <table:table-cell table:formula="of:=[.I108]*[.I108]" office:value-type="float" office:value="2119936" calcext:value-type="float">
            <text:p>2119936</text:p>
          </table:table-cell>
          <table:table-cell table:formula="of:=[.J108]*[.J108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014" calcext:value-type="float">
            <text:p>4014</text:p>
          </table:table-cell>
          <table:table-cell office:value-type="float" office:value="3623" calcext:value-type="float">
            <text:p>3623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09]*[.D109]" office:value-type="float" office:value="16112196" calcext:value-type="float">
            <text:p>16112196</text:p>
          </table:table-cell>
          <table:table-cell table:formula="of:=[.E109]*[.E109]" office:value-type="float" office:value="13126129" calcext:value-type="float">
            <text:p>13126129</text:p>
          </table:table-cell>
          <table:table-cell table:formula="of:=[.F109]*[.F109]" office:value-type="float" office:value="10304100" calcext:value-type="float">
            <text:p>10304100</text:p>
          </table:table-cell>
          <table:table-cell table:formula="of:=[.G109]*[.G109]" office:value-type="float" office:value="8317456" calcext:value-type="float">
            <text:p>8317456</text:p>
          </table:table-cell>
          <table:table-cell table:formula="of:=[.H109]*[.H109]" office:value-type="float" office:value="5721664" calcext:value-type="float">
            <text:p>5721664</text:p>
          </table:table-cell>
          <table:table-cell table:formula="of:=[.I109]*[.I109]" office:value-type="float" office:value="2208196" calcext:value-type="float">
            <text:p>2208196</text:p>
          </table:table-cell>
          <table:table-cell table:formula="of:=[.J109]*[.J10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010" calcext:value-type="float">
            <text:p>4010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1" calcext:value-type="float">
            <text:p>2401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10]*[.D110]" office:value-type="float" office:value="16080100" calcext:value-type="float">
            <text:p>16080100</text:p>
          </table:table-cell>
          <table:table-cell table:formula="of:=[.E110]*[.E110]" office:value-type="float" office:value="13432225" calcext:value-type="float">
            <text:p>13432225</text:p>
          </table:table-cell>
          <table:table-cell table:formula="of:=[.F110]*[.F110]" office:value-type="float" office:value="10316944" calcext:value-type="float">
            <text:p>10316944</text:p>
          </table:table-cell>
          <table:table-cell table:formula="of:=[.G110]*[.G110]" office:value-type="float" office:value="8549776" calcext:value-type="float">
            <text:p>8549776</text:p>
          </table:table-cell>
          <table:table-cell table:formula="of:=[.H110]*[.H110]" office:value-type="float" office:value="5764801" calcext:value-type="float">
            <text:p>5764801</text:p>
          </table:table-cell>
          <table:table-cell table:formula="of:=[.I110]*[.I110]" office:value-type="float" office:value="2105401" calcext:value-type="float">
            <text:p>2105401</text:p>
          </table:table-cell>
          <table:table-cell table:formula="of:=[.J110]*[.J110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054" calcext:value-type="float">
            <text:p>4054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70" calcext:value-type="float">
            <text:p>1470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111]*[.D111]" office:value-type="float" office:value="16434916" calcext:value-type="float">
            <text:p>16434916</text:p>
          </table:table-cell>
          <table:table-cell table:formula="of:=[.E111]*[.E111]" office:value-type="float" office:value="13432225" calcext:value-type="float">
            <text:p>13432225</text:p>
          </table:table-cell>
          <table:table-cell table:formula="of:=[.F111]*[.F111]" office:value-type="float" office:value="10259209" calcext:value-type="float">
            <text:p>10259209</text:p>
          </table:table-cell>
          <table:table-cell table:formula="of:=[.G111]*[.G111]" office:value-type="float" office:value="8549776" calcext:value-type="float">
            <text:p>8549776</text:p>
          </table:table-cell>
          <table:table-cell table:formula="of:=[.H111]*[.H111]" office:value-type="float" office:value="5841889" calcext:value-type="float">
            <text:p>5841889</text:p>
          </table:table-cell>
          <table:table-cell table:formula="of:=[.I111]*[.I111]" office:value-type="float" office:value="2160900" calcext:value-type="float">
            <text:p>2160900</text:p>
          </table:table-cell>
          <table:table-cell table:formula="of:=[.J111]*[.J11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4021" calcext:value-type="float">
            <text:p>4021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912" calcext:value-type="float">
            <text:p>2912</text:p>
          </table:table-cell>
          <table:table-cell office:value-type="float" office:value="2446" calcext:value-type="float">
            <text:p>2446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112]*[.D112]" office:value-type="float" office:value="16168441" calcext:value-type="float">
            <text:p>16168441</text:p>
          </table:table-cell>
          <table:table-cell table:formula="of:=[.E112]*[.E112]" office:value-type="float" office:value="13344409" calcext:value-type="float">
            <text:p>13344409</text:p>
          </table:table-cell>
          <table:table-cell table:formula="of:=[.F112]*[.F112]" office:value-type="float" office:value="10407076" calcext:value-type="float">
            <text:p>10407076</text:p>
          </table:table-cell>
          <table:table-cell table:formula="of:=[.G112]*[.G112]" office:value-type="float" office:value="8479744" calcext:value-type="float">
            <text:p>8479744</text:p>
          </table:table-cell>
          <table:table-cell table:formula="of:=[.H112]*[.H112]" office:value-type="float" office:value="5982916" calcext:value-type="float">
            <text:p>5982916</text:p>
          </table:table-cell>
          <table:table-cell table:formula="of:=[.I112]*[.I112]" office:value-type="float" office:value="2114116" calcext:value-type="float">
            <text:p>2114116</text:p>
          </table:table-cell>
          <table:table-cell table:formula="of:=[.J112]*[.J112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86" calcext:value-type="float">
            <text:p>1486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113]*[.D113]" office:value-type="float" office:value="16192576" calcext:value-type="float">
            <text:p>16192576</text:p>
          </table:table-cell>
          <table:table-cell table:formula="of:=[.E113]*[.E113]" office:value-type="float" office:value="13366336" calcext:value-type="float">
            <text:p>13366336</text:p>
          </table:table-cell>
          <table:table-cell table:formula="of:=[.F113]*[.F113]" office:value-type="float" office:value="10156969" calcext:value-type="float">
            <text:p>10156969</text:p>
          </table:table-cell>
          <table:table-cell table:formula="of:=[.G113]*[.G113]" office:value-type="float" office:value="8386816" calcext:value-type="float">
            <text:p>8386816</text:p>
          </table:table-cell>
          <table:table-cell table:formula="of:=[.H113]*[.H113]" office:value-type="float" office:value="5841889" calcext:value-type="float">
            <text:p>5841889</text:p>
          </table:table-cell>
          <table:table-cell table:formula="of:=[.I113]*[.I113]" office:value-type="float" office:value="2208196" calcext:value-type="float">
            <text:p>2208196</text:p>
          </table:table-cell>
          <table:table-cell table:formula="of:=[.J113]*[.J11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31" calcext:value-type="float">
            <text:p>2931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114]*[.D114]" office:value-type="float" office:value="16232841" calcext:value-type="float">
            <text:p>16232841</text:p>
          </table:table-cell>
          <table:table-cell table:formula="of:=[.E114]*[.E114]" office:value-type="float" office:value="13446889" calcext:value-type="float">
            <text:p>13446889</text:p>
          </table:table-cell>
          <table:table-cell table:formula="of:=[.F114]*[.F114]" office:value-type="float" office:value="10316944" calcext:value-type="float">
            <text:p>10316944</text:p>
          </table:table-cell>
          <table:table-cell table:formula="of:=[.G114]*[.G114]" office:value-type="float" office:value="8590761" calcext:value-type="float">
            <text:p>8590761</text:p>
          </table:table-cell>
          <table:table-cell table:formula="of:=[.H114]*[.H114]" office:value-type="float" office:value="5740816" calcext:value-type="float">
            <text:p>5740816</text:p>
          </table:table-cell>
          <table:table-cell table:formula="of:=[.I114]*[.I114]" office:value-type="float" office:value="2125764" calcext:value-type="float">
            <text:p>2125764</text:p>
          </table:table-cell>
          <table:table-cell table:formula="of:=[.J114]*[.J114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033" calcext:value-type="float">
            <text:p>4033</text:p>
          </table:table-cell>
          <table:table-cell office:value-type="float" office:value="3681" calcext:value-type="float">
            <text:p>3681</text:p>
          </table:table-cell>
          <table:table-cell office:value-type="float" office:value="3212" calcext:value-type="float">
            <text:p>3212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115]*[.D115]" office:value-type="float" office:value="16265089" calcext:value-type="float">
            <text:p>16265089</text:p>
          </table:table-cell>
          <table:table-cell table:formula="of:=[.E115]*[.E115]" office:value-type="float" office:value="13549761" calcext:value-type="float">
            <text:p>13549761</text:p>
          </table:table-cell>
          <table:table-cell table:formula="of:=[.F115]*[.F115]" office:value-type="float" office:value="10316944" calcext:value-type="float">
            <text:p>10316944</text:p>
          </table:table-cell>
          <table:table-cell table:formula="of:=[.G115]*[.G115]" office:value-type="float" office:value="8497225" calcext:value-type="float">
            <text:p>8497225</text:p>
          </table:table-cell>
          <table:table-cell table:formula="of:=[.H115]*[.H115]" office:value-type="float" office:value="5654884" calcext:value-type="float">
            <text:p>5654884</text:p>
          </table:table-cell>
          <table:table-cell table:formula="of:=[.I115]*[.I115]" office:value-type="float" office:value="2099601" calcext:value-type="float">
            <text:p>2099601</text:p>
          </table:table-cell>
          <table:table-cell table:formula="of:=[.J115]*[.J11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19" calcext:value-type="float">
            <text:p>2919</text:p>
          </table:table-cell>
          <table:table-cell office:value-type="float" office:value="2413" calcext:value-type="float">
            <text:p>2413</text:p>
          </table:table-cell>
          <table:table-cell office:value-type="float" office:value="1482" calcext:value-type="float">
            <text:p>1482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116]*[.D116]" office:value-type="float" office:value="16305444" calcext:value-type="float">
            <text:p>16305444</text:p>
          </table:table-cell>
          <table:table-cell table:formula="of:=[.E116]*[.E116]" office:value-type="float" office:value="13498276" calcext:value-type="float">
            <text:p>13498276</text:p>
          </table:table-cell>
          <table:table-cell table:formula="of:=[.F116]*[.F116]" office:value-type="float" office:value="10272025" calcext:value-type="float">
            <text:p>10272025</text:p>
          </table:table-cell>
          <table:table-cell table:formula="of:=[.G116]*[.G116]" office:value-type="float" office:value="8520561" calcext:value-type="float">
            <text:p>8520561</text:p>
          </table:table-cell>
          <table:table-cell table:formula="of:=[.H116]*[.H116]" office:value-type="float" office:value="5822569" calcext:value-type="float">
            <text:p>5822569</text:p>
          </table:table-cell>
          <table:table-cell table:formula="of:=[.I116]*[.I116]" office:value-type="float" office:value="2196324" calcext:value-type="float">
            <text:p>2196324</text:p>
          </table:table-cell>
          <table:table-cell table:formula="of:=[.J116]*[.J11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4040" calcext:value-type="float">
            <text:p>4040</text:p>
          </table:table-cell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43" calcext:value-type="float">
            <text:p>2943</text:p>
          </table:table-cell>
          <table:table-cell office:value-type="float" office:value="2406" calcext:value-type="float">
            <text:p>2406</text:p>
          </table:table-cell>
          <table:table-cell office:value-type="float" office:value="1486" calcext:value-type="float">
            <text:p>1486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117]*[.D117]" office:value-type="float" office:value="16321600" calcext:value-type="float">
            <text:p>16321600</text:p>
          </table:table-cell>
          <table:table-cell table:formula="of:=[.E117]*[.E117]" office:value-type="float" office:value="13329801" calcext:value-type="float">
            <text:p>13329801</text:p>
          </table:table-cell>
          <table:table-cell table:formula="of:=[.F117]*[.F117]" office:value-type="float" office:value="10349089" calcext:value-type="float">
            <text:p>10349089</text:p>
          </table:table-cell>
          <table:table-cell table:formula="of:=[.G117]*[.G117]" office:value-type="float" office:value="8661249" calcext:value-type="float">
            <text:p>8661249</text:p>
          </table:table-cell>
          <table:table-cell table:formula="of:=[.H117]*[.H117]" office:value-type="float" office:value="5788836" calcext:value-type="float">
            <text:p>5788836</text:p>
          </table:table-cell>
          <table:table-cell table:formula="of:=[.I117]*[.I117]" office:value-type="float" office:value="2208196" calcext:value-type="float">
            <text:p>2208196</text:p>
          </table:table-cell>
          <table:table-cell table:formula="of:=[.J117]*[.J11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38" calcext:value-type="float">
            <text:p>3238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18]*[.D118]" office:value-type="float" office:value="16434916" calcext:value-type="float">
            <text:p>16434916</text:p>
          </table:table-cell>
          <table:table-cell table:formula="of:=[.E118]*[.E118]" office:value-type="float" office:value="13227769" calcext:value-type="float">
            <text:p>13227769</text:p>
          </table:table-cell>
          <table:table-cell table:formula="of:=[.F118]*[.F118]" office:value-type="float" office:value="10484644" calcext:value-type="float">
            <text:p>10484644</text:p>
          </table:table-cell>
          <table:table-cell table:formula="of:=[.G118]*[.G118]" office:value-type="float" office:value="8702500" calcext:value-type="float">
            <text:p>8702500</text:p>
          </table:table-cell>
          <table:table-cell table:formula="of:=[.H118]*[.H118]" office:value-type="float" office:value="5731236" calcext:value-type="float">
            <text:p>5731236</text:p>
          </table:table-cell>
          <table:table-cell table:formula="of:=[.I118]*[.I118]" office:value-type="float" office:value="2119936" calcext:value-type="float">
            <text:p>2119936</text:p>
          </table:table-cell>
          <table:table-cell table:formula="of:=[.J118]*[.J11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998" calcext:value-type="float">
            <text:p>3998</text:p>
          </table:table-cell>
          <table:table-cell office:value-type="float" office:value="3698" calcext:value-type="float">
            <text:p>3698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19]*[.D119]" office:value-type="float" office:value="15984004" calcext:value-type="float">
            <text:p>15984004</text:p>
          </table:table-cell>
          <table:table-cell table:formula="of:=[.E119]*[.E119]" office:value-type="float" office:value="13675204" calcext:value-type="float">
            <text:p>13675204</text:p>
          </table:table-cell>
          <table:table-cell table:formula="of:=[.F119]*[.F119]" office:value-type="float" office:value="10259209" calcext:value-type="float">
            <text:p>10259209</text:p>
          </table:table-cell>
          <table:table-cell table:formula="of:=[.G119]*[.G119]" office:value-type="float" office:value="8288641" calcext:value-type="float">
            <text:p>8288641</text:p>
          </table:table-cell>
          <table:table-cell table:formula="of:=[.H119]*[.H119]" office:value-type="float" office:value="5740816" calcext:value-type="float">
            <text:p>5740816</text:p>
          </table:table-cell>
          <table:table-cell table:formula="of:=[.I119]*[.I119]" office:value-type="float" office:value="2146225" calcext:value-type="float">
            <text:p>2146225</text:p>
          </table:table-cell>
          <table:table-cell table:formula="of:=[.J119]*[.J119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19" calcext:value-type="float">
            <text:p>2919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120]*[.D120]" office:value-type="float" office:value="16289296" calcext:value-type="float">
            <text:p>16289296</text:p>
          </table:table-cell>
          <table:table-cell table:formula="of:=[.E120]*[.E120]" office:value-type="float" office:value="13329801" calcext:value-type="float">
            <text:p>13329801</text:p>
          </table:table-cell>
          <table:table-cell table:formula="of:=[.F120]*[.F120]" office:value-type="float" office:value="10201636" calcext:value-type="float">
            <text:p>10201636</text:p>
          </table:table-cell>
          <table:table-cell table:formula="of:=[.G120]*[.G120]" office:value-type="float" office:value="8520561" calcext:value-type="float">
            <text:p>8520561</text:p>
          </table:table-cell>
          <table:table-cell table:formula="of:=[.H120]*[.H120]" office:value-type="float" office:value="5654884" calcext:value-type="float">
            <text:p>5654884</text:p>
          </table:table-cell>
          <table:table-cell table:formula="of:=[.I120]*[.I120]" office:value-type="float" office:value="2181529" calcext:value-type="float">
            <text:p>2181529</text:p>
          </table:table-cell>
          <table:table-cell table:formula="of:=[.J120]*[.J120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4026" calcext:value-type="float">
            <text:p>4026</text:p>
          </table:table-cell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31" calcext:value-type="float">
            <text:p>2931</text:p>
          </table:table-cell>
          <table:table-cell office:value-type="float" office:value="2380" calcext:value-type="float">
            <text:p>2380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121]*[.D121]" office:value-type="float" office:value="16208676" calcext:value-type="float">
            <text:p>16208676</text:p>
          </table:table-cell>
          <table:table-cell table:formula="of:=[.E121]*[.E121]" office:value-type="float" office:value="13417569" calcext:value-type="float">
            <text:p>13417569</text:p>
          </table:table-cell>
          <table:table-cell table:formula="of:=[.F121]*[.F121]" office:value-type="float" office:value="10125124" calcext:value-type="float">
            <text:p>10125124</text:p>
          </table:table-cell>
          <table:table-cell table:formula="of:=[.G121]*[.G121]" office:value-type="float" office:value="8590761" calcext:value-type="float">
            <text:p>8590761</text:p>
          </table:table-cell>
          <table:table-cell table:formula="of:=[.H121]*[.H121]" office:value-type="float" office:value="5664400" calcext:value-type="float">
            <text:p>5664400</text:p>
          </table:table-cell>
          <table:table-cell table:formula="of:=[.I121]*[.I121]" office:value-type="float" office:value="2119936" calcext:value-type="float">
            <text:p>2119936</text:p>
          </table:table-cell>
          <table:table-cell table:formula="of:=[.J121]*[.J121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4003" calcext:value-type="float">
            <text:p>4003</text:p>
          </table:table-cell>
          <table:table-cell office:value-type="float" office:value="3670" calcext:value-type="float">
            <text:p>3670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122]*[.D122]" office:value-type="float" office:value="16024009" calcext:value-type="float">
            <text:p>16024009</text:p>
          </table:table-cell>
          <table:table-cell table:formula="of:=[.E122]*[.E122]" office:value-type="float" office:value="13468900" calcext:value-type="float">
            <text:p>13468900</text:p>
          </table:table-cell>
          <table:table-cell table:formula="of:=[.F122]*[.F122]" office:value-type="float" office:value="10316944" calcext:value-type="float">
            <text:p>10316944</text:p>
          </table:table-cell>
          <table:table-cell table:formula="of:=[.G122]*[.G122]" office:value-type="float" office:value="8410000" calcext:value-type="float">
            <text:p>8410000</text:p>
          </table:table-cell>
          <table:table-cell table:formula="of:=[.H122]*[.H122]" office:value-type="float" office:value="5774409" calcext:value-type="float">
            <text:p>5774409</text:p>
          </table:table-cell>
          <table:table-cell table:formula="of:=[.I122]*[.I122]" office:value-type="float" office:value="2119936" calcext:value-type="float">
            <text:p>2119936</text:p>
          </table:table-cell>
          <table:table-cell table:formula="of:=[.J122]*[.J122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024" calcext:value-type="float">
            <text:p>4024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123]*[.D123]" office:value-type="float" office:value="16192576" calcext:value-type="float">
            <text:p>16192576</text:p>
          </table:table-cell>
          <table:table-cell table:formula="of:=[.E123]*[.E123]" office:value-type="float" office:value="13242321" calcext:value-type="float">
            <text:p>13242321</text:p>
          </table:table-cell>
          <table:table-cell table:formula="of:=[.F123]*[.F123]" office:value-type="float" office:value="10214416" calcext:value-type="float">
            <text:p>10214416</text:p>
          </table:table-cell>
          <table:table-cell table:formula="of:=[.G123]*[.G123]" office:value-type="float" office:value="8702500" calcext:value-type="float">
            <text:p>8702500</text:p>
          </table:table-cell>
          <table:table-cell table:formula="of:=[.H123]*[.H123]" office:value-type="float" office:value="5755201" calcext:value-type="float">
            <text:p>5755201</text:p>
          </table:table-cell>
          <table:table-cell table:formula="of:=[.I123]*[.I123]" office:value-type="float" office:value="2125764" calcext:value-type="float">
            <text:p>2125764</text:p>
          </table:table-cell>
          <table:table-cell table:formula="of:=[.J123]*[.J12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036" calcext:value-type="float">
            <text:p>4036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24]*[.D124]" office:value-type="float" office:value="16289296" calcext:value-type="float">
            <text:p>16289296</text:p>
          </table:table-cell>
          <table:table-cell table:formula="of:=[.E124]*[.E124]" office:value-type="float" office:value="13675204" calcext:value-type="float">
            <text:p>13675204</text:p>
          </table:table-cell>
          <table:table-cell table:formula="of:=[.F124]*[.F124]" office:value-type="float" office:value="10304100" calcext:value-type="float">
            <text:p>10304100</text:p>
          </table:table-cell>
          <table:table-cell table:formula="of:=[.G124]*[.G124]" office:value-type="float" office:value="8386816" calcext:value-type="float">
            <text:p>8386816</text:p>
          </table:table-cell>
          <table:table-cell table:formula="of:=[.H124]*[.H124]" office:value-type="float" office:value="5688225" calcext:value-type="float">
            <text:p>5688225</text:p>
          </table:table-cell>
          <table:table-cell table:formula="of:=[.I124]*[.I124]" office:value-type="float" office:value="2196324" calcext:value-type="float">
            <text:p>2196324</text:p>
          </table:table-cell>
          <table:table-cell table:formula="of:=[.J124]*[.J12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000" calcext:value-type="float">
            <text:p>4000</text:p>
          </table:table-cell>
          <table:table-cell office:value-type="float" office:value="3658" calcext:value-type="float">
            <text:p>3658</text:p>
          </table:table-cell>
          <table:table-cell office:value-type="float" office:value="3182" calcext:value-type="float">
            <text:p>3182</text:p>
          </table:table-cell>
          <table:table-cell office:value-type="float" office:value="2863" calcext:value-type="float">
            <text:p>2863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125]*[.D125]" office:value-type="float" office:value="16000000" calcext:value-type="float">
            <text:p>16000000</text:p>
          </table:table-cell>
          <table:table-cell table:formula="of:=[.E125]*[.E125]" office:value-type="float" office:value="13380964" calcext:value-type="float">
            <text:p>13380964</text:p>
          </table:table-cell>
          <table:table-cell table:formula="of:=[.F125]*[.F125]" office:value-type="float" office:value="10125124" calcext:value-type="float">
            <text:p>10125124</text:p>
          </table:table-cell>
          <table:table-cell table:formula="of:=[.G125]*[.G125]" office:value-type="float" office:value="8196769" calcext:value-type="float">
            <text:p>8196769</text:p>
          </table:table-cell>
          <table:table-cell table:formula="of:=[.H125]*[.H125]" office:value-type="float" office:value="5664400" calcext:value-type="float">
            <text:p>5664400</text:p>
          </table:table-cell>
          <table:table-cell table:formula="of:=[.I125]*[.I125]" office:value-type="float" office:value="2070721" calcext:value-type="float">
            <text:p>2070721</text:p>
          </table:table-cell>
          <table:table-cell table:formula="of:=[.J125]*[.J12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126]*[.D126]" office:value-type="float" office:value="16168441" calcext:value-type="float">
            <text:p>16168441</text:p>
          </table:table-cell>
          <table:table-cell table:formula="of:=[.E126]*[.E126]" office:value-type="float" office:value="13586596" calcext:value-type="float">
            <text:p>13586596</text:p>
          </table:table-cell>
          <table:table-cell table:formula="of:=[.F126]*[.F126]" office:value-type="float" office:value="10304100" calcext:value-type="float">
            <text:p>10304100</text:p>
          </table:table-cell>
          <table:table-cell table:formula="of:=[.G126]*[.G126]" office:value-type="float" office:value="8328996" calcext:value-type="float">
            <text:p>8328996</text:p>
          </table:table-cell>
          <table:table-cell table:formula="of:=[.H126]*[.H126]" office:value-type="float" office:value="5688225" calcext:value-type="float">
            <text:p>5688225</text:p>
          </table:table-cell>
          <table:table-cell table:formula="of:=[.I126]*[.I126]" office:value-type="float" office:value="2099601" calcext:value-type="float">
            <text:p>2099601</text:p>
          </table:table-cell>
          <table:table-cell table:formula="of:=[.J126]*[.J126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27]*[.D127]" office:value-type="float" office:value="16475481" calcext:value-type="float">
            <text:p>16475481</text:p>
          </table:table-cell>
          <table:table-cell table:formula="of:=[.E127]*[.E127]" office:value-type="float" office:value="13329801" calcext:value-type="float">
            <text:p>13329801</text:p>
          </table:table-cell>
          <table:table-cell table:formula="of:=[.F127]*[.F127]" office:value-type="float" office:value="10336225" calcext:value-type="float">
            <text:p>10336225</text:p>
          </table:table-cell>
          <table:table-cell table:formula="of:=[.G127]*[.G127]" office:value-type="float" office:value="8714304" calcext:value-type="float">
            <text:p>8714304</text:p>
          </table:table-cell>
          <table:table-cell table:formula="of:=[.H127]*[.H127]" office:value-type="float" office:value="5856400" calcext:value-type="float">
            <text:p>5856400</text:p>
          </table:table-cell>
          <table:table-cell table:formula="of:=[.I127]*[.I127]" office:value-type="float" office:value="2105401" calcext:value-type="float">
            <text:p>2105401</text:p>
          </table:table-cell>
          <table:table-cell table:formula="of:=[.J127]*[.J12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128]*[.D128]" office:value-type="float" office:value="16248961" calcext:value-type="float">
            <text:p>16248961</text:p>
          </table:table-cell>
          <table:table-cell table:formula="of:=[.E128]*[.E128]" office:value-type="float" office:value="13520329" calcext:value-type="float">
            <text:p>13520329</text:p>
          </table:table-cell>
          <table:table-cell table:formula="of:=[.F128]*[.F128]" office:value-type="float" office:value="10316944" calcext:value-type="float">
            <text:p>10316944</text:p>
          </table:table-cell>
          <table:table-cell table:formula="of:=[.G128]*[.G128]" office:value-type="float" office:value="8549776" calcext:value-type="float">
            <text:p>8549776</text:p>
          </table:table-cell>
          <table:table-cell table:formula="of:=[.H128]*[.H128]" office:value-type="float" office:value="5721664" calcext:value-type="float">
            <text:p>5721664</text:p>
          </table:table-cell>
          <table:table-cell table:formula="of:=[.I128]*[.I128]" office:value-type="float" office:value="2140369" calcext:value-type="float">
            <text:p>2140369</text:p>
          </table:table-cell>
          <table:table-cell table:formula="of:=[.J128]*[.J128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184" calcext:value-type="float">
            <text:p>3184</text:p>
          </table:table-cell>
          <table:table-cell office:value-type="float" office:value="2976" calcext:value-type="float">
            <text:p>297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129]*[.D129]" office:value-type="float" office:value="16248961" calcext:value-type="float">
            <text:p>16248961</text:p>
          </table:table-cell>
          <table:table-cell table:formula="of:=[.E129]*[.E129]" office:value-type="float" office:value="13380964" calcext:value-type="float">
            <text:p>13380964</text:p>
          </table:table-cell>
          <table:table-cell table:formula="of:=[.F129]*[.F129]" office:value-type="float" office:value="10137856" calcext:value-type="float">
            <text:p>10137856</text:p>
          </table:table-cell>
          <table:table-cell table:formula="of:=[.G129]*[.G129]" office:value-type="float" office:value="8856576" calcext:value-type="float">
            <text:p>8856576</text:p>
          </table:table-cell>
          <table:table-cell table:formula="of:=[.H129]*[.H129]" office:value-type="float" office:value="5731236" calcext:value-type="float">
            <text:p>5731236</text:p>
          </table:table-cell>
          <table:table-cell table:formula="of:=[.I129]*[.I129]" office:value-type="float" office:value="2125764" calcext:value-type="float">
            <text:p>2125764</text:p>
          </table:table-cell>
          <table:table-cell table:formula="of:=[.J129]*[.J129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4026" calcext:value-type="float">
            <text:p>4026</text:p>
          </table:table-cell>
          <table:table-cell office:value-type="float" office:value="3686" calcext:value-type="float">
            <text:p>3686</text:p>
          </table:table-cell>
          <table:table-cell office:value-type="float" office:value="3234" calcext:value-type="float">
            <text:p>3234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130]*[.D130]" office:value-type="float" office:value="16208676" calcext:value-type="float">
            <text:p>16208676</text:p>
          </table:table-cell>
          <table:table-cell table:formula="of:=[.E130]*[.E130]" office:value-type="float" office:value="13586596" calcext:value-type="float">
            <text:p>13586596</text:p>
          </table:table-cell>
          <table:table-cell table:formula="of:=[.F130]*[.F130]" office:value-type="float" office:value="10458756" calcext:value-type="float">
            <text:p>10458756</text:p>
          </table:table-cell>
          <table:table-cell table:formula="of:=[.G130]*[.G130]" office:value-type="float" office:value="8497225" calcext:value-type="float">
            <text:p>8497225</text:p>
          </table:table-cell>
          <table:table-cell table:formula="of:=[.H130]*[.H130]" office:value-type="float" office:value="5832225" calcext:value-type="float">
            <text:p>5832225</text:p>
          </table:table-cell>
          <table:table-cell table:formula="of:=[.I130]*[.I130]" office:value-type="float" office:value="2146225" calcext:value-type="float">
            <text:p>2146225</text:p>
          </table:table-cell>
          <table:table-cell table:formula="of:=[.J130]*[.J130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3" calcext:value-type="float">
            <text:p>3203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31]*[.D131]" office:value-type="float" office:value="16248961" calcext:value-type="float">
            <text:p>16248961</text:p>
          </table:table-cell>
          <table:table-cell table:formula="of:=[.E131]*[.E131]" office:value-type="float" office:value="13242321" calcext:value-type="float">
            <text:p>13242321</text:p>
          </table:table-cell>
          <table:table-cell table:formula="of:=[.F131]*[.F131]" office:value-type="float" office:value="10259209" calcext:value-type="float">
            <text:p>10259209</text:p>
          </table:table-cell>
          <table:table-cell table:formula="of:=[.G131]*[.G131]" office:value-type="float" office:value="8265625" calcext:value-type="float">
            <text:p>8265625</text:p>
          </table:table-cell>
          <table:table-cell table:formula="of:=[.H131]*[.H131]" office:value-type="float" office:value="5721664" calcext:value-type="float">
            <text:p>5721664</text:p>
          </table:table-cell>
          <table:table-cell table:formula="of:=[.I131]*[.I131]" office:value-type="float" office:value="2114116" calcext:value-type="float">
            <text:p>2114116</text:p>
          </table:table-cell>
          <table:table-cell table:formula="of:=[.J131]*[.J131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32]*[.D132]" office:value-type="float" office:value="16040025" calcext:value-type="float">
            <text:p>16040025</text:p>
          </table:table-cell>
          <table:table-cell table:formula="of:=[.E132]*[.E132]" office:value-type="float" office:value="13315201" calcext:value-type="float">
            <text:p>13315201</text:p>
          </table:table-cell>
          <table:table-cell table:formula="of:=[.F132]*[.F132]" office:value-type="float" office:value="10394176" calcext:value-type="float">
            <text:p>10394176</text:p>
          </table:table-cell>
          <table:table-cell table:formula="of:=[.G132]*[.G132]" office:value-type="float" office:value="8520561" calcext:value-type="float">
            <text:p>8520561</text:p>
          </table:table-cell>
          <table:table-cell table:formula="of:=[.H132]*[.H132]" office:value-type="float" office:value="5707321" calcext:value-type="float">
            <text:p>5707321</text:p>
          </table:table-cell>
          <table:table-cell table:formula="of:=[.I132]*[.I132]" office:value-type="float" office:value="2140369" calcext:value-type="float">
            <text:p>2140369</text:p>
          </table:table-cell>
          <table:table-cell table:formula="of:=[.J132]*[.J13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012" calcext:value-type="float">
            <text:p>4012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33]*[.D133]" office:value-type="float" office:value="16096144" calcext:value-type="float">
            <text:p>16096144</text:p>
          </table:table-cell>
          <table:table-cell table:formula="of:=[.E133]*[.E133]" office:value-type="float" office:value="13315201" calcext:value-type="float">
            <text:p>13315201</text:p>
          </table:table-cell>
          <table:table-cell table:formula="of:=[.F133]*[.F133]" office:value-type="float" office:value="10169721" calcext:value-type="float">
            <text:p>10169721</text:p>
          </table:table-cell>
          <table:table-cell table:formula="of:=[.G133]*[.G133]" office:value-type="float" office:value="8561476" calcext:value-type="float">
            <text:p>8561476</text:p>
          </table:table-cell>
          <table:table-cell table:formula="of:=[.H133]*[.H133]" office:value-type="float" office:value="5654884" calcext:value-type="float">
            <text:p>5654884</text:p>
          </table:table-cell>
          <table:table-cell table:formula="of:=[.I133]*[.I133]" office:value-type="float" office:value="2166784" calcext:value-type="float">
            <text:p>2166784</text:p>
          </table:table-cell>
          <table:table-cell table:formula="of:=[.J133]*[.J13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368" calcext:value-type="float">
            <text:p>2368</text:p>
          </table:table-cell>
          <table:table-cell office:value-type="float" office:value="1428" calcext:value-type="float">
            <text:p>1428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34]*[.D134]" office:value-type="float" office:value="16265089" calcext:value-type="float">
            <text:p>16265089</text:p>
          </table:table-cell>
          <table:table-cell table:formula="of:=[.E134]*[.E134]" office:value-type="float" office:value="13432225" calcext:value-type="float">
            <text:p>13432225</text:p>
          </table:table-cell>
          <table:table-cell table:formula="of:=[.F134]*[.F134]" office:value-type="float" office:value="10201636" calcext:value-type="float">
            <text:p>10201636</text:p>
          </table:table-cell>
          <table:table-cell table:formula="of:=[.G134]*[.G134]" office:value-type="float" office:value="8317456" calcext:value-type="float">
            <text:p>8317456</text:p>
          </table:table-cell>
          <table:table-cell table:formula="of:=[.H134]*[.H134]" office:value-type="float" office:value="5607424" calcext:value-type="float">
            <text:p>5607424</text:p>
          </table:table-cell>
          <table:table-cell table:formula="of:=[.I134]*[.I134]" office:value-type="float" office:value="2039184" calcext:value-type="float">
            <text:p>2039184</text:p>
          </table:table-cell>
          <table:table-cell table:formula="of:=[.J134]*[.J134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35]*[.D135]" office:value-type="float" office:value="16208676" calcext:value-type="float">
            <text:p>16208676</text:p>
          </table:table-cell>
          <table:table-cell table:formula="of:=[.E135]*[.E135]" office:value-type="float" office:value="13468900" calcext:value-type="float">
            <text:p>13468900</text:p>
          </table:table-cell>
          <table:table-cell table:formula="of:=[.F135]*[.F135]" office:value-type="float" office:value="10349089" calcext:value-type="float">
            <text:p>10349089</text:p>
          </table:table-cell>
          <table:table-cell table:formula="of:=[.G135]*[.G135]" office:value-type="float" office:value="8248384" calcext:value-type="float">
            <text:p>8248384</text:p>
          </table:table-cell>
          <table:table-cell table:formula="of:=[.H135]*[.H135]" office:value-type="float" office:value="5616900" calcext:value-type="float">
            <text:p>5616900</text:p>
          </table:table-cell>
          <table:table-cell table:formula="of:=[.I135]*[.I135]" office:value-type="float" office:value="2155024" calcext:value-type="float">
            <text:p>2155024</text:p>
          </table:table-cell>
          <table:table-cell table:formula="of:=[.J135]*[.J13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4007" calcext:value-type="float">
            <text:p>4007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929" calcext:value-type="float">
            <text:p>2929</text:p>
          </table:table-cell>
          <table:table-cell office:value-type="float" office:value="2434" calcext:value-type="float">
            <text:p>2434</text:p>
          </table:table-cell>
          <table:table-cell office:value-type="float" office:value="1477" calcext:value-type="float">
            <text:p>1477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136]*[.D136]" office:value-type="float" office:value="16056049" calcext:value-type="float">
            <text:p>16056049</text:p>
          </table:table-cell>
          <table:table-cell table:formula="of:=[.E136]*[.E136]" office:value-type="float" office:value="13329801" calcext:value-type="float">
            <text:p>13329801</text:p>
          </table:table-cell>
          <table:table-cell table:formula="of:=[.F136]*[.F136]" office:value-type="float" office:value="10169721" calcext:value-type="float">
            <text:p>10169721</text:p>
          </table:table-cell>
          <table:table-cell table:formula="of:=[.G136]*[.G136]" office:value-type="float" office:value="8579041" calcext:value-type="float">
            <text:p>8579041</text:p>
          </table:table-cell>
          <table:table-cell table:formula="of:=[.H136]*[.H136]" office:value-type="float" office:value="5924356" calcext:value-type="float">
            <text:p>5924356</text:p>
          </table:table-cell>
          <table:table-cell table:formula="of:=[.I136]*[.I136]" office:value-type="float" office:value="2181529" calcext:value-type="float">
            <text:p>2181529</text:p>
          </table:table-cell>
          <table:table-cell table:formula="of:=[.J136]*[.J136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4054" calcext:value-type="float">
            <text:p>4054</text:p>
          </table:table-cell>
          <table:table-cell office:value-type="float" office:value="3637" calcext:value-type="float">
            <text:p>3637</text:p>
          </table:table-cell>
          <table:table-cell office:value-type="float" office:value="3208" calcext:value-type="float">
            <text:p>3208</text:p>
          </table:table-cell>
          <table:table-cell office:value-type="float" office:value="2917" calcext:value-type="float">
            <text:p>2917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137]*[.D137]" office:value-type="float" office:value="16434916" calcext:value-type="float">
            <text:p>16434916</text:p>
          </table:table-cell>
          <table:table-cell table:formula="of:=[.E137]*[.E137]" office:value-type="float" office:value="13227769" calcext:value-type="float">
            <text:p>13227769</text:p>
          </table:table-cell>
          <table:table-cell table:formula="of:=[.F137]*[.F137]" office:value-type="float" office:value="10291264" calcext:value-type="float">
            <text:p>10291264</text:p>
          </table:table-cell>
          <table:table-cell table:formula="of:=[.G137]*[.G137]" office:value-type="float" office:value="8508889" calcext:value-type="float">
            <text:p>8508889</text:p>
          </table:table-cell>
          <table:table-cell table:formula="of:=[.H137]*[.H137]" office:value-type="float" office:value="5856400" calcext:value-type="float">
            <text:p>5856400</text:p>
          </table:table-cell>
          <table:table-cell table:formula="of:=[.I137]*[.I137]" office:value-type="float" office:value="2146225" calcext:value-type="float">
            <text:p>2146225</text:p>
          </table:table-cell>
          <table:table-cell table:formula="of:=[.J137]*[.J137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38]*[.D138]" office:value-type="float" office:value="16402500" calcext:value-type="float">
            <text:p>16402500</text:p>
          </table:table-cell>
          <table:table-cell table:formula="of:=[.E138]*[.E138]" office:value-type="float" office:value="13417569" calcext:value-type="float">
            <text:p>13417569</text:p>
          </table:table-cell>
          <table:table-cell table:formula="of:=[.F138]*[.F138]" office:value-type="float" office:value="10259209" calcext:value-type="float">
            <text:p>10259209</text:p>
          </table:table-cell>
          <table:table-cell table:formula="of:=[.G138]*[.G138]" office:value-type="float" office:value="8714304" calcext:value-type="float">
            <text:p>8714304</text:p>
          </table:table-cell>
          <table:table-cell table:formula="of:=[.H138]*[.H138]" office:value-type="float" office:value="5755201" calcext:value-type="float">
            <text:p>5755201</text:p>
          </table:table-cell>
          <table:table-cell table:formula="of:=[.I138]*[.I138]" office:value-type="float" office:value="2140369" calcext:value-type="float">
            <text:p>2140369</text:p>
          </table:table-cell>
          <table:table-cell table:formula="of:=[.J138]*[.J138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4012" calcext:value-type="float">
            <text:p>401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52" calcext:value-type="float">
            <text:p>2952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39]*[.D139]" office:value-type="float" office:value="16096144" calcext:value-type="float">
            <text:p>16096144</text:p>
          </table:table-cell>
          <table:table-cell table:formula="of:=[.E139]*[.E139]" office:value-type="float" office:value="13483584" calcext:value-type="float">
            <text:p>13483584</text:p>
          </table:table-cell>
          <table:table-cell table:formula="of:=[.F139]*[.F139]" office:value-type="float" office:value="10336225" calcext:value-type="float">
            <text:p>10336225</text:p>
          </table:table-cell>
          <table:table-cell table:formula="of:=[.G139]*[.G139]" office:value-type="float" office:value="8714304" calcext:value-type="float">
            <text:p>8714304</text:p>
          </table:table-cell>
          <table:table-cell table:formula="of:=[.H139]*[.H139]" office:value-type="float" office:value="5664400" calcext:value-type="float">
            <text:p>5664400</text:p>
          </table:table-cell>
          <table:table-cell table:formula="of:=[.I139]*[.I139]" office:value-type="float" office:value="2146225" calcext:value-type="float">
            <text:p>2146225</text:p>
          </table:table-cell>
          <table:table-cell table:formula="of:=[.J139]*[.J13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40]*[.D140]" office:value-type="float" office:value="16024009" calcext:value-type="float">
            <text:p>16024009</text:p>
          </table:table-cell>
          <table:table-cell table:formula="of:=[.E140]*[.E140]" office:value-type="float" office:value="13395600" calcext:value-type="float">
            <text:p>13395600</text:p>
          </table:table-cell>
          <table:table-cell table:formula="of:=[.F140]*[.F140]" office:value-type="float" office:value="10458756" calcext:value-type="float">
            <text:p>10458756</text:p>
          </table:table-cell>
          <table:table-cell table:formula="of:=[.G140]*[.G140]" office:value-type="float" office:value="8386816" calcext:value-type="float">
            <text:p>8386816</text:p>
          </table:table-cell>
          <table:table-cell table:formula="of:=[.H140]*[.H140]" office:value-type="float" office:value="5541316" calcext:value-type="float">
            <text:p>5541316</text:p>
          </table:table-cell>
          <table:table-cell table:formula="of:=[.I140]*[.I140]" office:value-type="float" office:value="2099601" calcext:value-type="float">
            <text:p>2099601</text:p>
          </table:table-cell>
          <table:table-cell table:formula="of:=[.J140]*[.J14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4047" calcext:value-type="float">
            <text:p>4047</text:p>
          </table:table-cell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8" calcext:value-type="float">
            <text:p>2368</text:p>
          </table:table-cell>
          <table:table-cell office:value-type="float" office:value="1470" calcext:value-type="float">
            <text:p>1470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141]*[.D141]" office:value-type="float" office:value="16378209" calcext:value-type="float">
            <text:p>16378209</text:p>
          </table:table-cell>
          <table:table-cell table:formula="of:=[.E141]*[.E141]" office:value-type="float" office:value="13417569" calcext:value-type="float">
            <text:p>13417569</text:p>
          </table:table-cell>
          <table:table-cell table:formula="of:=[.F141]*[.F141]" office:value-type="float" office:value="10182481" calcext:value-type="float">
            <text:p>10182481</text:p>
          </table:table-cell>
          <table:table-cell table:formula="of:=[.G141]*[.G141]" office:value-type="float" office:value="8456464" calcext:value-type="float">
            <text:p>8456464</text:p>
          </table:table-cell>
          <table:table-cell table:formula="of:=[.H141]*[.H141]" office:value-type="float" office:value="5607424" calcext:value-type="float">
            <text:p>5607424</text:p>
          </table:table-cell>
          <table:table-cell table:formula="of:=[.I141]*[.I141]" office:value-type="float" office:value="2160900" calcext:value-type="float">
            <text:p>2160900</text:p>
          </table:table-cell>
          <table:table-cell table:formula="of:=[.J141]*[.J14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996" calcext:value-type="float">
            <text:p>3996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142]*[.D142]" office:value-type="float" office:value="15968016" calcext:value-type="float">
            <text:p>15968016</text:p>
          </table:table-cell>
          <table:table-cell table:formula="of:=[.E142]*[.E142]" office:value-type="float" office:value="13293316" calcext:value-type="float">
            <text:p>13293316</text:p>
          </table:table-cell>
          <table:table-cell table:formula="of:=[.F142]*[.F142]" office:value-type="float" office:value="10137856" calcext:value-type="float">
            <text:p>10137856</text:p>
          </table:table-cell>
          <table:table-cell table:formula="of:=[.G142]*[.G142]" office:value-type="float" office:value="8317456" calcext:value-type="float">
            <text:p>8317456</text:p>
          </table:table-cell>
          <table:table-cell table:formula="of:=[.H142]*[.H142]" office:value-type="float" office:value="5798464" calcext:value-type="float">
            <text:p>5798464</text:p>
          </table:table-cell>
          <table:table-cell table:formula="of:=[.I142]*[.I142]" office:value-type="float" office:value="2134521" calcext:value-type="float">
            <text:p>2134521</text:p>
          </table:table-cell>
          <table:table-cell table:formula="of:=[.J142]*[.J142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143]*[.D143]" office:value-type="float" office:value="16265089" calcext:value-type="float">
            <text:p>16265089</text:p>
          </table:table-cell>
          <table:table-cell table:formula="of:=[.E143]*[.E143]" office:value-type="float" office:value="13329801" calcext:value-type="float">
            <text:p>13329801</text:p>
          </table:table-cell>
          <table:table-cell table:formula="of:=[.F143]*[.F143]" office:value-type="float" office:value="10361961" calcext:value-type="float">
            <text:p>10361961</text:p>
          </table:table-cell>
          <table:table-cell table:formula="of:=[.G143]*[.G143]" office:value-type="float" office:value="8439025" calcext:value-type="float">
            <text:p>8439025</text:p>
          </table:table-cell>
          <table:table-cell table:formula="of:=[.H143]*[.H143]" office:value-type="float" office:value="5697769" calcext:value-type="float">
            <text:p>5697769</text:p>
          </table:table-cell>
          <table:table-cell table:formula="of:=[.I143]*[.I143]" office:value-type="float" office:value="2125764" calcext:value-type="float">
            <text:p>2125764</text:p>
          </table:table-cell>
          <table:table-cell table:formula="of:=[.J143]*[.J14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4038" calcext:value-type="float">
            <text:p>4038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33" calcext:value-type="float">
            <text:p>2933</text:p>
          </table:table-cell>
          <table:table-cell office:value-type="float" office:value="2406" calcext:value-type="float">
            <text:p>2406</text:p>
          </table:table-cell>
          <table:table-cell office:value-type="float" office:value="1456" calcext:value-type="float">
            <text:p>1456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144]*[.D144]" office:value-type="float" office:value="16305444" calcext:value-type="float">
            <text:p>16305444</text:p>
          </table:table-cell>
          <table:table-cell table:formula="of:=[.E144]*[.E144]" office:value-type="float" office:value="13483584" calcext:value-type="float">
            <text:p>13483584</text:p>
          </table:table-cell>
          <table:table-cell table:formula="of:=[.F144]*[.F144]" office:value-type="float" office:value="10201636" calcext:value-type="float">
            <text:p>10201636</text:p>
          </table:table-cell>
          <table:table-cell table:formula="of:=[.G144]*[.G144]" office:value-type="float" office:value="8602489" calcext:value-type="float">
            <text:p>8602489</text:p>
          </table:table-cell>
          <table:table-cell table:formula="of:=[.H144]*[.H144]" office:value-type="float" office:value="5788836" calcext:value-type="float">
            <text:p>5788836</text:p>
          </table:table-cell>
          <table:table-cell table:formula="of:=[.I144]*[.I144]" office:value-type="float" office:value="2119936" calcext:value-type="float">
            <text:p>2119936</text:p>
          </table:table-cell>
          <table:table-cell table:formula="of:=[.J144]*[.J144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4007" calcext:value-type="float">
            <text:p>4007</text:p>
          </table:table-cell>
          <table:table-cell office:value-type="float" office:value="3656" calcext:value-type="float">
            <text:p>3656</text:p>
          </table:table-cell>
          <table:table-cell office:value-type="float" office:value="3182" calcext:value-type="float">
            <text:p>3182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45]*[.D145]" office:value-type="float" office:value="16056049" calcext:value-type="float">
            <text:p>16056049</text:p>
          </table:table-cell>
          <table:table-cell table:formula="of:=[.E145]*[.E145]" office:value-type="float" office:value="13366336" calcext:value-type="float">
            <text:p>13366336</text:p>
          </table:table-cell>
          <table:table-cell table:formula="of:=[.F145]*[.F145]" office:value-type="float" office:value="10125124" calcext:value-type="float">
            <text:p>10125124</text:p>
          </table:table-cell>
          <table:table-cell table:formula="of:=[.G145]*[.G145]" office:value-type="float" office:value="8549776" calcext:value-type="float">
            <text:p>8549776</text:p>
          </table:table-cell>
          <table:table-cell table:formula="of:=[.H145]*[.H145]" office:value-type="float" office:value="5841889" calcext:value-type="float">
            <text:p>5841889</text:p>
          </table:table-cell>
          <table:table-cell table:formula="of:=[.I145]*[.I145]" office:value-type="float" office:value="2105401" calcext:value-type="float">
            <text:p>2105401</text:p>
          </table:table-cell>
          <table:table-cell table:formula="of:=[.J145]*[.J14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434" calcext:value-type="float">
            <text:p>2434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146]*[.D146]" office:value-type="float" office:value="16080100" calcext:value-type="float">
            <text:p>16080100</text:p>
          </table:table-cell>
          <table:table-cell table:formula="of:=[.E146]*[.E146]" office:value-type="float" office:value="13498276" calcext:value-type="float">
            <text:p>13498276</text:p>
          </table:table-cell>
          <table:table-cell table:formula="of:=[.F146]*[.F146]" office:value-type="float" office:value="10336225" calcext:value-type="float">
            <text:p>10336225</text:p>
          </table:table-cell>
          <table:table-cell table:formula="of:=[.G146]*[.G146]" office:value-type="float" office:value="8456464" calcext:value-type="float">
            <text:p>8456464</text:p>
          </table:table-cell>
          <table:table-cell table:formula="of:=[.H146]*[.H146]" office:value-type="float" office:value="5924356" calcext:value-type="float">
            <text:p>5924356</text:p>
          </table:table-cell>
          <table:table-cell table:formula="of:=[.I146]*[.I146]" office:value-type="float" office:value="2146225" calcext:value-type="float">
            <text:p>2146225</text:p>
          </table:table-cell>
          <table:table-cell table:formula="of:=[.J146]*[.J14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147]*[.D147]" office:value-type="float" office:value="16136289" calcext:value-type="float">
            <text:p>16136289</text:p>
          </table:table-cell>
          <table:table-cell table:formula="of:=[.E147]*[.E147]" office:value-type="float" office:value="13329801" calcext:value-type="float">
            <text:p>13329801</text:p>
          </table:table-cell>
          <table:table-cell table:formula="of:=[.F147]*[.F147]" office:value-type="float" office:value="10291264" calcext:value-type="float">
            <text:p>10291264</text:p>
          </table:table-cell>
          <table:table-cell table:formula="of:=[.G147]*[.G147]" office:value-type="float" office:value="8225424" calcext:value-type="float">
            <text:p>8225424</text:p>
          </table:table-cell>
          <table:table-cell table:formula="of:=[.H147]*[.H147]" office:value-type="float" office:value="5798464" calcext:value-type="float">
            <text:p>5798464</text:p>
          </table:table-cell>
          <table:table-cell table:formula="of:=[.I147]*[.I147]" office:value-type="float" office:value="2119936" calcext:value-type="float">
            <text:p>2119936</text:p>
          </table:table-cell>
          <table:table-cell table:formula="of:=[.J147]*[.J147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061" calcext:value-type="float">
            <text:p>4061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48]*[.D148]" office:value-type="float" office:value="16491721" calcext:value-type="float">
            <text:p>16491721</text:p>
          </table:table-cell>
          <table:table-cell table:formula="of:=[.E148]*[.E148]" office:value-type="float" office:value="13571856" calcext:value-type="float">
            <text:p>13571856</text:p>
          </table:table-cell>
          <table:table-cell table:formula="of:=[.F148]*[.F148]" office:value-type="float" office:value="10304100" calcext:value-type="float">
            <text:p>10304100</text:p>
          </table:table-cell>
          <table:table-cell table:formula="of:=[.G148]*[.G148]" office:value-type="float" office:value="8265625" calcext:value-type="float">
            <text:p>8265625</text:p>
          </table:table-cell>
          <table:table-cell table:formula="of:=[.H148]*[.H148]" office:value-type="float" office:value="5721664" calcext:value-type="float">
            <text:p>5721664</text:p>
          </table:table-cell>
          <table:table-cell table:formula="of:=[.I148]*[.I148]" office:value-type="float" office:value="2208196" calcext:value-type="float">
            <text:p>2208196</text:p>
          </table:table-cell>
          <table:table-cell table:formula="of:=[.J148]*[.J14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49]*[.D149]" office:value-type="float" office:value="15968016" calcext:value-type="float">
            <text:p>15968016</text:p>
          </table:table-cell>
          <table:table-cell table:formula="of:=[.E149]*[.E149]" office:value-type="float" office:value="13344409" calcext:value-type="float">
            <text:p>13344409</text:p>
          </table:table-cell>
          <table:table-cell table:formula="of:=[.F149]*[.F149]" office:value-type="float" office:value="10291264" calcext:value-type="float">
            <text:p>10291264</text:p>
          </table:table-cell>
          <table:table-cell table:formula="of:=[.G149]*[.G149]" office:value-type="float" office:value="8468100" calcext:value-type="float">
            <text:p>8468100</text:p>
          </table:table-cell>
          <table:table-cell table:formula="of:=[.H149]*[.H149]" office:value-type="float" office:value="5673924" calcext:value-type="float">
            <text:p>5673924</text:p>
          </table:table-cell>
          <table:table-cell table:formula="of:=[.I149]*[.I149]" office:value-type="float" office:value="2155024" calcext:value-type="float">
            <text:p>2155024</text:p>
          </table:table-cell>
          <table:table-cell table:formula="of:=[.J149]*[.J149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94" calcext:value-type="float">
            <text:p>3194</text:p>
          </table:table-cell>
          <table:table-cell office:value-type="float" office:value="2908" calcext:value-type="float">
            <text:p>2908</text:p>
          </table:table-cell>
          <table:table-cell office:value-type="float" office:value="2375" calcext:value-type="float">
            <text:p>2375</text:p>
          </table:table-cell>
          <table:table-cell office:value-type="float" office:value="1465" calcext:value-type="float">
            <text:p>1465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150]*[.D150]" office:value-type="float" office:value="16208676" calcext:value-type="float">
            <text:p>16208676</text:p>
          </table:table-cell>
          <table:table-cell table:formula="of:=[.E150]*[.E150]" office:value-type="float" office:value="13366336" calcext:value-type="float">
            <text:p>13366336</text:p>
          </table:table-cell>
          <table:table-cell table:formula="of:=[.F150]*[.F150]" office:value-type="float" office:value="10201636" calcext:value-type="float">
            <text:p>10201636</text:p>
          </table:table-cell>
          <table:table-cell table:formula="of:=[.G150]*[.G150]" office:value-type="float" office:value="8456464" calcext:value-type="float">
            <text:p>8456464</text:p>
          </table:table-cell>
          <table:table-cell table:formula="of:=[.H150]*[.H150]" office:value-type="float" office:value="5640625" calcext:value-type="float">
            <text:p>5640625</text:p>
          </table:table-cell>
          <table:table-cell table:formula="of:=[.I150]*[.I150]" office:value-type="float" office:value="2146225" calcext:value-type="float">
            <text:p>2146225</text:p>
          </table:table-cell>
          <table:table-cell table:formula="of:=[.J150]*[.J150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050" calcext:value-type="float">
            <text:p>4050</text:p>
          </table:table-cell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151]*[.D151]" office:value-type="float" office:value="16402500" calcext:value-type="float">
            <text:p>16402500</text:p>
          </table:table-cell>
          <table:table-cell table:formula="of:=[.E151]*[.E151]" office:value-type="float" office:value="13242321" calcext:value-type="float">
            <text:p>13242321</text:p>
          </table:table-cell>
          <table:table-cell table:formula="of:=[.F151]*[.F151]" office:value-type="float" office:value="10272025" calcext:value-type="float">
            <text:p>10272025</text:p>
          </table:table-cell>
          <table:table-cell table:formula="of:=[.G151]*[.G151]" office:value-type="float" office:value="8684809" calcext:value-type="float">
            <text:p>8684809</text:p>
          </table:table-cell>
          <table:table-cell table:formula="of:=[.H151]*[.H151]" office:value-type="float" office:value="5707321" calcext:value-type="float">
            <text:p>5707321</text:p>
          </table:table-cell>
          <table:table-cell table:formula="of:=[.I151]*[.I151]" office:value-type="float" office:value="2090916" calcext:value-type="float">
            <text:p>2090916</text:p>
          </table:table-cell>
          <table:table-cell table:formula="of:=[.J151]*[.J151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152]*[.D152]" office:value-type="float" office:value="16040025" calcext:value-type="float">
            <text:p>16040025</text:p>
          </table:table-cell>
          <table:table-cell table:formula="of:=[.E152]*[.E152]" office:value-type="float" office:value="13395600" calcext:value-type="float">
            <text:p>13395600</text:p>
          </table:table-cell>
          <table:table-cell table:formula="of:=[.F152]*[.F152]" office:value-type="float" office:value="10227204" calcext:value-type="float">
            <text:p>10227204</text:p>
          </table:table-cell>
          <table:table-cell table:formula="of:=[.G152]*[.G152]" office:value-type="float" office:value="8520561" calcext:value-type="float">
            <text:p>8520561</text:p>
          </table:table-cell>
          <table:table-cell table:formula="of:=[.H152]*[.H152]" office:value-type="float" office:value="5808100" calcext:value-type="float">
            <text:p>5808100</text:p>
          </table:table-cell>
          <table:table-cell table:formula="of:=[.I152]*[.I152]" office:value-type="float" office:value="2140369" calcext:value-type="float">
            <text:p>2140369</text:p>
          </table:table-cell>
          <table:table-cell table:formula="of:=[.J152]*[.J152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4019" calcext:value-type="float">
            <text:p>4019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91" calcext:value-type="float">
            <text:p>1491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153]*[.D153]" office:value-type="float" office:value="16152361" calcext:value-type="float">
            <text:p>16152361</text:p>
          </table:table-cell>
          <table:table-cell table:formula="of:=[.E153]*[.E153]" office:value-type="float" office:value="13395600" calcext:value-type="float">
            <text:p>13395600</text:p>
          </table:table-cell>
          <table:table-cell table:formula="of:=[.F153]*[.F153]" office:value-type="float" office:value="10291264" calcext:value-type="float">
            <text:p>10291264</text:p>
          </table:table-cell>
          <table:table-cell table:formula="of:=[.G153]*[.G153]" office:value-type="float" office:value="8497225" calcext:value-type="float">
            <text:p>8497225</text:p>
          </table:table-cell>
          <table:table-cell table:formula="of:=[.H153]*[.H153]" office:value-type="float" office:value="5841889" calcext:value-type="float">
            <text:p>5841889</text:p>
          </table:table-cell>
          <table:table-cell table:formula="of:=[.I153]*[.I153]" office:value-type="float" office:value="2223081" calcext:value-type="float">
            <text:p>2223081</text:p>
          </table:table-cell>
          <table:table-cell table:formula="of:=[.J153]*[.J15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54]*[.D154]" office:value-type="float" office:value="16321600" calcext:value-type="float">
            <text:p>16321600</text:p>
          </table:table-cell>
          <table:table-cell table:formula="of:=[.E154]*[.E154]" office:value-type="float" office:value="13380964" calcext:value-type="float">
            <text:p>13380964</text:p>
          </table:table-cell>
          <table:table-cell table:formula="of:=[.F154]*[.F154]" office:value-type="float" office:value="10246401" calcext:value-type="float">
            <text:p>10246401</text:p>
          </table:table-cell>
          <table:table-cell table:formula="of:=[.G154]*[.G154]" office:value-type="float" office:value="8248384" calcext:value-type="float">
            <text:p>8248384</text:p>
          </table:table-cell>
          <table:table-cell table:formula="of:=[.H154]*[.H154]" office:value-type="float" office:value="5740816" calcext:value-type="float">
            <text:p>5740816</text:p>
          </table:table-cell>
          <table:table-cell table:formula="of:=[.I154]*[.I154]" office:value-type="float" office:value="2155024" calcext:value-type="float">
            <text:p>2155024</text:p>
          </table:table-cell>
          <table:table-cell table:formula="of:=[.J154]*[.J15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55]*[.D155]" office:value-type="float" office:value="16289296" calcext:value-type="float">
            <text:p>16289296</text:p>
          </table:table-cell>
          <table:table-cell table:formula="of:=[.E155]*[.E155]" office:value-type="float" office:value="13344409" calcext:value-type="float">
            <text:p>13344409</text:p>
          </table:table-cell>
          <table:table-cell table:formula="of:=[.F155]*[.F155]" office:value-type="float" office:value="10381284" calcext:value-type="float">
            <text:p>10381284</text:p>
          </table:table-cell>
          <table:table-cell table:formula="of:=[.G155]*[.G155]" office:value-type="float" office:value="8357881" calcext:value-type="float">
            <text:p>8357881</text:p>
          </table:table-cell>
          <table:table-cell table:formula="of:=[.H155]*[.H155]" office:value-type="float" office:value="5654884" calcext:value-type="float">
            <text:p>5654884</text:p>
          </table:table-cell>
          <table:table-cell table:formula="of:=[.I155]*[.I155]" office:value-type="float" office:value="2134521" calcext:value-type="float">
            <text:p>2134521</text:p>
          </table:table-cell>
          <table:table-cell table:formula="of:=[.J155]*[.J155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991" calcext:value-type="float">
            <text:p>3991</text:p>
          </table:table-cell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156]*[.D156]" office:value-type="float" office:value="15928081" calcext:value-type="float">
            <text:p>15928081</text:p>
          </table:table-cell>
          <table:table-cell table:formula="of:=[.E156]*[.E156]" office:value-type="float" office:value="13483584" calcext:value-type="float">
            <text:p>13483584</text:p>
          </table:table-cell>
          <table:table-cell table:formula="of:=[.F156]*[.F156]" office:value-type="float" office:value="10291264" calcext:value-type="float">
            <text:p>10291264</text:p>
          </table:table-cell>
          <table:table-cell table:formula="of:=[.G156]*[.G156]" office:value-type="float" office:value="8456464" calcext:value-type="float">
            <text:p>8456464</text:p>
          </table:table-cell>
          <table:table-cell table:formula="of:=[.H156]*[.H156]" office:value-type="float" office:value="5731236" calcext:value-type="float">
            <text:p>5731236</text:p>
          </table:table-cell>
          <table:table-cell table:formula="of:=[.I156]*[.I156]" office:value-type="float" office:value="2202256" calcext:value-type="float">
            <text:p>2202256</text:p>
          </table:table-cell>
          <table:table-cell table:formula="of:=[.J156]*[.J156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157]*[.D157]" office:value-type="float" office:value="16208676" calcext:value-type="float">
            <text:p>16208676</text:p>
          </table:table-cell>
          <table:table-cell table:formula="of:=[.E157]*[.E157]" office:value-type="float" office:value="13213225" calcext:value-type="float">
            <text:p>13213225</text:p>
          </table:table-cell>
          <table:table-cell table:formula="of:=[.F157]*[.F157]" office:value-type="float" office:value="10336225" calcext:value-type="float">
            <text:p>10336225</text:p>
          </table:table-cell>
          <table:table-cell table:formula="of:=[.G157]*[.G157]" office:value-type="float" office:value="8328996" calcext:value-type="float">
            <text:p>8328996</text:p>
          </table:table-cell>
          <table:table-cell table:formula="of:=[.H157]*[.H157]" office:value-type="float" office:value="5631129" calcext:value-type="float">
            <text:p>5631129</text:p>
          </table:table-cell>
          <table:table-cell table:formula="of:=[.I157]*[.I157]" office:value-type="float" office:value="2079364" calcext:value-type="float">
            <text:p>2079364</text:p>
          </table:table-cell>
          <table:table-cell table:formula="of:=[.J157]*[.J15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4036" calcext:value-type="float">
            <text:p>4036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03" calcext:value-type="float">
            <text:p>2903</text:p>
          </table:table-cell>
          <table:table-cell office:value-type="float" office:value="2385" calcext:value-type="float">
            <text:p>2385</text:p>
          </table:table-cell>
          <table:table-cell office:value-type="float" office:value="1486" calcext:value-type="float">
            <text:p>1486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158]*[.D158]" office:value-type="float" office:value="16289296" calcext:value-type="float">
            <text:p>16289296</text:p>
          </table:table-cell>
          <table:table-cell table:formula="of:=[.E158]*[.E158]" office:value-type="float" office:value="13293316" calcext:value-type="float">
            <text:p>13293316</text:p>
          </table:table-cell>
          <table:table-cell table:formula="of:=[.F158]*[.F158]" office:value-type="float" office:value="10407076" calcext:value-type="float">
            <text:p>10407076</text:p>
          </table:table-cell>
          <table:table-cell table:formula="of:=[.G158]*[.G158]" office:value-type="float" office:value="8427409" calcext:value-type="float">
            <text:p>8427409</text:p>
          </table:table-cell>
          <table:table-cell table:formula="of:=[.H158]*[.H158]" office:value-type="float" office:value="5688225" calcext:value-type="float">
            <text:p>5688225</text:p>
          </table:table-cell>
          <table:table-cell table:formula="of:=[.I158]*[.I158]" office:value-type="float" office:value="2208196" calcext:value-type="float">
            <text:p>2208196</text:p>
          </table:table-cell>
          <table:table-cell table:formula="of:=[.J158]*[.J158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159]*[.D159]" office:value-type="float" office:value="16192576" calcext:value-type="float">
            <text:p>16192576</text:p>
          </table:table-cell>
          <table:table-cell table:formula="of:=[.E159]*[.E159]" office:value-type="float" office:value="13344409" calcext:value-type="float">
            <text:p>13344409</text:p>
          </table:table-cell>
          <table:table-cell table:formula="of:=[.F159]*[.F159]" office:value-type="float" office:value="10272025" calcext:value-type="float">
            <text:p>10272025</text:p>
          </table:table-cell>
          <table:table-cell table:formula="of:=[.G159]*[.G159]" office:value-type="float" office:value="8357881" calcext:value-type="float">
            <text:p>8357881</text:p>
          </table:table-cell>
          <table:table-cell table:formula="of:=[.H159]*[.H159]" office:value-type="float" office:value="5731236" calcext:value-type="float">
            <text:p>5731236</text:p>
          </table:table-cell>
          <table:table-cell table:formula="of:=[.I159]*[.I159]" office:value-type="float" office:value="2155024" calcext:value-type="float">
            <text:p>2155024</text:p>
          </table:table-cell>
          <table:table-cell table:formula="of:=[.J159]*[.J159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3991" calcext:value-type="float">
            <text:p>3991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60]*[.D160]" office:value-type="float" office:value="15928081" calcext:value-type="float">
            <text:p>15928081</text:p>
          </table:table-cell>
          <table:table-cell table:formula="of:=[.E160]*[.E160]" office:value-type="float" office:value="13315201" calcext:value-type="float">
            <text:p>13315201</text:p>
          </table:table-cell>
          <table:table-cell table:formula="of:=[.F160]*[.F160]" office:value-type="float" office:value="10381284" calcext:value-type="float">
            <text:p>10381284</text:p>
          </table:table-cell>
          <table:table-cell table:formula="of:=[.G160]*[.G160]" office:value-type="float" office:value="8410000" calcext:value-type="float">
            <text:p>8410000</text:p>
          </table:table-cell>
          <table:table-cell table:formula="of:=[.H160]*[.H160]" office:value-type="float" office:value="5755201" calcext:value-type="float">
            <text:p>5755201</text:p>
          </table:table-cell>
          <table:table-cell table:formula="of:=[.I160]*[.I160]" office:value-type="float" office:value="2175625" calcext:value-type="float">
            <text:p>2175625</text:p>
          </table:table-cell>
          <table:table-cell table:formula="of:=[.J160]*[.J16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10" calcext:value-type="float">
            <text:p>2910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161]*[.D161]" office:value-type="float" office:value="16402500" calcext:value-type="float">
            <text:p>16402500</text:p>
          </table:table-cell>
          <table:table-cell table:formula="of:=[.E161]*[.E161]" office:value-type="float" office:value="13483584" calcext:value-type="float">
            <text:p>13483584</text:p>
          </table:table-cell>
          <table:table-cell table:formula="of:=[.F161]*[.F161]" office:value-type="float" office:value="10336225" calcext:value-type="float">
            <text:p>10336225</text:p>
          </table:table-cell>
          <table:table-cell table:formula="of:=[.G161]*[.G161]" office:value-type="float" office:value="8468100" calcext:value-type="float">
            <text:p>8468100</text:p>
          </table:table-cell>
          <table:table-cell table:formula="of:=[.H161]*[.H161]" office:value-type="float" office:value="5764801" calcext:value-type="float">
            <text:p>5764801</text:p>
          </table:table-cell>
          <table:table-cell table:formula="of:=[.I161]*[.I161]" office:value-type="float" office:value="2166784" calcext:value-type="float">
            <text:p>2166784</text:p>
          </table:table-cell>
          <table:table-cell table:formula="of:=[.J161]*[.J161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62]*[.D162]" office:value-type="float" office:value="16232841" calcext:value-type="float">
            <text:p>16232841</text:p>
          </table:table-cell>
          <table:table-cell table:formula="of:=[.E162]*[.E162]" office:value-type="float" office:value="13293316" calcext:value-type="float">
            <text:p>13293316</text:p>
          </table:table-cell>
          <table:table-cell table:formula="of:=[.F162]*[.F162]" office:value-type="float" office:value="10169721" calcext:value-type="float">
            <text:p>10169721</text:p>
          </table:table-cell>
          <table:table-cell table:formula="of:=[.G162]*[.G162]" office:value-type="float" office:value="8317456" calcext:value-type="float">
            <text:p>8317456</text:p>
          </table:table-cell>
          <table:table-cell table:formula="of:=[.H162]*[.H162]" office:value-type="float" office:value="5731236" calcext:value-type="float">
            <text:p>5731236</text:p>
          </table:table-cell>
          <table:table-cell table:formula="of:=[.I162]*[.I162]" office:value-type="float" office:value="2105401" calcext:value-type="float">
            <text:p>2105401</text:p>
          </table:table-cell>
          <table:table-cell table:formula="of:=[.J162]*[.J16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163]*[.D163]" office:value-type="float" office:value="16232841" calcext:value-type="float">
            <text:p>16232841</text:p>
          </table:table-cell>
          <table:table-cell table:formula="of:=[.E163]*[.E163]" office:value-type="float" office:value="13417569" calcext:value-type="float">
            <text:p>13417569</text:p>
          </table:table-cell>
          <table:table-cell table:formula="of:=[.F163]*[.F163]" office:value-type="float" office:value="10246401" calcext:value-type="float">
            <text:p>10246401</text:p>
          </table:table-cell>
          <table:table-cell table:formula="of:=[.G163]*[.G163]" office:value-type="float" office:value="8346321" calcext:value-type="float">
            <text:p>8346321</text:p>
          </table:table-cell>
          <table:table-cell table:formula="of:=[.H163]*[.H163]" office:value-type="float" office:value="5640625" calcext:value-type="float">
            <text:p>5640625</text:p>
          </table:table-cell>
          <table:table-cell table:formula="of:=[.I163]*[.I163]" office:value-type="float" office:value="2114116" calcext:value-type="float">
            <text:p>2114116</text:p>
          </table:table-cell>
          <table:table-cell table:formula="of:=[.J163]*[.J163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4059" calcext:value-type="float">
            <text:p>4059</text:p>
          </table:table-cell>
          <table:table-cell office:value-type="float" office:value="3696" calcext:value-type="float">
            <text:p>3696</text:p>
          </table:table-cell>
          <table:table-cell office:value-type="float" office:value="3203" calcext:value-type="float">
            <text:p>3203</text:p>
          </table:table-cell>
          <table:table-cell office:value-type="float" office:value="2964" calcext:value-type="float">
            <text:p>2964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164]*[.D164]" office:value-type="float" office:value="16475481" calcext:value-type="float">
            <text:p>16475481</text:p>
          </table:table-cell>
          <table:table-cell table:formula="of:=[.E164]*[.E164]" office:value-type="float" office:value="13660416" calcext:value-type="float">
            <text:p>13660416</text:p>
          </table:table-cell>
          <table:table-cell table:formula="of:=[.F164]*[.F164]" office:value-type="float" office:value="10259209" calcext:value-type="float">
            <text:p>10259209</text:p>
          </table:table-cell>
          <table:table-cell table:formula="of:=[.G164]*[.G164]" office:value-type="float" office:value="8785296" calcext:value-type="float">
            <text:p>8785296</text:p>
          </table:table-cell>
          <table:table-cell table:formula="of:=[.H164]*[.H164]" office:value-type="float" office:value="5583769" calcext:value-type="float">
            <text:p>5583769</text:p>
          </table:table-cell>
          <table:table-cell table:formula="of:=[.I164]*[.I164]" office:value-type="float" office:value="2181529" calcext:value-type="float">
            <text:p>2181529</text:p>
          </table:table-cell>
          <table:table-cell table:formula="of:=[.J164]*[.J16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189" calcext:value-type="float">
            <text:p>3189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65]*[.D165]" office:value-type="float" office:value="16248961" calcext:value-type="float">
            <text:p>16248961</text:p>
          </table:table-cell>
          <table:table-cell table:formula="of:=[.E165]*[.E165]" office:value-type="float" office:value="13417569" calcext:value-type="float">
            <text:p>13417569</text:p>
          </table:table-cell>
          <table:table-cell table:formula="of:=[.F165]*[.F165]" office:value-type="float" office:value="10169721" calcext:value-type="float">
            <text:p>10169721</text:p>
          </table:table-cell>
          <table:table-cell table:formula="of:=[.G165]*[.G165]" office:value-type="float" office:value="8369449" calcext:value-type="float">
            <text:p>8369449</text:p>
          </table:table-cell>
          <table:table-cell table:formula="of:=[.H165]*[.H165]" office:value-type="float" office:value="5631129" calcext:value-type="float">
            <text:p>5631129</text:p>
          </table:table-cell>
          <table:table-cell table:formula="of:=[.I165]*[.I165]" office:value-type="float" office:value="2166784" calcext:value-type="float">
            <text:p>2166784</text:p>
          </table:table-cell>
          <table:table-cell table:formula="of:=[.J165]*[.J16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4014" calcext:value-type="float">
            <text:p>4014</text:p>
          </table:table-cell>
          <table:table-cell office:value-type="float" office:value="3688" calcext:value-type="float">
            <text:p>3688</text:p>
          </table:table-cell>
          <table:table-cell office:value-type="float" office:value="3234" calcext:value-type="float">
            <text:p>3234</text:p>
          </table:table-cell>
          <table:table-cell office:value-type="float" office:value="2896" calcext:value-type="float">
            <text:p>289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166]*[.D166]" office:value-type="float" office:value="16112196" calcext:value-type="float">
            <text:p>16112196</text:p>
          </table:table-cell>
          <table:table-cell table:formula="of:=[.E166]*[.E166]" office:value-type="float" office:value="13601344" calcext:value-type="float">
            <text:p>13601344</text:p>
          </table:table-cell>
          <table:table-cell table:formula="of:=[.F166]*[.F166]" office:value-type="float" office:value="10458756" calcext:value-type="float">
            <text:p>10458756</text:p>
          </table:table-cell>
          <table:table-cell table:formula="of:=[.G166]*[.G166]" office:value-type="float" office:value="8386816" calcext:value-type="float">
            <text:p>8386816</text:p>
          </table:table-cell>
          <table:table-cell table:formula="of:=[.H166]*[.H166]" office:value-type="float" office:value="5664400" calcext:value-type="float">
            <text:p>5664400</text:p>
          </table:table-cell>
          <table:table-cell table:formula="of:=[.I166]*[.I166]" office:value-type="float" office:value="2105401" calcext:value-type="float">
            <text:p>2105401</text:p>
          </table:table-cell>
          <table:table-cell table:formula="of:=[.J166]*[.J166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012" calcext:value-type="float">
            <text:p>4012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67]*[.D167]" office:value-type="float" office:value="16096144" calcext:value-type="float">
            <text:p>16096144</text:p>
          </table:table-cell>
          <table:table-cell table:formula="of:=[.E167]*[.E167]" office:value-type="float" office:value="13264164" calcext:value-type="float">
            <text:p>13264164</text:p>
          </table:table-cell>
          <table:table-cell table:formula="of:=[.F167]*[.F167]" office:value-type="float" office:value="10291264" calcext:value-type="float">
            <text:p>10291264</text:p>
          </table:table-cell>
          <table:table-cell table:formula="of:=[.G167]*[.G167]" office:value-type="float" office:value="8357881" calcext:value-type="float">
            <text:p>8357881</text:p>
          </table:table-cell>
          <table:table-cell table:formula="of:=[.H167]*[.H167]" office:value-type="float" office:value="5597956" calcext:value-type="float">
            <text:p>5597956</text:p>
          </table:table-cell>
          <table:table-cell table:formula="of:=[.I167]*[.I167]" office:value-type="float" office:value="2099601" calcext:value-type="float">
            <text:p>2099601</text:p>
          </table:table-cell>
          <table:table-cell table:formula="of:=[.J167]*[.J167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938" calcext:value-type="float">
            <text:p>293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168]*[.D168]" office:value-type="float" office:value="16345849" calcext:value-type="float">
            <text:p>16345849</text:p>
          </table:table-cell>
          <table:table-cell table:formula="of:=[.E168]*[.E168]" office:value-type="float" office:value="13293316" calcext:value-type="float">
            <text:p>13293316</text:p>
          </table:table-cell>
          <table:table-cell table:formula="of:=[.F168]*[.F168]" office:value-type="float" office:value="10272025" calcext:value-type="float">
            <text:p>10272025</text:p>
          </table:table-cell>
          <table:table-cell table:formula="of:=[.G168]*[.G168]" office:value-type="float" office:value="8631844" calcext:value-type="float">
            <text:p>8631844</text:p>
          </table:table-cell>
          <table:table-cell table:formula="of:=[.H168]*[.H168]" office:value-type="float" office:value="5808100" calcext:value-type="float">
            <text:p>5808100</text:p>
          </table:table-cell>
          <table:table-cell table:formula="of:=[.I168]*[.I168]" office:value-type="float" office:value="2175625" calcext:value-type="float">
            <text:p>2175625</text:p>
          </table:table-cell>
          <table:table-cell table:formula="of:=[.J168]*[.J168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4045" calcext:value-type="float">
            <text:p>4045</text:p>
          </table:table-cell>
          <table:table-cell office:value-type="float" office:value="3637" calcext:value-type="float">
            <text:p>3637</text:p>
          </table:table-cell>
          <table:table-cell office:value-type="float" office:value="3198" calcext:value-type="float">
            <text:p>3198</text:p>
          </table:table-cell>
          <table:table-cell office:value-type="float" office:value="2947" calcext:value-type="float">
            <text:p>2947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69]*[.D169]" office:value-type="float" office:value="16362025" calcext:value-type="float">
            <text:p>16362025</text:p>
          </table:table-cell>
          <table:table-cell table:formula="of:=[.E169]*[.E169]" office:value-type="float" office:value="13227769" calcext:value-type="float">
            <text:p>13227769</text:p>
          </table:table-cell>
          <table:table-cell table:formula="of:=[.F169]*[.F169]" office:value-type="float" office:value="10227204" calcext:value-type="float">
            <text:p>10227204</text:p>
          </table:table-cell>
          <table:table-cell table:formula="of:=[.G169]*[.G169]" office:value-type="float" office:value="8684809" calcext:value-type="float">
            <text:p>8684809</text:p>
          </table:table-cell>
          <table:table-cell table:formula="of:=[.H169]*[.H169]" office:value-type="float" office:value="5832225" calcext:value-type="float">
            <text:p>5832225</text:p>
          </table:table-cell>
          <table:table-cell table:formula="of:=[.I169]*[.I169]" office:value-type="float" office:value="2155024" calcext:value-type="float">
            <text:p>2155024</text:p>
          </table:table-cell>
          <table:table-cell table:formula="of:=[.J169]*[.J169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021" calcext:value-type="float">
            <text:p>4021</text:p>
          </table:table-cell>
          <table:table-cell office:value-type="float" office:value="3632" calcext:value-type="float">
            <text:p>3632</text:p>
          </table:table-cell>
          <table:table-cell office:value-type="float" office:value="3210" calcext:value-type="float">
            <text:p>3210</text:p>
          </table:table-cell>
          <table:table-cell office:value-type="float" office:value="2919" calcext:value-type="float">
            <text:p>291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70]*[.D170]" office:value-type="float" office:value="16168441" calcext:value-type="float">
            <text:p>16168441</text:p>
          </table:table-cell>
          <table:table-cell table:formula="of:=[.E170]*[.E170]" office:value-type="float" office:value="13191424" calcext:value-type="float">
            <text:p>13191424</text:p>
          </table:table-cell>
          <table:table-cell table:formula="of:=[.F170]*[.F170]" office:value-type="float" office:value="10304100" calcext:value-type="float">
            <text:p>10304100</text:p>
          </table:table-cell>
          <table:table-cell table:formula="of:=[.G170]*[.G170]" office:value-type="float" office:value="8520561" calcext:value-type="float">
            <text:p>8520561</text:p>
          </table:table-cell>
          <table:table-cell table:formula="of:=[.H170]*[.H170]" office:value-type="float" office:value="5788836" calcext:value-type="float">
            <text:p>5788836</text:p>
          </table:table-cell>
          <table:table-cell table:formula="of:=[.I170]*[.I170]" office:value-type="float" office:value="2114116" calcext:value-type="float">
            <text:p>2114116</text:p>
          </table:table-cell>
          <table:table-cell table:formula="of:=[.J170]*[.J17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171]*[.D171]" office:value-type="float" office:value="16192576" calcext:value-type="float">
            <text:p>16192576</text:p>
          </table:table-cell>
          <table:table-cell table:formula="of:=[.E171]*[.E171]" office:value-type="float" office:value="13315201" calcext:value-type="float">
            <text:p>13315201</text:p>
          </table:table-cell>
          <table:table-cell table:formula="of:=[.F171]*[.F171]" office:value-type="float" office:value="10291264" calcext:value-type="float">
            <text:p>10291264</text:p>
          </table:table-cell>
          <table:table-cell table:formula="of:=[.G171]*[.G171]" office:value-type="float" office:value="8410000" calcext:value-type="float">
            <text:p>8410000</text:p>
          </table:table-cell>
          <table:table-cell table:formula="of:=[.H171]*[.H171]" office:value-type="float" office:value="5731236" calcext:value-type="float">
            <text:p>5731236</text:p>
          </table:table-cell>
          <table:table-cell table:formula="of:=[.I171]*[.I171]" office:value-type="float" office:value="2196324" calcext:value-type="float">
            <text:p>2196324</text:p>
          </table:table-cell>
          <table:table-cell table:formula="of:=[.J171]*[.J171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4068" calcext:value-type="float">
            <text:p>4068</text:p>
          </table:table-cell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172]*[.D172]" office:value-type="float" office:value="16548624" calcext:value-type="float">
            <text:p>16548624</text:p>
          </table:table-cell>
          <table:table-cell table:formula="of:=[.E172]*[.E172]" office:value-type="float" office:value="13468900" calcext:value-type="float">
            <text:p>13468900</text:p>
          </table:table-cell>
          <table:table-cell table:formula="of:=[.F172]*[.F172]" office:value-type="float" office:value="10304100" calcext:value-type="float">
            <text:p>10304100</text:p>
          </table:table-cell>
          <table:table-cell table:formula="of:=[.G172]*[.G172]" office:value-type="float" office:value="8317456" calcext:value-type="float">
            <text:p>8317456</text:p>
          </table:table-cell>
          <table:table-cell table:formula="of:=[.H172]*[.H172]" office:value-type="float" office:value="5731236" calcext:value-type="float">
            <text:p>5731236</text:p>
          </table:table-cell>
          <table:table-cell table:formula="of:=[.I172]*[.I172]" office:value-type="float" office:value="2166784" calcext:value-type="float">
            <text:p>2166784</text:p>
          </table:table-cell>
          <table:table-cell table:formula="of:=[.J172]*[.J172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024" calcext:value-type="float">
            <text:p>4024</text:p>
          </table:table-cell>
          <table:table-cell office:value-type="float" office:value="3653" calcext:value-type="float">
            <text:p>3653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91" calcext:value-type="float">
            <text:p>149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73]*[.D173]" office:value-type="float" office:value="16192576" calcext:value-type="float">
            <text:p>16192576</text:p>
          </table:table-cell>
          <table:table-cell table:formula="of:=[.E173]*[.E173]" office:value-type="float" office:value="13344409" calcext:value-type="float">
            <text:p>13344409</text:p>
          </table:table-cell>
          <table:table-cell table:formula="of:=[.F173]*[.F173]" office:value-type="float" office:value="10361961" calcext:value-type="float">
            <text:p>10361961</text:p>
          </table:table-cell>
          <table:table-cell table:formula="of:=[.G173]*[.G173]" office:value-type="float" office:value="8410000" calcext:value-type="float">
            <text:p>8410000</text:p>
          </table:table-cell>
          <table:table-cell table:formula="of:=[.H173]*[.H173]" office:value-type="float" office:value="5731236" calcext:value-type="float">
            <text:p>5731236</text:p>
          </table:table-cell>
          <table:table-cell table:formula="of:=[.I173]*[.I173]" office:value-type="float" office:value="2223081" calcext:value-type="float">
            <text:p>2223081</text:p>
          </table:table-cell>
          <table:table-cell table:formula="of:=[.J173]*[.J17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174]*[.D174]" office:value-type="float" office:value="16112196" calcext:value-type="float">
            <text:p>16112196</text:p>
          </table:table-cell>
          <table:table-cell table:formula="of:=[.E174]*[.E174]" office:value-type="float" office:value="13344409" calcext:value-type="float">
            <text:p>13344409</text:p>
          </table:table-cell>
          <table:table-cell table:formula="of:=[.F174]*[.F174]" office:value-type="float" office:value="10246401" calcext:value-type="float">
            <text:p>10246401</text:p>
          </table:table-cell>
          <table:table-cell table:formula="of:=[.G174]*[.G174]" office:value-type="float" office:value="8456464" calcext:value-type="float">
            <text:p>8456464</text:p>
          </table:table-cell>
          <table:table-cell table:formula="of:=[.H174]*[.H174]" office:value-type="float" office:value="5697769" calcext:value-type="float">
            <text:p>5697769</text:p>
          </table:table-cell>
          <table:table-cell table:formula="of:=[.I174]*[.I174]" office:value-type="float" office:value="2146225" calcext:value-type="float">
            <text:p>2146225</text:p>
          </table:table-cell>
          <table:table-cell table:formula="of:=[.J174]*[.J17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4050" calcext:value-type="float">
            <text:p>4050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27" calcext:value-type="float">
            <text:p>2427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175]*[.D175]" office:value-type="float" office:value="16402500" calcext:value-type="float">
            <text:p>16402500</text:p>
          </table:table-cell>
          <table:table-cell table:formula="of:=[.E175]*[.E175]" office:value-type="float" office:value="13344409" calcext:value-type="float">
            <text:p>13344409</text:p>
          </table:table-cell>
          <table:table-cell table:formula="of:=[.F175]*[.F175]" office:value-type="float" office:value="10349089" calcext:value-type="float">
            <text:p>10349089</text:p>
          </table:table-cell>
          <table:table-cell table:formula="of:=[.G175]*[.G175]" office:value-type="float" office:value="8538084" calcext:value-type="float">
            <text:p>8538084</text:p>
          </table:table-cell>
          <table:table-cell table:formula="of:=[.H175]*[.H175]" office:value-type="float" office:value="5890329" calcext:value-type="float">
            <text:p>5890329</text:p>
          </table:table-cell>
          <table:table-cell table:formula="of:=[.I175]*[.I175]" office:value-type="float" office:value="2166784" calcext:value-type="float">
            <text:p>2166784</text:p>
          </table:table-cell>
          <table:table-cell table:formula="of:=[.J175]*[.J17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4029" calcext:value-type="float">
            <text:p>4029</text:p>
          </table:table-cell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06" calcext:value-type="float">
            <text:p>1006</text:p>
          </table:table-cell>
          <table:table-cell table:number-columns-repeated="8"/>
          <table:table-cell table:formula="of:=[.D176]*[.D176]" office:value-type="float" office:value="16232841" calcext:value-type="float">
            <text:p>16232841</text:p>
          </table:table-cell>
          <table:table-cell table:formula="of:=[.E176]*[.E176]" office:value-type="float" office:value="13483584" calcext:value-type="float">
            <text:p>13483584</text:p>
          </table:table-cell>
          <table:table-cell table:formula="of:=[.F176]*[.F176]" office:value-type="float" office:value="10458756" calcext:value-type="float">
            <text:p>10458756</text:p>
          </table:table-cell>
          <table:table-cell table:formula="of:=[.G176]*[.G176]" office:value-type="float" office:value="8456464" calcext:value-type="float">
            <text:p>8456464</text:p>
          </table:table-cell>
          <table:table-cell table:formula="of:=[.H176]*[.H176]" office:value-type="float" office:value="5597956" calcext:value-type="float">
            <text:p>5597956</text:p>
          </table:table-cell>
          <table:table-cell table:formula="of:=[.I176]*[.I176]" office:value-type="float" office:value="2134521" calcext:value-type="float">
            <text:p>2134521</text:p>
          </table:table-cell>
          <table:table-cell table:formula="of:=[.J176]*[.J176]" office:value-type="float" office:value="1012036" calcext:value-type="float">
            <text:p>1012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4010" calcext:value-type="float">
            <text:p>4010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389" calcext:value-type="float">
            <text:p>2389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177]*[.D177]" office:value-type="float" office:value="16080100" calcext:value-type="float">
            <text:p>16080100</text:p>
          </table:table-cell>
          <table:table-cell table:formula="of:=[.E177]*[.E177]" office:value-type="float" office:value="13278736" calcext:value-type="float">
            <text:p>13278736</text:p>
          </table:table-cell>
          <table:table-cell table:formula="of:=[.F177]*[.F177]" office:value-type="float" office:value="10349089" calcext:value-type="float">
            <text:p>10349089</text:p>
          </table:table-cell>
          <table:table-cell table:formula="of:=[.G177]*[.G177]" office:value-type="float" office:value="8702500" calcext:value-type="float">
            <text:p>8702500</text:p>
          </table:table-cell>
          <table:table-cell table:formula="of:=[.H177]*[.H177]" office:value-type="float" office:value="5707321" calcext:value-type="float">
            <text:p>5707321</text:p>
          </table:table-cell>
          <table:table-cell table:formula="of:=[.I177]*[.I177]" office:value-type="float" office:value="2105401" calcext:value-type="float">
            <text:p>2105401</text:p>
          </table:table-cell>
          <table:table-cell table:formula="of:=[.J177]*[.J177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4050" calcext:value-type="float">
            <text:p>4050</text:p>
          </table:table-cell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178]*[.D178]" office:value-type="float" office:value="16402500" calcext:value-type="float">
            <text:p>16402500</text:p>
          </table:table-cell>
          <table:table-cell table:formula="of:=[.E178]*[.E178]" office:value-type="float" office:value="13446889" calcext:value-type="float">
            <text:p>13446889</text:p>
          </table:table-cell>
          <table:table-cell table:formula="of:=[.F178]*[.F178]" office:value-type="float" office:value="10227204" calcext:value-type="float">
            <text:p>10227204</text:p>
          </table:table-cell>
          <table:table-cell table:formula="of:=[.G178]*[.G178]" office:value-type="float" office:value="8410000" calcext:value-type="float">
            <text:p>8410000</text:p>
          </table:table-cell>
          <table:table-cell table:formula="of:=[.H178]*[.H178]" office:value-type="float" office:value="5664400" calcext:value-type="float">
            <text:p>5664400</text:p>
          </table:table-cell>
          <table:table-cell table:formula="of:=[.I178]*[.I178]" office:value-type="float" office:value="2099601" calcext:value-type="float">
            <text:p>2099601</text:p>
          </table:table-cell>
          <table:table-cell table:formula="of:=[.J178]*[.J178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4045" calcext:value-type="float">
            <text:p>4045</text:p>
          </table:table-cell>
          <table:table-cell office:value-type="float" office:value="3620" calcext:value-type="float">
            <text:p>3620</text:p>
          </table:table-cell>
          <table:table-cell office:value-type="float" office:value="3189" calcext:value-type="float">
            <text:p>3189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79]*[.D179]" office:value-type="float" office:value="16362025" calcext:value-type="float">
            <text:p>16362025</text:p>
          </table:table-cell>
          <table:table-cell table:formula="of:=[.E179]*[.E179]" office:value-type="float" office:value="13104400" calcext:value-type="float">
            <text:p>13104400</text:p>
          </table:table-cell>
          <table:table-cell table:formula="of:=[.F179]*[.F179]" office:value-type="float" office:value="10169721" calcext:value-type="float">
            <text:p>10169721</text:p>
          </table:table-cell>
          <table:table-cell table:formula="of:=[.G179]*[.G179]" office:value-type="float" office:value="8538084" calcext:value-type="float">
            <text:p>8538084</text:p>
          </table:table-cell>
          <table:table-cell table:formula="of:=[.H179]*[.H179]" office:value-type="float" office:value="5731236" calcext:value-type="float">
            <text:p>5731236</text:p>
          </table:table-cell>
          <table:table-cell table:formula="of:=[.I179]*[.I179]" office:value-type="float" office:value="2155024" calcext:value-type="float">
            <text:p>2155024</text:p>
          </table:table-cell>
          <table:table-cell table:formula="of:=[.J179]*[.J17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4029" calcext:value-type="float">
            <text:p>4029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180]*[.D180]" office:value-type="float" office:value="16232841" calcext:value-type="float">
            <text:p>16232841</text:p>
          </table:table-cell>
          <table:table-cell table:formula="of:=[.E180]*[.E180]" office:value-type="float" office:value="13278736" calcext:value-type="float">
            <text:p>13278736</text:p>
          </table:table-cell>
          <table:table-cell table:formula="of:=[.F180]*[.F180]" office:value-type="float" office:value="10214416" calcext:value-type="float">
            <text:p>10214416</text:p>
          </table:table-cell>
          <table:table-cell table:formula="of:=[.G180]*[.G180]" office:value-type="float" office:value="8468100" calcext:value-type="float">
            <text:p>8468100</text:p>
          </table:table-cell>
          <table:table-cell table:formula="of:=[.H180]*[.H180]" office:value-type="float" office:value="5731236" calcext:value-type="float">
            <text:p>5731236</text:p>
          </table:table-cell>
          <table:table-cell table:formula="of:=[.I180]*[.I180]" office:value-type="float" office:value="2099601" calcext:value-type="float">
            <text:p>2099601</text:p>
          </table:table-cell>
          <table:table-cell table:formula="of:=[.J180]*[.J180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38" calcext:value-type="float">
            <text:p>2938</text:p>
          </table:table-cell>
          <table:table-cell office:value-type="float" office:value="2427" calcext:value-type="float">
            <text:p>2427</text:p>
          </table:table-cell>
          <table:table-cell office:value-type="float" office:value="1486" calcext:value-type="float">
            <text:p>1486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181]*[.D181]" office:value-type="float" office:value="15968016" calcext:value-type="float">
            <text:p>15968016</text:p>
          </table:table-cell>
          <table:table-cell table:formula="of:=[.E181]*[.E181]" office:value-type="float" office:value="13395600" calcext:value-type="float">
            <text:p>13395600</text:p>
          </table:table-cell>
          <table:table-cell table:formula="of:=[.F181]*[.F181]" office:value-type="float" office:value="10471696" calcext:value-type="float">
            <text:p>10471696</text:p>
          </table:table-cell>
          <table:table-cell table:formula="of:=[.G181]*[.G181]" office:value-type="float" office:value="8631844" calcext:value-type="float">
            <text:p>8631844</text:p>
          </table:table-cell>
          <table:table-cell table:formula="of:=[.H181]*[.H181]" office:value-type="float" office:value="5890329" calcext:value-type="float">
            <text:p>5890329</text:p>
          </table:table-cell>
          <table:table-cell table:formula="of:=[.I181]*[.I181]" office:value-type="float" office:value="2208196" calcext:value-type="float">
            <text:p>2208196</text:p>
          </table:table-cell>
          <table:table-cell table:formula="of:=[.J181]*[.J181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196" calcext:value-type="float">
            <text:p>3196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82]*[.D182]" office:value-type="float" office:value="16362025" calcext:value-type="float">
            <text:p>16362025</text:p>
          </table:table-cell>
          <table:table-cell table:formula="of:=[.E182]*[.E182]" office:value-type="float" office:value="13380964" calcext:value-type="float">
            <text:p>13380964</text:p>
          </table:table-cell>
          <table:table-cell table:formula="of:=[.F182]*[.F182]" office:value-type="float" office:value="10214416" calcext:value-type="float">
            <text:p>10214416</text:p>
          </table:table-cell>
          <table:table-cell table:formula="of:=[.G182]*[.G182]" office:value-type="float" office:value="8357881" calcext:value-type="float">
            <text:p>8357881</text:p>
          </table:table-cell>
          <table:table-cell table:formula="of:=[.H182]*[.H182]" office:value-type="float" office:value="5721664" calcext:value-type="float">
            <text:p>5721664</text:p>
          </table:table-cell>
          <table:table-cell table:formula="of:=[.I182]*[.I182]" office:value-type="float" office:value="2105401" calcext:value-type="float">
            <text:p>2105401</text:p>
          </table:table-cell>
          <table:table-cell table:formula="of:=[.J182]*[.J182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183]*[.D183]" office:value-type="float" office:value="16168441" calcext:value-type="float">
            <text:p>16168441</text:p>
          </table:table-cell>
          <table:table-cell table:formula="of:=[.E183]*[.E183]" office:value-type="float" office:value="13380964" calcext:value-type="float">
            <text:p>13380964</text:p>
          </table:table-cell>
          <table:table-cell table:formula="of:=[.F183]*[.F183]" office:value-type="float" office:value="10349089" calcext:value-type="float">
            <text:p>10349089</text:p>
          </table:table-cell>
          <table:table-cell table:formula="of:=[.G183]*[.G183]" office:value-type="float" office:value="8288641" calcext:value-type="float">
            <text:p>8288641</text:p>
          </table:table-cell>
          <table:table-cell table:formula="of:=[.H183]*[.H183]" office:value-type="float" office:value="5688225" calcext:value-type="float">
            <text:p>5688225</text:p>
          </table:table-cell>
          <table:table-cell table:formula="of:=[.I183]*[.I183]" office:value-type="float" office:value="2160900" calcext:value-type="float">
            <text:p>2160900</text:p>
          </table:table-cell>
          <table:table-cell table:formula="of:=[.J183]*[.J183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184]*[.D184]" office:value-type="float" office:value="16208676" calcext:value-type="float">
            <text:p>16208676</text:p>
          </table:table-cell>
          <table:table-cell table:formula="of:=[.E184]*[.E184]" office:value-type="float" office:value="13468900" calcext:value-type="float">
            <text:p>13468900</text:p>
          </table:table-cell>
          <table:table-cell table:formula="of:=[.F184]*[.F184]" office:value-type="float" office:value="10246401" calcext:value-type="float">
            <text:p>10246401</text:p>
          </table:table-cell>
          <table:table-cell table:formula="of:=[.G184]*[.G184]" office:value-type="float" office:value="8357881" calcext:value-type="float">
            <text:p>8357881</text:p>
          </table:table-cell>
          <table:table-cell table:formula="of:=[.H184]*[.H184]" office:value-type="float" office:value="5900041" calcext:value-type="float">
            <text:p>5900041</text:p>
          </table:table-cell>
          <table:table-cell table:formula="of:=[.I184]*[.I184]" office:value-type="float" office:value="2125764" calcext:value-type="float">
            <text:p>2125764</text:p>
          </table:table-cell>
          <table:table-cell table:formula="of:=[.J184]*[.J184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68" calcext:value-type="float">
            <text:p>2968</text:p>
          </table:table-cell>
          <table:table-cell office:value-type="float" office:value="2385" calcext:value-type="float">
            <text:p>2385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85]*[.D185]" office:value-type="float" office:value="16321600" calcext:value-type="float">
            <text:p>16321600</text:p>
          </table:table-cell>
          <table:table-cell table:formula="of:=[.E185]*[.E185]" office:value-type="float" office:value="13468900" calcext:value-type="float">
            <text:p>13468900</text:p>
          </table:table-cell>
          <table:table-cell table:formula="of:=[.F185]*[.F185]" office:value-type="float" office:value="10361961" calcext:value-type="float">
            <text:p>10361961</text:p>
          </table:table-cell>
          <table:table-cell table:formula="of:=[.G185]*[.G185]" office:value-type="float" office:value="8809024" calcext:value-type="float">
            <text:p>8809024</text:p>
          </table:table-cell>
          <table:table-cell table:formula="of:=[.H185]*[.H185]" office:value-type="float" office:value="5688225" calcext:value-type="float">
            <text:p>5688225</text:p>
          </table:table-cell>
          <table:table-cell table:formula="of:=[.I185]*[.I185]" office:value-type="float" office:value="2070721" calcext:value-type="float">
            <text:p>2070721</text:p>
          </table:table-cell>
          <table:table-cell table:formula="of:=[.J185]*[.J18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4054" calcext:value-type="float">
            <text:p>4054</text:p>
          </table:table-cell>
          <table:table-cell office:value-type="float" office:value="3667" calcext:value-type="float">
            <text:p>3667</text:p>
          </table:table-cell>
          <table:table-cell office:value-type="float" office:value="3191" calcext:value-type="float">
            <text:p>3191</text:p>
          </table:table-cell>
          <table:table-cell office:value-type="float" office:value="2973" calcext:value-type="float">
            <text:p>2973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186]*[.D186]" office:value-type="float" office:value="16434916" calcext:value-type="float">
            <text:p>16434916</text:p>
          </table:table-cell>
          <table:table-cell table:formula="of:=[.E186]*[.E186]" office:value-type="float" office:value="13446889" calcext:value-type="float">
            <text:p>13446889</text:p>
          </table:table-cell>
          <table:table-cell table:formula="of:=[.F186]*[.F186]" office:value-type="float" office:value="10182481" calcext:value-type="float">
            <text:p>10182481</text:p>
          </table:table-cell>
          <table:table-cell table:formula="of:=[.G186]*[.G186]" office:value-type="float" office:value="8838729" calcext:value-type="float">
            <text:p>8838729</text:p>
          </table:table-cell>
          <table:table-cell table:formula="of:=[.H186]*[.H186]" office:value-type="float" office:value="5856400" calcext:value-type="float">
            <text:p>5856400</text:p>
          </table:table-cell>
          <table:table-cell table:formula="of:=[.I186]*[.I186]" office:value-type="float" office:value="2160900" calcext:value-type="float">
            <text:p>2160900</text:p>
          </table:table-cell>
          <table:table-cell table:formula="of:=[.J186]*[.J18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4024" calcext:value-type="float">
            <text:p>4024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187]*[.D187]" office:value-type="float" office:value="16192576" calcext:value-type="float">
            <text:p>16192576</text:p>
          </table:table-cell>
          <table:table-cell table:formula="of:=[.E187]*[.E187]" office:value-type="float" office:value="13520329" calcext:value-type="float">
            <text:p>13520329</text:p>
          </table:table-cell>
          <table:table-cell table:formula="of:=[.F187]*[.F187]" office:value-type="float" office:value="10182481" calcext:value-type="float">
            <text:p>10182481</text:p>
          </table:table-cell>
          <table:table-cell table:formula="of:=[.G187]*[.G187]" office:value-type="float" office:value="8439025" calcext:value-type="float">
            <text:p>8439025</text:p>
          </table:table-cell>
          <table:table-cell table:formula="of:=[.H187]*[.H187]" office:value-type="float" office:value="5721664" calcext:value-type="float">
            <text:p>5721664</text:p>
          </table:table-cell>
          <table:table-cell table:formula="of:=[.I187]*[.I187]" office:value-type="float" office:value="2114116" calcext:value-type="float">
            <text:p>2114116</text:p>
          </table:table-cell>
          <table:table-cell table:formula="of:=[.J187]*[.J187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4010" calcext:value-type="float">
            <text:p>4010</text:p>
          </table:table-cell>
          <table:table-cell office:value-type="float" office:value="3653" calcext:value-type="float">
            <text:p>365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188]*[.D188]" office:value-type="float" office:value="16080100" calcext:value-type="float">
            <text:p>16080100</text:p>
          </table:table-cell>
          <table:table-cell table:formula="of:=[.E188]*[.E188]" office:value-type="float" office:value="13344409" calcext:value-type="float">
            <text:p>13344409</text:p>
          </table:table-cell>
          <table:table-cell table:formula="of:=[.F188]*[.F188]" office:value-type="float" office:value="10227204" calcext:value-type="float">
            <text:p>10227204</text:p>
          </table:table-cell>
          <table:table-cell table:formula="of:=[.G188]*[.G188]" office:value-type="float" office:value="8479744" calcext:value-type="float">
            <text:p>8479744</text:p>
          </table:table-cell>
          <table:table-cell table:formula="of:=[.H188]*[.H188]" office:value-type="float" office:value="5774409" calcext:value-type="float">
            <text:p>5774409</text:p>
          </table:table-cell>
          <table:table-cell table:formula="of:=[.I188]*[.I188]" office:value-type="float" office:value="2202256" calcext:value-type="float">
            <text:p>2202256</text:p>
          </table:table-cell>
          <table:table-cell table:formula="of:=[.J188]*[.J18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066" calcext:value-type="float">
            <text:p>4066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896" calcext:value-type="float">
            <text:p>2896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89]*[.D189]" office:value-type="float" office:value="16532356" calcext:value-type="float">
            <text:p>16532356</text:p>
          </table:table-cell>
          <table:table-cell table:formula="of:=[.E189]*[.E189]" office:value-type="float" office:value="13293316" calcext:value-type="float">
            <text:p>13293316</text:p>
          </table:table-cell>
          <table:table-cell table:formula="of:=[.F189]*[.F189]" office:value-type="float" office:value="10381284" calcext:value-type="float">
            <text:p>10381284</text:p>
          </table:table-cell>
          <table:table-cell table:formula="of:=[.G189]*[.G189]" office:value-type="float" office:value="8386816" calcext:value-type="float">
            <text:p>8386816</text:p>
          </table:table-cell>
          <table:table-cell table:formula="of:=[.H189]*[.H189]" office:value-type="float" office:value="5721664" calcext:value-type="float">
            <text:p>5721664</text:p>
          </table:table-cell>
          <table:table-cell table:formula="of:=[.I189]*[.I189]" office:value-type="float" office:value="2146225" calcext:value-type="float">
            <text:p>2146225</text:p>
          </table:table-cell>
          <table:table-cell table:formula="of:=[.J189]*[.J18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4047" calcext:value-type="float">
            <text:p>4047</text:p>
          </table:table-cell>
          <table:table-cell office:value-type="float" office:value="3698" calcext:value-type="float">
            <text:p>3698</text:p>
          </table:table-cell>
          <table:table-cell office:value-type="float" office:value="3231" calcext:value-type="float">
            <text:p>3231</text:p>
          </table:table-cell>
          <table:table-cell office:value-type="float" office:value="2910" calcext:value-type="float">
            <text:p>2910</text:p>
          </table:table-cell>
          <table:table-cell office:value-type="float" office:value="2394" calcext:value-type="float">
            <text:p>2394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190]*[.D190]" office:value-type="float" office:value="16378209" calcext:value-type="float">
            <text:p>16378209</text:p>
          </table:table-cell>
          <table:table-cell table:formula="of:=[.E190]*[.E190]" office:value-type="float" office:value="13675204" calcext:value-type="float">
            <text:p>13675204</text:p>
          </table:table-cell>
          <table:table-cell table:formula="of:=[.F190]*[.F190]" office:value-type="float" office:value="10439361" calcext:value-type="float">
            <text:p>10439361</text:p>
          </table:table-cell>
          <table:table-cell table:formula="of:=[.G190]*[.G190]" office:value-type="float" office:value="8468100" calcext:value-type="float">
            <text:p>8468100</text:p>
          </table:table-cell>
          <table:table-cell table:formula="of:=[.H190]*[.H190]" office:value-type="float" office:value="5731236" calcext:value-type="float">
            <text:p>5731236</text:p>
          </table:table-cell>
          <table:table-cell table:formula="of:=[.I190]*[.I190]" office:value-type="float" office:value="2114116" calcext:value-type="float">
            <text:p>2114116</text:p>
          </table:table-cell>
          <table:table-cell table:formula="of:=[.J190]*[.J190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024" calcext:value-type="float">
            <text:p>4024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91]*[.D191]" office:value-type="float" office:value="16192576" calcext:value-type="float">
            <text:p>16192576</text:p>
          </table:table-cell>
          <table:table-cell table:formula="of:=[.E191]*[.E191]" office:value-type="float" office:value="13498276" calcext:value-type="float">
            <text:p>13498276</text:p>
          </table:table-cell>
          <table:table-cell table:formula="of:=[.F191]*[.F191]" office:value-type="float" office:value="10246401" calcext:value-type="float">
            <text:p>10246401</text:p>
          </table:table-cell>
          <table:table-cell table:formula="of:=[.G191]*[.G191]" office:value-type="float" office:value="8427409" calcext:value-type="float">
            <text:p>8427409</text:p>
          </table:table-cell>
          <table:table-cell table:formula="of:=[.H191]*[.H191]" office:value-type="float" office:value="5707321" calcext:value-type="float">
            <text:p>5707321</text:p>
          </table:table-cell>
          <table:table-cell table:formula="of:=[.I191]*[.I191]" office:value-type="float" office:value="2125764" calcext:value-type="float">
            <text:p>2125764</text:p>
          </table:table-cell>
          <table:table-cell table:formula="of:=[.J191]*[.J191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031" calcext:value-type="float">
            <text:p>4031</text:p>
          </table:table-cell>
          <table:table-cell office:value-type="float" office:value="3639" calcext:value-type="float">
            <text:p>3639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192]*[.D192]" office:value-type="float" office:value="16248961" calcext:value-type="float">
            <text:p>16248961</text:p>
          </table:table-cell>
          <table:table-cell table:formula="of:=[.E192]*[.E192]" office:value-type="float" office:value="13242321" calcext:value-type="float">
            <text:p>13242321</text:p>
          </table:table-cell>
          <table:table-cell table:formula="of:=[.F192]*[.F192]" office:value-type="float" office:value="10291264" calcext:value-type="float">
            <text:p>10291264</text:p>
          </table:table-cell>
          <table:table-cell table:formula="of:=[.G192]*[.G192]" office:value-type="float" office:value="8497225" calcext:value-type="float">
            <text:p>8497225</text:p>
          </table:table-cell>
          <table:table-cell table:formula="of:=[.H192]*[.H192]" office:value-type="float" office:value="5688225" calcext:value-type="float">
            <text:p>5688225</text:p>
          </table:table-cell>
          <table:table-cell table:formula="of:=[.I192]*[.I192]" office:value-type="float" office:value="2105401" calcext:value-type="float">
            <text:p>2105401</text:p>
          </table:table-cell>
          <table:table-cell table:formula="of:=[.J192]*[.J192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896" calcext:value-type="float">
            <text:p>2896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193]*[.D193]" office:value-type="float" office:value="16192576" calcext:value-type="float">
            <text:p>16192576</text:p>
          </table:table-cell>
          <table:table-cell table:formula="of:=[.E193]*[.E193]" office:value-type="float" office:value="13315201" calcext:value-type="float">
            <text:p>13315201</text:p>
          </table:table-cell>
          <table:table-cell table:formula="of:=[.F193]*[.F193]" office:value-type="float" office:value="10291264" calcext:value-type="float">
            <text:p>10291264</text:p>
          </table:table-cell>
          <table:table-cell table:formula="of:=[.G193]*[.G193]" office:value-type="float" office:value="8386816" calcext:value-type="float">
            <text:p>8386816</text:p>
          </table:table-cell>
          <table:table-cell table:formula="of:=[.H193]*[.H193]" office:value-type="float" office:value="5740816" calcext:value-type="float">
            <text:p>5740816</text:p>
          </table:table-cell>
          <table:table-cell table:formula="of:=[.I193]*[.I193]" office:value-type="float" office:value="2196324" calcext:value-type="float">
            <text:p>2196324</text:p>
          </table:table-cell>
          <table:table-cell table:formula="of:=[.J193]*[.J193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4057" calcext:value-type="float">
            <text:p>4057</text:p>
          </table:table-cell>
          <table:table-cell office:value-type="float" office:value="3672" calcext:value-type="float">
            <text:p>3672</text:p>
          </table:table-cell>
          <table:table-cell office:value-type="float" office:value="3201" calcext:value-type="float">
            <text:p>3201</text:p>
          </table:table-cell>
          <table:table-cell office:value-type="float" office:value="2915" calcext:value-type="float">
            <text:p>291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194]*[.D194]" office:value-type="float" office:value="16459249" calcext:value-type="float">
            <text:p>16459249</text:p>
          </table:table-cell>
          <table:table-cell table:formula="of:=[.E194]*[.E194]" office:value-type="float" office:value="13483584" calcext:value-type="float">
            <text:p>13483584</text:p>
          </table:table-cell>
          <table:table-cell table:formula="of:=[.F194]*[.F194]" office:value-type="float" office:value="10246401" calcext:value-type="float">
            <text:p>10246401</text:p>
          </table:table-cell>
          <table:table-cell table:formula="of:=[.G194]*[.G194]" office:value-type="float" office:value="8497225" calcext:value-type="float">
            <text:p>8497225</text:p>
          </table:table-cell>
          <table:table-cell table:formula="of:=[.H194]*[.H194]" office:value-type="float" office:value="5707321" calcext:value-type="float">
            <text:p>5707321</text:p>
          </table:table-cell>
          <table:table-cell table:formula="of:=[.I194]*[.I194]" office:value-type="float" office:value="2181529" calcext:value-type="float">
            <text:p>2181529</text:p>
          </table:table-cell>
          <table:table-cell table:formula="of:=[.J194]*[.J19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977" calcext:value-type="float">
            <text:p>3977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19" calcext:value-type="float">
            <text:p>2919</text:p>
          </table:table-cell>
          <table:table-cell office:value-type="float" office:value="2333" calcext:value-type="float">
            <text:p>2333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195]*[.D195]" office:value-type="float" office:value="15816529" calcext:value-type="float">
            <text:p>15816529</text:p>
          </table:table-cell>
          <table:table-cell table:formula="of:=[.E195]*[.E195]" office:value-type="float" office:value="13483584" calcext:value-type="float">
            <text:p>13483584</text:p>
          </table:table-cell>
          <table:table-cell table:formula="of:=[.F195]*[.F195]" office:value-type="float" office:value="10316944" calcext:value-type="float">
            <text:p>10316944</text:p>
          </table:table-cell>
          <table:table-cell table:formula="of:=[.G195]*[.G195]" office:value-type="float" office:value="8520561" calcext:value-type="float">
            <text:p>8520561</text:p>
          </table:table-cell>
          <table:table-cell table:formula="of:=[.H195]*[.H195]" office:value-type="float" office:value="5442889" calcext:value-type="float">
            <text:p>5442889</text:p>
          </table:table-cell>
          <table:table-cell table:formula="of:=[.I195]*[.I195]" office:value-type="float" office:value="2202256" calcext:value-type="float">
            <text:p>2202256</text:p>
          </table:table-cell>
          <table:table-cell table:formula="of:=[.J195]*[.J19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51" calcext:value-type="float">
            <text:p>1451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196]*[.D196]" office:value-type="float" office:value="16378209" calcext:value-type="float">
            <text:p>16378209</text:p>
          </table:table-cell>
          <table:table-cell table:formula="of:=[.E196]*[.E196]" office:value-type="float" office:value="13498276" calcext:value-type="float">
            <text:p>13498276</text:p>
          </table:table-cell>
          <table:table-cell table:formula="of:=[.F196]*[.F196]" office:value-type="float" office:value="10316944" calcext:value-type="float">
            <text:p>10316944</text:p>
          </table:table-cell>
          <table:table-cell table:formula="of:=[.G196]*[.G196]" office:value-type="float" office:value="8427409" calcext:value-type="float">
            <text:p>8427409</text:p>
          </table:table-cell>
          <table:table-cell table:formula="of:=[.H196]*[.H196]" office:value-type="float" office:value="5832225" calcext:value-type="float">
            <text:p>5832225</text:p>
          </table:table-cell>
          <table:table-cell table:formula="of:=[.I196]*[.I196]" office:value-type="float" office:value="2105401" calcext:value-type="float">
            <text:p>2105401</text:p>
          </table:table-cell>
          <table:table-cell table:formula="of:=[.J196]*[.J196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4045" calcext:value-type="float">
            <text:p>4045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924" calcext:value-type="float">
            <text:p>2924</text:p>
          </table:table-cell>
          <table:table-cell office:value-type="float" office:value="2380" calcext:value-type="float">
            <text:p>2380</text:p>
          </table:table-cell>
          <table:table-cell office:value-type="float" office:value="1470" calcext:value-type="float">
            <text:p>1470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197]*[.D197]" office:value-type="float" office:value="16362025" calcext:value-type="float">
            <text:p>16362025</text:p>
          </table:table-cell>
          <table:table-cell table:formula="of:=[.E197]*[.E197]" office:value-type="float" office:value="13498276" calcext:value-type="float">
            <text:p>13498276</text:p>
          </table:table-cell>
          <table:table-cell table:formula="of:=[.F197]*[.F197]" office:value-type="float" office:value="10246401" calcext:value-type="float">
            <text:p>10246401</text:p>
          </table:table-cell>
          <table:table-cell table:formula="of:=[.G197]*[.G197]" office:value-type="float" office:value="8549776" calcext:value-type="float">
            <text:p>8549776</text:p>
          </table:table-cell>
          <table:table-cell table:formula="of:=[.H197]*[.H197]" office:value-type="float" office:value="5664400" calcext:value-type="float">
            <text:p>5664400</text:p>
          </table:table-cell>
          <table:table-cell table:formula="of:=[.I197]*[.I197]" office:value-type="float" office:value="2160900" calcext:value-type="float">
            <text:p>2160900</text:p>
          </table:table-cell>
          <table:table-cell table:formula="of:=[.J197]*[.J197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08" calcext:value-type="float">
            <text:p>2408</text:p>
          </table:table-cell>
          <table:table-cell office:value-type="float" office:value="1456" calcext:value-type="float">
            <text:p>1456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198]*[.D198]" office:value-type="float" office:value="16321600" calcext:value-type="float">
            <text:p>16321600</text:p>
          </table:table-cell>
          <table:table-cell table:formula="of:=[.E198]*[.E198]" office:value-type="float" office:value="13483584" calcext:value-type="float">
            <text:p>13483584</text:p>
          </table:table-cell>
          <table:table-cell table:formula="of:=[.F198]*[.F198]" office:value-type="float" office:value="10426441" calcext:value-type="float">
            <text:p>10426441</text:p>
          </table:table-cell>
          <table:table-cell table:formula="of:=[.G198]*[.G198]" office:value-type="float" office:value="8357881" calcext:value-type="float">
            <text:p>8357881</text:p>
          </table:table-cell>
          <table:table-cell table:formula="of:=[.H198]*[.H198]" office:value-type="float" office:value="5798464" calcext:value-type="float">
            <text:p>5798464</text:p>
          </table:table-cell>
          <table:table-cell table:formula="of:=[.I198]*[.I198]" office:value-type="float" office:value="2119936" calcext:value-type="float">
            <text:p>2119936</text:p>
          </table:table-cell>
          <table:table-cell table:formula="of:=[.J198]*[.J198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4005" calcext:value-type="float">
            <text:p>4005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89" calcext:value-type="float">
            <text:p>2889</text:p>
          </table:table-cell>
          <table:table-cell office:value-type="float" office:value="2408" calcext:value-type="float">
            <text:p>2408</text:p>
          </table:table-cell>
          <table:table-cell office:value-type="float" office:value="1442" calcext:value-type="float">
            <text:p>1442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199]*[.D199]" office:value-type="float" office:value="16040025" calcext:value-type="float">
            <text:p>16040025</text:p>
          </table:table-cell>
          <table:table-cell table:formula="of:=[.E199]*[.E199]" office:value-type="float" office:value="13380964" calcext:value-type="float">
            <text:p>13380964</text:p>
          </table:table-cell>
          <table:table-cell table:formula="of:=[.F199]*[.F199]" office:value-type="float" office:value="10316944" calcext:value-type="float">
            <text:p>10316944</text:p>
          </table:table-cell>
          <table:table-cell table:formula="of:=[.G199]*[.G199]" office:value-type="float" office:value="8346321" calcext:value-type="float">
            <text:p>8346321</text:p>
          </table:table-cell>
          <table:table-cell table:formula="of:=[.H199]*[.H199]" office:value-type="float" office:value="5798464" calcext:value-type="float">
            <text:p>5798464</text:p>
          </table:table-cell>
          <table:table-cell table:formula="of:=[.I199]*[.I199]" office:value-type="float" office:value="2079364" calcext:value-type="float">
            <text:p>2079364</text:p>
          </table:table-cell>
          <table:table-cell table:formula="of:=[.J199]*[.J19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029" calcext:value-type="float">
            <text:p>4029</text:p>
          </table:table-cell>
          <table:table-cell office:value-type="float" office:value="3667" calcext:value-type="float">
            <text:p>3667</text:p>
          </table:table-cell>
          <table:table-cell office:value-type="float" office:value="3219" calcext:value-type="float">
            <text:p>3219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00]*[.D200]" office:value-type="float" office:value="16232841" calcext:value-type="float">
            <text:p>16232841</text:p>
          </table:table-cell>
          <table:table-cell table:formula="of:=[.E200]*[.E200]" office:value-type="float" office:value="13446889" calcext:value-type="float">
            <text:p>13446889</text:p>
          </table:table-cell>
          <table:table-cell table:formula="of:=[.F200]*[.F200]" office:value-type="float" office:value="10361961" calcext:value-type="float">
            <text:p>10361961</text:p>
          </table:table-cell>
          <table:table-cell table:formula="of:=[.G200]*[.G200]" office:value-type="float" office:value="8561476" calcext:value-type="float">
            <text:p>8561476</text:p>
          </table:table-cell>
          <table:table-cell table:formula="of:=[.H200]*[.H200]" office:value-type="float" office:value="5774409" calcext:value-type="float">
            <text:p>5774409</text:p>
          </table:table-cell>
          <table:table-cell table:formula="of:=[.I200]*[.I200]" office:value-type="float" office:value="2140369" calcext:value-type="float">
            <text:p>2140369</text:p>
          </table:table-cell>
          <table:table-cell table:formula="of:=[.J200]*[.J200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24" calcext:value-type="float">
            <text:p>2924</text:p>
          </table:table-cell>
          <table:table-cell office:value-type="float" office:value="2403" calcext:value-type="float">
            <text:p>2403</text:p>
          </table:table-cell>
          <table:table-cell office:value-type="float" office:value="1432" calcext:value-type="float">
            <text:p>1432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01]*[.D201]" office:value-type="float" office:value="16305444" calcext:value-type="float">
            <text:p>16305444</text:p>
          </table:table-cell>
          <table:table-cell table:formula="of:=[.E201]*[.E201]" office:value-type="float" office:value="13498276" calcext:value-type="float">
            <text:p>13498276</text:p>
          </table:table-cell>
          <table:table-cell table:formula="of:=[.F201]*[.F201]" office:value-type="float" office:value="10316944" calcext:value-type="float">
            <text:p>10316944</text:p>
          </table:table-cell>
          <table:table-cell table:formula="of:=[.G201]*[.G201]" office:value-type="float" office:value="8549776" calcext:value-type="float">
            <text:p>8549776</text:p>
          </table:table-cell>
          <table:table-cell table:formula="of:=[.H201]*[.H201]" office:value-type="float" office:value="5774409" calcext:value-type="float">
            <text:p>5774409</text:p>
          </table:table-cell>
          <table:table-cell table:formula="of:=[.I201]*[.I201]" office:value-type="float" office:value="2050624" calcext:value-type="float">
            <text:p>2050624</text:p>
          </table:table-cell>
          <table:table-cell table:formula="of:=[.J201]*[.J201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24" calcext:value-type="float">
            <text:p>2424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02]*[.D202]" office:value-type="float" office:value="16248961" calcext:value-type="float">
            <text:p>16248961</text:p>
          </table:table-cell>
          <table:table-cell table:formula="of:=[.E202]*[.E202]" office:value-type="float" office:value="13432225" calcext:value-type="float">
            <text:p>13432225</text:p>
          </table:table-cell>
          <table:table-cell table:formula="of:=[.F202]*[.F202]" office:value-type="float" office:value="10426441" calcext:value-type="float">
            <text:p>10426441</text:p>
          </table:table-cell>
          <table:table-cell table:formula="of:=[.G202]*[.G202]" office:value-type="float" office:value="8328996" calcext:value-type="float">
            <text:p>8328996</text:p>
          </table:table-cell>
          <table:table-cell table:formula="of:=[.H202]*[.H202]" office:value-type="float" office:value="5875776" calcext:value-type="float">
            <text:p>5875776</text:p>
          </table:table-cell>
          <table:table-cell table:formula="of:=[.I202]*[.I202]" office:value-type="float" office:value="2114116" calcext:value-type="float">
            <text:p>2114116</text:p>
          </table:table-cell>
          <table:table-cell table:formula="of:=[.J202]*[.J20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4043" calcext:value-type="float">
            <text:p>4043</text:p>
          </table:table-cell>
          <table:table-cell office:value-type="float" office:value="3674" calcext:value-type="float">
            <text:p>3674</text:p>
          </table:table-cell>
          <table:table-cell office:value-type="float" office:value="3194" calcext:value-type="float">
            <text:p>3194</text:p>
          </table:table-cell>
          <table:table-cell office:value-type="float" office:value="2870" calcext:value-type="float">
            <text:p>287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03]*[.D203]" office:value-type="float" office:value="16345849" calcext:value-type="float">
            <text:p>16345849</text:p>
          </table:table-cell>
          <table:table-cell table:formula="of:=[.E203]*[.E203]" office:value-type="float" office:value="13498276" calcext:value-type="float">
            <text:p>13498276</text:p>
          </table:table-cell>
          <table:table-cell table:formula="of:=[.F203]*[.F203]" office:value-type="float" office:value="10201636" calcext:value-type="float">
            <text:p>10201636</text:p>
          </table:table-cell>
          <table:table-cell table:formula="of:=[.G203]*[.G203]" office:value-type="float" office:value="8236900" calcext:value-type="float">
            <text:p>8236900</text:p>
          </table:table-cell>
          <table:table-cell table:formula="of:=[.H203]*[.H203]" office:value-type="float" office:value="5597956" calcext:value-type="float">
            <text:p>5597956</text:p>
          </table:table-cell>
          <table:table-cell table:formula="of:=[.I203]*[.I203]" office:value-type="float" office:value="2155024" calcext:value-type="float">
            <text:p>2155024</text:p>
          </table:table-cell>
          <table:table-cell table:formula="of:=[.J203]*[.J203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4054" calcext:value-type="float">
            <text:p>4054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204]*[.D204]" office:value-type="float" office:value="16434916" calcext:value-type="float">
            <text:p>16434916</text:p>
          </table:table-cell>
          <table:table-cell table:formula="of:=[.E204]*[.E204]" office:value-type="float" office:value="13395600" calcext:value-type="float">
            <text:p>13395600</text:p>
          </table:table-cell>
          <table:table-cell table:formula="of:=[.F204]*[.F204]" office:value-type="float" office:value="10316944" calcext:value-type="float">
            <text:p>10316944</text:p>
          </table:table-cell>
          <table:table-cell table:formula="of:=[.G204]*[.G204]" office:value-type="float" office:value="8357881" calcext:value-type="float">
            <text:p>8357881</text:p>
          </table:table-cell>
          <table:table-cell table:formula="of:=[.H204]*[.H204]" office:value-type="float" office:value="5808100" calcext:value-type="float">
            <text:p>5808100</text:p>
          </table:table-cell>
          <table:table-cell table:formula="of:=[.I204]*[.I204]" office:value-type="float" office:value="2099601" calcext:value-type="float">
            <text:p>2099601</text:p>
          </table:table-cell>
          <table:table-cell table:formula="of:=[.J204]*[.J204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4036" calcext:value-type="float">
            <text:p>4036</text:p>
          </table:table-cell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05]*[.D205]" office:value-type="float" office:value="16289296" calcext:value-type="float">
            <text:p>16289296</text:p>
          </table:table-cell>
          <table:table-cell table:formula="of:=[.E205]*[.E205]" office:value-type="float" office:value="13155129" calcext:value-type="float">
            <text:p>13155129</text:p>
          </table:table-cell>
          <table:table-cell table:formula="of:=[.F205]*[.F205]" office:value-type="float" office:value="10291264" calcext:value-type="float">
            <text:p>10291264</text:p>
          </table:table-cell>
          <table:table-cell table:formula="of:=[.G205]*[.G205]" office:value-type="float" office:value="8620096" calcext:value-type="float">
            <text:p>8620096</text:p>
          </table:table-cell>
          <table:table-cell table:formula="of:=[.H205]*[.H205]" office:value-type="float" office:value="5721664" calcext:value-type="float">
            <text:p>5721664</text:p>
          </table:table-cell>
          <table:table-cell table:formula="of:=[.I205]*[.I205]" office:value-type="float" office:value="2166784" calcext:value-type="float">
            <text:p>2166784</text:p>
          </table:table-cell>
          <table:table-cell table:formula="of:=[.J205]*[.J20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986" calcext:value-type="float">
            <text:p>3986</text:p>
          </table:table-cell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06]*[.D206]" office:value-type="float" office:value="15888196" calcext:value-type="float">
            <text:p>15888196</text:p>
          </table:table-cell>
          <table:table-cell table:formula="of:=[.E206]*[.E206]" office:value-type="float" office:value="13498276" calcext:value-type="float">
            <text:p>13498276</text:p>
          </table:table-cell>
          <table:table-cell table:formula="of:=[.F206]*[.F206]" office:value-type="float" office:value="10381284" calcext:value-type="float">
            <text:p>10381284</text:p>
          </table:table-cell>
          <table:table-cell table:formula="of:=[.G206]*[.G206]" office:value-type="float" office:value="8661249" calcext:value-type="float">
            <text:p>8661249</text:p>
          </table:table-cell>
          <table:table-cell table:formula="of:=[.H206]*[.H206]" office:value-type="float" office:value="5707321" calcext:value-type="float">
            <text:p>5707321</text:p>
          </table:table-cell>
          <table:table-cell table:formula="of:=[.I206]*[.I206]" office:value-type="float" office:value="2146225" calcext:value-type="float">
            <text:p>2146225</text:p>
          </table:table-cell>
          <table:table-cell table:formula="of:=[.J206]*[.J206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989" calcext:value-type="float">
            <text:p>3989</text:p>
          </table:table-cell>
          <table:table-cell office:value-type="float" office:value="3642" calcext:value-type="float">
            <text:p>364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07]*[.D207]" office:value-type="float" office:value="15912121" calcext:value-type="float">
            <text:p>15912121</text:p>
          </table:table-cell>
          <table:table-cell table:formula="of:=[.E207]*[.E207]" office:value-type="float" office:value="13264164" calcext:value-type="float">
            <text:p>13264164</text:p>
          </table:table-cell>
          <table:table-cell table:formula="of:=[.F207]*[.F207]" office:value-type="float" office:value="10291264" calcext:value-type="float">
            <text:p>10291264</text:p>
          </table:table-cell>
          <table:table-cell table:formula="of:=[.G207]*[.G207]" office:value-type="float" office:value="8369449" calcext:value-type="float">
            <text:p>8369449</text:p>
          </table:table-cell>
          <table:table-cell table:formula="of:=[.H207]*[.H207]" office:value-type="float" office:value="5755201" calcext:value-type="float">
            <text:p>5755201</text:p>
          </table:table-cell>
          <table:table-cell table:formula="of:=[.I207]*[.I207]" office:value-type="float" office:value="2181529" calcext:value-type="float">
            <text:p>2181529</text:p>
          </table:table-cell>
          <table:table-cell table:formula="of:=[.J207]*[.J207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4045" calcext:value-type="float">
            <text:p>4045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08]*[.D208]" office:value-type="float" office:value="16362025" calcext:value-type="float">
            <text:p>16362025</text:p>
          </table:table-cell>
          <table:table-cell table:formula="of:=[.E208]*[.E208]" office:value-type="float" office:value="13417569" calcext:value-type="float">
            <text:p>13417569</text:p>
          </table:table-cell>
          <table:table-cell table:formula="of:=[.F208]*[.F208]" office:value-type="float" office:value="10272025" calcext:value-type="float">
            <text:p>10272025</text:p>
          </table:table-cell>
          <table:table-cell table:formula="of:=[.G208]*[.G208]" office:value-type="float" office:value="8386816" calcext:value-type="float">
            <text:p>8386816</text:p>
          </table:table-cell>
          <table:table-cell table:formula="of:=[.H208]*[.H208]" office:value-type="float" office:value="5841889" calcext:value-type="float">
            <text:p>5841889</text:p>
          </table:table-cell>
          <table:table-cell table:formula="of:=[.I208]*[.I208]" office:value-type="float" office:value="2125764" calcext:value-type="float">
            <text:p>2125764</text:p>
          </table:table-cell>
          <table:table-cell table:formula="of:=[.J208]*[.J208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31" calcext:value-type="float">
            <text:p>323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209]*[.D209]" office:value-type="float" office:value="16265089" calcext:value-type="float">
            <text:p>16265089</text:p>
          </table:table-cell>
          <table:table-cell table:formula="of:=[.E209]*[.E209]" office:value-type="float" office:value="13417569" calcext:value-type="float">
            <text:p>13417569</text:p>
          </table:table-cell>
          <table:table-cell table:formula="of:=[.F209]*[.F209]" office:value-type="float" office:value="10439361" calcext:value-type="float">
            <text:p>10439361</text:p>
          </table:table-cell>
          <table:table-cell table:formula="of:=[.G209]*[.G209]" office:value-type="float" office:value="8328996" calcext:value-type="float">
            <text:p>8328996</text:p>
          </table:table-cell>
          <table:table-cell table:formula="of:=[.H209]*[.H209]" office:value-type="float" office:value="5740816" calcext:value-type="float">
            <text:p>5740816</text:p>
          </table:table-cell>
          <table:table-cell table:formula="of:=[.I209]*[.I209]" office:value-type="float" office:value="2155024" calcext:value-type="float">
            <text:p>2155024</text:p>
          </table:table-cell>
          <table:table-cell table:formula="of:=[.J209]*[.J209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0" calcext:value-type="float">
            <text:p>2900</text:p>
          </table:table-cell>
          <table:table-cell office:value-type="float" office:value="2413" calcext:value-type="float">
            <text:p>2413</text:p>
          </table:table-cell>
          <table:table-cell office:value-type="float" office:value="1479" calcext:value-type="float">
            <text:p>1479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10]*[.D210]" office:value-type="float" office:value="16289296" calcext:value-type="float">
            <text:p>16289296</text:p>
          </table:table-cell>
          <table:table-cell table:formula="of:=[.E210]*[.E210]" office:value-type="float" office:value="13380964" calcext:value-type="float">
            <text:p>13380964</text:p>
          </table:table-cell>
          <table:table-cell table:formula="of:=[.F210]*[.F210]" office:value-type="float" office:value="10246401" calcext:value-type="float">
            <text:p>10246401</text:p>
          </table:table-cell>
          <table:table-cell table:formula="of:=[.G210]*[.G210]" office:value-type="float" office:value="8410000" calcext:value-type="float">
            <text:p>8410000</text:p>
          </table:table-cell>
          <table:table-cell table:formula="of:=[.H210]*[.H210]" office:value-type="float" office:value="5822569" calcext:value-type="float">
            <text:p>5822569</text:p>
          </table:table-cell>
          <table:table-cell table:formula="of:=[.I210]*[.I210]" office:value-type="float" office:value="2187441" calcext:value-type="float">
            <text:p>2187441</text:p>
          </table:table-cell>
          <table:table-cell table:formula="of:=[.J210]*[.J210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11]*[.D211]" office:value-type="float" office:value="16024009" calcext:value-type="float">
            <text:p>16024009</text:p>
          </table:table-cell>
          <table:table-cell table:formula="of:=[.E211]*[.E211]" office:value-type="float" office:value="13344409" calcext:value-type="float">
            <text:p>13344409</text:p>
          </table:table-cell>
          <table:table-cell table:formula="of:=[.F211]*[.F211]" office:value-type="float" office:value="10169721" calcext:value-type="float">
            <text:p>10169721</text:p>
          </table:table-cell>
          <table:table-cell table:formula="of:=[.G211]*[.G211]" office:value-type="float" office:value="8439025" calcext:value-type="float">
            <text:p>8439025</text:p>
          </table:table-cell>
          <table:table-cell table:formula="of:=[.H211]*[.H211]" office:value-type="float" office:value="5688225" calcext:value-type="float">
            <text:p>5688225</text:p>
          </table:table-cell>
          <table:table-cell table:formula="of:=[.I211]*[.I211]" office:value-type="float" office:value="2119936" calcext:value-type="float">
            <text:p>2119936</text:p>
          </table:table-cell>
          <table:table-cell table:formula="of:=[.J211]*[.J211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4" calcext:value-type="float">
            <text:p>3234</text:p>
          </table:table-cell>
          <table:table-cell office:value-type="float" office:value="2877" calcext:value-type="float">
            <text:p>2877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212]*[.D212]" office:value-type="float" office:value="16112196" calcext:value-type="float">
            <text:p>16112196</text:p>
          </table:table-cell>
          <table:table-cell table:formula="of:=[.E212]*[.E212]" office:value-type="float" office:value="13380964" calcext:value-type="float">
            <text:p>13380964</text:p>
          </table:table-cell>
          <table:table-cell table:formula="of:=[.F212]*[.F212]" office:value-type="float" office:value="10458756" calcext:value-type="float">
            <text:p>10458756</text:p>
          </table:table-cell>
          <table:table-cell table:formula="of:=[.G212]*[.G212]" office:value-type="float" office:value="8277129" calcext:value-type="float">
            <text:p>8277129</text:p>
          </table:table-cell>
          <table:table-cell table:formula="of:=[.H212]*[.H212]" office:value-type="float" office:value="5673924" calcext:value-type="float">
            <text:p>5673924</text:p>
          </table:table-cell>
          <table:table-cell table:formula="of:=[.I212]*[.I212]" office:value-type="float" office:value="2155024" calcext:value-type="float">
            <text:p>2155024</text:p>
          </table:table-cell>
          <table:table-cell table:formula="of:=[.J212]*[.J212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4003" calcext:value-type="float">
            <text:p>4003</text:p>
          </table:table-cell>
          <table:table-cell office:value-type="float" office:value="3693" calcext:value-type="float">
            <text:p>369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78" calcext:value-type="float">
            <text:p>2378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13]*[.D213]" office:value-type="float" office:value="16024009" calcext:value-type="float">
            <text:p>16024009</text:p>
          </table:table-cell>
          <table:table-cell table:formula="of:=[.E213]*[.E213]" office:value-type="float" office:value="13638249" calcext:value-type="float">
            <text:p>13638249</text:p>
          </table:table-cell>
          <table:table-cell table:formula="of:=[.F213]*[.F213]" office:value-type="float" office:value="10227204" calcext:value-type="float">
            <text:p>10227204</text:p>
          </table:table-cell>
          <table:table-cell table:formula="of:=[.G213]*[.G213]" office:value-type="float" office:value="8317456" calcext:value-type="float">
            <text:p>8317456</text:p>
          </table:table-cell>
          <table:table-cell table:formula="of:=[.H213]*[.H213]" office:value-type="float" office:value="5654884" calcext:value-type="float">
            <text:p>5654884</text:p>
          </table:table-cell>
          <table:table-cell table:formula="of:=[.I213]*[.I213]" office:value-type="float" office:value="2099601" calcext:value-type="float">
            <text:p>2099601</text:p>
          </table:table-cell>
          <table:table-cell table:formula="of:=[.J213]*[.J213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005" calcext:value-type="float">
            <text:p>4005</text:p>
          </table:table-cell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50" calcext:value-type="float">
            <text:p>2950</text:p>
          </table:table-cell>
          <table:table-cell office:value-type="float" office:value="2436" calcext:value-type="float">
            <text:p>2436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214]*[.D214]" office:value-type="float" office:value="16040025" calcext:value-type="float">
            <text:p>16040025</text:p>
          </table:table-cell>
          <table:table-cell table:formula="of:=[.E214]*[.E214]" office:value-type="float" office:value="13549761" calcext:value-type="float">
            <text:p>13549761</text:p>
          </table:table-cell>
          <table:table-cell table:formula="of:=[.F214]*[.F214]" office:value-type="float" office:value="10349089" calcext:value-type="float">
            <text:p>10349089</text:p>
          </table:table-cell>
          <table:table-cell table:formula="of:=[.G214]*[.G214]" office:value-type="float" office:value="8702500" calcext:value-type="float">
            <text:p>8702500</text:p>
          </table:table-cell>
          <table:table-cell table:formula="of:=[.H214]*[.H214]" office:value-type="float" office:value="5934096" calcext:value-type="float">
            <text:p>5934096</text:p>
          </table:table-cell>
          <table:table-cell table:formula="of:=[.I214]*[.I214]" office:value-type="float" office:value="2085136" calcext:value-type="float">
            <text:p>2085136</text:p>
          </table:table-cell>
          <table:table-cell table:formula="of:=[.J214]*[.J21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052" calcext:value-type="float">
            <text:p>4052</text:p>
          </table:table-cell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1463" calcext:value-type="float">
            <text:p>1463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15]*[.D215]" office:value-type="float" office:value="16418704" calcext:value-type="float">
            <text:p>16418704</text:p>
          </table:table-cell>
          <table:table-cell table:formula="of:=[.E215]*[.E215]" office:value-type="float" office:value="13227769" calcext:value-type="float">
            <text:p>13227769</text:p>
          </table:table-cell>
          <table:table-cell table:formula="of:=[.F215]*[.F215]" office:value-type="float" office:value="10304100" calcext:value-type="float">
            <text:p>10304100</text:p>
          </table:table-cell>
          <table:table-cell table:formula="of:=[.G215]*[.G215]" office:value-type="float" office:value="8317456" calcext:value-type="float">
            <text:p>8317456</text:p>
          </table:table-cell>
          <table:table-cell table:formula="of:=[.H215]*[.H215]" office:value-type="float" office:value="5909761" calcext:value-type="float">
            <text:p>5909761</text:p>
          </table:table-cell>
          <table:table-cell table:formula="of:=[.I215]*[.I215]" office:value-type="float" office:value="2140369" calcext:value-type="float">
            <text:p>2140369</text:p>
          </table:table-cell>
          <table:table-cell table:formula="of:=[.J215]*[.J215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16]*[.D216]" office:value-type="float" office:value="16418704" calcext:value-type="float">
            <text:p>16418704</text:p>
          </table:table-cell>
          <table:table-cell table:formula="of:=[.E216]*[.E216]" office:value-type="float" office:value="13380964" calcext:value-type="float">
            <text:p>13380964</text:p>
          </table:table-cell>
          <table:table-cell table:formula="of:=[.F216]*[.F216]" office:value-type="float" office:value="10291264" calcext:value-type="float">
            <text:p>10291264</text:p>
          </table:table-cell>
          <table:table-cell table:formula="of:=[.G216]*[.G216]" office:value-type="float" office:value="8357881" calcext:value-type="float">
            <text:p>8357881</text:p>
          </table:table-cell>
          <table:table-cell table:formula="of:=[.H216]*[.H216]" office:value-type="float" office:value="5909761" calcext:value-type="float">
            <text:p>5909761</text:p>
          </table:table-cell>
          <table:table-cell table:formula="of:=[.I216]*[.I216]" office:value-type="float" office:value="2155024" calcext:value-type="float">
            <text:p>2155024</text:p>
          </table:table-cell>
          <table:table-cell table:formula="of:=[.J216]*[.J21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15" calcext:value-type="float">
            <text:p>2415</text:p>
          </table:table-cell>
          <table:table-cell office:value-type="float" office:value="1477" calcext:value-type="float">
            <text:p>1477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217]*[.D217]" office:value-type="float" office:value="16024009" calcext:value-type="float">
            <text:p>16024009</text:p>
          </table:table-cell>
          <table:table-cell table:formula="of:=[.E217]*[.E217]" office:value-type="float" office:value="13366336" calcext:value-type="float">
            <text:p>13366336</text:p>
          </table:table-cell>
          <table:table-cell table:formula="of:=[.F217]*[.F217]" office:value-type="float" office:value="10336225" calcext:value-type="float">
            <text:p>10336225</text:p>
          </table:table-cell>
          <table:table-cell table:formula="of:=[.G217]*[.G217]" office:value-type="float" office:value="8549776" calcext:value-type="float">
            <text:p>8549776</text:p>
          </table:table-cell>
          <table:table-cell table:formula="of:=[.H217]*[.H217]" office:value-type="float" office:value="5832225" calcext:value-type="float">
            <text:p>5832225</text:p>
          </table:table-cell>
          <table:table-cell table:formula="of:=[.I217]*[.I217]" office:value-type="float" office:value="2181529" calcext:value-type="float">
            <text:p>2181529</text:p>
          </table:table-cell>
          <table:table-cell table:formula="of:=[.J217]*[.J217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243" calcext:value-type="float">
            <text:p>3243</text:p>
          </table:table-cell>
          <table:table-cell office:value-type="float" office:value="2896" calcext:value-type="float">
            <text:p>2896</text:p>
          </table:table-cell>
          <table:table-cell office:value-type="float" office:value="2453" calcext:value-type="float">
            <text:p>2453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218]*[.D218]" office:value-type="float" office:value="16000000" calcext:value-type="float">
            <text:p>16000000</text:p>
          </table:table-cell>
          <table:table-cell table:formula="of:=[.E218]*[.E218]" office:value-type="float" office:value="13329801" calcext:value-type="float">
            <text:p>13329801</text:p>
          </table:table-cell>
          <table:table-cell table:formula="of:=[.F218]*[.F218]" office:value-type="float" office:value="10517049" calcext:value-type="float">
            <text:p>10517049</text:p>
          </table:table-cell>
          <table:table-cell table:formula="of:=[.G218]*[.G218]" office:value-type="float" office:value="8386816" calcext:value-type="float">
            <text:p>8386816</text:p>
          </table:table-cell>
          <table:table-cell table:formula="of:=[.H218]*[.H218]" office:value-type="float" office:value="6017209" calcext:value-type="float">
            <text:p>6017209</text:p>
          </table:table-cell>
          <table:table-cell table:formula="of:=[.I218]*[.I218]" office:value-type="float" office:value="2187441" calcext:value-type="float">
            <text:p>2187441</text:p>
          </table:table-cell>
          <table:table-cell table:formula="of:=[.J218]*[.J21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047" calcext:value-type="float">
            <text:p>4047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  <table:table-cell table:number-columns-repeated="8"/>
          <table:table-cell table:formula="of:=[.D219]*[.D219]" office:value-type="float" office:value="16378209" calcext:value-type="float">
            <text:p>16378209</text:p>
          </table:table-cell>
          <table:table-cell table:formula="of:=[.E219]*[.E219]" office:value-type="float" office:value="13315201" calcext:value-type="float">
            <text:p>13315201</text:p>
          </table:table-cell>
          <table:table-cell table:formula="of:=[.F219]*[.F219]" office:value-type="float" office:value="10201636" calcext:value-type="float">
            <text:p>10201636</text:p>
          </table:table-cell>
          <table:table-cell table:formula="of:=[.G219]*[.G219]" office:value-type="float" office:value="8357881" calcext:value-type="float">
            <text:p>8357881</text:p>
          </table:table-cell>
          <table:table-cell table:formula="of:=[.H219]*[.H219]" office:value-type="float" office:value="5958481" calcext:value-type="float">
            <text:p>5958481</text:p>
          </table:table-cell>
          <table:table-cell table:formula="of:=[.I219]*[.I219]" office:value-type="float" office:value="2160900" calcext:value-type="float">
            <text:p>2160900</text:p>
          </table:table-cell>
          <table:table-cell table:formula="of:=[.J219]*[.J219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45" calcext:value-type="float">
            <text:p>2945</text:p>
          </table:table-cell>
          <table:table-cell office:value-type="float" office:value="2373" calcext:value-type="float">
            <text:p>2373</text:p>
          </table:table-cell>
          <table:table-cell office:value-type="float" office:value="1482" calcext:value-type="float">
            <text:p>1482</text:p>
          </table:table-cell>
          <table:table-cell office:value-type="float" office:value="1006" calcext:value-type="float">
            <text:p>1006</text:p>
          </table:table-cell>
          <table:table-cell table:number-columns-repeated="8"/>
          <table:table-cell table:formula="of:=[.D220]*[.D220]" office:value-type="float" office:value="16418704" calcext:value-type="float">
            <text:p>16418704</text:p>
          </table:table-cell>
          <table:table-cell table:formula="of:=[.E220]*[.E220]" office:value-type="float" office:value="13395600" calcext:value-type="float">
            <text:p>13395600</text:p>
          </table:table-cell>
          <table:table-cell table:formula="of:=[.F220]*[.F220]" office:value-type="float" office:value="10259209" calcext:value-type="float">
            <text:p>10259209</text:p>
          </table:table-cell>
          <table:table-cell table:formula="of:=[.G220]*[.G220]" office:value-type="float" office:value="8673025" calcext:value-type="float">
            <text:p>8673025</text:p>
          </table:table-cell>
          <table:table-cell table:formula="of:=[.H220]*[.H220]" office:value-type="float" office:value="5631129" calcext:value-type="float">
            <text:p>5631129</text:p>
          </table:table-cell>
          <table:table-cell table:formula="of:=[.I220]*[.I220]" office:value-type="float" office:value="2196324" calcext:value-type="float">
            <text:p>2196324</text:p>
          </table:table-cell>
          <table:table-cell table:formula="of:=[.J220]*[.J220]" office:value-type="float" office:value="1012036" calcext:value-type="float">
            <text:p>1012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224" calcext:value-type="float">
            <text:p>3224</text:p>
          </table:table-cell>
          <table:table-cell office:value-type="float" office:value="2889" calcext:value-type="float">
            <text:p>2889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21]*[.D221]" office:value-type="float" office:value="16096144" calcext:value-type="float">
            <text:p>16096144</text:p>
          </table:table-cell>
          <table:table-cell table:formula="of:=[.E221]*[.E221]" office:value-type="float" office:value="13366336" calcext:value-type="float">
            <text:p>13366336</text:p>
          </table:table-cell>
          <table:table-cell table:formula="of:=[.F221]*[.F221]" office:value-type="float" office:value="10394176" calcext:value-type="float">
            <text:p>10394176</text:p>
          </table:table-cell>
          <table:table-cell table:formula="of:=[.G221]*[.G221]" office:value-type="float" office:value="8346321" calcext:value-type="float">
            <text:p>8346321</text:p>
          </table:table-cell>
          <table:table-cell table:formula="of:=[.H221]*[.H221]" office:value-type="float" office:value="5673924" calcext:value-type="float">
            <text:p>5673924</text:p>
          </table:table-cell>
          <table:table-cell table:formula="of:=[.I221]*[.I221]" office:value-type="float" office:value="2140369" calcext:value-type="float">
            <text:p>2140369</text:p>
          </table:table-cell>
          <table:table-cell table:formula="of:=[.J221]*[.J221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993" calcext:value-type="float">
            <text:p>3993</text:p>
          </table:table-cell>
          <table:table-cell office:value-type="float" office:value="3684" calcext:value-type="float">
            <text:p>3684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222]*[.D222]" office:value-type="float" office:value="15944049" calcext:value-type="float">
            <text:p>15944049</text:p>
          </table:table-cell>
          <table:table-cell table:formula="of:=[.E222]*[.E222]" office:value-type="float" office:value="13571856" calcext:value-type="float">
            <text:p>13571856</text:p>
          </table:table-cell>
          <table:table-cell table:formula="of:=[.F222]*[.F222]" office:value-type="float" office:value="10407076" calcext:value-type="float">
            <text:p>10407076</text:p>
          </table:table-cell>
          <table:table-cell table:formula="of:=[.G222]*[.G222]" office:value-type="float" office:value="8497225" calcext:value-type="float">
            <text:p>8497225</text:p>
          </table:table-cell>
          <table:table-cell table:formula="of:=[.H222]*[.H222]" office:value-type="float" office:value="5673924" calcext:value-type="float">
            <text:p>5673924</text:p>
          </table:table-cell>
          <table:table-cell table:formula="of:=[.I222]*[.I222]" office:value-type="float" office:value="2105401" calcext:value-type="float">
            <text:p>2105401</text:p>
          </table:table-cell>
          <table:table-cell table:formula="of:=[.J222]*[.J22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23]*[.D223]" office:value-type="float" office:value="16265089" calcext:value-type="float">
            <text:p>16265089</text:p>
          </table:table-cell>
          <table:table-cell table:formula="of:=[.E223]*[.E223]" office:value-type="float" office:value="13315201" calcext:value-type="float">
            <text:p>13315201</text:p>
          </table:table-cell>
          <table:table-cell table:formula="of:=[.F223]*[.F223]" office:value-type="float" office:value="10227204" calcext:value-type="float">
            <text:p>10227204</text:p>
          </table:table-cell>
          <table:table-cell table:formula="of:=[.G223]*[.G223]" office:value-type="float" office:value="8508889" calcext:value-type="float">
            <text:p>8508889</text:p>
          </table:table-cell>
          <table:table-cell table:formula="of:=[.H223]*[.H223]" office:value-type="float" office:value="5924356" calcext:value-type="float">
            <text:p>5924356</text:p>
          </table:table-cell>
          <table:table-cell table:formula="of:=[.I223]*[.I223]" office:value-type="float" office:value="2208196" calcext:value-type="float">
            <text:p>2208196</text:p>
          </table:table-cell>
          <table:table-cell table:formula="of:=[.J223]*[.J22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019" calcext:value-type="float">
            <text:p>4019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24]*[.D224]" office:value-type="float" office:value="16152361" calcext:value-type="float">
            <text:p>16152361</text:p>
          </table:table-cell>
          <table:table-cell table:formula="of:=[.E224]*[.E224]" office:value-type="float" office:value="13549761" calcext:value-type="float">
            <text:p>13549761</text:p>
          </table:table-cell>
          <table:table-cell table:formula="of:=[.F224]*[.F224]" office:value-type="float" office:value="10246401" calcext:value-type="float">
            <text:p>10246401</text:p>
          </table:table-cell>
          <table:table-cell table:formula="of:=[.G224]*[.G224]" office:value-type="float" office:value="8809024" calcext:value-type="float">
            <text:p>8809024</text:p>
          </table:table-cell>
          <table:table-cell table:formula="of:=[.H224]*[.H224]" office:value-type="float" office:value="5764801" calcext:value-type="float">
            <text:p>5764801</text:p>
          </table:table-cell>
          <table:table-cell table:formula="of:=[.I224]*[.I224]" office:value-type="float" office:value="2155024" calcext:value-type="float">
            <text:p>2155024</text:p>
          </table:table-cell>
          <table:table-cell table:formula="of:=[.J224]*[.J22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003" calcext:value-type="float">
            <text:p>4003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49" calcext:value-type="float">
            <text:p>144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25]*[.D225]" office:value-type="float" office:value="16024009" calcext:value-type="float">
            <text:p>16024009</text:p>
          </table:table-cell>
          <table:table-cell table:formula="of:=[.E225]*[.E225]" office:value-type="float" office:value="13278736" calcext:value-type="float">
            <text:p>13278736</text:p>
          </table:table-cell>
          <table:table-cell table:formula="of:=[.F225]*[.F225]" office:value-type="float" office:value="10336225" calcext:value-type="float">
            <text:p>10336225</text:p>
          </table:table-cell>
          <table:table-cell table:formula="of:=[.G225]*[.G225]" office:value-type="float" office:value="8398404" calcext:value-type="float">
            <text:p>8398404</text:p>
          </table:table-cell>
          <table:table-cell table:formula="of:=[.H225]*[.H225]" office:value-type="float" office:value="5798464" calcext:value-type="float">
            <text:p>5798464</text:p>
          </table:table-cell>
          <table:table-cell table:formula="of:=[.I225]*[.I225]" office:value-type="float" office:value="2099601" calcext:value-type="float">
            <text:p>2099601</text:p>
          </table:table-cell>
          <table:table-cell table:formula="of:=[.J225]*[.J225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27" calcext:value-type="float">
            <text:p>2427</text:p>
          </table:table-cell>
          <table:table-cell office:value-type="float" office:value="1484" calcext:value-type="float">
            <text:p>1484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26]*[.D226]" office:value-type="float" office:value="16402500" calcext:value-type="float">
            <text:p>16402500</text:p>
          </table:table-cell>
          <table:table-cell table:formula="of:=[.E226]*[.E226]" office:value-type="float" office:value="13366336" calcext:value-type="float">
            <text:p>13366336</text:p>
          </table:table-cell>
          <table:table-cell table:formula="of:=[.F226]*[.F226]" office:value-type="float" office:value="10426441" calcext:value-type="float">
            <text:p>10426441</text:p>
          </table:table-cell>
          <table:table-cell table:formula="of:=[.G226]*[.G226]" office:value-type="float" office:value="8398404" calcext:value-type="float">
            <text:p>8398404</text:p>
          </table:table-cell>
          <table:table-cell table:formula="of:=[.H226]*[.H226]" office:value-type="float" office:value="5890329" calcext:value-type="float">
            <text:p>5890329</text:p>
          </table:table-cell>
          <table:table-cell table:formula="of:=[.I226]*[.I226]" office:value-type="float" office:value="2202256" calcext:value-type="float">
            <text:p>2202256</text:p>
          </table:table-cell>
          <table:table-cell table:formula="of:=[.J226]*[.J22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052" calcext:value-type="float">
            <text:p>4052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90" calcext:value-type="float">
            <text:p>2990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227]*[.D227]" office:value-type="float" office:value="16418704" calcext:value-type="float">
            <text:p>16418704</text:p>
          </table:table-cell>
          <table:table-cell table:formula="of:=[.E227]*[.E227]" office:value-type="float" office:value="13380964" calcext:value-type="float">
            <text:p>13380964</text:p>
          </table:table-cell>
          <table:table-cell table:formula="of:=[.F227]*[.F227]" office:value-type="float" office:value="10361961" calcext:value-type="float">
            <text:p>10361961</text:p>
          </table:table-cell>
          <table:table-cell table:formula="of:=[.G227]*[.G227]" office:value-type="float" office:value="8940100" calcext:value-type="float">
            <text:p>8940100</text:p>
          </table:table-cell>
          <table:table-cell table:formula="of:=[.H227]*[.H227]" office:value-type="float" office:value="5740816" calcext:value-type="float">
            <text:p>5740816</text:p>
          </table:table-cell>
          <table:table-cell table:formula="of:=[.I227]*[.I227]" office:value-type="float" office:value="2166784" calcext:value-type="float">
            <text:p>2166784</text:p>
          </table:table-cell>
          <table:table-cell table:formula="of:=[.J227]*[.J227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047" calcext:value-type="float">
            <text:p>4047</text:p>
          </table:table-cell>
          <table:table-cell office:value-type="float" office:value="3653" calcext:value-type="float">
            <text:p>3653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66" calcext:value-type="float">
            <text:p>236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28]*[.D228]" office:value-type="float" office:value="16378209" calcext:value-type="float">
            <text:p>16378209</text:p>
          </table:table-cell>
          <table:table-cell table:formula="of:=[.E228]*[.E228]" office:value-type="float" office:value="13344409" calcext:value-type="float">
            <text:p>13344409</text:p>
          </table:table-cell>
          <table:table-cell table:formula="of:=[.F228]*[.F228]" office:value-type="float" office:value="10182481" calcext:value-type="float">
            <text:p>10182481</text:p>
          </table:table-cell>
          <table:table-cell table:formula="of:=[.G228]*[.G228]" office:value-type="float" office:value="8357881" calcext:value-type="float">
            <text:p>8357881</text:p>
          </table:table-cell>
          <table:table-cell table:formula="of:=[.H228]*[.H228]" office:value-type="float" office:value="5597956" calcext:value-type="float">
            <text:p>5597956</text:p>
          </table:table-cell>
          <table:table-cell table:formula="of:=[.I228]*[.I228]" office:value-type="float" office:value="2166784" calcext:value-type="float">
            <text:p>2166784</text:p>
          </table:table-cell>
          <table:table-cell table:formula="of:=[.J228]*[.J22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48" calcext:value-type="float">
            <text:p>3248</text:p>
          </table:table-cell>
          <table:table-cell office:value-type="float" office:value="2896" calcext:value-type="float">
            <text:p>2896</text:p>
          </table:table-cell>
          <table:table-cell office:value-type="float" office:value="2363" calcext:value-type="float">
            <text:p>2363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29]*[.D229]" office:value-type="float" office:value="16080100" calcext:value-type="float">
            <text:p>16080100</text:p>
          </table:table-cell>
          <table:table-cell table:formula="of:=[.E229]*[.E229]" office:value-type="float" office:value="13520329" calcext:value-type="float">
            <text:p>13520329</text:p>
          </table:table-cell>
          <table:table-cell table:formula="of:=[.F229]*[.F229]" office:value-type="float" office:value="10549504" calcext:value-type="float">
            <text:p>10549504</text:p>
          </table:table-cell>
          <table:table-cell table:formula="of:=[.G229]*[.G229]" office:value-type="float" office:value="8386816" calcext:value-type="float">
            <text:p>8386816</text:p>
          </table:table-cell>
          <table:table-cell table:formula="of:=[.H229]*[.H229]" office:value-type="float" office:value="5583769" calcext:value-type="float">
            <text:p>5583769</text:p>
          </table:table-cell>
          <table:table-cell table:formula="of:=[.I229]*[.I229]" office:value-type="float" office:value="2166784" calcext:value-type="float">
            <text:p>2166784</text:p>
          </table:table-cell>
          <table:table-cell table:formula="of:=[.J229]*[.J22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059" calcext:value-type="float">
            <text:p>4059</text:p>
          </table:table-cell>
          <table:table-cell office:value-type="float" office:value="3674" calcext:value-type="float">
            <text:p>3674</text:p>
          </table:table-cell>
          <table:table-cell office:value-type="float" office:value="3229" calcext:value-type="float">
            <text:p>3229</text:p>
          </table:table-cell>
          <table:table-cell office:value-type="float" office:value="2889" calcext:value-type="float">
            <text:p>2889</text:p>
          </table:table-cell>
          <table:table-cell office:value-type="float" office:value="2356" calcext:value-type="float">
            <text:p>2356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30]*[.D230]" office:value-type="float" office:value="16475481" calcext:value-type="float">
            <text:p>16475481</text:p>
          </table:table-cell>
          <table:table-cell table:formula="of:=[.E230]*[.E230]" office:value-type="float" office:value="13498276" calcext:value-type="float">
            <text:p>13498276</text:p>
          </table:table-cell>
          <table:table-cell table:formula="of:=[.F230]*[.F230]" office:value-type="float" office:value="10426441" calcext:value-type="float">
            <text:p>10426441</text:p>
          </table:table-cell>
          <table:table-cell table:formula="of:=[.G230]*[.G230]" office:value-type="float" office:value="8346321" calcext:value-type="float">
            <text:p>8346321</text:p>
          </table:table-cell>
          <table:table-cell table:formula="of:=[.H230]*[.H230]" office:value-type="float" office:value="5550736" calcext:value-type="float">
            <text:p>5550736</text:p>
          </table:table-cell>
          <table:table-cell table:formula="of:=[.I230]*[.I230]" office:value-type="float" office:value="2175625" calcext:value-type="float">
            <text:p>2175625</text:p>
          </table:table-cell>
          <table:table-cell table:formula="of:=[.J230]*[.J230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043" calcext:value-type="float">
            <text:p>4043</text:p>
          </table:table-cell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231]*[.D231]" office:value-type="float" office:value="16345849" calcext:value-type="float">
            <text:p>16345849</text:p>
          </table:table-cell>
          <table:table-cell table:formula="of:=[.E231]*[.E231]" office:value-type="float" office:value="13380964" calcext:value-type="float">
            <text:p>13380964</text:p>
          </table:table-cell>
          <table:table-cell table:formula="of:=[.F231]*[.F231]" office:value-type="float" office:value="10201636" calcext:value-type="float">
            <text:p>10201636</text:p>
          </table:table-cell>
          <table:table-cell table:formula="of:=[.G231]*[.G231]" office:value-type="float" office:value="8661249" calcext:value-type="float">
            <text:p>8661249</text:p>
          </table:table-cell>
          <table:table-cell table:formula="of:=[.H231]*[.H231]" office:value-type="float" office:value="5856400" calcext:value-type="float">
            <text:p>5856400</text:p>
          </table:table-cell>
          <table:table-cell table:formula="of:=[.I231]*[.I231]" office:value-type="float" office:value="2105401" calcext:value-type="float">
            <text:p>2105401</text:p>
          </table:table-cell>
          <table:table-cell table:formula="of:=[.J231]*[.J231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4031" calcext:value-type="float">
            <text:p>4031</text:p>
          </table:table-cell>
          <table:table-cell office:value-type="float" office:value="3658" calcext:value-type="float">
            <text:p>3658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32]*[.D232]" office:value-type="float" office:value="16248961" calcext:value-type="float">
            <text:p>16248961</text:p>
          </table:table-cell>
          <table:table-cell table:formula="of:=[.E232]*[.E232]" office:value-type="float" office:value="13380964" calcext:value-type="float">
            <text:p>13380964</text:p>
          </table:table-cell>
          <table:table-cell table:formula="of:=[.F232]*[.F232]" office:value-type="float" office:value="10316944" calcext:value-type="float">
            <text:p>10316944</text:p>
          </table:table-cell>
          <table:table-cell table:formula="of:=[.G232]*[.G232]" office:value-type="float" office:value="8357881" calcext:value-type="float">
            <text:p>8357881</text:p>
          </table:table-cell>
          <table:table-cell table:formula="of:=[.H232]*[.H232]" office:value-type="float" office:value="5740816" calcext:value-type="float">
            <text:p>5740816</text:p>
          </table:table-cell>
          <table:table-cell table:formula="of:=[.I232]*[.I232]" office:value-type="float" office:value="2105401" calcext:value-type="float">
            <text:p>2105401</text:p>
          </table:table-cell>
          <table:table-cell table:formula="of:=[.J232]*[.J232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4036" calcext:value-type="float">
            <text:p>4036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66" calcext:value-type="float">
            <text:p>2366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33]*[.D233]" office:value-type="float" office:value="16289296" calcext:value-type="float">
            <text:p>16289296</text:p>
          </table:table-cell>
          <table:table-cell table:formula="of:=[.E233]*[.E233]" office:value-type="float" office:value="13520329" calcext:value-type="float">
            <text:p>13520329</text:p>
          </table:table-cell>
          <table:table-cell table:formula="of:=[.F233]*[.F233]" office:value-type="float" office:value="10272025" calcext:value-type="float">
            <text:p>10272025</text:p>
          </table:table-cell>
          <table:table-cell table:formula="of:=[.G233]*[.G233]" office:value-type="float" office:value="8497225" calcext:value-type="float">
            <text:p>8497225</text:p>
          </table:table-cell>
          <table:table-cell table:formula="of:=[.H233]*[.H233]" office:value-type="float" office:value="5597956" calcext:value-type="float">
            <text:p>5597956</text:p>
          </table:table-cell>
          <table:table-cell table:formula="of:=[.I233]*[.I233]" office:value-type="float" office:value="2134521" calcext:value-type="float">
            <text:p>2134521</text:p>
          </table:table-cell>
          <table:table-cell table:formula="of:=[.J233]*[.J23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4029" calcext:value-type="float">
            <text:p>4029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85" calcext:value-type="float">
            <text:p>2385</text:p>
          </table:table-cell>
          <table:table-cell office:value-type="float" office:value="1477" calcext:value-type="float">
            <text:p>1477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34]*[.D234]" office:value-type="float" office:value="16232841" calcext:value-type="float">
            <text:p>16232841</text:p>
          </table:table-cell>
          <table:table-cell table:formula="of:=[.E234]*[.E234]" office:value-type="float" office:value="13417569" calcext:value-type="float">
            <text:p>13417569</text:p>
          </table:table-cell>
          <table:table-cell table:formula="of:=[.F234]*[.F234]" office:value-type="float" office:value="10291264" calcext:value-type="float">
            <text:p>10291264</text:p>
          </table:table-cell>
          <table:table-cell table:formula="of:=[.G234]*[.G234]" office:value-type="float" office:value="8538084" calcext:value-type="float">
            <text:p>8538084</text:p>
          </table:table-cell>
          <table:table-cell table:formula="of:=[.H234]*[.H234]" office:value-type="float" office:value="5688225" calcext:value-type="float">
            <text:p>5688225</text:p>
          </table:table-cell>
          <table:table-cell table:formula="of:=[.I234]*[.I234]" office:value-type="float" office:value="2181529" calcext:value-type="float">
            <text:p>2181529</text:p>
          </table:table-cell>
          <table:table-cell table:formula="of:=[.J234]*[.J234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189" calcext:value-type="float">
            <text:p>3189</text:p>
          </table:table-cell>
          <table:table-cell office:value-type="float" office:value="2896" calcext:value-type="float">
            <text:p>2896</text:p>
          </table:table-cell>
          <table:table-cell office:value-type="float" office:value="2368" calcext:value-type="float">
            <text:p>2368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235]*[.D235]" office:value-type="float" office:value="16265089" calcext:value-type="float">
            <text:p>16265089</text:p>
          </table:table-cell>
          <table:table-cell table:formula="of:=[.E235]*[.E235]" office:value-type="float" office:value="13329801" calcext:value-type="float">
            <text:p>13329801</text:p>
          </table:table-cell>
          <table:table-cell table:formula="of:=[.F235]*[.F235]" office:value-type="float" office:value="10169721" calcext:value-type="float">
            <text:p>10169721</text:p>
          </table:table-cell>
          <table:table-cell table:formula="of:=[.G235]*[.G235]" office:value-type="float" office:value="8386816" calcext:value-type="float">
            <text:p>8386816</text:p>
          </table:table-cell>
          <table:table-cell table:formula="of:=[.H235]*[.H235]" office:value-type="float" office:value="5607424" calcext:value-type="float">
            <text:p>5607424</text:p>
          </table:table-cell>
          <table:table-cell table:formula="of:=[.I235]*[.I235]" office:value-type="float" office:value="2140369" calcext:value-type="float">
            <text:p>2140369</text:p>
          </table:table-cell>
          <table:table-cell table:formula="of:=[.J235]*[.J235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4017" calcext:value-type="float">
            <text:p>4017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36]*[.D236]" office:value-type="float" office:value="16136289" calcext:value-type="float">
            <text:p>16136289</text:p>
          </table:table-cell>
          <table:table-cell table:formula="of:=[.E236]*[.E236]" office:value-type="float" office:value="13380964" calcext:value-type="float">
            <text:p>13380964</text:p>
          </table:table-cell>
          <table:table-cell table:formula="of:=[.F236]*[.F236]" office:value-type="float" office:value="10336225" calcext:value-type="float">
            <text:p>10336225</text:p>
          </table:table-cell>
          <table:table-cell table:formula="of:=[.G236]*[.G236]" office:value-type="float" office:value="8328996" calcext:value-type="float">
            <text:p>8328996</text:p>
          </table:table-cell>
          <table:table-cell table:formula="of:=[.H236]*[.H236]" office:value-type="float" office:value="5640625" calcext:value-type="float">
            <text:p>5640625</text:p>
          </table:table-cell>
          <table:table-cell table:formula="of:=[.I236]*[.I236]" office:value-type="float" office:value="2105401" calcext:value-type="float">
            <text:p>2105401</text:p>
          </table:table-cell>
          <table:table-cell table:formula="of:=[.J236]*[.J23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37]*[.D237]" office:value-type="float" office:value="16096144" calcext:value-type="float">
            <text:p>16096144</text:p>
          </table:table-cell>
          <table:table-cell table:formula="of:=[.E237]*[.E237]" office:value-type="float" office:value="13380964" calcext:value-type="float">
            <text:p>13380964</text:p>
          </table:table-cell>
          <table:table-cell table:formula="of:=[.F237]*[.F237]" office:value-type="float" office:value="10291264" calcext:value-type="float">
            <text:p>10291264</text:p>
          </table:table-cell>
          <table:table-cell table:formula="of:=[.G237]*[.G237]" office:value-type="float" office:value="8497225" calcext:value-type="float">
            <text:p>8497225</text:p>
          </table:table-cell>
          <table:table-cell table:formula="of:=[.H237]*[.H237]" office:value-type="float" office:value="5631129" calcext:value-type="float">
            <text:p>5631129</text:p>
          </table:table-cell>
          <table:table-cell table:formula="of:=[.I237]*[.I237]" office:value-type="float" office:value="2166784" calcext:value-type="float">
            <text:p>2166784</text:p>
          </table:table-cell>
          <table:table-cell table:formula="of:=[.J237]*[.J237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4040" calcext:value-type="float">
            <text:p>4040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47" calcext:value-type="float">
            <text:p>2347</text:p>
          </table:table-cell>
          <table:table-cell office:value-type="float" office:value="1437" calcext:value-type="float">
            <text:p>1437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38]*[.D238]" office:value-type="float" office:value="16321600" calcext:value-type="float">
            <text:p>16321600</text:p>
          </table:table-cell>
          <table:table-cell table:formula="of:=[.E238]*[.E238]" office:value-type="float" office:value="13468900" calcext:value-type="float">
            <text:p>13468900</text:p>
          </table:table-cell>
          <table:table-cell table:formula="of:=[.F238]*[.F238]" office:value-type="float" office:value="10227204" calcext:value-type="float">
            <text:p>10227204</text:p>
          </table:table-cell>
          <table:table-cell table:formula="of:=[.G238]*[.G238]" office:value-type="float" office:value="8743849" calcext:value-type="float">
            <text:p>8743849</text:p>
          </table:table-cell>
          <table:table-cell table:formula="of:=[.H238]*[.H238]" office:value-type="float" office:value="5508409" calcext:value-type="float">
            <text:p>5508409</text:p>
          </table:table-cell>
          <table:table-cell table:formula="of:=[.I238]*[.I238]" office:value-type="float" office:value="2064969" calcext:value-type="float">
            <text:p>2064969</text:p>
          </table:table-cell>
          <table:table-cell table:formula="of:=[.J238]*[.J238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4021" calcext:value-type="float">
            <text:p>4021</text:p>
          </table:table-cell>
          <table:table-cell office:value-type="float" office:value="3620" calcext:value-type="float">
            <text:p>3620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62" calcext:value-type="float">
            <text:p>1062</text:p>
          </table:table-cell>
          <table:table-cell table:number-columns-repeated="8"/>
          <table:table-cell table:formula="of:=[.D239]*[.D239]" office:value-type="float" office:value="16168441" calcext:value-type="float">
            <text:p>16168441</text:p>
          </table:table-cell>
          <table:table-cell table:formula="of:=[.E239]*[.E239]" office:value-type="float" office:value="13104400" calcext:value-type="float">
            <text:p>13104400</text:p>
          </table:table-cell>
          <table:table-cell table:formula="of:=[.F239]*[.F239]" office:value-type="float" office:value="10394176" calcext:value-type="float">
            <text:p>10394176</text:p>
          </table:table-cell>
          <table:table-cell table:formula="of:=[.G239]*[.G239]" office:value-type="float" office:value="8369449" calcext:value-type="float">
            <text:p>8369449</text:p>
          </table:table-cell>
          <table:table-cell table:formula="of:=[.H239]*[.H239]" office:value-type="float" office:value="5832225" calcext:value-type="float">
            <text:p>5832225</text:p>
          </table:table-cell>
          <table:table-cell table:formula="of:=[.I239]*[.I239]" office:value-type="float" office:value="2196324" calcext:value-type="float">
            <text:p>2196324</text:p>
          </table:table-cell>
          <table:table-cell table:formula="of:=[.J239]*[.J239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003" calcext:value-type="float">
            <text:p>4003</text:p>
          </table:table-cell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240]*[.D240]" office:value-type="float" office:value="16024009" calcext:value-type="float">
            <text:p>16024009</text:p>
          </table:table-cell>
          <table:table-cell table:formula="of:=[.E240]*[.E240]" office:value-type="float" office:value="13380964" calcext:value-type="float">
            <text:p>13380964</text:p>
          </table:table-cell>
          <table:table-cell table:formula="of:=[.F240]*[.F240]" office:value-type="float" office:value="10291264" calcext:value-type="float">
            <text:p>10291264</text:p>
          </table:table-cell>
          <table:table-cell table:formula="of:=[.G240]*[.G240]" office:value-type="float" office:value="8369449" calcext:value-type="float">
            <text:p>8369449</text:p>
          </table:table-cell>
          <table:table-cell table:formula="of:=[.H240]*[.H240]" office:value-type="float" office:value="5707321" calcext:value-type="float">
            <text:p>5707321</text:p>
          </table:table-cell>
          <table:table-cell table:formula="of:=[.I240]*[.I240]" office:value-type="float" office:value="2155024" calcext:value-type="float">
            <text:p>2155024</text:p>
          </table:table-cell>
          <table:table-cell table:formula="of:=[.J240]*[.J240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366" calcext:value-type="float">
            <text:p>2366</text:p>
          </table:table-cell>
          <table:table-cell office:value-type="float" office:value="1444" calcext:value-type="float">
            <text:p>1444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41]*[.D241]" office:value-type="float" office:value="15944049" calcext:value-type="float">
            <text:p>15944049</text:p>
          </table:table-cell>
          <table:table-cell table:formula="of:=[.E241]*[.E241]" office:value-type="float" office:value="13468900" calcext:value-type="float">
            <text:p>13468900</text:p>
          </table:table-cell>
          <table:table-cell table:formula="of:=[.F241]*[.F241]" office:value-type="float" office:value="10336225" calcext:value-type="float">
            <text:p>10336225</text:p>
          </table:table-cell>
          <table:table-cell table:formula="of:=[.G241]*[.G241]" office:value-type="float" office:value="8785296" calcext:value-type="float">
            <text:p>8785296</text:p>
          </table:table-cell>
          <table:table-cell table:formula="of:=[.H241]*[.H241]" office:value-type="float" office:value="5597956" calcext:value-type="float">
            <text:p>5597956</text:p>
          </table:table-cell>
          <table:table-cell table:formula="of:=[.I241]*[.I241]" office:value-type="float" office:value="2085136" calcext:value-type="float">
            <text:p>2085136</text:p>
          </table:table-cell>
          <table:table-cell table:formula="of:=[.J241]*[.J241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4054" calcext:value-type="float">
            <text:p>4054</text:p>
          </table:table-cell>
          <table:table-cell office:value-type="float" office:value="3712" calcext:value-type="float">
            <text:p>3712</text:p>
          </table:table-cell>
          <table:table-cell office:value-type="float" office:value="3194" calcext:value-type="float">
            <text:p>3194</text:p>
          </table:table-cell>
          <table:table-cell office:value-type="float" office:value="2936" calcext:value-type="float">
            <text:p>2936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242]*[.D242]" office:value-type="float" office:value="16434916" calcext:value-type="float">
            <text:p>16434916</text:p>
          </table:table-cell>
          <table:table-cell table:formula="of:=[.E242]*[.E242]" office:value-type="float" office:value="13778944" calcext:value-type="float">
            <text:p>13778944</text:p>
          </table:table-cell>
          <table:table-cell table:formula="of:=[.F242]*[.F242]" office:value-type="float" office:value="10201636" calcext:value-type="float">
            <text:p>10201636</text:p>
          </table:table-cell>
          <table:table-cell table:formula="of:=[.G242]*[.G242]" office:value-type="float" office:value="8620096" calcext:value-type="float">
            <text:p>8620096</text:p>
          </table:table-cell>
          <table:table-cell table:formula="of:=[.H242]*[.H242]" office:value-type="float" office:value="5755201" calcext:value-type="float">
            <text:p>5755201</text:p>
          </table:table-cell>
          <table:table-cell table:formula="of:=[.I242]*[.I242]" office:value-type="float" office:value="2079364" calcext:value-type="float">
            <text:p>2079364</text:p>
          </table:table-cell>
          <table:table-cell table:formula="of:=[.J242]*[.J24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4036" calcext:value-type="float">
            <text:p>4036</text:p>
          </table:table-cell>
          <table:table-cell office:value-type="float" office:value="3637" calcext:value-type="float">
            <text:p>3637</text:p>
          </table:table-cell>
          <table:table-cell office:value-type="float" office:value="3212" calcext:value-type="float">
            <text:p>3212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43]*[.D243]" office:value-type="float" office:value="16289296" calcext:value-type="float">
            <text:p>16289296</text:p>
          </table:table-cell>
          <table:table-cell table:formula="of:=[.E243]*[.E243]" office:value-type="float" office:value="13227769" calcext:value-type="float">
            <text:p>13227769</text:p>
          </table:table-cell>
          <table:table-cell table:formula="of:=[.F243]*[.F243]" office:value-type="float" office:value="10316944" calcext:value-type="float">
            <text:p>10316944</text:p>
          </table:table-cell>
          <table:table-cell table:formula="of:=[.G243]*[.G243]" office:value-type="float" office:value="8439025" calcext:value-type="float">
            <text:p>8439025</text:p>
          </table:table-cell>
          <table:table-cell table:formula="of:=[.H243]*[.H243]" office:value-type="float" office:value="5740816" calcext:value-type="float">
            <text:p>5740816</text:p>
          </table:table-cell>
          <table:table-cell table:formula="of:=[.I243]*[.I243]" office:value-type="float" office:value="2099601" calcext:value-type="float">
            <text:p>2099601</text:p>
          </table:table-cell>
          <table:table-cell table:formula="of:=[.J243]*[.J243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4014" calcext:value-type="float">
            <text:p>4014</text:p>
          </table:table-cell>
          <table:table-cell office:value-type="float" office:value="3649" calcext:value-type="float">
            <text:p>3649</text:p>
          </table:table-cell>
          <table:table-cell office:value-type="float" office:value="3226" calcext:value-type="float">
            <text:p>3226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44]*[.D244]" office:value-type="float" office:value="16112196" calcext:value-type="float">
            <text:p>16112196</text:p>
          </table:table-cell>
          <table:table-cell table:formula="of:=[.E244]*[.E244]" office:value-type="float" office:value="13315201" calcext:value-type="float">
            <text:p>13315201</text:p>
          </table:table-cell>
          <table:table-cell table:formula="of:=[.F244]*[.F244]" office:value-type="float" office:value="10407076" calcext:value-type="float">
            <text:p>10407076</text:p>
          </table:table-cell>
          <table:table-cell table:formula="of:=[.G244]*[.G244]" office:value-type="float" office:value="8643600" calcext:value-type="float">
            <text:p>8643600</text:p>
          </table:table-cell>
          <table:table-cell table:formula="of:=[.H244]*[.H244]" office:value-type="float" office:value="5688225" calcext:value-type="float">
            <text:p>5688225</text:p>
          </table:table-cell>
          <table:table-cell table:formula="of:=[.I244]*[.I244]" office:value-type="float" office:value="2202256" calcext:value-type="float">
            <text:p>2202256</text:p>
          </table:table-cell>
          <table:table-cell table:formula="of:=[.J244]*[.J244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952" calcext:value-type="float">
            <text:p>2952</text:p>
          </table:table-cell>
          <table:table-cell office:value-type="float" office:value="2366" calcext:value-type="float">
            <text:p>2366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245]*[.D245]" office:value-type="float" office:value="16289296" calcext:value-type="float">
            <text:p>16289296</text:p>
          </table:table-cell>
          <table:table-cell table:formula="of:=[.E245]*[.E245]" office:value-type="float" office:value="13344409" calcext:value-type="float">
            <text:p>13344409</text:p>
          </table:table-cell>
          <table:table-cell table:formula="of:=[.F245]*[.F245]" office:value-type="float" office:value="10169721" calcext:value-type="float">
            <text:p>10169721</text:p>
          </table:table-cell>
          <table:table-cell table:formula="of:=[.G245]*[.G245]" office:value-type="float" office:value="8714304" calcext:value-type="float">
            <text:p>8714304</text:p>
          </table:table-cell>
          <table:table-cell table:formula="of:=[.H245]*[.H245]" office:value-type="float" office:value="5597956" calcext:value-type="float">
            <text:p>5597956</text:p>
          </table:table-cell>
          <table:table-cell table:formula="of:=[.I245]*[.I245]" office:value-type="float" office:value="2125764" calcext:value-type="float">
            <text:p>2125764</text:p>
          </table:table-cell>
          <table:table-cell table:formula="of:=[.J245]*[.J24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4059" calcext:value-type="float">
            <text:p>4059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6" calcext:value-type="float">
            <text:p>2886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246]*[.D246]" office:value-type="float" office:value="16475481" calcext:value-type="float">
            <text:p>16475481</text:p>
          </table:table-cell>
          <table:table-cell table:formula="of:=[.E246]*[.E246]" office:value-type="float" office:value="13329801" calcext:value-type="float">
            <text:p>13329801</text:p>
          </table:table-cell>
          <table:table-cell table:formula="of:=[.F246]*[.F246]" office:value-type="float" office:value="10227204" calcext:value-type="float">
            <text:p>10227204</text:p>
          </table:table-cell>
          <table:table-cell table:formula="of:=[.G246]*[.G246]" office:value-type="float" office:value="8328996" calcext:value-type="float">
            <text:p>8328996</text:p>
          </table:table-cell>
          <table:table-cell table:formula="of:=[.H246]*[.H246]" office:value-type="float" office:value="5688225" calcext:value-type="float">
            <text:p>5688225</text:p>
          </table:table-cell>
          <table:table-cell table:formula="of:=[.I246]*[.I246]" office:value-type="float" office:value="2099601" calcext:value-type="float">
            <text:p>2099601</text:p>
          </table:table-cell>
          <table:table-cell table:formula="of:=[.J246]*[.J246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4040" calcext:value-type="float">
            <text:p>4040</text:p>
          </table:table-cell>
          <table:table-cell office:value-type="float" office:value="3672" calcext:value-type="float">
            <text:p>3672</text:p>
          </table:table-cell>
          <table:table-cell office:value-type="float" office:value="3212" calcext:value-type="float">
            <text:p>3212</text:p>
          </table:table-cell>
          <table:table-cell office:value-type="float" office:value="2908" calcext:value-type="float">
            <text:p>2908</text:p>
          </table:table-cell>
          <table:table-cell office:value-type="float" office:value="2378" calcext:value-type="float">
            <text:p>2378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47]*[.D247]" office:value-type="float" office:value="16321600" calcext:value-type="float">
            <text:p>16321600</text:p>
          </table:table-cell>
          <table:table-cell table:formula="of:=[.E247]*[.E247]" office:value-type="float" office:value="13483584" calcext:value-type="float">
            <text:p>13483584</text:p>
          </table:table-cell>
          <table:table-cell table:formula="of:=[.F247]*[.F247]" office:value-type="float" office:value="10316944" calcext:value-type="float">
            <text:p>10316944</text:p>
          </table:table-cell>
          <table:table-cell table:formula="of:=[.G247]*[.G247]" office:value-type="float" office:value="8456464" calcext:value-type="float">
            <text:p>8456464</text:p>
          </table:table-cell>
          <table:table-cell table:formula="of:=[.H247]*[.H247]" office:value-type="float" office:value="5654884" calcext:value-type="float">
            <text:p>5654884</text:p>
          </table:table-cell>
          <table:table-cell table:formula="of:=[.I247]*[.I247]" office:value-type="float" office:value="2146225" calcext:value-type="float">
            <text:p>2146225</text:p>
          </table:table-cell>
          <table:table-cell table:formula="of:=[.J247]*[.J24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4010" calcext:value-type="float">
            <text:p>4010</text:p>
          </table:table-cell>
          <table:table-cell office:value-type="float" office:value="3686" calcext:value-type="float">
            <text:p>3686</text:p>
          </table:table-cell>
          <table:table-cell office:value-type="float" office:value="3208" calcext:value-type="float">
            <text:p>3208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48]*[.D248]" office:value-type="float" office:value="16080100" calcext:value-type="float">
            <text:p>16080100</text:p>
          </table:table-cell>
          <table:table-cell table:formula="of:=[.E248]*[.E248]" office:value-type="float" office:value="13586596" calcext:value-type="float">
            <text:p>13586596</text:p>
          </table:table-cell>
          <table:table-cell table:formula="of:=[.F248]*[.F248]" office:value-type="float" office:value="10291264" calcext:value-type="float">
            <text:p>10291264</text:p>
          </table:table-cell>
          <table:table-cell table:formula="of:=[.G248]*[.G248]" office:value-type="float" office:value="8538084" calcext:value-type="float">
            <text:p>8538084</text:p>
          </table:table-cell>
          <table:table-cell table:formula="of:=[.H248]*[.H248]" office:value-type="float" office:value="5731236" calcext:value-type="float">
            <text:p>5731236</text:p>
          </table:table-cell>
          <table:table-cell table:formula="of:=[.I248]*[.I248]" office:value-type="float" office:value="2202256" calcext:value-type="float">
            <text:p>2202256</text:p>
          </table:table-cell>
          <table:table-cell table:formula="of:=[.J248]*[.J24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4033" calcext:value-type="float">
            <text:p>4033</text:p>
          </table:table-cell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249]*[.D249]" office:value-type="float" office:value="16265089" calcext:value-type="float">
            <text:p>16265089</text:p>
          </table:table-cell>
          <table:table-cell table:formula="of:=[.E249]*[.E249]" office:value-type="float" office:value="13380964" calcext:value-type="float">
            <text:p>13380964</text:p>
          </table:table-cell>
          <table:table-cell table:formula="of:=[.F249]*[.F249]" office:value-type="float" office:value="10227204" calcext:value-type="float">
            <text:p>10227204</text:p>
          </table:table-cell>
          <table:table-cell table:formula="of:=[.G249]*[.G249]" office:value-type="float" office:value="8317456" calcext:value-type="float">
            <text:p>8317456</text:p>
          </table:table-cell>
          <table:table-cell table:formula="of:=[.H249]*[.H249]" office:value-type="float" office:value="5731236" calcext:value-type="float">
            <text:p>5731236</text:p>
          </table:table-cell>
          <table:table-cell table:formula="of:=[.I249]*[.I249]" office:value-type="float" office:value="2160900" calcext:value-type="float">
            <text:p>2160900</text:p>
          </table:table-cell>
          <table:table-cell table:formula="of:=[.J249]*[.J24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4054" calcext:value-type="float">
            <text:p>4054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250]*[.D250]" office:value-type="float" office:value="16434916" calcext:value-type="float">
            <text:p>16434916</text:p>
          </table:table-cell>
          <table:table-cell table:formula="of:=[.E250]*[.E250]" office:value-type="float" office:value="13213225" calcext:value-type="float">
            <text:p>13213225</text:p>
          </table:table-cell>
          <table:table-cell table:formula="of:=[.F250]*[.F250]" office:value-type="float" office:value="10291264" calcext:value-type="float">
            <text:p>10291264</text:p>
          </table:table-cell>
          <table:table-cell table:formula="of:=[.G250]*[.G250]" office:value-type="float" office:value="8277129" calcext:value-type="float">
            <text:p>8277129</text:p>
          </table:table-cell>
          <table:table-cell table:formula="of:=[.H250]*[.H250]" office:value-type="float" office:value="5631129" calcext:value-type="float">
            <text:p>5631129</text:p>
          </table:table-cell>
          <table:table-cell table:formula="of:=[.I250]*[.I250]" office:value-type="float" office:value="2175625" calcext:value-type="float">
            <text:p>2175625</text:p>
          </table:table-cell>
          <table:table-cell table:formula="of:=[.J250]*[.J250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6" calcext:value-type="float">
            <text:p>3236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51]*[.D251]" office:value-type="float" office:value="16305444" calcext:value-type="float">
            <text:p>16305444</text:p>
          </table:table-cell>
          <table:table-cell table:formula="of:=[.E251]*[.E251]" office:value-type="float" office:value="13293316" calcext:value-type="float">
            <text:p>13293316</text:p>
          </table:table-cell>
          <table:table-cell table:formula="of:=[.F251]*[.F251]" office:value-type="float" office:value="10471696" calcext:value-type="float">
            <text:p>10471696</text:p>
          </table:table-cell>
          <table:table-cell table:formula="of:=[.G251]*[.G251]" office:value-type="float" office:value="8643600" calcext:value-type="float">
            <text:p>8643600</text:p>
          </table:table-cell>
          <table:table-cell table:formula="of:=[.H251]*[.H251]" office:value-type="float" office:value="5721664" calcext:value-type="float">
            <text:p>5721664</text:p>
          </table:table-cell>
          <table:table-cell table:formula="of:=[.I251]*[.I251]" office:value-type="float" office:value="2146225" calcext:value-type="float">
            <text:p>2146225</text:p>
          </table:table-cell>
          <table:table-cell table:formula="of:=[.J251]*[.J251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017" calcext:value-type="float">
            <text:p>401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252]*[.D252]" office:value-type="float" office:value="16136289" calcext:value-type="float">
            <text:p>16136289</text:p>
          </table:table-cell>
          <table:table-cell table:formula="of:=[.E252]*[.E252]" office:value-type="float" office:value="13432225" calcext:value-type="float">
            <text:p>13432225</text:p>
          </table:table-cell>
          <table:table-cell table:formula="of:=[.F252]*[.F252]" office:value-type="float" office:value="10426441" calcext:value-type="float">
            <text:p>10426441</text:p>
          </table:table-cell>
          <table:table-cell table:formula="of:=[.G252]*[.G252]" office:value-type="float" office:value="8456464" calcext:value-type="float">
            <text:p>8456464</text:p>
          </table:table-cell>
          <table:table-cell table:formula="of:=[.H252]*[.H252]" office:value-type="float" office:value="5721664" calcext:value-type="float">
            <text:p>5721664</text:p>
          </table:table-cell>
          <table:table-cell table:formula="of:=[.I252]*[.I252]" office:value-type="float" office:value="2134521" calcext:value-type="float">
            <text:p>2134521</text:p>
          </table:table-cell>
          <table:table-cell table:formula="of:=[.J252]*[.J252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4054" calcext:value-type="float">
            <text:p>4054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01" calcext:value-type="float">
            <text:p>1001</text:p>
          </table:table-cell>
          <table:table-cell table:number-columns-repeated="8"/>
          <table:table-cell table:formula="of:=[.D253]*[.D253]" office:value-type="float" office:value="16434916" calcext:value-type="float">
            <text:p>16434916</text:p>
          </table:table-cell>
          <table:table-cell table:formula="of:=[.E253]*[.E253]" office:value-type="float" office:value="13520329" calcext:value-type="float">
            <text:p>13520329</text:p>
          </table:table-cell>
          <table:table-cell table:formula="of:=[.F253]*[.F253]" office:value-type="float" office:value="10291264" calcext:value-type="float">
            <text:p>10291264</text:p>
          </table:table-cell>
          <table:table-cell table:formula="of:=[.G253]*[.G253]" office:value-type="float" office:value="8410000" calcext:value-type="float">
            <text:p>8410000</text:p>
          </table:table-cell>
          <table:table-cell table:formula="of:=[.H253]*[.H253]" office:value-type="float" office:value="5740816" calcext:value-type="float">
            <text:p>5740816</text:p>
          </table:table-cell>
          <table:table-cell table:formula="of:=[.I253]*[.I253]" office:value-type="float" office:value="2105401" calcext:value-type="float">
            <text:p>2105401</text:p>
          </table:table-cell>
          <table:table-cell table:formula="of:=[.J253]*[.J253]" office:value-type="float" office:value="1002001" calcext:value-type="float">
            <text:p>1002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54]*[.D254]" office:value-type="float" office:value="16418704" calcext:value-type="float">
            <text:p>16418704</text:p>
          </table:table-cell>
          <table:table-cell table:formula="of:=[.E254]*[.E254]" office:value-type="float" office:value="13395600" calcext:value-type="float">
            <text:p>13395600</text:p>
          </table:table-cell>
          <table:table-cell table:formula="of:=[.F254]*[.F254]" office:value-type="float" office:value="10291264" calcext:value-type="float">
            <text:p>10291264</text:p>
          </table:table-cell>
          <table:table-cell table:formula="of:=[.G254]*[.G254]" office:value-type="float" office:value="8561476" calcext:value-type="float">
            <text:p>8561476</text:p>
          </table:table-cell>
          <table:table-cell table:formula="of:=[.H254]*[.H254]" office:value-type="float" office:value="5631129" calcext:value-type="float">
            <text:p>5631129</text:p>
          </table:table-cell>
          <table:table-cell table:formula="of:=[.I254]*[.I254]" office:value-type="float" office:value="2146225" calcext:value-type="float">
            <text:p>2146225</text:p>
          </table:table-cell>
          <table:table-cell table:formula="of:=[.J254]*[.J254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4059" calcext:value-type="float">
            <text:p>4059</text:p>
          </table:table-cell>
          <table:table-cell office:value-type="float" office:value="3620" calcext:value-type="float">
            <text:p>3620</text:p>
          </table:table-cell>
          <table:table-cell office:value-type="float" office:value="3229" calcext:value-type="float">
            <text:p>3229</text:p>
          </table:table-cell>
          <table:table-cell office:value-type="float" office:value="2910" calcext:value-type="float">
            <text:p>2910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255]*[.D255]" office:value-type="float" office:value="16475481" calcext:value-type="float">
            <text:p>16475481</text:p>
          </table:table-cell>
          <table:table-cell table:formula="of:=[.E255]*[.E255]" office:value-type="float" office:value="13104400" calcext:value-type="float">
            <text:p>13104400</text:p>
          </table:table-cell>
          <table:table-cell table:formula="of:=[.F255]*[.F255]" office:value-type="float" office:value="10426441" calcext:value-type="float">
            <text:p>10426441</text:p>
          </table:table-cell>
          <table:table-cell table:formula="of:=[.G255]*[.G255]" office:value-type="float" office:value="8468100" calcext:value-type="float">
            <text:p>8468100</text:p>
          </table:table-cell>
          <table:table-cell table:formula="of:=[.H255]*[.H255]" office:value-type="float" office:value="5673924" calcext:value-type="float">
            <text:p>5673924</text:p>
          </table:table-cell>
          <table:table-cell table:formula="of:=[.I255]*[.I255]" office:value-type="float" office:value="2119936" calcext:value-type="float">
            <text:p>2119936</text:p>
          </table:table-cell>
          <table:table-cell table:formula="of:=[.J255]*[.J25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4017" calcext:value-type="float">
            <text:p>401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56]*[.D256]" office:value-type="float" office:value="16136289" calcext:value-type="float">
            <text:p>16136289</text:p>
          </table:table-cell>
          <table:table-cell table:formula="of:=[.E256]*[.E256]" office:value-type="float" office:value="13468900" calcext:value-type="float">
            <text:p>13468900</text:p>
          </table:table-cell>
          <table:table-cell table:formula="of:=[.F256]*[.F256]" office:value-type="float" office:value="10272025" calcext:value-type="float">
            <text:p>10272025</text:p>
          </table:table-cell>
          <table:table-cell table:formula="of:=[.G256]*[.G256]" office:value-type="float" office:value="8398404" calcext:value-type="float">
            <text:p>8398404</text:p>
          </table:table-cell>
          <table:table-cell table:formula="of:=[.H256]*[.H256]" office:value-type="float" office:value="5664400" calcext:value-type="float">
            <text:p>5664400</text:p>
          </table:table-cell>
          <table:table-cell table:formula="of:=[.I256]*[.I256]" office:value-type="float" office:value="2175625" calcext:value-type="float">
            <text:p>2175625</text:p>
          </table:table-cell>
          <table:table-cell table:formula="of:=[.J256]*[.J25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14" calcext:value-type="float">
            <text:p>4014</text:p>
          </table:table-cell>
          <table:table-cell office:value-type="float" office:value="3696" calcext:value-type="float">
            <text:p>3696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57]*[.D257]" office:value-type="float" office:value="16112196" calcext:value-type="float">
            <text:p>16112196</text:p>
          </table:table-cell>
          <table:table-cell table:formula="of:=[.E257]*[.E257]" office:value-type="float" office:value="13660416" calcext:value-type="float">
            <text:p>13660416</text:p>
          </table:table-cell>
          <table:table-cell table:formula="of:=[.F257]*[.F257]" office:value-type="float" office:value="10304100" calcext:value-type="float">
            <text:p>10304100</text:p>
          </table:table-cell>
          <table:table-cell table:formula="of:=[.G257]*[.G257]" office:value-type="float" office:value="8357881" calcext:value-type="float">
            <text:p>8357881</text:p>
          </table:table-cell>
          <table:table-cell table:formula="of:=[.H257]*[.H257]" office:value-type="float" office:value="5808100" calcext:value-type="float">
            <text:p>5808100</text:p>
          </table:table-cell>
          <table:table-cell table:formula="of:=[.I257]*[.I257]" office:value-type="float" office:value="2155024" calcext:value-type="float">
            <text:p>2155024</text:p>
          </table:table-cell>
          <table:table-cell table:formula="of:=[.J257]*[.J257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21" calcext:value-type="float">
            <text:p>142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58]*[.D258]" office:value-type="float" office:value="16378209" calcext:value-type="float">
            <text:p>16378209</text:p>
          </table:table-cell>
          <table:table-cell table:formula="of:=[.E258]*[.E258]" office:value-type="float" office:value="13520329" calcext:value-type="float">
            <text:p>13520329</text:p>
          </table:table-cell>
          <table:table-cell table:formula="of:=[.F258]*[.F258]" office:value-type="float" office:value="10259209" calcext:value-type="float">
            <text:p>10259209</text:p>
          </table:table-cell>
          <table:table-cell table:formula="of:=[.G258]*[.G258]" office:value-type="float" office:value="8288641" calcext:value-type="float">
            <text:p>8288641</text:p>
          </table:table-cell>
          <table:table-cell table:formula="of:=[.H258]*[.H258]" office:value-type="float" office:value="5697769" calcext:value-type="float">
            <text:p>5697769</text:p>
          </table:table-cell>
          <table:table-cell table:formula="of:=[.I258]*[.I258]" office:value-type="float" office:value="2019241" calcext:value-type="float">
            <text:p>2019241</text:p>
          </table:table-cell>
          <table:table-cell table:formula="of:=[.J258]*[.J25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4047" calcext:value-type="float">
            <text:p>4047</text:p>
          </table:table-cell>
          <table:table-cell office:value-type="float" office:value="3667" calcext:value-type="float">
            <text:p>3667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427" calcext:value-type="float">
            <text:p>2427</text:p>
          </table:table-cell>
          <table:table-cell office:value-type="float" office:value="1446" calcext:value-type="float">
            <text:p>1446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259]*[.D259]" office:value-type="float" office:value="16378209" calcext:value-type="float">
            <text:p>16378209</text:p>
          </table:table-cell>
          <table:table-cell table:formula="of:=[.E259]*[.E259]" office:value-type="float" office:value="13446889" calcext:value-type="float">
            <text:p>13446889</text:p>
          </table:table-cell>
          <table:table-cell table:formula="of:=[.F259]*[.F259]" office:value-type="float" office:value="10201636" calcext:value-type="float">
            <text:p>10201636</text:p>
          </table:table-cell>
          <table:table-cell table:formula="of:=[.G259]*[.G259]" office:value-type="float" office:value="8497225" calcext:value-type="float">
            <text:p>8497225</text:p>
          </table:table-cell>
          <table:table-cell table:formula="of:=[.H259]*[.H259]" office:value-type="float" office:value="5890329" calcext:value-type="float">
            <text:p>5890329</text:p>
          </table:table-cell>
          <table:table-cell table:formula="of:=[.I259]*[.I259]" office:value-type="float" office:value="2090916" calcext:value-type="float">
            <text:p>2090916</text:p>
          </table:table-cell>
          <table:table-cell table:formula="of:=[.J259]*[.J259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08" calcext:value-type="float">
            <text:p>3208</text:p>
          </table:table-cell>
          <table:table-cell office:value-type="float" office:value="2929" calcext:value-type="float">
            <text:p>2929</text:p>
          </table:table-cell>
          <table:table-cell office:value-type="float" office:value="2403" calcext:value-type="float">
            <text:p>2403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60]*[.D260]" office:value-type="float" office:value="16152361" calcext:value-type="float">
            <text:p>16152361</text:p>
          </table:table-cell>
          <table:table-cell table:formula="of:=[.E260]*[.E260]" office:value-type="float" office:value="13344409" calcext:value-type="float">
            <text:p>13344409</text:p>
          </table:table-cell>
          <table:table-cell table:formula="of:=[.F260]*[.F260]" office:value-type="float" office:value="10291264" calcext:value-type="float">
            <text:p>10291264</text:p>
          </table:table-cell>
          <table:table-cell table:formula="of:=[.G260]*[.G260]" office:value-type="float" office:value="8579041" calcext:value-type="float">
            <text:p>8579041</text:p>
          </table:table-cell>
          <table:table-cell table:formula="of:=[.H260]*[.H260]" office:value-type="float" office:value="5774409" calcext:value-type="float">
            <text:p>5774409</text:p>
          </table:table-cell>
          <table:table-cell table:formula="of:=[.I260]*[.I260]" office:value-type="float" office:value="2202256" calcext:value-type="float">
            <text:p>2202256</text:p>
          </table:table-cell>
          <table:table-cell table:formula="of:=[.J260]*[.J260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4017" calcext:value-type="float">
            <text:p>4017</text:p>
          </table:table-cell>
          <table:table-cell office:value-type="float" office:value="3630" calcext:value-type="float">
            <text:p>3630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261]*[.D261]" office:value-type="float" office:value="16136289" calcext:value-type="float">
            <text:p>16136289</text:p>
          </table:table-cell>
          <table:table-cell table:formula="of:=[.E261]*[.E261]" office:value-type="float" office:value="13176900" calcext:value-type="float">
            <text:p>13176900</text:p>
          </table:table-cell>
          <table:table-cell table:formula="of:=[.F261]*[.F261]" office:value-type="float" office:value="10316944" calcext:value-type="float">
            <text:p>10316944</text:p>
          </table:table-cell>
          <table:table-cell table:formula="of:=[.G261]*[.G261]" office:value-type="float" office:value="8248384" calcext:value-type="float">
            <text:p>8248384</text:p>
          </table:table-cell>
          <table:table-cell table:formula="of:=[.H261]*[.H261]" office:value-type="float" office:value="5774409" calcext:value-type="float">
            <text:p>5774409</text:p>
          </table:table-cell>
          <table:table-cell table:formula="of:=[.I261]*[.I261]" office:value-type="float" office:value="2155024" calcext:value-type="float">
            <text:p>2155024</text:p>
          </table:table-cell>
          <table:table-cell table:formula="of:=[.J261]*[.J26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4047" calcext:value-type="float">
            <text:p>4047</text:p>
          </table:table-cell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62]*[.D262]" office:value-type="float" office:value="16378209" calcext:value-type="float">
            <text:p>16378209</text:p>
          </table:table-cell>
          <table:table-cell table:formula="of:=[.E262]*[.E262]" office:value-type="float" office:value="13380964" calcext:value-type="float">
            <text:p>13380964</text:p>
          </table:table-cell>
          <table:table-cell table:formula="of:=[.F262]*[.F262]" office:value-type="float" office:value="10381284" calcext:value-type="float">
            <text:p>10381284</text:p>
          </table:table-cell>
          <table:table-cell table:formula="of:=[.G262]*[.G262]" office:value-type="float" office:value="8369449" calcext:value-type="float">
            <text:p>8369449</text:p>
          </table:table-cell>
          <table:table-cell table:formula="of:=[.H262]*[.H262]" office:value-type="float" office:value="5774409" calcext:value-type="float">
            <text:p>5774409</text:p>
          </table:table-cell>
          <table:table-cell table:formula="of:=[.I262]*[.I262]" office:value-type="float" office:value="2114116" calcext:value-type="float">
            <text:p>2114116</text:p>
          </table:table-cell>
          <table:table-cell table:formula="of:=[.J262]*[.J26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4047" calcext:value-type="float">
            <text:p>4047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896" calcext:value-type="float">
            <text:p>2896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63]*[.D263]" office:value-type="float" office:value="16378209" calcext:value-type="float">
            <text:p>16378209</text:p>
          </table:table-cell>
          <table:table-cell table:formula="of:=[.E263]*[.E263]" office:value-type="float" office:value="13571856" calcext:value-type="float">
            <text:p>13571856</text:p>
          </table:table-cell>
          <table:table-cell table:formula="of:=[.F263]*[.F263]" office:value-type="float" office:value="10214416" calcext:value-type="float">
            <text:p>10214416</text:p>
          </table:table-cell>
          <table:table-cell table:formula="of:=[.G263]*[.G263]" office:value-type="float" office:value="8386816" calcext:value-type="float">
            <text:p>8386816</text:p>
          </table:table-cell>
          <table:table-cell table:formula="of:=[.H263]*[.H263]" office:value-type="float" office:value="5841889" calcext:value-type="float">
            <text:p>5841889</text:p>
          </table:table-cell>
          <table:table-cell table:formula="of:=[.I263]*[.I263]" office:value-type="float" office:value="2187441" calcext:value-type="float">
            <text:p>2187441</text:p>
          </table:table-cell>
          <table:table-cell table:formula="of:=[.J263]*[.J263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4019" calcext:value-type="float">
            <text:p>4019</text:p>
          </table:table-cell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264]*[.D264]" office:value-type="float" office:value="16152361" calcext:value-type="float">
            <text:p>16152361</text:p>
          </table:table-cell>
          <table:table-cell table:formula="of:=[.E264]*[.E264]" office:value-type="float" office:value="13498276" calcext:value-type="float">
            <text:p>13498276</text:p>
          </table:table-cell>
          <table:table-cell table:formula="of:=[.F264]*[.F264]" office:value-type="float" office:value="10246401" calcext:value-type="float">
            <text:p>10246401</text:p>
          </table:table-cell>
          <table:table-cell table:formula="of:=[.G264]*[.G264]" office:value-type="float" office:value="8357881" calcext:value-type="float">
            <text:p>8357881</text:p>
          </table:table-cell>
          <table:table-cell table:formula="of:=[.H264]*[.H264]" office:value-type="float" office:value="5841889" calcext:value-type="float">
            <text:p>5841889</text:p>
          </table:table-cell>
          <table:table-cell table:formula="of:=[.I264]*[.I264]" office:value-type="float" office:value="2146225" calcext:value-type="float">
            <text:p>2146225</text:p>
          </table:table-cell>
          <table:table-cell table:formula="of:=[.J264]*[.J264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65]*[.D265]" office:value-type="float" office:value="16265089" calcext:value-type="float">
            <text:p>16265089</text:p>
          </table:table-cell>
          <table:table-cell table:formula="of:=[.E265]*[.E265]" office:value-type="float" office:value="13432225" calcext:value-type="float">
            <text:p>13432225</text:p>
          </table:table-cell>
          <table:table-cell table:formula="of:=[.F265]*[.F265]" office:value-type="float" office:value="10214416" calcext:value-type="float">
            <text:p>10214416</text:p>
          </table:table-cell>
          <table:table-cell table:formula="of:=[.G265]*[.G265]" office:value-type="float" office:value="8520561" calcext:value-type="float">
            <text:p>8520561</text:p>
          </table:table-cell>
          <table:table-cell table:formula="of:=[.H265]*[.H265]" office:value-type="float" office:value="5721664" calcext:value-type="float">
            <text:p>5721664</text:p>
          </table:table-cell>
          <table:table-cell table:formula="of:=[.I265]*[.I265]" office:value-type="float" office:value="2079364" calcext:value-type="float">
            <text:p>2079364</text:p>
          </table:table-cell>
          <table:table-cell table:formula="of:=[.J265]*[.J26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026" calcext:value-type="float">
            <text:p>4026</text:p>
          </table:table-cell>
          <table:table-cell office:value-type="float" office:value="3672" calcext:value-type="float">
            <text:p>3672</text:p>
          </table:table-cell>
          <table:table-cell office:value-type="float" office:value="3226" calcext:value-type="float">
            <text:p>3226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266]*[.D266]" office:value-type="float" office:value="16208676" calcext:value-type="float">
            <text:p>16208676</text:p>
          </table:table-cell>
          <table:table-cell table:formula="of:=[.E266]*[.E266]" office:value-type="float" office:value="13483584" calcext:value-type="float">
            <text:p>13483584</text:p>
          </table:table-cell>
          <table:table-cell table:formula="of:=[.F266]*[.F266]" office:value-type="float" office:value="10407076" calcext:value-type="float">
            <text:p>10407076</text:p>
          </table:table-cell>
          <table:table-cell table:formula="of:=[.G266]*[.G266]" office:value-type="float" office:value="8386816" calcext:value-type="float">
            <text:p>8386816</text:p>
          </table:table-cell>
          <table:table-cell table:formula="of:=[.H266]*[.H266]" office:value-type="float" office:value="5755201" calcext:value-type="float">
            <text:p>5755201</text:p>
          </table:table-cell>
          <table:table-cell table:formula="of:=[.I266]*[.I266]" office:value-type="float" office:value="2105401" calcext:value-type="float">
            <text:p>2105401</text:p>
          </table:table-cell>
          <table:table-cell table:formula="of:=[.J266]*[.J26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4047" calcext:value-type="float">
            <text:p>4047</text:p>
          </table:table-cell>
          <table:table-cell office:value-type="float" office:value="3674" calcext:value-type="float">
            <text:p>3674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267]*[.D267]" office:value-type="float" office:value="16378209" calcext:value-type="float">
            <text:p>16378209</text:p>
          </table:table-cell>
          <table:table-cell table:formula="of:=[.E267]*[.E267]" office:value-type="float" office:value="13498276" calcext:value-type="float">
            <text:p>13498276</text:p>
          </table:table-cell>
          <table:table-cell table:formula="of:=[.F267]*[.F267]" office:value-type="float" office:value="10439361" calcext:value-type="float">
            <text:p>10439361</text:p>
          </table:table-cell>
          <table:table-cell table:formula="of:=[.G267]*[.G267]" office:value-type="float" office:value="8277129" calcext:value-type="float">
            <text:p>8277129</text:p>
          </table:table-cell>
          <table:table-cell table:formula="of:=[.H267]*[.H267]" office:value-type="float" office:value="5654884" calcext:value-type="float">
            <text:p>5654884</text:p>
          </table:table-cell>
          <table:table-cell table:formula="of:=[.I267]*[.I267]" office:value-type="float" office:value="2119936" calcext:value-type="float">
            <text:p>2119936</text:p>
          </table:table-cell>
          <table:table-cell table:formula="of:=[.J267]*[.J267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3989" calcext:value-type="float">
            <text:p>3989</text:p>
          </table:table-cell>
          <table:table-cell office:value-type="float" office:value="3630" calcext:value-type="float">
            <text:p>3630</text:p>
          </table:table-cell>
          <table:table-cell office:value-type="float" office:value="3189" calcext:value-type="float">
            <text:p>3189</text:p>
          </table:table-cell>
          <table:table-cell office:value-type="float" office:value="2915" calcext:value-type="float">
            <text:p>2915</text:p>
          </table:table-cell>
          <table:table-cell office:value-type="float" office:value="2385" calcext:value-type="float">
            <text:p>2385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68]*[.D268]" office:value-type="float" office:value="15912121" calcext:value-type="float">
            <text:p>15912121</text:p>
          </table:table-cell>
          <table:table-cell table:formula="of:=[.E268]*[.E268]" office:value-type="float" office:value="13176900" calcext:value-type="float">
            <text:p>13176900</text:p>
          </table:table-cell>
          <table:table-cell table:formula="of:=[.F268]*[.F268]" office:value-type="float" office:value="10169721" calcext:value-type="float">
            <text:p>10169721</text:p>
          </table:table-cell>
          <table:table-cell table:formula="of:=[.G268]*[.G268]" office:value-type="float" office:value="8497225" calcext:value-type="float">
            <text:p>8497225</text:p>
          </table:table-cell>
          <table:table-cell table:formula="of:=[.H268]*[.H268]" office:value-type="float" office:value="5688225" calcext:value-type="float">
            <text:p>5688225</text:p>
          </table:table-cell>
          <table:table-cell table:formula="of:=[.I268]*[.I268]" office:value-type="float" office:value="2105401" calcext:value-type="float">
            <text:p>2105401</text:p>
          </table:table-cell>
          <table:table-cell table:formula="of:=[.J268]*[.J26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4000" calcext:value-type="float">
            <text:p>4000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436" calcext:value-type="float">
            <text:p>2436</text:p>
          </table:table-cell>
          <table:table-cell office:value-type="float" office:value="1477" calcext:value-type="float">
            <text:p>1477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69]*[.D269]" office:value-type="float" office:value="16000000" calcext:value-type="float">
            <text:p>16000000</text:p>
          </table:table-cell>
          <table:table-cell table:formula="of:=[.E269]*[.E269]" office:value-type="float" office:value="13293316" calcext:value-type="float">
            <text:p>13293316</text:p>
          </table:table-cell>
          <table:table-cell table:formula="of:=[.F269]*[.F269]" office:value-type="float" office:value="10439361" calcext:value-type="float">
            <text:p>10439361</text:p>
          </table:table-cell>
          <table:table-cell table:formula="of:=[.G269]*[.G269]" office:value-type="float" office:value="8317456" calcext:value-type="float">
            <text:p>8317456</text:p>
          </table:table-cell>
          <table:table-cell table:formula="of:=[.H269]*[.H269]" office:value-type="float" office:value="5934096" calcext:value-type="float">
            <text:p>5934096</text:p>
          </table:table-cell>
          <table:table-cell table:formula="of:=[.I269]*[.I269]" office:value-type="float" office:value="2181529" calcext:value-type="float">
            <text:p>2181529</text:p>
          </table:table-cell>
          <table:table-cell table:formula="of:=[.J269]*[.J26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4047" calcext:value-type="float">
            <text:p>4047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70]*[.D270]" office:value-type="float" office:value="16378209" calcext:value-type="float">
            <text:p>16378209</text:p>
          </table:table-cell>
          <table:table-cell table:formula="of:=[.E270]*[.E270]" office:value-type="float" office:value="13520329" calcext:value-type="float">
            <text:p>13520329</text:p>
          </table:table-cell>
          <table:table-cell table:formula="of:=[.F270]*[.F270]" office:value-type="float" office:value="10361961" calcext:value-type="float">
            <text:p>10361961</text:p>
          </table:table-cell>
          <table:table-cell table:formula="of:=[.G270]*[.G270]" office:value-type="float" office:value="8602489" calcext:value-type="float">
            <text:p>8602489</text:p>
          </table:table-cell>
          <table:table-cell table:formula="of:=[.H270]*[.H270]" office:value-type="float" office:value="5697769" calcext:value-type="float">
            <text:p>5697769</text:p>
          </table:table-cell>
          <table:table-cell table:formula="of:=[.I270]*[.I270]" office:value-type="float" office:value="2090916" calcext:value-type="float">
            <text:p>2090916</text:p>
          </table:table-cell>
          <table:table-cell table:formula="of:=[.J270]*[.J27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4033" calcext:value-type="float">
            <text:p>4033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6" calcext:value-type="float">
            <text:p>2406</text:p>
          </table:table-cell>
          <table:table-cell office:value-type="float" office:value="1451" calcext:value-type="float">
            <text:p>1451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271]*[.D271]" office:value-type="float" office:value="16265089" calcext:value-type="float">
            <text:p>16265089</text:p>
          </table:table-cell>
          <table:table-cell table:formula="of:=[.E271]*[.E271]" office:value-type="float" office:value="13432225" calcext:value-type="float">
            <text:p>13432225</text:p>
          </table:table-cell>
          <table:table-cell table:formula="of:=[.F271]*[.F271]" office:value-type="float" office:value="10246401" calcext:value-type="float">
            <text:p>10246401</text:p>
          </table:table-cell>
          <table:table-cell table:formula="of:=[.G271]*[.G271]" office:value-type="float" office:value="8427409" calcext:value-type="float">
            <text:p>8427409</text:p>
          </table:table-cell>
          <table:table-cell table:formula="of:=[.H271]*[.H271]" office:value-type="float" office:value="5788836" calcext:value-type="float">
            <text:p>5788836</text:p>
          </table:table-cell>
          <table:table-cell table:formula="of:=[.I271]*[.I271]" office:value-type="float" office:value="2105401" calcext:value-type="float">
            <text:p>2105401</text:p>
          </table:table-cell>
          <table:table-cell table:formula="of:=[.J271]*[.J271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014" calcext:value-type="float">
            <text:p>4014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71" calcext:value-type="float">
            <text:p>2971</text:p>
          </table:table-cell>
          <table:table-cell office:value-type="float" office:value="2373" calcext:value-type="float">
            <text:p>2373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72]*[.D272]" office:value-type="float" office:value="16112196" calcext:value-type="float">
            <text:p>16112196</text:p>
          </table:table-cell>
          <table:table-cell table:formula="of:=[.E272]*[.E272]" office:value-type="float" office:value="13329801" calcext:value-type="float">
            <text:p>13329801</text:p>
          </table:table-cell>
          <table:table-cell table:formula="of:=[.F272]*[.F272]" office:value-type="float" office:value="10201636" calcext:value-type="float">
            <text:p>10201636</text:p>
          </table:table-cell>
          <table:table-cell table:formula="of:=[.G272]*[.G272]" office:value-type="float" office:value="8826841" calcext:value-type="float">
            <text:p>8826841</text:p>
          </table:table-cell>
          <table:table-cell table:formula="of:=[.H272]*[.H272]" office:value-type="float" office:value="5631129" calcext:value-type="float">
            <text:p>5631129</text:p>
          </table:table-cell>
          <table:table-cell table:formula="of:=[.I272]*[.I272]" office:value-type="float" office:value="2166784" calcext:value-type="float">
            <text:p>2166784</text:p>
          </table:table-cell>
          <table:table-cell table:formula="of:=[.J272]*[.J27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17" calcext:value-type="float">
            <text:p>2917</text:p>
          </table:table-cell>
          <table:table-cell office:value-type="float" office:value="2417" calcext:value-type="float">
            <text:p>2417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273]*[.D273]" office:value-type="float" office:value="16232841" calcext:value-type="float">
            <text:p>16232841</text:p>
          </table:table-cell>
          <table:table-cell table:formula="of:=[.E273]*[.E273]" office:value-type="float" office:value="13366336" calcext:value-type="float">
            <text:p>13366336</text:p>
          </table:table-cell>
          <table:table-cell table:formula="of:=[.F273]*[.F273]" office:value-type="float" office:value="10182481" calcext:value-type="float">
            <text:p>10182481</text:p>
          </table:table-cell>
          <table:table-cell table:formula="of:=[.G273]*[.G273]" office:value-type="float" office:value="8508889" calcext:value-type="float">
            <text:p>8508889</text:p>
          </table:table-cell>
          <table:table-cell table:formula="of:=[.H273]*[.H273]" office:value-type="float" office:value="5841889" calcext:value-type="float">
            <text:p>5841889</text:p>
          </table:table-cell>
          <table:table-cell table:formula="of:=[.I273]*[.I273]" office:value-type="float" office:value="2125764" calcext:value-type="float">
            <text:p>2125764</text:p>
          </table:table-cell>
          <table:table-cell table:formula="of:=[.J273]*[.J273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52" calcext:value-type="float">
            <text:p>2952</text:p>
          </table:table-cell>
          <table:table-cell office:value-type="float" office:value="2385" calcext:value-type="float">
            <text:p>2385</text:p>
          </table:table-cell>
          <table:table-cell office:value-type="float" office:value="1458" calcext:value-type="float">
            <text:p>1458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74]*[.D274]" office:value-type="float" office:value="16248961" calcext:value-type="float">
            <text:p>16248961</text:p>
          </table:table-cell>
          <table:table-cell table:formula="of:=[.E274]*[.E274]" office:value-type="float" office:value="13315201" calcext:value-type="float">
            <text:p>13315201</text:p>
          </table:table-cell>
          <table:table-cell table:formula="of:=[.F274]*[.F274]" office:value-type="float" office:value="10272025" calcext:value-type="float">
            <text:p>10272025</text:p>
          </table:table-cell>
          <table:table-cell table:formula="of:=[.G274]*[.G274]" office:value-type="float" office:value="8714304" calcext:value-type="float">
            <text:p>8714304</text:p>
          </table:table-cell>
          <table:table-cell table:formula="of:=[.H274]*[.H274]" office:value-type="float" office:value="5688225" calcext:value-type="float">
            <text:p>5688225</text:p>
          </table:table-cell>
          <table:table-cell table:formula="of:=[.I274]*[.I274]" office:value-type="float" office:value="2125764" calcext:value-type="float">
            <text:p>2125764</text:p>
          </table:table-cell>
          <table:table-cell table:formula="of:=[.J274]*[.J274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4040" calcext:value-type="float">
            <text:p>4040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886" calcext:value-type="float">
            <text:p>2886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275]*[.D275]" office:value-type="float" office:value="16321600" calcext:value-type="float">
            <text:p>16321600</text:p>
          </table:table-cell>
          <table:table-cell table:formula="of:=[.E275]*[.E275]" office:value-type="float" office:value="13380964" calcext:value-type="float">
            <text:p>13380964</text:p>
          </table:table-cell>
          <table:table-cell table:formula="of:=[.F275]*[.F275]" office:value-type="float" office:value="10336225" calcext:value-type="float">
            <text:p>10336225</text:p>
          </table:table-cell>
          <table:table-cell table:formula="of:=[.G275]*[.G275]" office:value-type="float" office:value="8328996" calcext:value-type="float">
            <text:p>8328996</text:p>
          </table:table-cell>
          <table:table-cell table:formula="of:=[.H275]*[.H275]" office:value-type="float" office:value="5550736" calcext:value-type="float">
            <text:p>5550736</text:p>
          </table:table-cell>
          <table:table-cell table:formula="of:=[.I275]*[.I275]" office:value-type="float" office:value="2187441" calcext:value-type="float">
            <text:p>2187441</text:p>
          </table:table-cell>
          <table:table-cell table:formula="of:=[.J275]*[.J27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3996" calcext:value-type="float">
            <text:p>3996</text:p>
          </table:table-cell>
          <table:table-cell office:value-type="float" office:value="3649" calcext:value-type="float">
            <text:p>3649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76]*[.D276]" office:value-type="float" office:value="15968016" calcext:value-type="float">
            <text:p>15968016</text:p>
          </table:table-cell>
          <table:table-cell table:formula="of:=[.E276]*[.E276]" office:value-type="float" office:value="13315201" calcext:value-type="float">
            <text:p>13315201</text:p>
          </table:table-cell>
          <table:table-cell table:formula="of:=[.F276]*[.F276]" office:value-type="float" office:value="10381284" calcext:value-type="float">
            <text:p>10381284</text:p>
          </table:table-cell>
          <table:table-cell table:formula="of:=[.G276]*[.G276]" office:value-type="float" office:value="8456464" calcext:value-type="float">
            <text:p>8456464</text:p>
          </table:table-cell>
          <table:table-cell table:formula="of:=[.H276]*[.H276]" office:value-type="float" office:value="5707321" calcext:value-type="float">
            <text:p>5707321</text:p>
          </table:table-cell>
          <table:table-cell table:formula="of:=[.I276]*[.I276]" office:value-type="float" office:value="2155024" calcext:value-type="float">
            <text:p>2155024</text:p>
          </table:table-cell>
          <table:table-cell table:formula="of:=[.J276]*[.J27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277]*[.D277]" office:value-type="float" office:value="16208676" calcext:value-type="float">
            <text:p>16208676</text:p>
          </table:table-cell>
          <table:table-cell table:formula="of:=[.E277]*[.E277]" office:value-type="float" office:value="13366336" calcext:value-type="float">
            <text:p>13366336</text:p>
          </table:table-cell>
          <table:table-cell table:formula="of:=[.F277]*[.F277]" office:value-type="float" office:value="10169721" calcext:value-type="float">
            <text:p>10169721</text:p>
          </table:table-cell>
          <table:table-cell table:formula="of:=[.G277]*[.G277]" office:value-type="float" office:value="8508889" calcext:value-type="float">
            <text:p>8508889</text:p>
          </table:table-cell>
          <table:table-cell table:formula="of:=[.H277]*[.H277]" office:value-type="float" office:value="5583769" calcext:value-type="float">
            <text:p>5583769</text:p>
          </table:table-cell>
          <table:table-cell table:formula="of:=[.I277]*[.I277]" office:value-type="float" office:value="2105401" calcext:value-type="float">
            <text:p>2105401</text:p>
          </table:table-cell>
          <table:table-cell table:formula="of:=[.J277]*[.J277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4017" calcext:value-type="float">
            <text:p>4017</text:p>
          </table:table-cell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354" calcext:value-type="float">
            <text:p>2354</text:p>
          </table:table-cell>
          <table:table-cell office:value-type="float" office:value="1442" calcext:value-type="float">
            <text:p>144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78]*[.D278]" office:value-type="float" office:value="16136289" calcext:value-type="float">
            <text:p>16136289</text:p>
          </table:table-cell>
          <table:table-cell table:formula="of:=[.E278]*[.E278]" office:value-type="float" office:value="13329801" calcext:value-type="float">
            <text:p>13329801</text:p>
          </table:table-cell>
          <table:table-cell table:formula="of:=[.F278]*[.F278]" office:value-type="float" office:value="10201636" calcext:value-type="float">
            <text:p>10201636</text:p>
          </table:table-cell>
          <table:table-cell table:formula="of:=[.G278]*[.G278]" office:value-type="float" office:value="8439025" calcext:value-type="float">
            <text:p>8439025</text:p>
          </table:table-cell>
          <table:table-cell table:formula="of:=[.H278]*[.H278]" office:value-type="float" office:value="5541316" calcext:value-type="float">
            <text:p>5541316</text:p>
          </table:table-cell>
          <table:table-cell table:formula="of:=[.I278]*[.I278]" office:value-type="float" office:value="2079364" calcext:value-type="float">
            <text:p>2079364</text:p>
          </table:table-cell>
          <table:table-cell table:formula="of:=[.J278]*[.J27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4036" calcext:value-type="float">
            <text:p>4036</text:p>
          </table:table-cell>
          <table:table-cell office:value-type="float" office:value="3691" calcext:value-type="float">
            <text:p>3691</text:p>
          </table:table-cell>
          <table:table-cell office:value-type="float" office:value="3189" calcext:value-type="float">
            <text:p>3189</text:p>
          </table:table-cell>
          <table:table-cell office:value-type="float" office:value="2924" calcext:value-type="float">
            <text:p>2924</text:p>
          </table:table-cell>
          <table:table-cell office:value-type="float" office:value="2396" calcext:value-type="float">
            <text:p>2396</text:p>
          </table:table-cell>
          <table:table-cell office:value-type="float" office:value="1456" calcext:value-type="float">
            <text:p>1456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279]*[.D279]" office:value-type="float" office:value="16289296" calcext:value-type="float">
            <text:p>16289296</text:p>
          </table:table-cell>
          <table:table-cell table:formula="of:=[.E279]*[.E279]" office:value-type="float" office:value="13623481" calcext:value-type="float">
            <text:p>13623481</text:p>
          </table:table-cell>
          <table:table-cell table:formula="of:=[.F279]*[.F279]" office:value-type="float" office:value="10169721" calcext:value-type="float">
            <text:p>10169721</text:p>
          </table:table-cell>
          <table:table-cell table:formula="of:=[.G279]*[.G279]" office:value-type="float" office:value="8549776" calcext:value-type="float">
            <text:p>8549776</text:p>
          </table:table-cell>
          <table:table-cell table:formula="of:=[.H279]*[.H279]" office:value-type="float" office:value="5740816" calcext:value-type="float">
            <text:p>5740816</text:p>
          </table:table-cell>
          <table:table-cell table:formula="of:=[.I279]*[.I279]" office:value-type="float" office:value="2119936" calcext:value-type="float">
            <text:p>2119936</text:p>
          </table:table-cell>
          <table:table-cell table:formula="of:=[.J279]*[.J279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59" calcext:value-type="float">
            <text:p>2959</text:p>
          </table:table-cell>
          <table:table-cell office:value-type="float" office:value="2370" calcext:value-type="float">
            <text:p>2370</text:p>
          </table:table-cell>
          <table:table-cell office:value-type="float" office:value="1435" calcext:value-type="float">
            <text:p>143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80]*[.D280]" office:value-type="float" office:value="16248961" calcext:value-type="float">
            <text:p>16248961</text:p>
          </table:table-cell>
          <table:table-cell table:formula="of:=[.E280]*[.E280]" office:value-type="float" office:value="13417569" calcext:value-type="float">
            <text:p>13417569</text:p>
          </table:table-cell>
          <table:table-cell table:formula="of:=[.F280]*[.F280]" office:value-type="float" office:value="10316944" calcext:value-type="float">
            <text:p>10316944</text:p>
          </table:table-cell>
          <table:table-cell table:formula="of:=[.G280]*[.G280]" office:value-type="float" office:value="8755681" calcext:value-type="float">
            <text:p>8755681</text:p>
          </table:table-cell>
          <table:table-cell table:formula="of:=[.H280]*[.H280]" office:value-type="float" office:value="5616900" calcext:value-type="float">
            <text:p>5616900</text:p>
          </table:table-cell>
          <table:table-cell table:formula="of:=[.I280]*[.I280]" office:value-type="float" office:value="2059225" calcext:value-type="float">
            <text:p>2059225</text:p>
          </table:table-cell>
          <table:table-cell table:formula="of:=[.J280]*[.J28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81]*[.D281]" office:value-type="float" office:value="15984004" calcext:value-type="float">
            <text:p>15984004</text:p>
          </table:table-cell>
          <table:table-cell table:formula="of:=[.E281]*[.E281]" office:value-type="float" office:value="13293316" calcext:value-type="float">
            <text:p>13293316</text:p>
          </table:table-cell>
          <table:table-cell table:formula="of:=[.F281]*[.F281]" office:value-type="float" office:value="10304100" calcext:value-type="float">
            <text:p>10304100</text:p>
          </table:table-cell>
          <table:table-cell table:formula="of:=[.G281]*[.G281]" office:value-type="float" office:value="8386816" calcext:value-type="float">
            <text:p>8386816</text:p>
          </table:table-cell>
          <table:table-cell table:formula="of:=[.H281]*[.H281]" office:value-type="float" office:value="5616900" calcext:value-type="float">
            <text:p>5616900</text:p>
          </table:table-cell>
          <table:table-cell table:formula="of:=[.I281]*[.I281]" office:value-type="float" office:value="2155024" calcext:value-type="float">
            <text:p>2155024</text:p>
          </table:table-cell>
          <table:table-cell table:formula="of:=[.J281]*[.J28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4043" calcext:value-type="float">
            <text:p>4043</text:p>
          </table:table-cell>
          <table:table-cell office:value-type="float" office:value="3637" calcext:value-type="float">
            <text:p>3637</text:p>
          </table:table-cell>
          <table:table-cell office:value-type="float" office:value="3187" calcext:value-type="float">
            <text:p>3187</text:p>
          </table:table-cell>
          <table:table-cell office:value-type="float" office:value="2896" calcext:value-type="float">
            <text:p>2896</text:p>
          </table:table-cell>
          <table:table-cell office:value-type="float" office:value="2399" calcext:value-type="float">
            <text:p>2399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282]*[.D282]" office:value-type="float" office:value="16345849" calcext:value-type="float">
            <text:p>16345849</text:p>
          </table:table-cell>
          <table:table-cell table:formula="of:=[.E282]*[.E282]" office:value-type="float" office:value="13227769" calcext:value-type="float">
            <text:p>13227769</text:p>
          </table:table-cell>
          <table:table-cell table:formula="of:=[.F282]*[.F282]" office:value-type="float" office:value="10156969" calcext:value-type="float">
            <text:p>10156969</text:p>
          </table:table-cell>
          <table:table-cell table:formula="of:=[.G282]*[.G282]" office:value-type="float" office:value="8386816" calcext:value-type="float">
            <text:p>8386816</text:p>
          </table:table-cell>
          <table:table-cell table:formula="of:=[.H282]*[.H282]" office:value-type="float" office:value="5755201" calcext:value-type="float">
            <text:p>5755201</text:p>
          </table:table-cell>
          <table:table-cell table:formula="of:=[.I282]*[.I282]" office:value-type="float" office:value="2187441" calcext:value-type="float">
            <text:p>2187441</text:p>
          </table:table-cell>
          <table:table-cell table:formula="of:=[.J282]*[.J282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4052" calcext:value-type="float">
            <text:p>4052</text:p>
          </table:table-cell>
          <table:table-cell office:value-type="float" office:value="3649" calcext:value-type="float">
            <text:p>3649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283]*[.D283]" office:value-type="float" office:value="16418704" calcext:value-type="float">
            <text:p>16418704</text:p>
          </table:table-cell>
          <table:table-cell table:formula="of:=[.E283]*[.E283]" office:value-type="float" office:value="13315201" calcext:value-type="float">
            <text:p>13315201</text:p>
          </table:table-cell>
          <table:table-cell table:formula="of:=[.F283]*[.F283]" office:value-type="float" office:value="10259209" calcext:value-type="float">
            <text:p>10259209</text:p>
          </table:table-cell>
          <table:table-cell table:formula="of:=[.G283]*[.G283]" office:value-type="float" office:value="8398404" calcext:value-type="float">
            <text:p>8398404</text:p>
          </table:table-cell>
          <table:table-cell table:formula="of:=[.H283]*[.H283]" office:value-type="float" office:value="5707321" calcext:value-type="float">
            <text:p>5707321</text:p>
          </table:table-cell>
          <table:table-cell table:formula="of:=[.I283]*[.I283]" office:value-type="float" office:value="2202256" calcext:value-type="float">
            <text:p>2202256</text:p>
          </table:table-cell>
          <table:table-cell table:formula="of:=[.J283]*[.J283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184" calcext:value-type="float">
            <text:p>3184</text:p>
          </table:table-cell>
          <table:table-cell office:value-type="float" office:value="2957" calcext:value-type="float">
            <text:p>2957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284]*[.D284]" office:value-type="float" office:value="16345849" calcext:value-type="float">
            <text:p>16345849</text:p>
          </table:table-cell>
          <table:table-cell table:formula="of:=[.E284]*[.E284]" office:value-type="float" office:value="13293316" calcext:value-type="float">
            <text:p>13293316</text:p>
          </table:table-cell>
          <table:table-cell table:formula="of:=[.F284]*[.F284]" office:value-type="float" office:value="10137856" calcext:value-type="float">
            <text:p>10137856</text:p>
          </table:table-cell>
          <table:table-cell table:formula="of:=[.G284]*[.G284]" office:value-type="float" office:value="8743849" calcext:value-type="float">
            <text:p>8743849</text:p>
          </table:table-cell>
          <table:table-cell table:formula="of:=[.H284]*[.H284]" office:value-type="float" office:value="5808100" calcext:value-type="float">
            <text:p>5808100</text:p>
          </table:table-cell>
          <table:table-cell table:formula="of:=[.I284]*[.I284]" office:value-type="float" office:value="2187441" calcext:value-type="float">
            <text:p>2187441</text:p>
          </table:table-cell>
          <table:table-cell table:formula="of:=[.J284]*[.J28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80" calcext:value-type="float">
            <text:p>2980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85]*[.D285]" office:value-type="float" office:value="16040025" calcext:value-type="float">
            <text:p>16040025</text:p>
          </table:table-cell>
          <table:table-cell table:formula="of:=[.E285]*[.E285]" office:value-type="float" office:value="13315201" calcext:value-type="float">
            <text:p>13315201</text:p>
          </table:table-cell>
          <table:table-cell table:formula="of:=[.F285]*[.F285]" office:value-type="float" office:value="10304100" calcext:value-type="float">
            <text:p>10304100</text:p>
          </table:table-cell>
          <table:table-cell table:formula="of:=[.G285]*[.G285]" office:value-type="float" office:value="8880400" calcext:value-type="float">
            <text:p>8880400</text:p>
          </table:table-cell>
          <table:table-cell table:formula="of:=[.H285]*[.H285]" office:value-type="float" office:value="5697769" calcext:value-type="float">
            <text:p>5697769</text:p>
          </table:table-cell>
          <table:table-cell table:formula="of:=[.I285]*[.I285]" office:value-type="float" office:value="2166784" calcext:value-type="float">
            <text:p>2166784</text:p>
          </table:table-cell>
          <table:table-cell table:formula="of:=[.J285]*[.J28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4029" calcext:value-type="float">
            <text:p>4029</text:p>
          </table:table-cell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20" calcext:value-type="float">
            <text:p>2420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286]*[.D286]" office:value-type="float" office:value="16232841" calcext:value-type="float">
            <text:p>16232841</text:p>
          </table:table-cell>
          <table:table-cell table:formula="of:=[.E286]*[.E286]" office:value-type="float" office:value="13329801" calcext:value-type="float">
            <text:p>13329801</text:p>
          </table:table-cell>
          <table:table-cell table:formula="of:=[.F286]*[.F286]" office:value-type="float" office:value="10246401" calcext:value-type="float">
            <text:p>10246401</text:p>
          </table:table-cell>
          <table:table-cell table:formula="of:=[.G286]*[.G286]" office:value-type="float" office:value="8456464" calcext:value-type="float">
            <text:p>8456464</text:p>
          </table:table-cell>
          <table:table-cell table:formula="of:=[.H286]*[.H286]" office:value-type="float" office:value="5856400" calcext:value-type="float">
            <text:p>5856400</text:p>
          </table:table-cell>
          <table:table-cell table:formula="of:=[.I286]*[.I286]" office:value-type="float" office:value="2085136" calcext:value-type="float">
            <text:p>2085136</text:p>
          </table:table-cell>
          <table:table-cell table:formula="of:=[.J286]*[.J28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917" calcext:value-type="float">
            <text:p>2917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287]*[.D287]" office:value-type="float" office:value="16192576" calcext:value-type="float">
            <text:p>16192576</text:p>
          </table:table-cell>
          <table:table-cell table:formula="of:=[.E287]*[.E287]" office:value-type="float" office:value="13432225" calcext:value-type="float">
            <text:p>13432225</text:p>
          </table:table-cell>
          <table:table-cell table:formula="of:=[.F287]*[.F287]" office:value-type="float" office:value="10246401" calcext:value-type="float">
            <text:p>10246401</text:p>
          </table:table-cell>
          <table:table-cell table:formula="of:=[.G287]*[.G287]" office:value-type="float" office:value="8508889" calcext:value-type="float">
            <text:p>8508889</text:p>
          </table:table-cell>
          <table:table-cell table:formula="of:=[.H287]*[.H287]" office:value-type="float" office:value="5755201" calcext:value-type="float">
            <text:p>5755201</text:p>
          </table:table-cell>
          <table:table-cell table:formula="of:=[.I287]*[.I287]" office:value-type="float" office:value="2146225" calcext:value-type="float">
            <text:p>2146225</text:p>
          </table:table-cell>
          <table:table-cell table:formula="of:=[.J287]*[.J28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17" calcext:value-type="float">
            <text:p>3217</text:p>
          </table:table-cell>
          <table:table-cell office:value-type="float" office:value="2861" calcext:value-type="float">
            <text:p>2861</text:p>
          </table:table-cell>
          <table:table-cell office:value-type="float" office:value="2434" calcext:value-type="float">
            <text:p>2434</text:p>
          </table:table-cell>
          <table:table-cell office:value-type="float" office:value="1489" calcext:value-type="float">
            <text:p>1489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288]*[.D288]" office:value-type="float" office:value="16265089" calcext:value-type="float">
            <text:p>16265089</text:p>
          </table:table-cell>
          <table:table-cell table:formula="of:=[.E288]*[.E288]" office:value-type="float" office:value="13344409" calcext:value-type="float">
            <text:p>13344409</text:p>
          </table:table-cell>
          <table:table-cell table:formula="of:=[.F288]*[.F288]" office:value-type="float" office:value="10349089" calcext:value-type="float">
            <text:p>10349089</text:p>
          </table:table-cell>
          <table:table-cell table:formula="of:=[.G288]*[.G288]" office:value-type="float" office:value="8185321" calcext:value-type="float">
            <text:p>8185321</text:p>
          </table:table-cell>
          <table:table-cell table:formula="of:=[.H288]*[.H288]" office:value-type="float" office:value="5924356" calcext:value-type="float">
            <text:p>5924356</text:p>
          </table:table-cell>
          <table:table-cell table:formula="of:=[.I288]*[.I288]" office:value-type="float" office:value="2217121" calcext:value-type="float">
            <text:p>2217121</text:p>
          </table:table-cell>
          <table:table-cell table:formula="of:=[.J288]*[.J288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4005" calcext:value-type="float">
            <text:p>4005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48" calcext:value-type="float">
            <text:p>2448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289]*[.D289]" office:value-type="float" office:value="16040025" calcext:value-type="float">
            <text:p>16040025</text:p>
          </table:table-cell>
          <table:table-cell table:formula="of:=[.E289]*[.E289]" office:value-type="float" office:value="13213225" calcext:value-type="float">
            <text:p>13213225</text:p>
          </table:table-cell>
          <table:table-cell table:formula="of:=[.F289]*[.F289]" office:value-type="float" office:value="10426441" calcext:value-type="float">
            <text:p>10426441</text:p>
          </table:table-cell>
          <table:table-cell table:formula="of:=[.G289]*[.G289]" office:value-type="float" office:value="8398404" calcext:value-type="float">
            <text:p>8398404</text:p>
          </table:table-cell>
          <table:table-cell table:formula="of:=[.H289]*[.H289]" office:value-type="float" office:value="5992704" calcext:value-type="float">
            <text:p>5992704</text:p>
          </table:table-cell>
          <table:table-cell table:formula="of:=[.I289]*[.I289]" office:value-type="float" office:value="2181529" calcext:value-type="float">
            <text:p>2181529</text:p>
          </table:table-cell>
          <table:table-cell table:formula="of:=[.J289]*[.J289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90]*[.D290]" office:value-type="float" office:value="16000000" calcext:value-type="float">
            <text:p>16000000</text:p>
          </table:table-cell>
          <table:table-cell table:formula="of:=[.E290]*[.E290]" office:value-type="float" office:value="13395600" calcext:value-type="float">
            <text:p>13395600</text:p>
          </table:table-cell>
          <table:table-cell table:formula="of:=[.F290]*[.F290]" office:value-type="float" office:value="10291264" calcext:value-type="float">
            <text:p>10291264</text:p>
          </table:table-cell>
          <table:table-cell table:formula="of:=[.G290]*[.G290]" office:value-type="float" office:value="8427409" calcext:value-type="float">
            <text:p>8427409</text:p>
          </table:table-cell>
          <table:table-cell table:formula="of:=[.H290]*[.H290]" office:value-type="float" office:value="5731236" calcext:value-type="float">
            <text:p>5731236</text:p>
          </table:table-cell>
          <table:table-cell table:formula="of:=[.I290]*[.I290]" office:value-type="float" office:value="2160900" calcext:value-type="float">
            <text:p>2160900</text:p>
          </table:table-cell>
          <table:table-cell table:formula="of:=[.J290]*[.J290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4040" calcext:value-type="float">
            <text:p>4040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291]*[.D291]" office:value-type="float" office:value="16321600" calcext:value-type="float">
            <text:p>16321600</text:p>
          </table:table-cell>
          <table:table-cell table:formula="of:=[.E291]*[.E291]" office:value-type="float" office:value="13213225" calcext:value-type="float">
            <text:p>13213225</text:p>
          </table:table-cell>
          <table:table-cell table:formula="of:=[.F291]*[.F291]" office:value-type="float" office:value="10336225" calcext:value-type="float">
            <text:p>10336225</text:p>
          </table:table-cell>
          <table:table-cell table:formula="of:=[.G291]*[.G291]" office:value-type="float" office:value="8386816" calcext:value-type="float">
            <text:p>8386816</text:p>
          </table:table-cell>
          <table:table-cell table:formula="of:=[.H291]*[.H291]" office:value-type="float" office:value="5731236" calcext:value-type="float">
            <text:p>5731236</text:p>
          </table:table-cell>
          <table:table-cell table:formula="of:=[.I291]*[.I291]" office:value-type="float" office:value="2196324" calcext:value-type="float">
            <text:p>2196324</text:p>
          </table:table-cell>
          <table:table-cell table:formula="of:=[.J291]*[.J29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4019" calcext:value-type="float">
            <text:p>4019</text:p>
          </table:table-cell>
          <table:table-cell office:value-type="float" office:value="3646" calcext:value-type="float">
            <text:p>3646</text:p>
          </table:table-cell>
          <table:table-cell office:value-type="float" office:value="3196" calcext:value-type="float">
            <text:p>3196</text:p>
          </table:table-cell>
          <table:table-cell office:value-type="float" office:value="2926" calcext:value-type="float">
            <text:p>292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292]*[.D292]" office:value-type="float" office:value="16152361" calcext:value-type="float">
            <text:p>16152361</text:p>
          </table:table-cell>
          <table:table-cell table:formula="of:=[.E292]*[.E292]" office:value-type="float" office:value="13293316" calcext:value-type="float">
            <text:p>13293316</text:p>
          </table:table-cell>
          <table:table-cell table:formula="of:=[.F292]*[.F292]" office:value-type="float" office:value="10214416" calcext:value-type="float">
            <text:p>10214416</text:p>
          </table:table-cell>
          <table:table-cell table:formula="of:=[.G292]*[.G292]" office:value-type="float" office:value="8561476" calcext:value-type="float">
            <text:p>8561476</text:p>
          </table:table-cell>
          <table:table-cell table:formula="of:=[.H292]*[.H292]" office:value-type="float" office:value="5841889" calcext:value-type="float">
            <text:p>5841889</text:p>
          </table:table-cell>
          <table:table-cell table:formula="of:=[.I292]*[.I292]" office:value-type="float" office:value="2155024" calcext:value-type="float">
            <text:p>2155024</text:p>
          </table:table-cell>
          <table:table-cell table:formula="of:=[.J292]*[.J29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4029" calcext:value-type="float">
            <text:p>4029</text:p>
          </table:table-cell>
          <table:table-cell office:value-type="float" office:value="3670" calcext:value-type="float">
            <text:p>3670</text:p>
          </table:table-cell>
          <table:table-cell office:value-type="float" office:value="3170" calcext:value-type="float">
            <text:p>3170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  <table:table-cell table:number-columns-repeated="8"/>
          <table:table-cell table:formula="of:=[.D293]*[.D293]" office:value-type="float" office:value="16232841" calcext:value-type="float">
            <text:p>16232841</text:p>
          </table:table-cell>
          <table:table-cell table:formula="of:=[.E293]*[.E293]" office:value-type="float" office:value="13468900" calcext:value-type="float">
            <text:p>13468900</text:p>
          </table:table-cell>
          <table:table-cell table:formula="of:=[.F293]*[.F293]" office:value-type="float" office:value="10048900" calcext:value-type="float">
            <text:p>10048900</text:p>
          </table:table-cell>
          <table:table-cell table:formula="of:=[.G293]*[.G293]" office:value-type="float" office:value="8868484" calcext:value-type="float">
            <text:p>8868484</text:p>
          </table:table-cell>
          <table:table-cell table:formula="of:=[.H293]*[.H293]" office:value-type="float" office:value="5808100" calcext:value-type="float">
            <text:p>5808100</text:p>
          </table:table-cell>
          <table:table-cell table:formula="of:=[.I293]*[.I293]" office:value-type="float" office:value="2134521" calcext:value-type="float">
            <text:p>2134521</text:p>
          </table:table-cell>
          <table:table-cell table:formula="of:=[.J293]*[.J293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68" calcext:value-type="float">
            <text:p>2368</text:p>
          </table:table-cell>
          <table:table-cell office:value-type="float" office:value="1446" calcext:value-type="float">
            <text:p>1446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294]*[.D294]" office:value-type="float" office:value="16208676" calcext:value-type="float">
            <text:p>16208676</text:p>
          </table:table-cell>
          <table:table-cell table:formula="of:=[.E294]*[.E294]" office:value-type="float" office:value="13498276" calcext:value-type="float">
            <text:p>13498276</text:p>
          </table:table-cell>
          <table:table-cell table:formula="of:=[.F294]*[.F294]" office:value-type="float" office:value="10259209" calcext:value-type="float">
            <text:p>10259209</text:p>
          </table:table-cell>
          <table:table-cell table:formula="of:=[.G294]*[.G294]" office:value-type="float" office:value="8520561" calcext:value-type="float">
            <text:p>8520561</text:p>
          </table:table-cell>
          <table:table-cell table:formula="of:=[.H294]*[.H294]" office:value-type="float" office:value="5607424" calcext:value-type="float">
            <text:p>5607424</text:p>
          </table:table-cell>
          <table:table-cell table:formula="of:=[.I294]*[.I294]" office:value-type="float" office:value="2090916" calcext:value-type="float">
            <text:p>2090916</text:p>
          </table:table-cell>
          <table:table-cell table:formula="of:=[.J294]*[.J29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61" calcext:value-type="float">
            <text:p>146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295]*[.D295]" office:value-type="float" office:value="16024009" calcext:value-type="float">
            <text:p>16024009</text:p>
          </table:table-cell>
          <table:table-cell table:formula="of:=[.E295]*[.E295]" office:value-type="float" office:value="13395600" calcext:value-type="float">
            <text:p>13395600</text:p>
          </table:table-cell>
          <table:table-cell table:formula="of:=[.F295]*[.F295]" office:value-type="float" office:value="10272025" calcext:value-type="float">
            <text:p>10272025</text:p>
          </table:table-cell>
          <table:table-cell table:formula="of:=[.G295]*[.G295]" office:value-type="float" office:value="8288641" calcext:value-type="float">
            <text:p>8288641</text:p>
          </table:table-cell>
          <table:table-cell table:formula="of:=[.H295]*[.H295]" office:value-type="float" office:value="5707321" calcext:value-type="float">
            <text:p>5707321</text:p>
          </table:table-cell>
          <table:table-cell table:formula="of:=[.I295]*[.I295]" office:value-type="float" office:value="2134521" calcext:value-type="float">
            <text:p>2134521</text:p>
          </table:table-cell>
          <table:table-cell table:formula="of:=[.J295]*[.J295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4040" calcext:value-type="float">
            <text:p>4040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361" calcext:value-type="float">
            <text:p>2361</text:p>
          </table:table-cell>
          <table:table-cell office:value-type="float" office:value="1454" calcext:value-type="float">
            <text:p>1454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96]*[.D296]" office:value-type="float" office:value="16321600" calcext:value-type="float">
            <text:p>16321600</text:p>
          </table:table-cell>
          <table:table-cell table:formula="of:=[.E296]*[.E296]" office:value-type="float" office:value="13395600" calcext:value-type="float">
            <text:p>13395600</text:p>
          </table:table-cell>
          <table:table-cell table:formula="of:=[.F296]*[.F296]" office:value-type="float" office:value="10259209" calcext:value-type="float">
            <text:p>10259209</text:p>
          </table:table-cell>
          <table:table-cell table:formula="of:=[.G296]*[.G296]" office:value-type="float" office:value="8305924" calcext:value-type="float">
            <text:p>8305924</text:p>
          </table:table-cell>
          <table:table-cell table:formula="of:=[.H296]*[.H296]" office:value-type="float" office:value="5574321" calcext:value-type="float">
            <text:p>5574321</text:p>
          </table:table-cell>
          <table:table-cell table:formula="of:=[.I296]*[.I296]" office:value-type="float" office:value="2114116" calcext:value-type="float">
            <text:p>2114116</text:p>
          </table:table-cell>
          <table:table-cell table:formula="of:=[.J296]*[.J296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97]*[.D297]" office:value-type="float" office:value="16152361" calcext:value-type="float">
            <text:p>16152361</text:p>
          </table:table-cell>
          <table:table-cell table:formula="of:=[.E297]*[.E297]" office:value-type="float" office:value="13468900" calcext:value-type="float">
            <text:p>13468900</text:p>
          </table:table-cell>
          <table:table-cell table:formula="of:=[.F297]*[.F297]" office:value-type="float" office:value="10214416" calcext:value-type="float">
            <text:p>10214416</text:p>
          </table:table-cell>
          <table:table-cell table:formula="of:=[.G297]*[.G297]" office:value-type="float" office:value="8456464" calcext:value-type="float">
            <text:p>8456464</text:p>
          </table:table-cell>
          <table:table-cell table:formula="of:=[.H297]*[.H297]" office:value-type="float" office:value="5664400" calcext:value-type="float">
            <text:p>5664400</text:p>
          </table:table-cell>
          <table:table-cell table:formula="of:=[.I297]*[.I297]" office:value-type="float" office:value="2140369" calcext:value-type="float">
            <text:p>2140369</text:p>
          </table:table-cell>
          <table:table-cell table:formula="of:=[.J297]*[.J297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3993" calcext:value-type="float">
            <text:p>3993</text:p>
          </table:table-cell>
          <table:table-cell office:value-type="float" office:value="3667" calcext:value-type="float">
            <text:p>3667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03" calcext:value-type="float">
            <text:p>2403</text:p>
          </table:table-cell>
          <table:table-cell office:value-type="float" office:value="1512" calcext:value-type="float">
            <text:p>1512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298]*[.D298]" office:value-type="float" office:value="15944049" calcext:value-type="float">
            <text:p>15944049</text:p>
          </table:table-cell>
          <table:table-cell table:formula="of:=[.E298]*[.E298]" office:value-type="float" office:value="13446889" calcext:value-type="float">
            <text:p>13446889</text:p>
          </table:table-cell>
          <table:table-cell table:formula="of:=[.F298]*[.F298]" office:value-type="float" office:value="10336225" calcext:value-type="float">
            <text:p>10336225</text:p>
          </table:table-cell>
          <table:table-cell table:formula="of:=[.G298]*[.G298]" office:value-type="float" office:value="8369449" calcext:value-type="float">
            <text:p>8369449</text:p>
          </table:table-cell>
          <table:table-cell table:formula="of:=[.H298]*[.H298]" office:value-type="float" office:value="5774409" calcext:value-type="float">
            <text:p>5774409</text:p>
          </table:table-cell>
          <table:table-cell table:formula="of:=[.I298]*[.I298]" office:value-type="float" office:value="2286144" calcext:value-type="float">
            <text:p>2286144</text:p>
          </table:table-cell>
          <table:table-cell table:formula="of:=[.J298]*[.J29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038" calcext:value-type="float">
            <text:p>4038</text:p>
          </table:table-cell>
          <table:table-cell office:value-type="float" office:value="3649" calcext:value-type="float">
            <text:p>3649</text:p>
          </table:table-cell>
          <table:table-cell office:value-type="float" office:value="3189" calcext:value-type="float">
            <text:p>3189</text:p>
          </table:table-cell>
          <table:table-cell office:value-type="float" office:value="2959" calcext:value-type="float">
            <text:p>2959</text:p>
          </table:table-cell>
          <table:table-cell office:value-type="float" office:value="2385" calcext:value-type="float">
            <text:p>2385</text:p>
          </table:table-cell>
          <table:table-cell office:value-type="float" office:value="1493" calcext:value-type="float">
            <text:p>1493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299]*[.D299]" office:value-type="float" office:value="16305444" calcext:value-type="float">
            <text:p>16305444</text:p>
          </table:table-cell>
          <table:table-cell table:formula="of:=[.E299]*[.E299]" office:value-type="float" office:value="13315201" calcext:value-type="float">
            <text:p>13315201</text:p>
          </table:table-cell>
          <table:table-cell table:formula="of:=[.F299]*[.F299]" office:value-type="float" office:value="10169721" calcext:value-type="float">
            <text:p>10169721</text:p>
          </table:table-cell>
          <table:table-cell table:formula="of:=[.G299]*[.G299]" office:value-type="float" office:value="8755681" calcext:value-type="float">
            <text:p>8755681</text:p>
          </table:table-cell>
          <table:table-cell table:formula="of:=[.H299]*[.H299]" office:value-type="float" office:value="5688225" calcext:value-type="float">
            <text:p>5688225</text:p>
          </table:table-cell>
          <table:table-cell table:formula="of:=[.I299]*[.I299]" office:value-type="float" office:value="2229049" calcext:value-type="float">
            <text:p>2229049</text:p>
          </table:table-cell>
          <table:table-cell table:formula="of:=[.J299]*[.J29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050" calcext:value-type="float">
            <text:p>4050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46" calcext:value-type="float">
            <text:p>1446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300]*[.D300]" office:value-type="float" office:value="16402500" calcext:value-type="float">
            <text:p>16402500</text:p>
          </table:table-cell>
          <table:table-cell table:formula="of:=[.E300]*[.E300]" office:value-type="float" office:value="13264164" calcext:value-type="float">
            <text:p>13264164</text:p>
          </table:table-cell>
          <table:table-cell table:formula="of:=[.F300]*[.F300]" office:value-type="float" office:value="10246401" calcext:value-type="float">
            <text:p>10246401</text:p>
          </table:table-cell>
          <table:table-cell table:formula="of:=[.G300]*[.G300]" office:value-type="float" office:value="8561476" calcext:value-type="float">
            <text:p>8561476</text:p>
          </table:table-cell>
          <table:table-cell table:formula="of:=[.H300]*[.H300]" office:value-type="float" office:value="5764801" calcext:value-type="float">
            <text:p>5764801</text:p>
          </table:table-cell>
          <table:table-cell table:formula="of:=[.I300]*[.I300]" office:value-type="float" office:value="2090916" calcext:value-type="float">
            <text:p>2090916</text:p>
          </table:table-cell>
          <table:table-cell table:formula="of:=[.J300]*[.J300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026" calcext:value-type="float">
            <text:p>4026</text:p>
          </table:table-cell>
          <table:table-cell office:value-type="float" office:value="3630" calcext:value-type="float">
            <text:p>363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417" calcext:value-type="float">
            <text:p>2417</text:p>
          </table:table-cell>
          <table:table-cell office:value-type="float" office:value="1439" calcext:value-type="float">
            <text:p>143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01]*[.D301]" office:value-type="float" office:value="16208676" calcext:value-type="float">
            <text:p>16208676</text:p>
          </table:table-cell>
          <table:table-cell table:formula="of:=[.E301]*[.E301]" office:value-type="float" office:value="13176900" calcext:value-type="float">
            <text:p>13176900</text:p>
          </table:table-cell>
          <table:table-cell table:formula="of:=[.F301]*[.F301]" office:value-type="float" office:value="10259209" calcext:value-type="float">
            <text:p>10259209</text:p>
          </table:table-cell>
          <table:table-cell table:formula="of:=[.G301]*[.G301]" office:value-type="float" office:value="8497225" calcext:value-type="float">
            <text:p>8497225</text:p>
          </table:table-cell>
          <table:table-cell table:formula="of:=[.H301]*[.H301]" office:value-type="float" office:value="5841889" calcext:value-type="float">
            <text:p>5841889</text:p>
          </table:table-cell>
          <table:table-cell table:formula="of:=[.I301]*[.I301]" office:value-type="float" office:value="2070721" calcext:value-type="float">
            <text:p>2070721</text:p>
          </table:table-cell>
          <table:table-cell table:formula="of:=[.J301]*[.J30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4024" calcext:value-type="float">
            <text:p>4024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302]*[.D302]" office:value-type="float" office:value="16192576" calcext:value-type="float">
            <text:p>16192576</text:p>
          </table:table-cell>
          <table:table-cell table:formula="of:=[.E302]*[.E302]" office:value-type="float" office:value="13329801" calcext:value-type="float">
            <text:p>13329801</text:p>
          </table:table-cell>
          <table:table-cell table:formula="of:=[.F302]*[.F302]" office:value-type="float" office:value="10272025" calcext:value-type="float">
            <text:p>10272025</text:p>
          </table:table-cell>
          <table:table-cell table:formula="of:=[.G302]*[.G302]" office:value-type="float" office:value="8305924" calcext:value-type="float">
            <text:p>8305924</text:p>
          </table:table-cell>
          <table:table-cell table:formula="of:=[.H302]*[.H302]" office:value-type="float" office:value="5721664" calcext:value-type="float">
            <text:p>5721664</text:p>
          </table:table-cell>
          <table:table-cell table:formula="of:=[.I302]*[.I302]" office:value-type="float" office:value="2187441" calcext:value-type="float">
            <text:p>2187441</text:p>
          </table:table-cell>
          <table:table-cell table:formula="of:=[.J302]*[.J302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4031" calcext:value-type="float">
            <text:p>4031</text:p>
          </table:table-cell>
          <table:table-cell office:value-type="float" office:value="3646" calcext:value-type="float">
            <text:p>3646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303]*[.D303]" office:value-type="float" office:value="16248961" calcext:value-type="float">
            <text:p>16248961</text:p>
          </table:table-cell>
          <table:table-cell table:formula="of:=[.E303]*[.E303]" office:value-type="float" office:value="13293316" calcext:value-type="float">
            <text:p>13293316</text:p>
          </table:table-cell>
          <table:table-cell table:formula="of:=[.F303]*[.F303]" office:value-type="float" office:value="10336225" calcext:value-type="float">
            <text:p>10336225</text:p>
          </table:table-cell>
          <table:table-cell table:formula="of:=[.G303]*[.G303]" office:value-type="float" office:value="8317456" calcext:value-type="float">
            <text:p>8317456</text:p>
          </table:table-cell>
          <table:table-cell table:formula="of:=[.H303]*[.H303]" office:value-type="float" office:value="5688225" calcext:value-type="float">
            <text:p>5688225</text:p>
          </table:table-cell>
          <table:table-cell table:formula="of:=[.I303]*[.I303]" office:value-type="float" office:value="2119936" calcext:value-type="float">
            <text:p>2119936</text:p>
          </table:table-cell>
          <table:table-cell table:formula="of:=[.J303]*[.J303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4024" calcext:value-type="float">
            <text:p>4024</text:p>
          </table:table-cell>
          <table:table-cell office:value-type="float" office:value="3649" calcext:value-type="float">
            <text:p>3649</text:p>
          </table:table-cell>
          <table:table-cell office:value-type="float" office:value="3208" calcext:value-type="float">
            <text:p>3208</text:p>
          </table:table-cell>
          <table:table-cell office:value-type="float" office:value="2976" calcext:value-type="float">
            <text:p>2976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304]*[.D304]" office:value-type="float" office:value="16192576" calcext:value-type="float">
            <text:p>16192576</text:p>
          </table:table-cell>
          <table:table-cell table:formula="of:=[.E304]*[.E304]" office:value-type="float" office:value="13315201" calcext:value-type="float">
            <text:p>13315201</text:p>
          </table:table-cell>
          <table:table-cell table:formula="of:=[.F304]*[.F304]" office:value-type="float" office:value="10291264" calcext:value-type="float">
            <text:p>10291264</text:p>
          </table:table-cell>
          <table:table-cell table:formula="of:=[.G304]*[.G304]" office:value-type="float" office:value="8856576" calcext:value-type="float">
            <text:p>8856576</text:p>
          </table:table-cell>
          <table:table-cell table:formula="of:=[.H304]*[.H304]" office:value-type="float" office:value="5866084" calcext:value-type="float">
            <text:p>5866084</text:p>
          </table:table-cell>
          <table:table-cell table:formula="of:=[.I304]*[.I304]" office:value-type="float" office:value="2166784" calcext:value-type="float">
            <text:p>2166784</text:p>
          </table:table-cell>
          <table:table-cell table:formula="of:=[.J304]*[.J304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7" calcext:value-type="float">
            <text:p>3217</text:p>
          </table:table-cell>
          <table:table-cell office:value-type="float" office:value="2968" calcext:value-type="float">
            <text:p>2968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305]*[.D305]" office:value-type="float" office:value="16434916" calcext:value-type="float">
            <text:p>16434916</text:p>
          </table:table-cell>
          <table:table-cell table:formula="of:=[.E305]*[.E305]" office:value-type="float" office:value="13278736" calcext:value-type="float">
            <text:p>13278736</text:p>
          </table:table-cell>
          <table:table-cell table:formula="of:=[.F305]*[.F305]" office:value-type="float" office:value="10349089" calcext:value-type="float">
            <text:p>10349089</text:p>
          </table:table-cell>
          <table:table-cell table:formula="of:=[.G305]*[.G305]" office:value-type="float" office:value="8809024" calcext:value-type="float">
            <text:p>8809024</text:p>
          </table:table-cell>
          <table:table-cell table:formula="of:=[.H305]*[.H305]" office:value-type="float" office:value="5640625" calcext:value-type="float">
            <text:p>5640625</text:p>
          </table:table-cell>
          <table:table-cell table:formula="of:=[.I305]*[.I305]" office:value-type="float" office:value="2196324" calcext:value-type="float">
            <text:p>2196324</text:p>
          </table:table-cell>
          <table:table-cell table:formula="of:=[.J305]*[.J30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021" calcext:value-type="float">
            <text:p>4021</text:p>
          </table:table-cell>
          <table:table-cell office:value-type="float" office:value="3642" calcext:value-type="float">
            <text:p>3642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06]*[.D306]" office:value-type="float" office:value="16168441" calcext:value-type="float">
            <text:p>16168441</text:p>
          </table:table-cell>
          <table:table-cell table:formula="of:=[.E306]*[.E306]" office:value-type="float" office:value="13264164" calcext:value-type="float">
            <text:p>13264164</text:p>
          </table:table-cell>
          <table:table-cell table:formula="of:=[.F306]*[.F306]" office:value-type="float" office:value="10246401" calcext:value-type="float">
            <text:p>10246401</text:p>
          </table:table-cell>
          <table:table-cell table:formula="of:=[.G306]*[.G306]" office:value-type="float" office:value="8328996" calcext:value-type="float">
            <text:p>8328996</text:p>
          </table:table-cell>
          <table:table-cell table:formula="of:=[.H306]*[.H306]" office:value-type="float" office:value="5707321" calcext:value-type="float">
            <text:p>5707321</text:p>
          </table:table-cell>
          <table:table-cell table:formula="of:=[.I306]*[.I306]" office:value-type="float" office:value="2085136" calcext:value-type="float">
            <text:p>2085136</text:p>
          </table:table-cell>
          <table:table-cell table:formula="of:=[.J306]*[.J306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4010" calcext:value-type="float">
            <text:p>4010</text:p>
          </table:table-cell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375" calcext:value-type="float">
            <text:p>2375</text:p>
          </table:table-cell>
          <table:table-cell office:value-type="float" office:value="1416" calcext:value-type="float">
            <text:p>141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07]*[.D307]" office:value-type="float" office:value="16080100" calcext:value-type="float">
            <text:p>16080100</text:p>
          </table:table-cell>
          <table:table-cell table:formula="of:=[.E307]*[.E307]" office:value-type="float" office:value="13520329" calcext:value-type="float">
            <text:p>13520329</text:p>
          </table:table-cell>
          <table:table-cell table:formula="of:=[.F307]*[.F307]" office:value-type="float" office:value="10361961" calcext:value-type="float">
            <text:p>10361961</text:p>
          </table:table-cell>
          <table:table-cell table:formula="of:=[.G307]*[.G307]" office:value-type="float" office:value="8479744" calcext:value-type="float">
            <text:p>8479744</text:p>
          </table:table-cell>
          <table:table-cell table:formula="of:=[.H307]*[.H307]" office:value-type="float" office:value="5640625" calcext:value-type="float">
            <text:p>5640625</text:p>
          </table:table-cell>
          <table:table-cell table:formula="of:=[.I307]*[.I307]" office:value-type="float" office:value="2005056" calcext:value-type="float">
            <text:p>2005056</text:p>
          </table:table-cell>
          <table:table-cell table:formula="of:=[.J307]*[.J30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4024" calcext:value-type="float">
            <text:p>4024</text:p>
          </table:table-cell>
          <table:table-cell office:value-type="float" office:value="3679" calcext:value-type="float">
            <text:p>3679</text:p>
          </table:table-cell>
          <table:table-cell office:value-type="float" office:value="3198" calcext:value-type="float">
            <text:p>3198</text:p>
          </table:table-cell>
          <table:table-cell office:value-type="float" office:value="2915" calcext:value-type="float">
            <text:p>2915</text:p>
          </table:table-cell>
          <table:table-cell office:value-type="float" office:value="2406" calcext:value-type="float">
            <text:p>2406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08]*[.D308]" office:value-type="float" office:value="16192576" calcext:value-type="float">
            <text:p>16192576</text:p>
          </table:table-cell>
          <table:table-cell table:formula="of:=[.E308]*[.E308]" office:value-type="float" office:value="13535041" calcext:value-type="float">
            <text:p>13535041</text:p>
          </table:table-cell>
          <table:table-cell table:formula="of:=[.F308]*[.F308]" office:value-type="float" office:value="10227204" calcext:value-type="float">
            <text:p>10227204</text:p>
          </table:table-cell>
          <table:table-cell table:formula="of:=[.G308]*[.G308]" office:value-type="float" office:value="8497225" calcext:value-type="float">
            <text:p>8497225</text:p>
          </table:table-cell>
          <table:table-cell table:formula="of:=[.H308]*[.H308]" office:value-type="float" office:value="5788836" calcext:value-type="float">
            <text:p>5788836</text:p>
          </table:table-cell>
          <table:table-cell table:formula="of:=[.I308]*[.I308]" office:value-type="float" office:value="2140369" calcext:value-type="float">
            <text:p>2140369</text:p>
          </table:table-cell>
          <table:table-cell table:formula="of:=[.J308]*[.J308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43" calcext:value-type="float">
            <text:p>2943</text:p>
          </table:table-cell>
          <table:table-cell office:value-type="float" office:value="2417" calcext:value-type="float">
            <text:p>2417</text:p>
          </table:table-cell>
          <table:table-cell office:value-type="float" office:value="1463" calcext:value-type="float">
            <text:p>1463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309]*[.D309]" office:value-type="float" office:value="16232841" calcext:value-type="float">
            <text:p>16232841</text:p>
          </table:table-cell>
          <table:table-cell table:formula="of:=[.E309]*[.E309]" office:value-type="float" office:value="13395600" calcext:value-type="float">
            <text:p>13395600</text:p>
          </table:table-cell>
          <table:table-cell table:formula="of:=[.F309]*[.F309]" office:value-type="float" office:value="10316944" calcext:value-type="float">
            <text:p>10316944</text:p>
          </table:table-cell>
          <table:table-cell table:formula="of:=[.G309]*[.G309]" office:value-type="float" office:value="8661249" calcext:value-type="float">
            <text:p>8661249</text:p>
          </table:table-cell>
          <table:table-cell table:formula="of:=[.H309]*[.H309]" office:value-type="float" office:value="5841889" calcext:value-type="float">
            <text:p>5841889</text:p>
          </table:table-cell>
          <table:table-cell table:formula="of:=[.I309]*[.I309]" office:value-type="float" office:value="2140369" calcext:value-type="float">
            <text:p>2140369</text:p>
          </table:table-cell>
          <table:table-cell table:formula="of:=[.J309]*[.J309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4036" calcext:value-type="float">
            <text:p>4036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2905" calcext:value-type="float">
            <text:p>2905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10]*[.D310]" office:value-type="float" office:value="16289296" calcext:value-type="float">
            <text:p>16289296</text:p>
          </table:table-cell>
          <table:table-cell table:formula="of:=[.E310]*[.E310]" office:value-type="float" office:value="13483584" calcext:value-type="float">
            <text:p>13483584</text:p>
          </table:table-cell>
          <table:table-cell table:formula="of:=[.F310]*[.F310]" office:value-type="float" office:value="10201636" calcext:value-type="float">
            <text:p>10201636</text:p>
          </table:table-cell>
          <table:table-cell table:formula="of:=[.G310]*[.G310]" office:value-type="float" office:value="8439025" calcext:value-type="float">
            <text:p>8439025</text:p>
          </table:table-cell>
          <table:table-cell table:formula="of:=[.H310]*[.H310]" office:value-type="float" office:value="5832225" calcext:value-type="float">
            <text:p>5832225</text:p>
          </table:table-cell>
          <table:table-cell table:formula="of:=[.I310]*[.I310]" office:value-type="float" office:value="2175625" calcext:value-type="float">
            <text:p>2175625</text:p>
          </table:table-cell>
          <table:table-cell table:formula="of:=[.J310]*[.J310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4010" calcext:value-type="float">
            <text:p>4010</text:p>
          </table:table-cell>
          <table:table-cell office:value-type="float" office:value="3642" calcext:value-type="float">
            <text:p>3642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434" calcext:value-type="float">
            <text:p>2434</text:p>
          </table:table-cell>
          <table:table-cell office:value-type="float" office:value="1458" calcext:value-type="float">
            <text:p>1458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311]*[.D311]" office:value-type="float" office:value="16080100" calcext:value-type="float">
            <text:p>16080100</text:p>
          </table:table-cell>
          <table:table-cell table:formula="of:=[.E311]*[.E311]" office:value-type="float" office:value="13264164" calcext:value-type="float">
            <text:p>13264164</text:p>
          </table:table-cell>
          <table:table-cell table:formula="of:=[.F311]*[.F311]" office:value-type="float" office:value="10361961" calcext:value-type="float">
            <text:p>10361961</text:p>
          </table:table-cell>
          <table:table-cell table:formula="of:=[.G311]*[.G311]" office:value-type="float" office:value="8439025" calcext:value-type="float">
            <text:p>8439025</text:p>
          </table:table-cell>
          <table:table-cell table:formula="of:=[.H311]*[.H311]" office:value-type="float" office:value="5924356" calcext:value-type="float">
            <text:p>5924356</text:p>
          </table:table-cell>
          <table:table-cell table:formula="of:=[.I311]*[.I311]" office:value-type="float" office:value="2125764" calcext:value-type="float">
            <text:p>2125764</text:p>
          </table:table-cell>
          <table:table-cell table:formula="of:=[.J311]*[.J311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3984" calcext:value-type="float">
            <text:p>398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91" calcext:value-type="float">
            <text:p>2891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312]*[.D312]" office:value-type="float" office:value="15872256" calcext:value-type="float">
            <text:p>15872256</text:p>
          </table:table-cell>
          <table:table-cell table:formula="of:=[.E312]*[.E312]" office:value-type="float" office:value="13417569" calcext:value-type="float">
            <text:p>13417569</text:p>
          </table:table-cell>
          <table:table-cell table:formula="of:=[.F312]*[.F312]" office:value-type="float" office:value="10316944" calcext:value-type="float">
            <text:p>10316944</text:p>
          </table:table-cell>
          <table:table-cell table:formula="of:=[.G312]*[.G312]" office:value-type="float" office:value="8357881" calcext:value-type="float">
            <text:p>8357881</text:p>
          </table:table-cell>
          <table:table-cell table:formula="of:=[.H312]*[.H312]" office:value-type="float" office:value="5808100" calcext:value-type="float">
            <text:p>5808100</text:p>
          </table:table-cell>
          <table:table-cell table:formula="of:=[.I312]*[.I312]" office:value-type="float" office:value="2155024" calcext:value-type="float">
            <text:p>2155024</text:p>
          </table:table-cell>
          <table:table-cell table:formula="of:=[.J312]*[.J312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4045" calcext:value-type="float">
            <text:p>4045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93" calcext:value-type="float">
            <text:p>2893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13]*[.D313]" office:value-type="float" office:value="16362025" calcext:value-type="float">
            <text:p>16362025</text:p>
          </table:table-cell>
          <table:table-cell table:formula="of:=[.E313]*[.E313]" office:value-type="float" office:value="13571856" calcext:value-type="float">
            <text:p>13571856</text:p>
          </table:table-cell>
          <table:table-cell table:formula="of:=[.F313]*[.F313]" office:value-type="float" office:value="10304100" calcext:value-type="float">
            <text:p>10304100</text:p>
          </table:table-cell>
          <table:table-cell table:formula="of:=[.G313]*[.G313]" office:value-type="float" office:value="8369449" calcext:value-type="float">
            <text:p>8369449</text:p>
          </table:table-cell>
          <table:table-cell table:formula="of:=[.H313]*[.H313]" office:value-type="float" office:value="5943844" calcext:value-type="float">
            <text:p>5943844</text:p>
          </table:table-cell>
          <table:table-cell table:formula="of:=[.I313]*[.I313]" office:value-type="float" office:value="2160900" calcext:value-type="float">
            <text:p>2160900</text:p>
          </table:table-cell>
          <table:table-cell table:formula="of:=[.J313]*[.J31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14]*[.D314]" office:value-type="float" office:value="16434916" calcext:value-type="float">
            <text:p>16434916</text:p>
          </table:table-cell>
          <table:table-cell table:formula="of:=[.E314]*[.E314]" office:value-type="float" office:value="13498276" calcext:value-type="float">
            <text:p>13498276</text:p>
          </table:table-cell>
          <table:table-cell table:formula="of:=[.F314]*[.F314]" office:value-type="float" office:value="10214416" calcext:value-type="float">
            <text:p>10214416</text:p>
          </table:table-cell>
          <table:table-cell table:formula="of:=[.G314]*[.G314]" office:value-type="float" office:value="8398404" calcext:value-type="float">
            <text:p>8398404</text:p>
          </table:table-cell>
          <table:table-cell table:formula="of:=[.H314]*[.H314]" office:value-type="float" office:value="5755201" calcext:value-type="float">
            <text:p>5755201</text:p>
          </table:table-cell>
          <table:table-cell table:formula="of:=[.I314]*[.I314]" office:value-type="float" office:value="2160900" calcext:value-type="float">
            <text:p>2160900</text:p>
          </table:table-cell>
          <table:table-cell table:formula="of:=[.J314]*[.J31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922" calcext:value-type="float">
            <text:p>2922</text:p>
          </table:table-cell>
          <table:table-cell office:value-type="float" office:value="2424" calcext:value-type="float">
            <text:p>2424</text:p>
          </table:table-cell>
          <table:table-cell office:value-type="float" office:value="1472" calcext:value-type="float">
            <text:p>1472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315]*[.D315]" office:value-type="float" office:value="16112196" calcext:value-type="float">
            <text:p>16112196</text:p>
          </table:table-cell>
          <table:table-cell table:formula="of:=[.E315]*[.E315]" office:value-type="float" office:value="13380964" calcext:value-type="float">
            <text:p>13380964</text:p>
          </table:table-cell>
          <table:table-cell table:formula="of:=[.F315]*[.F315]" office:value-type="float" office:value="10439361" calcext:value-type="float">
            <text:p>10439361</text:p>
          </table:table-cell>
          <table:table-cell table:formula="of:=[.G315]*[.G315]" office:value-type="float" office:value="8538084" calcext:value-type="float">
            <text:p>8538084</text:p>
          </table:table-cell>
          <table:table-cell table:formula="of:=[.H315]*[.H315]" office:value-type="float" office:value="5875776" calcext:value-type="float">
            <text:p>5875776</text:p>
          </table:table-cell>
          <table:table-cell table:formula="of:=[.I315]*[.I315]" office:value-type="float" office:value="2166784" calcext:value-type="float">
            <text:p>2166784</text:p>
          </table:table-cell>
          <table:table-cell table:formula="of:=[.J315]*[.J315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4005" calcext:value-type="float">
            <text:p>4005</text:p>
          </table:table-cell>
          <table:table-cell office:value-type="float" office:value="3653" calcext:value-type="float">
            <text:p>3653</text:p>
          </table:table-cell>
          <table:table-cell office:value-type="float" office:value="3184" calcext:value-type="float">
            <text:p>3184</text:p>
          </table:table-cell>
          <table:table-cell office:value-type="float" office:value="2940" calcext:value-type="float">
            <text:p>2940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316]*[.D316]" office:value-type="float" office:value="16040025" calcext:value-type="float">
            <text:p>16040025</text:p>
          </table:table-cell>
          <table:table-cell table:formula="of:=[.E316]*[.E316]" office:value-type="float" office:value="13344409" calcext:value-type="float">
            <text:p>13344409</text:p>
          </table:table-cell>
          <table:table-cell table:formula="of:=[.F316]*[.F316]" office:value-type="float" office:value="10137856" calcext:value-type="float">
            <text:p>10137856</text:p>
          </table:table-cell>
          <table:table-cell table:formula="of:=[.G316]*[.G316]" office:value-type="float" office:value="8643600" calcext:value-type="float">
            <text:p>8643600</text:p>
          </table:table-cell>
          <table:table-cell table:formula="of:=[.H316]*[.H316]" office:value-type="float" office:value="5890329" calcext:value-type="float">
            <text:p>5890329</text:p>
          </table:table-cell>
          <table:table-cell table:formula="of:=[.I316]*[.I316]" office:value-type="float" office:value="2160900" calcext:value-type="float">
            <text:p>2160900</text:p>
          </table:table-cell>
          <table:table-cell table:formula="of:=[.J316]*[.J316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45" calcext:value-type="float">
            <text:p>3245</text:p>
          </table:table-cell>
          <table:table-cell office:value-type="float" office:value="2966" calcext:value-type="float">
            <text:p>2966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17]*[.D317]" office:value-type="float" office:value="16112196" calcext:value-type="float">
            <text:p>16112196</text:p>
          </table:table-cell>
          <table:table-cell table:formula="of:=[.E317]*[.E317]" office:value-type="float" office:value="13432225" calcext:value-type="float">
            <text:p>13432225</text:p>
          </table:table-cell>
          <table:table-cell table:formula="of:=[.F317]*[.F317]" office:value-type="float" office:value="10530025" calcext:value-type="float">
            <text:p>10530025</text:p>
          </table:table-cell>
          <table:table-cell table:formula="of:=[.G317]*[.G317]" office:value-type="float" office:value="8797156" calcext:value-type="float">
            <text:p>8797156</text:p>
          </table:table-cell>
          <table:table-cell table:formula="of:=[.H317]*[.H317]" office:value-type="float" office:value="5841889" calcext:value-type="float">
            <text:p>5841889</text:p>
          </table:table-cell>
          <table:table-cell table:formula="of:=[.I317]*[.I317]" office:value-type="float" office:value="2155024" calcext:value-type="float">
            <text:p>2155024</text:p>
          </table:table-cell>
          <table:table-cell table:formula="of:=[.J317]*[.J31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4047" calcext:value-type="float">
            <text:p>4047</text:p>
          </table:table-cell>
          <table:table-cell office:value-type="float" office:value="3618" calcext:value-type="float">
            <text:p>3618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318]*[.D318]" office:value-type="float" office:value="16378209" calcext:value-type="float">
            <text:p>16378209</text:p>
          </table:table-cell>
          <table:table-cell table:formula="of:=[.E318]*[.E318]" office:value-type="float" office:value="13089924" calcext:value-type="float">
            <text:p>13089924</text:p>
          </table:table-cell>
          <table:table-cell table:formula="of:=[.F318]*[.F318]" office:value-type="float" office:value="10227204" calcext:value-type="float">
            <text:p>10227204</text:p>
          </table:table-cell>
          <table:table-cell table:formula="of:=[.G318]*[.G318]" office:value-type="float" office:value="8479744" calcext:value-type="float">
            <text:p>8479744</text:p>
          </table:table-cell>
          <table:table-cell table:formula="of:=[.H318]*[.H318]" office:value-type="float" office:value="5755201" calcext:value-type="float">
            <text:p>5755201</text:p>
          </table:table-cell>
          <table:table-cell table:formula="of:=[.I318]*[.I318]" office:value-type="float" office:value="2134521" calcext:value-type="float">
            <text:p>2134521</text:p>
          </table:table-cell>
          <table:table-cell table:formula="of:=[.J318]*[.J318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4031" calcext:value-type="float">
            <text:p>4031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410" calcext:value-type="float">
            <text:p>2410</text:p>
          </table:table-cell>
          <table:table-cell office:value-type="float" office:value="1470" calcext:value-type="float">
            <text:p>1470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19]*[.D319]" office:value-type="float" office:value="16248961" calcext:value-type="float">
            <text:p>16248961</text:p>
          </table:table-cell>
          <table:table-cell table:formula="of:=[.E319]*[.E319]" office:value-type="float" office:value="13520329" calcext:value-type="float">
            <text:p>13520329</text:p>
          </table:table-cell>
          <table:table-cell table:formula="of:=[.F319]*[.F319]" office:value-type="float" office:value="10272025" calcext:value-type="float">
            <text:p>10272025</text:p>
          </table:table-cell>
          <table:table-cell table:formula="of:=[.G319]*[.G319]" office:value-type="float" office:value="8369449" calcext:value-type="float">
            <text:p>8369449</text:p>
          </table:table-cell>
          <table:table-cell table:formula="of:=[.H319]*[.H319]" office:value-type="float" office:value="5808100" calcext:value-type="float">
            <text:p>5808100</text:p>
          </table:table-cell>
          <table:table-cell table:formula="of:=[.I319]*[.I319]" office:value-type="float" office:value="2160900" calcext:value-type="float">
            <text:p>2160900</text:p>
          </table:table-cell>
          <table:table-cell table:formula="of:=[.J319]*[.J319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320]*[.D320]" office:value-type="float" office:value="15984004" calcext:value-type="float">
            <text:p>15984004</text:p>
          </table:table-cell>
          <table:table-cell table:formula="of:=[.E320]*[.E320]" office:value-type="float" office:value="13417569" calcext:value-type="float">
            <text:p>13417569</text:p>
          </table:table-cell>
          <table:table-cell table:formula="of:=[.F320]*[.F320]" office:value-type="float" office:value="10361961" calcext:value-type="float">
            <text:p>10361961</text:p>
          </table:table-cell>
          <table:table-cell table:formula="of:=[.G320]*[.G320]" office:value-type="float" office:value="8579041" calcext:value-type="float">
            <text:p>8579041</text:p>
          </table:table-cell>
          <table:table-cell table:formula="of:=[.H320]*[.H320]" office:value-type="float" office:value="5764801" calcext:value-type="float">
            <text:p>5764801</text:p>
          </table:table-cell>
          <table:table-cell table:formula="of:=[.I320]*[.I320]" office:value-type="float" office:value="2175625" calcext:value-type="float">
            <text:p>2175625</text:p>
          </table:table-cell>
          <table:table-cell table:formula="of:=[.J320]*[.J320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4021" calcext:value-type="float">
            <text:p>4021</text:p>
          </table:table-cell>
          <table:table-cell office:value-type="float" office:value="3635" calcext:value-type="float">
            <text:p>3635</text:p>
          </table:table-cell>
          <table:table-cell office:value-type="float" office:value="3215" calcext:value-type="float">
            <text:p>3215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9" calcext:value-type="float">
            <text:p>147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21]*[.D321]" office:value-type="float" office:value="16168441" calcext:value-type="float">
            <text:p>16168441</text:p>
          </table:table-cell>
          <table:table-cell table:formula="of:=[.E321]*[.E321]" office:value-type="float" office:value="13213225" calcext:value-type="float">
            <text:p>13213225</text:p>
          </table:table-cell>
          <table:table-cell table:formula="of:=[.F321]*[.F321]" office:value-type="float" office:value="10336225" calcext:value-type="float">
            <text:p>10336225</text:p>
          </table:table-cell>
          <table:table-cell table:formula="of:=[.G321]*[.G321]" office:value-type="float" office:value="8726116" calcext:value-type="float">
            <text:p>8726116</text:p>
          </table:table-cell>
          <table:table-cell table:formula="of:=[.H321]*[.H321]" office:value-type="float" office:value="5740816" calcext:value-type="float">
            <text:p>5740816</text:p>
          </table:table-cell>
          <table:table-cell table:formula="of:=[.I321]*[.I321]" office:value-type="float" office:value="2187441" calcext:value-type="float">
            <text:p>2187441</text:p>
          </table:table-cell>
          <table:table-cell table:formula="of:=[.J321]*[.J32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31" calcext:value-type="float">
            <text:p>2931</text:p>
          </table:table-cell>
          <table:table-cell office:value-type="float" office:value="2401" calcext:value-type="float">
            <text:p>2401</text:p>
          </table:table-cell>
          <table:table-cell office:value-type="float" office:value="1468" calcext:value-type="float">
            <text:p>1468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22]*[.D322]" office:value-type="float" office:value="16112196" calcext:value-type="float">
            <text:p>16112196</text:p>
          </table:table-cell>
          <table:table-cell table:formula="of:=[.E322]*[.E322]" office:value-type="float" office:value="13417569" calcext:value-type="float">
            <text:p>13417569</text:p>
          </table:table-cell>
          <table:table-cell table:formula="of:=[.F322]*[.F322]" office:value-type="float" office:value="10336225" calcext:value-type="float">
            <text:p>10336225</text:p>
          </table:table-cell>
          <table:table-cell table:formula="of:=[.G322]*[.G322]" office:value-type="float" office:value="8590761" calcext:value-type="float">
            <text:p>8590761</text:p>
          </table:table-cell>
          <table:table-cell table:formula="of:=[.H322]*[.H322]" office:value-type="float" office:value="5764801" calcext:value-type="float">
            <text:p>5764801</text:p>
          </table:table-cell>
          <table:table-cell table:formula="of:=[.I322]*[.I322]" office:value-type="float" office:value="2155024" calcext:value-type="float">
            <text:p>2155024</text:p>
          </table:table-cell>
          <table:table-cell table:formula="of:=[.J322]*[.J32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4036" calcext:value-type="float">
            <text:p>4036</text:p>
          </table:table-cell>
          <table:table-cell office:value-type="float" office:value="3632" calcext:value-type="float">
            <text:p>3632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96" calcext:value-type="float">
            <text:p>2396</text:p>
          </table:table-cell>
          <table:table-cell office:value-type="float" office:value="1432" calcext:value-type="float">
            <text:p>1432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23]*[.D323]" office:value-type="float" office:value="16289296" calcext:value-type="float">
            <text:p>16289296</text:p>
          </table:table-cell>
          <table:table-cell table:formula="of:=[.E323]*[.E323]" office:value-type="float" office:value="13191424" calcext:value-type="float">
            <text:p>13191424</text:p>
          </table:table-cell>
          <table:table-cell table:formula="of:=[.F323]*[.F323]" office:value-type="float" office:value="10246401" calcext:value-type="float">
            <text:p>10246401</text:p>
          </table:table-cell>
          <table:table-cell table:formula="of:=[.G323]*[.G323]" office:value-type="float" office:value="8456464" calcext:value-type="float">
            <text:p>8456464</text:p>
          </table:table-cell>
          <table:table-cell table:formula="of:=[.H323]*[.H323]" office:value-type="float" office:value="5740816" calcext:value-type="float">
            <text:p>5740816</text:p>
          </table:table-cell>
          <table:table-cell table:formula="of:=[.I323]*[.I323]" office:value-type="float" office:value="2050624" calcext:value-type="float">
            <text:p>2050624</text:p>
          </table:table-cell>
          <table:table-cell table:formula="of:=[.J323]*[.J32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05" calcext:value-type="float">
            <text:p>3205</text:p>
          </table:table-cell>
          <table:table-cell office:value-type="float" office:value="2896" calcext:value-type="float">
            <text:p>2896</text:p>
          </table:table-cell>
          <table:table-cell office:value-type="float" office:value="2389" calcext:value-type="float">
            <text:p>2389</text:p>
          </table:table-cell>
          <table:table-cell office:value-type="float" office:value="1458" calcext:value-type="float">
            <text:p>1458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324]*[.D324]" office:value-type="float" office:value="16168441" calcext:value-type="float">
            <text:p>16168441</text:p>
          </table:table-cell>
          <table:table-cell table:formula="of:=[.E324]*[.E324]" office:value-type="float" office:value="13446889" calcext:value-type="float">
            <text:p>13446889</text:p>
          </table:table-cell>
          <table:table-cell table:formula="of:=[.F324]*[.F324]" office:value-type="float" office:value="10272025" calcext:value-type="float">
            <text:p>10272025</text:p>
          </table:table-cell>
          <table:table-cell table:formula="of:=[.G324]*[.G324]" office:value-type="float" office:value="8386816" calcext:value-type="float">
            <text:p>8386816</text:p>
          </table:table-cell>
          <table:table-cell table:formula="of:=[.H324]*[.H324]" office:value-type="float" office:value="5707321" calcext:value-type="float">
            <text:p>5707321</text:p>
          </table:table-cell>
          <table:table-cell table:formula="of:=[.I324]*[.I324]" office:value-type="float" office:value="2125764" calcext:value-type="float">
            <text:p>2125764</text:p>
          </table:table-cell>
          <table:table-cell table:formula="of:=[.J324]*[.J324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4005" calcext:value-type="float">
            <text:p>4005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896" calcext:value-type="float">
            <text:p>2896</text:p>
          </table:table-cell>
          <table:table-cell office:value-type="float" office:value="2431" calcext:value-type="float">
            <text:p>2431</text:p>
          </table:table-cell>
          <table:table-cell office:value-type="float" office:value="1465" calcext:value-type="float">
            <text:p>1465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25]*[.D325]" office:value-type="float" office:value="16040025" calcext:value-type="float">
            <text:p>16040025</text:p>
          </table:table-cell>
          <table:table-cell table:formula="of:=[.E325]*[.E325]" office:value-type="float" office:value="13278736" calcext:value-type="float">
            <text:p>13278736</text:p>
          </table:table-cell>
          <table:table-cell table:formula="of:=[.F325]*[.F325]" office:value-type="float" office:value="10361961" calcext:value-type="float">
            <text:p>10361961</text:p>
          </table:table-cell>
          <table:table-cell table:formula="of:=[.G325]*[.G325]" office:value-type="float" office:value="8386816" calcext:value-type="float">
            <text:p>8386816</text:p>
          </table:table-cell>
          <table:table-cell table:formula="of:=[.H325]*[.H325]" office:value-type="float" office:value="5909761" calcext:value-type="float">
            <text:p>5909761</text:p>
          </table:table-cell>
          <table:table-cell table:formula="of:=[.I325]*[.I325]" office:value-type="float" office:value="2146225" calcext:value-type="float">
            <text:p>2146225</text:p>
          </table:table-cell>
          <table:table-cell table:formula="of:=[.J325]*[.J32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4003" calcext:value-type="float">
            <text:p>4003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57" calcext:value-type="float">
            <text:p>2457</text:p>
          </table:table-cell>
          <table:table-cell office:value-type="float" office:value="1477" calcext:value-type="float">
            <text:p>1477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326]*[.D326]" office:value-type="float" office:value="16024009" calcext:value-type="float">
            <text:p>16024009</text:p>
          </table:table-cell>
          <table:table-cell table:formula="of:=[.E326]*[.E326]" office:value-type="float" office:value="13366336" calcext:value-type="float">
            <text:p>13366336</text:p>
          </table:table-cell>
          <table:table-cell table:formula="of:=[.F326]*[.F326]" office:value-type="float" office:value="10316944" calcext:value-type="float">
            <text:p>10316944</text:p>
          </table:table-cell>
          <table:table-cell table:formula="of:=[.G326]*[.G326]" office:value-type="float" office:value="8726116" calcext:value-type="float">
            <text:p>8726116</text:p>
          </table:table-cell>
          <table:table-cell table:formula="of:=[.H326]*[.H326]" office:value-type="float" office:value="6036849" calcext:value-type="float">
            <text:p>6036849</text:p>
          </table:table-cell>
          <table:table-cell table:formula="of:=[.I326]*[.I326]" office:value-type="float" office:value="2181529" calcext:value-type="float">
            <text:p>2181529</text:p>
          </table:table-cell>
          <table:table-cell table:formula="of:=[.J326]*[.J326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327]*[.D327]" office:value-type="float" office:value="16289296" calcext:value-type="float">
            <text:p>16289296</text:p>
          </table:table-cell>
          <table:table-cell table:formula="of:=[.E327]*[.E327]" office:value-type="float" office:value="13329801" calcext:value-type="float">
            <text:p>13329801</text:p>
          </table:table-cell>
          <table:table-cell table:formula="of:=[.F327]*[.F327]" office:value-type="float" office:value="10304100" calcext:value-type="float">
            <text:p>10304100</text:p>
          </table:table-cell>
          <table:table-cell table:formula="of:=[.G327]*[.G327]" office:value-type="float" office:value="8468100" calcext:value-type="float">
            <text:p>8468100</text:p>
          </table:table-cell>
          <table:table-cell table:formula="of:=[.H327]*[.H327]" office:value-type="float" office:value="5688225" calcext:value-type="float">
            <text:p>5688225</text:p>
          </table:table-cell>
          <table:table-cell table:formula="of:=[.I327]*[.I327]" office:value-type="float" office:value="2155024" calcext:value-type="float">
            <text:p>2155024</text:p>
          </table:table-cell>
          <table:table-cell table:formula="of:=[.J327]*[.J327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89" calcext:value-type="float">
            <text:p>2389</text:p>
          </table:table-cell>
          <table:table-cell office:value-type="float" office:value="1477" calcext:value-type="float">
            <text:p>1477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28]*[.D328]" office:value-type="float" office:value="16192576" calcext:value-type="float">
            <text:p>16192576</text:p>
          </table:table-cell>
          <table:table-cell table:formula="of:=[.E328]*[.E328]" office:value-type="float" office:value="13395600" calcext:value-type="float">
            <text:p>13395600</text:p>
          </table:table-cell>
          <table:table-cell table:formula="of:=[.F328]*[.F328]" office:value-type="float" office:value="10125124" calcext:value-type="float">
            <text:p>10125124</text:p>
          </table:table-cell>
          <table:table-cell table:formula="of:=[.G328]*[.G328]" office:value-type="float" office:value="8265625" calcext:value-type="float">
            <text:p>8265625</text:p>
          </table:table-cell>
          <table:table-cell table:formula="of:=[.H328]*[.H328]" office:value-type="float" office:value="5707321" calcext:value-type="float">
            <text:p>5707321</text:p>
          </table:table-cell>
          <table:table-cell table:formula="of:=[.I328]*[.I328]" office:value-type="float" office:value="2181529" calcext:value-type="float">
            <text:p>2181529</text:p>
          </table:table-cell>
          <table:table-cell table:formula="of:=[.J328]*[.J328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4017" calcext:value-type="float">
            <text:p>4017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46" calcext:value-type="float">
            <text:p>1446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29]*[.D329]" office:value-type="float" office:value="16136289" calcext:value-type="float">
            <text:p>16136289</text:p>
          </table:table-cell>
          <table:table-cell table:formula="of:=[.E329]*[.E329]" office:value-type="float" office:value="13549761" calcext:value-type="float">
            <text:p>13549761</text:p>
          </table:table-cell>
          <table:table-cell table:formula="of:=[.F329]*[.F329]" office:value-type="float" office:value="10246401" calcext:value-type="float">
            <text:p>10246401</text:p>
          </table:table-cell>
          <table:table-cell table:formula="of:=[.G329]*[.G329]" office:value-type="float" office:value="8357881" calcext:value-type="float">
            <text:p>8357881</text:p>
          </table:table-cell>
          <table:table-cell table:formula="of:=[.H329]*[.H329]" office:value-type="float" office:value="5583769" calcext:value-type="float">
            <text:p>5583769</text:p>
          </table:table-cell>
          <table:table-cell table:formula="of:=[.I329]*[.I329]" office:value-type="float" office:value="2090916" calcext:value-type="float">
            <text:p>2090916</text:p>
          </table:table-cell>
          <table:table-cell table:formula="of:=[.J329]*[.J329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4017" calcext:value-type="float">
            <text:p>4017</text:p>
          </table:table-cell>
          <table:table-cell office:value-type="float" office:value="3642" calcext:value-type="float">
            <text:p>3642</text:p>
          </table:table-cell>
          <table:table-cell office:value-type="float" office:value="3198" calcext:value-type="float">
            <text:p>3198</text:p>
          </table:table-cell>
          <table:table-cell office:value-type="float" office:value="2964" calcext:value-type="float">
            <text:p>2964</text:p>
          </table:table-cell>
          <table:table-cell office:value-type="float" office:value="2373" calcext:value-type="float">
            <text:p>2373</text:p>
          </table:table-cell>
          <table:table-cell office:value-type="float" office:value="1484" calcext:value-type="float">
            <text:p>1484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30]*[.D330]" office:value-type="float" office:value="16136289" calcext:value-type="float">
            <text:p>16136289</text:p>
          </table:table-cell>
          <table:table-cell table:formula="of:=[.E330]*[.E330]" office:value-type="float" office:value="13264164" calcext:value-type="float">
            <text:p>13264164</text:p>
          </table:table-cell>
          <table:table-cell table:formula="of:=[.F330]*[.F330]" office:value-type="float" office:value="10227204" calcext:value-type="float">
            <text:p>10227204</text:p>
          </table:table-cell>
          <table:table-cell table:formula="of:=[.G330]*[.G330]" office:value-type="float" office:value="8785296" calcext:value-type="float">
            <text:p>8785296</text:p>
          </table:table-cell>
          <table:table-cell table:formula="of:=[.H330]*[.H330]" office:value-type="float" office:value="5631129" calcext:value-type="float">
            <text:p>5631129</text:p>
          </table:table-cell>
          <table:table-cell table:formula="of:=[.I330]*[.I330]" office:value-type="float" office:value="2202256" calcext:value-type="float">
            <text:p>2202256</text:p>
          </table:table-cell>
          <table:table-cell table:formula="of:=[.J330]*[.J330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4021" calcext:value-type="float">
            <text:p>4021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31]*[.D331]" office:value-type="float" office:value="16168441" calcext:value-type="float">
            <text:p>16168441</text:p>
          </table:table-cell>
          <table:table-cell table:formula="of:=[.E331]*[.E331]" office:value-type="float" office:value="13366336" calcext:value-type="float">
            <text:p>13366336</text:p>
          </table:table-cell>
          <table:table-cell table:formula="of:=[.F331]*[.F331]" office:value-type="float" office:value="10349089" calcext:value-type="float">
            <text:p>10349089</text:p>
          </table:table-cell>
          <table:table-cell table:formula="of:=[.G331]*[.G331]" office:value-type="float" office:value="8357881" calcext:value-type="float">
            <text:p>8357881</text:p>
          </table:table-cell>
          <table:table-cell table:formula="of:=[.H331]*[.H331]" office:value-type="float" office:value="5764801" calcext:value-type="float">
            <text:p>5764801</text:p>
          </table:table-cell>
          <table:table-cell table:formula="of:=[.I331]*[.I331]" office:value-type="float" office:value="2114116" calcext:value-type="float">
            <text:p>2114116</text:p>
          </table:table-cell>
          <table:table-cell table:formula="of:=[.J331]*[.J331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61" calcext:value-type="float">
            <text:p>2961</text:p>
          </table:table-cell>
          <table:table-cell office:value-type="float" office:value="2401" calcext:value-type="float">
            <text:p>2401</text:p>
          </table:table-cell>
          <table:table-cell office:value-type="float" office:value="1444" calcext:value-type="float">
            <text:p>1444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32]*[.D332]" office:value-type="float" office:value="16192576" calcext:value-type="float">
            <text:p>16192576</text:p>
          </table:table-cell>
          <table:table-cell table:formula="of:=[.E332]*[.E332]" office:value-type="float" office:value="13417569" calcext:value-type="float">
            <text:p>13417569</text:p>
          </table:table-cell>
          <table:table-cell table:formula="of:=[.F332]*[.F332]" office:value-type="float" office:value="10361961" calcext:value-type="float">
            <text:p>10361961</text:p>
          </table:table-cell>
          <table:table-cell table:formula="of:=[.G332]*[.G332]" office:value-type="float" office:value="8767521" calcext:value-type="float">
            <text:p>8767521</text:p>
          </table:table-cell>
          <table:table-cell table:formula="of:=[.H332]*[.H332]" office:value-type="float" office:value="5764801" calcext:value-type="float">
            <text:p>5764801</text:p>
          </table:table-cell>
          <table:table-cell table:formula="of:=[.I332]*[.I332]" office:value-type="float" office:value="2085136" calcext:value-type="float">
            <text:p>2085136</text:p>
          </table:table-cell>
          <table:table-cell table:formula="of:=[.J332]*[.J33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4036" calcext:value-type="float">
            <text:p>4036</text:p>
          </table:table-cell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954" calcext:value-type="float">
            <text:p>2954</text:p>
          </table:table-cell>
          <table:table-cell office:value-type="float" office:value="2396" calcext:value-type="float">
            <text:p>2396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33]*[.D333]" office:value-type="float" office:value="16289296" calcext:value-type="float">
            <text:p>16289296</text:p>
          </table:table-cell>
          <table:table-cell table:formula="of:=[.E333]*[.E333]" office:value-type="float" office:value="13242321" calcext:value-type="float">
            <text:p>13242321</text:p>
          </table:table-cell>
          <table:table-cell table:formula="of:=[.F333]*[.F333]" office:value-type="float" office:value="10246401" calcext:value-type="float">
            <text:p>10246401</text:p>
          </table:table-cell>
          <table:table-cell table:formula="of:=[.G333]*[.G333]" office:value-type="float" office:value="8726116" calcext:value-type="float">
            <text:p>8726116</text:p>
          </table:table-cell>
          <table:table-cell table:formula="of:=[.H333]*[.H333]" office:value-type="float" office:value="5740816" calcext:value-type="float">
            <text:p>5740816</text:p>
          </table:table-cell>
          <table:table-cell table:formula="of:=[.I333]*[.I333]" office:value-type="float" office:value="2166784" calcext:value-type="float">
            <text:p>2166784</text:p>
          </table:table-cell>
          <table:table-cell table:formula="of:=[.J333]*[.J33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4007" calcext:value-type="float">
            <text:p>400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334]*[.D334]" office:value-type="float" office:value="16056049" calcext:value-type="float">
            <text:p>16056049</text:p>
          </table:table-cell>
          <table:table-cell table:formula="of:=[.E334]*[.E334]" office:value-type="float" office:value="13395600" calcext:value-type="float">
            <text:p>13395600</text:p>
          </table:table-cell>
          <table:table-cell table:formula="of:=[.F334]*[.F334]" office:value-type="float" office:value="10259209" calcext:value-type="float">
            <text:p>10259209</text:p>
          </table:table-cell>
          <table:table-cell table:formula="of:=[.G334]*[.G334]" office:value-type="float" office:value="8386816" calcext:value-type="float">
            <text:p>8386816</text:p>
          </table:table-cell>
          <table:table-cell table:formula="of:=[.H334]*[.H334]" office:value-type="float" office:value="5688225" calcext:value-type="float">
            <text:p>5688225</text:p>
          </table:table-cell>
          <table:table-cell table:formula="of:=[.I334]*[.I334]" office:value-type="float" office:value="2114116" calcext:value-type="float">
            <text:p>2114116</text:p>
          </table:table-cell>
          <table:table-cell table:formula="of:=[.J334]*[.J334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4024" calcext:value-type="float">
            <text:p>4024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378" calcext:value-type="float">
            <text:p>2378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35]*[.D335]" office:value-type="float" office:value="16192576" calcext:value-type="float">
            <text:p>16192576</text:p>
          </table:table-cell>
          <table:table-cell table:formula="of:=[.E335]*[.E335]" office:value-type="float" office:value="13278736" calcext:value-type="float">
            <text:p>13278736</text:p>
          </table:table-cell>
          <table:table-cell table:formula="of:=[.F335]*[.F335]" office:value-type="float" office:value="10336225" calcext:value-type="float">
            <text:p>10336225</text:p>
          </table:table-cell>
          <table:table-cell table:formula="of:=[.G335]*[.G335]" office:value-type="float" office:value="8661249" calcext:value-type="float">
            <text:p>8661249</text:p>
          </table:table-cell>
          <table:table-cell table:formula="of:=[.H335]*[.H335]" office:value-type="float" office:value="5654884" calcext:value-type="float">
            <text:p>5654884</text:p>
          </table:table-cell>
          <table:table-cell table:formula="of:=[.I335]*[.I335]" office:value-type="float" office:value="2181529" calcext:value-type="float">
            <text:p>2181529</text:p>
          </table:table-cell>
          <table:table-cell table:formula="of:=[.J335]*[.J33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3998" calcext:value-type="float">
            <text:p>399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401" calcext:value-type="float">
            <text:p>2401</text:p>
          </table:table-cell>
          <table:table-cell office:value-type="float" office:value="1475" calcext:value-type="float">
            <text:p>1475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336]*[.D336]" office:value-type="float" office:value="15984004" calcext:value-type="float">
            <text:p>15984004</text:p>
          </table:table-cell>
          <table:table-cell table:formula="of:=[.E336]*[.E336]" office:value-type="float" office:value="13417569" calcext:value-type="float">
            <text:p>13417569</text:p>
          </table:table-cell>
          <table:table-cell table:formula="of:=[.F336]*[.F336]" office:value-type="float" office:value="10291264" calcext:value-type="float">
            <text:p>10291264</text:p>
          </table:table-cell>
          <table:table-cell table:formula="of:=[.G336]*[.G336]" office:value-type="float" office:value="8497225" calcext:value-type="float">
            <text:p>8497225</text:p>
          </table:table-cell>
          <table:table-cell table:formula="of:=[.H336]*[.H336]" office:value-type="float" office:value="5764801" calcext:value-type="float">
            <text:p>5764801</text:p>
          </table:table-cell>
          <table:table-cell table:formula="of:=[.I336]*[.I336]" office:value-type="float" office:value="2175625" calcext:value-type="float">
            <text:p>2175625</text:p>
          </table:table-cell>
          <table:table-cell table:formula="of:=[.J336]*[.J336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92" calcext:value-type="float">
            <text:p>2392</text:p>
          </table:table-cell>
          <table:table-cell office:value-type="float" office:value="1475" calcext:value-type="float">
            <text:p>147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337]*[.D337]" office:value-type="float" office:value="16378209" calcext:value-type="float">
            <text:p>16378209</text:p>
          </table:table-cell>
          <table:table-cell table:formula="of:=[.E337]*[.E337]" office:value-type="float" office:value="13468900" calcext:value-type="float">
            <text:p>13468900</text:p>
          </table:table-cell>
          <table:table-cell table:formula="of:=[.F337]*[.F337]" office:value-type="float" office:value="10272025" calcext:value-type="float">
            <text:p>10272025</text:p>
          </table:table-cell>
          <table:table-cell table:formula="of:=[.G337]*[.G337]" office:value-type="float" office:value="8456464" calcext:value-type="float">
            <text:p>8456464</text:p>
          </table:table-cell>
          <table:table-cell table:formula="of:=[.H337]*[.H337]" office:value-type="float" office:value="5721664" calcext:value-type="float">
            <text:p>5721664</text:p>
          </table:table-cell>
          <table:table-cell table:formula="of:=[.I337]*[.I337]" office:value-type="float" office:value="2175625" calcext:value-type="float">
            <text:p>2175625</text:p>
          </table:table-cell>
          <table:table-cell table:formula="of:=[.J337]*[.J337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394" calcext:value-type="float">
            <text:p>2394</text:p>
          </table:table-cell>
          <table:table-cell office:value-type="float" office:value="1449" calcext:value-type="float">
            <text:p>1449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338]*[.D338]" office:value-type="float" office:value="16305444" calcext:value-type="float">
            <text:p>16305444</text:p>
          </table:table-cell>
          <table:table-cell table:formula="of:=[.E338]*[.E338]" office:value-type="float" office:value="13417569" calcext:value-type="float">
            <text:p>13417569</text:p>
          </table:table-cell>
          <table:table-cell table:formula="of:=[.F338]*[.F338]" office:value-type="float" office:value="10349089" calcext:value-type="float">
            <text:p>10349089</text:p>
          </table:table-cell>
          <table:table-cell table:formula="of:=[.G338]*[.G338]" office:value-type="float" office:value="8538084" calcext:value-type="float">
            <text:p>8538084</text:p>
          </table:table-cell>
          <table:table-cell table:formula="of:=[.H338]*[.H338]" office:value-type="float" office:value="5731236" calcext:value-type="float">
            <text:p>5731236</text:p>
          </table:table-cell>
          <table:table-cell table:formula="of:=[.I338]*[.I338]" office:value-type="float" office:value="2099601" calcext:value-type="float">
            <text:p>2099601</text:p>
          </table:table-cell>
          <table:table-cell table:formula="of:=[.J338]*[.J33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4033" calcext:value-type="float">
            <text:p>4033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339]*[.D339]" office:value-type="float" office:value="16265089" calcext:value-type="float">
            <text:p>16265089</text:p>
          </table:table-cell>
          <table:table-cell table:formula="of:=[.E339]*[.E339]" office:value-type="float" office:value="13417569" calcext:value-type="float">
            <text:p>13417569</text:p>
          </table:table-cell>
          <table:table-cell table:formula="of:=[.F339]*[.F339]" office:value-type="float" office:value="10272025" calcext:value-type="float">
            <text:p>10272025</text:p>
          </table:table-cell>
          <table:table-cell table:formula="of:=[.G339]*[.G339]" office:value-type="float" office:value="8328996" calcext:value-type="float">
            <text:p>8328996</text:p>
          </table:table-cell>
          <table:table-cell table:formula="of:=[.H339]*[.H339]" office:value-type="float" office:value="5707321" calcext:value-type="float">
            <text:p>5707321</text:p>
          </table:table-cell>
          <table:table-cell table:formula="of:=[.I339]*[.I339]" office:value-type="float" office:value="2146225" calcext:value-type="float">
            <text:p>2146225</text:p>
          </table:table-cell>
          <table:table-cell table:formula="of:=[.J339]*[.J339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4017" calcext:value-type="float">
            <text:p>4017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6" calcext:value-type="float">
            <text:p>2926</text:p>
          </table:table-cell>
          <table:table-cell office:value-type="float" office:value="2403" calcext:value-type="float">
            <text:p>2403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340]*[.D340]" office:value-type="float" office:value="16136289" calcext:value-type="float">
            <text:p>16136289</text:p>
          </table:table-cell>
          <table:table-cell table:formula="of:=[.E340]*[.E340]" office:value-type="float" office:value="13278736" calcext:value-type="float">
            <text:p>13278736</text:p>
          </table:table-cell>
          <table:table-cell table:formula="of:=[.F340]*[.F340]" office:value-type="float" office:value="10272025" calcext:value-type="float">
            <text:p>10272025</text:p>
          </table:table-cell>
          <table:table-cell table:formula="of:=[.G340]*[.G340]" office:value-type="float" office:value="8561476" calcext:value-type="float">
            <text:p>8561476</text:p>
          </table:table-cell>
          <table:table-cell table:formula="of:=[.H340]*[.H340]" office:value-type="float" office:value="5774409" calcext:value-type="float">
            <text:p>5774409</text:p>
          </table:table-cell>
          <table:table-cell table:formula="of:=[.I340]*[.I340]" office:value-type="float" office:value="2125764" calcext:value-type="float">
            <text:p>2125764</text:p>
          </table:table-cell>
          <table:table-cell table:formula="of:=[.J340]*[.J340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957" calcext:value-type="float">
            <text:p>2957</text:p>
          </table:table-cell>
          <table:table-cell office:value-type="float" office:value="2380" calcext:value-type="float">
            <text:p>2380</text:p>
          </table:table-cell>
          <table:table-cell office:value-type="float" office:value="1439" calcext:value-type="float">
            <text:p>1439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341]*[.D341]" office:value-type="float" office:value="15984004" calcext:value-type="float">
            <text:p>15984004</text:p>
          </table:table-cell>
          <table:table-cell table:formula="of:=[.E341]*[.E341]" office:value-type="float" office:value="13329801" calcext:value-type="float">
            <text:p>13329801</text:p>
          </table:table-cell>
          <table:table-cell table:formula="of:=[.F341]*[.F341]" office:value-type="float" office:value="10227204" calcext:value-type="float">
            <text:p>10227204</text:p>
          </table:table-cell>
          <table:table-cell table:formula="of:=[.G341]*[.G341]" office:value-type="float" office:value="8743849" calcext:value-type="float">
            <text:p>8743849</text:p>
          </table:table-cell>
          <table:table-cell table:formula="of:=[.H341]*[.H341]" office:value-type="float" office:value="5664400" calcext:value-type="float">
            <text:p>5664400</text:p>
          </table:table-cell>
          <table:table-cell table:formula="of:=[.I341]*[.I341]" office:value-type="float" office:value="2070721" calcext:value-type="float">
            <text:p>2070721</text:p>
          </table:table-cell>
          <table:table-cell table:formula="of:=[.J341]*[.J34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196" calcext:value-type="float">
            <text:p>3196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6" calcext:value-type="float">
            <text:p>1486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342]*[.D342]" office:value-type="float" office:value="16168441" calcext:value-type="float">
            <text:p>16168441</text:p>
          </table:table-cell>
          <table:table-cell table:formula="of:=[.E342]*[.E342]" office:value-type="float" office:value="13329801" calcext:value-type="float">
            <text:p>13329801</text:p>
          </table:table-cell>
          <table:table-cell table:formula="of:=[.F342]*[.F342]" office:value-type="float" office:value="10214416" calcext:value-type="float">
            <text:p>10214416</text:p>
          </table:table-cell>
          <table:table-cell table:formula="of:=[.G342]*[.G342]" office:value-type="float" office:value="8328996" calcext:value-type="float">
            <text:p>8328996</text:p>
          </table:table-cell>
          <table:table-cell table:formula="of:=[.H342]*[.H342]" office:value-type="float" office:value="5924356" calcext:value-type="float">
            <text:p>5924356</text:p>
          </table:table-cell>
          <table:table-cell table:formula="of:=[.I342]*[.I342]" office:value-type="float" office:value="2208196" calcext:value-type="float">
            <text:p>2208196</text:p>
          </table:table-cell>
          <table:table-cell table:formula="of:=[.J342]*[.J34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4059" calcext:value-type="float">
            <text:p>4059</text:p>
          </table:table-cell>
          <table:table-cell office:value-type="float" office:value="3670" calcext:value-type="float">
            <text:p>3670</text:p>
          </table:table-cell>
          <table:table-cell office:value-type="float" office:value="3180" calcext:value-type="float">
            <text:p>3180</text:p>
          </table:table-cell>
          <table:table-cell office:value-type="float" office:value="2964" calcext:value-type="float">
            <text:p>2964</text:p>
          </table:table-cell>
          <table:table-cell office:value-type="float" office:value="2399" calcext:value-type="float">
            <text:p>2399</text:p>
          </table:table-cell>
          <table:table-cell office:value-type="float" office:value="1491" calcext:value-type="float">
            <text:p>1491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343]*[.D343]" office:value-type="float" office:value="16475481" calcext:value-type="float">
            <text:p>16475481</text:p>
          </table:table-cell>
          <table:table-cell table:formula="of:=[.E343]*[.E343]" office:value-type="float" office:value="13468900" calcext:value-type="float">
            <text:p>13468900</text:p>
          </table:table-cell>
          <table:table-cell table:formula="of:=[.F343]*[.F343]" office:value-type="float" office:value="10112400" calcext:value-type="float">
            <text:p>10112400</text:p>
          </table:table-cell>
          <table:table-cell table:formula="of:=[.G343]*[.G343]" office:value-type="float" office:value="8785296" calcext:value-type="float">
            <text:p>8785296</text:p>
          </table:table-cell>
          <table:table-cell table:formula="of:=[.H343]*[.H343]" office:value-type="float" office:value="5755201" calcext:value-type="float">
            <text:p>5755201</text:p>
          </table:table-cell>
          <table:table-cell table:formula="of:=[.I343]*[.I343]" office:value-type="float" office:value="2223081" calcext:value-type="float">
            <text:p>2223081</text:p>
          </table:table-cell>
          <table:table-cell table:formula="of:=[.J343]*[.J343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4026" calcext:value-type="float">
            <text:p>4026</text:p>
          </table:table-cell>
          <table:table-cell office:value-type="float" office:value="3637" calcext:value-type="float">
            <text:p>3637</text:p>
          </table:table-cell>
          <table:table-cell office:value-type="float" office:value="3229" calcext:value-type="float">
            <text:p>3229</text:p>
          </table:table-cell>
          <table:table-cell office:value-type="float" office:value="2922" calcext:value-type="float">
            <text:p>2922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344]*[.D344]" office:value-type="float" office:value="16208676" calcext:value-type="float">
            <text:p>16208676</text:p>
          </table:table-cell>
          <table:table-cell table:formula="of:=[.E344]*[.E344]" office:value-type="float" office:value="13227769" calcext:value-type="float">
            <text:p>13227769</text:p>
          </table:table-cell>
          <table:table-cell table:formula="of:=[.F344]*[.F344]" office:value-type="float" office:value="10426441" calcext:value-type="float">
            <text:p>10426441</text:p>
          </table:table-cell>
          <table:table-cell table:formula="of:=[.G344]*[.G344]" office:value-type="float" office:value="8538084" calcext:value-type="float">
            <text:p>8538084</text:p>
          </table:table-cell>
          <table:table-cell table:formula="of:=[.H344]*[.H344]" office:value-type="float" office:value="5788836" calcext:value-type="float">
            <text:p>5788836</text:p>
          </table:table-cell>
          <table:table-cell table:formula="of:=[.I344]*[.I344]" office:value-type="float" office:value="2160900" calcext:value-type="float">
            <text:p>2160900</text:p>
          </table:table-cell>
          <table:table-cell table:formula="of:=[.J344]*[.J344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345]*[.D345]" office:value-type="float" office:value="16080100" calcext:value-type="float">
            <text:p>16080100</text:p>
          </table:table-cell>
          <table:table-cell table:formula="of:=[.E345]*[.E345]" office:value-type="float" office:value="13417569" calcext:value-type="float">
            <text:p>13417569</text:p>
          </table:table-cell>
          <table:table-cell table:formula="of:=[.F345]*[.F345]" office:value-type="float" office:value="10259209" calcext:value-type="float">
            <text:p>10259209</text:p>
          </table:table-cell>
          <table:table-cell table:formula="of:=[.G345]*[.G345]" office:value-type="float" office:value="8357881" calcext:value-type="float">
            <text:p>8357881</text:p>
          </table:table-cell>
          <table:table-cell table:formula="of:=[.H345]*[.H345]" office:value-type="float" office:value="5841889" calcext:value-type="float">
            <text:p>5841889</text:p>
          </table:table-cell>
          <table:table-cell table:formula="of:=[.I345]*[.I345]" office:value-type="float" office:value="2090916" calcext:value-type="float">
            <text:p>2090916</text:p>
          </table:table-cell>
          <table:table-cell table:formula="of:=[.J345]*[.J345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905" calcext:value-type="float">
            <text:p>2905</text:p>
          </table:table-cell>
          <table:table-cell office:value-type="float" office:value="2382" calcext:value-type="float">
            <text:p>238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46]*[.D346]" office:value-type="float" office:value="16024009" calcext:value-type="float">
            <text:p>16024009</text:p>
          </table:table-cell>
          <table:table-cell table:formula="of:=[.E346]*[.E346]" office:value-type="float" office:value="13242321" calcext:value-type="float">
            <text:p>13242321</text:p>
          </table:table-cell>
          <table:table-cell table:formula="of:=[.F346]*[.F346]" office:value-type="float" office:value="10439361" calcext:value-type="float">
            <text:p>10439361</text:p>
          </table:table-cell>
          <table:table-cell table:formula="of:=[.G346]*[.G346]" office:value-type="float" office:value="8439025" calcext:value-type="float">
            <text:p>8439025</text:p>
          </table:table-cell>
          <table:table-cell table:formula="of:=[.H346]*[.H346]" office:value-type="float" office:value="5673924" calcext:value-type="float">
            <text:p>5673924</text:p>
          </table:table-cell>
          <table:table-cell table:formula="of:=[.I346]*[.I346]" office:value-type="float" office:value="2140369" calcext:value-type="float">
            <text:p>2140369</text:p>
          </table:table-cell>
          <table:table-cell table:formula="of:=[.J346]*[.J346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4045" calcext:value-type="float">
            <text:p>4045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47]*[.D347]" office:value-type="float" office:value="16362025" calcext:value-type="float">
            <text:p>16362025</text:p>
          </table:table-cell>
          <table:table-cell table:formula="of:=[.E347]*[.E347]" office:value-type="float" office:value="13242321" calcext:value-type="float">
            <text:p>13242321</text:p>
          </table:table-cell>
          <table:table-cell table:formula="of:=[.F347]*[.F347]" office:value-type="float" office:value="10227204" calcext:value-type="float">
            <text:p>10227204</text:p>
          </table:table-cell>
          <table:table-cell table:formula="of:=[.G347]*[.G347]" office:value-type="float" office:value="8520561" calcext:value-type="float">
            <text:p>8520561</text:p>
          </table:table-cell>
          <table:table-cell table:formula="of:=[.H347]*[.H347]" office:value-type="float" office:value="5774409" calcext:value-type="float">
            <text:p>5774409</text:p>
          </table:table-cell>
          <table:table-cell table:formula="of:=[.I347]*[.I347]" office:value-type="float" office:value="2175625" calcext:value-type="float">
            <text:p>2175625</text:p>
          </table:table-cell>
          <table:table-cell table:formula="of:=[.J347]*[.J347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49" calcext:value-type="float">
            <text:p>2349</text:p>
          </table:table-cell>
          <table:table-cell office:value-type="float" office:value="1486" calcext:value-type="float">
            <text:p>1486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48]*[.D348]" office:value-type="float" office:value="16459249" calcext:value-type="float">
            <text:p>16459249</text:p>
          </table:table-cell>
          <table:table-cell table:formula="of:=[.E348]*[.E348]" office:value-type="float" office:value="13344409" calcext:value-type="float">
            <text:p>13344409</text:p>
          </table:table-cell>
          <table:table-cell table:formula="of:=[.F348]*[.F348]" office:value-type="float" office:value="10246401" calcext:value-type="float">
            <text:p>10246401</text:p>
          </table:table-cell>
          <table:table-cell table:formula="of:=[.G348]*[.G348]" office:value-type="float" office:value="8305924" calcext:value-type="float">
            <text:p>8305924</text:p>
          </table:table-cell>
          <table:table-cell table:formula="of:=[.H348]*[.H348]" office:value-type="float" office:value="5517801" calcext:value-type="float">
            <text:p>5517801</text:p>
          </table:table-cell>
          <table:table-cell table:formula="of:=[.I348]*[.I348]" office:value-type="float" office:value="2208196" calcext:value-type="float">
            <text:p>2208196</text:p>
          </table:table-cell>
          <table:table-cell table:formula="of:=[.J348]*[.J34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26" calcext:value-type="float">
            <text:p>3226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35" calcext:value-type="float">
            <text:p>1435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349]*[.D349]" office:value-type="float" office:value="16208676" calcext:value-type="float">
            <text:p>16208676</text:p>
          </table:table-cell>
          <table:table-cell table:formula="of:=[.E349]*[.E349]" office:value-type="float" office:value="13432225" calcext:value-type="float">
            <text:p>13432225</text:p>
          </table:table-cell>
          <table:table-cell table:formula="of:=[.F349]*[.F349]" office:value-type="float" office:value="10407076" calcext:value-type="float">
            <text:p>10407076</text:p>
          </table:table-cell>
          <table:table-cell table:formula="of:=[.G349]*[.G349]" office:value-type="float" office:value="8549776" calcext:value-type="float">
            <text:p>8549776</text:p>
          </table:table-cell>
          <table:table-cell table:formula="of:=[.H349]*[.H349]" office:value-type="float" office:value="5721664" calcext:value-type="float">
            <text:p>5721664</text:p>
          </table:table-cell>
          <table:table-cell table:formula="of:=[.I349]*[.I349]" office:value-type="float" office:value="2059225" calcext:value-type="float">
            <text:p>2059225</text:p>
          </table:table-cell>
          <table:table-cell table:formula="of:=[.J349]*[.J349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4019" calcext:value-type="float">
            <text:p>4019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76" calcext:value-type="float">
            <text:p>2976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50]*[.D350]" office:value-type="float" office:value="16152361" calcext:value-type="float">
            <text:p>16152361</text:p>
          </table:table-cell>
          <table:table-cell table:formula="of:=[.E350]*[.E350]" office:value-type="float" office:value="13417569" calcext:value-type="float">
            <text:p>13417569</text:p>
          </table:table-cell>
          <table:table-cell table:formula="of:=[.F350]*[.F350]" office:value-type="float" office:value="10272025" calcext:value-type="float">
            <text:p>10272025</text:p>
          </table:table-cell>
          <table:table-cell table:formula="of:=[.G350]*[.G350]" office:value-type="float" office:value="8856576" calcext:value-type="float">
            <text:p>8856576</text:p>
          </table:table-cell>
          <table:table-cell table:formula="of:=[.H350]*[.H350]" office:value-type="float" office:value="5841889" calcext:value-type="float">
            <text:p>5841889</text:p>
          </table:table-cell>
          <table:table-cell table:formula="of:=[.I350]*[.I350]" office:value-type="float" office:value="2090916" calcext:value-type="float">
            <text:p>2090916</text:p>
          </table:table-cell>
          <table:table-cell table:formula="of:=[.J350]*[.J350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98" calcext:value-type="float">
            <text:p>3998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17" calcext:value-type="float">
            <text:p>2917</text:p>
          </table:table-cell>
          <table:table-cell office:value-type="float" office:value="2373" calcext:value-type="float">
            <text:p>2373</text:p>
          </table:table-cell>
          <table:table-cell office:value-type="float" office:value="1465" calcext:value-type="float">
            <text:p>1465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351]*[.D351]" office:value-type="float" office:value="15984004" calcext:value-type="float">
            <text:p>15984004</text:p>
          </table:table-cell>
          <table:table-cell table:formula="of:=[.E351]*[.E351]" office:value-type="float" office:value="13344409" calcext:value-type="float">
            <text:p>13344409</text:p>
          </table:table-cell>
          <table:table-cell table:formula="of:=[.F351]*[.F351]" office:value-type="float" office:value="10471696" calcext:value-type="float">
            <text:p>10471696</text:p>
          </table:table-cell>
          <table:table-cell table:formula="of:=[.G351]*[.G351]" office:value-type="float" office:value="8508889" calcext:value-type="float">
            <text:p>8508889</text:p>
          </table:table-cell>
          <table:table-cell table:formula="of:=[.H351]*[.H351]" office:value-type="float" office:value="5631129" calcext:value-type="float">
            <text:p>5631129</text:p>
          </table:table-cell>
          <table:table-cell table:formula="of:=[.I351]*[.I351]" office:value-type="float" office:value="2146225" calcext:value-type="float">
            <text:p>2146225</text:p>
          </table:table-cell>
          <table:table-cell table:formula="of:=[.J351]*[.J35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4038" calcext:value-type="float">
            <text:p>4038</text:p>
          </table:table-cell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938" calcext:value-type="float">
            <text:p>2938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52]*[.D352]" office:value-type="float" office:value="16305444" calcext:value-type="float">
            <text:p>16305444</text:p>
          </table:table-cell>
          <table:table-cell table:formula="of:=[.E352]*[.E352]" office:value-type="float" office:value="13535041" calcext:value-type="float">
            <text:p>13535041</text:p>
          </table:table-cell>
          <table:table-cell table:formula="of:=[.F352]*[.F352]" office:value-type="float" office:value="10291264" calcext:value-type="float">
            <text:p>10291264</text:p>
          </table:table-cell>
          <table:table-cell table:formula="of:=[.G352]*[.G352]" office:value-type="float" office:value="8631844" calcext:value-type="float">
            <text:p>8631844</text:p>
          </table:table-cell>
          <table:table-cell table:formula="of:=[.H352]*[.H352]" office:value-type="float" office:value="5740816" calcext:value-type="float">
            <text:p>5740816</text:p>
          </table:table-cell>
          <table:table-cell table:formula="of:=[.I352]*[.I352]" office:value-type="float" office:value="2146225" calcext:value-type="float">
            <text:p>2146225</text:p>
          </table:table-cell>
          <table:table-cell table:formula="of:=[.J352]*[.J35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4019" calcext:value-type="float">
            <text:p>4019</text:p>
          </table:table-cell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97" calcext:value-type="float">
            <text:p>2997</text:p>
          </table:table-cell>
          <table:table-cell office:value-type="float" office:value="2368" calcext:value-type="float">
            <text:p>2368</text:p>
          </table:table-cell>
          <table:table-cell office:value-type="float" office:value="1489" calcext:value-type="float">
            <text:p>1489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353]*[.D353]" office:value-type="float" office:value="16152361" calcext:value-type="float">
            <text:p>16152361</text:p>
          </table:table-cell>
          <table:table-cell table:formula="of:=[.E353]*[.E353]" office:value-type="float" office:value="13660416" calcext:value-type="float">
            <text:p>13660416</text:p>
          </table:table-cell>
          <table:table-cell table:formula="of:=[.F353]*[.F353]" office:value-type="float" office:value="10272025" calcext:value-type="float">
            <text:p>10272025</text:p>
          </table:table-cell>
          <table:table-cell table:formula="of:=[.G353]*[.G353]" office:value-type="float" office:value="8982009" calcext:value-type="float">
            <text:p>8982009</text:p>
          </table:table-cell>
          <table:table-cell table:formula="of:=[.H353]*[.H353]" office:value-type="float" office:value="5607424" calcext:value-type="float">
            <text:p>5607424</text:p>
          </table:table-cell>
          <table:table-cell table:formula="of:=[.I353]*[.I353]" office:value-type="float" office:value="2217121" calcext:value-type="float">
            <text:p>2217121</text:p>
          </table:table-cell>
          <table:table-cell table:formula="of:=[.J353]*[.J353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4019" calcext:value-type="float">
            <text:p>4019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380" calcext:value-type="float">
            <text:p>2380</text:p>
          </table:table-cell>
          <table:table-cell office:value-type="float" office:value="1458" calcext:value-type="float">
            <text:p>145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54]*[.D354]" office:value-type="float" office:value="16152361" calcext:value-type="float">
            <text:p>16152361</text:p>
          </table:table-cell>
          <table:table-cell table:formula="of:=[.E354]*[.E354]" office:value-type="float" office:value="13712209" calcext:value-type="float">
            <text:p>13712209</text:p>
          </table:table-cell>
          <table:table-cell table:formula="of:=[.F354]*[.F354]" office:value-type="float" office:value="10214416" calcext:value-type="float">
            <text:p>10214416</text:p>
          </table:table-cell>
          <table:table-cell table:formula="of:=[.G354]*[.G354]" office:value-type="float" office:value="8398404" calcext:value-type="float">
            <text:p>8398404</text:p>
          </table:table-cell>
          <table:table-cell table:formula="of:=[.H354]*[.H354]" office:value-type="float" office:value="5664400" calcext:value-type="float">
            <text:p>5664400</text:p>
          </table:table-cell>
          <table:table-cell table:formula="of:=[.I354]*[.I354]" office:value-type="float" office:value="2125764" calcext:value-type="float">
            <text:p>2125764</text:p>
          </table:table-cell>
          <table:table-cell table:formula="of:=[.J354]*[.J35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4021" calcext:value-type="float">
            <text:p>4021</text:p>
          </table:table-cell>
          <table:table-cell office:value-type="float" office:value="3658" calcext:value-type="float">
            <text:p>3658</text:p>
          </table:table-cell>
          <table:table-cell office:value-type="float" office:value="3189" calcext:value-type="float">
            <text:p>3189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355]*[.D355]" office:value-type="float" office:value="16168441" calcext:value-type="float">
            <text:p>16168441</text:p>
          </table:table-cell>
          <table:table-cell table:formula="of:=[.E355]*[.E355]" office:value-type="float" office:value="13380964" calcext:value-type="float">
            <text:p>13380964</text:p>
          </table:table-cell>
          <table:table-cell table:formula="of:=[.F355]*[.F355]" office:value-type="float" office:value="10169721" calcext:value-type="float">
            <text:p>10169721</text:p>
          </table:table-cell>
          <table:table-cell table:formula="of:=[.G355]*[.G355]" office:value-type="float" office:value="8410000" calcext:value-type="float">
            <text:p>8410000</text:p>
          </table:table-cell>
          <table:table-cell table:formula="of:=[.H355]*[.H355]" office:value-type="float" office:value="5856400" calcext:value-type="float">
            <text:p>5856400</text:p>
          </table:table-cell>
          <table:table-cell table:formula="of:=[.I355]*[.I355]" office:value-type="float" office:value="2166784" calcext:value-type="float">
            <text:p>2166784</text:p>
          </table:table-cell>
          <table:table-cell table:formula="of:=[.J355]*[.J355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4017" calcext:value-type="float">
            <text:p>4017</text:p>
          </table:table-cell>
          <table:table-cell office:value-type="float" office:value="3672" calcext:value-type="float">
            <text:p>3672</text:p>
          </table:table-cell>
          <table:table-cell office:value-type="float" office:value="3241" calcext:value-type="float">
            <text:p>3241</text:p>
          </table:table-cell>
          <table:table-cell office:value-type="float" office:value="2929" calcext:value-type="float">
            <text:p>2929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56]*[.D356]" office:value-type="float" office:value="16136289" calcext:value-type="float">
            <text:p>16136289</text:p>
          </table:table-cell>
          <table:table-cell table:formula="of:=[.E356]*[.E356]" office:value-type="float" office:value="13483584" calcext:value-type="float">
            <text:p>13483584</text:p>
          </table:table-cell>
          <table:table-cell table:formula="of:=[.F356]*[.F356]" office:value-type="float" office:value="10504081" calcext:value-type="float">
            <text:p>10504081</text:p>
          </table:table-cell>
          <table:table-cell table:formula="of:=[.G356]*[.G356]" office:value-type="float" office:value="8579041" calcext:value-type="float">
            <text:p>8579041</text:p>
          </table:table-cell>
          <table:table-cell table:formula="of:=[.H356]*[.H356]" office:value-type="float" office:value="5697769" calcext:value-type="float">
            <text:p>5697769</text:p>
          </table:table-cell>
          <table:table-cell table:formula="of:=[.I356]*[.I356]" office:value-type="float" office:value="2134521" calcext:value-type="float">
            <text:p>2134521</text:p>
          </table:table-cell>
          <table:table-cell table:formula="of:=[.J356]*[.J35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4021" calcext:value-type="float">
            <text:p>4021</text:p>
          </table:table-cell>
          <table:table-cell office:value-type="float" office:value="3686" calcext:value-type="float">
            <text:p>3686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357]*[.D357]" office:value-type="float" office:value="16168441" calcext:value-type="float">
            <text:p>16168441</text:p>
          </table:table-cell>
          <table:table-cell table:formula="of:=[.E357]*[.E357]" office:value-type="float" office:value="13586596" calcext:value-type="float">
            <text:p>13586596</text:p>
          </table:table-cell>
          <table:table-cell table:formula="of:=[.F357]*[.F357]" office:value-type="float" office:value="10336225" calcext:value-type="float">
            <text:p>10336225</text:p>
          </table:table-cell>
          <table:table-cell table:formula="of:=[.G357]*[.G357]" office:value-type="float" office:value="8369449" calcext:value-type="float">
            <text:p>8369449</text:p>
          </table:table-cell>
          <table:table-cell table:formula="of:=[.H357]*[.H357]" office:value-type="float" office:value="5822569" calcext:value-type="float">
            <text:p>5822569</text:p>
          </table:table-cell>
          <table:table-cell table:formula="of:=[.I357]*[.I357]" office:value-type="float" office:value="2090916" calcext:value-type="float">
            <text:p>2090916</text:p>
          </table:table-cell>
          <table:table-cell table:formula="of:=[.J357]*[.J357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4021" calcext:value-type="float">
            <text:p>4021</text:p>
          </table:table-cell>
          <table:table-cell office:value-type="float" office:value="3681" calcext:value-type="float">
            <text:p>3681</text:p>
          </table:table-cell>
          <table:table-cell office:value-type="float" office:value="3222" calcext:value-type="float">
            <text:p>3222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358]*[.D358]" office:value-type="float" office:value="16168441" calcext:value-type="float">
            <text:p>16168441</text:p>
          </table:table-cell>
          <table:table-cell table:formula="of:=[.E358]*[.E358]" office:value-type="float" office:value="13549761" calcext:value-type="float">
            <text:p>13549761</text:p>
          </table:table-cell>
          <table:table-cell table:formula="of:=[.F358]*[.F358]" office:value-type="float" office:value="10381284" calcext:value-type="float">
            <text:p>10381284</text:p>
          </table:table-cell>
          <table:table-cell table:formula="of:=[.G358]*[.G358]" office:value-type="float" office:value="8346321" calcext:value-type="float">
            <text:p>8346321</text:p>
          </table:table-cell>
          <table:table-cell table:formula="of:=[.H358]*[.H358]" office:value-type="float" office:value="5841889" calcext:value-type="float">
            <text:p>5841889</text:p>
          </table:table-cell>
          <table:table-cell table:formula="of:=[.I358]*[.I358]" office:value-type="float" office:value="2155024" calcext:value-type="float">
            <text:p>2155024</text:p>
          </table:table-cell>
          <table:table-cell table:formula="of:=[.J358]*[.J358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4007" calcext:value-type="float">
            <text:p>4007</text:p>
          </table:table-cell>
          <table:table-cell office:value-type="float" office:value="3663" calcext:value-type="float">
            <text:p>3663</text:p>
          </table:table-cell>
          <table:table-cell office:value-type="float" office:value="3180" calcext:value-type="float">
            <text:p>3180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13" calcext:value-type="float">
            <text:p>1013</text:p>
          </table:table-cell>
          <table:table-cell table:number-columns-repeated="8"/>
          <table:table-cell table:formula="of:=[.D359]*[.D359]" office:value-type="float" office:value="16056049" calcext:value-type="float">
            <text:p>16056049</text:p>
          </table:table-cell>
          <table:table-cell table:formula="of:=[.E359]*[.E359]" office:value-type="float" office:value="13417569" calcext:value-type="float">
            <text:p>13417569</text:p>
          </table:table-cell>
          <table:table-cell table:formula="of:=[.F359]*[.F359]" office:value-type="float" office:value="10112400" calcext:value-type="float">
            <text:p>10112400</text:p>
          </table:table-cell>
          <table:table-cell table:formula="of:=[.G359]*[.G359]" office:value-type="float" office:value="8456464" calcext:value-type="float">
            <text:p>8456464</text:p>
          </table:table-cell>
          <table:table-cell table:formula="of:=[.H359]*[.H359]" office:value-type="float" office:value="5832225" calcext:value-type="float">
            <text:p>5832225</text:p>
          </table:table-cell>
          <table:table-cell table:formula="of:=[.I359]*[.I359]" office:value-type="float" office:value="2160900" calcext:value-type="float">
            <text:p>2160900</text:p>
          </table:table-cell>
          <table:table-cell table:formula="of:=[.J359]*[.J359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4014" calcext:value-type="float">
            <text:p>4014</text:p>
          </table:table-cell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931" calcext:value-type="float">
            <text:p>2931</text:p>
          </table:table-cell>
          <table:table-cell office:value-type="float" office:value="2382" calcext:value-type="float">
            <text:p>2382</text:p>
          </table:table-cell>
          <table:table-cell office:value-type="float" office:value="1456" calcext:value-type="float">
            <text:p>1456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360]*[.D360]" office:value-type="float" office:value="16112196" calcext:value-type="float">
            <text:p>16112196</text:p>
          </table:table-cell>
          <table:table-cell table:formula="of:=[.E360]*[.E360]" office:value-type="float" office:value="13155129" calcext:value-type="float">
            <text:p>13155129</text:p>
          </table:table-cell>
          <table:table-cell table:formula="of:=[.F360]*[.F360]" office:value-type="float" office:value="10182481" calcext:value-type="float">
            <text:p>10182481</text:p>
          </table:table-cell>
          <table:table-cell table:formula="of:=[.G360]*[.G360]" office:value-type="float" office:value="8590761" calcext:value-type="float">
            <text:p>8590761</text:p>
          </table:table-cell>
          <table:table-cell table:formula="of:=[.H360]*[.H360]" office:value-type="float" office:value="5673924" calcext:value-type="float">
            <text:p>5673924</text:p>
          </table:table-cell>
          <table:table-cell table:formula="of:=[.I360]*[.I360]" office:value-type="float" office:value="2119936" calcext:value-type="float">
            <text:p>2119936</text:p>
          </table:table-cell>
          <table:table-cell table:formula="of:=[.J360]*[.J36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4014" calcext:value-type="float">
            <text:p>4014</text:p>
          </table:table-cell>
          <table:table-cell office:value-type="float" office:value="3618" calcext:value-type="float">
            <text:p>3618</text:p>
          </table:table-cell>
          <table:table-cell office:value-type="float" office:value="3180" calcext:value-type="float">
            <text:p>3180</text:p>
          </table:table-cell>
          <table:table-cell office:value-type="float" office:value="2994" calcext:value-type="float">
            <text:p>2994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361]*[.D361]" office:value-type="float" office:value="16112196" calcext:value-type="float">
            <text:p>16112196</text:p>
          </table:table-cell>
          <table:table-cell table:formula="of:=[.E361]*[.E361]" office:value-type="float" office:value="13089924" calcext:value-type="float">
            <text:p>13089924</text:p>
          </table:table-cell>
          <table:table-cell table:formula="of:=[.F361]*[.F361]" office:value-type="float" office:value="10112400" calcext:value-type="float">
            <text:p>10112400</text:p>
          </table:table-cell>
          <table:table-cell table:formula="of:=[.G361]*[.G361]" office:value-type="float" office:value="8964036" calcext:value-type="float">
            <text:p>8964036</text:p>
          </table:table-cell>
          <table:table-cell table:formula="of:=[.H361]*[.H361]" office:value-type="float" office:value="5616900" calcext:value-type="float">
            <text:p>5616900</text:p>
          </table:table-cell>
          <table:table-cell table:formula="of:=[.I361]*[.I361]" office:value-type="float" office:value="2140369" calcext:value-type="float">
            <text:p>2140369</text:p>
          </table:table-cell>
          <table:table-cell table:formula="of:=[.J361]*[.J361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4040" calcext:value-type="float">
            <text:p>4040</text:p>
          </table:table-cell>
          <table:table-cell office:value-type="float" office:value="3632" calcext:value-type="float">
            <text:p>3632</text:p>
          </table:table-cell>
          <table:table-cell office:value-type="float" office:value="3224" calcext:value-type="float">
            <text:p>3224</text:p>
          </table:table-cell>
          <table:table-cell office:value-type="float" office:value="2924" calcext:value-type="float">
            <text:p>292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362]*[.D362]" office:value-type="float" office:value="16321600" calcext:value-type="float">
            <text:p>16321600</text:p>
          </table:table-cell>
          <table:table-cell table:formula="of:=[.E362]*[.E362]" office:value-type="float" office:value="13191424" calcext:value-type="float">
            <text:p>13191424</text:p>
          </table:table-cell>
          <table:table-cell table:formula="of:=[.F362]*[.F362]" office:value-type="float" office:value="10394176" calcext:value-type="float">
            <text:p>10394176</text:p>
          </table:table-cell>
          <table:table-cell table:formula="of:=[.G362]*[.G362]" office:value-type="float" office:value="8549776" calcext:value-type="float">
            <text:p>8549776</text:p>
          </table:table-cell>
          <table:table-cell table:formula="of:=[.H362]*[.H362]" office:value-type="float" office:value="5841889" calcext:value-type="float">
            <text:p>5841889</text:p>
          </table:table-cell>
          <table:table-cell table:formula="of:=[.I362]*[.I362]" office:value-type="float" office:value="2105401" calcext:value-type="float">
            <text:p>2105401</text:p>
          </table:table-cell>
          <table:table-cell table:formula="of:=[.J362]*[.J36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4050" calcext:value-type="float">
            <text:p>4050</text:p>
          </table:table-cell>
          <table:table-cell office:value-type="float" office:value="3660" calcext:value-type="float">
            <text:p>3660</text:p>
          </table:table-cell>
          <table:table-cell office:value-type="float" office:value="3226" calcext:value-type="float">
            <text:p>3226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363]*[.D363]" office:value-type="float" office:value="16402500" calcext:value-type="float">
            <text:p>16402500</text:p>
          </table:table-cell>
          <table:table-cell table:formula="of:=[.E363]*[.E363]" office:value-type="float" office:value="13395600" calcext:value-type="float">
            <text:p>13395600</text:p>
          </table:table-cell>
          <table:table-cell table:formula="of:=[.F363]*[.F363]" office:value-type="float" office:value="10407076" calcext:value-type="float">
            <text:p>10407076</text:p>
          </table:table-cell>
          <table:table-cell table:formula="of:=[.G363]*[.G363]" office:value-type="float" office:value="8288641" calcext:value-type="float">
            <text:p>8288641</text:p>
          </table:table-cell>
          <table:table-cell table:formula="of:=[.H363]*[.H363]" office:value-type="float" office:value="5755201" calcext:value-type="float">
            <text:p>5755201</text:p>
          </table:table-cell>
          <table:table-cell table:formula="of:=[.I363]*[.I363]" office:value-type="float" office:value="2134521" calcext:value-type="float">
            <text:p>2134521</text:p>
          </table:table-cell>
          <table:table-cell table:formula="of:=[.J363]*[.J363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4057" calcext:value-type="float">
            <text:p>4057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91" calcext:value-type="float">
            <text:p>2891</text:p>
          </table:table-cell>
          <table:table-cell office:value-type="float" office:value="2359" calcext:value-type="float">
            <text:p>235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64]*[.D364]" office:value-type="float" office:value="16459249" calcext:value-type="float">
            <text:p>16459249</text:p>
          </table:table-cell>
          <table:table-cell table:formula="of:=[.E364]*[.E364]" office:value-type="float" office:value="13344409" calcext:value-type="float">
            <text:p>13344409</text:p>
          </table:table-cell>
          <table:table-cell table:formula="of:=[.F364]*[.F364]" office:value-type="float" office:value="10304100" calcext:value-type="float">
            <text:p>10304100</text:p>
          </table:table-cell>
          <table:table-cell table:formula="of:=[.G364]*[.G364]" office:value-type="float" office:value="8357881" calcext:value-type="float">
            <text:p>8357881</text:p>
          </table:table-cell>
          <table:table-cell table:formula="of:=[.H364]*[.H364]" office:value-type="float" office:value="5564881" calcext:value-type="float">
            <text:p>5564881</text:p>
          </table:table-cell>
          <table:table-cell table:formula="of:=[.I364]*[.I364]" office:value-type="float" office:value="2196324" calcext:value-type="float">
            <text:p>2196324</text:p>
          </table:table-cell>
          <table:table-cell table:formula="of:=[.J364]*[.J36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65]*[.D365]" office:value-type="float" office:value="15984004" calcext:value-type="float">
            <text:p>15984004</text:p>
          </table:table-cell>
          <table:table-cell table:formula="of:=[.E365]*[.E365]" office:value-type="float" office:value="13329801" calcext:value-type="float">
            <text:p>13329801</text:p>
          </table:table-cell>
          <table:table-cell table:formula="of:=[.F365]*[.F365]" office:value-type="float" office:value="10381284" calcext:value-type="float">
            <text:p>10381284</text:p>
          </table:table-cell>
          <table:table-cell table:formula="of:=[.G365]*[.G365]" office:value-type="float" office:value="8369449" calcext:value-type="float">
            <text:p>8369449</text:p>
          </table:table-cell>
          <table:table-cell table:formula="of:=[.H365]*[.H365]" office:value-type="float" office:value="5875776" calcext:value-type="float">
            <text:p>5875776</text:p>
          </table:table-cell>
          <table:table-cell table:formula="of:=[.I365]*[.I365]" office:value-type="float" office:value="2223081" calcext:value-type="float">
            <text:p>2223081</text:p>
          </table:table-cell>
          <table:table-cell table:formula="of:=[.J365]*[.J36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4017" calcext:value-type="float">
            <text:p>4017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366]*[.D366]" office:value-type="float" office:value="16136289" calcext:value-type="float">
            <text:p>16136289</text:p>
          </table:table-cell>
          <table:table-cell table:formula="of:=[.E366]*[.E366]" office:value-type="float" office:value="13498276" calcext:value-type="float">
            <text:p>13498276</text:p>
          </table:table-cell>
          <table:table-cell table:formula="of:=[.F366]*[.F366]" office:value-type="float" office:value="10336225" calcext:value-type="float">
            <text:p>10336225</text:p>
          </table:table-cell>
          <table:table-cell table:formula="of:=[.G366]*[.G366]" office:value-type="float" office:value="8538084" calcext:value-type="float">
            <text:p>8538084</text:p>
          </table:table-cell>
          <table:table-cell table:formula="of:=[.H366]*[.H366]" office:value-type="float" office:value="5924356" calcext:value-type="float">
            <text:p>5924356</text:p>
          </table:table-cell>
          <table:table-cell table:formula="of:=[.I366]*[.I366]" office:value-type="float" office:value="2155024" calcext:value-type="float">
            <text:p>2155024</text:p>
          </table:table-cell>
          <table:table-cell table:formula="of:=[.J366]*[.J36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4010" calcext:value-type="float">
            <text:p>4010</text:p>
          </table:table-cell>
          <table:table-cell office:value-type="float" office:value="3681" calcext:value-type="float">
            <text:p>3681</text:p>
          </table:table-cell>
          <table:table-cell office:value-type="float" office:value="3187" calcext:value-type="float">
            <text:p>3187</text:p>
          </table:table-cell>
          <table:table-cell office:value-type="float" office:value="2929" calcext:value-type="float">
            <text:p>2929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367]*[.D367]" office:value-type="float" office:value="16080100" calcext:value-type="float">
            <text:p>16080100</text:p>
          </table:table-cell>
          <table:table-cell table:formula="of:=[.E367]*[.E367]" office:value-type="float" office:value="13549761" calcext:value-type="float">
            <text:p>13549761</text:p>
          </table:table-cell>
          <table:table-cell table:formula="of:=[.F367]*[.F367]" office:value-type="float" office:value="10156969" calcext:value-type="float">
            <text:p>10156969</text:p>
          </table:table-cell>
          <table:table-cell table:formula="of:=[.G367]*[.G367]" office:value-type="float" office:value="8579041" calcext:value-type="float">
            <text:p>8579041</text:p>
          </table:table-cell>
          <table:table-cell table:formula="of:=[.H367]*[.H367]" office:value-type="float" office:value="5788836" calcext:value-type="float">
            <text:p>5788836</text:p>
          </table:table-cell>
          <table:table-cell table:formula="of:=[.I367]*[.I367]" office:value-type="float" office:value="2114116" calcext:value-type="float">
            <text:p>2114116</text:p>
          </table:table-cell>
          <table:table-cell table:formula="of:=[.J367]*[.J367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373" calcext:value-type="float">
            <text:p>2373</text:p>
          </table:table-cell>
          <table:table-cell office:value-type="float" office:value="1442" calcext:value-type="float">
            <text:p>1442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368]*[.D368]" office:value-type="float" office:value="16248961" calcext:value-type="float">
            <text:p>16248961</text:p>
          </table:table-cell>
          <table:table-cell table:formula="of:=[.E368]*[.E368]" office:value-type="float" office:value="13417569" calcext:value-type="float">
            <text:p>13417569</text:p>
          </table:table-cell>
          <table:table-cell table:formula="of:=[.F368]*[.F368]" office:value-type="float" office:value="10381284" calcext:value-type="float">
            <text:p>10381284</text:p>
          </table:table-cell>
          <table:table-cell table:formula="of:=[.G368]*[.G368]" office:value-type="float" office:value="8497225" calcext:value-type="float">
            <text:p>8497225</text:p>
          </table:table-cell>
          <table:table-cell table:formula="of:=[.H368]*[.H368]" office:value-type="float" office:value="5631129" calcext:value-type="float">
            <text:p>5631129</text:p>
          </table:table-cell>
          <table:table-cell table:formula="of:=[.I368]*[.I368]" office:value-type="float" office:value="2079364" calcext:value-type="float">
            <text:p>2079364</text:p>
          </table:table-cell>
          <table:table-cell table:formula="of:=[.J368]*[.J368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4068" calcext:value-type="float">
            <text:p>4068</text:p>
          </table:table-cell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37" calcext:value-type="float">
            <text:p>1437</text:p>
          </table:table-cell>
          <table:table-cell office:value-type="float" office:value="1006" calcext:value-type="float">
            <text:p>1006</text:p>
          </table:table-cell>
          <table:table-cell table:number-columns-repeated="8"/>
          <table:table-cell table:formula="of:=[.D369]*[.D369]" office:value-type="float" office:value="16548624" calcext:value-type="float">
            <text:p>16548624</text:p>
          </table:table-cell>
          <table:table-cell table:formula="of:=[.E369]*[.E369]" office:value-type="float" office:value="13483584" calcext:value-type="float">
            <text:p>13483584</text:p>
          </table:table-cell>
          <table:table-cell table:formula="of:=[.F369]*[.F369]" office:value-type="float" office:value="10517049" calcext:value-type="float">
            <text:p>10517049</text:p>
          </table:table-cell>
          <table:table-cell table:formula="of:=[.G369]*[.G369]" office:value-type="float" office:value="8305924" calcext:value-type="float">
            <text:p>8305924</text:p>
          </table:table-cell>
          <table:table-cell table:formula="of:=[.H369]*[.H369]" office:value-type="float" office:value="5697769" calcext:value-type="float">
            <text:p>5697769</text:p>
          </table:table-cell>
          <table:table-cell table:formula="of:=[.I369]*[.I369]" office:value-type="float" office:value="2064969" calcext:value-type="float">
            <text:p>2064969</text:p>
          </table:table-cell>
          <table:table-cell table:formula="of:=[.J369]*[.J369]" office:value-type="float" office:value="1012036" calcext:value-type="float">
            <text:p>1012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4038" calcext:value-type="float">
            <text:p>4038</text:p>
          </table:table-cell>
          <table:table-cell office:value-type="float" office:value="3719" calcext:value-type="float">
            <text:p>3719</text:p>
          </table:table-cell>
          <table:table-cell office:value-type="float" office:value="3222" calcext:value-type="float">
            <text:p>3222</text:p>
          </table:table-cell>
          <table:table-cell office:value-type="float" office:value="2943" calcext:value-type="float">
            <text:p>2943</text:p>
          </table:table-cell>
          <table:table-cell office:value-type="float" office:value="2408" calcext:value-type="float">
            <text:p>2408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370]*[.D370]" office:value-type="float" office:value="16305444" calcext:value-type="float">
            <text:p>16305444</text:p>
          </table:table-cell>
          <table:table-cell table:formula="of:=[.E370]*[.E370]" office:value-type="float" office:value="13830961" calcext:value-type="float">
            <text:p>13830961</text:p>
          </table:table-cell>
          <table:table-cell table:formula="of:=[.F370]*[.F370]" office:value-type="float" office:value="10381284" calcext:value-type="float">
            <text:p>10381284</text:p>
          </table:table-cell>
          <table:table-cell table:formula="of:=[.G370]*[.G370]" office:value-type="float" office:value="8661249" calcext:value-type="float">
            <text:p>8661249</text:p>
          </table:table-cell>
          <table:table-cell table:formula="of:=[.H370]*[.H370]" office:value-type="float" office:value="5798464" calcext:value-type="float">
            <text:p>5798464</text:p>
          </table:table-cell>
          <table:table-cell table:formula="of:=[.I370]*[.I370]" office:value-type="float" office:value="2175625" calcext:value-type="float">
            <text:p>2175625</text:p>
          </table:table-cell>
          <table:table-cell table:formula="of:=[.J370]*[.J370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40" calcext:value-type="float">
            <text:p>2340</text:p>
          </table:table-cell>
          <table:table-cell office:value-type="float" office:value="1451" calcext:value-type="float">
            <text:p>1451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371]*[.D371]" office:value-type="float" office:value="15944049" calcext:value-type="float">
            <text:p>15944049</text:p>
          </table:table-cell>
          <table:table-cell table:formula="of:=[.E371]*[.E371]" office:value-type="float" office:value="13432225" calcext:value-type="float">
            <text:p>13432225</text:p>
          </table:table-cell>
          <table:table-cell table:formula="of:=[.F371]*[.F371]" office:value-type="float" office:value="10214416" calcext:value-type="float">
            <text:p>10214416</text:p>
          </table:table-cell>
          <table:table-cell table:formula="of:=[.G371]*[.G371]" office:value-type="float" office:value="8427409" calcext:value-type="float">
            <text:p>8427409</text:p>
          </table:table-cell>
          <table:table-cell table:formula="of:=[.H371]*[.H371]" office:value-type="float" office:value="5475600" calcext:value-type="float">
            <text:p>5475600</text:p>
          </table:table-cell>
          <table:table-cell table:formula="of:=[.I371]*[.I371]" office:value-type="float" office:value="2105401" calcext:value-type="float">
            <text:p>2105401</text:p>
          </table:table-cell>
          <table:table-cell table:formula="of:=[.J371]*[.J371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4026" calcext:value-type="float">
            <text:p>4026</text:p>
          </table:table-cell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49" calcext:value-type="float">
            <text:p>1449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372]*[.D372]" office:value-type="float" office:value="16208676" calcext:value-type="float">
            <text:p>16208676</text:p>
          </table:table-cell>
          <table:table-cell table:formula="of:=[.E372]*[.E372]" office:value-type="float" office:value="13468900" calcext:value-type="float">
            <text:p>13468900</text:p>
          </table:table-cell>
          <table:table-cell table:formula="of:=[.F372]*[.F372]" office:value-type="float" office:value="10381284" calcext:value-type="float">
            <text:p>10381284</text:p>
          </table:table-cell>
          <table:table-cell table:formula="of:=[.G372]*[.G372]" office:value-type="float" office:value="8369449" calcext:value-type="float">
            <text:p>8369449</text:p>
          </table:table-cell>
          <table:table-cell table:formula="of:=[.H372]*[.H372]" office:value-type="float" office:value="5631129" calcext:value-type="float">
            <text:p>5631129</text:p>
          </table:table-cell>
          <table:table-cell table:formula="of:=[.I372]*[.I372]" office:value-type="float" office:value="2099601" calcext:value-type="float">
            <text:p>2099601</text:p>
          </table:table-cell>
          <table:table-cell table:formula="of:=[.J372]*[.J372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996" calcext:value-type="float">
            <text:p>399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373]*[.D373]" office:value-type="float" office:value="15968016" calcext:value-type="float">
            <text:p>15968016</text:p>
          </table:table-cell>
          <table:table-cell table:formula="of:=[.E373]*[.E373]" office:value-type="float" office:value="13329801" calcext:value-type="float">
            <text:p>13329801</text:p>
          </table:table-cell>
          <table:table-cell table:formula="of:=[.F373]*[.F373]" office:value-type="float" office:value="10304100" calcext:value-type="float">
            <text:p>10304100</text:p>
          </table:table-cell>
          <table:table-cell table:formula="of:=[.G373]*[.G373]" office:value-type="float" office:value="8620096" calcext:value-type="float">
            <text:p>8620096</text:p>
          </table:table-cell>
          <table:table-cell table:formula="of:=[.H373]*[.H373]" office:value-type="float" office:value="5664400" calcext:value-type="float">
            <text:p>5664400</text:p>
          </table:table-cell>
          <table:table-cell table:formula="of:=[.I373]*[.I373]" office:value-type="float" office:value="2105401" calcext:value-type="float">
            <text:p>2105401</text:p>
          </table:table-cell>
          <table:table-cell table:formula="of:=[.J373]*[.J373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4005" calcext:value-type="float">
            <text:p>4005</text:p>
          </table:table-cell>
          <table:table-cell office:value-type="float" office:value="3646" calcext:value-type="float">
            <text:p>3646</text:p>
          </table:table-cell>
          <table:table-cell office:value-type="float" office:value="3203" calcext:value-type="float">
            <text:p>3203</text:p>
          </table:table-cell>
          <table:table-cell office:value-type="float" office:value="2952" calcext:value-type="float">
            <text:p>295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374]*[.D374]" office:value-type="float" office:value="16040025" calcext:value-type="float">
            <text:p>16040025</text:p>
          </table:table-cell>
          <table:table-cell table:formula="of:=[.E374]*[.E374]" office:value-type="float" office:value="13293316" calcext:value-type="float">
            <text:p>13293316</text:p>
          </table:table-cell>
          <table:table-cell table:formula="of:=[.F374]*[.F374]" office:value-type="float" office:value="10259209" calcext:value-type="float">
            <text:p>10259209</text:p>
          </table:table-cell>
          <table:table-cell table:formula="of:=[.G374]*[.G374]" office:value-type="float" office:value="8714304" calcext:value-type="float">
            <text:p>8714304</text:p>
          </table:table-cell>
          <table:table-cell table:formula="of:=[.H374]*[.H374]" office:value-type="float" office:value="5808100" calcext:value-type="float">
            <text:p>5808100</text:p>
          </table:table-cell>
          <table:table-cell table:formula="of:=[.I374]*[.I374]" office:value-type="float" office:value="2105401" calcext:value-type="float">
            <text:p>2105401</text:p>
          </table:table-cell>
          <table:table-cell table:formula="of:=[.J374]*[.J37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4040" calcext:value-type="float">
            <text:p>4040</text:p>
          </table:table-cell>
          <table:table-cell office:value-type="float" office:value="3620" calcext:value-type="float">
            <text:p>3620</text:p>
          </table:table-cell>
          <table:table-cell office:value-type="float" office:value="3203" calcext:value-type="float">
            <text:p>3203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91" calcext:value-type="float">
            <text:p>149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75]*[.D375]" office:value-type="float" office:value="16321600" calcext:value-type="float">
            <text:p>16321600</text:p>
          </table:table-cell>
          <table:table-cell table:formula="of:=[.E375]*[.E375]" office:value-type="float" office:value="13104400" calcext:value-type="float">
            <text:p>13104400</text:p>
          </table:table-cell>
          <table:table-cell table:formula="of:=[.F375]*[.F375]" office:value-type="float" office:value="10259209" calcext:value-type="float">
            <text:p>10259209</text:p>
          </table:table-cell>
          <table:table-cell table:formula="of:=[.G375]*[.G375]" office:value-type="float" office:value="8456464" calcext:value-type="float">
            <text:p>8456464</text:p>
          </table:table-cell>
          <table:table-cell table:formula="of:=[.H375]*[.H375]" office:value-type="float" office:value="5688225" calcext:value-type="float">
            <text:p>5688225</text:p>
          </table:table-cell>
          <table:table-cell table:formula="of:=[.I375]*[.I375]" office:value-type="float" office:value="2223081" calcext:value-type="float">
            <text:p>2223081</text:p>
          </table:table-cell>
          <table:table-cell table:formula="of:=[.J375]*[.J37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4043" calcext:value-type="float">
            <text:p>4043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77" calcext:value-type="float">
            <text:p>2877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76]*[.D376]" office:value-type="float" office:value="16345849" calcext:value-type="float">
            <text:p>16345849</text:p>
          </table:table-cell>
          <table:table-cell table:formula="of:=[.E376]*[.E376]" office:value-type="float" office:value="13468900" calcext:value-type="float">
            <text:p>13468900</text:p>
          </table:table-cell>
          <table:table-cell table:formula="of:=[.F376]*[.F376]" office:value-type="float" office:value="10336225" calcext:value-type="float">
            <text:p>10336225</text:p>
          </table:table-cell>
          <table:table-cell table:formula="of:=[.G376]*[.G376]" office:value-type="float" office:value="8277129" calcext:value-type="float">
            <text:p>8277129</text:p>
          </table:table-cell>
          <table:table-cell table:formula="of:=[.H376]*[.H376]" office:value-type="float" office:value="5755201" calcext:value-type="float">
            <text:p>5755201</text:p>
          </table:table-cell>
          <table:table-cell table:formula="of:=[.I376]*[.I376]" office:value-type="float" office:value="2196324" calcext:value-type="float">
            <text:p>2196324</text:p>
          </table:table-cell>
          <table:table-cell table:formula="of:=[.J376]*[.J37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4014" calcext:value-type="float">
            <text:p>4014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420" calcext:value-type="float">
            <text:p>2420</text:p>
          </table:table-cell>
          <table:table-cell office:value-type="float" office:value="1491" calcext:value-type="float">
            <text:p>1491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377]*[.D377]" office:value-type="float" office:value="16112196" calcext:value-type="float">
            <text:p>16112196</text:p>
          </table:table-cell>
          <table:table-cell table:formula="of:=[.E377]*[.E377]" office:value-type="float" office:value="13446889" calcext:value-type="float">
            <text:p>13446889</text:p>
          </table:table-cell>
          <table:table-cell table:formula="of:=[.F377]*[.F377]" office:value-type="float" office:value="10407076" calcext:value-type="float">
            <text:p>10407076</text:p>
          </table:table-cell>
          <table:table-cell table:formula="of:=[.G377]*[.G377]" office:value-type="float" office:value="8328996" calcext:value-type="float">
            <text:p>8328996</text:p>
          </table:table-cell>
          <table:table-cell table:formula="of:=[.H377]*[.H377]" office:value-type="float" office:value="5856400" calcext:value-type="float">
            <text:p>5856400</text:p>
          </table:table-cell>
          <table:table-cell table:formula="of:=[.I377]*[.I377]" office:value-type="float" office:value="2223081" calcext:value-type="float">
            <text:p>2223081</text:p>
          </table:table-cell>
          <table:table-cell table:formula="of:=[.J377]*[.J377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024" calcext:value-type="float">
            <text:p>402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68" calcext:value-type="float">
            <text:p>2968</text:p>
          </table:table-cell>
          <table:table-cell office:value-type="float" office:value="2361" calcext:value-type="float">
            <text:p>2361</text:p>
          </table:table-cell>
          <table:table-cell office:value-type="float" office:value="1456" calcext:value-type="float">
            <text:p>145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78]*[.D378]" office:value-type="float" office:value="16192576" calcext:value-type="float">
            <text:p>16192576</text:p>
          </table:table-cell>
          <table:table-cell table:formula="of:=[.E378]*[.E378]" office:value-type="float" office:value="13549761" calcext:value-type="float">
            <text:p>13549761</text:p>
          </table:table-cell>
          <table:table-cell table:formula="of:=[.F378]*[.F378]" office:value-type="float" office:value="10227204" calcext:value-type="float">
            <text:p>10227204</text:p>
          </table:table-cell>
          <table:table-cell table:formula="of:=[.G378]*[.G378]" office:value-type="float" office:value="8809024" calcext:value-type="float">
            <text:p>8809024</text:p>
          </table:table-cell>
          <table:table-cell table:formula="of:=[.H378]*[.H378]" office:value-type="float" office:value="5574321" calcext:value-type="float">
            <text:p>5574321</text:p>
          </table:table-cell>
          <table:table-cell table:formula="of:=[.I378]*[.I378]" office:value-type="float" office:value="2119936" calcext:value-type="float">
            <text:p>2119936</text:p>
          </table:table-cell>
          <table:table-cell table:formula="of:=[.J378]*[.J37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394" calcext:value-type="float">
            <text:p>239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79]*[.D379]" office:value-type="float" office:value="16289296" calcext:value-type="float">
            <text:p>16289296</text:p>
          </table:table-cell>
          <table:table-cell table:formula="of:=[.E379]*[.E379]" office:value-type="float" office:value="13586596" calcext:value-type="float">
            <text:p>13586596</text:p>
          </table:table-cell>
          <table:table-cell table:formula="of:=[.F379]*[.F379]" office:value-type="float" office:value="10227204" calcext:value-type="float">
            <text:p>10227204</text:p>
          </table:table-cell>
          <table:table-cell table:formula="of:=[.G379]*[.G379]" office:value-type="float" office:value="8386816" calcext:value-type="float">
            <text:p>8386816</text:p>
          </table:table-cell>
          <table:table-cell table:formula="of:=[.H379]*[.H379]" office:value-type="float" office:value="5731236" calcext:value-type="float">
            <text:p>5731236</text:p>
          </table:table-cell>
          <table:table-cell table:formula="of:=[.I379]*[.I379]" office:value-type="float" office:value="2125764" calcext:value-type="float">
            <text:p>2125764</text:p>
          </table:table-cell>
          <table:table-cell table:formula="of:=[.J379]*[.J379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4050" calcext:value-type="float">
            <text:p>4050</text:p>
          </table:table-cell>
          <table:table-cell office:value-type="float" office:value="3672" calcext:value-type="float">
            <text:p>367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380]*[.D380]" office:value-type="float" office:value="16402500" calcext:value-type="float">
            <text:p>16402500</text:p>
          </table:table-cell>
          <table:table-cell table:formula="of:=[.E380]*[.E380]" office:value-type="float" office:value="13483584" calcext:value-type="float">
            <text:p>13483584</text:p>
          </table:table-cell>
          <table:table-cell table:formula="of:=[.F380]*[.F380]" office:value-type="float" office:value="10304100" calcext:value-type="float">
            <text:p>10304100</text:p>
          </table:table-cell>
          <table:table-cell table:formula="of:=[.G380]*[.G380]" office:value-type="float" office:value="8328996" calcext:value-type="float">
            <text:p>8328996</text:p>
          </table:table-cell>
          <table:table-cell table:formula="of:=[.H380]*[.H380]" office:value-type="float" office:value="5640625" calcext:value-type="float">
            <text:p>5640625</text:p>
          </table:table-cell>
          <table:table-cell table:formula="of:=[.I380]*[.I380]" office:value-type="float" office:value="2064969" calcext:value-type="float">
            <text:p>2064969</text:p>
          </table:table-cell>
          <table:table-cell table:formula="of:=[.J380]*[.J380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59" calcext:value-type="float">
            <text:p>4059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49" calcext:value-type="float">
            <text:p>2349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381]*[.D381]" office:value-type="float" office:value="16475481" calcext:value-type="float">
            <text:p>16475481</text:p>
          </table:table-cell>
          <table:table-cell table:formula="of:=[.E381]*[.E381]" office:value-type="float" office:value="13432225" calcext:value-type="float">
            <text:p>13432225</text:p>
          </table:table-cell>
          <table:table-cell table:formula="of:=[.F381]*[.F381]" office:value-type="float" office:value="10336225" calcext:value-type="float">
            <text:p>10336225</text:p>
          </table:table-cell>
          <table:table-cell table:formula="of:=[.G381]*[.G381]" office:value-type="float" office:value="8317456" calcext:value-type="float">
            <text:p>8317456</text:p>
          </table:table-cell>
          <table:table-cell table:formula="of:=[.H381]*[.H381]" office:value-type="float" office:value="5517801" calcext:value-type="float">
            <text:p>5517801</text:p>
          </table:table-cell>
          <table:table-cell table:formula="of:=[.I381]*[.I381]" office:value-type="float" office:value="2181529" calcext:value-type="float">
            <text:p>2181529</text:p>
          </table:table-cell>
          <table:table-cell table:formula="of:=[.J381]*[.J381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22" calcext:value-type="float">
            <text:p>2922</text:p>
          </table:table-cell>
          <table:table-cell office:value-type="float" office:value="2403" calcext:value-type="float">
            <text:p>2403</text:p>
          </table:table-cell>
          <table:table-cell office:value-type="float" office:value="1463" calcext:value-type="float">
            <text:p>1463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382]*[.D382]" office:value-type="float" office:value="16192576" calcext:value-type="float">
            <text:p>16192576</text:p>
          </table:table-cell>
          <table:table-cell table:formula="of:=[.E382]*[.E382]" office:value-type="float" office:value="13432225" calcext:value-type="float">
            <text:p>13432225</text:p>
          </table:table-cell>
          <table:table-cell table:formula="of:=[.F382]*[.F382]" office:value-type="float" office:value="10316944" calcext:value-type="float">
            <text:p>10316944</text:p>
          </table:table-cell>
          <table:table-cell table:formula="of:=[.G382]*[.G382]" office:value-type="float" office:value="8538084" calcext:value-type="float">
            <text:p>8538084</text:p>
          </table:table-cell>
          <table:table-cell table:formula="of:=[.H382]*[.H382]" office:value-type="float" office:value="5774409" calcext:value-type="float">
            <text:p>5774409</text:p>
          </table:table-cell>
          <table:table-cell table:formula="of:=[.I382]*[.I382]" office:value-type="float" office:value="2140369" calcext:value-type="float">
            <text:p>2140369</text:p>
          </table:table-cell>
          <table:table-cell table:formula="of:=[.J382]*[.J38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4033" calcext:value-type="float">
            <text:p>4033</text:p>
          </table:table-cell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83]*[.D383]" office:value-type="float" office:value="16265089" calcext:value-type="float">
            <text:p>16265089</text:p>
          </table:table-cell>
          <table:table-cell table:formula="of:=[.E383]*[.E383]" office:value-type="float" office:value="13329801" calcext:value-type="float">
            <text:p>13329801</text:p>
          </table:table-cell>
          <table:table-cell table:formula="of:=[.F383]*[.F383]" office:value-type="float" office:value="10336225" calcext:value-type="float">
            <text:p>10336225</text:p>
          </table:table-cell>
          <table:table-cell table:formula="of:=[.G383]*[.G383]" office:value-type="float" office:value="8898289" calcext:value-type="float">
            <text:p>8898289</text:p>
          </table:table-cell>
          <table:table-cell table:formula="of:=[.H383]*[.H383]" office:value-type="float" office:value="5654884" calcext:value-type="float">
            <text:p>5654884</text:p>
          </table:table-cell>
          <table:table-cell table:formula="of:=[.I383]*[.I383]" office:value-type="float" office:value="2140369" calcext:value-type="float">
            <text:p>2140369</text:p>
          </table:table-cell>
          <table:table-cell table:formula="of:=[.J383]*[.J38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4003" calcext:value-type="float">
            <text:p>4003</text:p>
          </table:table-cell>
          <table:table-cell office:value-type="float" office:value="3639" calcext:value-type="float">
            <text:p>3639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87" calcext:value-type="float">
            <text:p>2387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384]*[.D384]" office:value-type="float" office:value="16024009" calcext:value-type="float">
            <text:p>16024009</text:p>
          </table:table-cell>
          <table:table-cell table:formula="of:=[.E384]*[.E384]" office:value-type="float" office:value="13242321" calcext:value-type="float">
            <text:p>13242321</text:p>
          </table:table-cell>
          <table:table-cell table:formula="of:=[.F384]*[.F384]" office:value-type="float" office:value="10439361" calcext:value-type="float">
            <text:p>10439361</text:p>
          </table:table-cell>
          <table:table-cell table:formula="of:=[.G384]*[.G384]" office:value-type="float" office:value="8317456" calcext:value-type="float">
            <text:p>8317456</text:p>
          </table:table-cell>
          <table:table-cell table:formula="of:=[.H384]*[.H384]" office:value-type="float" office:value="5697769" calcext:value-type="float">
            <text:p>5697769</text:p>
          </table:table-cell>
          <table:table-cell table:formula="of:=[.I384]*[.I384]" office:value-type="float" office:value="2099601" calcext:value-type="float">
            <text:p>2099601</text:p>
          </table:table-cell>
          <table:table-cell table:formula="of:=[.J384]*[.J384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910" calcext:value-type="float">
            <text:p>2910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385]*[.D385]" office:value-type="float" office:value="16080100" calcext:value-type="float">
            <text:p>16080100</text:p>
          </table:table-cell>
          <table:table-cell table:formula="of:=[.E385]*[.E385]" office:value-type="float" office:value="13446889" calcext:value-type="float">
            <text:p>13446889</text:p>
          </table:table-cell>
          <table:table-cell table:formula="of:=[.F385]*[.F385]" office:value-type="float" office:value="10407076" calcext:value-type="float">
            <text:p>10407076</text:p>
          </table:table-cell>
          <table:table-cell table:formula="of:=[.G385]*[.G385]" office:value-type="float" office:value="8468100" calcext:value-type="float">
            <text:p>8468100</text:p>
          </table:table-cell>
          <table:table-cell table:formula="of:=[.H385]*[.H385]" office:value-type="float" office:value="5697769" calcext:value-type="float">
            <text:p>5697769</text:p>
          </table:table-cell>
          <table:table-cell table:formula="of:=[.I385]*[.I385]" office:value-type="float" office:value="2146225" calcext:value-type="float">
            <text:p>2146225</text:p>
          </table:table-cell>
          <table:table-cell table:formula="of:=[.J385]*[.J385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4047" calcext:value-type="float">
            <text:p>4047</text:p>
          </table:table-cell>
          <table:table-cell office:value-type="float" office:value="3660" calcext:value-type="float">
            <text:p>3660</text:p>
          </table:table-cell>
          <table:table-cell office:value-type="float" office:value="3203" calcext:value-type="float">
            <text:p>3203</text:p>
          </table:table-cell>
          <table:table-cell office:value-type="float" office:value="2915" calcext:value-type="float">
            <text:p>2915</text:p>
          </table:table-cell>
          <table:table-cell office:value-type="float" office:value="2392" calcext:value-type="float">
            <text:p>2392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386]*[.D386]" office:value-type="float" office:value="16378209" calcext:value-type="float">
            <text:p>16378209</text:p>
          </table:table-cell>
          <table:table-cell table:formula="of:=[.E386]*[.E386]" office:value-type="float" office:value="13395600" calcext:value-type="float">
            <text:p>13395600</text:p>
          </table:table-cell>
          <table:table-cell table:formula="of:=[.F386]*[.F386]" office:value-type="float" office:value="10259209" calcext:value-type="float">
            <text:p>10259209</text:p>
          </table:table-cell>
          <table:table-cell table:formula="of:=[.G386]*[.G386]" office:value-type="float" office:value="8497225" calcext:value-type="float">
            <text:p>8497225</text:p>
          </table:table-cell>
          <table:table-cell table:formula="of:=[.H386]*[.H386]" office:value-type="float" office:value="5721664" calcext:value-type="float">
            <text:p>5721664</text:p>
          </table:table-cell>
          <table:table-cell table:formula="of:=[.I386]*[.I386]" office:value-type="float" office:value="2187441" calcext:value-type="float">
            <text:p>2187441</text:p>
          </table:table-cell>
          <table:table-cell table:formula="of:=[.J386]*[.J386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4026" calcext:value-type="float">
            <text:p>4026</text:p>
          </table:table-cell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40" calcext:value-type="float">
            <text:p>2940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387]*[.D387]" office:value-type="float" office:value="16208676" calcext:value-type="float">
            <text:p>16208676</text:p>
          </table:table-cell>
          <table:table-cell table:formula="of:=[.E387]*[.E387]" office:value-type="float" office:value="13520329" calcext:value-type="float">
            <text:p>13520329</text:p>
          </table:table-cell>
          <table:table-cell table:formula="of:=[.F387]*[.F387]" office:value-type="float" office:value="10182481" calcext:value-type="float">
            <text:p>10182481</text:p>
          </table:table-cell>
          <table:table-cell table:formula="of:=[.G387]*[.G387]" office:value-type="float" office:value="8643600" calcext:value-type="float">
            <text:p>8643600</text:p>
          </table:table-cell>
          <table:table-cell table:formula="of:=[.H387]*[.H387]" office:value-type="float" office:value="5822569" calcext:value-type="float">
            <text:p>5822569</text:p>
          </table:table-cell>
          <table:table-cell table:formula="of:=[.I387]*[.I387]" office:value-type="float" office:value="2181529" calcext:value-type="float">
            <text:p>2181529</text:p>
          </table:table-cell>
          <table:table-cell table:formula="of:=[.J387]*[.J387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61" calcext:value-type="float">
            <text:p>2861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388]*[.D388]" office:value-type="float" office:value="15984004" calcext:value-type="float">
            <text:p>15984004</text:p>
          </table:table-cell>
          <table:table-cell table:formula="of:=[.E388]*[.E388]" office:value-type="float" office:value="13432225" calcext:value-type="float">
            <text:p>13432225</text:p>
          </table:table-cell>
          <table:table-cell table:formula="of:=[.F388]*[.F388]" office:value-type="float" office:value="10272025" calcext:value-type="float">
            <text:p>10272025</text:p>
          </table:table-cell>
          <table:table-cell table:formula="of:=[.G388]*[.G388]" office:value-type="float" office:value="8185321" calcext:value-type="float">
            <text:p>8185321</text:p>
          </table:table-cell>
          <table:table-cell table:formula="of:=[.H388]*[.H388]" office:value-type="float" office:value="5697769" calcext:value-type="float">
            <text:p>5697769</text:p>
          </table:table-cell>
          <table:table-cell table:formula="of:=[.I388]*[.I388]" office:value-type="float" office:value="2160900" calcext:value-type="float">
            <text:p>2160900</text:p>
          </table:table-cell>
          <table:table-cell table:formula="of:=[.J388]*[.J388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3975" calcext:value-type="float">
            <text:p>3975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389]*[.D389]" office:value-type="float" office:value="15800625" calcext:value-type="float">
            <text:p>15800625</text:p>
          </table:table-cell>
          <table:table-cell table:formula="of:=[.E389]*[.E389]" office:value-type="float" office:value="13483584" calcext:value-type="float">
            <text:p>13483584</text:p>
          </table:table-cell>
          <table:table-cell table:formula="of:=[.F389]*[.F389]" office:value-type="float" office:value="10394176" calcext:value-type="float">
            <text:p>10394176</text:p>
          </table:table-cell>
          <table:table-cell table:formula="of:=[.G389]*[.G389]" office:value-type="float" office:value="8317456" calcext:value-type="float">
            <text:p>8317456</text:p>
          </table:table-cell>
          <table:table-cell table:formula="of:=[.H389]*[.H389]" office:value-type="float" office:value="5822569" calcext:value-type="float">
            <text:p>5822569</text:p>
          </table:table-cell>
          <table:table-cell table:formula="of:=[.I389]*[.I389]" office:value-type="float" office:value="2146225" calcext:value-type="float">
            <text:p>2146225</text:p>
          </table:table-cell>
          <table:table-cell table:formula="of:=[.J389]*[.J389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390]*[.D390]" office:value-type="float" office:value="16096144" calcext:value-type="float">
            <text:p>16096144</text:p>
          </table:table-cell>
          <table:table-cell table:formula="of:=[.E390]*[.E390]" office:value-type="float" office:value="13380964" calcext:value-type="float">
            <text:p>13380964</text:p>
          </table:table-cell>
          <table:table-cell table:formula="of:=[.F390]*[.F390]" office:value-type="float" office:value="10349089" calcext:value-type="float">
            <text:p>10349089</text:p>
          </table:table-cell>
          <table:table-cell table:formula="of:=[.G390]*[.G390]" office:value-type="float" office:value="8427409" calcext:value-type="float">
            <text:p>8427409</text:p>
          </table:table-cell>
          <table:table-cell table:formula="of:=[.H390]*[.H390]" office:value-type="float" office:value="5697769" calcext:value-type="float">
            <text:p>5697769</text:p>
          </table:table-cell>
          <table:table-cell table:formula="of:=[.I390]*[.I390]" office:value-type="float" office:value="2187441" calcext:value-type="float">
            <text:p>2187441</text:p>
          </table:table-cell>
          <table:table-cell table:formula="of:=[.J390]*[.J39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391]*[.D391]" office:value-type="float" office:value="16321600" calcext:value-type="float">
            <text:p>16321600</text:p>
          </table:table-cell>
          <table:table-cell table:formula="of:=[.E391]*[.E391]" office:value-type="float" office:value="13366336" calcext:value-type="float">
            <text:p>13366336</text:p>
          </table:table-cell>
          <table:table-cell table:formula="of:=[.F391]*[.F391]" office:value-type="float" office:value="10349089" calcext:value-type="float">
            <text:p>10349089</text:p>
          </table:table-cell>
          <table:table-cell table:formula="of:=[.G391]*[.G391]" office:value-type="float" office:value="8427409" calcext:value-type="float">
            <text:p>8427409</text:p>
          </table:table-cell>
          <table:table-cell table:formula="of:=[.H391]*[.H391]" office:value-type="float" office:value="5856400" calcext:value-type="float">
            <text:p>5856400</text:p>
          </table:table-cell>
          <table:table-cell table:formula="of:=[.I391]*[.I391]" office:value-type="float" office:value="2155024" calcext:value-type="float">
            <text:p>2155024</text:p>
          </table:table-cell>
          <table:table-cell table:formula="of:=[.J391]*[.J39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4054" calcext:value-type="float">
            <text:p>4054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392]*[.D392]" office:value-type="float" office:value="16434916" calcext:value-type="float">
            <text:p>16434916</text:p>
          </table:table-cell>
          <table:table-cell table:formula="of:=[.E392]*[.E392]" office:value-type="float" office:value="13344409" calcext:value-type="float">
            <text:p>13344409</text:p>
          </table:table-cell>
          <table:table-cell table:formula="of:=[.F392]*[.F392]" office:value-type="float" office:value="10336225" calcext:value-type="float">
            <text:p>10336225</text:p>
          </table:table-cell>
          <table:table-cell table:formula="of:=[.G392]*[.G392]" office:value-type="float" office:value="8456464" calcext:value-type="float">
            <text:p>8456464</text:p>
          </table:table-cell>
          <table:table-cell table:formula="of:=[.H392]*[.H392]" office:value-type="float" office:value="5697769" calcext:value-type="float">
            <text:p>5697769</text:p>
          </table:table-cell>
          <table:table-cell table:formula="of:=[.I392]*[.I392]" office:value-type="float" office:value="2160900" calcext:value-type="float">
            <text:p>2160900</text:p>
          </table:table-cell>
          <table:table-cell table:formula="of:=[.J392]*[.J39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4050" calcext:value-type="float">
            <text:p>4050</text:p>
          </table:table-cell>
          <table:table-cell office:value-type="float" office:value="3665" calcext:value-type="float">
            <text:p>3665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387" calcext:value-type="float">
            <text:p>2387</text:p>
          </table:table-cell>
          <table:table-cell office:value-type="float" office:value="1454" calcext:value-type="float">
            <text:p>1454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393]*[.D393]" office:value-type="float" office:value="16402500" calcext:value-type="float">
            <text:p>16402500</text:p>
          </table:table-cell>
          <table:table-cell table:formula="of:=[.E393]*[.E393]" office:value-type="float" office:value="13432225" calcext:value-type="float">
            <text:p>13432225</text:p>
          </table:table-cell>
          <table:table-cell table:formula="of:=[.F393]*[.F393]" office:value-type="float" office:value="10381284" calcext:value-type="float">
            <text:p>10381284</text:p>
          </table:table-cell>
          <table:table-cell table:formula="of:=[.G393]*[.G393]" office:value-type="float" office:value="8479744" calcext:value-type="float">
            <text:p>8479744</text:p>
          </table:table-cell>
          <table:table-cell table:formula="of:=[.H393]*[.H393]" office:value-type="float" office:value="5697769" calcext:value-type="float">
            <text:p>5697769</text:p>
          </table:table-cell>
          <table:table-cell table:formula="of:=[.I393]*[.I393]" office:value-type="float" office:value="2114116" calcext:value-type="float">
            <text:p>2114116</text:p>
          </table:table-cell>
          <table:table-cell table:formula="of:=[.J393]*[.J39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4017" calcext:value-type="float">
            <text:p>4017</text:p>
          </table:table-cell>
          <table:table-cell office:value-type="float" office:value="3677" calcext:value-type="float">
            <text:p>3677</text:p>
          </table:table-cell>
          <table:table-cell office:value-type="float" office:value="3205" calcext:value-type="float">
            <text:p>3205</text:p>
          </table:table-cell>
          <table:table-cell office:value-type="float" office:value="2893" calcext:value-type="float">
            <text:p>2893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394]*[.D394]" office:value-type="float" office:value="16136289" calcext:value-type="float">
            <text:p>16136289</text:p>
          </table:table-cell>
          <table:table-cell table:formula="of:=[.E394]*[.E394]" office:value-type="float" office:value="13520329" calcext:value-type="float">
            <text:p>13520329</text:p>
          </table:table-cell>
          <table:table-cell table:formula="of:=[.F394]*[.F394]" office:value-type="float" office:value="10272025" calcext:value-type="float">
            <text:p>10272025</text:p>
          </table:table-cell>
          <table:table-cell table:formula="of:=[.G394]*[.G394]" office:value-type="float" office:value="8369449" calcext:value-type="float">
            <text:p>8369449</text:p>
          </table:table-cell>
          <table:table-cell table:formula="of:=[.H394]*[.H394]" office:value-type="float" office:value="5707321" calcext:value-type="float">
            <text:p>5707321</text:p>
          </table:table-cell>
          <table:table-cell table:formula="of:=[.I394]*[.I394]" office:value-type="float" office:value="2146225" calcext:value-type="float">
            <text:p>2146225</text:p>
          </table:table-cell>
          <table:table-cell table:formula="of:=[.J394]*[.J39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36" calcext:value-type="float">
            <text:p>3236</text:p>
          </table:table-cell>
          <table:table-cell office:value-type="float" office:value="2910" calcext:value-type="float">
            <text:p>2910</text:p>
          </table:table-cell>
          <table:table-cell office:value-type="float" office:value="2438" calcext:value-type="float">
            <text:p>2438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395]*[.D395]" office:value-type="float" office:value="15984004" calcext:value-type="float">
            <text:p>15984004</text:p>
          </table:table-cell>
          <table:table-cell table:formula="of:=[.E395]*[.E395]" office:value-type="float" office:value="13432225" calcext:value-type="float">
            <text:p>13432225</text:p>
          </table:table-cell>
          <table:table-cell table:formula="of:=[.F395]*[.F395]" office:value-type="float" office:value="10471696" calcext:value-type="float">
            <text:p>10471696</text:p>
          </table:table-cell>
          <table:table-cell table:formula="of:=[.G395]*[.G395]" office:value-type="float" office:value="8468100" calcext:value-type="float">
            <text:p>8468100</text:p>
          </table:table-cell>
          <table:table-cell table:formula="of:=[.H395]*[.H395]" office:value-type="float" office:value="5943844" calcext:value-type="float">
            <text:p>5943844</text:p>
          </table:table-cell>
          <table:table-cell table:formula="of:=[.I395]*[.I395]" office:value-type="float" office:value="2181529" calcext:value-type="float">
            <text:p>2181529</text:p>
          </table:table-cell>
          <table:table-cell table:formula="of:=[.J395]*[.J39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1" calcext:value-type="float">
            <text:p>1461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396]*[.D396]" office:value-type="float" office:value="16265089" calcext:value-type="float">
            <text:p>16265089</text:p>
          </table:table-cell>
          <table:table-cell table:formula="of:=[.E396]*[.E396]" office:value-type="float" office:value="13315201" calcext:value-type="float">
            <text:p>13315201</text:p>
          </table:table-cell>
          <table:table-cell table:formula="of:=[.F396]*[.F396]" office:value-type="float" office:value="10272025" calcext:value-type="float">
            <text:p>10272025</text:p>
          </table:table-cell>
          <table:table-cell table:formula="of:=[.G396]*[.G396]" office:value-type="float" office:value="8549776" calcext:value-type="float">
            <text:p>8549776</text:p>
          </table:table-cell>
          <table:table-cell table:formula="of:=[.H396]*[.H396]" office:value-type="float" office:value="5866084" calcext:value-type="float">
            <text:p>5866084</text:p>
          </table:table-cell>
          <table:table-cell table:formula="of:=[.I396]*[.I396]" office:value-type="float" office:value="2134521" calcext:value-type="float">
            <text:p>2134521</text:p>
          </table:table-cell>
          <table:table-cell table:formula="of:=[.J396]*[.J396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366" calcext:value-type="float">
            <text:p>2366</text:p>
          </table:table-cell>
          <table:table-cell office:value-type="float" office:value="1463" calcext:value-type="float">
            <text:p>1463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397]*[.D397]" office:value-type="float" office:value="16208676" calcext:value-type="float">
            <text:p>16208676</text:p>
          </table:table-cell>
          <table:table-cell table:formula="of:=[.E397]*[.E397]" office:value-type="float" office:value="13344409" calcext:value-type="float">
            <text:p>13344409</text:p>
          </table:table-cell>
          <table:table-cell table:formula="of:=[.F397]*[.F397]" office:value-type="float" office:value="10201636" calcext:value-type="float">
            <text:p>10201636</text:p>
          </table:table-cell>
          <table:table-cell table:formula="of:=[.G397]*[.G397]" office:value-type="float" office:value="8369449" calcext:value-type="float">
            <text:p>8369449</text:p>
          </table:table-cell>
          <table:table-cell table:formula="of:=[.H397]*[.H397]" office:value-type="float" office:value="5597956" calcext:value-type="float">
            <text:p>5597956</text:p>
          </table:table-cell>
          <table:table-cell table:formula="of:=[.I397]*[.I397]" office:value-type="float" office:value="2140369" calcext:value-type="float">
            <text:p>2140369</text:p>
          </table:table-cell>
          <table:table-cell table:formula="of:=[.J397]*[.J397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215" calcext:value-type="float">
            <text:p>3215</text:p>
          </table:table-cell>
          <table:table-cell office:value-type="float" office:value="2919" calcext:value-type="float">
            <text:p>2919</text:p>
          </table:table-cell>
          <table:table-cell office:value-type="float" office:value="2389" calcext:value-type="float">
            <text:p>2389</text:p>
          </table:table-cell>
          <table:table-cell office:value-type="float" office:value="1479" calcext:value-type="float">
            <text:p>1479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398]*[.D398]" office:value-type="float" office:value="16080100" calcext:value-type="float">
            <text:p>16080100</text:p>
          </table:table-cell>
          <table:table-cell table:formula="of:=[.E398]*[.E398]" office:value-type="float" office:value="13417569" calcext:value-type="float">
            <text:p>13417569</text:p>
          </table:table-cell>
          <table:table-cell table:formula="of:=[.F398]*[.F398]" office:value-type="float" office:value="10336225" calcext:value-type="float">
            <text:p>10336225</text:p>
          </table:table-cell>
          <table:table-cell table:formula="of:=[.G398]*[.G398]" office:value-type="float" office:value="8520561" calcext:value-type="float">
            <text:p>8520561</text:p>
          </table:table-cell>
          <table:table-cell table:formula="of:=[.H398]*[.H398]" office:value-type="float" office:value="5707321" calcext:value-type="float">
            <text:p>5707321</text:p>
          </table:table-cell>
          <table:table-cell table:formula="of:=[.I398]*[.I398]" office:value-type="float" office:value="2187441" calcext:value-type="float">
            <text:p>2187441</text:p>
          </table:table-cell>
          <table:table-cell table:formula="of:=[.J398]*[.J398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4026" calcext:value-type="float">
            <text:p>4026</text:p>
          </table:table-cell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399]*[.D399]" office:value-type="float" office:value="16208676" calcext:value-type="float">
            <text:p>16208676</text:p>
          </table:table-cell>
          <table:table-cell table:formula="of:=[.E399]*[.E399]" office:value-type="float" office:value="13264164" calcext:value-type="float">
            <text:p>13264164</text:p>
          </table:table-cell>
          <table:table-cell table:formula="of:=[.F399]*[.F399]" office:value-type="float" office:value="10259209" calcext:value-type="float">
            <text:p>10259209</text:p>
          </table:table-cell>
          <table:table-cell table:formula="of:=[.G399]*[.G399]" office:value-type="float" office:value="8508889" calcext:value-type="float">
            <text:p>8508889</text:p>
          </table:table-cell>
          <table:table-cell table:formula="of:=[.H399]*[.H399]" office:value-type="float" office:value="5531904" calcext:value-type="float">
            <text:p>5531904</text:p>
          </table:table-cell>
          <table:table-cell table:formula="of:=[.I399]*[.I399]" office:value-type="float" office:value="2119936" calcext:value-type="float">
            <text:p>2119936</text:p>
          </table:table-cell>
          <table:table-cell table:formula="of:=[.J399]*[.J399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4036" calcext:value-type="float">
            <text:p>4036</text:p>
          </table:table-cell>
          <table:table-cell office:value-type="float" office:value="3714" calcext:value-type="float">
            <text:p>3714</text:p>
          </table:table-cell>
          <table:table-cell office:value-type="float" office:value="3184" calcext:value-type="float">
            <text:p>3184</text:p>
          </table:table-cell>
          <table:table-cell office:value-type="float" office:value="2879" calcext:value-type="float">
            <text:p>2879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400]*[.D400]" office:value-type="float" office:value="16289296" calcext:value-type="float">
            <text:p>16289296</text:p>
          </table:table-cell>
          <table:table-cell table:formula="of:=[.E400]*[.E400]" office:value-type="float" office:value="13793796" calcext:value-type="float">
            <text:p>13793796</text:p>
          </table:table-cell>
          <table:table-cell table:formula="of:=[.F400]*[.F400]" office:value-type="float" office:value="10137856" calcext:value-type="float">
            <text:p>10137856</text:p>
          </table:table-cell>
          <table:table-cell table:formula="of:=[.G400]*[.G400]" office:value-type="float" office:value="8288641" calcext:value-type="float">
            <text:p>8288641</text:p>
          </table:table-cell>
          <table:table-cell table:formula="of:=[.H400]*[.H400]" office:value-type="float" office:value="5664400" calcext:value-type="float">
            <text:p>5664400</text:p>
          </table:table-cell>
          <table:table-cell table:formula="of:=[.I400]*[.I400]" office:value-type="float" office:value="2187441" calcext:value-type="float">
            <text:p>2187441</text:p>
          </table:table-cell>
          <table:table-cell table:formula="of:=[.J400]*[.J40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01]*[.D401]" office:value-type="float" office:value="16168441" calcext:value-type="float">
            <text:p>16168441</text:p>
          </table:table-cell>
          <table:table-cell table:formula="of:=[.E401]*[.E401]" office:value-type="float" office:value="13395600" calcext:value-type="float">
            <text:p>13395600</text:p>
          </table:table-cell>
          <table:table-cell table:formula="of:=[.F401]*[.F401]" office:value-type="float" office:value="10381284" calcext:value-type="float">
            <text:p>10381284</text:p>
          </table:table-cell>
          <table:table-cell table:formula="of:=[.G401]*[.G401]" office:value-type="float" office:value="8328996" calcext:value-type="float">
            <text:p>8328996</text:p>
          </table:table-cell>
          <table:table-cell table:formula="of:=[.H401]*[.H401]" office:value-type="float" office:value="5673924" calcext:value-type="float">
            <text:p>5673924</text:p>
          </table:table-cell>
          <table:table-cell table:formula="of:=[.I401]*[.I401]" office:value-type="float" office:value="2114116" calcext:value-type="float">
            <text:p>2114116</text:p>
          </table:table-cell>
          <table:table-cell table:formula="of:=[.J401]*[.J401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3984" calcext:value-type="float">
            <text:p>3984</text:p>
          </table:table-cell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402]*[.D402]" office:value-type="float" office:value="15872256" calcext:value-type="float">
            <text:p>15872256</text:p>
          </table:table-cell>
          <table:table-cell table:formula="of:=[.E402]*[.E402]" office:value-type="float" office:value="13468900" calcext:value-type="float">
            <text:p>13468900</text:p>
          </table:table-cell>
          <table:table-cell table:formula="of:=[.F402]*[.F402]" office:value-type="float" office:value="10336225" calcext:value-type="float">
            <text:p>10336225</text:p>
          </table:table-cell>
          <table:table-cell table:formula="of:=[.G402]*[.G402]" office:value-type="float" office:value="8561476" calcext:value-type="float">
            <text:p>8561476</text:p>
          </table:table-cell>
          <table:table-cell table:formula="of:=[.H402]*[.H402]" office:value-type="float" office:value="5654884" calcext:value-type="float">
            <text:p>5654884</text:p>
          </table:table-cell>
          <table:table-cell table:formula="of:=[.I402]*[.I402]" office:value-type="float" office:value="2155024" calcext:value-type="float">
            <text:p>2155024</text:p>
          </table:table-cell>
          <table:table-cell table:formula="of:=[.J402]*[.J402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4050" calcext:value-type="float">
            <text:p>4050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403]*[.D403]" office:value-type="float" office:value="16402500" calcext:value-type="float">
            <text:p>16402500</text:p>
          </table:table-cell>
          <table:table-cell table:formula="of:=[.E403]*[.E403]" office:value-type="float" office:value="13417569" calcext:value-type="float">
            <text:p>13417569</text:p>
          </table:table-cell>
          <table:table-cell table:formula="of:=[.F403]*[.F403]" office:value-type="float" office:value="10304100" calcext:value-type="float">
            <text:p>10304100</text:p>
          </table:table-cell>
          <table:table-cell table:formula="of:=[.G403]*[.G403]" office:value-type="float" office:value="8277129" calcext:value-type="float">
            <text:p>8277129</text:p>
          </table:table-cell>
          <table:table-cell table:formula="of:=[.H403]*[.H403]" office:value-type="float" office:value="5740816" calcext:value-type="float">
            <text:p>5740816</text:p>
          </table:table-cell>
          <table:table-cell table:formula="of:=[.I403]*[.I403]" office:value-type="float" office:value="2155024" calcext:value-type="float">
            <text:p>2155024</text:p>
          </table:table-cell>
          <table:table-cell table:formula="of:=[.J403]*[.J403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82" calcext:value-type="float">
            <text:p>1482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404]*[.D404]" office:value-type="float" office:value="16491721" calcext:value-type="float">
            <text:p>16491721</text:p>
          </table:table-cell>
          <table:table-cell table:formula="of:=[.E404]*[.E404]" office:value-type="float" office:value="13417569" calcext:value-type="float">
            <text:p>13417569</text:p>
          </table:table-cell>
          <table:table-cell table:formula="of:=[.F404]*[.F404]" office:value-type="float" office:value="10316944" calcext:value-type="float">
            <text:p>10316944</text:p>
          </table:table-cell>
          <table:table-cell table:formula="of:=[.G404]*[.G404]" office:value-type="float" office:value="8328996" calcext:value-type="float">
            <text:p>8328996</text:p>
          </table:table-cell>
          <table:table-cell table:formula="of:=[.H404]*[.H404]" office:value-type="float" office:value="5924356" calcext:value-type="float">
            <text:p>5924356</text:p>
          </table:table-cell>
          <table:table-cell table:formula="of:=[.I404]*[.I404]" office:value-type="float" office:value="2196324" calcext:value-type="float">
            <text:p>2196324</text:p>
          </table:table-cell>
          <table:table-cell table:formula="of:=[.J404]*[.J404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4061" calcext:value-type="float">
            <text:p>4061</text:p>
          </table:table-cell>
          <table:table-cell office:value-type="float" office:value="3691" calcext:value-type="float">
            <text:p>3691</text:p>
          </table:table-cell>
          <table:table-cell office:value-type="float" office:value="3226" calcext:value-type="float">
            <text:p>3226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63" calcext:value-type="float">
            <text:p>1463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05]*[.D405]" office:value-type="float" office:value="16491721" calcext:value-type="float">
            <text:p>16491721</text:p>
          </table:table-cell>
          <table:table-cell table:formula="of:=[.E405]*[.E405]" office:value-type="float" office:value="13623481" calcext:value-type="float">
            <text:p>13623481</text:p>
          </table:table-cell>
          <table:table-cell table:formula="of:=[.F405]*[.F405]" office:value-type="float" office:value="10407076" calcext:value-type="float">
            <text:p>10407076</text:p>
          </table:table-cell>
          <table:table-cell table:formula="of:=[.G405]*[.G405]" office:value-type="float" office:value="8357881" calcext:value-type="float">
            <text:p>8357881</text:p>
          </table:table-cell>
          <table:table-cell table:formula="of:=[.H405]*[.H405]" office:value-type="float" office:value="5958481" calcext:value-type="float">
            <text:p>5958481</text:p>
          </table:table-cell>
          <table:table-cell table:formula="of:=[.I405]*[.I405]" office:value-type="float" office:value="2140369" calcext:value-type="float">
            <text:p>2140369</text:p>
          </table:table-cell>
          <table:table-cell table:formula="of:=[.J405]*[.J40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4043" calcext:value-type="float">
            <text:p>4043</text:p>
          </table:table-cell>
          <table:table-cell office:value-type="float" office:value="3705" calcext:value-type="float">
            <text:p>370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406]*[.D406]" office:value-type="float" office:value="16345849" calcext:value-type="float">
            <text:p>16345849</text:p>
          </table:table-cell>
          <table:table-cell table:formula="of:=[.E406]*[.E406]" office:value-type="float" office:value="13727025" calcext:value-type="float">
            <text:p>13727025</text:p>
          </table:table-cell>
          <table:table-cell table:formula="of:=[.F406]*[.F406]" office:value-type="float" office:value="10349089" calcext:value-type="float">
            <text:p>10349089</text:p>
          </table:table-cell>
          <table:table-cell table:formula="of:=[.G406]*[.G406]" office:value-type="float" office:value="8369449" calcext:value-type="float">
            <text:p>8369449</text:p>
          </table:table-cell>
          <table:table-cell table:formula="of:=[.H406]*[.H406]" office:value-type="float" office:value="5550736" calcext:value-type="float">
            <text:p>5550736</text:p>
          </table:table-cell>
          <table:table-cell table:formula="of:=[.I406]*[.I406]" office:value-type="float" office:value="2155024" calcext:value-type="float">
            <text:p>2155024</text:p>
          </table:table-cell>
          <table:table-cell table:formula="of:=[.J406]*[.J40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29" calcext:value-type="float">
            <text:p>3229</text:p>
          </table:table-cell>
          <table:table-cell office:value-type="float" office:value="2863" calcext:value-type="float">
            <text:p>2863</text:p>
          </table:table-cell>
          <table:table-cell office:value-type="float" office:value="2378" calcext:value-type="float">
            <text:p>2378</text:p>
          </table:table-cell>
          <table:table-cell office:value-type="float" office:value="1451" calcext:value-type="float">
            <text:p>1451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07]*[.D407]" office:value-type="float" office:value="16096144" calcext:value-type="float">
            <text:p>16096144</text:p>
          </table:table-cell>
          <table:table-cell table:formula="of:=[.E407]*[.E407]" office:value-type="float" office:value="13601344" calcext:value-type="float">
            <text:p>13601344</text:p>
          </table:table-cell>
          <table:table-cell table:formula="of:=[.F407]*[.F407]" office:value-type="float" office:value="10426441" calcext:value-type="float">
            <text:p>10426441</text:p>
          </table:table-cell>
          <table:table-cell table:formula="of:=[.G407]*[.G407]" office:value-type="float" office:value="8196769" calcext:value-type="float">
            <text:p>8196769</text:p>
          </table:table-cell>
          <table:table-cell table:formula="of:=[.H407]*[.H407]" office:value-type="float" office:value="5654884" calcext:value-type="float">
            <text:p>5654884</text:p>
          </table:table-cell>
          <table:table-cell table:formula="of:=[.I407]*[.I407]" office:value-type="float" office:value="2105401" calcext:value-type="float">
            <text:p>2105401</text:p>
          </table:table-cell>
          <table:table-cell table:formula="of:=[.J407]*[.J407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4005" calcext:value-type="float">
            <text:p>4005</text:p>
          </table:table-cell>
          <table:table-cell office:value-type="float" office:value="3667" calcext:value-type="float">
            <text:p>3667</text:p>
          </table:table-cell>
          <table:table-cell office:value-type="float" office:value="3210" calcext:value-type="float">
            <text:p>3210</text:p>
          </table:table-cell>
          <table:table-cell office:value-type="float" office:value="2922" calcext:value-type="float">
            <text:p>2922</text:p>
          </table:table-cell>
          <table:table-cell office:value-type="float" office:value="2370" calcext:value-type="float">
            <text:p>237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408]*[.D408]" office:value-type="float" office:value="16040025" calcext:value-type="float">
            <text:p>16040025</text:p>
          </table:table-cell>
          <table:table-cell table:formula="of:=[.E408]*[.E408]" office:value-type="float" office:value="13446889" calcext:value-type="float">
            <text:p>13446889</text:p>
          </table:table-cell>
          <table:table-cell table:formula="of:=[.F408]*[.F408]" office:value-type="float" office:value="10304100" calcext:value-type="float">
            <text:p>10304100</text:p>
          </table:table-cell>
          <table:table-cell table:formula="of:=[.G408]*[.G408]" office:value-type="float" office:value="8538084" calcext:value-type="float">
            <text:p>8538084</text:p>
          </table:table-cell>
          <table:table-cell table:formula="of:=[.H408]*[.H408]" office:value-type="float" office:value="5616900" calcext:value-type="float">
            <text:p>5616900</text:p>
          </table:table-cell>
          <table:table-cell table:formula="of:=[.I408]*[.I408]" office:value-type="float" office:value="2175625" calcext:value-type="float">
            <text:p>2175625</text:p>
          </table:table-cell>
          <table:table-cell table:formula="of:=[.J408]*[.J40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4036" calcext:value-type="float">
            <text:p>4036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68" calcext:value-type="float">
            <text:p>2368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409]*[.D409]" office:value-type="float" office:value="16289296" calcext:value-type="float">
            <text:p>16289296</text:p>
          </table:table-cell>
          <table:table-cell table:formula="of:=[.E409]*[.E409]" office:value-type="float" office:value="13432225" calcext:value-type="float">
            <text:p>13432225</text:p>
          </table:table-cell>
          <table:table-cell table:formula="of:=[.F409]*[.F409]" office:value-type="float" office:value="10316944" calcext:value-type="float">
            <text:p>10316944</text:p>
          </table:table-cell>
          <table:table-cell table:formula="of:=[.G409]*[.G409]" office:value-type="float" office:value="8248384" calcext:value-type="float">
            <text:p>8248384</text:p>
          </table:table-cell>
          <table:table-cell table:formula="of:=[.H409]*[.H409]" office:value-type="float" office:value="5607424" calcext:value-type="float">
            <text:p>5607424</text:p>
          </table:table-cell>
          <table:table-cell table:formula="of:=[.I409]*[.I409]" office:value-type="float" office:value="2085136" calcext:value-type="float">
            <text:p>2085136</text:p>
          </table:table-cell>
          <table:table-cell table:formula="of:=[.J409]*[.J40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054" calcext:value-type="float">
            <text:p>4054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2959" calcext:value-type="float">
            <text:p>2959</text:p>
          </table:table-cell>
          <table:table-cell office:value-type="float" office:value="2406" calcext:value-type="float">
            <text:p>2406</text:p>
          </table:table-cell>
          <table:table-cell office:value-type="float" office:value="1475" calcext:value-type="float">
            <text:p>1475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410]*[.D410]" office:value-type="float" office:value="16434916" calcext:value-type="float">
            <text:p>16434916</text:p>
          </table:table-cell>
          <table:table-cell table:formula="of:=[.E410]*[.E410]" office:value-type="float" office:value="13278736" calcext:value-type="float">
            <text:p>13278736</text:p>
          </table:table-cell>
          <table:table-cell table:formula="of:=[.F410]*[.F410]" office:value-type="float" office:value="10361961" calcext:value-type="float">
            <text:p>10361961</text:p>
          </table:table-cell>
          <table:table-cell table:formula="of:=[.G410]*[.G410]" office:value-type="float" office:value="8755681" calcext:value-type="float">
            <text:p>8755681</text:p>
          </table:table-cell>
          <table:table-cell table:formula="of:=[.H410]*[.H410]" office:value-type="float" office:value="5788836" calcext:value-type="float">
            <text:p>5788836</text:p>
          </table:table-cell>
          <table:table-cell table:formula="of:=[.I410]*[.I410]" office:value-type="float" office:value="2175625" calcext:value-type="float">
            <text:p>2175625</text:p>
          </table:table-cell>
          <table:table-cell table:formula="of:=[.J410]*[.J410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000" calcext:value-type="float">
            <text:p>4000</text:p>
          </table:table-cell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72" calcext:value-type="float">
            <text:p>2872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11]*[.D411]" office:value-type="float" office:value="16000000" calcext:value-type="float">
            <text:p>16000000</text:p>
          </table:table-cell>
          <table:table-cell table:formula="of:=[.E411]*[.E411]" office:value-type="float" office:value="13446889" calcext:value-type="float">
            <text:p>13446889</text:p>
          </table:table-cell>
          <table:table-cell table:formula="of:=[.F411]*[.F411]" office:value-type="float" office:value="10246401" calcext:value-type="float">
            <text:p>10246401</text:p>
          </table:table-cell>
          <table:table-cell table:formula="of:=[.G411]*[.G411]" office:value-type="float" office:value="8248384" calcext:value-type="float">
            <text:p>8248384</text:p>
          </table:table-cell>
          <table:table-cell table:formula="of:=[.H411]*[.H411]" office:value-type="float" office:value="5866084" calcext:value-type="float">
            <text:p>5866084</text:p>
          </table:table-cell>
          <table:table-cell table:formula="of:=[.I411]*[.I411]" office:value-type="float" office:value="2140369" calcext:value-type="float">
            <text:p>2140369</text:p>
          </table:table-cell>
          <table:table-cell table:formula="of:=[.J411]*[.J411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12]*[.D412]" office:value-type="float" office:value="16248961" calcext:value-type="float">
            <text:p>16248961</text:p>
          </table:table-cell>
          <table:table-cell table:formula="of:=[.E412]*[.E412]" office:value-type="float" office:value="13498276" calcext:value-type="float">
            <text:p>13498276</text:p>
          </table:table-cell>
          <table:table-cell table:formula="of:=[.F412]*[.F412]" office:value-type="float" office:value="10169721" calcext:value-type="float">
            <text:p>10169721</text:p>
          </table:table-cell>
          <table:table-cell table:formula="of:=[.G412]*[.G412]" office:value-type="float" office:value="8357881" calcext:value-type="float">
            <text:p>8357881</text:p>
          </table:table-cell>
          <table:table-cell table:formula="of:=[.H412]*[.H412]" office:value-type="float" office:value="5697769" calcext:value-type="float">
            <text:p>5697769</text:p>
          </table:table-cell>
          <table:table-cell table:formula="of:=[.I412]*[.I412]" office:value-type="float" office:value="2166784" calcext:value-type="float">
            <text:p>2166784</text:p>
          </table:table-cell>
          <table:table-cell table:formula="of:=[.J412]*[.J41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210" calcext:value-type="float">
            <text:p>3210</text:p>
          </table:table-cell>
          <table:table-cell office:value-type="float" office:value="2900" calcext:value-type="float">
            <text:p>2900</text:p>
          </table:table-cell>
          <table:table-cell office:value-type="float" office:value="2399" calcext:value-type="float">
            <text:p>2399</text:p>
          </table:table-cell>
          <table:table-cell office:value-type="float" office:value="1482" calcext:value-type="float">
            <text:p>1482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413]*[.D413]" office:value-type="float" office:value="16418704" calcext:value-type="float">
            <text:p>16418704</text:p>
          </table:table-cell>
          <table:table-cell table:formula="of:=[.E413]*[.E413]" office:value-type="float" office:value="13395600" calcext:value-type="float">
            <text:p>13395600</text:p>
          </table:table-cell>
          <table:table-cell table:formula="of:=[.F413]*[.F413]" office:value-type="float" office:value="10304100" calcext:value-type="float">
            <text:p>10304100</text:p>
          </table:table-cell>
          <table:table-cell table:formula="of:=[.G413]*[.G413]" office:value-type="float" office:value="8410000" calcext:value-type="float">
            <text:p>8410000</text:p>
          </table:table-cell>
          <table:table-cell table:formula="of:=[.H413]*[.H413]" office:value-type="float" office:value="5755201" calcext:value-type="float">
            <text:p>5755201</text:p>
          </table:table-cell>
          <table:table-cell table:formula="of:=[.I413]*[.I413]" office:value-type="float" office:value="2196324" calcext:value-type="float">
            <text:p>2196324</text:p>
          </table:table-cell>
          <table:table-cell table:formula="of:=[.J413]*[.J413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4029" calcext:value-type="float">
            <text:p>4029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414]*[.D414]" office:value-type="float" office:value="16232841" calcext:value-type="float">
            <text:p>16232841</text:p>
          </table:table-cell>
          <table:table-cell table:formula="of:=[.E414]*[.E414]" office:value-type="float" office:value="13366336" calcext:value-type="float">
            <text:p>13366336</text:p>
          </table:table-cell>
          <table:table-cell table:formula="of:=[.F414]*[.F414]" office:value-type="float" office:value="10246401" calcext:value-type="float">
            <text:p>10246401</text:p>
          </table:table-cell>
          <table:table-cell table:formula="of:=[.G414]*[.G414]" office:value-type="float" office:value="8305924" calcext:value-type="float">
            <text:p>8305924</text:p>
          </table:table-cell>
          <table:table-cell table:formula="of:=[.H414]*[.H414]" office:value-type="float" office:value="5697769" calcext:value-type="float">
            <text:p>5697769</text:p>
          </table:table-cell>
          <table:table-cell table:formula="of:=[.I414]*[.I414]" office:value-type="float" office:value="2166784" calcext:value-type="float">
            <text:p>2166784</text:p>
          </table:table-cell>
          <table:table-cell table:formula="of:=[.J414]*[.J414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4040" calcext:value-type="float">
            <text:p>4040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50" calcext:value-type="float">
            <text:p>2950</text:p>
          </table:table-cell>
          <table:table-cell office:value-type="float" office:value="2399" calcext:value-type="float">
            <text:p>2399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415]*[.D415]" office:value-type="float" office:value="16321600" calcext:value-type="float">
            <text:p>16321600</text:p>
          </table:table-cell>
          <table:table-cell table:formula="of:=[.E415]*[.E415]" office:value-type="float" office:value="13344409" calcext:value-type="float">
            <text:p>13344409</text:p>
          </table:table-cell>
          <table:table-cell table:formula="of:=[.F415]*[.F415]" office:value-type="float" office:value="10201636" calcext:value-type="float">
            <text:p>10201636</text:p>
          </table:table-cell>
          <table:table-cell table:formula="of:=[.G415]*[.G415]" office:value-type="float" office:value="8702500" calcext:value-type="float">
            <text:p>8702500</text:p>
          </table:table-cell>
          <table:table-cell table:formula="of:=[.H415]*[.H415]" office:value-type="float" office:value="5755201" calcext:value-type="float">
            <text:p>5755201</text:p>
          </table:table-cell>
          <table:table-cell table:formula="of:=[.I415]*[.I415]" office:value-type="float" office:value="2099601" calcext:value-type="float">
            <text:p>2099601</text:p>
          </table:table-cell>
          <table:table-cell table:formula="of:=[.J415]*[.J41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3998" calcext:value-type="float">
            <text:p>3998</text:p>
          </table:table-cell>
          <table:table-cell office:value-type="float" office:value="3707" calcext:value-type="float">
            <text:p>3707</text:p>
          </table:table-cell>
          <table:table-cell office:value-type="float" office:value="3231" calcext:value-type="float">
            <text:p>3231</text:p>
          </table:table-cell>
          <table:table-cell office:value-type="float" office:value="2877" calcext:value-type="float">
            <text:p>2877</text:p>
          </table:table-cell>
          <table:table-cell office:value-type="float" office:value="2429" calcext:value-type="float">
            <text:p>2429</text:p>
          </table:table-cell>
          <table:table-cell office:value-type="float" office:value="1479" calcext:value-type="float">
            <text:p>1479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416]*[.D416]" office:value-type="float" office:value="15984004" calcext:value-type="float">
            <text:p>15984004</text:p>
          </table:table-cell>
          <table:table-cell table:formula="of:=[.E416]*[.E416]" office:value-type="float" office:value="13741849" calcext:value-type="float">
            <text:p>13741849</text:p>
          </table:table-cell>
          <table:table-cell table:formula="of:=[.F416]*[.F416]" office:value-type="float" office:value="10439361" calcext:value-type="float">
            <text:p>10439361</text:p>
          </table:table-cell>
          <table:table-cell table:formula="of:=[.G416]*[.G416]" office:value-type="float" office:value="8277129" calcext:value-type="float">
            <text:p>8277129</text:p>
          </table:table-cell>
          <table:table-cell table:formula="of:=[.H416]*[.H416]" office:value-type="float" office:value="5900041" calcext:value-type="float">
            <text:p>5900041</text:p>
          </table:table-cell>
          <table:table-cell table:formula="of:=[.I416]*[.I416]" office:value-type="float" office:value="2187441" calcext:value-type="float">
            <text:p>2187441</text:p>
          </table:table-cell>
          <table:table-cell table:formula="of:=[.J416]*[.J416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4000" calcext:value-type="float">
            <text:p>4000</text:p>
          </table:table-cell>
          <table:table-cell office:value-type="float" office:value="3679" calcext:value-type="float">
            <text:p>3679</text:p>
          </table:table-cell>
          <table:table-cell office:value-type="float" office:value="3189" calcext:value-type="float">
            <text:p>3189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75" calcext:value-type="float">
            <text:p>1475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417]*[.D417]" office:value-type="float" office:value="16000000" calcext:value-type="float">
            <text:p>16000000</text:p>
          </table:table-cell>
          <table:table-cell table:formula="of:=[.E417]*[.E417]" office:value-type="float" office:value="13535041" calcext:value-type="float">
            <text:p>13535041</text:p>
          </table:table-cell>
          <table:table-cell table:formula="of:=[.F417]*[.F417]" office:value-type="float" office:value="10169721" calcext:value-type="float">
            <text:p>10169721</text:p>
          </table:table-cell>
          <table:table-cell table:formula="of:=[.G417]*[.G417]" office:value-type="float" office:value="8439025" calcext:value-type="float">
            <text:p>8439025</text:p>
          </table:table-cell>
          <table:table-cell table:formula="of:=[.H417]*[.H417]" office:value-type="float" office:value="5934096" calcext:value-type="float">
            <text:p>5934096</text:p>
          </table:table-cell>
          <table:table-cell table:formula="of:=[.I417]*[.I417]" office:value-type="float" office:value="2175625" calcext:value-type="float">
            <text:p>2175625</text:p>
          </table:table-cell>
          <table:table-cell table:formula="of:=[.J417]*[.J417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021" calcext:value-type="float">
            <text:p>4021</text:p>
          </table:table-cell>
          <table:table-cell office:value-type="float" office:value="3630" calcext:value-type="float">
            <text:p>363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418]*[.D418]" office:value-type="float" office:value="16168441" calcext:value-type="float">
            <text:p>16168441</text:p>
          </table:table-cell>
          <table:table-cell table:formula="of:=[.E418]*[.E418]" office:value-type="float" office:value="13176900" calcext:value-type="float">
            <text:p>13176900</text:p>
          </table:table-cell>
          <table:table-cell table:formula="of:=[.F418]*[.F418]" office:value-type="float" office:value="10336225" calcext:value-type="float">
            <text:p>10336225</text:p>
          </table:table-cell>
          <table:table-cell table:formula="of:=[.G418]*[.G418]" office:value-type="float" office:value="8398404" calcext:value-type="float">
            <text:p>8398404</text:p>
          </table:table-cell>
          <table:table-cell table:formula="of:=[.H418]*[.H418]" office:value-type="float" office:value="5822569" calcext:value-type="float">
            <text:p>5822569</text:p>
          </table:table-cell>
          <table:table-cell table:formula="of:=[.I418]*[.I418]" office:value-type="float" office:value="2160900" calcext:value-type="float">
            <text:p>2160900</text:p>
          </table:table-cell>
          <table:table-cell table:formula="of:=[.J418]*[.J418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24" calcext:value-type="float">
            <text:p>3224</text:p>
          </table:table-cell>
          <table:table-cell office:value-type="float" office:value="2893" calcext:value-type="float">
            <text:p>2893</text:p>
          </table:table-cell>
          <table:table-cell office:value-type="float" office:value="2356" calcext:value-type="float">
            <text:p>2356</text:p>
          </table:table-cell>
          <table:table-cell office:value-type="float" office:value="1442" calcext:value-type="float">
            <text:p>1442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19]*[.D419]" office:value-type="float" office:value="16362025" calcext:value-type="float">
            <text:p>16362025</text:p>
          </table:table-cell>
          <table:table-cell table:formula="of:=[.E419]*[.E419]" office:value-type="float" office:value="13380964" calcext:value-type="float">
            <text:p>13380964</text:p>
          </table:table-cell>
          <table:table-cell table:formula="of:=[.F419]*[.F419]" office:value-type="float" office:value="10394176" calcext:value-type="float">
            <text:p>10394176</text:p>
          </table:table-cell>
          <table:table-cell table:formula="of:=[.G419]*[.G419]" office:value-type="float" office:value="8369449" calcext:value-type="float">
            <text:p>8369449</text:p>
          </table:table-cell>
          <table:table-cell table:formula="of:=[.H419]*[.H419]" office:value-type="float" office:value="5550736" calcext:value-type="float">
            <text:p>5550736</text:p>
          </table:table-cell>
          <table:table-cell table:formula="of:=[.I419]*[.I419]" office:value-type="float" office:value="2079364" calcext:value-type="float">
            <text:p>2079364</text:p>
          </table:table-cell>
          <table:table-cell table:formula="of:=[.J419]*[.J419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4029" calcext:value-type="float">
            <text:p>4029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971" calcext:value-type="float">
            <text:p>2971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20]*[.D420]" office:value-type="float" office:value="16232841" calcext:value-type="float">
            <text:p>16232841</text:p>
          </table:table-cell>
          <table:table-cell table:formula="of:=[.E420]*[.E420]" office:value-type="float" office:value="13778944" calcext:value-type="float">
            <text:p>13778944</text:p>
          </table:table-cell>
          <table:table-cell table:formula="of:=[.F420]*[.F420]" office:value-type="float" office:value="10304100" calcext:value-type="float">
            <text:p>10304100</text:p>
          </table:table-cell>
          <table:table-cell table:formula="of:=[.G420]*[.G420]" office:value-type="float" office:value="8826841" calcext:value-type="float">
            <text:p>8826841</text:p>
          </table:table-cell>
          <table:table-cell table:formula="of:=[.H420]*[.H420]" office:value-type="float" office:value="5755201" calcext:value-type="float">
            <text:p>5755201</text:p>
          </table:table-cell>
          <table:table-cell table:formula="of:=[.I420]*[.I420]" office:value-type="float" office:value="2140369" calcext:value-type="float">
            <text:p>2140369</text:p>
          </table:table-cell>
          <table:table-cell table:formula="of:=[.J420]*[.J420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052" calcext:value-type="float">
            <text:p>4052</text:p>
          </table:table-cell>
          <table:table-cell office:value-type="float" office:value="3674" calcext:value-type="float">
            <text:p>3674</text:p>
          </table:table-cell>
          <table:table-cell office:value-type="float" office:value="3234" calcext:value-type="float">
            <text:p>3234</text:p>
          </table:table-cell>
          <table:table-cell office:value-type="float" office:value="2879" calcext:value-type="float">
            <text:p>287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421]*[.D421]" office:value-type="float" office:value="16418704" calcext:value-type="float">
            <text:p>16418704</text:p>
          </table:table-cell>
          <table:table-cell table:formula="of:=[.E421]*[.E421]" office:value-type="float" office:value="13498276" calcext:value-type="float">
            <text:p>13498276</text:p>
          </table:table-cell>
          <table:table-cell table:formula="of:=[.F421]*[.F421]" office:value-type="float" office:value="10458756" calcext:value-type="float">
            <text:p>10458756</text:p>
          </table:table-cell>
          <table:table-cell table:formula="of:=[.G421]*[.G421]" office:value-type="float" office:value="8288641" calcext:value-type="float">
            <text:p>8288641</text:p>
          </table:table-cell>
          <table:table-cell table:formula="of:=[.H421]*[.H421]" office:value-type="float" office:value="5740816" calcext:value-type="float">
            <text:p>5740816</text:p>
          </table:table-cell>
          <table:table-cell table:formula="of:=[.I421]*[.I421]" office:value-type="float" office:value="2099601" calcext:value-type="float">
            <text:p>2099601</text:p>
          </table:table-cell>
          <table:table-cell table:formula="of:=[.J421]*[.J421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047" calcext:value-type="float">
            <text:p>4047</text:p>
          </table:table-cell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413" calcext:value-type="float">
            <text:p>2413</text:p>
          </table:table-cell>
          <table:table-cell office:value-type="float" office:value="1458" calcext:value-type="float">
            <text:p>145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22]*[.D422]" office:value-type="float" office:value="16378209" calcext:value-type="float">
            <text:p>16378209</text:p>
          </table:table-cell>
          <table:table-cell table:formula="of:=[.E422]*[.E422]" office:value-type="float" office:value="13468900" calcext:value-type="float">
            <text:p>13468900</text:p>
          </table:table-cell>
          <table:table-cell table:formula="of:=[.F422]*[.F422]" office:value-type="float" office:value="10227204" calcext:value-type="float">
            <text:p>10227204</text:p>
          </table:table-cell>
          <table:table-cell table:formula="of:=[.G422]*[.G422]" office:value-type="float" office:value="8631844" calcext:value-type="float">
            <text:p>8631844</text:p>
          </table:table-cell>
          <table:table-cell table:formula="of:=[.H422]*[.H422]" office:value-type="float" office:value="5822569" calcext:value-type="float">
            <text:p>5822569</text:p>
          </table:table-cell>
          <table:table-cell table:formula="of:=[.I422]*[.I422]" office:value-type="float" office:value="2125764" calcext:value-type="float">
            <text:p>2125764</text:p>
          </table:table-cell>
          <table:table-cell table:formula="of:=[.J422]*[.J42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4021" calcext:value-type="float">
            <text:p>4021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65" calcext:value-type="float">
            <text:p>2865</text:p>
          </table:table-cell>
          <table:table-cell office:value-type="float" office:value="2406" calcext:value-type="float">
            <text:p>2406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23]*[.D423]" office:value-type="float" office:value="16168441" calcext:value-type="float">
            <text:p>16168441</text:p>
          </table:table-cell>
          <table:table-cell table:formula="of:=[.E423]*[.E423]" office:value-type="float" office:value="13446889" calcext:value-type="float">
            <text:p>13446889</text:p>
          </table:table-cell>
          <table:table-cell table:formula="of:=[.F423]*[.F423]" office:value-type="float" office:value="10407076" calcext:value-type="float">
            <text:p>10407076</text:p>
          </table:table-cell>
          <table:table-cell table:formula="of:=[.G423]*[.G423]" office:value-type="float" office:value="8208225" calcext:value-type="float">
            <text:p>8208225</text:p>
          </table:table-cell>
          <table:table-cell table:formula="of:=[.H423]*[.H423]" office:value-type="float" office:value="5788836" calcext:value-type="float">
            <text:p>5788836</text:p>
          </table:table-cell>
          <table:table-cell table:formula="of:=[.I423]*[.I423]" office:value-type="float" office:value="2090916" calcext:value-type="float">
            <text:p>2090916</text:p>
          </table:table-cell>
          <table:table-cell table:formula="of:=[.J423]*[.J42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5" calcext:value-type="float">
            <text:p>3215</text:p>
          </table:table-cell>
          <table:table-cell office:value-type="float" office:value="2936" calcext:value-type="float">
            <text:p>293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24]*[.D424]" office:value-type="float" office:value="16112196" calcext:value-type="float">
            <text:p>16112196</text:p>
          </table:table-cell>
          <table:table-cell table:formula="of:=[.E424]*[.E424]" office:value-type="float" office:value="13380964" calcext:value-type="float">
            <text:p>13380964</text:p>
          </table:table-cell>
          <table:table-cell table:formula="of:=[.F424]*[.F424]" office:value-type="float" office:value="10336225" calcext:value-type="float">
            <text:p>10336225</text:p>
          </table:table-cell>
          <table:table-cell table:formula="of:=[.G424]*[.G424]" office:value-type="float" office:value="8620096" calcext:value-type="float">
            <text:p>8620096</text:p>
          </table:table-cell>
          <table:table-cell table:formula="of:=[.H424]*[.H424]" office:value-type="float" office:value="5740816" calcext:value-type="float">
            <text:p>5740816</text:p>
          </table:table-cell>
          <table:table-cell table:formula="of:=[.I424]*[.I424]" office:value-type="float" office:value="2160900" calcext:value-type="float">
            <text:p>2160900</text:p>
          </table:table-cell>
          <table:table-cell table:formula="of:=[.J424]*[.J424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4031" calcext:value-type="float">
            <text:p>4031</text:p>
          </table:table-cell>
          <table:table-cell office:value-type="float" office:value="3674" calcext:value-type="float">
            <text:p>3674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25]*[.D425]" office:value-type="float" office:value="16248961" calcext:value-type="float">
            <text:p>16248961</text:p>
          </table:table-cell>
          <table:table-cell table:formula="of:=[.E425]*[.E425]" office:value-type="float" office:value="13498276" calcext:value-type="float">
            <text:p>13498276</text:p>
          </table:table-cell>
          <table:table-cell table:formula="of:=[.F425]*[.F425]" office:value-type="float" office:value="10336225" calcext:value-type="float">
            <text:p>10336225</text:p>
          </table:table-cell>
          <table:table-cell table:formula="of:=[.G425]*[.G425]" office:value-type="float" office:value="8386816" calcext:value-type="float">
            <text:p>8386816</text:p>
          </table:table-cell>
          <table:table-cell table:formula="of:=[.H425]*[.H425]" office:value-type="float" office:value="5616900" calcext:value-type="float">
            <text:p>5616900</text:p>
          </table:table-cell>
          <table:table-cell table:formula="of:=[.I425]*[.I425]" office:value-type="float" office:value="2181529" calcext:value-type="float">
            <text:p>2181529</text:p>
          </table:table-cell>
          <table:table-cell table:formula="of:=[.J425]*[.J42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187" calcext:value-type="float">
            <text:p>3187</text:p>
          </table:table-cell>
          <table:table-cell office:value-type="float" office:value="2924" calcext:value-type="float">
            <text:p>2924</text:p>
          </table:table-cell>
          <table:table-cell office:value-type="float" office:value="2406" calcext:value-type="float">
            <text:p>2406</text:p>
          </table:table-cell>
          <table:table-cell office:value-type="float" office:value="1454" calcext:value-type="float">
            <text:p>1454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426]*[.D426]" office:value-type="float" office:value="15984004" calcext:value-type="float">
            <text:p>15984004</text:p>
          </table:table-cell>
          <table:table-cell table:formula="of:=[.E426]*[.E426]" office:value-type="float" office:value="13432225" calcext:value-type="float">
            <text:p>13432225</text:p>
          </table:table-cell>
          <table:table-cell table:formula="of:=[.F426]*[.F426]" office:value-type="float" office:value="10156969" calcext:value-type="float">
            <text:p>10156969</text:p>
          </table:table-cell>
          <table:table-cell table:formula="of:=[.G426]*[.G426]" office:value-type="float" office:value="8549776" calcext:value-type="float">
            <text:p>8549776</text:p>
          </table:table-cell>
          <table:table-cell table:formula="of:=[.H426]*[.H426]" office:value-type="float" office:value="5788836" calcext:value-type="float">
            <text:p>5788836</text:p>
          </table:table-cell>
          <table:table-cell table:formula="of:=[.I426]*[.I426]" office:value-type="float" office:value="2114116" calcext:value-type="float">
            <text:p>2114116</text:p>
          </table:table-cell>
          <table:table-cell table:formula="of:=[.J426]*[.J426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040" calcext:value-type="float">
            <text:p>4040</text:p>
          </table:table-cell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63" calcext:value-type="float">
            <text:p>1463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27]*[.D427]" office:value-type="float" office:value="16321600" calcext:value-type="float">
            <text:p>16321600</text:p>
          </table:table-cell>
          <table:table-cell table:formula="of:=[.E427]*[.E427]" office:value-type="float" office:value="13315201" calcext:value-type="float">
            <text:p>13315201</text:p>
          </table:table-cell>
          <table:table-cell table:formula="of:=[.F427]*[.F427]" office:value-type="float" office:value="10316944" calcext:value-type="float">
            <text:p>10316944</text:p>
          </table:table-cell>
          <table:table-cell table:formula="of:=[.G427]*[.G427]" office:value-type="float" office:value="8369449" calcext:value-type="float">
            <text:p>8369449</text:p>
          </table:table-cell>
          <table:table-cell table:formula="of:=[.H427]*[.H427]" office:value-type="float" office:value="5866084" calcext:value-type="float">
            <text:p>5866084</text:p>
          </table:table-cell>
          <table:table-cell table:formula="of:=[.I427]*[.I427]" office:value-type="float" office:value="2140369" calcext:value-type="float">
            <text:p>2140369</text:p>
          </table:table-cell>
          <table:table-cell table:formula="of:=[.J427]*[.J42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4031" calcext:value-type="float">
            <text:p>4031</text:p>
          </table:table-cell>
          <table:table-cell office:value-type="float" office:value="3627" calcext:value-type="float">
            <text:p>3627</text:p>
          </table:table-cell>
          <table:table-cell office:value-type="float" office:value="3198" calcext:value-type="float">
            <text:p>3198</text:p>
          </table:table-cell>
          <table:table-cell office:value-type="float" office:value="2917" calcext:value-type="float">
            <text:p>2917</text:p>
          </table:table-cell>
          <table:table-cell office:value-type="float" office:value="2375" calcext:value-type="float">
            <text:p>2375</text:p>
          </table:table-cell>
          <table:table-cell office:value-type="float" office:value="1477" calcext:value-type="float">
            <text:p>1477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428]*[.D428]" office:value-type="float" office:value="16248961" calcext:value-type="float">
            <text:p>16248961</text:p>
          </table:table-cell>
          <table:table-cell table:formula="of:=[.E428]*[.E428]" office:value-type="float" office:value="13155129" calcext:value-type="float">
            <text:p>13155129</text:p>
          </table:table-cell>
          <table:table-cell table:formula="of:=[.F428]*[.F428]" office:value-type="float" office:value="10227204" calcext:value-type="float">
            <text:p>10227204</text:p>
          </table:table-cell>
          <table:table-cell table:formula="of:=[.G428]*[.G428]" office:value-type="float" office:value="8508889" calcext:value-type="float">
            <text:p>8508889</text:p>
          </table:table-cell>
          <table:table-cell table:formula="of:=[.H428]*[.H428]" office:value-type="float" office:value="5640625" calcext:value-type="float">
            <text:p>5640625</text:p>
          </table:table-cell>
          <table:table-cell table:formula="of:=[.I428]*[.I428]" office:value-type="float" office:value="2181529" calcext:value-type="float">
            <text:p>2181529</text:p>
          </table:table-cell>
          <table:table-cell table:formula="of:=[.J428]*[.J428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068" calcext:value-type="float">
            <text:p>4068</text:p>
          </table:table-cell>
          <table:table-cell office:value-type="float" office:value="3656" calcext:value-type="float">
            <text:p>3656</text:p>
          </table:table-cell>
          <table:table-cell office:value-type="float" office:value="3231" calcext:value-type="float">
            <text:p>3231</text:p>
          </table:table-cell>
          <table:table-cell office:value-type="float" office:value="2940" calcext:value-type="float">
            <text:p>2940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29]*[.D429]" office:value-type="float" office:value="16548624" calcext:value-type="float">
            <text:p>16548624</text:p>
          </table:table-cell>
          <table:table-cell table:formula="of:=[.E429]*[.E429]" office:value-type="float" office:value="13366336" calcext:value-type="float">
            <text:p>13366336</text:p>
          </table:table-cell>
          <table:table-cell table:formula="of:=[.F429]*[.F429]" office:value-type="float" office:value="10439361" calcext:value-type="float">
            <text:p>10439361</text:p>
          </table:table-cell>
          <table:table-cell table:formula="of:=[.G429]*[.G429]" office:value-type="float" office:value="8643600" calcext:value-type="float">
            <text:p>8643600</text:p>
          </table:table-cell>
          <table:table-cell table:formula="of:=[.H429]*[.H429]" office:value-type="float" office:value="5688225" calcext:value-type="float">
            <text:p>5688225</text:p>
          </table:table-cell>
          <table:table-cell table:formula="of:=[.I429]*[.I429]" office:value-type="float" office:value="2134521" calcext:value-type="float">
            <text:p>2134521</text:p>
          </table:table-cell>
          <table:table-cell table:formula="of:=[.J429]*[.J42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4043" calcext:value-type="float">
            <text:p>4043</text:p>
          </table:table-cell>
          <table:table-cell office:value-type="float" office:value="3667" calcext:value-type="float">
            <text:p>3667</text:p>
          </table:table-cell>
          <table:table-cell office:value-type="float" office:value="3184" calcext:value-type="float">
            <text:p>3184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430]*[.D430]" office:value-type="float" office:value="16345849" calcext:value-type="float">
            <text:p>16345849</text:p>
          </table:table-cell>
          <table:table-cell table:formula="of:=[.E430]*[.E430]" office:value-type="float" office:value="13446889" calcext:value-type="float">
            <text:p>13446889</text:p>
          </table:table-cell>
          <table:table-cell table:formula="of:=[.F430]*[.F430]" office:value-type="float" office:value="10137856" calcext:value-type="float">
            <text:p>10137856</text:p>
          </table:table-cell>
          <table:table-cell table:formula="of:=[.G430]*[.G430]" office:value-type="float" office:value="8317456" calcext:value-type="float">
            <text:p>8317456</text:p>
          </table:table-cell>
          <table:table-cell table:formula="of:=[.H430]*[.H430]" office:value-type="float" office:value="5731236" calcext:value-type="float">
            <text:p>5731236</text:p>
          </table:table-cell>
          <table:table-cell table:formula="of:=[.I430]*[.I430]" office:value-type="float" office:value="2202256" calcext:value-type="float">
            <text:p>2202256</text:p>
          </table:table-cell>
          <table:table-cell table:formula="of:=[.J430]*[.J430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029" calcext:value-type="float">
            <text:p>4029</text:p>
          </table:table-cell>
          <table:table-cell office:value-type="float" office:value="3674" calcext:value-type="float">
            <text:p>3674</text:p>
          </table:table-cell>
          <table:table-cell office:value-type="float" office:value="3219" calcext:value-type="float">
            <text:p>3219</text:p>
          </table:table-cell>
          <table:table-cell office:value-type="float" office:value="2912" calcext:value-type="float">
            <text:p>2912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431]*[.D431]" office:value-type="float" office:value="16232841" calcext:value-type="float">
            <text:p>16232841</text:p>
          </table:table-cell>
          <table:table-cell table:formula="of:=[.E431]*[.E431]" office:value-type="float" office:value="13498276" calcext:value-type="float">
            <text:p>13498276</text:p>
          </table:table-cell>
          <table:table-cell table:formula="of:=[.F431]*[.F431]" office:value-type="float" office:value="10361961" calcext:value-type="float">
            <text:p>10361961</text:p>
          </table:table-cell>
          <table:table-cell table:formula="of:=[.G431]*[.G431]" office:value-type="float" office:value="8479744" calcext:value-type="float">
            <text:p>8479744</text:p>
          </table:table-cell>
          <table:table-cell table:formula="of:=[.H431]*[.H431]" office:value-type="float" office:value="5856400" calcext:value-type="float">
            <text:p>5856400</text:p>
          </table:table-cell>
          <table:table-cell table:formula="of:=[.I431]*[.I431]" office:value-type="float" office:value="2175625" calcext:value-type="float">
            <text:p>2175625</text:p>
          </table:table-cell>
          <table:table-cell table:formula="of:=[.J431]*[.J431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010" calcext:value-type="float">
            <text:p>4010</text:p>
          </table:table-cell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431" calcext:value-type="float">
            <text:p>2431</text:p>
          </table:table-cell>
          <table:table-cell office:value-type="float" office:value="1491" calcext:value-type="float">
            <text:p>1491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32]*[.D432]" office:value-type="float" office:value="16080100" calcext:value-type="float">
            <text:p>16080100</text:p>
          </table:table-cell>
          <table:table-cell table:formula="of:=[.E432]*[.E432]" office:value-type="float" office:value="13126129" calcext:value-type="float">
            <text:p>13126129</text:p>
          </table:table-cell>
          <table:table-cell table:formula="of:=[.F432]*[.F432]" office:value-type="float" office:value="10227204" calcext:value-type="float">
            <text:p>10227204</text:p>
          </table:table-cell>
          <table:table-cell table:formula="of:=[.G432]*[.G432]" office:value-type="float" office:value="8346321" calcext:value-type="float">
            <text:p>8346321</text:p>
          </table:table-cell>
          <table:table-cell table:formula="of:=[.H432]*[.H432]" office:value-type="float" office:value="5909761" calcext:value-type="float">
            <text:p>5909761</text:p>
          </table:table-cell>
          <table:table-cell table:formula="of:=[.I432]*[.I432]" office:value-type="float" office:value="2223081" calcext:value-type="float">
            <text:p>2223081</text:p>
          </table:table-cell>
          <table:table-cell table:formula="of:=[.J432]*[.J43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98" calcext:value-type="float">
            <text:p>2898</text:p>
          </table:table-cell>
          <table:table-cell office:value-type="float" office:value="2366" calcext:value-type="float">
            <text:p>2366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33]*[.D433]" office:value-type="float" office:value="16040025" calcext:value-type="float">
            <text:p>16040025</text:p>
          </table:table-cell>
          <table:table-cell table:formula="of:=[.E433]*[.E433]" office:value-type="float" office:value="13329801" calcext:value-type="float">
            <text:p>13329801</text:p>
          </table:table-cell>
          <table:table-cell table:formula="of:=[.F433]*[.F433]" office:value-type="float" office:value="10227204" calcext:value-type="float">
            <text:p>10227204</text:p>
          </table:table-cell>
          <table:table-cell table:formula="of:=[.G433]*[.G433]" office:value-type="float" office:value="8398404" calcext:value-type="float">
            <text:p>8398404</text:p>
          </table:table-cell>
          <table:table-cell table:formula="of:=[.H433]*[.H433]" office:value-type="float" office:value="5597956" calcext:value-type="float">
            <text:p>5597956</text:p>
          </table:table-cell>
          <table:table-cell table:formula="of:=[.I433]*[.I433]" office:value-type="float" office:value="2059225" calcext:value-type="float">
            <text:p>2059225</text:p>
          </table:table-cell>
          <table:table-cell table:formula="of:=[.J433]*[.J433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3996" calcext:value-type="float">
            <text:p>3996</text:p>
          </table:table-cell>
          <table:table-cell office:value-type="float" office:value="3653" calcext:value-type="float">
            <text:p>3653</text:p>
          </table:table-cell>
          <table:table-cell office:value-type="float" office:value="3210" calcext:value-type="float">
            <text:p>3210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434]*[.D434]" office:value-type="float" office:value="15968016" calcext:value-type="float">
            <text:p>15968016</text:p>
          </table:table-cell>
          <table:table-cell table:formula="of:=[.E434]*[.E434]" office:value-type="float" office:value="13344409" calcext:value-type="float">
            <text:p>13344409</text:p>
          </table:table-cell>
          <table:table-cell table:formula="of:=[.F434]*[.F434]" office:value-type="float" office:value="10304100" calcext:value-type="float">
            <text:p>10304100</text:p>
          </table:table-cell>
          <table:table-cell table:formula="of:=[.G434]*[.G434]" office:value-type="float" office:value="8288641" calcext:value-type="float">
            <text:p>8288641</text:p>
          </table:table-cell>
          <table:table-cell table:formula="of:=[.H434]*[.H434]" office:value-type="float" office:value="5832225" calcext:value-type="float">
            <text:p>5832225</text:p>
          </table:table-cell>
          <table:table-cell table:formula="of:=[.I434]*[.I434]" office:value-type="float" office:value="2134521" calcext:value-type="float">
            <text:p>2134521</text:p>
          </table:table-cell>
          <table:table-cell table:formula="of:=[.J434]*[.J434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4010" calcext:value-type="float">
            <text:p>4010</text:p>
          </table:table-cell>
          <table:table-cell office:value-type="float" office:value="3651" calcext:value-type="float">
            <text:p>3651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35]*[.D435]" office:value-type="float" office:value="16080100" calcext:value-type="float">
            <text:p>16080100</text:p>
          </table:table-cell>
          <table:table-cell table:formula="of:=[.E435]*[.E435]" office:value-type="float" office:value="13329801" calcext:value-type="float">
            <text:p>13329801</text:p>
          </table:table-cell>
          <table:table-cell table:formula="of:=[.F435]*[.F435]" office:value-type="float" office:value="10259209" calcext:value-type="float">
            <text:p>10259209</text:p>
          </table:table-cell>
          <table:table-cell table:formula="of:=[.G435]*[.G435]" office:value-type="float" office:value="8398404" calcext:value-type="float">
            <text:p>8398404</text:p>
          </table:table-cell>
          <table:table-cell table:formula="of:=[.H435]*[.H435]" office:value-type="float" office:value="5740816" calcext:value-type="float">
            <text:p>5740816</text:p>
          </table:table-cell>
          <table:table-cell table:formula="of:=[.I435]*[.I435]" office:value-type="float" office:value="2175625" calcext:value-type="float">
            <text:p>2175625</text:p>
          </table:table-cell>
          <table:table-cell table:formula="of:=[.J435]*[.J435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0" calcext:value-type="float">
            <text:p>2410</text:p>
          </table:table-cell>
          <table:table-cell office:value-type="float" office:value="1482" calcext:value-type="float">
            <text:p>1482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436]*[.D436]" office:value-type="float" office:value="16056049" calcext:value-type="float">
            <text:p>16056049</text:p>
          </table:table-cell>
          <table:table-cell table:formula="of:=[.E436]*[.E436]" office:value-type="float" office:value="13432225" calcext:value-type="float">
            <text:p>13432225</text:p>
          </table:table-cell>
          <table:table-cell table:formula="of:=[.F436]*[.F436]" office:value-type="float" office:value="10259209" calcext:value-type="float">
            <text:p>10259209</text:p>
          </table:table-cell>
          <table:table-cell table:formula="of:=[.G436]*[.G436]" office:value-type="float" office:value="8305924" calcext:value-type="float">
            <text:p>8305924</text:p>
          </table:table-cell>
          <table:table-cell table:formula="of:=[.H436]*[.H436]" office:value-type="float" office:value="5808100" calcext:value-type="float">
            <text:p>5808100</text:p>
          </table:table-cell>
          <table:table-cell table:formula="of:=[.I436]*[.I436]" office:value-type="float" office:value="2196324" calcext:value-type="float">
            <text:p>2196324</text:p>
          </table:table-cell>
          <table:table-cell table:formula="of:=[.J436]*[.J436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4064" calcext:value-type="float">
            <text:p>4064</text:p>
          </table:table-cell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437]*[.D437]" office:value-type="float" office:value="16516096" calcext:value-type="float">
            <text:p>16516096</text:p>
          </table:table-cell>
          <table:table-cell table:formula="of:=[.E437]*[.E437]" office:value-type="float" office:value="13417569" calcext:value-type="float">
            <text:p>13417569</text:p>
          </table:table-cell>
          <table:table-cell table:formula="of:=[.F437]*[.F437]" office:value-type="float" office:value="10316944" calcext:value-type="float">
            <text:p>10316944</text:p>
          </table:table-cell>
          <table:table-cell table:formula="of:=[.G437]*[.G437]" office:value-type="float" office:value="8248384" calcext:value-type="float">
            <text:p>8248384</text:p>
          </table:table-cell>
          <table:table-cell table:formula="of:=[.H437]*[.H437]" office:value-type="float" office:value="5616900" calcext:value-type="float">
            <text:p>5616900</text:p>
          </table:table-cell>
          <table:table-cell table:formula="of:=[.I437]*[.I437]" office:value-type="float" office:value="2166784" calcext:value-type="float">
            <text:p>2166784</text:p>
          </table:table-cell>
          <table:table-cell table:formula="of:=[.J437]*[.J437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4" calcext:value-type="float">
            <text:p>3194</text:p>
          </table:table-cell>
          <table:table-cell office:value-type="float" office:value="2868" calcext:value-type="float">
            <text:p>2868</text:p>
          </table:table-cell>
          <table:table-cell office:value-type="float" office:value="2380" calcext:value-type="float">
            <text:p>2380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438]*[.D438]" office:value-type="float" office:value="16573041" calcext:value-type="float">
            <text:p>16573041</text:p>
          </table:table-cell>
          <table:table-cell table:formula="of:=[.E438]*[.E438]" office:value-type="float" office:value="13278736" calcext:value-type="float">
            <text:p>13278736</text:p>
          </table:table-cell>
          <table:table-cell table:formula="of:=[.F438]*[.F438]" office:value-type="float" office:value="10201636" calcext:value-type="float">
            <text:p>10201636</text:p>
          </table:table-cell>
          <table:table-cell table:formula="of:=[.G438]*[.G438]" office:value-type="float" office:value="8225424" calcext:value-type="float">
            <text:p>8225424</text:p>
          </table:table-cell>
          <table:table-cell table:formula="of:=[.H438]*[.H438]" office:value-type="float" office:value="5664400" calcext:value-type="float">
            <text:p>5664400</text:p>
          </table:table-cell>
          <table:table-cell table:formula="of:=[.I438]*[.I438]" office:value-type="float" office:value="2155024" calcext:value-type="float">
            <text:p>2155024</text:p>
          </table:table-cell>
          <table:table-cell table:formula="of:=[.J438]*[.J438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4033" calcext:value-type="float">
            <text:p>4033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52" calcext:value-type="float">
            <text:p>2352</text:p>
          </table:table-cell>
          <table:table-cell office:value-type="float" office:value="1449" calcext:value-type="float">
            <text:p>1449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39]*[.D439]" office:value-type="float" office:value="16265089" calcext:value-type="float">
            <text:p>16265089</text:p>
          </table:table-cell>
          <table:table-cell table:formula="of:=[.E439]*[.E439]" office:value-type="float" office:value="13395600" calcext:value-type="float">
            <text:p>13395600</text:p>
          </table:table-cell>
          <table:table-cell table:formula="of:=[.F439]*[.F439]" office:value-type="float" office:value="10272025" calcext:value-type="float">
            <text:p>10272025</text:p>
          </table:table-cell>
          <table:table-cell table:formula="of:=[.G439]*[.G439]" office:value-type="float" office:value="8427409" calcext:value-type="float">
            <text:p>8427409</text:p>
          </table:table-cell>
          <table:table-cell table:formula="of:=[.H439]*[.H439]" office:value-type="float" office:value="5531904" calcext:value-type="float">
            <text:p>5531904</text:p>
          </table:table-cell>
          <table:table-cell table:formula="of:=[.I439]*[.I439]" office:value-type="float" office:value="2099601" calcext:value-type="float">
            <text:p>2099601</text:p>
          </table:table-cell>
          <table:table-cell table:formula="of:=[.J439]*[.J439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440]*[.D440]" office:value-type="float" office:value="16096144" calcext:value-type="float">
            <text:p>16096144</text:p>
          </table:table-cell>
          <table:table-cell table:formula="of:=[.E440]*[.E440]" office:value-type="float" office:value="13278736" calcext:value-type="float">
            <text:p>13278736</text:p>
          </table:table-cell>
          <table:table-cell table:formula="of:=[.F440]*[.F440]" office:value-type="float" office:value="10291264" calcext:value-type="float">
            <text:p>10291264</text:p>
          </table:table-cell>
          <table:table-cell table:formula="of:=[.G440]*[.G440]" office:value-type="float" office:value="8317456" calcext:value-type="float">
            <text:p>8317456</text:p>
          </table:table-cell>
          <table:table-cell table:formula="of:=[.H440]*[.H440]" office:value-type="float" office:value="5755201" calcext:value-type="float">
            <text:p>5755201</text:p>
          </table:table-cell>
          <table:table-cell table:formula="of:=[.I440]*[.I440]" office:value-type="float" office:value="2105401" calcext:value-type="float">
            <text:p>2105401</text:p>
          </table:table-cell>
          <table:table-cell table:formula="of:=[.J440]*[.J440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014" calcext:value-type="float">
            <text:p>4014</text:p>
          </table:table-cell>
          <table:table-cell office:value-type="float" office:value="3707" calcext:value-type="float">
            <text:p>3707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441]*[.D441]" office:value-type="float" office:value="16112196" calcext:value-type="float">
            <text:p>16112196</text:p>
          </table:table-cell>
          <table:table-cell table:formula="of:=[.E441]*[.E441]" office:value-type="float" office:value="13741849" calcext:value-type="float">
            <text:p>13741849</text:p>
          </table:table-cell>
          <table:table-cell table:formula="of:=[.F441]*[.F441]" office:value-type="float" office:value="10259209" calcext:value-type="float">
            <text:p>10259209</text:p>
          </table:table-cell>
          <table:table-cell table:formula="of:=[.G441]*[.G441]" office:value-type="float" office:value="8288641" calcext:value-type="float">
            <text:p>8288641</text:p>
          </table:table-cell>
          <table:table-cell table:formula="of:=[.H441]*[.H441]" office:value-type="float" office:value="5707321" calcext:value-type="float">
            <text:p>5707321</text:p>
          </table:table-cell>
          <table:table-cell table:formula="of:=[.I441]*[.I441]" office:value-type="float" office:value="2114116" calcext:value-type="float">
            <text:p>2114116</text:p>
          </table:table-cell>
          <table:table-cell table:formula="of:=[.J441]*[.J44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19" calcext:value-type="float">
            <text:p>3219</text:p>
          </table:table-cell>
          <table:table-cell office:value-type="float" office:value="2929" calcext:value-type="float">
            <text:p>2929</text:p>
          </table:table-cell>
          <table:table-cell office:value-type="float" office:value="2389" calcext:value-type="float">
            <text:p>2389</text:p>
          </table:table-cell>
          <table:table-cell office:value-type="float" office:value="1435" calcext:value-type="float">
            <text:p>1435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42]*[.D442]" office:value-type="float" office:value="16265089" calcext:value-type="float">
            <text:p>16265089</text:p>
          </table:table-cell>
          <table:table-cell table:formula="of:=[.E442]*[.E442]" office:value-type="float" office:value="13483584" calcext:value-type="float">
            <text:p>13483584</text:p>
          </table:table-cell>
          <table:table-cell table:formula="of:=[.F442]*[.F442]" office:value-type="float" office:value="10361961" calcext:value-type="float">
            <text:p>10361961</text:p>
          </table:table-cell>
          <table:table-cell table:formula="of:=[.G442]*[.G442]" office:value-type="float" office:value="8579041" calcext:value-type="float">
            <text:p>8579041</text:p>
          </table:table-cell>
          <table:table-cell table:formula="of:=[.H442]*[.H442]" office:value-type="float" office:value="5707321" calcext:value-type="float">
            <text:p>5707321</text:p>
          </table:table-cell>
          <table:table-cell table:formula="of:=[.I442]*[.I442]" office:value-type="float" office:value="2059225" calcext:value-type="float">
            <text:p>2059225</text:p>
          </table:table-cell>
          <table:table-cell table:formula="of:=[.J442]*[.J442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3996" calcext:value-type="float">
            <text:p>3996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77" calcext:value-type="float">
            <text:p>2877</text:p>
          </table:table-cell>
          <table:table-cell office:value-type="float" office:value="2464" calcext:value-type="float">
            <text:p>2464</text:p>
          </table:table-cell>
          <table:table-cell office:value-type="float" office:value="1458" calcext:value-type="float">
            <text:p>1458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443]*[.D443]" office:value-type="float" office:value="15968016" calcext:value-type="float">
            <text:p>15968016</text:p>
          </table:table-cell>
          <table:table-cell table:formula="of:=[.E443]*[.E443]" office:value-type="float" office:value="13366336" calcext:value-type="float">
            <text:p>13366336</text:p>
          </table:table-cell>
          <table:table-cell table:formula="of:=[.F443]*[.F443]" office:value-type="float" office:value="10182481" calcext:value-type="float">
            <text:p>10182481</text:p>
          </table:table-cell>
          <table:table-cell table:formula="of:=[.G443]*[.G443]" office:value-type="float" office:value="8277129" calcext:value-type="float">
            <text:p>8277129</text:p>
          </table:table-cell>
          <table:table-cell table:formula="of:=[.H443]*[.H443]" office:value-type="float" office:value="6071296" calcext:value-type="float">
            <text:p>6071296</text:p>
          </table:table-cell>
          <table:table-cell table:formula="of:=[.I443]*[.I443]" office:value-type="float" office:value="2125764" calcext:value-type="float">
            <text:p>2125764</text:p>
          </table:table-cell>
          <table:table-cell table:formula="of:=[.J443]*[.J443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033" calcext:value-type="float">
            <text:p>4033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73" calcext:value-type="float">
            <text:p>2373</text:p>
          </table:table-cell>
          <table:table-cell office:value-type="float" office:value="1477" calcext:value-type="float">
            <text:p>1477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444]*[.D444]" office:value-type="float" office:value="16265089" calcext:value-type="float">
            <text:p>16265089</text:p>
          </table:table-cell>
          <table:table-cell table:formula="of:=[.E444]*[.E444]" office:value-type="float" office:value="13366336" calcext:value-type="float">
            <text:p>13366336</text:p>
          </table:table-cell>
          <table:table-cell table:formula="of:=[.F444]*[.F444]" office:value-type="float" office:value="10361961" calcext:value-type="float">
            <text:p>10361961</text:p>
          </table:table-cell>
          <table:table-cell table:formula="of:=[.G444]*[.G444]" office:value-type="float" office:value="8602489" calcext:value-type="float">
            <text:p>8602489</text:p>
          </table:table-cell>
          <table:table-cell table:formula="of:=[.H444]*[.H444]" office:value-type="float" office:value="5631129" calcext:value-type="float">
            <text:p>5631129</text:p>
          </table:table-cell>
          <table:table-cell table:formula="of:=[.I444]*[.I444]" office:value-type="float" office:value="2181529" calcext:value-type="float">
            <text:p>2181529</text:p>
          </table:table-cell>
          <table:table-cell table:formula="of:=[.J444]*[.J44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4057" calcext:value-type="float">
            <text:p>4057</text:p>
          </table:table-cell>
          <table:table-cell office:value-type="float" office:value="3656" calcext:value-type="float">
            <text:p>3656</text:p>
          </table:table-cell>
          <table:table-cell office:value-type="float" office:value="3198" calcext:value-type="float">
            <text:p>3198</text:p>
          </table:table-cell>
          <table:table-cell office:value-type="float" office:value="2882" calcext:value-type="float">
            <text:p>2882</text:p>
          </table:table-cell>
          <table:table-cell office:value-type="float" office:value="2417" calcext:value-type="float">
            <text:p>2417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45]*[.D445]" office:value-type="float" office:value="16459249" calcext:value-type="float">
            <text:p>16459249</text:p>
          </table:table-cell>
          <table:table-cell table:formula="of:=[.E445]*[.E445]" office:value-type="float" office:value="13366336" calcext:value-type="float">
            <text:p>13366336</text:p>
          </table:table-cell>
          <table:table-cell table:formula="of:=[.F445]*[.F445]" office:value-type="float" office:value="10227204" calcext:value-type="float">
            <text:p>10227204</text:p>
          </table:table-cell>
          <table:table-cell table:formula="of:=[.G445]*[.G445]" office:value-type="float" office:value="8305924" calcext:value-type="float">
            <text:p>8305924</text:p>
          </table:table-cell>
          <table:table-cell table:formula="of:=[.H445]*[.H445]" office:value-type="float" office:value="5841889" calcext:value-type="float">
            <text:p>5841889</text:p>
          </table:table-cell>
          <table:table-cell table:formula="of:=[.I445]*[.I445]" office:value-type="float" office:value="2114116" calcext:value-type="float">
            <text:p>2114116</text:p>
          </table:table-cell>
          <table:table-cell table:formula="of:=[.J445]*[.J44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4061" calcext:value-type="float">
            <text:p>4061</text:p>
          </table:table-cell>
          <table:table-cell office:value-type="float" office:value="3663" calcext:value-type="float">
            <text:p>3663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42" calcext:value-type="float">
            <text:p>1442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446]*[.D446]" office:value-type="float" office:value="16491721" calcext:value-type="float">
            <text:p>16491721</text:p>
          </table:table-cell>
          <table:table-cell table:formula="of:=[.E446]*[.E446]" office:value-type="float" office:value="13417569" calcext:value-type="float">
            <text:p>13417569</text:p>
          </table:table-cell>
          <table:table-cell table:formula="of:=[.F446]*[.F446]" office:value-type="float" office:value="10227204" calcext:value-type="float">
            <text:p>10227204</text:p>
          </table:table-cell>
          <table:table-cell table:formula="of:=[.G446]*[.G446]" office:value-type="float" office:value="8317456" calcext:value-type="float">
            <text:p>8317456</text:p>
          </table:table-cell>
          <table:table-cell table:formula="of:=[.H446]*[.H446]" office:value-type="float" office:value="5841889" calcext:value-type="float">
            <text:p>5841889</text:p>
          </table:table-cell>
          <table:table-cell table:formula="of:=[.I446]*[.I446]" office:value-type="float" office:value="2079364" calcext:value-type="float">
            <text:p>2079364</text:p>
          </table:table-cell>
          <table:table-cell table:formula="of:=[.J446]*[.J446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06" calcext:value-type="float">
            <text:p>2406</text:p>
          </table:table-cell>
          <table:table-cell office:value-type="float" office:value="1477" calcext:value-type="float">
            <text:p>1477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447]*[.D447]" office:value-type="float" office:value="16305444" calcext:value-type="float">
            <text:p>16305444</text:p>
          </table:table-cell>
          <table:table-cell table:formula="of:=[.E447]*[.E447]" office:value-type="float" office:value="13293316" calcext:value-type="float">
            <text:p>13293316</text:p>
          </table:table-cell>
          <table:table-cell table:formula="of:=[.F447]*[.F447]" office:value-type="float" office:value="10272025" calcext:value-type="float">
            <text:p>10272025</text:p>
          </table:table-cell>
          <table:table-cell table:formula="of:=[.G447]*[.G447]" office:value-type="float" office:value="8328996" calcext:value-type="float">
            <text:p>8328996</text:p>
          </table:table-cell>
          <table:table-cell table:formula="of:=[.H447]*[.H447]" office:value-type="float" office:value="5788836" calcext:value-type="float">
            <text:p>5788836</text:p>
          </table:table-cell>
          <table:table-cell table:formula="of:=[.I447]*[.I447]" office:value-type="float" office:value="2181529" calcext:value-type="float">
            <text:p>2181529</text:p>
          </table:table-cell>
          <table:table-cell table:formula="of:=[.J447]*[.J44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4054" calcext:value-type="float">
            <text:p>4054</text:p>
          </table:table-cell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387" calcext:value-type="float">
            <text:p>2387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448]*[.D448]" office:value-type="float" office:value="16434916" calcext:value-type="float">
            <text:p>16434916</text:p>
          </table:table-cell>
          <table:table-cell table:formula="of:=[.E448]*[.E448]" office:value-type="float" office:value="13417569" calcext:value-type="float">
            <text:p>13417569</text:p>
          </table:table-cell>
          <table:table-cell table:formula="of:=[.F448]*[.F448]" office:value-type="float" office:value="10349089" calcext:value-type="float">
            <text:p>10349089</text:p>
          </table:table-cell>
          <table:table-cell table:formula="of:=[.G448]*[.G448]" office:value-type="float" office:value="8561476" calcext:value-type="float">
            <text:p>8561476</text:p>
          </table:table-cell>
          <table:table-cell table:formula="of:=[.H448]*[.H448]" office:value-type="float" office:value="5697769" calcext:value-type="float">
            <text:p>5697769</text:p>
          </table:table-cell>
          <table:table-cell table:formula="of:=[.I448]*[.I448]" office:value-type="float" office:value="2140369" calcext:value-type="float">
            <text:p>2140369</text:p>
          </table:table-cell>
          <table:table-cell table:formula="of:=[.J448]*[.J44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4036" calcext:value-type="float">
            <text:p>4036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5" calcext:value-type="float">
            <text:p>2385</text:p>
          </table:table-cell>
          <table:table-cell office:value-type="float" office:value="1461" calcext:value-type="float">
            <text:p>1461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49]*[.D449]" office:value-type="float" office:value="16289296" calcext:value-type="float">
            <text:p>16289296</text:p>
          </table:table-cell>
          <table:table-cell table:formula="of:=[.E449]*[.E449]" office:value-type="float" office:value="13468900" calcext:value-type="float">
            <text:p>13468900</text:p>
          </table:table-cell>
          <table:table-cell table:formula="of:=[.F449]*[.F449]" office:value-type="float" office:value="10272025" calcext:value-type="float">
            <text:p>10272025</text:p>
          </table:table-cell>
          <table:table-cell table:formula="of:=[.G449]*[.G449]" office:value-type="float" office:value="8288641" calcext:value-type="float">
            <text:p>8288641</text:p>
          </table:table-cell>
          <table:table-cell table:formula="of:=[.H449]*[.H449]" office:value-type="float" office:value="5688225" calcext:value-type="float">
            <text:p>5688225</text:p>
          </table:table-cell>
          <table:table-cell table:formula="of:=[.I449]*[.I449]" office:value-type="float" office:value="2134521" calcext:value-type="float">
            <text:p>2134521</text:p>
          </table:table-cell>
          <table:table-cell table:formula="of:=[.J449]*[.J449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4031" calcext:value-type="float">
            <text:p>4031</text:p>
          </table:table-cell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450]*[.D450]" office:value-type="float" office:value="16248961" calcext:value-type="float">
            <text:p>16248961</text:p>
          </table:table-cell>
          <table:table-cell table:formula="of:=[.E450]*[.E450]" office:value-type="float" office:value="13417569" calcext:value-type="float">
            <text:p>13417569</text:p>
          </table:table-cell>
          <table:table-cell table:formula="of:=[.F450]*[.F450]" office:value-type="float" office:value="10272025" calcext:value-type="float">
            <text:p>10272025</text:p>
          </table:table-cell>
          <table:table-cell table:formula="of:=[.G450]*[.G450]" office:value-type="float" office:value="8305924" calcext:value-type="float">
            <text:p>8305924</text:p>
          </table:table-cell>
          <table:table-cell table:formula="of:=[.H450]*[.H450]" office:value-type="float" office:value="5832225" calcext:value-type="float">
            <text:p>5832225</text:p>
          </table:table-cell>
          <table:table-cell table:formula="of:=[.I450]*[.I450]" office:value-type="float" office:value="2140369" calcext:value-type="float">
            <text:p>2140369</text:p>
          </table:table-cell>
          <table:table-cell table:formula="of:=[.J450]*[.J450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66" calcext:value-type="float">
            <text:p>2966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451]*[.D451]" office:value-type="float" office:value="15928081" calcext:value-type="float">
            <text:p>15928081</text:p>
          </table:table-cell>
          <table:table-cell table:formula="of:=[.E451]*[.E451]" office:value-type="float" office:value="13571856" calcext:value-type="float">
            <text:p>13571856</text:p>
          </table:table-cell>
          <table:table-cell table:formula="of:=[.F451]*[.F451]" office:value-type="float" office:value="10272025" calcext:value-type="float">
            <text:p>10272025</text:p>
          </table:table-cell>
          <table:table-cell table:formula="of:=[.G451]*[.G451]" office:value-type="float" office:value="8797156" calcext:value-type="float">
            <text:p>8797156</text:p>
          </table:table-cell>
          <table:table-cell table:formula="of:=[.H451]*[.H451]" office:value-type="float" office:value="5721664" calcext:value-type="float">
            <text:p>5721664</text:p>
          </table:table-cell>
          <table:table-cell table:formula="of:=[.I451]*[.I451]" office:value-type="float" office:value="2166784" calcext:value-type="float">
            <text:p>2166784</text:p>
          </table:table-cell>
          <table:table-cell table:formula="of:=[.J451]*[.J45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993" calcext:value-type="float">
            <text:p>3993</text:p>
          </table:table-cell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00" calcext:value-type="float">
            <text:p>2900</text:p>
          </table:table-cell>
          <table:table-cell office:value-type="float" office:value="2406" calcext:value-type="float">
            <text:p>2406</text:p>
          </table:table-cell>
          <table:table-cell office:value-type="float" office:value="1470" calcext:value-type="float">
            <text:p>1470</text:p>
          </table:table-cell>
          <table:table-cell office:value-type="float" office:value="1003" calcext:value-type="float">
            <text:p>1003</text:p>
          </table:table-cell>
          <table:table-cell table:number-columns-repeated="8"/>
          <table:table-cell table:formula="of:=[.D452]*[.D452]" office:value-type="float" office:value="15944049" calcext:value-type="float">
            <text:p>15944049</text:p>
          </table:table-cell>
          <table:table-cell table:formula="of:=[.E452]*[.E452]" office:value-type="float" office:value="13468900" calcext:value-type="float">
            <text:p>13468900</text:p>
          </table:table-cell>
          <table:table-cell table:formula="of:=[.F452]*[.F452]" office:value-type="float" office:value="10272025" calcext:value-type="float">
            <text:p>10272025</text:p>
          </table:table-cell>
          <table:table-cell table:formula="of:=[.G452]*[.G452]" office:value-type="float" office:value="8410000" calcext:value-type="float">
            <text:p>8410000</text:p>
          </table:table-cell>
          <table:table-cell table:formula="of:=[.H452]*[.H452]" office:value-type="float" office:value="5788836" calcext:value-type="float">
            <text:p>5788836</text:p>
          </table:table-cell>
          <table:table-cell table:formula="of:=[.I452]*[.I452]" office:value-type="float" office:value="2160900" calcext:value-type="float">
            <text:p>2160900</text:p>
          </table:table-cell>
          <table:table-cell table:formula="of:=[.J452]*[.J452]" office:value-type="float" office:value="1006009" calcext:value-type="float">
            <text:p>1006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4017" calcext:value-type="float">
            <text:p>4017</text:p>
          </table:table-cell>
          <table:table-cell office:value-type="float" office:value="3635" calcext:value-type="float">
            <text:p>3635</text:p>
          </table:table-cell>
          <table:table-cell office:value-type="float" office:value="3205" calcext:value-type="float">
            <text:p>3205</text:p>
          </table:table-cell>
          <table:table-cell office:value-type="float" office:value="2961" calcext:value-type="float">
            <text:p>2961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53]*[.D453]" office:value-type="float" office:value="16136289" calcext:value-type="float">
            <text:p>16136289</text:p>
          </table:table-cell>
          <table:table-cell table:formula="of:=[.E453]*[.E453]" office:value-type="float" office:value="13213225" calcext:value-type="float">
            <text:p>13213225</text:p>
          </table:table-cell>
          <table:table-cell table:formula="of:=[.F453]*[.F453]" office:value-type="float" office:value="10272025" calcext:value-type="float">
            <text:p>10272025</text:p>
          </table:table-cell>
          <table:table-cell table:formula="of:=[.G453]*[.G453]" office:value-type="float" office:value="8767521" calcext:value-type="float">
            <text:p>8767521</text:p>
          </table:table-cell>
          <table:table-cell table:formula="of:=[.H453]*[.H453]" office:value-type="float" office:value="5740816" calcext:value-type="float">
            <text:p>5740816</text:p>
          </table:table-cell>
          <table:table-cell table:formula="of:=[.I453]*[.I453]" office:value-type="float" office:value="2146225" calcext:value-type="float">
            <text:p>2146225</text:p>
          </table:table-cell>
          <table:table-cell table:formula="of:=[.J453]*[.J45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3998" calcext:value-type="float">
            <text:p>3998</text:p>
          </table:table-cell>
          <table:table-cell office:value-type="float" office:value="3679" calcext:value-type="float">
            <text:p>3679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52" calcext:value-type="float">
            <text:p>2352</text:p>
          </table:table-cell>
          <table:table-cell office:value-type="float" office:value="1496" calcext:value-type="float">
            <text:p>1496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454]*[.D454]" office:value-type="float" office:value="15984004" calcext:value-type="float">
            <text:p>15984004</text:p>
          </table:table-cell>
          <table:table-cell table:formula="of:=[.E454]*[.E454]" office:value-type="float" office:value="13535041" calcext:value-type="float">
            <text:p>13535041</text:p>
          </table:table-cell>
          <table:table-cell table:formula="of:=[.F454]*[.F454]" office:value-type="float" office:value="10381284" calcext:value-type="float">
            <text:p>10381284</text:p>
          </table:table-cell>
          <table:table-cell table:formula="of:=[.G454]*[.G454]" office:value-type="float" office:value="8288641" calcext:value-type="float">
            <text:p>8288641</text:p>
          </table:table-cell>
          <table:table-cell table:formula="of:=[.H454]*[.H454]" office:value-type="float" office:value="5531904" calcext:value-type="float">
            <text:p>5531904</text:p>
          </table:table-cell>
          <table:table-cell table:formula="of:=[.I454]*[.I454]" office:value-type="float" office:value="2238016" calcext:value-type="float">
            <text:p>2238016</text:p>
          </table:table-cell>
          <table:table-cell table:formula="of:=[.J454]*[.J454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63" calcext:value-type="float">
            <text:p>1463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455]*[.D455]" office:value-type="float" office:value="16192576" calcext:value-type="float">
            <text:p>16192576</text:p>
          </table:table-cell>
          <table:table-cell table:formula="of:=[.E455]*[.E455]" office:value-type="float" office:value="13395600" calcext:value-type="float">
            <text:p>13395600</text:p>
          </table:table-cell>
          <table:table-cell table:formula="of:=[.F455]*[.F455]" office:value-type="float" office:value="10169721" calcext:value-type="float">
            <text:p>10169721</text:p>
          </table:table-cell>
          <table:table-cell table:formula="of:=[.G455]*[.G455]" office:value-type="float" office:value="8398404" calcext:value-type="float">
            <text:p>8398404</text:p>
          </table:table-cell>
          <table:table-cell table:formula="of:=[.H455]*[.H455]" office:value-type="float" office:value="5856400" calcext:value-type="float">
            <text:p>5856400</text:p>
          </table:table-cell>
          <table:table-cell table:formula="of:=[.I455]*[.I455]" office:value-type="float" office:value="2140369" calcext:value-type="float">
            <text:p>2140369</text:p>
          </table:table-cell>
          <table:table-cell table:formula="of:=[.J455]*[.J455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4045" calcext:value-type="float">
            <text:p>4045</text:p>
          </table:table-cell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89" calcext:value-type="float">
            <text:p>2889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56]*[.D456]" office:value-type="float" office:value="16362025" calcext:value-type="float">
            <text:p>16362025</text:p>
          </table:table-cell>
          <table:table-cell table:formula="of:=[.E456]*[.E456]" office:value-type="float" office:value="13446889" calcext:value-type="float">
            <text:p>13446889</text:p>
          </table:table-cell>
          <table:table-cell table:formula="of:=[.F456]*[.F456]" office:value-type="float" office:value="10407076" calcext:value-type="float">
            <text:p>10407076</text:p>
          </table:table-cell>
          <table:table-cell table:formula="of:=[.G456]*[.G456]" office:value-type="float" office:value="8346321" calcext:value-type="float">
            <text:p>8346321</text:p>
          </table:table-cell>
          <table:table-cell table:formula="of:=[.H456]*[.H456]" office:value-type="float" office:value="5764801" calcext:value-type="float">
            <text:p>5764801</text:p>
          </table:table-cell>
          <table:table-cell table:formula="of:=[.I456]*[.I456]" office:value-type="float" office:value="2166784" calcext:value-type="float">
            <text:p>2166784</text:p>
          </table:table-cell>
          <table:table-cell table:formula="of:=[.J456]*[.J45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4071" calcext:value-type="float">
            <text:p>4071</text:p>
          </table:table-cell>
          <table:table-cell office:value-type="float" office:value="3653" calcext:value-type="float">
            <text:p>3653</text:p>
          </table:table-cell>
          <table:table-cell office:value-type="float" office:value="3194" calcext:value-type="float">
            <text:p>3194</text:p>
          </table:table-cell>
          <table:table-cell office:value-type="float" office:value="2980" calcext:value-type="float">
            <text:p>2980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57]*[.D457]" office:value-type="float" office:value="16573041" calcext:value-type="float">
            <text:p>16573041</text:p>
          </table:table-cell>
          <table:table-cell table:formula="of:=[.E457]*[.E457]" office:value-type="float" office:value="13344409" calcext:value-type="float">
            <text:p>13344409</text:p>
          </table:table-cell>
          <table:table-cell table:formula="of:=[.F457]*[.F457]" office:value-type="float" office:value="10201636" calcext:value-type="float">
            <text:p>10201636</text:p>
          </table:table-cell>
          <table:table-cell table:formula="of:=[.G457]*[.G457]" office:value-type="float" office:value="8880400" calcext:value-type="float">
            <text:p>8880400</text:p>
          </table:table-cell>
          <table:table-cell table:formula="of:=[.H457]*[.H457]" office:value-type="float" office:value="5798464" calcext:value-type="float">
            <text:p>5798464</text:p>
          </table:table-cell>
          <table:table-cell table:formula="of:=[.I457]*[.I457]" office:value-type="float" office:value="2114116" calcext:value-type="float">
            <text:p>2114116</text:p>
          </table:table-cell>
          <table:table-cell table:formula="of:=[.J457]*[.J457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24" calcext:value-type="float">
            <text:p>3224</text:p>
          </table:table-cell>
          <table:table-cell office:value-type="float" office:value="2908" calcext:value-type="float">
            <text:p>2908</text:p>
          </table:table-cell>
          <table:table-cell office:value-type="float" office:value="2387" calcext:value-type="float">
            <text:p>2387</text:p>
          </table:table-cell>
          <table:table-cell office:value-type="float" office:value="1439" calcext:value-type="float">
            <text:p>1439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458]*[.D458]" office:value-type="float" office:value="16434916" calcext:value-type="float">
            <text:p>16434916</text:p>
          </table:table-cell>
          <table:table-cell table:formula="of:=[.E458]*[.E458]" office:value-type="float" office:value="13660416" calcext:value-type="float">
            <text:p>13660416</text:p>
          </table:table-cell>
          <table:table-cell table:formula="of:=[.F458]*[.F458]" office:value-type="float" office:value="10394176" calcext:value-type="float">
            <text:p>10394176</text:p>
          </table:table-cell>
          <table:table-cell table:formula="of:=[.G458]*[.G458]" office:value-type="float" office:value="8456464" calcext:value-type="float">
            <text:p>8456464</text:p>
          </table:table-cell>
          <table:table-cell table:formula="of:=[.H458]*[.H458]" office:value-type="float" office:value="5697769" calcext:value-type="float">
            <text:p>5697769</text:p>
          </table:table-cell>
          <table:table-cell table:formula="of:=[.I458]*[.I458]" office:value-type="float" office:value="2070721" calcext:value-type="float">
            <text:p>2070721</text:p>
          </table:table-cell>
          <table:table-cell table:formula="of:=[.J458]*[.J458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4021" calcext:value-type="float">
            <text:p>4021</text:p>
          </table:table-cell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427" calcext:value-type="float">
            <text:p>2427</text:p>
          </table:table-cell>
          <table:table-cell office:value-type="float" office:value="1496" calcext:value-type="float">
            <text:p>1496</text:p>
          </table:table-cell>
          <table:table-cell office:value-type="float" office:value="1062" calcext:value-type="float">
            <text:p>1062</text:p>
          </table:table-cell>
          <table:table-cell table:number-columns-repeated="8"/>
          <table:table-cell table:formula="of:=[.D459]*[.D459]" office:value-type="float" office:value="16168441" calcext:value-type="float">
            <text:p>16168441</text:p>
          </table:table-cell>
          <table:table-cell table:formula="of:=[.E459]*[.E459]" office:value-type="float" office:value="13329801" calcext:value-type="float">
            <text:p>13329801</text:p>
          </table:table-cell>
          <table:table-cell table:formula="of:=[.F459]*[.F459]" office:value-type="float" office:value="10272025" calcext:value-type="float">
            <text:p>10272025</text:p>
          </table:table-cell>
          <table:table-cell table:formula="of:=[.G459]*[.G459]" office:value-type="float" office:value="8328996" calcext:value-type="float">
            <text:p>8328996</text:p>
          </table:table-cell>
          <table:table-cell table:formula="of:=[.H459]*[.H459]" office:value-type="float" office:value="5890329" calcext:value-type="float">
            <text:p>5890329</text:p>
          </table:table-cell>
          <table:table-cell table:formula="of:=[.I459]*[.I459]" office:value-type="float" office:value="2238016" calcext:value-type="float">
            <text:p>2238016</text:p>
          </table:table-cell>
          <table:table-cell table:formula="of:=[.J459]*[.J459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4043" calcext:value-type="float">
            <text:p>4043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926" calcext:value-type="float">
            <text:p>2926</text:p>
          </table:table-cell>
          <table:table-cell office:value-type="float" office:value="2389" calcext:value-type="float">
            <text:p>2389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460]*[.D460]" office:value-type="float" office:value="16345849" calcext:value-type="float">
            <text:p>16345849</text:p>
          </table:table-cell>
          <table:table-cell table:formula="of:=[.E460]*[.E460]" office:value-type="float" office:value="13329801" calcext:value-type="float">
            <text:p>13329801</text:p>
          </table:table-cell>
          <table:table-cell table:formula="of:=[.F460]*[.F460]" office:value-type="float" office:value="10291264" calcext:value-type="float">
            <text:p>10291264</text:p>
          </table:table-cell>
          <table:table-cell table:formula="of:=[.G460]*[.G460]" office:value-type="float" office:value="8561476" calcext:value-type="float">
            <text:p>8561476</text:p>
          </table:table-cell>
          <table:table-cell table:formula="of:=[.H460]*[.H460]" office:value-type="float" office:value="5707321" calcext:value-type="float">
            <text:p>5707321</text:p>
          </table:table-cell>
          <table:table-cell table:formula="of:=[.I460]*[.I460]" office:value-type="float" office:value="2155024" calcext:value-type="float">
            <text:p>2155024</text:p>
          </table:table-cell>
          <table:table-cell table:formula="of:=[.J460]*[.J460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4038" calcext:value-type="float">
            <text:p>4038</text:p>
          </table:table-cell>
          <table:table-cell office:value-type="float" office:value="3698" calcext:value-type="float">
            <text:p>3698</text:p>
          </table:table-cell>
          <table:table-cell office:value-type="float" office:value="3184" calcext:value-type="float">
            <text:p>3184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461]*[.D461]" office:value-type="float" office:value="16305444" calcext:value-type="float">
            <text:p>16305444</text:p>
          </table:table-cell>
          <table:table-cell table:formula="of:=[.E461]*[.E461]" office:value-type="float" office:value="13675204" calcext:value-type="float">
            <text:p>13675204</text:p>
          </table:table-cell>
          <table:table-cell table:formula="of:=[.F461]*[.F461]" office:value-type="float" office:value="10137856" calcext:value-type="float">
            <text:p>10137856</text:p>
          </table:table-cell>
          <table:table-cell table:formula="of:=[.G461]*[.G461]" office:value-type="float" office:value="8410000" calcext:value-type="float">
            <text:p>8410000</text:p>
          </table:table-cell>
          <table:table-cell table:formula="of:=[.H461]*[.H461]" office:value-type="float" office:value="5764801" calcext:value-type="float">
            <text:p>5764801</text:p>
          </table:table-cell>
          <table:table-cell table:formula="of:=[.I461]*[.I461]" office:value-type="float" office:value="2187441" calcext:value-type="float">
            <text:p>2187441</text:p>
          </table:table-cell>
          <table:table-cell table:formula="of:=[.J461]*[.J461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4010" calcext:value-type="float">
            <text:p>4010</text:p>
          </table:table-cell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78" calcext:value-type="float">
            <text:p>2978</text:p>
          </table:table-cell>
          <table:table-cell office:value-type="float" office:value="2378" calcext:value-type="float">
            <text:p>2378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62]*[.D462]" office:value-type="float" office:value="16080100" calcext:value-type="float">
            <text:p>16080100</text:p>
          </table:table-cell>
          <table:table-cell table:formula="of:=[.E462]*[.E462]" office:value-type="float" office:value="13535041" calcext:value-type="float">
            <text:p>13535041</text:p>
          </table:table-cell>
          <table:table-cell table:formula="of:=[.F462]*[.F462]" office:value-type="float" office:value="10259209" calcext:value-type="float">
            <text:p>10259209</text:p>
          </table:table-cell>
          <table:table-cell table:formula="of:=[.G462]*[.G462]" office:value-type="float" office:value="8868484" calcext:value-type="float">
            <text:p>8868484</text:p>
          </table:table-cell>
          <table:table-cell table:formula="of:=[.H462]*[.H462]" office:value-type="float" office:value="5654884" calcext:value-type="float">
            <text:p>5654884</text:p>
          </table:table-cell>
          <table:table-cell table:formula="of:=[.I462]*[.I462]" office:value-type="float" office:value="2160900" calcext:value-type="float">
            <text:p>2160900</text:p>
          </table:table-cell>
          <table:table-cell table:formula="of:=[.J462]*[.J46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3989" calcext:value-type="float">
            <text:p>3989</text:p>
          </table:table-cell>
          <table:table-cell office:value-type="float" office:value="3635" calcext:value-type="float">
            <text:p>3635</text:p>
          </table:table-cell>
          <table:table-cell office:value-type="float" office:value="3208" calcext:value-type="float">
            <text:p>3208</text:p>
          </table:table-cell>
          <table:table-cell office:value-type="float" office:value="2865" calcext:value-type="float">
            <text:p>2865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63]*[.D463]" office:value-type="float" office:value="15912121" calcext:value-type="float">
            <text:p>15912121</text:p>
          </table:table-cell>
          <table:table-cell table:formula="of:=[.E463]*[.E463]" office:value-type="float" office:value="13213225" calcext:value-type="float">
            <text:p>13213225</text:p>
          </table:table-cell>
          <table:table-cell table:formula="of:=[.F463]*[.F463]" office:value-type="float" office:value="10291264" calcext:value-type="float">
            <text:p>10291264</text:p>
          </table:table-cell>
          <table:table-cell table:formula="of:=[.G463]*[.G463]" office:value-type="float" office:value="8208225" calcext:value-type="float">
            <text:p>8208225</text:p>
          </table:table-cell>
          <table:table-cell table:formula="of:=[.H463]*[.H463]" office:value-type="float" office:value="5731236" calcext:value-type="float">
            <text:p>5731236</text:p>
          </table:table-cell>
          <table:table-cell table:formula="of:=[.I463]*[.I463]" office:value-type="float" office:value="2160900" calcext:value-type="float">
            <text:p>2160900</text:p>
          </table:table-cell>
          <table:table-cell table:formula="of:=[.J463]*[.J463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012" calcext:value-type="float">
            <text:p>4012</text:p>
          </table:table-cell>
          <table:table-cell office:value-type="float" office:value="3667" calcext:value-type="float">
            <text:p>3667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64]*[.D464]" office:value-type="float" office:value="16096144" calcext:value-type="float">
            <text:p>16096144</text:p>
          </table:table-cell>
          <table:table-cell table:formula="of:=[.E464]*[.E464]" office:value-type="float" office:value="13446889" calcext:value-type="float">
            <text:p>13446889</text:p>
          </table:table-cell>
          <table:table-cell table:formula="of:=[.F464]*[.F464]" office:value-type="float" office:value="10316944" calcext:value-type="float">
            <text:p>10316944</text:p>
          </table:table-cell>
          <table:table-cell table:formula="of:=[.G464]*[.G464]" office:value-type="float" office:value="8561476" calcext:value-type="float">
            <text:p>8561476</text:p>
          </table:table-cell>
          <table:table-cell table:formula="of:=[.H464]*[.H464]" office:value-type="float" office:value="5654884" calcext:value-type="float">
            <text:p>5654884</text:p>
          </table:table-cell>
          <table:table-cell table:formula="of:=[.I464]*[.I464]" office:value-type="float" office:value="2155024" calcext:value-type="float">
            <text:p>2155024</text:p>
          </table:table-cell>
          <table:table-cell table:formula="of:=[.J464]*[.J464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3998" calcext:value-type="float">
            <text:p>3998</text:p>
          </table:table-cell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465]*[.D465]" office:value-type="float" office:value="15984004" calcext:value-type="float">
            <text:p>15984004</text:p>
          </table:table-cell>
          <table:table-cell table:formula="of:=[.E465]*[.E465]" office:value-type="float" office:value="13432225" calcext:value-type="float">
            <text:p>13432225</text:p>
          </table:table-cell>
          <table:table-cell table:formula="of:=[.F465]*[.F465]" office:value-type="float" office:value="10349089" calcext:value-type="float">
            <text:p>10349089</text:p>
          </table:table-cell>
          <table:table-cell table:formula="of:=[.G465]*[.G465]" office:value-type="float" office:value="8427409" calcext:value-type="float">
            <text:p>8427409</text:p>
          </table:table-cell>
          <table:table-cell table:formula="of:=[.H465]*[.H465]" office:value-type="float" office:value="5707321" calcext:value-type="float">
            <text:p>5707321</text:p>
          </table:table-cell>
          <table:table-cell table:formula="of:=[.I465]*[.I465]" office:value-type="float" office:value="2119936" calcext:value-type="float">
            <text:p>2119936</text:p>
          </table:table-cell>
          <table:table-cell table:formula="of:=[.J465]*[.J465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4033" calcext:value-type="float">
            <text:p>4033</text:p>
          </table:table-cell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36" calcext:value-type="float">
            <text:p>2936</text:p>
          </table:table-cell>
          <table:table-cell office:value-type="float" office:value="2375" calcext:value-type="float">
            <text:p>2375</text:p>
          </table:table-cell>
          <table:table-cell office:value-type="float" office:value="1432" calcext:value-type="float">
            <text:p>143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466]*[.D466]" office:value-type="float" office:value="16265089" calcext:value-type="float">
            <text:p>16265089</text:p>
          </table:table-cell>
          <table:table-cell table:formula="of:=[.E466]*[.E466]" office:value-type="float" office:value="13264164" calcext:value-type="float">
            <text:p>13264164</text:p>
          </table:table-cell>
          <table:table-cell table:formula="of:=[.F466]*[.F466]" office:value-type="float" office:value="10214416" calcext:value-type="float">
            <text:p>10214416</text:p>
          </table:table-cell>
          <table:table-cell table:formula="of:=[.G466]*[.G466]" office:value-type="float" office:value="8620096" calcext:value-type="float">
            <text:p>8620096</text:p>
          </table:table-cell>
          <table:table-cell table:formula="of:=[.H466]*[.H466]" office:value-type="float" office:value="5640625" calcext:value-type="float">
            <text:p>5640625</text:p>
          </table:table-cell>
          <table:table-cell table:formula="of:=[.I466]*[.I466]" office:value-type="float" office:value="2050624" calcext:value-type="float">
            <text:p>2050624</text:p>
          </table:table-cell>
          <table:table-cell table:formula="of:=[.J466]*[.J466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4024" calcext:value-type="float">
            <text:p>4024</text:p>
          </table:table-cell>
          <table:table-cell office:value-type="float" office:value="3703" calcext:value-type="float">
            <text:p>3703</text:p>
          </table:table-cell>
          <table:table-cell office:value-type="float" office:value="3196" calcext:value-type="float">
            <text:p>3196</text:p>
          </table:table-cell>
          <table:table-cell office:value-type="float" office:value="2957" calcext:value-type="float">
            <text:p>2957</text:p>
          </table:table-cell>
          <table:table-cell office:value-type="float" office:value="2436" calcext:value-type="float">
            <text:p>2436</text:p>
          </table:table-cell>
          <table:table-cell office:value-type="float" office:value="1463" calcext:value-type="float">
            <text:p>1463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467]*[.D467]" office:value-type="float" office:value="16192576" calcext:value-type="float">
            <text:p>16192576</text:p>
          </table:table-cell>
          <table:table-cell table:formula="of:=[.E467]*[.E467]" office:value-type="float" office:value="13712209" calcext:value-type="float">
            <text:p>13712209</text:p>
          </table:table-cell>
          <table:table-cell table:formula="of:=[.F467]*[.F467]" office:value-type="float" office:value="10214416" calcext:value-type="float">
            <text:p>10214416</text:p>
          </table:table-cell>
          <table:table-cell table:formula="of:=[.G467]*[.G467]" office:value-type="float" office:value="8743849" calcext:value-type="float">
            <text:p>8743849</text:p>
          </table:table-cell>
          <table:table-cell table:formula="of:=[.H467]*[.H467]" office:value-type="float" office:value="5934096" calcext:value-type="float">
            <text:p>5934096</text:p>
          </table:table-cell>
          <table:table-cell table:formula="of:=[.I467]*[.I467]" office:value-type="float" office:value="2140369" calcext:value-type="float">
            <text:p>2140369</text:p>
          </table:table-cell>
          <table:table-cell table:formula="of:=[.J467]*[.J46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4057" calcext:value-type="float">
            <text:p>4057</text:p>
          </table:table-cell>
          <table:table-cell office:value-type="float" office:value="3681" calcext:value-type="float">
            <text:p>3681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468]*[.D468]" office:value-type="float" office:value="16459249" calcext:value-type="float">
            <text:p>16459249</text:p>
          </table:table-cell>
          <table:table-cell table:formula="of:=[.E468]*[.E468]" office:value-type="float" office:value="13549761" calcext:value-type="float">
            <text:p>13549761</text:p>
          </table:table-cell>
          <table:table-cell table:formula="of:=[.F468]*[.F468]" office:value-type="float" office:value="10426441" calcext:value-type="float">
            <text:p>10426441</text:p>
          </table:table-cell>
          <table:table-cell table:formula="of:=[.G468]*[.G468]" office:value-type="float" office:value="8328996" calcext:value-type="float">
            <text:p>8328996</text:p>
          </table:table-cell>
          <table:table-cell table:formula="of:=[.H468]*[.H468]" office:value-type="float" office:value="5822569" calcext:value-type="float">
            <text:p>5822569</text:p>
          </table:table-cell>
          <table:table-cell table:formula="of:=[.I468]*[.I468]" office:value-type="float" office:value="2160900" calcext:value-type="float">
            <text:p>2160900</text:p>
          </table:table-cell>
          <table:table-cell table:formula="of:=[.J468]*[.J468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054" calcext:value-type="float">
            <text:p>4054</text:p>
          </table:table-cell>
          <table:table-cell office:value-type="float" office:value="3646" calcext:value-type="float">
            <text:p>3646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403" calcext:value-type="float">
            <text:p>2403</text:p>
          </table:table-cell>
          <table:table-cell office:value-type="float" office:value="1491" calcext:value-type="float">
            <text:p>149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469]*[.D469]" office:value-type="float" office:value="16434916" calcext:value-type="float">
            <text:p>16434916</text:p>
          </table:table-cell>
          <table:table-cell table:formula="of:=[.E469]*[.E469]" office:value-type="float" office:value="13293316" calcext:value-type="float">
            <text:p>13293316</text:p>
          </table:table-cell>
          <table:table-cell table:formula="of:=[.F469]*[.F469]" office:value-type="float" office:value="10201636" calcext:value-type="float">
            <text:p>10201636</text:p>
          </table:table-cell>
          <table:table-cell table:formula="of:=[.G469]*[.G469]" office:value-type="float" office:value="8910225" calcext:value-type="float">
            <text:p>8910225</text:p>
          </table:table-cell>
          <table:table-cell table:formula="of:=[.H469]*[.H469]" office:value-type="float" office:value="5774409" calcext:value-type="float">
            <text:p>5774409</text:p>
          </table:table-cell>
          <table:table-cell table:formula="of:=[.I469]*[.I469]" office:value-type="float" office:value="2223081" calcext:value-type="float">
            <text:p>2223081</text:p>
          </table:table-cell>
          <table:table-cell table:formula="of:=[.J469]*[.J469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858" calcext:value-type="float">
            <text:p>2858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470]*[.D470]" office:value-type="float" office:value="16362025" calcext:value-type="float">
            <text:p>16362025</text:p>
          </table:table-cell>
          <table:table-cell table:formula="of:=[.E470]*[.E470]" office:value-type="float" office:value="13380964" calcext:value-type="float">
            <text:p>13380964</text:p>
          </table:table-cell>
          <table:table-cell table:formula="of:=[.F470]*[.F470]" office:value-type="float" office:value="10361961" calcext:value-type="float">
            <text:p>10361961</text:p>
          </table:table-cell>
          <table:table-cell table:formula="of:=[.G470]*[.G470]" office:value-type="float" office:value="8168164" calcext:value-type="float">
            <text:p>8168164</text:p>
          </table:table-cell>
          <table:table-cell table:formula="of:=[.H470]*[.H470]" office:value-type="float" office:value="5764801" calcext:value-type="float">
            <text:p>5764801</text:p>
          </table:table-cell>
          <table:table-cell table:formula="of:=[.I470]*[.I470]" office:value-type="float" office:value="2196324" calcext:value-type="float">
            <text:p>2196324</text:p>
          </table:table-cell>
          <table:table-cell table:formula="of:=[.J470]*[.J470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4052" calcext:value-type="float">
            <text:p>405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24" calcext:value-type="float">
            <text:p>2924</text:p>
          </table:table-cell>
          <table:table-cell office:value-type="float" office:value="2375" calcext:value-type="float">
            <text:p>2375</text:p>
          </table:table-cell>
          <table:table-cell office:value-type="float" office:value="1439" calcext:value-type="float">
            <text:p>1439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471]*[.D471]" office:value-type="float" office:value="16418704" calcext:value-type="float">
            <text:p>16418704</text:p>
          </table:table-cell>
          <table:table-cell table:formula="of:=[.E471]*[.E471]" office:value-type="float" office:value="13278736" calcext:value-type="float">
            <text:p>13278736</text:p>
          </table:table-cell>
          <table:table-cell table:formula="of:=[.F471]*[.F471]" office:value-type="float" office:value="10272025" calcext:value-type="float">
            <text:p>10272025</text:p>
          </table:table-cell>
          <table:table-cell table:formula="of:=[.G471]*[.G471]" office:value-type="float" office:value="8549776" calcext:value-type="float">
            <text:p>8549776</text:p>
          </table:table-cell>
          <table:table-cell table:formula="of:=[.H471]*[.H471]" office:value-type="float" office:value="5640625" calcext:value-type="float">
            <text:p>5640625</text:p>
          </table:table-cell>
          <table:table-cell table:formula="of:=[.I471]*[.I471]" office:value-type="float" office:value="2070721" calcext:value-type="float">
            <text:p>2070721</text:p>
          </table:table-cell>
          <table:table-cell table:formula="of:=[.J471]*[.J471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3991" calcext:value-type="float">
            <text:p>399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54" calcext:value-type="float">
            <text:p>2854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472]*[.D472]" office:value-type="float" office:value="15928081" calcext:value-type="float">
            <text:p>15928081</text:p>
          </table:table-cell>
          <table:table-cell table:formula="of:=[.E472]*[.E472]" office:value-type="float" office:value="13329801" calcext:value-type="float">
            <text:p>13329801</text:p>
          </table:table-cell>
          <table:table-cell table:formula="of:=[.F472]*[.F472]" office:value-type="float" office:value="10291264" calcext:value-type="float">
            <text:p>10291264</text:p>
          </table:table-cell>
          <table:table-cell table:formula="of:=[.G472]*[.G472]" office:value-type="float" office:value="8145316" calcext:value-type="float">
            <text:p>8145316</text:p>
          </table:table-cell>
          <table:table-cell table:formula="of:=[.H472]*[.H472]" office:value-type="float" office:value="5890329" calcext:value-type="float">
            <text:p>5890329</text:p>
          </table:table-cell>
          <table:table-cell table:formula="of:=[.I472]*[.I472]" office:value-type="float" office:value="2155024" calcext:value-type="float">
            <text:p>2155024</text:p>
          </table:table-cell>
          <table:table-cell table:formula="of:=[.J472]*[.J472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4010" calcext:value-type="float">
            <text:p>4010</text:p>
          </table:table-cell>
          <table:table-cell office:value-type="float" office:value="3670" calcext:value-type="float">
            <text:p>3670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473]*[.D473]" office:value-type="float" office:value="16080100" calcext:value-type="float">
            <text:p>16080100</text:p>
          </table:table-cell>
          <table:table-cell table:formula="of:=[.E473]*[.E473]" office:value-type="float" office:value="13468900" calcext:value-type="float">
            <text:p>13468900</text:p>
          </table:table-cell>
          <table:table-cell table:formula="of:=[.F473]*[.F473]" office:value-type="float" office:value="10214416" calcext:value-type="float">
            <text:p>10214416</text:p>
          </table:table-cell>
          <table:table-cell table:formula="of:=[.G473]*[.G473]" office:value-type="float" office:value="8497225" calcext:value-type="float">
            <text:p>8497225</text:p>
          </table:table-cell>
          <table:table-cell table:formula="of:=[.H473]*[.H473]" office:value-type="float" office:value="5832225" calcext:value-type="float">
            <text:p>5832225</text:p>
          </table:table-cell>
          <table:table-cell table:formula="of:=[.I473]*[.I473]" office:value-type="float" office:value="2196324" calcext:value-type="float">
            <text:p>2196324</text:p>
          </table:table-cell>
          <table:table-cell table:formula="of:=[.J473]*[.J473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4012" calcext:value-type="float">
            <text:p>4012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474]*[.D474]" office:value-type="float" office:value="16096144" calcext:value-type="float">
            <text:p>16096144</text:p>
          </table:table-cell>
          <table:table-cell table:formula="of:=[.E474]*[.E474]" office:value-type="float" office:value="13242321" calcext:value-type="float">
            <text:p>13242321</text:p>
          </table:table-cell>
          <table:table-cell table:formula="of:=[.F474]*[.F474]" office:value-type="float" office:value="10349089" calcext:value-type="float">
            <text:p>10349089</text:p>
          </table:table-cell>
          <table:table-cell table:formula="of:=[.G474]*[.G474]" office:value-type="float" office:value="8265625" calcext:value-type="float">
            <text:p>8265625</text:p>
          </table:table-cell>
          <table:table-cell table:formula="of:=[.H474]*[.H474]" office:value-type="float" office:value="5721664" calcext:value-type="float">
            <text:p>5721664</text:p>
          </table:table-cell>
          <table:table-cell table:formula="of:=[.I474]*[.I474]" office:value-type="float" office:value="2160900" calcext:value-type="float">
            <text:p>2160900</text:p>
          </table:table-cell>
          <table:table-cell table:formula="of:=[.J474]*[.J474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438" calcext:value-type="float">
            <text:p>2438</text:p>
          </table:table-cell>
          <table:table-cell office:value-type="float" office:value="1444" calcext:value-type="float">
            <text:p>1444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475]*[.D475]" office:value-type="float" office:value="15984004" calcext:value-type="float">
            <text:p>15984004</text:p>
          </table:table-cell>
          <table:table-cell table:formula="of:=[.E475]*[.E475]" office:value-type="float" office:value="13366336" calcext:value-type="float">
            <text:p>13366336</text:p>
          </table:table-cell>
          <table:table-cell table:formula="of:=[.F475]*[.F475]" office:value-type="float" office:value="10361961" calcext:value-type="float">
            <text:p>10361961</text:p>
          </table:table-cell>
          <table:table-cell table:formula="of:=[.G475]*[.G475]" office:value-type="float" office:value="8346321" calcext:value-type="float">
            <text:p>8346321</text:p>
          </table:table-cell>
          <table:table-cell table:formula="of:=[.H475]*[.H475]" office:value-type="float" office:value="5943844" calcext:value-type="float">
            <text:p>5943844</text:p>
          </table:table-cell>
          <table:table-cell table:formula="of:=[.I475]*[.I475]" office:value-type="float" office:value="2085136" calcext:value-type="float">
            <text:p>2085136</text:p>
          </table:table-cell>
          <table:table-cell table:formula="of:=[.J475]*[.J475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875" calcext:value-type="float">
            <text:p>2875</text:p>
          </table:table-cell>
          <table:table-cell office:value-type="float" office:value="2356" calcext:value-type="float">
            <text:p>2356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476]*[.D476]" office:value-type="float" office:value="16152361" calcext:value-type="float">
            <text:p>16152361</text:p>
          </table:table-cell>
          <table:table-cell table:formula="of:=[.E476]*[.E476]" office:value-type="float" office:value="13366336" calcext:value-type="float">
            <text:p>13366336</text:p>
          </table:table-cell>
          <table:table-cell table:formula="of:=[.F476]*[.F476]" office:value-type="float" office:value="10214416" calcext:value-type="float">
            <text:p>10214416</text:p>
          </table:table-cell>
          <table:table-cell table:formula="of:=[.G476]*[.G476]" office:value-type="float" office:value="8265625" calcext:value-type="float">
            <text:p>8265625</text:p>
          </table:table-cell>
          <table:table-cell table:formula="of:=[.H476]*[.H476]" office:value-type="float" office:value="5550736" calcext:value-type="float">
            <text:p>5550736</text:p>
          </table:table-cell>
          <table:table-cell table:formula="of:=[.I476]*[.I476]" office:value-type="float" office:value="2187441" calcext:value-type="float">
            <text:p>2187441</text:p>
          </table:table-cell>
          <table:table-cell table:formula="of:=[.J476]*[.J47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9" calcext:value-type="float">
            <text:p>3219</text:p>
          </table:table-cell>
          <table:table-cell office:value-type="float" office:value="3008" calcext:value-type="float">
            <text:p>3008</text:p>
          </table:table-cell>
          <table:table-cell office:value-type="float" office:value="2375" calcext:value-type="float">
            <text:p>2375</text:p>
          </table:table-cell>
          <table:table-cell office:value-type="float" office:value="1454" calcext:value-type="float">
            <text:p>1454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477]*[.D477]" office:value-type="float" office:value="16248961" calcext:value-type="float">
            <text:p>16248961</text:p>
          </table:table-cell>
          <table:table-cell table:formula="of:=[.E477]*[.E477]" office:value-type="float" office:value="13278736" calcext:value-type="float">
            <text:p>13278736</text:p>
          </table:table-cell>
          <table:table-cell table:formula="of:=[.F477]*[.F477]" office:value-type="float" office:value="10361961" calcext:value-type="float">
            <text:p>10361961</text:p>
          </table:table-cell>
          <table:table-cell table:formula="of:=[.G477]*[.G477]" office:value-type="float" office:value="9048064" calcext:value-type="float">
            <text:p>9048064</text:p>
          </table:table-cell>
          <table:table-cell table:formula="of:=[.H477]*[.H477]" office:value-type="float" office:value="5640625" calcext:value-type="float">
            <text:p>5640625</text:p>
          </table:table-cell>
          <table:table-cell table:formula="of:=[.I477]*[.I477]" office:value-type="float" office:value="2114116" calcext:value-type="float">
            <text:p>2114116</text:p>
          </table:table-cell>
          <table:table-cell table:formula="of:=[.J477]*[.J477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4043" calcext:value-type="float">
            <text:p>4043</text:p>
          </table:table-cell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861" calcext:value-type="float">
            <text:p>2861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478]*[.D478]" office:value-type="float" office:value="16345849" calcext:value-type="float">
            <text:p>16345849</text:p>
          </table:table-cell>
          <table:table-cell table:formula="of:=[.E478]*[.E478]" office:value-type="float" office:value="13293316" calcext:value-type="float">
            <text:p>13293316</text:p>
          </table:table-cell>
          <table:table-cell table:formula="of:=[.F478]*[.F478]" office:value-type="float" office:value="10246401" calcext:value-type="float">
            <text:p>10246401</text:p>
          </table:table-cell>
          <table:table-cell table:formula="of:=[.G478]*[.G478]" office:value-type="float" office:value="8185321" calcext:value-type="float">
            <text:p>8185321</text:p>
          </table:table-cell>
          <table:table-cell table:formula="of:=[.H478]*[.H478]" office:value-type="float" office:value="5688225" calcext:value-type="float">
            <text:p>5688225</text:p>
          </table:table-cell>
          <table:table-cell table:formula="of:=[.I478]*[.I478]" office:value-type="float" office:value="2196324" calcext:value-type="float">
            <text:p>2196324</text:p>
          </table:table-cell>
          <table:table-cell table:formula="of:=[.J478]*[.J478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4052" calcext:value-type="float">
            <text:p>4052</text:p>
          </table:table-cell>
          <table:table-cell office:value-type="float" office:value="3646" calcext:value-type="float">
            <text:p>3646</text:p>
          </table:table-cell>
          <table:table-cell office:value-type="float" office:value="3226" calcext:value-type="float">
            <text:p>3226</text:p>
          </table:table-cell>
          <table:table-cell office:value-type="float" office:value="2929" calcext:value-type="float">
            <text:p>2929</text:p>
          </table:table-cell>
          <table:table-cell office:value-type="float" office:value="2394" calcext:value-type="float">
            <text:p>2394</text:p>
          </table:table-cell>
          <table:table-cell office:value-type="float" office:value="1437" calcext:value-type="float">
            <text:p>1437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479]*[.D479]" office:value-type="float" office:value="16418704" calcext:value-type="float">
            <text:p>16418704</text:p>
          </table:table-cell>
          <table:table-cell table:formula="of:=[.E479]*[.E479]" office:value-type="float" office:value="13293316" calcext:value-type="float">
            <text:p>13293316</text:p>
          </table:table-cell>
          <table:table-cell table:formula="of:=[.F479]*[.F479]" office:value-type="float" office:value="10407076" calcext:value-type="float">
            <text:p>10407076</text:p>
          </table:table-cell>
          <table:table-cell table:formula="of:=[.G479]*[.G479]" office:value-type="float" office:value="8579041" calcext:value-type="float">
            <text:p>8579041</text:p>
          </table:table-cell>
          <table:table-cell table:formula="of:=[.H479]*[.H479]" office:value-type="float" office:value="5731236" calcext:value-type="float">
            <text:p>5731236</text:p>
          </table:table-cell>
          <table:table-cell table:formula="of:=[.I479]*[.I479]" office:value-type="float" office:value="2064969" calcext:value-type="float">
            <text:p>2064969</text:p>
          </table:table-cell>
          <table:table-cell table:formula="of:=[.J479]*[.J479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4073" calcext:value-type="float">
            <text:p>4073</text:p>
          </table:table-cell>
          <table:table-cell office:value-type="float" office:value="3672" calcext:value-type="float">
            <text:p>3672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80]*[.D480]" office:value-type="float" office:value="16589329" calcext:value-type="float">
            <text:p>16589329</text:p>
          </table:table-cell>
          <table:table-cell table:formula="of:=[.E480]*[.E480]" office:value-type="float" office:value="13483584" calcext:value-type="float">
            <text:p>13483584</text:p>
          </table:table-cell>
          <table:table-cell table:formula="of:=[.F480]*[.F480]" office:value-type="float" office:value="10272025" calcext:value-type="float">
            <text:p>10272025</text:p>
          </table:table-cell>
          <table:table-cell table:formula="of:=[.G480]*[.G480]" office:value-type="float" office:value="8277129" calcext:value-type="float">
            <text:p>8277129</text:p>
          </table:table-cell>
          <table:table-cell table:formula="of:=[.H480]*[.H480]" office:value-type="float" office:value="5832225" calcext:value-type="float">
            <text:p>5832225</text:p>
          </table:table-cell>
          <table:table-cell table:formula="of:=[.I480]*[.I480]" office:value-type="float" office:value="2160900" calcext:value-type="float">
            <text:p>2160900</text:p>
          </table:table-cell>
          <table:table-cell table:formula="of:=[.J480]*[.J480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033" calcext:value-type="float">
            <text:p>4033</text:p>
          </table:table-cell>
          <table:table-cell office:value-type="float" office:value="3677" calcext:value-type="float">
            <text:p>3677</text:p>
          </table:table-cell>
          <table:table-cell office:value-type="float" office:value="3208" calcext:value-type="float">
            <text:p>3208</text:p>
          </table:table-cell>
          <table:table-cell office:value-type="float" office:value="2919" calcext:value-type="float">
            <text:p>2919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481]*[.D481]" office:value-type="float" office:value="16265089" calcext:value-type="float">
            <text:p>16265089</text:p>
          </table:table-cell>
          <table:table-cell table:formula="of:=[.E481]*[.E481]" office:value-type="float" office:value="13520329" calcext:value-type="float">
            <text:p>13520329</text:p>
          </table:table-cell>
          <table:table-cell table:formula="of:=[.F481]*[.F481]" office:value-type="float" office:value="10291264" calcext:value-type="float">
            <text:p>10291264</text:p>
          </table:table-cell>
          <table:table-cell table:formula="of:=[.G481]*[.G481]" office:value-type="float" office:value="8520561" calcext:value-type="float">
            <text:p>8520561</text:p>
          </table:table-cell>
          <table:table-cell table:formula="of:=[.H481]*[.H481]" office:value-type="float" office:value="5856400" calcext:value-type="float">
            <text:p>5856400</text:p>
          </table:table-cell>
          <table:table-cell table:formula="of:=[.I481]*[.I481]" office:value-type="float" office:value="2114116" calcext:value-type="float">
            <text:p>2114116</text:p>
          </table:table-cell>
          <table:table-cell table:formula="of:=[.J481]*[.J48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4052" calcext:value-type="float">
            <text:p>4052</text:p>
          </table:table-cell>
          <table:table-cell office:value-type="float" office:value="3613" calcext:value-type="float">
            <text:p>3613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80" calcext:value-type="float">
            <text:p>2380</text:p>
          </table:table-cell>
          <table:table-cell office:value-type="float" office:value="1472" calcext:value-type="float">
            <text:p>1472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82]*[.D482]" office:value-type="float" office:value="16418704" calcext:value-type="float">
            <text:p>16418704</text:p>
          </table:table-cell>
          <table:table-cell table:formula="of:=[.E482]*[.E482]" office:value-type="float" office:value="13053769" calcext:value-type="float">
            <text:p>13053769</text:p>
          </table:table-cell>
          <table:table-cell table:formula="of:=[.F482]*[.F482]" office:value-type="float" office:value="10304100" calcext:value-type="float">
            <text:p>10304100</text:p>
          </table:table-cell>
          <table:table-cell table:formula="of:=[.G482]*[.G482]" office:value-type="float" office:value="8236900" calcext:value-type="float">
            <text:p>8236900</text:p>
          </table:table-cell>
          <table:table-cell table:formula="of:=[.H482]*[.H482]" office:value-type="float" office:value="5664400" calcext:value-type="float">
            <text:p>5664400</text:p>
          </table:table-cell>
          <table:table-cell table:formula="of:=[.I482]*[.I482]" office:value-type="float" office:value="2166784" calcext:value-type="float">
            <text:p>2166784</text:p>
          </table:table-cell>
          <table:table-cell table:formula="of:=[.J482]*[.J482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4031" calcext:value-type="float">
            <text:p>4031</text:p>
          </table:table-cell>
          <table:table-cell office:value-type="float" office:value="3672" calcext:value-type="float">
            <text:p>3672</text:p>
          </table:table-cell>
          <table:table-cell office:value-type="float" office:value="3194" calcext:value-type="float">
            <text:p>3194</text:p>
          </table:table-cell>
          <table:table-cell office:value-type="float" office:value="3001" calcext:value-type="float">
            <text:p>3001</text:p>
          </table:table-cell>
          <table:table-cell office:value-type="float" office:value="2403" calcext:value-type="float">
            <text:p>2403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483]*[.D483]" office:value-type="float" office:value="16248961" calcext:value-type="float">
            <text:p>16248961</text:p>
          </table:table-cell>
          <table:table-cell table:formula="of:=[.E483]*[.E483]" office:value-type="float" office:value="13483584" calcext:value-type="float">
            <text:p>13483584</text:p>
          </table:table-cell>
          <table:table-cell table:formula="of:=[.F483]*[.F483]" office:value-type="float" office:value="10201636" calcext:value-type="float">
            <text:p>10201636</text:p>
          </table:table-cell>
          <table:table-cell table:formula="of:=[.G483]*[.G483]" office:value-type="float" office:value="9006001" calcext:value-type="float">
            <text:p>9006001</text:p>
          </table:table-cell>
          <table:table-cell table:formula="of:=[.H483]*[.H483]" office:value-type="float" office:value="5774409" calcext:value-type="float">
            <text:p>5774409</text:p>
          </table:table-cell>
          <table:table-cell table:formula="of:=[.I483]*[.I483]" office:value-type="float" office:value="2105401" calcext:value-type="float">
            <text:p>2105401</text:p>
          </table:table-cell>
          <table:table-cell table:formula="of:=[.J483]*[.J48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4036" calcext:value-type="float">
            <text:p>4036</text:p>
          </table:table-cell>
          <table:table-cell office:value-type="float" office:value="3651" calcext:value-type="float">
            <text:p>3651</text:p>
          </table:table-cell>
          <table:table-cell office:value-type="float" office:value="3210" calcext:value-type="float">
            <text:p>3210</text:p>
          </table:table-cell>
          <table:table-cell office:value-type="float" office:value="2872" calcext:value-type="float">
            <text:p>2872</text:p>
          </table:table-cell>
          <table:table-cell office:value-type="float" office:value="2389" calcext:value-type="float">
            <text:p>2389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484]*[.D484]" office:value-type="float" office:value="16289296" calcext:value-type="float">
            <text:p>16289296</text:p>
          </table:table-cell>
          <table:table-cell table:formula="of:=[.E484]*[.E484]" office:value-type="float" office:value="13329801" calcext:value-type="float">
            <text:p>13329801</text:p>
          </table:table-cell>
          <table:table-cell table:formula="of:=[.F484]*[.F484]" office:value-type="float" office:value="10304100" calcext:value-type="float">
            <text:p>10304100</text:p>
          </table:table-cell>
          <table:table-cell table:formula="of:=[.G484]*[.G484]" office:value-type="float" office:value="8248384" calcext:value-type="float">
            <text:p>8248384</text:p>
          </table:table-cell>
          <table:table-cell table:formula="of:=[.H484]*[.H484]" office:value-type="float" office:value="5707321" calcext:value-type="float">
            <text:p>5707321</text:p>
          </table:table-cell>
          <table:table-cell table:formula="of:=[.I484]*[.I484]" office:value-type="float" office:value="2146225" calcext:value-type="float">
            <text:p>2146225</text:p>
          </table:table-cell>
          <table:table-cell table:formula="of:=[.J484]*[.J48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4038" calcext:value-type="float">
            <text:p>4038</text:p>
          </table:table-cell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83" calcext:value-type="float">
            <text:p>2983</text:p>
          </table:table-cell>
          <table:table-cell office:value-type="float" office:value="2385" calcext:value-type="float">
            <text:p>2385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85]*[.D485]" office:value-type="float" office:value="16305444" calcext:value-type="float">
            <text:p>16305444</text:p>
          </table:table-cell>
          <table:table-cell table:formula="of:=[.E485]*[.E485]" office:value-type="float" office:value="13549761" calcext:value-type="float">
            <text:p>13549761</text:p>
          </table:table-cell>
          <table:table-cell table:formula="of:=[.F485]*[.F485]" office:value-type="float" office:value="10246401" calcext:value-type="float">
            <text:p>10246401</text:p>
          </table:table-cell>
          <table:table-cell table:formula="of:=[.G485]*[.G485]" office:value-type="float" office:value="8898289" calcext:value-type="float">
            <text:p>8898289</text:p>
          </table:table-cell>
          <table:table-cell table:formula="of:=[.H485]*[.H485]" office:value-type="float" office:value="5688225" calcext:value-type="float">
            <text:p>5688225</text:p>
          </table:table-cell>
          <table:table-cell table:formula="of:=[.I485]*[.I485]" office:value-type="float" office:value="2155024" calcext:value-type="float">
            <text:p>2155024</text:p>
          </table:table-cell>
          <table:table-cell table:formula="of:=[.J485]*[.J485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4014" calcext:value-type="float">
            <text:p>4014</text:p>
          </table:table-cell>
          <table:table-cell office:value-type="float" office:value="3679" calcext:value-type="float">
            <text:p>3679</text:p>
          </table:table-cell>
          <table:table-cell office:value-type="float" office:value="3177" calcext:value-type="float">
            <text:p>3177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49" calcext:value-type="float">
            <text:p>1449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486]*[.D486]" office:value-type="float" office:value="16112196" calcext:value-type="float">
            <text:p>16112196</text:p>
          </table:table-cell>
          <table:table-cell table:formula="of:=[.E486]*[.E486]" office:value-type="float" office:value="13535041" calcext:value-type="float">
            <text:p>13535041</text:p>
          </table:table-cell>
          <table:table-cell table:formula="of:=[.F486]*[.F486]" office:value-type="float" office:value="10093329" calcext:value-type="float">
            <text:p>10093329</text:p>
          </table:table-cell>
          <table:table-cell table:formula="of:=[.G486]*[.G486]" office:value-type="float" office:value="8479744" calcext:value-type="float">
            <text:p>8479744</text:p>
          </table:table-cell>
          <table:table-cell table:formula="of:=[.H486]*[.H486]" office:value-type="float" office:value="5774409" calcext:value-type="float">
            <text:p>5774409</text:p>
          </table:table-cell>
          <table:table-cell table:formula="of:=[.I486]*[.I486]" office:value-type="float" office:value="2099601" calcext:value-type="float">
            <text:p>2099601</text:p>
          </table:table-cell>
          <table:table-cell table:formula="of:=[.J486]*[.J486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41" calcext:value-type="float">
            <text:p>3241</text:p>
          </table:table-cell>
          <table:table-cell office:value-type="float" office:value="2903" calcext:value-type="float">
            <text:p>2903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487]*[.D487]" office:value-type="float" office:value="16056049" calcext:value-type="float">
            <text:p>16056049</text:p>
          </table:table-cell>
          <table:table-cell table:formula="of:=[.E487]*[.E487]" office:value-type="float" office:value="13468900" calcext:value-type="float">
            <text:p>13468900</text:p>
          </table:table-cell>
          <table:table-cell table:formula="of:=[.F487]*[.F487]" office:value-type="float" office:value="10504081" calcext:value-type="float">
            <text:p>10504081</text:p>
          </table:table-cell>
          <table:table-cell table:formula="of:=[.G487]*[.G487]" office:value-type="float" office:value="8427409" calcext:value-type="float">
            <text:p>8427409</text:p>
          </table:table-cell>
          <table:table-cell table:formula="of:=[.H487]*[.H487]" office:value-type="float" office:value="5822569" calcext:value-type="float">
            <text:p>5822569</text:p>
          </table:table-cell>
          <table:table-cell table:formula="of:=[.I487]*[.I487]" office:value-type="float" office:value="2160900" calcext:value-type="float">
            <text:p>2160900</text:p>
          </table:table-cell>
          <table:table-cell table:formula="of:=[.J487]*[.J487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88]*[.D488]" office:value-type="float" office:value="16040025" calcext:value-type="float">
            <text:p>16040025</text:p>
          </table:table-cell>
          <table:table-cell table:formula="of:=[.E488]*[.E488]" office:value-type="float" office:value="13571856" calcext:value-type="float">
            <text:p>13571856</text:p>
          </table:table-cell>
          <table:table-cell table:formula="of:=[.F488]*[.F488]" office:value-type="float" office:value="10336225" calcext:value-type="float">
            <text:p>10336225</text:p>
          </table:table-cell>
          <table:table-cell table:formula="of:=[.G488]*[.G488]" office:value-type="float" office:value="8288641" calcext:value-type="float">
            <text:p>8288641</text:p>
          </table:table-cell>
          <table:table-cell table:formula="of:=[.H488]*[.H488]" office:value-type="float" office:value="5755201" calcext:value-type="float">
            <text:p>5755201</text:p>
          </table:table-cell>
          <table:table-cell table:formula="of:=[.I488]*[.I488]" office:value-type="float" office:value="2146225" calcext:value-type="float">
            <text:p>2146225</text:p>
          </table:table-cell>
          <table:table-cell table:formula="of:=[.J488]*[.J488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4026" calcext:value-type="float">
            <text:p>4026</text:p>
          </table:table-cell>
          <table:table-cell office:value-type="float" office:value="3674" calcext:value-type="float">
            <text:p>3674</text:p>
          </table:table-cell>
          <table:table-cell office:value-type="float" office:value="3189" calcext:value-type="float">
            <text:p>3189</text:p>
          </table:table-cell>
          <table:table-cell office:value-type="float" office:value="2877" calcext:value-type="float">
            <text:p>2877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489]*[.D489]" office:value-type="float" office:value="16208676" calcext:value-type="float">
            <text:p>16208676</text:p>
          </table:table-cell>
          <table:table-cell table:formula="of:=[.E489]*[.E489]" office:value-type="float" office:value="13498276" calcext:value-type="float">
            <text:p>13498276</text:p>
          </table:table-cell>
          <table:table-cell table:formula="of:=[.F489]*[.F489]" office:value-type="float" office:value="10169721" calcext:value-type="float">
            <text:p>10169721</text:p>
          </table:table-cell>
          <table:table-cell table:formula="of:=[.G489]*[.G489]" office:value-type="float" office:value="8277129" calcext:value-type="float">
            <text:p>8277129</text:p>
          </table:table-cell>
          <table:table-cell table:formula="of:=[.H489]*[.H489]" office:value-type="float" office:value="5707321" calcext:value-type="float">
            <text:p>5707321</text:p>
          </table:table-cell>
          <table:table-cell table:formula="of:=[.I489]*[.I489]" office:value-type="float" office:value="2114116" calcext:value-type="float">
            <text:p>2114116</text:p>
          </table:table-cell>
          <table:table-cell table:formula="of:=[.J489]*[.J489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4012" calcext:value-type="float">
            <text:p>4012</text:p>
          </table:table-cell>
          <table:table-cell office:value-type="float" office:value="3632" calcext:value-type="float">
            <text:p>3632</text:p>
          </table:table-cell>
          <table:table-cell office:value-type="float" office:value="3226" calcext:value-type="float">
            <text:p>3226</text:p>
          </table:table-cell>
          <table:table-cell office:value-type="float" office:value="2915" calcext:value-type="float">
            <text:p>2915</text:p>
          </table:table-cell>
          <table:table-cell office:value-type="float" office:value="2438" calcext:value-type="float">
            <text:p>2438</text:p>
          </table:table-cell>
          <table:table-cell office:value-type="float" office:value="1463" calcext:value-type="float">
            <text:p>1463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490]*[.D490]" office:value-type="float" office:value="16096144" calcext:value-type="float">
            <text:p>16096144</text:p>
          </table:table-cell>
          <table:table-cell table:formula="of:=[.E490]*[.E490]" office:value-type="float" office:value="13191424" calcext:value-type="float">
            <text:p>13191424</text:p>
          </table:table-cell>
          <table:table-cell table:formula="of:=[.F490]*[.F490]" office:value-type="float" office:value="10407076" calcext:value-type="float">
            <text:p>10407076</text:p>
          </table:table-cell>
          <table:table-cell table:formula="of:=[.G490]*[.G490]" office:value-type="float" office:value="8497225" calcext:value-type="float">
            <text:p>8497225</text:p>
          </table:table-cell>
          <table:table-cell table:formula="of:=[.H490]*[.H490]" office:value-type="float" office:value="5943844" calcext:value-type="float">
            <text:p>5943844</text:p>
          </table:table-cell>
          <table:table-cell table:formula="of:=[.I490]*[.I490]" office:value-type="float" office:value="2140369" calcext:value-type="float">
            <text:p>2140369</text:p>
          </table:table-cell>
          <table:table-cell table:formula="of:=[.J490]*[.J490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3993" calcext:value-type="float">
            <text:p>399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56" calcext:value-type="float">
            <text:p>1456</text:p>
          </table:table-cell>
          <table:table-cell office:value-type="float" office:value="1130" calcext:value-type="float">
            <text:p>1130</text:p>
          </table:table-cell>
          <table:table-cell table:number-columns-repeated="8"/>
          <table:table-cell table:formula="of:=[.D491]*[.D491]" office:value-type="float" office:value="15944049" calcext:value-type="float">
            <text:p>15944049</text:p>
          </table:table-cell>
          <table:table-cell table:formula="of:=[.E491]*[.E491]" office:value-type="float" office:value="13483584" calcext:value-type="float">
            <text:p>13483584</text:p>
          </table:table-cell>
          <table:table-cell table:formula="of:=[.F491]*[.F491]" office:value-type="float" office:value="10182481" calcext:value-type="float">
            <text:p>10182481</text:p>
          </table:table-cell>
          <table:table-cell table:formula="of:=[.G491]*[.G491]" office:value-type="float" office:value="8346321" calcext:value-type="float">
            <text:p>8346321</text:p>
          </table:table-cell>
          <table:table-cell table:formula="of:=[.H491]*[.H491]" office:value-type="float" office:value="5841889" calcext:value-type="float">
            <text:p>5841889</text:p>
          </table:table-cell>
          <table:table-cell table:formula="of:=[.I491]*[.I491]" office:value-type="float" office:value="2119936" calcext:value-type="float">
            <text:p>2119936</text:p>
          </table:table-cell>
          <table:table-cell table:formula="of:=[.J491]*[.J491]" office:value-type="float" office:value="1276900" calcext:value-type="float">
            <text:p>12769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492]*[.D492]" office:value-type="float" office:value="16192576" calcext:value-type="float">
            <text:p>16192576</text:p>
          </table:table-cell>
          <table:table-cell table:formula="of:=[.E492]*[.E492]" office:value-type="float" office:value="13432225" calcext:value-type="float">
            <text:p>13432225</text:p>
          </table:table-cell>
          <table:table-cell table:formula="of:=[.F492]*[.F492]" office:value-type="float" office:value="10291264" calcext:value-type="float">
            <text:p>10291264</text:p>
          </table:table-cell>
          <table:table-cell table:formula="of:=[.G492]*[.G492]" office:value-type="float" office:value="8456464" calcext:value-type="float">
            <text:p>8456464</text:p>
          </table:table-cell>
          <table:table-cell table:formula="of:=[.H492]*[.H492]" office:value-type="float" office:value="5832225" calcext:value-type="float">
            <text:p>5832225</text:p>
          </table:table-cell>
          <table:table-cell table:formula="of:=[.I492]*[.I492]" office:value-type="float" office:value="2140369" calcext:value-type="float">
            <text:p>2140369</text:p>
          </table:table-cell>
          <table:table-cell table:formula="of:=[.J492]*[.J492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6" calcext:value-type="float">
            <text:p>2886</text:p>
          </table:table-cell>
          <table:table-cell office:value-type="float" office:value="2373" calcext:value-type="float">
            <text:p>2373</text:p>
          </table:table-cell>
          <table:table-cell office:value-type="float" office:value="1451" calcext:value-type="float">
            <text:p>145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493]*[.D493]" office:value-type="float" office:value="16000000" calcext:value-type="float">
            <text:p>16000000</text:p>
          </table:table-cell>
          <table:table-cell table:formula="of:=[.E493]*[.E493]" office:value-type="float" office:value="13395600" calcext:value-type="float">
            <text:p>13395600</text:p>
          </table:table-cell>
          <table:table-cell table:formula="of:=[.F493]*[.F493]" office:value-type="float" office:value="10361961" calcext:value-type="float">
            <text:p>10361961</text:p>
          </table:table-cell>
          <table:table-cell table:formula="of:=[.G493]*[.G493]" office:value-type="float" office:value="8328996" calcext:value-type="float">
            <text:p>8328996</text:p>
          </table:table-cell>
          <table:table-cell table:formula="of:=[.H493]*[.H493]" office:value-type="float" office:value="5631129" calcext:value-type="float">
            <text:p>5631129</text:p>
          </table:table-cell>
          <table:table-cell table:formula="of:=[.I493]*[.I493]" office:value-type="float" office:value="2105401" calcext:value-type="float">
            <text:p>2105401</text:p>
          </table:table-cell>
          <table:table-cell table:formula="of:=[.J493]*[.J493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4012" calcext:value-type="float">
            <text:p>4012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40" calcext:value-type="float">
            <text:p>2940</text:p>
          </table:table-cell>
          <table:table-cell office:value-type="float" office:value="2401" calcext:value-type="float">
            <text:p>2401</text:p>
          </table:table-cell>
          <table:table-cell office:value-type="float" office:value="1489" calcext:value-type="float">
            <text:p>1489</text:p>
          </table:table-cell>
          <table:table-cell office:value-type="float" office:value="1041" calcext:value-type="float">
            <text:p>1041</text:p>
          </table:table-cell>
          <table:table-cell table:number-columns-repeated="8"/>
          <table:table-cell table:formula="of:=[.D494]*[.D494]" office:value-type="float" office:value="16096144" calcext:value-type="float">
            <text:p>16096144</text:p>
          </table:table-cell>
          <table:table-cell table:formula="of:=[.E494]*[.E494]" office:value-type="float" office:value="13380964" calcext:value-type="float">
            <text:p>13380964</text:p>
          </table:table-cell>
          <table:table-cell table:formula="of:=[.F494]*[.F494]" office:value-type="float" office:value="10246401" calcext:value-type="float">
            <text:p>10246401</text:p>
          </table:table-cell>
          <table:table-cell table:formula="of:=[.G494]*[.G494]" office:value-type="float" office:value="8643600" calcext:value-type="float">
            <text:p>8643600</text:p>
          </table:table-cell>
          <table:table-cell table:formula="of:=[.H494]*[.H494]" office:value-type="float" office:value="5764801" calcext:value-type="float">
            <text:p>5764801</text:p>
          </table:table-cell>
          <table:table-cell table:formula="of:=[.I494]*[.I494]" office:value-type="float" office:value="2217121" calcext:value-type="float">
            <text:p>2217121</text:p>
          </table:table-cell>
          <table:table-cell table:formula="of:=[.J494]*[.J494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024" calcext:value-type="float">
            <text:p>4024</text:p>
          </table:table-cell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75" calcext:value-type="float">
            <text:p>2875</text:p>
          </table:table-cell>
          <table:table-cell office:value-type="float" office:value="2394" calcext:value-type="float">
            <text:p>2394</text:p>
          </table:table-cell>
          <table:table-cell office:value-type="float" office:value="1451" calcext:value-type="float">
            <text:p>145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495]*[.D495]" office:value-type="float" office:value="16192576" calcext:value-type="float">
            <text:p>16192576</text:p>
          </table:table-cell>
          <table:table-cell table:formula="of:=[.E495]*[.E495]" office:value-type="float" office:value="13432225" calcext:value-type="float">
            <text:p>13432225</text:p>
          </table:table-cell>
          <table:table-cell table:formula="of:=[.F495]*[.F495]" office:value-type="float" office:value="10227204" calcext:value-type="float">
            <text:p>10227204</text:p>
          </table:table-cell>
          <table:table-cell table:formula="of:=[.G495]*[.G495]" office:value-type="float" office:value="8265625" calcext:value-type="float">
            <text:p>8265625</text:p>
          </table:table-cell>
          <table:table-cell table:formula="of:=[.H495]*[.H495]" office:value-type="float" office:value="5731236" calcext:value-type="float">
            <text:p>5731236</text:p>
          </table:table-cell>
          <table:table-cell table:formula="of:=[.I495]*[.I495]" office:value-type="float" office:value="2105401" calcext:value-type="float">
            <text:p>2105401</text:p>
          </table:table-cell>
          <table:table-cell table:formula="of:=[.J495]*[.J495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29" calcext:value-type="float">
            <text:p>3229</text:p>
          </table:table-cell>
          <table:table-cell office:value-type="float" office:value="2957" calcext:value-type="float">
            <text:p>2957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496]*[.D496]" office:value-type="float" office:value="16378209" calcext:value-type="float">
            <text:p>16378209</text:p>
          </table:table-cell>
          <table:table-cell table:formula="of:=[.E496]*[.E496]" office:value-type="float" office:value="13432225" calcext:value-type="float">
            <text:p>13432225</text:p>
          </table:table-cell>
          <table:table-cell table:formula="of:=[.F496]*[.F496]" office:value-type="float" office:value="10426441" calcext:value-type="float">
            <text:p>10426441</text:p>
          </table:table-cell>
          <table:table-cell table:formula="of:=[.G496]*[.G496]" office:value-type="float" office:value="8743849" calcext:value-type="float">
            <text:p>8743849</text:p>
          </table:table-cell>
          <table:table-cell table:formula="of:=[.H496]*[.H496]" office:value-type="float" office:value="5740816" calcext:value-type="float">
            <text:p>5740816</text:p>
          </table:table-cell>
          <table:table-cell table:formula="of:=[.I496]*[.I496]" office:value-type="float" office:value="2155024" calcext:value-type="float">
            <text:p>2155024</text:p>
          </table:table-cell>
          <table:table-cell table:formula="of:=[.J496]*[.J496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4066" calcext:value-type="float">
            <text:p>4066</text:p>
          </table:table-cell>
          <table:table-cell office:value-type="float" office:value="3644" calcext:value-type="float">
            <text:p>3644</text:p>
          </table:table-cell>
          <table:table-cell office:value-type="float" office:value="3231" calcext:value-type="float">
            <text:p>3231</text:p>
          </table:table-cell>
          <table:table-cell office:value-type="float" office:value="2875" calcext:value-type="float">
            <text:p>2875</text:p>
          </table:table-cell>
          <table:table-cell office:value-type="float" office:value="2399" calcext:value-type="float">
            <text:p>2399</text:p>
          </table:table-cell>
          <table:table-cell office:value-type="float" office:value="1437" calcext:value-type="float">
            <text:p>1437</text:p>
          </table:table-cell>
          <table:table-cell office:value-type="float" office:value="1029" calcext:value-type="float">
            <text:p>1029</text:p>
          </table:table-cell>
          <table:table-cell table:number-columns-repeated="8"/>
          <table:table-cell table:formula="of:=[.D497]*[.D497]" office:value-type="float" office:value="16532356" calcext:value-type="float">
            <text:p>16532356</text:p>
          </table:table-cell>
          <table:table-cell table:formula="of:=[.E497]*[.E497]" office:value-type="float" office:value="13278736" calcext:value-type="float">
            <text:p>13278736</text:p>
          </table:table-cell>
          <table:table-cell table:formula="of:=[.F497]*[.F497]" office:value-type="float" office:value="10439361" calcext:value-type="float">
            <text:p>10439361</text:p>
          </table:table-cell>
          <table:table-cell table:formula="of:=[.G497]*[.G497]" office:value-type="float" office:value="8265625" calcext:value-type="float">
            <text:p>8265625</text:p>
          </table:table-cell>
          <table:table-cell table:formula="of:=[.H497]*[.H497]" office:value-type="float" office:value="5755201" calcext:value-type="float">
            <text:p>5755201</text:p>
          </table:table-cell>
          <table:table-cell table:formula="of:=[.I497]*[.I497]" office:value-type="float" office:value="2064969" calcext:value-type="float">
            <text:p>2064969</text:p>
          </table:table-cell>
          <table:table-cell table:formula="of:=[.J497]*[.J497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4052" calcext:value-type="float">
            <text:p>4052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7" calcext:value-type="float">
            <text:p>2917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498]*[.D498]" office:value-type="float" office:value="16418704" calcext:value-type="float">
            <text:p>16418704</text:p>
          </table:table-cell>
          <table:table-cell table:formula="of:=[.E498]*[.E498]" office:value-type="float" office:value="13395600" calcext:value-type="float">
            <text:p>13395600</text:p>
          </table:table-cell>
          <table:table-cell table:formula="of:=[.F498]*[.F498]" office:value-type="float" office:value="10201636" calcext:value-type="float">
            <text:p>10201636</text:p>
          </table:table-cell>
          <table:table-cell table:formula="of:=[.G498]*[.G498]" office:value-type="float" office:value="8508889" calcext:value-type="float">
            <text:p>8508889</text:p>
          </table:table-cell>
          <table:table-cell table:formula="of:=[.H498]*[.H498]" office:value-type="float" office:value="5943844" calcext:value-type="float">
            <text:p>5943844</text:p>
          </table:table-cell>
          <table:table-cell table:formula="of:=[.I498]*[.I498]" office:value-type="float" office:value="2208196" calcext:value-type="float">
            <text:p>2208196</text:p>
          </table:table-cell>
          <table:table-cell table:formula="of:=[.J498]*[.J498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4054" calcext:value-type="float">
            <text:p>4054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79" calcext:value-type="float">
            <text:p>2879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499]*[.D499]" office:value-type="float" office:value="16434916" calcext:value-type="float">
            <text:p>16434916</text:p>
          </table:table-cell>
          <table:table-cell table:formula="of:=[.E499]*[.E499]" office:value-type="float" office:value="13329801" calcext:value-type="float">
            <text:p>13329801</text:p>
          </table:table-cell>
          <table:table-cell table:formula="of:=[.F499]*[.F499]" office:value-type="float" office:value="10381284" calcext:value-type="float">
            <text:p>10381284</text:p>
          </table:table-cell>
          <table:table-cell table:formula="of:=[.G499]*[.G499]" office:value-type="float" office:value="8288641" calcext:value-type="float">
            <text:p>8288641</text:p>
          </table:table-cell>
          <table:table-cell table:formula="of:=[.H499]*[.H499]" office:value-type="float" office:value="5721664" calcext:value-type="float">
            <text:p>5721664</text:p>
          </table:table-cell>
          <table:table-cell table:formula="of:=[.I499]*[.I499]" office:value-type="float" office:value="2146225" calcext:value-type="float">
            <text:p>2146225</text:p>
          </table:table-cell>
          <table:table-cell table:formula="of:=[.J499]*[.J499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224" calcext:value-type="float">
            <text:p>3224</text:p>
          </table:table-cell>
          <table:table-cell office:value-type="float" office:value="2978" calcext:value-type="float">
            <text:p>2978</text:p>
          </table:table-cell>
          <table:table-cell office:value-type="float" office:value="2413" calcext:value-type="float">
            <text:p>2413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500]*[.D500]" office:value-type="float" office:value="16265089" calcext:value-type="float">
            <text:p>16265089</text:p>
          </table:table-cell>
          <table:table-cell table:formula="of:=[.E500]*[.E500]" office:value-type="float" office:value="13483584" calcext:value-type="float">
            <text:p>13483584</text:p>
          </table:table-cell>
          <table:table-cell table:formula="of:=[.F500]*[.F500]" office:value-type="float" office:value="10394176" calcext:value-type="float">
            <text:p>10394176</text:p>
          </table:table-cell>
          <table:table-cell table:formula="of:=[.G500]*[.G500]" office:value-type="float" office:value="8868484" calcext:value-type="float">
            <text:p>8868484</text:p>
          </table:table-cell>
          <table:table-cell table:formula="of:=[.H500]*[.H500]" office:value-type="float" office:value="5822569" calcext:value-type="float">
            <text:p>5822569</text:p>
          </table:table-cell>
          <table:table-cell table:formula="of:=[.I500]*[.I500]" office:value-type="float" office:value="2105401" calcext:value-type="float">
            <text:p>2105401</text:p>
          </table:table-cell>
          <table:table-cell table:formula="of:=[.J500]*[.J500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19" calcext:value-type="float">
            <text:p>4019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501]*[.D501]" office:value-type="float" office:value="16152361" calcext:value-type="float">
            <text:p>16152361</text:p>
          </table:table-cell>
          <table:table-cell table:formula="of:=[.E501]*[.E501]" office:value-type="float" office:value="13432225" calcext:value-type="float">
            <text:p>13432225</text:p>
          </table:table-cell>
          <table:table-cell table:formula="of:=[.F501]*[.F501]" office:value-type="float" office:value="10246401" calcext:value-type="float">
            <text:p>10246401</text:p>
          </table:table-cell>
          <table:table-cell table:formula="of:=[.G501]*[.G501]" office:value-type="float" office:value="8369449" calcext:value-type="float">
            <text:p>8369449</text:p>
          </table:table-cell>
          <table:table-cell table:formula="of:=[.H501]*[.H501]" office:value-type="float" office:value="5631129" calcext:value-type="float">
            <text:p>5631129</text:p>
          </table:table-cell>
          <table:table-cell table:formula="of:=[.I501]*[.I501]" office:value-type="float" office:value="2155024" calcext:value-type="float">
            <text:p>2155024</text:p>
          </table:table-cell>
          <table:table-cell table:formula="of:=[.J501]*[.J501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4019" calcext:value-type="float">
            <text:p>4019</text:p>
          </table:table-cell>
          <table:table-cell office:value-type="float" office:value="3653" calcext:value-type="float">
            <text:p>3653</text:p>
          </table:table-cell>
          <table:table-cell office:value-type="float" office:value="3236" calcext:value-type="float">
            <text:p>3236</text:p>
          </table:table-cell>
          <table:table-cell office:value-type="float" office:value="2900" calcext:value-type="float">
            <text:p>2900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02]*[.D502]" office:value-type="float" office:value="16152361" calcext:value-type="float">
            <text:p>16152361</text:p>
          </table:table-cell>
          <table:table-cell table:formula="of:=[.E502]*[.E502]" office:value-type="float" office:value="13344409" calcext:value-type="float">
            <text:p>13344409</text:p>
          </table:table-cell>
          <table:table-cell table:formula="of:=[.F502]*[.F502]" office:value-type="float" office:value="10471696" calcext:value-type="float">
            <text:p>10471696</text:p>
          </table:table-cell>
          <table:table-cell table:formula="of:=[.G502]*[.G502]" office:value-type="float" office:value="8410000" calcext:value-type="float">
            <text:p>8410000</text:p>
          </table:table-cell>
          <table:table-cell table:formula="of:=[.H502]*[.H502]" office:value-type="float" office:value="5583769" calcext:value-type="float">
            <text:p>5583769</text:p>
          </table:table-cell>
          <table:table-cell table:formula="of:=[.I502]*[.I502]" office:value-type="float" office:value="2175625" calcext:value-type="float">
            <text:p>2175625</text:p>
          </table:table-cell>
          <table:table-cell table:formula="of:=[.J502]*[.J50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4031" calcext:value-type="float">
            <text:p>4031</text:p>
          </table:table-cell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5" calcext:value-type="float">
            <text:p>2875</text:p>
          </table:table-cell>
          <table:table-cell office:value-type="float" office:value="2363" calcext:value-type="float">
            <text:p>2363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03]*[.D503]" office:value-type="float" office:value="16248961" calcext:value-type="float">
            <text:p>16248961</text:p>
          </table:table-cell>
          <table:table-cell table:formula="of:=[.E503]*[.E503]" office:value-type="float" office:value="13329801" calcext:value-type="float">
            <text:p>13329801</text:p>
          </table:table-cell>
          <table:table-cell table:formula="of:=[.F503]*[.F503]" office:value-type="float" office:value="10291264" calcext:value-type="float">
            <text:p>10291264</text:p>
          </table:table-cell>
          <table:table-cell table:formula="of:=[.G503]*[.G503]" office:value-type="float" office:value="8265625" calcext:value-type="float">
            <text:p>8265625</text:p>
          </table:table-cell>
          <table:table-cell table:formula="of:=[.H503]*[.H503]" office:value-type="float" office:value="5583769" calcext:value-type="float">
            <text:p>5583769</text:p>
          </table:table-cell>
          <table:table-cell table:formula="of:=[.I503]*[.I503]" office:value-type="float" office:value="2125764" calcext:value-type="float">
            <text:p>2125764</text:p>
          </table:table-cell>
          <table:table-cell table:formula="of:=[.J503]*[.J50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4003" calcext:value-type="float">
            <text:p>4003</text:p>
          </table:table-cell>
          <table:table-cell office:value-type="float" office:value="3635" calcext:value-type="float">
            <text:p>3635</text:p>
          </table:table-cell>
          <table:table-cell office:value-type="float" office:value="3210" calcext:value-type="float">
            <text:p>3210</text:p>
          </table:table-cell>
          <table:table-cell office:value-type="float" office:value="2968" calcext:value-type="float">
            <text:p>2968</text:p>
          </table:table-cell>
          <table:table-cell office:value-type="float" office:value="2401" calcext:value-type="float">
            <text:p>2401</text:p>
          </table:table-cell>
          <table:table-cell office:value-type="float" office:value="1470" calcext:value-type="float">
            <text:p>1470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04]*[.D504]" office:value-type="float" office:value="16024009" calcext:value-type="float">
            <text:p>16024009</text:p>
          </table:table-cell>
          <table:table-cell table:formula="of:=[.E504]*[.E504]" office:value-type="float" office:value="13213225" calcext:value-type="float">
            <text:p>13213225</text:p>
          </table:table-cell>
          <table:table-cell table:formula="of:=[.F504]*[.F504]" office:value-type="float" office:value="10304100" calcext:value-type="float">
            <text:p>10304100</text:p>
          </table:table-cell>
          <table:table-cell table:formula="of:=[.G504]*[.G504]" office:value-type="float" office:value="8809024" calcext:value-type="float">
            <text:p>8809024</text:p>
          </table:table-cell>
          <table:table-cell table:formula="of:=[.H504]*[.H504]" office:value-type="float" office:value="5764801" calcext:value-type="float">
            <text:p>5764801</text:p>
          </table:table-cell>
          <table:table-cell table:formula="of:=[.I504]*[.I504]" office:value-type="float" office:value="2160900" calcext:value-type="float">
            <text:p>2160900</text:p>
          </table:table-cell>
          <table:table-cell table:formula="of:=[.J504]*[.J504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4005" calcext:value-type="float">
            <text:p>4005</text:p>
          </table:table-cell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396" calcext:value-type="float">
            <text:p>2396</text:p>
          </table:table-cell>
          <table:table-cell office:value-type="float" office:value="1475" calcext:value-type="float">
            <text:p>1475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05]*[.D505]" office:value-type="float" office:value="16040025" calcext:value-type="float">
            <text:p>16040025</text:p>
          </table:table-cell>
          <table:table-cell table:formula="of:=[.E505]*[.E505]" office:value-type="float" office:value="13571856" calcext:value-type="float">
            <text:p>13571856</text:p>
          </table:table-cell>
          <table:table-cell table:formula="of:=[.F505]*[.F505]" office:value-type="float" office:value="10349089" calcext:value-type="float">
            <text:p>10349089</text:p>
          </table:table-cell>
          <table:table-cell table:formula="of:=[.G505]*[.G505]" office:value-type="float" office:value="8277129" calcext:value-type="float">
            <text:p>8277129</text:p>
          </table:table-cell>
          <table:table-cell table:formula="of:=[.H505]*[.H505]" office:value-type="float" office:value="5740816" calcext:value-type="float">
            <text:p>5740816</text:p>
          </table:table-cell>
          <table:table-cell table:formula="of:=[.I505]*[.I505]" office:value-type="float" office:value="2175625" calcext:value-type="float">
            <text:p>2175625</text:p>
          </table:table-cell>
          <table:table-cell table:formula="of:=[.J505]*[.J505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4026" calcext:value-type="float">
            <text:p>4026</text:p>
          </table:table-cell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917" calcext:value-type="float">
            <text:p>2917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06]*[.D506]" office:value-type="float" office:value="16208676" calcext:value-type="float">
            <text:p>16208676</text:p>
          </table:table-cell>
          <table:table-cell table:formula="of:=[.E506]*[.E506]" office:value-type="float" office:value="13432225" calcext:value-type="float">
            <text:p>13432225</text:p>
          </table:table-cell>
          <table:table-cell table:formula="of:=[.F506]*[.F506]" office:value-type="float" office:value="10336225" calcext:value-type="float">
            <text:p>10336225</text:p>
          </table:table-cell>
          <table:table-cell table:formula="of:=[.G506]*[.G506]" office:value-type="float" office:value="8508889" calcext:value-type="float">
            <text:p>8508889</text:p>
          </table:table-cell>
          <table:table-cell table:formula="of:=[.H506]*[.H506]" office:value-type="float" office:value="5866084" calcext:value-type="float">
            <text:p>5866084</text:p>
          </table:table-cell>
          <table:table-cell table:formula="of:=[.I506]*[.I506]" office:value-type="float" office:value="2155024" calcext:value-type="float">
            <text:p>2155024</text:p>
          </table:table-cell>
          <table:table-cell table:formula="of:=[.J506]*[.J50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4021" calcext:value-type="float">
            <text:p>4021</text:p>
          </table:table-cell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07]*[.D507]" office:value-type="float" office:value="16168441" calcext:value-type="float">
            <text:p>16168441</text:p>
          </table:table-cell>
          <table:table-cell table:formula="of:=[.E507]*[.E507]" office:value-type="float" office:value="13520329" calcext:value-type="float">
            <text:p>13520329</text:p>
          </table:table-cell>
          <table:table-cell table:formula="of:=[.F507]*[.F507]" office:value-type="float" office:value="10259209" calcext:value-type="float">
            <text:p>10259209</text:p>
          </table:table-cell>
          <table:table-cell table:formula="of:=[.G507]*[.G507]" office:value-type="float" office:value="8277129" calcext:value-type="float">
            <text:p>8277129</text:p>
          </table:table-cell>
          <table:table-cell table:formula="of:=[.H507]*[.H507]" office:value-type="float" office:value="5788836" calcext:value-type="float">
            <text:p>5788836</text:p>
          </table:table-cell>
          <table:table-cell table:formula="of:=[.I507]*[.I507]" office:value-type="float" office:value="2202256" calcext:value-type="float">
            <text:p>2202256</text:p>
          </table:table-cell>
          <table:table-cell table:formula="of:=[.J507]*[.J507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4007" calcext:value-type="float">
            <text:p>4007</text:p>
          </table:table-cell>
          <table:table-cell office:value-type="float" office:value="3637" calcext:value-type="float">
            <text:p>3637</text:p>
          </table:table-cell>
          <table:table-cell office:value-type="float" office:value="3231" calcext:value-type="float">
            <text:p>3231</text:p>
          </table:table-cell>
          <table:table-cell office:value-type="float" office:value="2917" calcext:value-type="float">
            <text:p>2917</text:p>
          </table:table-cell>
          <table:table-cell office:value-type="float" office:value="2408" calcext:value-type="float">
            <text:p>2408</text:p>
          </table:table-cell>
          <table:table-cell office:value-type="float" office:value="1446" calcext:value-type="float">
            <text:p>1446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08]*[.D508]" office:value-type="float" office:value="16056049" calcext:value-type="float">
            <text:p>16056049</text:p>
          </table:table-cell>
          <table:table-cell table:formula="of:=[.E508]*[.E508]" office:value-type="float" office:value="13227769" calcext:value-type="float">
            <text:p>13227769</text:p>
          </table:table-cell>
          <table:table-cell table:formula="of:=[.F508]*[.F508]" office:value-type="float" office:value="10439361" calcext:value-type="float">
            <text:p>10439361</text:p>
          </table:table-cell>
          <table:table-cell table:formula="of:=[.G508]*[.G508]" office:value-type="float" office:value="8508889" calcext:value-type="float">
            <text:p>8508889</text:p>
          </table:table-cell>
          <table:table-cell table:formula="of:=[.H508]*[.H508]" office:value-type="float" office:value="5798464" calcext:value-type="float">
            <text:p>5798464</text:p>
          </table:table-cell>
          <table:table-cell table:formula="of:=[.I508]*[.I508]" office:value-type="float" office:value="2090916" calcext:value-type="float">
            <text:p>2090916</text:p>
          </table:table-cell>
          <table:table-cell table:formula="of:=[.J508]*[.J50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4010" calcext:value-type="float">
            <text:p>4010</text:p>
          </table:table-cell>
          <table:table-cell office:value-type="float" office:value="3663" calcext:value-type="float">
            <text:p>3663</text:p>
          </table:table-cell>
          <table:table-cell office:value-type="float" office:value="3194" calcext:value-type="float">
            <text:p>3194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509]*[.D509]" office:value-type="float" office:value="16080100" calcext:value-type="float">
            <text:p>16080100</text:p>
          </table:table-cell>
          <table:table-cell table:formula="of:=[.E509]*[.E509]" office:value-type="float" office:value="13417569" calcext:value-type="float">
            <text:p>13417569</text:p>
          </table:table-cell>
          <table:table-cell table:formula="of:=[.F509]*[.F509]" office:value-type="float" office:value="10201636" calcext:value-type="float">
            <text:p>10201636</text:p>
          </table:table-cell>
          <table:table-cell table:formula="of:=[.G509]*[.G509]" office:value-type="float" office:value="8317456" calcext:value-type="float">
            <text:p>8317456</text:p>
          </table:table-cell>
          <table:table-cell table:formula="of:=[.H509]*[.H509]" office:value-type="float" office:value="5841889" calcext:value-type="float">
            <text:p>5841889</text:p>
          </table:table-cell>
          <table:table-cell table:formula="of:=[.I509]*[.I509]" office:value-type="float" office:value="2064969" calcext:value-type="float">
            <text:p>2064969</text:p>
          </table:table-cell>
          <table:table-cell table:formula="of:=[.J509]*[.J509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3979" calcext:value-type="float">
            <text:p>3979</text:p>
          </table:table-cell>
          <table:table-cell office:value-type="float" office:value="3632" calcext:value-type="float">
            <text:p>3632</text:p>
          </table:table-cell>
          <table:table-cell office:value-type="float" office:value="3189" calcext:value-type="float">
            <text:p>3189</text:p>
          </table:table-cell>
          <table:table-cell office:value-type="float" office:value="2964" calcext:value-type="float">
            <text:p>2964</text:p>
          </table:table-cell>
          <table:table-cell office:value-type="float" office:value="2338" calcext:value-type="float">
            <text:p>2338</text:p>
          </table:table-cell>
          <table:table-cell office:value-type="float" office:value="1496" calcext:value-type="float">
            <text:p>1496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10]*[.D510]" office:value-type="float" office:value="15832441" calcext:value-type="float">
            <text:p>15832441</text:p>
          </table:table-cell>
          <table:table-cell table:formula="of:=[.E510]*[.E510]" office:value-type="float" office:value="13191424" calcext:value-type="float">
            <text:p>13191424</text:p>
          </table:table-cell>
          <table:table-cell table:formula="of:=[.F510]*[.F510]" office:value-type="float" office:value="10169721" calcext:value-type="float">
            <text:p>10169721</text:p>
          </table:table-cell>
          <table:table-cell table:formula="of:=[.G510]*[.G510]" office:value-type="float" office:value="8785296" calcext:value-type="float">
            <text:p>8785296</text:p>
          </table:table-cell>
          <table:table-cell table:formula="of:=[.H510]*[.H510]" office:value-type="float" office:value="5466244" calcext:value-type="float">
            <text:p>5466244</text:p>
          </table:table-cell>
          <table:table-cell table:formula="of:=[.I510]*[.I510]" office:value-type="float" office:value="2238016" calcext:value-type="float">
            <text:p>2238016</text:p>
          </table:table-cell>
          <table:table-cell table:formula="of:=[.J510]*[.J510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4000" calcext:value-type="float">
            <text:p>4000</text:p>
          </table:table-cell>
          <table:table-cell office:value-type="float" office:value="3691" calcext:value-type="float">
            <text:p>3691</text:p>
          </table:table-cell>
          <table:table-cell office:value-type="float" office:value="3194" calcext:value-type="float">
            <text:p>3194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511]*[.D511]" office:value-type="float" office:value="16000000" calcext:value-type="float">
            <text:p>16000000</text:p>
          </table:table-cell>
          <table:table-cell table:formula="of:=[.E511]*[.E511]" office:value-type="float" office:value="13623481" calcext:value-type="float">
            <text:p>13623481</text:p>
          </table:table-cell>
          <table:table-cell table:formula="of:=[.F511]*[.F511]" office:value-type="float" office:value="10201636" calcext:value-type="float">
            <text:p>10201636</text:p>
          </table:table-cell>
          <table:table-cell table:formula="of:=[.G511]*[.G511]" office:value-type="float" office:value="8369449" calcext:value-type="float">
            <text:p>8369449</text:p>
          </table:table-cell>
          <table:table-cell table:formula="of:=[.H511]*[.H511]" office:value-type="float" office:value="5866084" calcext:value-type="float">
            <text:p>5866084</text:p>
          </table:table-cell>
          <table:table-cell table:formula="of:=[.I511]*[.I511]" office:value-type="float" office:value="2125764" calcext:value-type="float">
            <text:p>2125764</text:p>
          </table:table-cell>
          <table:table-cell table:formula="of:=[.J511]*[.J511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3993" calcext:value-type="float">
            <text:p>3993</text:p>
          </table:table-cell>
          <table:table-cell office:value-type="float" office:value="3665" calcext:value-type="float">
            <text:p>3665</text:p>
          </table:table-cell>
          <table:table-cell office:value-type="float" office:value="3194" calcext:value-type="float">
            <text:p>3194</text:p>
          </table:table-cell>
          <table:table-cell office:value-type="float" office:value="2912" calcext:value-type="float">
            <text:p>2912</text:p>
          </table:table-cell>
          <table:table-cell office:value-type="float" office:value="2389" calcext:value-type="float">
            <text:p>2389</text:p>
          </table:table-cell>
          <table:table-cell office:value-type="float" office:value="1446" calcext:value-type="float">
            <text:p>1446</text:p>
          </table:table-cell>
          <table:table-cell office:value-type="float" office:value="1017" calcext:value-type="float">
            <text:p>1017</text:p>
          </table:table-cell>
          <table:table-cell table:number-columns-repeated="8"/>
          <table:table-cell table:formula="of:=[.D512]*[.D512]" office:value-type="float" office:value="15944049" calcext:value-type="float">
            <text:p>15944049</text:p>
          </table:table-cell>
          <table:table-cell table:formula="of:=[.E512]*[.E512]" office:value-type="float" office:value="13432225" calcext:value-type="float">
            <text:p>13432225</text:p>
          </table:table-cell>
          <table:table-cell table:formula="of:=[.F512]*[.F512]" office:value-type="float" office:value="10201636" calcext:value-type="float">
            <text:p>10201636</text:p>
          </table:table-cell>
          <table:table-cell table:formula="of:=[.G512]*[.G512]" office:value-type="float" office:value="8479744" calcext:value-type="float">
            <text:p>8479744</text:p>
          </table:table-cell>
          <table:table-cell table:formula="of:=[.H512]*[.H512]" office:value-type="float" office:value="5707321" calcext:value-type="float">
            <text:p>5707321</text:p>
          </table:table-cell>
          <table:table-cell table:formula="of:=[.I512]*[.I512]" office:value-type="float" office:value="2090916" calcext:value-type="float">
            <text:p>2090916</text:p>
          </table:table-cell>
          <table:table-cell table:formula="of:=[.J512]*[.J512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19" calcext:value-type="float">
            <text:p>4019</text:p>
          </table:table-cell>
          <table:table-cell office:value-type="float" office:value="3670" calcext:value-type="float">
            <text:p>3670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22" calcext:value-type="float">
            <text:p>2422</text:p>
          </table:table-cell>
          <table:table-cell office:value-type="float" office:value="1482" calcext:value-type="float">
            <text:p>148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513]*[.D513]" office:value-type="float" office:value="16152361" calcext:value-type="float">
            <text:p>16152361</text:p>
          </table:table-cell>
          <table:table-cell table:formula="of:=[.E513]*[.E513]" office:value-type="float" office:value="13468900" calcext:value-type="float">
            <text:p>13468900</text:p>
          </table:table-cell>
          <table:table-cell table:formula="of:=[.F513]*[.F513]" office:value-type="float" office:value="10407076" calcext:value-type="float">
            <text:p>10407076</text:p>
          </table:table-cell>
          <table:table-cell table:formula="of:=[.G513]*[.G513]" office:value-type="float" office:value="8317456" calcext:value-type="float">
            <text:p>8317456</text:p>
          </table:table-cell>
          <table:table-cell table:formula="of:=[.H513]*[.H513]" office:value-type="float" office:value="5866084" calcext:value-type="float">
            <text:p>5866084</text:p>
          </table:table-cell>
          <table:table-cell table:formula="of:=[.I513]*[.I513]" office:value-type="float" office:value="2196324" calcext:value-type="float">
            <text:p>2196324</text:p>
          </table:table-cell>
          <table:table-cell table:formula="of:=[.J513]*[.J513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4010" calcext:value-type="float">
            <text:p>4010</text:p>
          </table:table-cell>
          <table:table-cell office:value-type="float" office:value="3656" calcext:value-type="float">
            <text:p>3656</text:p>
          </table:table-cell>
          <table:table-cell office:value-type="float" office:value="3229" calcext:value-type="float">
            <text:p>3229</text:p>
          </table:table-cell>
          <table:table-cell office:value-type="float" office:value="2893" calcext:value-type="float">
            <text:p>289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14]*[.D514]" office:value-type="float" office:value="16080100" calcext:value-type="float">
            <text:p>16080100</text:p>
          </table:table-cell>
          <table:table-cell table:formula="of:=[.E514]*[.E514]" office:value-type="float" office:value="13366336" calcext:value-type="float">
            <text:p>13366336</text:p>
          </table:table-cell>
          <table:table-cell table:formula="of:=[.F514]*[.F514]" office:value-type="float" office:value="10426441" calcext:value-type="float">
            <text:p>10426441</text:p>
          </table:table-cell>
          <table:table-cell table:formula="of:=[.G514]*[.G514]" office:value-type="float" office:value="8369449" calcext:value-type="float">
            <text:p>8369449</text:p>
          </table:table-cell>
          <table:table-cell table:formula="of:=[.H514]*[.H514]" office:value-type="float" office:value="5841889" calcext:value-type="float">
            <text:p>5841889</text:p>
          </table:table-cell>
          <table:table-cell table:formula="of:=[.I514]*[.I514]" office:value-type="float" office:value="2166784" calcext:value-type="float">
            <text:p>2166784</text:p>
          </table:table-cell>
          <table:table-cell table:formula="of:=[.J514]*[.J51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4024" calcext:value-type="float">
            <text:p>4024</text:p>
          </table:table-cell>
          <table:table-cell office:value-type="float" office:value="3663" calcext:value-type="float">
            <text:p>3663</text:p>
          </table:table-cell>
          <table:table-cell office:value-type="float" office:value="3177" calcext:value-type="float">
            <text:p>3177</text:p>
          </table:table-cell>
          <table:table-cell office:value-type="float" office:value="2879" calcext:value-type="float">
            <text:p>2879</text:p>
          </table:table-cell>
          <table:table-cell office:value-type="float" office:value="2361" calcext:value-type="float">
            <text:p>2361</text:p>
          </table:table-cell>
          <table:table-cell office:value-type="float" office:value="1451" calcext:value-type="float">
            <text:p>1451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515]*[.D515]" office:value-type="float" office:value="16192576" calcext:value-type="float">
            <text:p>16192576</text:p>
          </table:table-cell>
          <table:table-cell table:formula="of:=[.E515]*[.E515]" office:value-type="float" office:value="13417569" calcext:value-type="float">
            <text:p>13417569</text:p>
          </table:table-cell>
          <table:table-cell table:formula="of:=[.F515]*[.F515]" office:value-type="float" office:value="10093329" calcext:value-type="float">
            <text:p>10093329</text:p>
          </table:table-cell>
          <table:table-cell table:formula="of:=[.G515]*[.G515]" office:value-type="float" office:value="8288641" calcext:value-type="float">
            <text:p>8288641</text:p>
          </table:table-cell>
          <table:table-cell table:formula="of:=[.H515]*[.H515]" office:value-type="float" office:value="5574321" calcext:value-type="float">
            <text:p>5574321</text:p>
          </table:table-cell>
          <table:table-cell table:formula="of:=[.I515]*[.I515]" office:value-type="float" office:value="2105401" calcext:value-type="float">
            <text:p>2105401</text:p>
          </table:table-cell>
          <table:table-cell table:formula="of:=[.J515]*[.J515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4054" calcext:value-type="float">
            <text:p>4054</text:p>
          </table:table-cell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92" calcext:value-type="float">
            <text:p>2992</text:p>
          </table:table-cell>
          <table:table-cell office:value-type="float" office:value="2413" calcext:value-type="float">
            <text:p>2413</text:p>
          </table:table-cell>
          <table:table-cell office:value-type="float" office:value="1465" calcext:value-type="float">
            <text:p>146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16]*[.D516]" office:value-type="float" office:value="16434916" calcext:value-type="float">
            <text:p>16434916</text:p>
          </table:table-cell>
          <table:table-cell table:formula="of:=[.E516]*[.E516]" office:value-type="float" office:value="13315201" calcext:value-type="float">
            <text:p>13315201</text:p>
          </table:table-cell>
          <table:table-cell table:formula="of:=[.F516]*[.F516]" office:value-type="float" office:value="10201636" calcext:value-type="float">
            <text:p>10201636</text:p>
          </table:table-cell>
          <table:table-cell table:formula="of:=[.G516]*[.G516]" office:value-type="float" office:value="8952064" calcext:value-type="float">
            <text:p>8952064</text:p>
          </table:table-cell>
          <table:table-cell table:formula="of:=[.H516]*[.H516]" office:value-type="float" office:value="5822569" calcext:value-type="float">
            <text:p>5822569</text:p>
          </table:table-cell>
          <table:table-cell table:formula="of:=[.I516]*[.I516]" office:value-type="float" office:value="2146225" calcext:value-type="float">
            <text:p>2146225</text:p>
          </table:table-cell>
          <table:table-cell table:formula="of:=[.J516]*[.J516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52" calcext:value-type="float">
            <text:p>2352</text:p>
          </table:table-cell>
          <table:table-cell office:value-type="float" office:value="1458" calcext:value-type="float">
            <text:p>1458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517]*[.D517]" office:value-type="float" office:value="16248961" calcext:value-type="float">
            <text:p>16248961</text:p>
          </table:table-cell>
          <table:table-cell table:formula="of:=[.E517]*[.E517]" office:value-type="float" office:value="13366336" calcext:value-type="float">
            <text:p>13366336</text:p>
          </table:table-cell>
          <table:table-cell table:formula="of:=[.F517]*[.F517]" office:value-type="float" office:value="10246401" calcext:value-type="float">
            <text:p>10246401</text:p>
          </table:table-cell>
          <table:table-cell table:formula="of:=[.G517]*[.G517]" office:value-type="float" office:value="8317456" calcext:value-type="float">
            <text:p>8317456</text:p>
          </table:table-cell>
          <table:table-cell table:formula="of:=[.H517]*[.H517]" office:value-type="float" office:value="5531904" calcext:value-type="float">
            <text:p>5531904</text:p>
          </table:table-cell>
          <table:table-cell table:formula="of:=[.I517]*[.I517]" office:value-type="float" office:value="2125764" calcext:value-type="float">
            <text:p>2125764</text:p>
          </table:table-cell>
          <table:table-cell table:formula="of:=[.J517]*[.J517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4000" calcext:value-type="float">
            <text:p>4000</text:p>
          </table:table-cell>
          <table:table-cell office:value-type="float" office:value="3651" calcext:value-type="float">
            <text:p>3651</text:p>
          </table:table-cell>
          <table:table-cell office:value-type="float" office:value="3175" calcext:value-type="float">
            <text:p>3175</text:p>
          </table:table-cell>
          <table:table-cell office:value-type="float" office:value="2978" calcext:value-type="float">
            <text:p>2978</text:p>
          </table:table-cell>
          <table:table-cell office:value-type="float" office:value="2410" calcext:value-type="float">
            <text:p>2410</text:p>
          </table:table-cell>
          <table:table-cell office:value-type="float" office:value="1475" calcext:value-type="float">
            <text:p>147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518]*[.D518]" office:value-type="float" office:value="16000000" calcext:value-type="float">
            <text:p>16000000</text:p>
          </table:table-cell>
          <table:table-cell table:formula="of:=[.E518]*[.E518]" office:value-type="float" office:value="13329801" calcext:value-type="float">
            <text:p>13329801</text:p>
          </table:table-cell>
          <table:table-cell table:formula="of:=[.F518]*[.F518]" office:value-type="float" office:value="10080625" calcext:value-type="float">
            <text:p>10080625</text:p>
          </table:table-cell>
          <table:table-cell table:formula="of:=[.G518]*[.G518]" office:value-type="float" office:value="8868484" calcext:value-type="float">
            <text:p>8868484</text:p>
          </table:table-cell>
          <table:table-cell table:formula="of:=[.H518]*[.H518]" office:value-type="float" office:value="5808100" calcext:value-type="float">
            <text:p>5808100</text:p>
          </table:table-cell>
          <table:table-cell table:formula="of:=[.I518]*[.I518]" office:value-type="float" office:value="2175625" calcext:value-type="float">
            <text:p>2175625</text:p>
          </table:table-cell>
          <table:table-cell table:formula="of:=[.J518]*[.J518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182" calcext:value-type="float">
            <text:p>3182</text:p>
          </table:table-cell>
          <table:table-cell office:value-type="float" office:value="2889" calcext:value-type="float">
            <text:p>2889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519]*[.D519]" office:value-type="float" office:value="16345849" calcext:value-type="float">
            <text:p>16345849</text:p>
          </table:table-cell>
          <table:table-cell table:formula="of:=[.E519]*[.E519]" office:value-type="float" office:value="13395600" calcext:value-type="float">
            <text:p>13395600</text:p>
          </table:table-cell>
          <table:table-cell table:formula="of:=[.F519]*[.F519]" office:value-type="float" office:value="10125124" calcext:value-type="float">
            <text:p>10125124</text:p>
          </table:table-cell>
          <table:table-cell table:formula="of:=[.G519]*[.G519]" office:value-type="float" office:value="8346321" calcext:value-type="float">
            <text:p>8346321</text:p>
          </table:table-cell>
          <table:table-cell table:formula="of:=[.H519]*[.H519]" office:value-type="float" office:value="5664400" calcext:value-type="float">
            <text:p>5664400</text:p>
          </table:table-cell>
          <table:table-cell table:formula="of:=[.I519]*[.I519]" office:value-type="float" office:value="2105401" calcext:value-type="float">
            <text:p>2105401</text:p>
          </table:table-cell>
          <table:table-cell table:formula="of:=[.J519]*[.J519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4052" calcext:value-type="float">
            <text:p>4052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85" calcext:value-type="float">
            <text:p>298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996" calcext:value-type="float">
            <text:p>996</text:p>
          </table:table-cell>
          <table:table-cell table:number-columns-repeated="8"/>
          <table:table-cell table:formula="of:=[.D520]*[.D520]" office:value-type="float" office:value="16418704" calcext:value-type="float">
            <text:p>16418704</text:p>
          </table:table-cell>
          <table:table-cell table:formula="of:=[.E520]*[.E520]" office:value-type="float" office:value="13549761" calcext:value-type="float">
            <text:p>13549761</text:p>
          </table:table-cell>
          <table:table-cell table:formula="of:=[.F520]*[.F520]" office:value-type="float" office:value="10201636" calcext:value-type="float">
            <text:p>10201636</text:p>
          </table:table-cell>
          <table:table-cell table:formula="of:=[.G520]*[.G520]" office:value-type="float" office:value="8910225" calcext:value-type="float">
            <text:p>8910225</text:p>
          </table:table-cell>
          <table:table-cell table:formula="of:=[.H520]*[.H520]" office:value-type="float" office:value="5616900" calcext:value-type="float">
            <text:p>5616900</text:p>
          </table:table-cell>
          <table:table-cell table:formula="of:=[.I520]*[.I520]" office:value-type="float" office:value="2114116" calcext:value-type="float">
            <text:p>2114116</text:p>
          </table:table-cell>
          <table:table-cell table:formula="of:=[.J520]*[.J520]" office:value-type="float" office:value="992016" calcext:value-type="float">
            <text:p>99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01" calcext:value-type="float">
            <text:p>3201</text:p>
          </table:table-cell>
          <table:table-cell office:value-type="float" office:value="2877" calcext:value-type="float">
            <text:p>287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521]*[.D521]" office:value-type="float" office:value="16248961" calcext:value-type="float">
            <text:p>16248961</text:p>
          </table:table-cell>
          <table:table-cell table:formula="of:=[.E521]*[.E521]" office:value-type="float" office:value="13315201" calcext:value-type="float">
            <text:p>13315201</text:p>
          </table:table-cell>
          <table:table-cell table:formula="of:=[.F521]*[.F521]" office:value-type="float" office:value="10246401" calcext:value-type="float">
            <text:p>10246401</text:p>
          </table:table-cell>
          <table:table-cell table:formula="of:=[.G521]*[.G521]" office:value-type="float" office:value="8277129" calcext:value-type="float">
            <text:p>8277129</text:p>
          </table:table-cell>
          <table:table-cell table:formula="of:=[.H521]*[.H521]" office:value-type="float" office:value="5798464" calcext:value-type="float">
            <text:p>5798464</text:p>
          </table:table-cell>
          <table:table-cell table:formula="of:=[.I521]*[.I521]" office:value-type="float" office:value="2155024" calcext:value-type="float">
            <text:p>2155024</text:p>
          </table:table-cell>
          <table:table-cell table:formula="of:=[.J521]*[.J521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4040" calcext:value-type="float">
            <text:p>4040</text:p>
          </table:table-cell>
          <table:table-cell office:value-type="float" office:value="3684" calcext:value-type="float">
            <text:p>3684</text:p>
          </table:table-cell>
          <table:table-cell office:value-type="float" office:value="3222" calcext:value-type="float">
            <text:p>3222</text:p>
          </table:table-cell>
          <table:table-cell office:value-type="float" office:value="2947" calcext:value-type="float">
            <text:p>2947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formula="of:=[.D522]*[.D522]" office:value-type="float" office:value="16321600" calcext:value-type="float">
            <text:p>16321600</text:p>
          </table:table-cell>
          <table:table-cell table:formula="of:=[.E522]*[.E522]" office:value-type="float" office:value="13571856" calcext:value-type="float">
            <text:p>13571856</text:p>
          </table:table-cell>
          <table:table-cell table:formula="of:=[.F522]*[.F522]" office:value-type="float" office:value="10381284" calcext:value-type="float">
            <text:p>10381284</text:p>
          </table:table-cell>
          <table:table-cell table:formula="of:=[.G522]*[.G522]" office:value-type="float" office:value="8684809" calcext:value-type="float">
            <text:p>8684809</text:p>
          </table:table-cell>
          <table:table-cell table:formula="of:=[.H522]*[.H522]" office:value-type="float" office:value="5664400" calcext:value-type="float">
            <text:p>5664400</text:p>
          </table:table-cell>
          <table:table-cell table:formula="of:=[.I522]*[.I522]" office:value-type="float" office:value="2105401" calcext:value-type="float">
            <text:p>2105401</text:p>
          </table:table-cell>
          <table:table-cell table:formula="of:=[.J522]*[.J522]" office:value-type="float" office:value="1020100" calcext:value-type="float">
            <text:p>10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050" calcext:value-type="float">
            <text:p>4050</text:p>
          </table:table-cell>
          <table:table-cell office:value-type="float" office:value="3656" calcext:value-type="float">
            <text:p>3656</text:p>
          </table:table-cell>
          <table:table-cell office:value-type="float" office:value="3205" calcext:value-type="float">
            <text:p>3205</text:p>
          </table:table-cell>
          <table:table-cell office:value-type="float" office:value="2877" calcext:value-type="float">
            <text:p>2877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523]*[.D523]" office:value-type="float" office:value="16402500" calcext:value-type="float">
            <text:p>16402500</text:p>
          </table:table-cell>
          <table:table-cell table:formula="of:=[.E523]*[.E523]" office:value-type="float" office:value="13366336" calcext:value-type="float">
            <text:p>13366336</text:p>
          </table:table-cell>
          <table:table-cell table:formula="of:=[.F523]*[.F523]" office:value-type="float" office:value="10272025" calcext:value-type="float">
            <text:p>10272025</text:p>
          </table:table-cell>
          <table:table-cell table:formula="of:=[.G523]*[.G523]" office:value-type="float" office:value="8277129" calcext:value-type="float">
            <text:p>8277129</text:p>
          </table:table-cell>
          <table:table-cell table:formula="of:=[.H523]*[.H523]" office:value-type="float" office:value="5890329" calcext:value-type="float">
            <text:p>5890329</text:p>
          </table:table-cell>
          <table:table-cell table:formula="of:=[.I523]*[.I523]" office:value-type="float" office:value="2125764" calcext:value-type="float">
            <text:p>2125764</text:p>
          </table:table-cell>
          <table:table-cell table:formula="of:=[.J523]*[.J523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4036" calcext:value-type="float">
            <text:p>4036</text:p>
          </table:table-cell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964" calcext:value-type="float">
            <text:p>2964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524]*[.D524]" office:value-type="float" office:value="16289296" calcext:value-type="float">
            <text:p>16289296</text:p>
          </table:table-cell>
          <table:table-cell table:formula="of:=[.E524]*[.E524]" office:value-type="float" office:value="13549761" calcext:value-type="float">
            <text:p>13549761</text:p>
          </table:table-cell>
          <table:table-cell table:formula="of:=[.F524]*[.F524]" office:value-type="float" office:value="10361961" calcext:value-type="float">
            <text:p>10361961</text:p>
          </table:table-cell>
          <table:table-cell table:formula="of:=[.G524]*[.G524]" office:value-type="float" office:value="8785296" calcext:value-type="float">
            <text:p>8785296</text:p>
          </table:table-cell>
          <table:table-cell table:formula="of:=[.H524]*[.H524]" office:value-type="float" office:value="5841889" calcext:value-type="float">
            <text:p>5841889</text:p>
          </table:table-cell>
          <table:table-cell table:formula="of:=[.I524]*[.I524]" office:value-type="float" office:value="2166784" calcext:value-type="float">
            <text:p>2166784</text:p>
          </table:table-cell>
          <table:table-cell table:formula="of:=[.J524]*[.J52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4038" calcext:value-type="float">
            <text:p>4038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525]*[.D525]" office:value-type="float" office:value="16305444" calcext:value-type="float">
            <text:p>16305444</text:p>
          </table:table-cell>
          <table:table-cell table:formula="of:=[.E525]*[.E525]" office:value-type="float" office:value="13417569" calcext:value-type="float">
            <text:p>13417569</text:p>
          </table:table-cell>
          <table:table-cell table:formula="of:=[.F525]*[.F525]" office:value-type="float" office:value="10291264" calcext:value-type="float">
            <text:p>10291264</text:p>
          </table:table-cell>
          <table:table-cell table:formula="of:=[.G525]*[.G525]" office:value-type="float" office:value="8398404" calcext:value-type="float">
            <text:p>8398404</text:p>
          </table:table-cell>
          <table:table-cell table:formula="of:=[.H525]*[.H525]" office:value-type="float" office:value="5856400" calcext:value-type="float">
            <text:p>5856400</text:p>
          </table:table-cell>
          <table:table-cell table:formula="of:=[.I525]*[.I525]" office:value-type="float" office:value="2175625" calcext:value-type="float">
            <text:p>2175625</text:p>
          </table:table-cell>
          <table:table-cell table:formula="of:=[.J525]*[.J525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4061" calcext:value-type="float">
            <text:p>4061</text:p>
          </table:table-cell>
          <table:table-cell office:value-type="float" office:value="3672" calcext:value-type="float">
            <text:p>3672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26]*[.D526]" office:value-type="float" office:value="16491721" calcext:value-type="float">
            <text:p>16491721</text:p>
          </table:table-cell>
          <table:table-cell table:formula="of:=[.E526]*[.E526]" office:value-type="float" office:value="13483584" calcext:value-type="float">
            <text:p>13483584</text:p>
          </table:table-cell>
          <table:table-cell table:formula="of:=[.F526]*[.F526]" office:value-type="float" office:value="10259209" calcext:value-type="float">
            <text:p>10259209</text:p>
          </table:table-cell>
          <table:table-cell table:formula="of:=[.G526]*[.G526]" office:value-type="float" office:value="8427409" calcext:value-type="float">
            <text:p>8427409</text:p>
          </table:table-cell>
          <table:table-cell table:formula="of:=[.H526]*[.H526]" office:value-type="float" office:value="5697769" calcext:value-type="float">
            <text:p>5697769</text:p>
          </table:table-cell>
          <table:table-cell table:formula="of:=[.I526]*[.I526]" office:value-type="float" office:value="2160900" calcext:value-type="float">
            <text:p>2160900</text:p>
          </table:table-cell>
          <table:table-cell table:formula="of:=[.J526]*[.J52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4054" calcext:value-type="float">
            <text:p>4054</text:p>
          </table:table-cell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527]*[.D527]" office:value-type="float" office:value="16434916" calcext:value-type="float">
            <text:p>16434916</text:p>
          </table:table-cell>
          <table:table-cell table:formula="of:=[.E527]*[.E527]" office:value-type="float" office:value="13242321" calcext:value-type="float">
            <text:p>13242321</text:p>
          </table:table-cell>
          <table:table-cell table:formula="of:=[.F527]*[.F527]" office:value-type="float" office:value="10349089" calcext:value-type="float">
            <text:p>10349089</text:p>
          </table:table-cell>
          <table:table-cell table:formula="of:=[.G527]*[.G527]" office:value-type="float" office:value="8468100" calcext:value-type="float">
            <text:p>8468100</text:p>
          </table:table-cell>
          <table:table-cell table:formula="of:=[.H527]*[.H527]" office:value-type="float" office:value="5688225" calcext:value-type="float">
            <text:p>5688225</text:p>
          </table:table-cell>
          <table:table-cell table:formula="of:=[.I527]*[.I527]" office:value-type="float" office:value="2166784" calcext:value-type="float">
            <text:p>2166784</text:p>
          </table:table-cell>
          <table:table-cell table:formula="of:=[.J527]*[.J527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4054" calcext:value-type="float">
            <text:p>4054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396" calcext:value-type="float">
            <text:p>2396</text:p>
          </table:table-cell>
          <table:table-cell office:value-type="float" office:value="1477" calcext:value-type="float">
            <text:p>1477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528]*[.D528]" office:value-type="float" office:value="16434916" calcext:value-type="float">
            <text:p>16434916</text:p>
          </table:table-cell>
          <table:table-cell table:formula="of:=[.E528]*[.E528]" office:value-type="float" office:value="13660416" calcext:value-type="float">
            <text:p>13660416</text:p>
          </table:table-cell>
          <table:table-cell table:formula="of:=[.F528]*[.F528]" office:value-type="float" office:value="10349089" calcext:value-type="float">
            <text:p>10349089</text:p>
          </table:table-cell>
          <table:table-cell table:formula="of:=[.G528]*[.G528]" office:value-type="float" office:value="8265625" calcext:value-type="float">
            <text:p>8265625</text:p>
          </table:table-cell>
          <table:table-cell table:formula="of:=[.H528]*[.H528]" office:value-type="float" office:value="5740816" calcext:value-type="float">
            <text:p>5740816</text:p>
          </table:table-cell>
          <table:table-cell table:formula="of:=[.I528]*[.I528]" office:value-type="float" office:value="2181529" calcext:value-type="float">
            <text:p>2181529</text:p>
          </table:table-cell>
          <table:table-cell table:formula="of:=[.J528]*[.J528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4054" calcext:value-type="float">
            <text:p>4054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922" calcext:value-type="float">
            <text:p>2922</text:p>
          </table:table-cell>
          <table:table-cell office:value-type="float" office:value="2410" calcext:value-type="float">
            <text:p>2410</text:p>
          </table:table-cell>
          <table:table-cell office:value-type="float" office:value="1451" calcext:value-type="float">
            <text:p>1451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529]*[.D529]" office:value-type="float" office:value="16434916" calcext:value-type="float">
            <text:p>16434916</text:p>
          </table:table-cell>
          <table:table-cell table:formula="of:=[.E529]*[.E529]" office:value-type="float" office:value="13498276" calcext:value-type="float">
            <text:p>13498276</text:p>
          </table:table-cell>
          <table:table-cell table:formula="of:=[.F529]*[.F529]" office:value-type="float" office:value="10272025" calcext:value-type="float">
            <text:p>10272025</text:p>
          </table:table-cell>
          <table:table-cell table:formula="of:=[.G529]*[.G529]" office:value-type="float" office:value="8538084" calcext:value-type="float">
            <text:p>8538084</text:p>
          </table:table-cell>
          <table:table-cell table:formula="of:=[.H529]*[.H529]" office:value-type="float" office:value="5808100" calcext:value-type="float">
            <text:p>5808100</text:p>
          </table:table-cell>
          <table:table-cell table:formula="of:=[.I529]*[.I529]" office:value-type="float" office:value="2105401" calcext:value-type="float">
            <text:p>2105401</text:p>
          </table:table-cell>
          <table:table-cell table:formula="of:=[.J529]*[.J529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4047" calcext:value-type="float">
            <text:p>4047</text:p>
          </table:table-cell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77" calcext:value-type="float">
            <text:p>2877</text:p>
          </table:table-cell>
          <table:table-cell office:value-type="float" office:value="2363" calcext:value-type="float">
            <text:p>2363</text:p>
          </table:table-cell>
          <table:table-cell office:value-type="float" office:value="1456" calcext:value-type="float">
            <text:p>1456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530]*[.D530]" office:value-type="float" office:value="16378209" calcext:value-type="float">
            <text:p>16378209</text:p>
          </table:table-cell>
          <table:table-cell table:formula="of:=[.E530]*[.E530]" office:value-type="float" office:value="13586596" calcext:value-type="float">
            <text:p>13586596</text:p>
          </table:table-cell>
          <table:table-cell table:formula="of:=[.F530]*[.F530]" office:value-type="float" office:value="10530025" calcext:value-type="float">
            <text:p>10530025</text:p>
          </table:table-cell>
          <table:table-cell table:formula="of:=[.G530]*[.G530]" office:value-type="float" office:value="8277129" calcext:value-type="float">
            <text:p>8277129</text:p>
          </table:table-cell>
          <table:table-cell table:formula="of:=[.H530]*[.H530]" office:value-type="float" office:value="5583769" calcext:value-type="float">
            <text:p>5583769</text:p>
          </table:table-cell>
          <table:table-cell table:formula="of:=[.I530]*[.I530]" office:value-type="float" office:value="2119936" calcext:value-type="float">
            <text:p>2119936</text:p>
          </table:table-cell>
          <table:table-cell table:formula="of:=[.J530]*[.J530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4014" calcext:value-type="float">
            <text:p>4014</text:p>
          </table:table-cell>
          <table:table-cell office:value-type="float" office:value="3656" calcext:value-type="float">
            <text:p>3656</text:p>
          </table:table-cell>
          <table:table-cell office:value-type="float" office:value="3236" calcext:value-type="float">
            <text:p>3236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531]*[.D531]" office:value-type="float" office:value="16112196" calcext:value-type="float">
            <text:p>16112196</text:p>
          </table:table-cell>
          <table:table-cell table:formula="of:=[.E531]*[.E531]" office:value-type="float" office:value="13366336" calcext:value-type="float">
            <text:p>13366336</text:p>
          </table:table-cell>
          <table:table-cell table:formula="of:=[.F531]*[.F531]" office:value-type="float" office:value="10471696" calcext:value-type="float">
            <text:p>10471696</text:p>
          </table:table-cell>
          <table:table-cell table:formula="of:=[.G531]*[.G531]" office:value-type="float" office:value="8439025" calcext:value-type="float">
            <text:p>8439025</text:p>
          </table:table-cell>
          <table:table-cell table:formula="of:=[.H531]*[.H531]" office:value-type="float" office:value="5764801" calcext:value-type="float">
            <text:p>5764801</text:p>
          </table:table-cell>
          <table:table-cell table:formula="of:=[.I531]*[.I531]" office:value-type="float" office:value="2166784" calcext:value-type="float">
            <text:p>2166784</text:p>
          </table:table-cell>
          <table:table-cell table:formula="of:=[.J531]*[.J531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4043" calcext:value-type="float">
            <text:p>4043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0" calcext:value-type="float">
            <text:p>1470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32]*[.D532]" office:value-type="float" office:value="16345849" calcext:value-type="float">
            <text:p>16345849</text:p>
          </table:table-cell>
          <table:table-cell table:formula="of:=[.E532]*[.E532]" office:value-type="float" office:value="13432225" calcext:value-type="float">
            <text:p>13432225</text:p>
          </table:table-cell>
          <table:table-cell table:formula="of:=[.F532]*[.F532]" office:value-type="float" office:value="10259209" calcext:value-type="float">
            <text:p>10259209</text:p>
          </table:table-cell>
          <table:table-cell table:formula="of:=[.G532]*[.G532]" office:value-type="float" office:value="8346321" calcext:value-type="float">
            <text:p>8346321</text:p>
          </table:table-cell>
          <table:table-cell table:formula="of:=[.H532]*[.H532]" office:value-type="float" office:value="5822569" calcext:value-type="float">
            <text:p>5822569</text:p>
          </table:table-cell>
          <table:table-cell table:formula="of:=[.I532]*[.I532]" office:value-type="float" office:value="2160900" calcext:value-type="float">
            <text:p>2160900</text:p>
          </table:table-cell>
          <table:table-cell table:formula="of:=[.J532]*[.J532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4014" calcext:value-type="float">
            <text:p>4014</text:p>
          </table:table-cell>
          <table:table-cell office:value-type="float" office:value="3681" calcext:value-type="float">
            <text:p>3681</text:p>
          </table:table-cell>
          <table:table-cell office:value-type="float" office:value="3198" calcext:value-type="float">
            <text:p>3198</text:p>
          </table:table-cell>
          <table:table-cell office:value-type="float" office:value="2938" calcext:value-type="float">
            <text:p>2938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533]*[.D533]" office:value-type="float" office:value="16112196" calcext:value-type="float">
            <text:p>16112196</text:p>
          </table:table-cell>
          <table:table-cell table:formula="of:=[.E533]*[.E533]" office:value-type="float" office:value="13549761" calcext:value-type="float">
            <text:p>13549761</text:p>
          </table:table-cell>
          <table:table-cell table:formula="of:=[.F533]*[.F533]" office:value-type="float" office:value="10227204" calcext:value-type="float">
            <text:p>10227204</text:p>
          </table:table-cell>
          <table:table-cell table:formula="of:=[.G533]*[.G533]" office:value-type="float" office:value="8631844" calcext:value-type="float">
            <text:p>8631844</text:p>
          </table:table-cell>
          <table:table-cell table:formula="of:=[.H533]*[.H533]" office:value-type="float" office:value="5541316" calcext:value-type="float">
            <text:p>5541316</text:p>
          </table:table-cell>
          <table:table-cell table:formula="of:=[.I533]*[.I533]" office:value-type="float" office:value="2125764" calcext:value-type="float">
            <text:p>2125764</text:p>
          </table:table-cell>
          <table:table-cell table:formula="of:=[.J533]*[.J533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4040" calcext:value-type="float">
            <text:p>4040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26" calcext:value-type="float">
            <text:p>2926</text:p>
          </table:table-cell>
          <table:table-cell office:value-type="float" office:value="2345" calcext:value-type="float">
            <text:p>2345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34]*[.D534]" office:value-type="float" office:value="16321600" calcext:value-type="float">
            <text:p>16321600</text:p>
          </table:table-cell>
          <table:table-cell table:formula="of:=[.E534]*[.E534]" office:value-type="float" office:value="13432225" calcext:value-type="float">
            <text:p>13432225</text:p>
          </table:table-cell>
          <table:table-cell table:formula="of:=[.F534]*[.F534]" office:value-type="float" office:value="10259209" calcext:value-type="float">
            <text:p>10259209</text:p>
          </table:table-cell>
          <table:table-cell table:formula="of:=[.G534]*[.G534]" office:value-type="float" office:value="8561476" calcext:value-type="float">
            <text:p>8561476</text:p>
          </table:table-cell>
          <table:table-cell table:formula="of:=[.H534]*[.H534]" office:value-type="float" office:value="5499025" calcext:value-type="float">
            <text:p>5499025</text:p>
          </table:table-cell>
          <table:table-cell table:formula="of:=[.I534]*[.I534]" office:value-type="float" office:value="2202256" calcext:value-type="float">
            <text:p>2202256</text:p>
          </table:table-cell>
          <table:table-cell table:formula="of:=[.J534]*[.J53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4036" calcext:value-type="float">
            <text:p>4036</text:p>
          </table:table-cell>
          <table:table-cell office:value-type="float" office:value="3686" calcext:value-type="float">
            <text:p>3686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535]*[.D535]" office:value-type="float" office:value="16289296" calcext:value-type="float">
            <text:p>16289296</text:p>
          </table:table-cell>
          <table:table-cell table:formula="of:=[.E535]*[.E535]" office:value-type="float" office:value="13586596" calcext:value-type="float">
            <text:p>13586596</text:p>
          </table:table-cell>
          <table:table-cell table:formula="of:=[.F535]*[.F535]" office:value-type="float" office:value="10381284" calcext:value-type="float">
            <text:p>10381284</text:p>
          </table:table-cell>
          <table:table-cell table:formula="of:=[.G535]*[.G535]" office:value-type="float" office:value="8439025" calcext:value-type="float">
            <text:p>8439025</text:p>
          </table:table-cell>
          <table:table-cell table:formula="of:=[.H535]*[.H535]" office:value-type="float" office:value="5764801" calcext:value-type="float">
            <text:p>5764801</text:p>
          </table:table-cell>
          <table:table-cell table:formula="of:=[.I535]*[.I535]" office:value-type="float" office:value="2059225" calcext:value-type="float">
            <text:p>2059225</text:p>
          </table:table-cell>
          <table:table-cell table:formula="of:=[.J535]*[.J535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363" calcext:value-type="float">
            <text:p>2363</text:p>
          </table:table-cell>
          <table:table-cell office:value-type="float" office:value="1454" calcext:value-type="float">
            <text:p>1454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36]*[.D536]" office:value-type="float" office:value="16096144" calcext:value-type="float">
            <text:p>16096144</text:p>
          </table:table-cell>
          <table:table-cell table:formula="of:=[.E536]*[.E536]" office:value-type="float" office:value="13366336" calcext:value-type="float">
            <text:p>13366336</text:p>
          </table:table-cell>
          <table:table-cell table:formula="of:=[.F536]*[.F536]" office:value-type="float" office:value="10182481" calcext:value-type="float">
            <text:p>10182481</text:p>
          </table:table-cell>
          <table:table-cell table:formula="of:=[.G536]*[.G536]" office:value-type="float" office:value="8456464" calcext:value-type="float">
            <text:p>8456464</text:p>
          </table:table-cell>
          <table:table-cell table:formula="of:=[.H536]*[.H536]" office:value-type="float" office:value="5583769" calcext:value-type="float">
            <text:p>5583769</text:p>
          </table:table-cell>
          <table:table-cell table:formula="of:=[.I536]*[.I536]" office:value-type="float" office:value="2114116" calcext:value-type="float">
            <text:p>2114116</text:p>
          </table:table-cell>
          <table:table-cell table:formula="of:=[.J536]*[.J53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4012" calcext:value-type="float">
            <text:p>4012</text:p>
          </table:table-cell>
          <table:table-cell office:value-type="float" office:value="3698" calcext:value-type="float">
            <text:p>3698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361" calcext:value-type="float">
            <text:p>2361</text:p>
          </table:table-cell>
          <table:table-cell office:value-type="float" office:value="1500" calcext:value-type="float">
            <text:p>1500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37]*[.D537]" office:value-type="float" office:value="16096144" calcext:value-type="float">
            <text:p>16096144</text:p>
          </table:table-cell>
          <table:table-cell table:formula="of:=[.E537]*[.E537]" office:value-type="float" office:value="13675204" calcext:value-type="float">
            <text:p>13675204</text:p>
          </table:table-cell>
          <table:table-cell table:formula="of:=[.F537]*[.F537]" office:value-type="float" office:value="10246401" calcext:value-type="float">
            <text:p>10246401</text:p>
          </table:table-cell>
          <table:table-cell table:formula="of:=[.G537]*[.G537]" office:value-type="float" office:value="8317456" calcext:value-type="float">
            <text:p>8317456</text:p>
          </table:table-cell>
          <table:table-cell table:formula="of:=[.H537]*[.H537]" office:value-type="float" office:value="5574321" calcext:value-type="float">
            <text:p>5574321</text:p>
          </table:table-cell>
          <table:table-cell table:formula="of:=[.I537]*[.I537]" office:value-type="float" office:value="2250000" calcext:value-type="float">
            <text:p>2250000</text:p>
          </table:table-cell>
          <table:table-cell table:formula="of:=[.J537]*[.J537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4003" calcext:value-type="float">
            <text:p>4003</text:p>
          </table:table-cell>
          <table:table-cell office:value-type="float" office:value="3660" calcext:value-type="float">
            <text:p>3660</text:p>
          </table:table-cell>
          <table:table-cell office:value-type="float" office:value="3222" calcext:value-type="float">
            <text:p>3222</text:p>
          </table:table-cell>
          <table:table-cell office:value-type="float" office:value="2915" calcext:value-type="float">
            <text:p>2915</text:p>
          </table:table-cell>
          <table:table-cell office:value-type="float" office:value="2410" calcext:value-type="float">
            <text:p>2410</text:p>
          </table:table-cell>
          <table:table-cell office:value-type="float" office:value="1454" calcext:value-type="float">
            <text:p>1454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538]*[.D538]" office:value-type="float" office:value="16024009" calcext:value-type="float">
            <text:p>16024009</text:p>
          </table:table-cell>
          <table:table-cell table:formula="of:=[.E538]*[.E538]" office:value-type="float" office:value="13395600" calcext:value-type="float">
            <text:p>13395600</text:p>
          </table:table-cell>
          <table:table-cell table:formula="of:=[.F538]*[.F538]" office:value-type="float" office:value="10381284" calcext:value-type="float">
            <text:p>10381284</text:p>
          </table:table-cell>
          <table:table-cell table:formula="of:=[.G538]*[.G538]" office:value-type="float" office:value="8497225" calcext:value-type="float">
            <text:p>8497225</text:p>
          </table:table-cell>
          <table:table-cell table:formula="of:=[.H538]*[.H538]" office:value-type="float" office:value="5808100" calcext:value-type="float">
            <text:p>5808100</text:p>
          </table:table-cell>
          <table:table-cell table:formula="of:=[.I538]*[.I538]" office:value-type="float" office:value="2114116" calcext:value-type="float">
            <text:p>2114116</text:p>
          </table:table-cell>
          <table:table-cell table:formula="of:=[.J538]*[.J53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4007" calcext:value-type="float">
            <text:p>4007</text:p>
          </table:table-cell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938" calcext:value-type="float">
            <text:p>293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539]*[.D539]" office:value-type="float" office:value="16056049" calcext:value-type="float">
            <text:p>16056049</text:p>
          </table:table-cell>
          <table:table-cell table:formula="of:=[.E539]*[.E539]" office:value-type="float" office:value="13498276" calcext:value-type="float">
            <text:p>13498276</text:p>
          </table:table-cell>
          <table:table-cell table:formula="of:=[.F539]*[.F539]" office:value-type="float" office:value="10259209" calcext:value-type="float">
            <text:p>10259209</text:p>
          </table:table-cell>
          <table:table-cell table:formula="of:=[.G539]*[.G539]" office:value-type="float" office:value="8631844" calcext:value-type="float">
            <text:p>8631844</text:p>
          </table:table-cell>
          <table:table-cell table:formula="of:=[.H539]*[.H539]" office:value-type="float" office:value="5909761" calcext:value-type="float">
            <text:p>5909761</text:p>
          </table:table-cell>
          <table:table-cell table:formula="of:=[.I539]*[.I539]" office:value-type="float" office:value="2155024" calcext:value-type="float">
            <text:p>2155024</text:p>
          </table:table-cell>
          <table:table-cell table:formula="of:=[.J539]*[.J539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4005" calcext:value-type="float">
            <text:p>4005</text:p>
          </table:table-cell>
          <table:table-cell office:value-type="float" office:value="3660" calcext:value-type="float">
            <text:p>3660</text:p>
          </table:table-cell>
          <table:table-cell office:value-type="float" office:value="3257" calcext:value-type="float">
            <text:p>3257</text:p>
          </table:table-cell>
          <table:table-cell office:value-type="float" office:value="2957" calcext:value-type="float">
            <text:p>2957</text:p>
          </table:table-cell>
          <table:table-cell office:value-type="float" office:value="2424" calcext:value-type="float">
            <text:p>2424</text:p>
          </table:table-cell>
          <table:table-cell office:value-type="float" office:value="1463" calcext:value-type="float">
            <text:p>1463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540]*[.D540]" office:value-type="float" office:value="16040025" calcext:value-type="float">
            <text:p>16040025</text:p>
          </table:table-cell>
          <table:table-cell table:formula="of:=[.E540]*[.E540]" office:value-type="float" office:value="13395600" calcext:value-type="float">
            <text:p>13395600</text:p>
          </table:table-cell>
          <table:table-cell table:formula="of:=[.F540]*[.F540]" office:value-type="float" office:value="10608049" calcext:value-type="float">
            <text:p>10608049</text:p>
          </table:table-cell>
          <table:table-cell table:formula="of:=[.G540]*[.G540]" office:value-type="float" office:value="8743849" calcext:value-type="float">
            <text:p>8743849</text:p>
          </table:table-cell>
          <table:table-cell table:formula="of:=[.H540]*[.H540]" office:value-type="float" office:value="5875776" calcext:value-type="float">
            <text:p>5875776</text:p>
          </table:table-cell>
          <table:table-cell table:formula="of:=[.I540]*[.I540]" office:value-type="float" office:value="2140369" calcext:value-type="float">
            <text:p>2140369</text:p>
          </table:table-cell>
          <table:table-cell table:formula="of:=[.J540]*[.J540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4014" calcext:value-type="float">
            <text:p>4014</text:p>
          </table:table-cell>
          <table:table-cell office:value-type="float" office:value="3714" calcext:value-type="float">
            <text:p>371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541]*[.D541]" office:value-type="float" office:value="16112196" calcext:value-type="float">
            <text:p>16112196</text:p>
          </table:table-cell>
          <table:table-cell table:formula="of:=[.E541]*[.E541]" office:value-type="float" office:value="13793796" calcext:value-type="float">
            <text:p>13793796</text:p>
          </table:table-cell>
          <table:table-cell table:formula="of:=[.F541]*[.F541]" office:value-type="float" office:value="10272025" calcext:value-type="float">
            <text:p>10272025</text:p>
          </table:table-cell>
          <table:table-cell table:formula="of:=[.G541]*[.G541]" office:value-type="float" office:value="8456464" calcext:value-type="float">
            <text:p>8456464</text:p>
          </table:table-cell>
          <table:table-cell table:formula="of:=[.H541]*[.H541]" office:value-type="float" office:value="5688225" calcext:value-type="float">
            <text:p>5688225</text:p>
          </table:table-cell>
          <table:table-cell table:formula="of:=[.I541]*[.I541]" office:value-type="float" office:value="2099601" calcext:value-type="float">
            <text:p>2099601</text:p>
          </table:table-cell>
          <table:table-cell table:formula="of:=[.J541]*[.J541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4045" calcext:value-type="float">
            <text:p>4045</text:p>
          </table:table-cell>
          <table:table-cell office:value-type="float" office:value="3658" calcext:value-type="float">
            <text:p>3658</text:p>
          </table:table-cell>
          <table:table-cell office:value-type="float" office:value="3219" calcext:value-type="float">
            <text:p>3219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42]*[.D542]" office:value-type="float" office:value="16362025" calcext:value-type="float">
            <text:p>16362025</text:p>
          </table:table-cell>
          <table:table-cell table:formula="of:=[.E542]*[.E542]" office:value-type="float" office:value="13380964" calcext:value-type="float">
            <text:p>13380964</text:p>
          </table:table-cell>
          <table:table-cell table:formula="of:=[.F542]*[.F542]" office:value-type="float" office:value="10361961" calcext:value-type="float">
            <text:p>10361961</text:p>
          </table:table-cell>
          <table:table-cell table:formula="of:=[.G542]*[.G542]" office:value-type="float" office:value="8439025" calcext:value-type="float">
            <text:p>8439025</text:p>
          </table:table-cell>
          <table:table-cell table:formula="of:=[.H542]*[.H542]" office:value-type="float" office:value="5740816" calcext:value-type="float">
            <text:p>5740816</text:p>
          </table:table-cell>
          <table:table-cell table:formula="of:=[.I542]*[.I542]" office:value-type="float" office:value="2090916" calcext:value-type="float">
            <text:p>2090916</text:p>
          </table:table-cell>
          <table:table-cell table:formula="of:=[.J542]*[.J542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4029" calcext:value-type="float">
            <text:p>4029</text:p>
          </table:table-cell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870" calcext:value-type="float">
            <text:p>2870</text:p>
          </table:table-cell>
          <table:table-cell office:value-type="float" office:value="2396" calcext:value-type="float">
            <text:p>2396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43]*[.D543]" office:value-type="float" office:value="16232841" calcext:value-type="float">
            <text:p>16232841</text:p>
          </table:table-cell>
          <table:table-cell table:formula="of:=[.E543]*[.E543]" office:value-type="float" office:value="13395600" calcext:value-type="float">
            <text:p>13395600</text:p>
          </table:table-cell>
          <table:table-cell table:formula="of:=[.F543]*[.F543]" office:value-type="float" office:value="10272025" calcext:value-type="float">
            <text:p>10272025</text:p>
          </table:table-cell>
          <table:table-cell table:formula="of:=[.G543]*[.G543]" office:value-type="float" office:value="8236900" calcext:value-type="float">
            <text:p>8236900</text:p>
          </table:table-cell>
          <table:table-cell table:formula="of:=[.H543]*[.H543]" office:value-type="float" office:value="5740816" calcext:value-type="float">
            <text:p>5740816</text:p>
          </table:table-cell>
          <table:table-cell table:formula="of:=[.I543]*[.I543]" office:value-type="float" office:value="2105401" calcext:value-type="float">
            <text:p>2105401</text:p>
          </table:table-cell>
          <table:table-cell table:formula="of:=[.J543]*[.J54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3996" calcext:value-type="float">
            <text:p>3996</text:p>
          </table:table-cell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926" calcext:value-type="float">
            <text:p>2926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44]*[.D544]" office:value-type="float" office:value="15968016" calcext:value-type="float">
            <text:p>15968016</text:p>
          </table:table-cell>
          <table:table-cell table:formula="of:=[.E544]*[.E544]" office:value-type="float" office:value="13395600" calcext:value-type="float">
            <text:p>13395600</text:p>
          </table:table-cell>
          <table:table-cell table:formula="of:=[.F544]*[.F544]" office:value-type="float" office:value="10549504" calcext:value-type="float">
            <text:p>10549504</text:p>
          </table:table-cell>
          <table:table-cell table:formula="of:=[.G544]*[.G544]" office:value-type="float" office:value="8561476" calcext:value-type="float">
            <text:p>8561476</text:p>
          </table:table-cell>
          <table:table-cell table:formula="of:=[.H544]*[.H544]" office:value-type="float" office:value="5731236" calcext:value-type="float">
            <text:p>5731236</text:p>
          </table:table-cell>
          <table:table-cell table:formula="of:=[.I544]*[.I544]" office:value-type="float" office:value="2160900" calcext:value-type="float">
            <text:p>2160900</text:p>
          </table:table-cell>
          <table:table-cell table:formula="of:=[.J544]*[.J54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4029" calcext:value-type="float">
            <text:p>4029</text:p>
          </table:table-cell>
          <table:table-cell office:value-type="float" office:value="3639" calcext:value-type="float">
            <text:p>363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63" calcext:value-type="float">
            <text:p>2363</text:p>
          </table:table-cell>
          <table:table-cell office:value-type="float" office:value="1477" calcext:value-type="float">
            <text:p>1477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545]*[.D545]" office:value-type="float" office:value="16232841" calcext:value-type="float">
            <text:p>16232841</text:p>
          </table:table-cell>
          <table:table-cell table:formula="of:=[.E545]*[.E545]" office:value-type="float" office:value="13242321" calcext:value-type="float">
            <text:p>13242321</text:p>
          </table:table-cell>
          <table:table-cell table:formula="of:=[.F545]*[.F545]" office:value-type="float" office:value="10214416" calcext:value-type="float">
            <text:p>10214416</text:p>
          </table:table-cell>
          <table:table-cell table:formula="of:=[.G545]*[.G545]" office:value-type="float" office:value="8497225" calcext:value-type="float">
            <text:p>8497225</text:p>
          </table:table-cell>
          <table:table-cell table:formula="of:=[.H545]*[.H545]" office:value-type="float" office:value="5583769" calcext:value-type="float">
            <text:p>5583769</text:p>
          </table:table-cell>
          <table:table-cell table:formula="of:=[.I545]*[.I545]" office:value-type="float" office:value="2181529" calcext:value-type="float">
            <text:p>2181529</text:p>
          </table:table-cell>
          <table:table-cell table:formula="of:=[.J545]*[.J545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24" calcext:value-type="float">
            <text:p>4024</text:p>
          </table:table-cell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912" calcext:value-type="float">
            <text:p>2912</text:p>
          </table:table-cell>
          <table:table-cell office:value-type="float" office:value="2410" calcext:value-type="float">
            <text:p>2410</text:p>
          </table:table-cell>
          <table:table-cell office:value-type="float" office:value="1439" calcext:value-type="float">
            <text:p>1439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46]*[.D546]" office:value-type="float" office:value="16192576" calcext:value-type="float">
            <text:p>16192576</text:p>
          </table:table-cell>
          <table:table-cell table:formula="of:=[.E546]*[.E546]" office:value-type="float" office:value="13366336" calcext:value-type="float">
            <text:p>13366336</text:p>
          </table:table-cell>
          <table:table-cell table:formula="of:=[.F546]*[.F546]" office:value-type="float" office:value="10246401" calcext:value-type="float">
            <text:p>10246401</text:p>
          </table:table-cell>
          <table:table-cell table:formula="of:=[.G546]*[.G546]" office:value-type="float" office:value="8479744" calcext:value-type="float">
            <text:p>8479744</text:p>
          </table:table-cell>
          <table:table-cell table:formula="of:=[.H546]*[.H546]" office:value-type="float" office:value="5808100" calcext:value-type="float">
            <text:p>5808100</text:p>
          </table:table-cell>
          <table:table-cell table:formula="of:=[.I546]*[.I546]" office:value-type="float" office:value="2070721" calcext:value-type="float">
            <text:p>2070721</text:p>
          </table:table-cell>
          <table:table-cell table:formula="of:=[.J546]*[.J54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3989" calcext:value-type="float">
            <text:p>3989</text:p>
          </table:table-cell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54" calcext:value-type="float">
            <text:p>2954</text:p>
          </table:table-cell>
          <table:table-cell office:value-type="float" office:value="2385" calcext:value-type="float">
            <text:p>2385</text:p>
          </table:table-cell>
          <table:table-cell office:value-type="float" office:value="1475" calcext:value-type="float">
            <text:p>1475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547]*[.D547]" office:value-type="float" office:value="15912121" calcext:value-type="float">
            <text:p>15912121</text:p>
          </table:table-cell>
          <table:table-cell table:formula="of:=[.E547]*[.E547]" office:value-type="float" office:value="13395600" calcext:value-type="float">
            <text:p>13395600</text:p>
          </table:table-cell>
          <table:table-cell table:formula="of:=[.F547]*[.F547]" office:value-type="float" office:value="10201636" calcext:value-type="float">
            <text:p>10201636</text:p>
          </table:table-cell>
          <table:table-cell table:formula="of:=[.G547]*[.G547]" office:value-type="float" office:value="8726116" calcext:value-type="float">
            <text:p>8726116</text:p>
          </table:table-cell>
          <table:table-cell table:formula="of:=[.H547]*[.H547]" office:value-type="float" office:value="5688225" calcext:value-type="float">
            <text:p>5688225</text:p>
          </table:table-cell>
          <table:table-cell table:formula="of:=[.I547]*[.I547]" office:value-type="float" office:value="2175625" calcext:value-type="float">
            <text:p>2175625</text:p>
          </table:table-cell>
          <table:table-cell table:formula="of:=[.J547]*[.J54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879" calcext:value-type="float">
            <text:p>2879</text:p>
          </table:table-cell>
          <table:table-cell office:value-type="float" office:value="2382" calcext:value-type="float">
            <text:p>2382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48]*[.D548]" office:value-type="float" office:value="16056049" calcext:value-type="float">
            <text:p>16056049</text:p>
          </table:table-cell>
          <table:table-cell table:formula="of:=[.E548]*[.E548]" office:value-type="float" office:value="13432225" calcext:value-type="float">
            <text:p>13432225</text:p>
          </table:table-cell>
          <table:table-cell table:formula="of:=[.F548]*[.F548]" office:value-type="float" office:value="10272025" calcext:value-type="float">
            <text:p>10272025</text:p>
          </table:table-cell>
          <table:table-cell table:formula="of:=[.G548]*[.G548]" office:value-type="float" office:value="8288641" calcext:value-type="float">
            <text:p>8288641</text:p>
          </table:table-cell>
          <table:table-cell table:formula="of:=[.H548]*[.H548]" office:value-type="float" office:value="5673924" calcext:value-type="float">
            <text:p>5673924</text:p>
          </table:table-cell>
          <table:table-cell table:formula="of:=[.I548]*[.I548]" office:value-type="float" office:value="2155024" calcext:value-type="float">
            <text:p>2155024</text:p>
          </table:table-cell>
          <table:table-cell table:formula="of:=[.J548]*[.J548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4003" calcext:value-type="float">
            <text:p>4003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38" calcext:value-type="float">
            <text:p>2938</text:p>
          </table:table-cell>
          <table:table-cell office:value-type="float" office:value="2408" calcext:value-type="float">
            <text:p>2408</text:p>
          </table:table-cell>
          <table:table-cell office:value-type="float" office:value="1458" calcext:value-type="float">
            <text:p>1458</text:p>
          </table:table-cell>
          <table:table-cell office:value-type="float" office:value="1024" calcext:value-type="float">
            <text:p>1024</text:p>
          </table:table-cell>
          <table:table-cell table:number-columns-repeated="8"/>
          <table:table-cell table:formula="of:=[.D549]*[.D549]" office:value-type="float" office:value="16024009" calcext:value-type="float">
            <text:p>16024009</text:p>
          </table:table-cell>
          <table:table-cell table:formula="of:=[.E549]*[.E549]" office:value-type="float" office:value="13293316" calcext:value-type="float">
            <text:p>13293316</text:p>
          </table:table-cell>
          <table:table-cell table:formula="of:=[.F549]*[.F549]" office:value-type="float" office:value="10381284" calcext:value-type="float">
            <text:p>10381284</text:p>
          </table:table-cell>
          <table:table-cell table:formula="of:=[.G549]*[.G549]" office:value-type="float" office:value="8631844" calcext:value-type="float">
            <text:p>8631844</text:p>
          </table:table-cell>
          <table:table-cell table:formula="of:=[.H549]*[.H549]" office:value-type="float" office:value="5798464" calcext:value-type="float">
            <text:p>5798464</text:p>
          </table:table-cell>
          <table:table-cell table:formula="of:=[.I549]*[.I549]" office:value-type="float" office:value="2125764" calcext:value-type="float">
            <text:p>2125764</text:p>
          </table:table-cell>
          <table:table-cell table:formula="of:=[.J549]*[.J54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3998" calcext:value-type="float">
            <text:p>3998</text:p>
          </table:table-cell>
          <table:table-cell office:value-type="float" office:value="3670" calcext:value-type="float">
            <text:p>3670</text:p>
          </table:table-cell>
          <table:table-cell office:value-type="float" office:value="3231" calcext:value-type="float">
            <text:p>3231</text:p>
          </table:table-cell>
          <table:table-cell office:value-type="float" office:value="2849" calcext:value-type="float">
            <text:p>2849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550]*[.D550]" office:value-type="float" office:value="15984004" calcext:value-type="float">
            <text:p>15984004</text:p>
          </table:table-cell>
          <table:table-cell table:formula="of:=[.E550]*[.E550]" office:value-type="float" office:value="13468900" calcext:value-type="float">
            <text:p>13468900</text:p>
          </table:table-cell>
          <table:table-cell table:formula="of:=[.F550]*[.F550]" office:value-type="float" office:value="10439361" calcext:value-type="float">
            <text:p>10439361</text:p>
          </table:table-cell>
          <table:table-cell table:formula="of:=[.G550]*[.G550]" office:value-type="float" office:value="8116801" calcext:value-type="float">
            <text:p>8116801</text:p>
          </table:table-cell>
          <table:table-cell table:formula="of:=[.H550]*[.H550]" office:value-type="float" office:value="5774409" calcext:value-type="float">
            <text:p>5774409</text:p>
          </table:table-cell>
          <table:table-cell table:formula="of:=[.I550]*[.I550]" office:value-type="float" office:value="2175625" calcext:value-type="float">
            <text:p>2175625</text:p>
          </table:table-cell>
          <table:table-cell table:formula="of:=[.J550]*[.J550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3989" calcext:value-type="float">
            <text:p>3989</text:p>
          </table:table-cell>
          <table:table-cell office:value-type="float" office:value="3688" calcext:value-type="float">
            <text:p>3688</text:p>
          </table:table-cell>
          <table:table-cell office:value-type="float" office:value="3182" calcext:value-type="float">
            <text:p>3182</text:p>
          </table:table-cell>
          <table:table-cell office:value-type="float" office:value="2950" calcext:value-type="float">
            <text:p>2950</text:p>
          </table:table-cell>
          <table:table-cell office:value-type="float" office:value="2394" calcext:value-type="float">
            <text:p>2394</text:p>
          </table:table-cell>
          <table:table-cell office:value-type="float" office:value="1479" calcext:value-type="float">
            <text:p>1479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51]*[.D551]" office:value-type="float" office:value="15912121" calcext:value-type="float">
            <text:p>15912121</text:p>
          </table:table-cell>
          <table:table-cell table:formula="of:=[.E551]*[.E551]" office:value-type="float" office:value="13601344" calcext:value-type="float">
            <text:p>13601344</text:p>
          </table:table-cell>
          <table:table-cell table:formula="of:=[.F551]*[.F551]" office:value-type="float" office:value="10125124" calcext:value-type="float">
            <text:p>10125124</text:p>
          </table:table-cell>
          <table:table-cell table:formula="of:=[.G551]*[.G551]" office:value-type="float" office:value="8702500" calcext:value-type="float">
            <text:p>8702500</text:p>
          </table:table-cell>
          <table:table-cell table:formula="of:=[.H551]*[.H551]" office:value-type="float" office:value="5731236" calcext:value-type="float">
            <text:p>5731236</text:p>
          </table:table-cell>
          <table:table-cell table:formula="of:=[.I551]*[.I551]" office:value-type="float" office:value="2187441" calcext:value-type="float">
            <text:p>2187441</text:p>
          </table:table-cell>
          <table:table-cell table:formula="of:=[.J551]*[.J551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4014" calcext:value-type="float">
            <text:p>4014</text:p>
          </table:table-cell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00" calcext:value-type="float">
            <text:p>2900</text:p>
          </table:table-cell>
          <table:table-cell office:value-type="float" office:value="2438" calcext:value-type="float">
            <text:p>2438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52]*[.D552]" office:value-type="float" office:value="16112196" calcext:value-type="float">
            <text:p>16112196</text:p>
          </table:table-cell>
          <table:table-cell table:formula="of:=[.E552]*[.E552]" office:value-type="float" office:value="13432225" calcext:value-type="float">
            <text:p>13432225</text:p>
          </table:table-cell>
          <table:table-cell table:formula="of:=[.F552]*[.F552]" office:value-type="float" office:value="10316944" calcext:value-type="float">
            <text:p>10316944</text:p>
          </table:table-cell>
          <table:table-cell table:formula="of:=[.G552]*[.G552]" office:value-type="float" office:value="8410000" calcext:value-type="float">
            <text:p>8410000</text:p>
          </table:table-cell>
          <table:table-cell table:formula="of:=[.H552]*[.H552]" office:value-type="float" office:value="5943844" calcext:value-type="float">
            <text:p>5943844</text:p>
          </table:table-cell>
          <table:table-cell table:formula="of:=[.I552]*[.I552]" office:value-type="float" office:value="2155024" calcext:value-type="float">
            <text:p>2155024</text:p>
          </table:table-cell>
          <table:table-cell table:formula="of:=[.J552]*[.J55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4000" calcext:value-type="float">
            <text:p>4000</text:p>
          </table:table-cell>
          <table:table-cell office:value-type="float" office:value="3698" calcext:value-type="float">
            <text:p>3698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7" calcext:value-type="float">
            <text:p>2427</text:p>
          </table:table-cell>
          <table:table-cell office:value-type="float" office:value="1479" calcext:value-type="float">
            <text:p>1479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53]*[.D553]" office:value-type="float" office:value="16000000" calcext:value-type="float">
            <text:p>16000000</text:p>
          </table:table-cell>
          <table:table-cell table:formula="of:=[.E553]*[.E553]" office:value-type="float" office:value="13675204" calcext:value-type="float">
            <text:p>13675204</text:p>
          </table:table-cell>
          <table:table-cell table:formula="of:=[.F553]*[.F553]" office:value-type="float" office:value="10304100" calcext:value-type="float">
            <text:p>10304100</text:p>
          </table:table-cell>
          <table:table-cell table:formula="of:=[.G553]*[.G553]" office:value-type="float" office:value="8427409" calcext:value-type="float">
            <text:p>8427409</text:p>
          </table:table-cell>
          <table:table-cell table:formula="of:=[.H553]*[.H553]" office:value-type="float" office:value="5890329" calcext:value-type="float">
            <text:p>5890329</text:p>
          </table:table-cell>
          <table:table-cell table:formula="of:=[.I553]*[.I553]" office:value-type="float" office:value="2187441" calcext:value-type="float">
            <text:p>2187441</text:p>
          </table:table-cell>
          <table:table-cell table:formula="of:=[.J553]*[.J55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3998" calcext:value-type="float">
            <text:p>3998</text:p>
          </table:table-cell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4" calcext:value-type="float">
            <text:p>2924</text:p>
          </table:table-cell>
          <table:table-cell office:value-type="float" office:value="2422" calcext:value-type="float">
            <text:p>2422</text:p>
          </table:table-cell>
          <table:table-cell office:value-type="float" office:value="1468" calcext:value-type="float">
            <text:p>1468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554]*[.D554]" office:value-type="float" office:value="15984004" calcext:value-type="float">
            <text:p>15984004</text:p>
          </table:table-cell>
          <table:table-cell table:formula="of:=[.E554]*[.E554]" office:value-type="float" office:value="13315201" calcext:value-type="float">
            <text:p>13315201</text:p>
          </table:table-cell>
          <table:table-cell table:formula="of:=[.F554]*[.F554]" office:value-type="float" office:value="10336225" calcext:value-type="float">
            <text:p>10336225</text:p>
          </table:table-cell>
          <table:table-cell table:formula="of:=[.G554]*[.G554]" office:value-type="float" office:value="8549776" calcext:value-type="float">
            <text:p>8549776</text:p>
          </table:table-cell>
          <table:table-cell table:formula="of:=[.H554]*[.H554]" office:value-type="float" office:value="5866084" calcext:value-type="float">
            <text:p>5866084</text:p>
          </table:table-cell>
          <table:table-cell table:formula="of:=[.I554]*[.I554]" office:value-type="float" office:value="2155024" calcext:value-type="float">
            <text:p>2155024</text:p>
          </table:table-cell>
          <table:table-cell table:formula="of:=[.J554]*[.J554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3991" calcext:value-type="float">
            <text:p>3991</text:p>
          </table:table-cell>
          <table:table-cell office:value-type="float" office:value="3684" calcext:value-type="float">
            <text:p>3684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70" calcext:value-type="float">
            <text:p>2370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555]*[.D555]" office:value-type="float" office:value="15928081" calcext:value-type="float">
            <text:p>15928081</text:p>
          </table:table-cell>
          <table:table-cell table:formula="of:=[.E555]*[.E555]" office:value-type="float" office:value="13571856" calcext:value-type="float">
            <text:p>13571856</text:p>
          </table:table-cell>
          <table:table-cell table:formula="of:=[.F555]*[.F555]" office:value-type="float" office:value="10361961" calcext:value-type="float">
            <text:p>10361961</text:p>
          </table:table-cell>
          <table:table-cell table:formula="of:=[.G555]*[.G555]" office:value-type="float" office:value="8369449" calcext:value-type="float">
            <text:p>8369449</text:p>
          </table:table-cell>
          <table:table-cell table:formula="of:=[.H555]*[.H555]" office:value-type="float" office:value="5616900" calcext:value-type="float">
            <text:p>5616900</text:p>
          </table:table-cell>
          <table:table-cell table:formula="of:=[.I555]*[.I555]" office:value-type="float" office:value="2140369" calcext:value-type="float">
            <text:p>2140369</text:p>
          </table:table-cell>
          <table:table-cell table:formula="of:=[.J555]*[.J55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4026" calcext:value-type="float">
            <text:p>4026</text:p>
          </table:table-cell>
          <table:table-cell office:value-type="float" office:value="3656" calcext:value-type="float">
            <text:p>3656</text:p>
          </table:table-cell>
          <table:table-cell office:value-type="float" office:value="3203" calcext:value-type="float">
            <text:p>3203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75" calcext:value-type="float">
            <text:p>1475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56]*[.D556]" office:value-type="float" office:value="16208676" calcext:value-type="float">
            <text:p>16208676</text:p>
          </table:table-cell>
          <table:table-cell table:formula="of:=[.E556]*[.E556]" office:value-type="float" office:value="13366336" calcext:value-type="float">
            <text:p>13366336</text:p>
          </table:table-cell>
          <table:table-cell table:formula="of:=[.F556]*[.F556]" office:value-type="float" office:value="10259209" calcext:value-type="float">
            <text:p>10259209</text:p>
          </table:table-cell>
          <table:table-cell table:formula="of:=[.G556]*[.G556]" office:value-type="float" office:value="8357881" calcext:value-type="float">
            <text:p>8357881</text:p>
          </table:table-cell>
          <table:table-cell table:formula="of:=[.H556]*[.H556]" office:value-type="float" office:value="5583769" calcext:value-type="float">
            <text:p>5583769</text:p>
          </table:table-cell>
          <table:table-cell table:formula="of:=[.I556]*[.I556]" office:value-type="float" office:value="2175625" calcext:value-type="float">
            <text:p>2175625</text:p>
          </table:table-cell>
          <table:table-cell table:formula="of:=[.J556]*[.J556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4033" calcext:value-type="float">
            <text:p>4033</text:p>
          </table:table-cell>
          <table:table-cell office:value-type="float" office:value="3672" calcext:value-type="float">
            <text:p>367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66" calcext:value-type="float">
            <text:p>2366</text:p>
          </table:table-cell>
          <table:table-cell office:value-type="float" office:value="1468" calcext:value-type="float">
            <text:p>1468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table:formula="of:=[.D557]*[.D557]" office:value-type="float" office:value="16265089" calcext:value-type="float">
            <text:p>16265089</text:p>
          </table:table-cell>
          <table:table-cell table:formula="of:=[.E557]*[.E557]" office:value-type="float" office:value="13483584" calcext:value-type="float">
            <text:p>13483584</text:p>
          </table:table-cell>
          <table:table-cell table:formula="of:=[.F557]*[.F557]" office:value-type="float" office:value="10182481" calcext:value-type="float">
            <text:p>10182481</text:p>
          </table:table-cell>
          <table:table-cell table:formula="of:=[.G557]*[.G557]" office:value-type="float" office:value="8468100" calcext:value-type="float">
            <text:p>8468100</text:p>
          </table:table-cell>
          <table:table-cell table:formula="of:=[.H557]*[.H557]" office:value-type="float" office:value="5597956" calcext:value-type="float">
            <text:p>5597956</text:p>
          </table:table-cell>
          <table:table-cell table:formula="of:=[.I557]*[.I557]" office:value-type="float" office:value="2155024" calcext:value-type="float">
            <text:p>2155024</text:p>
          </table:table-cell>
          <table:table-cell table:formula="of:=[.J557]*[.J557]" office:value-type="float" office:value="1249924" calcext:value-type="float">
            <text:p>12499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4026" calcext:value-type="float">
            <text:p>4026</text:p>
          </table:table-cell>
          <table:table-cell office:value-type="float" office:value="3644" calcext:value-type="float">
            <text:p>3644</text:p>
          </table:table-cell>
          <table:table-cell office:value-type="float" office:value="3234" calcext:value-type="float">
            <text:p>3234</text:p>
          </table:table-cell>
          <table:table-cell office:value-type="float" office:value="2938" calcext:value-type="float">
            <text:p>2938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58]*[.D558]" office:value-type="float" office:value="16208676" calcext:value-type="float">
            <text:p>16208676</text:p>
          </table:table-cell>
          <table:table-cell table:formula="of:=[.E558]*[.E558]" office:value-type="float" office:value="13278736" calcext:value-type="float">
            <text:p>13278736</text:p>
          </table:table-cell>
          <table:table-cell table:formula="of:=[.F558]*[.F558]" office:value-type="float" office:value="10458756" calcext:value-type="float">
            <text:p>10458756</text:p>
          </table:table-cell>
          <table:table-cell table:formula="of:=[.G558]*[.G558]" office:value-type="float" office:value="8631844" calcext:value-type="float">
            <text:p>8631844</text:p>
          </table:table-cell>
          <table:table-cell table:formula="of:=[.H558]*[.H558]" office:value-type="float" office:value="5764801" calcext:value-type="float">
            <text:p>5764801</text:p>
          </table:table-cell>
          <table:table-cell table:formula="of:=[.I558]*[.I558]" office:value-type="float" office:value="2125764" calcext:value-type="float">
            <text:p>2125764</text:p>
          </table:table-cell>
          <table:table-cell table:formula="of:=[.J558]*[.J55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4007" calcext:value-type="float">
            <text:p>4007</text:p>
          </table:table-cell>
          <table:table-cell office:value-type="float" office:value="3665" calcext:value-type="float">
            <text:p>3665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24" calcext:value-type="float">
            <text:p>2424</text:p>
          </table:table-cell>
          <table:table-cell office:value-type="float" office:value="1430" calcext:value-type="float">
            <text:p>1430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59]*[.D559]" office:value-type="float" office:value="16056049" calcext:value-type="float">
            <text:p>16056049</text:p>
          </table:table-cell>
          <table:table-cell table:formula="of:=[.E559]*[.E559]" office:value-type="float" office:value="13432225" calcext:value-type="float">
            <text:p>13432225</text:p>
          </table:table-cell>
          <table:table-cell table:formula="of:=[.F559]*[.F559]" office:value-type="float" office:value="10246401" calcext:value-type="float">
            <text:p>10246401</text:p>
          </table:table-cell>
          <table:table-cell table:formula="of:=[.G559]*[.G559]" office:value-type="float" office:value="8357881" calcext:value-type="float">
            <text:p>8357881</text:p>
          </table:table-cell>
          <table:table-cell table:formula="of:=[.H559]*[.H559]" office:value-type="float" office:value="5875776" calcext:value-type="float">
            <text:p>5875776</text:p>
          </table:table-cell>
          <table:table-cell table:formula="of:=[.I559]*[.I559]" office:value-type="float" office:value="2044900" calcext:value-type="float">
            <text:p>2044900</text:p>
          </table:table-cell>
          <table:table-cell table:formula="of:=[.J559]*[.J559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4010" calcext:value-type="float">
            <text:p>4010</text:p>
          </table:table-cell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34" calcext:value-type="float">
            <text:p>2434</text:p>
          </table:table-cell>
          <table:table-cell office:value-type="float" office:value="1484" calcext:value-type="float">
            <text:p>1484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560]*[.D560]" office:value-type="float" office:value="16080100" calcext:value-type="float">
            <text:p>16080100</text:p>
          </table:table-cell>
          <table:table-cell table:formula="of:=[.E560]*[.E560]" office:value-type="float" office:value="13446889" calcext:value-type="float">
            <text:p>13446889</text:p>
          </table:table-cell>
          <table:table-cell table:formula="of:=[.F560]*[.F560]" office:value-type="float" office:value="10214416" calcext:value-type="float">
            <text:p>10214416</text:p>
          </table:table-cell>
          <table:table-cell table:formula="of:=[.G560]*[.G560]" office:value-type="float" office:value="8602489" calcext:value-type="float">
            <text:p>8602489</text:p>
          </table:table-cell>
          <table:table-cell table:formula="of:=[.H560]*[.H560]" office:value-type="float" office:value="5924356" calcext:value-type="float">
            <text:p>5924356</text:p>
          </table:table-cell>
          <table:table-cell table:formula="of:=[.I560]*[.I560]" office:value-type="float" office:value="2202256" calcext:value-type="float">
            <text:p>2202256</text:p>
          </table:table-cell>
          <table:table-cell table:formula="of:=[.J560]*[.J560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4007" calcext:value-type="float">
            <text:p>4007</text:p>
          </table:table-cell>
          <table:table-cell office:value-type="float" office:value="3653" calcext:value-type="float">
            <text:p>3653</text:p>
          </table:table-cell>
          <table:table-cell office:value-type="float" office:value="3189" calcext:value-type="float">
            <text:p>3189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451" calcext:value-type="float">
            <text:p>1451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561]*[.D561]" office:value-type="float" office:value="16056049" calcext:value-type="float">
            <text:p>16056049</text:p>
          </table:table-cell>
          <table:table-cell table:formula="of:=[.E561]*[.E561]" office:value-type="float" office:value="13344409" calcext:value-type="float">
            <text:p>13344409</text:p>
          </table:table-cell>
          <table:table-cell table:formula="of:=[.F561]*[.F561]" office:value-type="float" office:value="10169721" calcext:value-type="float">
            <text:p>10169721</text:p>
          </table:table-cell>
          <table:table-cell table:formula="of:=[.G561]*[.G561]" office:value-type="float" office:value="8317456" calcext:value-type="float">
            <text:p>8317456</text:p>
          </table:table-cell>
          <table:table-cell table:formula="of:=[.H561]*[.H561]" office:value-type="float" office:value="5841889" calcext:value-type="float">
            <text:p>5841889</text:p>
          </table:table-cell>
          <table:table-cell table:formula="of:=[.I561]*[.I561]" office:value-type="float" office:value="2105401" calcext:value-type="float">
            <text:p>2105401</text:p>
          </table:table-cell>
          <table:table-cell table:formula="of:=[.J561]*[.J56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4007" calcext:value-type="float">
            <text:p>4007</text:p>
          </table:table-cell>
          <table:table-cell office:value-type="float" office:value="3670" calcext:value-type="float">
            <text:p>3670</text:p>
          </table:table-cell>
          <table:table-cell office:value-type="float" office:value="3219" calcext:value-type="float">
            <text:p>3219</text:p>
          </table:table-cell>
          <table:table-cell office:value-type="float" office:value="2922" calcext:value-type="float">
            <text:p>2922</text:p>
          </table:table-cell>
          <table:table-cell office:value-type="float" office:value="2420" calcext:value-type="float">
            <text:p>2420</text:p>
          </table:table-cell>
          <table:table-cell office:value-type="float" office:value="1437" calcext:value-type="float">
            <text:p>1437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562]*[.D562]" office:value-type="float" office:value="16056049" calcext:value-type="float">
            <text:p>16056049</text:p>
          </table:table-cell>
          <table:table-cell table:formula="of:=[.E562]*[.E562]" office:value-type="float" office:value="13468900" calcext:value-type="float">
            <text:p>13468900</text:p>
          </table:table-cell>
          <table:table-cell table:formula="of:=[.F562]*[.F562]" office:value-type="float" office:value="10361961" calcext:value-type="float">
            <text:p>10361961</text:p>
          </table:table-cell>
          <table:table-cell table:formula="of:=[.G562]*[.G562]" office:value-type="float" office:value="8538084" calcext:value-type="float">
            <text:p>8538084</text:p>
          </table:table-cell>
          <table:table-cell table:formula="of:=[.H562]*[.H562]" office:value-type="float" office:value="5856400" calcext:value-type="float">
            <text:p>5856400</text:p>
          </table:table-cell>
          <table:table-cell table:formula="of:=[.I562]*[.I562]" office:value-type="float" office:value="2064969" calcext:value-type="float">
            <text:p>2064969</text:p>
          </table:table-cell>
          <table:table-cell table:formula="of:=[.J562]*[.J562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4019" calcext:value-type="float">
            <text:p>4019</text:p>
          </table:table-cell>
          <table:table-cell office:value-type="float" office:value="3698" calcext:value-type="float">
            <text:p>3698</text:p>
          </table:table-cell>
          <table:table-cell office:value-type="float" office:value="3215" calcext:value-type="float">
            <text:p>3215</text:p>
          </table:table-cell>
          <table:table-cell office:value-type="float" office:value="2893" calcext:value-type="float">
            <text:p>2893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563]*[.D563]" office:value-type="float" office:value="16152361" calcext:value-type="float">
            <text:p>16152361</text:p>
          </table:table-cell>
          <table:table-cell table:formula="of:=[.E563]*[.E563]" office:value-type="float" office:value="13675204" calcext:value-type="float">
            <text:p>13675204</text:p>
          </table:table-cell>
          <table:table-cell table:formula="of:=[.F563]*[.F563]" office:value-type="float" office:value="10336225" calcext:value-type="float">
            <text:p>10336225</text:p>
          </table:table-cell>
          <table:table-cell table:formula="of:=[.G563]*[.G563]" office:value-type="float" office:value="8369449" calcext:value-type="float">
            <text:p>8369449</text:p>
          </table:table-cell>
          <table:table-cell table:formula="of:=[.H563]*[.H563]" office:value-type="float" office:value="5664400" calcext:value-type="float">
            <text:p>5664400</text:p>
          </table:table-cell>
          <table:table-cell table:formula="of:=[.I563]*[.I563]" office:value-type="float" office:value="2114116" calcext:value-type="float">
            <text:p>2114116</text:p>
          </table:table-cell>
          <table:table-cell table:formula="of:=[.J563]*[.J563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2" calcext:value-type="float">
            <text:p>3222</text:p>
          </table:table-cell>
          <table:table-cell office:value-type="float" office:value="2959" calcext:value-type="float">
            <text:p>2959</text:p>
          </table:table-cell>
          <table:table-cell office:value-type="float" office:value="2399" calcext:value-type="float">
            <text:p>2399</text:p>
          </table:table-cell>
          <table:table-cell office:value-type="float" office:value="1472" calcext:value-type="float">
            <text:p>1472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564]*[.D564]" office:value-type="float" office:value="16056049" calcext:value-type="float">
            <text:p>16056049</text:p>
          </table:table-cell>
          <table:table-cell table:formula="of:=[.E564]*[.E564]" office:value-type="float" office:value="13293316" calcext:value-type="float">
            <text:p>13293316</text:p>
          </table:table-cell>
          <table:table-cell table:formula="of:=[.F564]*[.F564]" office:value-type="float" office:value="10381284" calcext:value-type="float">
            <text:p>10381284</text:p>
          </table:table-cell>
          <table:table-cell table:formula="of:=[.G564]*[.G564]" office:value-type="float" office:value="8755681" calcext:value-type="float">
            <text:p>8755681</text:p>
          </table:table-cell>
          <table:table-cell table:formula="of:=[.H564]*[.H564]" office:value-type="float" office:value="5755201" calcext:value-type="float">
            <text:p>5755201</text:p>
          </table:table-cell>
          <table:table-cell table:formula="of:=[.I564]*[.I564]" office:value-type="float" office:value="2166784" calcext:value-type="float">
            <text:p>2166784</text:p>
          </table:table-cell>
          <table:table-cell table:formula="of:=[.J564]*[.J564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851" calcext:value-type="float">
            <text:p>2851</text:p>
          </table:table-cell>
          <table:table-cell office:value-type="float" office:value="2394" calcext:value-type="float">
            <text:p>2394</text:p>
          </table:table-cell>
          <table:table-cell office:value-type="float" office:value="1486" calcext:value-type="float">
            <text:p>1486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565]*[.D565]" office:value-type="float" office:value="16000000" calcext:value-type="float">
            <text:p>16000000</text:p>
          </table:table-cell>
          <table:table-cell table:formula="of:=[.E565]*[.E565]" office:value-type="float" office:value="13395600" calcext:value-type="float">
            <text:p>13395600</text:p>
          </table:table-cell>
          <table:table-cell table:formula="of:=[.F565]*[.F565]" office:value-type="float" office:value="10182481" calcext:value-type="float">
            <text:p>10182481</text:p>
          </table:table-cell>
          <table:table-cell table:formula="of:=[.G565]*[.G565]" office:value-type="float" office:value="8128201" calcext:value-type="float">
            <text:p>8128201</text:p>
          </table:table-cell>
          <table:table-cell table:formula="of:=[.H565]*[.H565]" office:value-type="float" office:value="5731236" calcext:value-type="float">
            <text:p>5731236</text:p>
          </table:table-cell>
          <table:table-cell table:formula="of:=[.I565]*[.I565]" office:value-type="float" office:value="2208196" calcext:value-type="float">
            <text:p>2208196</text:p>
          </table:table-cell>
          <table:table-cell table:formula="of:=[.J565]*[.J565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4003" calcext:value-type="float">
            <text:p>4003</text:p>
          </table:table-cell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401" calcext:value-type="float">
            <text:p>2401</text:p>
          </table:table-cell>
          <table:table-cell office:value-type="float" office:value="1435" calcext:value-type="float">
            <text:p>1435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566]*[.D566]" office:value-type="float" office:value="16024009" calcext:value-type="float">
            <text:p>16024009</text:p>
          </table:table-cell>
          <table:table-cell table:formula="of:=[.E566]*[.E566]" office:value-type="float" office:value="13329801" calcext:value-type="float">
            <text:p>13329801</text:p>
          </table:table-cell>
          <table:table-cell table:formula="of:=[.F566]*[.F566]" office:value-type="float" office:value="10361961" calcext:value-type="float">
            <text:p>10361961</text:p>
          </table:table-cell>
          <table:table-cell table:formula="of:=[.G566]*[.G566]" office:value-type="float" office:value="8357881" calcext:value-type="float">
            <text:p>8357881</text:p>
          </table:table-cell>
          <table:table-cell table:formula="of:=[.H566]*[.H566]" office:value-type="float" office:value="5764801" calcext:value-type="float">
            <text:p>5764801</text:p>
          </table:table-cell>
          <table:table-cell table:formula="of:=[.I566]*[.I566]" office:value-type="float" office:value="2059225" calcext:value-type="float">
            <text:p>2059225</text:p>
          </table:table-cell>
          <table:table-cell table:formula="of:=[.J566]*[.J56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4021" calcext:value-type="float">
            <text:p>4021</text:p>
          </table:table-cell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  <table:table-cell table:number-columns-repeated="8"/>
          <table:table-cell table:formula="of:=[.D567]*[.D567]" office:value-type="float" office:value="16168441" calcext:value-type="float">
            <text:p>16168441</text:p>
          </table:table-cell>
          <table:table-cell table:formula="of:=[.E567]*[.E567]" office:value-type="float" office:value="13395600" calcext:value-type="float">
            <text:p>13395600</text:p>
          </table:table-cell>
          <table:table-cell table:formula="of:=[.F567]*[.F567]" office:value-type="float" office:value="10361961" calcext:value-type="float">
            <text:p>10361961</text:p>
          </table:table-cell>
          <table:table-cell table:formula="of:=[.G567]*[.G567]" office:value-type="float" office:value="8357881" calcext:value-type="float">
            <text:p>8357881</text:p>
          </table:table-cell>
          <table:table-cell table:formula="of:=[.H567]*[.H567]" office:value-type="float" office:value="5707321" calcext:value-type="float">
            <text:p>5707321</text:p>
          </table:table-cell>
          <table:table-cell table:formula="of:=[.I567]*[.I567]" office:value-type="float" office:value="2208196" calcext:value-type="float">
            <text:p>2208196</text:p>
          </table:table-cell>
          <table:table-cell table:formula="of:=[.J567]*[.J567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4017" calcext:value-type="float">
            <text:p>4017</text:p>
          </table:table-cell>
          <table:table-cell office:value-type="float" office:value="3696" calcext:value-type="float">
            <text:p>3696</text:p>
          </table:table-cell>
          <table:table-cell office:value-type="float" office:value="3217" calcext:value-type="float">
            <text:p>3217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91" calcext:value-type="float">
            <text:p>1491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568]*[.D568]" office:value-type="float" office:value="16136289" calcext:value-type="float">
            <text:p>16136289</text:p>
          </table:table-cell>
          <table:table-cell table:formula="of:=[.E568]*[.E568]" office:value-type="float" office:value="13660416" calcext:value-type="float">
            <text:p>13660416</text:p>
          </table:table-cell>
          <table:table-cell table:formula="of:=[.F568]*[.F568]" office:value-type="float" office:value="10349089" calcext:value-type="float">
            <text:p>10349089</text:p>
          </table:table-cell>
          <table:table-cell table:formula="of:=[.G568]*[.G568]" office:value-type="float" office:value="8620096" calcext:value-type="float">
            <text:p>8620096</text:p>
          </table:table-cell>
          <table:table-cell table:formula="of:=[.H568]*[.H568]" office:value-type="float" office:value="5875776" calcext:value-type="float">
            <text:p>5875776</text:p>
          </table:table-cell>
          <table:table-cell table:formula="of:=[.I568]*[.I568]" office:value-type="float" office:value="2223081" calcext:value-type="float">
            <text:p>2223081</text:p>
          </table:table-cell>
          <table:table-cell table:formula="of:=[.J568]*[.J568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4026" calcext:value-type="float">
            <text:p>4026</text:p>
          </table:table-cell>
          <table:table-cell office:value-type="float" office:value="3635" calcext:value-type="float">
            <text:p>3635</text:p>
          </table:table-cell>
          <table:table-cell office:value-type="float" office:value="3231" calcext:value-type="float">
            <text:p>3231</text:p>
          </table:table-cell>
          <table:table-cell office:value-type="float" office:value="2950" calcext:value-type="float">
            <text:p>2950</text:p>
          </table:table-cell>
          <table:table-cell office:value-type="float" office:value="2406" calcext:value-type="float">
            <text:p>2406</text:p>
          </table:table-cell>
          <table:table-cell office:value-type="float" office:value="1439" calcext:value-type="float">
            <text:p>1439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569]*[.D569]" office:value-type="float" office:value="16208676" calcext:value-type="float">
            <text:p>16208676</text:p>
          </table:table-cell>
          <table:table-cell table:formula="of:=[.E569]*[.E569]" office:value-type="float" office:value="13213225" calcext:value-type="float">
            <text:p>13213225</text:p>
          </table:table-cell>
          <table:table-cell table:formula="of:=[.F569]*[.F569]" office:value-type="float" office:value="10439361" calcext:value-type="float">
            <text:p>10439361</text:p>
          </table:table-cell>
          <table:table-cell table:formula="of:=[.G569]*[.G569]" office:value-type="float" office:value="8702500" calcext:value-type="float">
            <text:p>8702500</text:p>
          </table:table-cell>
          <table:table-cell table:formula="of:=[.H569]*[.H569]" office:value-type="float" office:value="5788836" calcext:value-type="float">
            <text:p>5788836</text:p>
          </table:table-cell>
          <table:table-cell table:formula="of:=[.I569]*[.I569]" office:value-type="float" office:value="2070721" calcext:value-type="float">
            <text:p>2070721</text:p>
          </table:table-cell>
          <table:table-cell table:formula="of:=[.J569]*[.J569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012" calcext:value-type="float">
            <text:p>4012</text:p>
          </table:table-cell>
          <table:table-cell office:value-type="float" office:value="3656" calcext:value-type="float">
            <text:p>3656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6" calcext:value-type="float">
            <text:p>2406</text:p>
          </table:table-cell>
          <table:table-cell office:value-type="float" office:value="1425" calcext:value-type="float">
            <text:p>1425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570]*[.D570]" office:value-type="float" office:value="16096144" calcext:value-type="float">
            <text:p>16096144</text:p>
          </table:table-cell>
          <table:table-cell table:formula="of:=[.E570]*[.E570]" office:value-type="float" office:value="13366336" calcext:value-type="float">
            <text:p>13366336</text:p>
          </table:table-cell>
          <table:table-cell table:formula="of:=[.F570]*[.F570]" office:value-type="float" office:value="10214416" calcext:value-type="float">
            <text:p>10214416</text:p>
          </table:table-cell>
          <table:table-cell table:formula="of:=[.G570]*[.G570]" office:value-type="float" office:value="8479744" calcext:value-type="float">
            <text:p>8479744</text:p>
          </table:table-cell>
          <table:table-cell table:formula="of:=[.H570]*[.H570]" office:value-type="float" office:value="5788836" calcext:value-type="float">
            <text:p>5788836</text:p>
          </table:table-cell>
          <table:table-cell table:formula="of:=[.I570]*[.I570]" office:value-type="float" office:value="2030625" calcext:value-type="float">
            <text:p>2030625</text:p>
          </table:table-cell>
          <table:table-cell table:formula="of:=[.J570]*[.J57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4043" calcext:value-type="float">
            <text:p>4043</text:p>
          </table:table-cell>
          <table:table-cell office:value-type="float" office:value="3635" calcext:value-type="float">
            <text:p>3635</text:p>
          </table:table-cell>
          <table:table-cell office:value-type="float" office:value="3229" calcext:value-type="float">
            <text:p>3229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61" calcext:value-type="float">
            <text:p>146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71]*[.D571]" office:value-type="float" office:value="16345849" calcext:value-type="float">
            <text:p>16345849</text:p>
          </table:table-cell>
          <table:table-cell table:formula="of:=[.E571]*[.E571]" office:value-type="float" office:value="13213225" calcext:value-type="float">
            <text:p>13213225</text:p>
          </table:table-cell>
          <table:table-cell table:formula="of:=[.F571]*[.F571]" office:value-type="float" office:value="10426441" calcext:value-type="float">
            <text:p>10426441</text:p>
          </table:table-cell>
          <table:table-cell table:formula="of:=[.G571]*[.G571]" office:value-type="float" office:value="8398404" calcext:value-type="float">
            <text:p>8398404</text:p>
          </table:table-cell>
          <table:table-cell table:formula="of:=[.H571]*[.H571]" office:value-type="float" office:value="5841889" calcext:value-type="float">
            <text:p>5841889</text:p>
          </table:table-cell>
          <table:table-cell table:formula="of:=[.I571]*[.I571]" office:value-type="float" office:value="2134521" calcext:value-type="float">
            <text:p>2134521</text:p>
          </table:table-cell>
          <table:table-cell table:formula="of:=[.J571]*[.J57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4017" calcext:value-type="float">
            <text:p>4017</text:p>
          </table:table-cell>
          <table:table-cell office:value-type="float" office:value="3627" calcext:value-type="float">
            <text:p>3627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75" calcext:value-type="float">
            <text:p>237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572]*[.D572]" office:value-type="float" office:value="16136289" calcext:value-type="float">
            <text:p>16136289</text:p>
          </table:table-cell>
          <table:table-cell table:formula="of:=[.E572]*[.E572]" office:value-type="float" office:value="13155129" calcext:value-type="float">
            <text:p>13155129</text:p>
          </table:table-cell>
          <table:table-cell table:formula="of:=[.F572]*[.F572]" office:value-type="float" office:value="10246401" calcext:value-type="float">
            <text:p>10246401</text:p>
          </table:table-cell>
          <table:table-cell table:formula="of:=[.G572]*[.G572]" office:value-type="float" office:value="8346321" calcext:value-type="float">
            <text:p>8346321</text:p>
          </table:table-cell>
          <table:table-cell table:formula="of:=[.H572]*[.H572]" office:value-type="float" office:value="5640625" calcext:value-type="float">
            <text:p>5640625</text:p>
          </table:table-cell>
          <table:table-cell table:formula="of:=[.I572]*[.I572]" office:value-type="float" office:value="2059225" calcext:value-type="float">
            <text:p>2059225</text:p>
          </table:table-cell>
          <table:table-cell table:formula="of:=[.J572]*[.J57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4064" calcext:value-type="float">
            <text:p>4064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573]*[.D573]" office:value-type="float" office:value="16516096" calcext:value-type="float">
            <text:p>16516096</text:p>
          </table:table-cell>
          <table:table-cell table:formula="of:=[.E573]*[.E573]" office:value-type="float" office:value="13432225" calcext:value-type="float">
            <text:p>13432225</text:p>
          </table:table-cell>
          <table:table-cell table:formula="of:=[.F573]*[.F573]" office:value-type="float" office:value="10304100" calcext:value-type="float">
            <text:p>10304100</text:p>
          </table:table-cell>
          <table:table-cell table:formula="of:=[.G573]*[.G573]" office:value-type="float" office:value="8468100" calcext:value-type="float">
            <text:p>8468100</text:p>
          </table:table-cell>
          <table:table-cell table:formula="of:=[.H573]*[.H573]" office:value-type="float" office:value="5688225" calcext:value-type="float">
            <text:p>5688225</text:p>
          </table:table-cell>
          <table:table-cell table:formula="of:=[.I573]*[.I573]" office:value-type="float" office:value="2160900" calcext:value-type="float">
            <text:p>2160900</text:p>
          </table:table-cell>
          <table:table-cell table:formula="of:=[.J573]*[.J573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4031" calcext:value-type="float">
            <text:p>4031</text:p>
          </table:table-cell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00" calcext:value-type="float">
            <text:p>2900</text:p>
          </table:table-cell>
          <table:table-cell office:value-type="float" office:value="2378" calcext:value-type="float">
            <text:p>237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574]*[.D574]" office:value-type="float" office:value="16248961" calcext:value-type="float">
            <text:p>16248961</text:p>
          </table:table-cell>
          <table:table-cell table:formula="of:=[.E574]*[.E574]" office:value-type="float" office:value="13278736" calcext:value-type="float">
            <text:p>13278736</text:p>
          </table:table-cell>
          <table:table-cell table:formula="of:=[.F574]*[.F574]" office:value-type="float" office:value="10336225" calcext:value-type="float">
            <text:p>10336225</text:p>
          </table:table-cell>
          <table:table-cell table:formula="of:=[.G574]*[.G574]" office:value-type="float" office:value="8410000" calcext:value-type="float">
            <text:p>8410000</text:p>
          </table:table-cell>
          <table:table-cell table:formula="of:=[.H574]*[.H574]" office:value-type="float" office:value="5654884" calcext:value-type="float">
            <text:p>5654884</text:p>
          </table:table-cell>
          <table:table-cell table:formula="of:=[.I574]*[.I574]" office:value-type="float" office:value="2166784" calcext:value-type="float">
            <text:p>2166784</text:p>
          </table:table-cell>
          <table:table-cell table:formula="of:=[.J574]*[.J574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4024" calcext:value-type="float">
            <text:p>4024</text:p>
          </table:table-cell>
          <table:table-cell office:value-type="float" office:value="3667" calcext:value-type="float">
            <text:p>3667</text:p>
          </table:table-cell>
          <table:table-cell office:value-type="float" office:value="3224" calcext:value-type="float">
            <text:p>3224</text:p>
          </table:table-cell>
          <table:table-cell office:value-type="float" office:value="2910" calcext:value-type="float">
            <text:p>2910</text:p>
          </table:table-cell>
          <table:table-cell office:value-type="float" office:value="2441" calcext:value-type="float">
            <text:p>2441</text:p>
          </table:table-cell>
          <table:table-cell office:value-type="float" office:value="1456" calcext:value-type="float">
            <text:p>1456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575]*[.D575]" office:value-type="float" office:value="16192576" calcext:value-type="float">
            <text:p>16192576</text:p>
          </table:table-cell>
          <table:table-cell table:formula="of:=[.E575]*[.E575]" office:value-type="float" office:value="13446889" calcext:value-type="float">
            <text:p>13446889</text:p>
          </table:table-cell>
          <table:table-cell table:formula="of:=[.F575]*[.F575]" office:value-type="float" office:value="10394176" calcext:value-type="float">
            <text:p>10394176</text:p>
          </table:table-cell>
          <table:table-cell table:formula="of:=[.G575]*[.G575]" office:value-type="float" office:value="8468100" calcext:value-type="float">
            <text:p>8468100</text:p>
          </table:table-cell>
          <table:table-cell table:formula="of:=[.H575]*[.H575]" office:value-type="float" office:value="5958481" calcext:value-type="float">
            <text:p>5958481</text:p>
          </table:table-cell>
          <table:table-cell table:formula="of:=[.I575]*[.I575]" office:value-type="float" office:value="2119936" calcext:value-type="float">
            <text:p>2119936</text:p>
          </table:table-cell>
          <table:table-cell table:formula="of:=[.J575]*[.J575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4061" calcext:value-type="float">
            <text:p>4061</text:p>
          </table:table-cell>
          <table:table-cell office:value-type="float" office:value="3679" calcext:value-type="float">
            <text:p>3679</text:p>
          </table:table-cell>
          <table:table-cell office:value-type="float" office:value="3226" calcext:value-type="float">
            <text:p>3226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44" calcext:value-type="float">
            <text:p>1444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576]*[.D576]" office:value-type="float" office:value="16491721" calcext:value-type="float">
            <text:p>16491721</text:p>
          </table:table-cell>
          <table:table-cell table:formula="of:=[.E576]*[.E576]" office:value-type="float" office:value="13535041" calcext:value-type="float">
            <text:p>13535041</text:p>
          </table:table-cell>
          <table:table-cell table:formula="of:=[.F576]*[.F576]" office:value-type="float" office:value="10407076" calcext:value-type="float">
            <text:p>10407076</text:p>
          </table:table-cell>
          <table:table-cell table:formula="of:=[.G576]*[.G576]" office:value-type="float" office:value="8328996" calcext:value-type="float">
            <text:p>8328996</text:p>
          </table:table-cell>
          <table:table-cell table:formula="of:=[.H576]*[.H576]" office:value-type="float" office:value="5755201" calcext:value-type="float">
            <text:p>5755201</text:p>
          </table:table-cell>
          <table:table-cell table:formula="of:=[.I576]*[.I576]" office:value-type="float" office:value="2085136" calcext:value-type="float">
            <text:p>2085136</text:p>
          </table:table-cell>
          <table:table-cell table:formula="of:=[.J576]*[.J57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4043" calcext:value-type="float">
            <text:p>4043</text:p>
          </table:table-cell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884" calcext:value-type="float">
            <text:p>2884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577]*[.D577]" office:value-type="float" office:value="16345849" calcext:value-type="float">
            <text:p>16345849</text:p>
          </table:table-cell>
          <table:table-cell table:formula="of:=[.E577]*[.E577]" office:value-type="float" office:value="13395600" calcext:value-type="float">
            <text:p>13395600</text:p>
          </table:table-cell>
          <table:table-cell table:formula="of:=[.F577]*[.F577]" office:value-type="float" office:value="10426441" calcext:value-type="float">
            <text:p>10426441</text:p>
          </table:table-cell>
          <table:table-cell table:formula="of:=[.G577]*[.G577]" office:value-type="float" office:value="8317456" calcext:value-type="float">
            <text:p>8317456</text:p>
          </table:table-cell>
          <table:table-cell table:formula="of:=[.H577]*[.H577]" office:value-type="float" office:value="5631129" calcext:value-type="float">
            <text:p>5631129</text:p>
          </table:table-cell>
          <table:table-cell table:formula="of:=[.I577]*[.I577]" office:value-type="float" office:value="2140369" calcext:value-type="float">
            <text:p>2140369</text:p>
          </table:table-cell>
          <table:table-cell table:formula="of:=[.J577]*[.J57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4052" calcext:value-type="float">
            <text:p>4052</text:p>
          </table:table-cell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17" calcext:value-type="float">
            <text:p>2917</text:p>
          </table:table-cell>
          <table:table-cell office:value-type="float" office:value="2424" calcext:value-type="float">
            <text:p>2424</text:p>
          </table:table-cell>
          <table:table-cell office:value-type="float" office:value="1475" calcext:value-type="float">
            <text:p>1475</text:p>
          </table:table-cell>
          <table:table-cell office:value-type="float" office:value="1015" calcext:value-type="float">
            <text:p>1015</text:p>
          </table:table-cell>
          <table:table-cell table:number-columns-repeated="8"/>
          <table:table-cell table:formula="of:=[.D578]*[.D578]" office:value-type="float" office:value="16418704" calcext:value-type="float">
            <text:p>16418704</text:p>
          </table:table-cell>
          <table:table-cell table:formula="of:=[.E578]*[.E578]" office:value-type="float" office:value="13432225" calcext:value-type="float">
            <text:p>13432225</text:p>
          </table:table-cell>
          <table:table-cell table:formula="of:=[.F578]*[.F578]" office:value-type="float" office:value="10259209" calcext:value-type="float">
            <text:p>10259209</text:p>
          </table:table-cell>
          <table:table-cell table:formula="of:=[.G578]*[.G578]" office:value-type="float" office:value="8508889" calcext:value-type="float">
            <text:p>8508889</text:p>
          </table:table-cell>
          <table:table-cell table:formula="of:=[.H578]*[.H578]" office:value-type="float" office:value="5875776" calcext:value-type="float">
            <text:p>5875776</text:p>
          </table:table-cell>
          <table:table-cell table:formula="of:=[.I578]*[.I578]" office:value-type="float" office:value="2175625" calcext:value-type="float">
            <text:p>2175625</text:p>
          </table:table-cell>
          <table:table-cell table:formula="of:=[.J578]*[.J578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4036" calcext:value-type="float">
            <text:p>403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905" calcext:value-type="float">
            <text:p>2905</text:p>
          </table:table-cell>
          <table:table-cell office:value-type="float" office:value="2387" calcext:value-type="float">
            <text:p>2387</text:p>
          </table:table-cell>
          <table:table-cell office:value-type="float" office:value="1465" calcext:value-type="float">
            <text:p>1465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579]*[.D579]" office:value-type="float" office:value="16289296" calcext:value-type="float">
            <text:p>16289296</text:p>
          </table:table-cell>
          <table:table-cell table:formula="of:=[.E579]*[.E579]" office:value-type="float" office:value="13660416" calcext:value-type="float">
            <text:p>13660416</text:p>
          </table:table-cell>
          <table:table-cell table:formula="of:=[.F579]*[.F579]" office:value-type="float" office:value="10246401" calcext:value-type="float">
            <text:p>10246401</text:p>
          </table:table-cell>
          <table:table-cell table:formula="of:=[.G579]*[.G579]" office:value-type="float" office:value="8439025" calcext:value-type="float">
            <text:p>8439025</text:p>
          </table:table-cell>
          <table:table-cell table:formula="of:=[.H579]*[.H579]" office:value-type="float" office:value="5697769" calcext:value-type="float">
            <text:p>5697769</text:p>
          </table:table-cell>
          <table:table-cell table:formula="of:=[.I579]*[.I579]" office:value-type="float" office:value="2146225" calcext:value-type="float">
            <text:p>2146225</text:p>
          </table:table-cell>
          <table:table-cell table:formula="of:=[.J579]*[.J579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4047" calcext:value-type="float">
            <text:p>4047</text:p>
          </table:table-cell>
          <table:table-cell office:value-type="float" office:value="3625" calcext:value-type="float">
            <text:p>3625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1" calcext:value-type="float">
            <text:p>1461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580]*[.D580]" office:value-type="float" office:value="16378209" calcext:value-type="float">
            <text:p>16378209</text:p>
          </table:table-cell>
          <table:table-cell table:formula="of:=[.E580]*[.E580]" office:value-type="float" office:value="13140625" calcext:value-type="float">
            <text:p>13140625</text:p>
          </table:table-cell>
          <table:table-cell table:formula="of:=[.F580]*[.F580]" office:value-type="float" office:value="10316944" calcext:value-type="float">
            <text:p>10316944</text:p>
          </table:table-cell>
          <table:table-cell table:formula="of:=[.G580]*[.G580]" office:value-type="float" office:value="8427409" calcext:value-type="float">
            <text:p>8427409</text:p>
          </table:table-cell>
          <table:table-cell table:formula="of:=[.H580]*[.H580]" office:value-type="float" office:value="5808100" calcext:value-type="float">
            <text:p>5808100</text:p>
          </table:table-cell>
          <table:table-cell table:formula="of:=[.I580]*[.I580]" office:value-type="float" office:value="2134521" calcext:value-type="float">
            <text:p>2134521</text:p>
          </table:table-cell>
          <table:table-cell table:formula="of:=[.J580]*[.J580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4087" calcext:value-type="float">
            <text:p>4087</text:p>
          </table:table-cell>
          <table:table-cell office:value-type="float" office:value="3642" calcext:value-type="float">
            <text:p>3642</text:p>
          </table:table-cell>
          <table:table-cell office:value-type="float" office:value="3226" calcext:value-type="float">
            <text:p>3226</text:p>
          </table:table-cell>
          <table:table-cell office:value-type="float" office:value="2917" calcext:value-type="float">
            <text:p>2917</text:p>
          </table:table-cell>
          <table:table-cell office:value-type="float" office:value="2370" calcext:value-type="float">
            <text:p>2370</text:p>
          </table:table-cell>
          <table:table-cell office:value-type="float" office:value="1444" calcext:value-type="float">
            <text:p>1444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581]*[.D581]" office:value-type="float" office:value="16703569" calcext:value-type="float">
            <text:p>16703569</text:p>
          </table:table-cell>
          <table:table-cell table:formula="of:=[.E581]*[.E581]" office:value-type="float" office:value="13264164" calcext:value-type="float">
            <text:p>13264164</text:p>
          </table:table-cell>
          <table:table-cell table:formula="of:=[.F581]*[.F581]" office:value-type="float" office:value="10407076" calcext:value-type="float">
            <text:p>10407076</text:p>
          </table:table-cell>
          <table:table-cell table:formula="of:=[.G581]*[.G581]" office:value-type="float" office:value="8508889" calcext:value-type="float">
            <text:p>8508889</text:p>
          </table:table-cell>
          <table:table-cell table:formula="of:=[.H581]*[.H581]" office:value-type="float" office:value="5616900" calcext:value-type="float">
            <text:p>5616900</text:p>
          </table:table-cell>
          <table:table-cell table:formula="of:=[.I581]*[.I581]" office:value-type="float" office:value="2085136" calcext:value-type="float">
            <text:p>2085136</text:p>
          </table:table-cell>
          <table:table-cell table:formula="of:=[.J581]*[.J581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4057" calcext:value-type="float">
            <text:p>4057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38" calcext:value-type="float">
            <text:p>2938</text:p>
          </table:table-cell>
          <table:table-cell office:value-type="float" office:value="2415" calcext:value-type="float">
            <text:p>2415</text:p>
          </table:table-cell>
          <table:table-cell office:value-type="float" office:value="1439" calcext:value-type="float">
            <text:p>143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82]*[.D582]" office:value-type="float" office:value="16459249" calcext:value-type="float">
            <text:p>16459249</text:p>
          </table:table-cell>
          <table:table-cell table:formula="of:=[.E582]*[.E582]" office:value-type="float" office:value="13417569" calcext:value-type="float">
            <text:p>13417569</text:p>
          </table:table-cell>
          <table:table-cell table:formula="of:=[.F582]*[.F582]" office:value-type="float" office:value="10361961" calcext:value-type="float">
            <text:p>10361961</text:p>
          </table:table-cell>
          <table:table-cell table:formula="of:=[.G582]*[.G582]" office:value-type="float" office:value="8631844" calcext:value-type="float">
            <text:p>8631844</text:p>
          </table:table-cell>
          <table:table-cell table:formula="of:=[.H582]*[.H582]" office:value-type="float" office:value="5832225" calcext:value-type="float">
            <text:p>5832225</text:p>
          </table:table-cell>
          <table:table-cell table:formula="of:=[.I582]*[.I582]" office:value-type="float" office:value="2070721" calcext:value-type="float">
            <text:p>2070721</text:p>
          </table:table-cell>
          <table:table-cell table:formula="of:=[.J582]*[.J582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4019" calcext:value-type="float">
            <text:p>4019</text:p>
          </table:table-cell>
          <table:table-cell office:value-type="float" office:value="3651" calcext:value-type="float">
            <text:p>3651</text:p>
          </table:table-cell>
          <table:table-cell office:value-type="float" office:value="3229" calcext:value-type="float">
            <text:p>3229</text:p>
          </table:table-cell>
          <table:table-cell office:value-type="float" office:value="2917" calcext:value-type="float">
            <text:p>2917</text:p>
          </table:table-cell>
          <table:table-cell office:value-type="float" office:value="2385" calcext:value-type="float">
            <text:p>2385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83]*[.D583]" office:value-type="float" office:value="16152361" calcext:value-type="float">
            <text:p>16152361</text:p>
          </table:table-cell>
          <table:table-cell table:formula="of:=[.E583]*[.E583]" office:value-type="float" office:value="13329801" calcext:value-type="float">
            <text:p>13329801</text:p>
          </table:table-cell>
          <table:table-cell table:formula="of:=[.F583]*[.F583]" office:value-type="float" office:value="10426441" calcext:value-type="float">
            <text:p>10426441</text:p>
          </table:table-cell>
          <table:table-cell table:formula="of:=[.G583]*[.G583]" office:value-type="float" office:value="8508889" calcext:value-type="float">
            <text:p>8508889</text:p>
          </table:table-cell>
          <table:table-cell table:formula="of:=[.H583]*[.H583]" office:value-type="float" office:value="5688225" calcext:value-type="float">
            <text:p>5688225</text:p>
          </table:table-cell>
          <table:table-cell table:formula="of:=[.I583]*[.I583]" office:value-type="float" office:value="2196324" calcext:value-type="float">
            <text:p>2196324</text:p>
          </table:table-cell>
          <table:table-cell table:formula="of:=[.J583]*[.J58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4038" calcext:value-type="float">
            <text:p>4038</text:p>
          </table:table-cell>
          <table:table-cell office:value-type="float" office:value="3646" calcext:value-type="float">
            <text:p>3646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584]*[.D584]" office:value-type="float" office:value="16305444" calcext:value-type="float">
            <text:p>16305444</text:p>
          </table:table-cell>
          <table:table-cell table:formula="of:=[.E584]*[.E584]" office:value-type="float" office:value="13293316" calcext:value-type="float">
            <text:p>13293316</text:p>
          </table:table-cell>
          <table:table-cell table:formula="of:=[.F584]*[.F584]" office:value-type="float" office:value="10439361" calcext:value-type="float">
            <text:p>10439361</text:p>
          </table:table-cell>
          <table:table-cell table:formula="of:=[.G584]*[.G584]" office:value-type="float" office:value="8369449" calcext:value-type="float">
            <text:p>8369449</text:p>
          </table:table-cell>
          <table:table-cell table:formula="of:=[.H584]*[.H584]" office:value-type="float" office:value="5866084" calcext:value-type="float">
            <text:p>5866084</text:p>
          </table:table-cell>
          <table:table-cell table:formula="of:=[.I584]*[.I584]" office:value-type="float" office:value="2119936" calcext:value-type="float">
            <text:p>2119936</text:p>
          </table:table-cell>
          <table:table-cell table:formula="of:=[.J584]*[.J584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4038" calcext:value-type="float">
            <text:p>4038</text:p>
          </table:table-cell>
          <table:table-cell office:value-type="float" office:value="3674" calcext:value-type="float">
            <text:p>3674</text:p>
          </table:table-cell>
          <table:table-cell office:value-type="float" office:value="3236" calcext:value-type="float">
            <text:p>3236</text:p>
          </table:table-cell>
          <table:table-cell office:value-type="float" office:value="2973" calcext:value-type="float">
            <text:p>2973</text:p>
          </table:table-cell>
          <table:table-cell office:value-type="float" office:value="2375" calcext:value-type="float">
            <text:p>2375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585]*[.D585]" office:value-type="float" office:value="16305444" calcext:value-type="float">
            <text:p>16305444</text:p>
          </table:table-cell>
          <table:table-cell table:formula="of:=[.E585]*[.E585]" office:value-type="float" office:value="13498276" calcext:value-type="float">
            <text:p>13498276</text:p>
          </table:table-cell>
          <table:table-cell table:formula="of:=[.F585]*[.F585]" office:value-type="float" office:value="10471696" calcext:value-type="float">
            <text:p>10471696</text:p>
          </table:table-cell>
          <table:table-cell table:formula="of:=[.G585]*[.G585]" office:value-type="float" office:value="8838729" calcext:value-type="float">
            <text:p>8838729</text:p>
          </table:table-cell>
          <table:table-cell table:formula="of:=[.H585]*[.H585]" office:value-type="float" office:value="5640625" calcext:value-type="float">
            <text:p>5640625</text:p>
          </table:table-cell>
          <table:table-cell table:formula="of:=[.I585]*[.I585]" office:value-type="float" office:value="2217121" calcext:value-type="float">
            <text:p>2217121</text:p>
          </table:table-cell>
          <table:table-cell table:formula="of:=[.J585]*[.J585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34" calcext:value-type="float">
            <text:p>2434</text:p>
          </table:table-cell>
          <table:table-cell office:value-type="float" office:value="1430" calcext:value-type="float">
            <text:p>1430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586]*[.D586]" office:value-type="float" office:value="16096144" calcext:value-type="float">
            <text:p>16096144</text:p>
          </table:table-cell>
          <table:table-cell table:formula="of:=[.E586]*[.E586]" office:value-type="float" office:value="13344409" calcext:value-type="float">
            <text:p>13344409</text:p>
          </table:table-cell>
          <table:table-cell table:formula="of:=[.F586]*[.F586]" office:value-type="float" office:value="10407076" calcext:value-type="float">
            <text:p>10407076</text:p>
          </table:table-cell>
          <table:table-cell table:formula="of:=[.G586]*[.G586]" office:value-type="float" office:value="8317456" calcext:value-type="float">
            <text:p>8317456</text:p>
          </table:table-cell>
          <table:table-cell table:formula="of:=[.H586]*[.H586]" office:value-type="float" office:value="5924356" calcext:value-type="float">
            <text:p>5924356</text:p>
          </table:table-cell>
          <table:table-cell table:formula="of:=[.I586]*[.I586]" office:value-type="float" office:value="2044900" calcext:value-type="float">
            <text:p>2044900</text:p>
          </table:table-cell>
          <table:table-cell table:formula="of:=[.J586]*[.J58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4033" calcext:value-type="float">
            <text:p>4033</text:p>
          </table:table-cell>
          <table:table-cell office:value-type="float" office:value="3649" calcext:value-type="float">
            <text:p>3649</text:p>
          </table:table-cell>
          <table:table-cell office:value-type="float" office:value="3243" calcext:value-type="float">
            <text:p>3243</text:p>
          </table:table-cell>
          <table:table-cell office:value-type="float" office:value="2971" calcext:value-type="float">
            <text:p>297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137" calcext:value-type="float">
            <text:p>1137</text:p>
          </table:table-cell>
          <table:table-cell table:number-columns-repeated="8"/>
          <table:table-cell table:formula="of:=[.D587]*[.D587]" office:value-type="float" office:value="16265089" calcext:value-type="float">
            <text:p>16265089</text:p>
          </table:table-cell>
          <table:table-cell table:formula="of:=[.E587]*[.E587]" office:value-type="float" office:value="13315201" calcext:value-type="float">
            <text:p>13315201</text:p>
          </table:table-cell>
          <table:table-cell table:formula="of:=[.F587]*[.F587]" office:value-type="float" office:value="10517049" calcext:value-type="float">
            <text:p>10517049</text:p>
          </table:table-cell>
          <table:table-cell table:formula="of:=[.G587]*[.G587]" office:value-type="float" office:value="8826841" calcext:value-type="float">
            <text:p>8826841</text:p>
          </table:table-cell>
          <table:table-cell table:formula="of:=[.H587]*[.H587]" office:value-type="float" office:value="5697769" calcext:value-type="float">
            <text:p>5697769</text:p>
          </table:table-cell>
          <table:table-cell table:formula="of:=[.I587]*[.I587]" office:value-type="float" office:value="2175625" calcext:value-type="float">
            <text:p>2175625</text:p>
          </table:table-cell>
          <table:table-cell table:formula="of:=[.J587]*[.J587]" office:value-type="float" office:value="1292769" calcext:value-type="float">
            <text:p>1292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3998" calcext:value-type="float">
            <text:p>3998</text:p>
          </table:table-cell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6" calcext:value-type="float">
            <text:p>1446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588]*[.D588]" office:value-type="float" office:value="15984004" calcext:value-type="float">
            <text:p>15984004</text:p>
          </table:table-cell>
          <table:table-cell table:formula="of:=[.E588]*[.E588]" office:value-type="float" office:value="13329801" calcext:value-type="float">
            <text:p>13329801</text:p>
          </table:table-cell>
          <table:table-cell table:formula="of:=[.F588]*[.F588]" office:value-type="float" office:value="10530025" calcext:value-type="float">
            <text:p>10530025</text:p>
          </table:table-cell>
          <table:table-cell table:formula="of:=[.G588]*[.G588]" office:value-type="float" office:value="8357881" calcext:value-type="float">
            <text:p>8357881</text:p>
          </table:table-cell>
          <table:table-cell table:formula="of:=[.H588]*[.H588]" office:value-type="float" office:value="5673924" calcext:value-type="float">
            <text:p>5673924</text:p>
          </table:table-cell>
          <table:table-cell table:formula="of:=[.I588]*[.I588]" office:value-type="float" office:value="2090916" calcext:value-type="float">
            <text:p>2090916</text:p>
          </table:table-cell>
          <table:table-cell table:formula="of:=[.J588]*[.J58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4014" calcext:value-type="float">
            <text:p>4014</text:p>
          </table:table-cell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589]*[.D589]" office:value-type="float" office:value="16112196" calcext:value-type="float">
            <text:p>16112196</text:p>
          </table:table-cell>
          <table:table-cell table:formula="of:=[.E589]*[.E589]" office:value-type="float" office:value="13380964" calcext:value-type="float">
            <text:p>13380964</text:p>
          </table:table-cell>
          <table:table-cell table:formula="of:=[.F589]*[.F589]" office:value-type="float" office:value="10349089" calcext:value-type="float">
            <text:p>10349089</text:p>
          </table:table-cell>
          <table:table-cell table:formula="of:=[.G589]*[.G589]" office:value-type="float" office:value="8427409" calcext:value-type="float">
            <text:p>8427409</text:p>
          </table:table-cell>
          <table:table-cell table:formula="of:=[.H589]*[.H589]" office:value-type="float" office:value="5841889" calcext:value-type="float">
            <text:p>5841889</text:p>
          </table:table-cell>
          <table:table-cell table:formula="of:=[.I589]*[.I589]" office:value-type="float" office:value="2090916" calcext:value-type="float">
            <text:p>2090916</text:p>
          </table:table-cell>
          <table:table-cell table:formula="of:=[.J589]*[.J589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4012" calcext:value-type="float">
            <text:p>4012</text:p>
          </table:table-cell>
          <table:table-cell office:value-type="float" office:value="3688" calcext:value-type="float">
            <text:p>3688</text:p>
          </table:table-cell>
          <table:table-cell office:value-type="float" office:value="3201" calcext:value-type="float">
            <text:p>3201</text:p>
          </table:table-cell>
          <table:table-cell office:value-type="float" office:value="2936" calcext:value-type="float">
            <text:p>2936</text:p>
          </table:table-cell>
          <table:table-cell office:value-type="float" office:value="2347" calcext:value-type="float">
            <text:p>2347</text:p>
          </table:table-cell>
          <table:table-cell office:value-type="float" office:value="1468" calcext:value-type="float">
            <text:p>1468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590]*[.D590]" office:value-type="float" office:value="16096144" calcext:value-type="float">
            <text:p>16096144</text:p>
          </table:table-cell>
          <table:table-cell table:formula="of:=[.E590]*[.E590]" office:value-type="float" office:value="13601344" calcext:value-type="float">
            <text:p>13601344</text:p>
          </table:table-cell>
          <table:table-cell table:formula="of:=[.F590]*[.F590]" office:value-type="float" office:value="10246401" calcext:value-type="float">
            <text:p>10246401</text:p>
          </table:table-cell>
          <table:table-cell table:formula="of:=[.G590]*[.G590]" office:value-type="float" office:value="8620096" calcext:value-type="float">
            <text:p>8620096</text:p>
          </table:table-cell>
          <table:table-cell table:formula="of:=[.H590]*[.H590]" office:value-type="float" office:value="5508409" calcext:value-type="float">
            <text:p>5508409</text:p>
          </table:table-cell>
          <table:table-cell table:formula="of:=[.I590]*[.I590]" office:value-type="float" office:value="2155024" calcext:value-type="float">
            <text:p>2155024</text:p>
          </table:table-cell>
          <table:table-cell table:formula="of:=[.J590]*[.J590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4005" calcext:value-type="float">
            <text:p>4005</text:p>
          </table:table-cell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591]*[.D591]" office:value-type="float" office:value="16040025" calcext:value-type="float">
            <text:p>16040025</text:p>
          </table:table-cell>
          <table:table-cell table:formula="of:=[.E591]*[.E591]" office:value-type="float" office:value="13315201" calcext:value-type="float">
            <text:p>13315201</text:p>
          </table:table-cell>
          <table:table-cell table:formula="of:=[.F591]*[.F591]" office:value-type="float" office:value="10272025" calcext:value-type="float">
            <text:p>10272025</text:p>
          </table:table-cell>
          <table:table-cell table:formula="of:=[.G591]*[.G591]" office:value-type="float" office:value="8346321" calcext:value-type="float">
            <text:p>8346321</text:p>
          </table:table-cell>
          <table:table-cell table:formula="of:=[.H591]*[.H591]" office:value-type="float" office:value="5574321" calcext:value-type="float">
            <text:p>5574321</text:p>
          </table:table-cell>
          <table:table-cell table:formula="of:=[.I591]*[.I591]" office:value-type="float" office:value="2140369" calcext:value-type="float">
            <text:p>2140369</text:p>
          </table:table-cell>
          <table:table-cell table:formula="of:=[.J591]*[.J59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3972" calcext:value-type="float">
            <text:p>3972</text:p>
          </table:table-cell>
          <table:table-cell office:value-type="float" office:value="3672" calcext:value-type="float">
            <text:p>3672</text:p>
          </table:table-cell>
          <table:table-cell office:value-type="float" office:value="3215" calcext:value-type="float">
            <text:p>3215</text:p>
          </table:table-cell>
          <table:table-cell office:value-type="float" office:value="2908" calcext:value-type="float">
            <text:p>290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92]*[.D592]" office:value-type="float" office:value="15776784" calcext:value-type="float">
            <text:p>15776784</text:p>
          </table:table-cell>
          <table:table-cell table:formula="of:=[.E592]*[.E592]" office:value-type="float" office:value="13483584" calcext:value-type="float">
            <text:p>13483584</text:p>
          </table:table-cell>
          <table:table-cell table:formula="of:=[.F592]*[.F592]" office:value-type="float" office:value="10336225" calcext:value-type="float">
            <text:p>10336225</text:p>
          </table:table-cell>
          <table:table-cell table:formula="of:=[.G592]*[.G592]" office:value-type="float" office:value="8456464" calcext:value-type="float">
            <text:p>8456464</text:p>
          </table:table-cell>
          <table:table-cell table:formula="of:=[.H592]*[.H592]" office:value-type="float" office:value="5755201" calcext:value-type="float">
            <text:p>5755201</text:p>
          </table:table-cell>
          <table:table-cell table:formula="of:=[.I592]*[.I592]" office:value-type="float" office:value="2105401" calcext:value-type="float">
            <text:p>2105401</text:p>
          </table:table-cell>
          <table:table-cell table:formula="of:=[.J592]*[.J592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3996" calcext:value-type="float">
            <text:p>3996</text:p>
          </table:table-cell>
          <table:table-cell office:value-type="float" office:value="3696" calcext:value-type="float">
            <text:p>3696</text:p>
          </table:table-cell>
          <table:table-cell office:value-type="float" office:value="3201" calcext:value-type="float">
            <text:p>3201</text:p>
          </table:table-cell>
          <table:table-cell office:value-type="float" office:value="2868" calcext:value-type="float">
            <text:p>2868</text:p>
          </table:table-cell>
          <table:table-cell office:value-type="float" office:value="2356" calcext:value-type="float">
            <text:p>2356</text:p>
          </table:table-cell>
          <table:table-cell office:value-type="float" office:value="1449" calcext:value-type="float">
            <text:p>1449</text:p>
          </table:table-cell>
          <table:table-cell office:value-type="float" office:value="1104" calcext:value-type="float">
            <text:p>1104</text:p>
          </table:table-cell>
          <table:table-cell table:number-columns-repeated="8"/>
          <table:table-cell table:formula="of:=[.D593]*[.D593]" office:value-type="float" office:value="15968016" calcext:value-type="float">
            <text:p>15968016</text:p>
          </table:table-cell>
          <table:table-cell table:formula="of:=[.E593]*[.E593]" office:value-type="float" office:value="13660416" calcext:value-type="float">
            <text:p>13660416</text:p>
          </table:table-cell>
          <table:table-cell table:formula="of:=[.F593]*[.F593]" office:value-type="float" office:value="10246401" calcext:value-type="float">
            <text:p>10246401</text:p>
          </table:table-cell>
          <table:table-cell table:formula="of:=[.G593]*[.G593]" office:value-type="float" office:value="8225424" calcext:value-type="float">
            <text:p>8225424</text:p>
          </table:table-cell>
          <table:table-cell table:formula="of:=[.H593]*[.H593]" office:value-type="float" office:value="5550736" calcext:value-type="float">
            <text:p>5550736</text:p>
          </table:table-cell>
          <table:table-cell table:formula="of:=[.I593]*[.I593]" office:value-type="float" office:value="2099601" calcext:value-type="float">
            <text:p>2099601</text:p>
          </table:table-cell>
          <table:table-cell table:formula="of:=[.J593]*[.J593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4019" calcext:value-type="float">
            <text:p>4019</text:p>
          </table:table-cell>
          <table:table-cell office:value-type="float" office:value="3656" calcext:value-type="float">
            <text:p>3656</text:p>
          </table:table-cell>
          <table:table-cell office:value-type="float" office:value="3217" calcext:value-type="float">
            <text:p>3217</text:p>
          </table:table-cell>
          <table:table-cell office:value-type="float" office:value="2919" calcext:value-type="float">
            <text:p>2919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94]*[.D594]" office:value-type="float" office:value="16152361" calcext:value-type="float">
            <text:p>16152361</text:p>
          </table:table-cell>
          <table:table-cell table:formula="of:=[.E594]*[.E594]" office:value-type="float" office:value="13366336" calcext:value-type="float">
            <text:p>13366336</text:p>
          </table:table-cell>
          <table:table-cell table:formula="of:=[.F594]*[.F594]" office:value-type="float" office:value="10349089" calcext:value-type="float">
            <text:p>10349089</text:p>
          </table:table-cell>
          <table:table-cell table:formula="of:=[.G594]*[.G594]" office:value-type="float" office:value="8520561" calcext:value-type="float">
            <text:p>8520561</text:p>
          </table:table-cell>
          <table:table-cell table:formula="of:=[.H594]*[.H594]" office:value-type="float" office:value="5697769" calcext:value-type="float">
            <text:p>5697769</text:p>
          </table:table-cell>
          <table:table-cell table:formula="of:=[.I594]*[.I594]" office:value-type="float" office:value="2181529" calcext:value-type="float">
            <text:p>2181529</text:p>
          </table:table-cell>
          <table:table-cell table:formula="of:=[.J594]*[.J594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4010" calcext:value-type="float">
            <text:p>4010</text:p>
          </table:table-cell>
          <table:table-cell office:value-type="float" office:value="3674" calcext:value-type="float">
            <text:p>3674</text:p>
          </table:table-cell>
          <table:table-cell office:value-type="float" office:value="3224" calcext:value-type="float">
            <text:p>3224</text:p>
          </table:table-cell>
          <table:table-cell office:value-type="float" office:value="2875" calcext:value-type="float">
            <text:p>2875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595]*[.D595]" office:value-type="float" office:value="16080100" calcext:value-type="float">
            <text:p>16080100</text:p>
          </table:table-cell>
          <table:table-cell table:formula="of:=[.E595]*[.E595]" office:value-type="float" office:value="13498276" calcext:value-type="float">
            <text:p>13498276</text:p>
          </table:table-cell>
          <table:table-cell table:formula="of:=[.F595]*[.F595]" office:value-type="float" office:value="10394176" calcext:value-type="float">
            <text:p>10394176</text:p>
          </table:table-cell>
          <table:table-cell table:formula="of:=[.G595]*[.G595]" office:value-type="float" office:value="8265625" calcext:value-type="float">
            <text:p>8265625</text:p>
          </table:table-cell>
          <table:table-cell table:formula="of:=[.H595]*[.H595]" office:value-type="float" office:value="5822569" calcext:value-type="float">
            <text:p>5822569</text:p>
          </table:table-cell>
          <table:table-cell table:formula="of:=[.I595]*[.I595]" office:value-type="float" office:value="2181529" calcext:value-type="float">
            <text:p>2181529</text:p>
          </table:table-cell>
          <table:table-cell table:formula="of:=[.J595]*[.J595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4031" calcext:value-type="float">
            <text:p>4031</text:p>
          </table:table-cell>
          <table:table-cell office:value-type="float" office:value="3665" calcext:value-type="float">
            <text:p>3665</text:p>
          </table:table-cell>
          <table:table-cell office:value-type="float" office:value="3210" calcext:value-type="float">
            <text:p>3210</text:p>
          </table:table-cell>
          <table:table-cell office:value-type="float" office:value="2990" calcext:value-type="float">
            <text:p>2990</text:p>
          </table:table-cell>
          <table:table-cell office:value-type="float" office:value="2420" calcext:value-type="float">
            <text:p>2420</text:p>
          </table:table-cell>
          <table:table-cell office:value-type="float" office:value="1484" calcext:value-type="float">
            <text:p>1484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596]*[.D596]" office:value-type="float" office:value="16248961" calcext:value-type="float">
            <text:p>16248961</text:p>
          </table:table-cell>
          <table:table-cell table:formula="of:=[.E596]*[.E596]" office:value-type="float" office:value="13432225" calcext:value-type="float">
            <text:p>13432225</text:p>
          </table:table-cell>
          <table:table-cell table:formula="of:=[.F596]*[.F596]" office:value-type="float" office:value="10304100" calcext:value-type="float">
            <text:p>10304100</text:p>
          </table:table-cell>
          <table:table-cell table:formula="of:=[.G596]*[.G596]" office:value-type="float" office:value="8940100" calcext:value-type="float">
            <text:p>8940100</text:p>
          </table:table-cell>
          <table:table-cell table:formula="of:=[.H596]*[.H596]" office:value-type="float" office:value="5856400" calcext:value-type="float">
            <text:p>5856400</text:p>
          </table:table-cell>
          <table:table-cell table:formula="of:=[.I596]*[.I596]" office:value-type="float" office:value="2202256" calcext:value-type="float">
            <text:p>2202256</text:p>
          </table:table-cell>
          <table:table-cell table:formula="of:=[.J596]*[.J59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4047" calcext:value-type="float">
            <text:p>4047</text:p>
          </table:table-cell>
          <table:table-cell office:value-type="float" office:value="3712" calcext:value-type="float">
            <text:p>3712</text:p>
          </table:table-cell>
          <table:table-cell office:value-type="float" office:value="3210" calcext:value-type="float">
            <text:p>3210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44" calcext:value-type="float">
            <text:p>1444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597]*[.D597]" office:value-type="float" office:value="16378209" calcext:value-type="float">
            <text:p>16378209</text:p>
          </table:table-cell>
          <table:table-cell table:formula="of:=[.E597]*[.E597]" office:value-type="float" office:value="13778944" calcext:value-type="float">
            <text:p>13778944</text:p>
          </table:table-cell>
          <table:table-cell table:formula="of:=[.F597]*[.F597]" office:value-type="float" office:value="10304100" calcext:value-type="float">
            <text:p>10304100</text:p>
          </table:table-cell>
          <table:table-cell table:formula="of:=[.G597]*[.G597]" office:value-type="float" office:value="8328996" calcext:value-type="float">
            <text:p>8328996</text:p>
          </table:table-cell>
          <table:table-cell table:formula="of:=[.H597]*[.H597]" office:value-type="float" office:value="5808100" calcext:value-type="float">
            <text:p>5808100</text:p>
          </table:table-cell>
          <table:table-cell table:formula="of:=[.I597]*[.I597]" office:value-type="float" office:value="2085136" calcext:value-type="float">
            <text:p>2085136</text:p>
          </table:table-cell>
          <table:table-cell table:formula="of:=[.J597]*[.J597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4014" calcext:value-type="float">
            <text:p>4014</text:p>
          </table:table-cell>
          <table:table-cell office:value-type="float" office:value="3653" calcext:value-type="float">
            <text:p>3653</text:p>
          </table:table-cell>
          <table:table-cell office:value-type="float" office:value="3226" calcext:value-type="float">
            <text:p>3226</text:p>
          </table:table-cell>
          <table:table-cell office:value-type="float" office:value="2884" calcext:value-type="float">
            <text:p>2884</text:p>
          </table:table-cell>
          <table:table-cell office:value-type="float" office:value="2410" calcext:value-type="float">
            <text:p>241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598]*[.D598]" office:value-type="float" office:value="16112196" calcext:value-type="float">
            <text:p>16112196</text:p>
          </table:table-cell>
          <table:table-cell table:formula="of:=[.E598]*[.E598]" office:value-type="float" office:value="13344409" calcext:value-type="float">
            <text:p>13344409</text:p>
          </table:table-cell>
          <table:table-cell table:formula="of:=[.F598]*[.F598]" office:value-type="float" office:value="10407076" calcext:value-type="float">
            <text:p>10407076</text:p>
          </table:table-cell>
          <table:table-cell table:formula="of:=[.G598]*[.G598]" office:value-type="float" office:value="8317456" calcext:value-type="float">
            <text:p>8317456</text:p>
          </table:table-cell>
          <table:table-cell table:formula="of:=[.H598]*[.H598]" office:value-type="float" office:value="5808100" calcext:value-type="float">
            <text:p>5808100</text:p>
          </table:table-cell>
          <table:table-cell table:formula="of:=[.I598]*[.I598]" office:value-type="float" office:value="2223081" calcext:value-type="float">
            <text:p>2223081</text:p>
          </table:table-cell>
          <table:table-cell table:formula="of:=[.J598]*[.J598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4031" calcext:value-type="float">
            <text:p>4031</text:p>
          </table:table-cell>
          <table:table-cell office:value-type="float" office:value="3642" calcext:value-type="float">
            <text:p>3642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06" calcext:value-type="float">
            <text:p>2406</text:p>
          </table:table-cell>
          <table:table-cell office:value-type="float" office:value="1479" calcext:value-type="float">
            <text:p>1479</text:p>
          </table:table-cell>
          <table:table-cell office:value-type="float" office:value="1081" calcext:value-type="float">
            <text:p>1081</text:p>
          </table:table-cell>
          <table:table-cell table:number-columns-repeated="8"/>
          <table:table-cell table:formula="of:=[.D599]*[.D599]" office:value-type="float" office:value="16248961" calcext:value-type="float">
            <text:p>16248961</text:p>
          </table:table-cell>
          <table:table-cell table:formula="of:=[.E599]*[.E599]" office:value-type="float" office:value="13264164" calcext:value-type="float">
            <text:p>13264164</text:p>
          </table:table-cell>
          <table:table-cell table:formula="of:=[.F599]*[.F599]" office:value-type="float" office:value="10272025" calcext:value-type="float">
            <text:p>10272025</text:p>
          </table:table-cell>
          <table:table-cell table:formula="of:=[.G599]*[.G599]" office:value-type="float" office:value="8398404" calcext:value-type="float">
            <text:p>8398404</text:p>
          </table:table-cell>
          <table:table-cell table:formula="of:=[.H599]*[.H599]" office:value-type="float" office:value="5788836" calcext:value-type="float">
            <text:p>5788836</text:p>
          </table:table-cell>
          <table:table-cell table:formula="of:=[.I599]*[.I599]" office:value-type="float" office:value="2187441" calcext:value-type="float">
            <text:p>2187441</text:p>
          </table:table-cell>
          <table:table-cell table:formula="of:=[.J599]*[.J59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4029" calcext:value-type="float">
            <text:p>4029</text:p>
          </table:table-cell>
          <table:table-cell office:value-type="float" office:value="3646" calcext:value-type="float">
            <text:p>3646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600]*[.D600]" office:value-type="float" office:value="16232841" calcext:value-type="float">
            <text:p>16232841</text:p>
          </table:table-cell>
          <table:table-cell table:formula="of:=[.E600]*[.E600]" office:value-type="float" office:value="13293316" calcext:value-type="float">
            <text:p>13293316</text:p>
          </table:table-cell>
          <table:table-cell table:formula="of:=[.F600]*[.F600]" office:value-type="float" office:value="10182481" calcext:value-type="float">
            <text:p>10182481</text:p>
          </table:table-cell>
          <table:table-cell table:formula="of:=[.G600]*[.G600]" office:value-type="float" office:value="8427409" calcext:value-type="float">
            <text:p>8427409</text:p>
          </table:table-cell>
          <table:table-cell table:formula="of:=[.H600]*[.H600]" office:value-type="float" office:value="5856400" calcext:value-type="float">
            <text:p>5856400</text:p>
          </table:table-cell>
          <table:table-cell table:formula="of:=[.I600]*[.I600]" office:value-type="float" office:value="2146225" calcext:value-type="float">
            <text:p>2146225</text:p>
          </table:table-cell>
          <table:table-cell table:formula="of:=[.J600]*[.J600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4047" calcext:value-type="float">
            <text:p>4047</text:p>
          </table:table-cell>
          <table:table-cell office:value-type="float" office:value="3665" calcext:value-type="float">
            <text:p>3665</text:p>
          </table:table-cell>
          <table:table-cell office:value-type="float" office:value="3257" calcext:value-type="float">
            <text:p>3257</text:p>
          </table:table-cell>
          <table:table-cell office:value-type="float" office:value="2926" calcext:value-type="float">
            <text:p>2926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601]*[.D601]" office:value-type="float" office:value="16378209" calcext:value-type="float">
            <text:p>16378209</text:p>
          </table:table-cell>
          <table:table-cell table:formula="of:=[.E601]*[.E601]" office:value-type="float" office:value="13432225" calcext:value-type="float">
            <text:p>13432225</text:p>
          </table:table-cell>
          <table:table-cell table:formula="of:=[.F601]*[.F601]" office:value-type="float" office:value="10608049" calcext:value-type="float">
            <text:p>10608049</text:p>
          </table:table-cell>
          <table:table-cell table:formula="of:=[.G601]*[.G601]" office:value-type="float" office:value="8561476" calcext:value-type="float">
            <text:p>8561476</text:p>
          </table:table-cell>
          <table:table-cell table:formula="of:=[.H601]*[.H601]" office:value-type="float" office:value="5764801" calcext:value-type="float">
            <text:p>5764801</text:p>
          </table:table-cell>
          <table:table-cell table:formula="of:=[.I601]*[.I601]" office:value-type="float" office:value="2187441" calcext:value-type="float">
            <text:p>2187441</text:p>
          </table:table-cell>
          <table:table-cell table:formula="of:=[.J601]*[.J601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4061" calcext:value-type="float">
            <text:p>4061</text:p>
          </table:table-cell>
          <table:table-cell office:value-type="float" office:value="3651" calcext:value-type="float">
            <text:p>3651</text:p>
          </table:table-cell>
          <table:table-cell office:value-type="float" office:value="3198" calcext:value-type="float">
            <text:p>3198</text:p>
          </table:table-cell>
          <table:table-cell office:value-type="float" office:value="2889" calcext:value-type="float">
            <text:p>2889</text:p>
          </table:table-cell>
          <table:table-cell office:value-type="float" office:value="2361" calcext:value-type="float">
            <text:p>2361</text:p>
          </table:table-cell>
          <table:table-cell office:value-type="float" office:value="1468" calcext:value-type="float">
            <text:p>1468</text:p>
          </table:table-cell>
          <table:table-cell office:value-type="float" office:value="1111" calcext:value-type="float">
            <text:p>1111</text:p>
          </table:table-cell>
          <table:table-cell table:number-columns-repeated="8"/>
          <table:table-cell table:formula="of:=[.D602]*[.D602]" office:value-type="float" office:value="16491721" calcext:value-type="float">
            <text:p>16491721</text:p>
          </table:table-cell>
          <table:table-cell table:formula="of:=[.E602]*[.E602]" office:value-type="float" office:value="13329801" calcext:value-type="float">
            <text:p>13329801</text:p>
          </table:table-cell>
          <table:table-cell table:formula="of:=[.F602]*[.F602]" office:value-type="float" office:value="10227204" calcext:value-type="float">
            <text:p>10227204</text:p>
          </table:table-cell>
          <table:table-cell table:formula="of:=[.G602]*[.G602]" office:value-type="float" office:value="8346321" calcext:value-type="float">
            <text:p>8346321</text:p>
          </table:table-cell>
          <table:table-cell table:formula="of:=[.H602]*[.H602]" office:value-type="float" office:value="5574321" calcext:value-type="float">
            <text:p>5574321</text:p>
          </table:table-cell>
          <table:table-cell table:formula="of:=[.I602]*[.I602]" office:value-type="float" office:value="2155024" calcext:value-type="float">
            <text:p>2155024</text:p>
          </table:table-cell>
          <table:table-cell table:formula="of:=[.J602]*[.J602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4057" calcext:value-type="float">
            <text:p>4057</text:p>
          </table:table-cell>
          <table:table-cell office:value-type="float" office:value="3674" calcext:value-type="float">
            <text:p>3674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43" calcext:value-type="float">
            <text:p>2443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603]*[.D603]" office:value-type="float" office:value="16459249" calcext:value-type="float">
            <text:p>16459249</text:p>
          </table:table-cell>
          <table:table-cell table:formula="of:=[.E603]*[.E603]" office:value-type="float" office:value="13498276" calcext:value-type="float">
            <text:p>13498276</text:p>
          </table:table-cell>
          <table:table-cell table:formula="of:=[.F603]*[.F603]" office:value-type="float" office:value="10272025" calcext:value-type="float">
            <text:p>10272025</text:p>
          </table:table-cell>
          <table:table-cell table:formula="of:=[.G603]*[.G603]" office:value-type="float" office:value="8398404" calcext:value-type="float">
            <text:p>8398404</text:p>
          </table:table-cell>
          <table:table-cell table:formula="of:=[.H603]*[.H603]" office:value-type="float" office:value="5968249" calcext:value-type="float">
            <text:p>5968249</text:p>
          </table:table-cell>
          <table:table-cell table:formula="of:=[.I603]*[.I603]" office:value-type="float" office:value="2105401" calcext:value-type="float">
            <text:p>2105401</text:p>
          </table:table-cell>
          <table:table-cell table:formula="of:=[.J603]*[.J60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4038" calcext:value-type="float">
            <text:p>4038</text:p>
          </table:table-cell>
          <table:table-cell office:value-type="float" office:value="3658" calcext:value-type="float">
            <text:p>3658</text:p>
          </table:table-cell>
          <table:table-cell office:value-type="float" office:value="3203" calcext:value-type="float">
            <text:p>3203</text:p>
          </table:table-cell>
          <table:table-cell office:value-type="float" office:value="2889" calcext:value-type="float">
            <text:p>2889</text:p>
          </table:table-cell>
          <table:table-cell office:value-type="float" office:value="2387" calcext:value-type="float">
            <text:p>2387</text:p>
          </table:table-cell>
          <table:table-cell office:value-type="float" office:value="1409" calcext:value-type="float">
            <text:p>1409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604]*[.D604]" office:value-type="float" office:value="16305444" calcext:value-type="float">
            <text:p>16305444</text:p>
          </table:table-cell>
          <table:table-cell table:formula="of:=[.E604]*[.E604]" office:value-type="float" office:value="13380964" calcext:value-type="float">
            <text:p>13380964</text:p>
          </table:table-cell>
          <table:table-cell table:formula="of:=[.F604]*[.F604]" office:value-type="float" office:value="10259209" calcext:value-type="float">
            <text:p>10259209</text:p>
          </table:table-cell>
          <table:table-cell table:formula="of:=[.G604]*[.G604]" office:value-type="float" office:value="8346321" calcext:value-type="float">
            <text:p>8346321</text:p>
          </table:table-cell>
          <table:table-cell table:formula="of:=[.H604]*[.H604]" office:value-type="float" office:value="5697769" calcext:value-type="float">
            <text:p>5697769</text:p>
          </table:table-cell>
          <table:table-cell table:formula="of:=[.I604]*[.I604]" office:value-type="float" office:value="1985281" calcext:value-type="float">
            <text:p>1985281</text:p>
          </table:table-cell>
          <table:table-cell table:formula="of:=[.J604]*[.J60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4036" calcext:value-type="float">
            <text:p>4036</text:p>
          </table:table-cell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05]*[.D605]" office:value-type="float" office:value="16289296" calcext:value-type="float">
            <text:p>16289296</text:p>
          </table:table-cell>
          <table:table-cell table:formula="of:=[.E605]*[.E605]" office:value-type="float" office:value="13380964" calcext:value-type="float">
            <text:p>13380964</text:p>
          </table:table-cell>
          <table:table-cell table:formula="of:=[.F605]*[.F605]" office:value-type="float" office:value="10246401" calcext:value-type="float">
            <text:p>10246401</text:p>
          </table:table-cell>
          <table:table-cell table:formula="of:=[.G605]*[.G605]" office:value-type="float" office:value="8743849" calcext:value-type="float">
            <text:p>8743849</text:p>
          </table:table-cell>
          <table:table-cell table:formula="of:=[.H605]*[.H605]" office:value-type="float" office:value="5798464" calcext:value-type="float">
            <text:p>5798464</text:p>
          </table:table-cell>
          <table:table-cell table:formula="of:=[.I605]*[.I605]" office:value-type="float" office:value="2155024" calcext:value-type="float">
            <text:p>2155024</text:p>
          </table:table-cell>
          <table:table-cell table:formula="of:=[.J605]*[.J605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4014" calcext:value-type="float">
            <text:p>4014</text:p>
          </table:table-cell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1" calcext:value-type="float">
            <text:p>1031</text:p>
          </table:table-cell>
          <table:table-cell table:number-columns-repeated="8"/>
          <table:table-cell table:formula="of:=[.D606]*[.D606]" office:value-type="float" office:value="16112196" calcext:value-type="float">
            <text:p>16112196</text:p>
          </table:table-cell>
          <table:table-cell table:formula="of:=[.E606]*[.E606]" office:value-type="float" office:value="13395600" calcext:value-type="float">
            <text:p>13395600</text:p>
          </table:table-cell>
          <table:table-cell table:formula="of:=[.F606]*[.F606]" office:value-type="float" office:value="10349089" calcext:value-type="float">
            <text:p>10349089</text:p>
          </table:table-cell>
          <table:table-cell table:formula="of:=[.G606]*[.G606]" office:value-type="float" office:value="8265625" calcext:value-type="float">
            <text:p>8265625</text:p>
          </table:table-cell>
          <table:table-cell table:formula="of:=[.H606]*[.H606]" office:value-type="float" office:value="5798464" calcext:value-type="float">
            <text:p>5798464</text:p>
          </table:table-cell>
          <table:table-cell table:formula="of:=[.I606]*[.I606]" office:value-type="float" office:value="2181529" calcext:value-type="float">
            <text:p>2181529</text:p>
          </table:table-cell>
          <table:table-cell table:formula="of:=[.J606]*[.J606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4068" calcext:value-type="float">
            <text:p>4068</text:p>
          </table:table-cell>
          <table:table-cell office:value-type="float" office:value="3663" calcext:value-type="float">
            <text:p>3663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431" calcext:value-type="float">
            <text:p>2431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07]*[.D607]" office:value-type="float" office:value="16548624" calcext:value-type="float">
            <text:p>16548624</text:p>
          </table:table-cell>
          <table:table-cell table:formula="of:=[.E607]*[.E607]" office:value-type="float" office:value="13417569" calcext:value-type="float">
            <text:p>13417569</text:p>
          </table:table-cell>
          <table:table-cell table:formula="of:=[.F607]*[.F607]" office:value-type="float" office:value="10361961" calcext:value-type="float">
            <text:p>10361961</text:p>
          </table:table-cell>
          <table:table-cell table:formula="of:=[.G607]*[.G607]" office:value-type="float" office:value="8468100" calcext:value-type="float">
            <text:p>8468100</text:p>
          </table:table-cell>
          <table:table-cell table:formula="of:=[.H607]*[.H607]" office:value-type="float" office:value="5909761" calcext:value-type="float">
            <text:p>5909761</text:p>
          </table:table-cell>
          <table:table-cell table:formula="of:=[.I607]*[.I607]" office:value-type="float" office:value="2187441" calcext:value-type="float">
            <text:p>2187441</text:p>
          </table:table-cell>
          <table:table-cell table:formula="of:=[.J607]*[.J607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4012" calcext:value-type="float">
            <text:p>4012</text:p>
          </table:table-cell>
          <table:table-cell office:value-type="float" office:value="3644" calcext:value-type="float">
            <text:p>3644</text:p>
          </table:table-cell>
          <table:table-cell office:value-type="float" office:value="3205" calcext:value-type="float">
            <text:p>3205</text:p>
          </table:table-cell>
          <table:table-cell office:value-type="float" office:value="2968" calcext:value-type="float">
            <text:p>2968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08]*[.D608]" office:value-type="float" office:value="16096144" calcext:value-type="float">
            <text:p>16096144</text:p>
          </table:table-cell>
          <table:table-cell table:formula="of:=[.E608]*[.E608]" office:value-type="float" office:value="13278736" calcext:value-type="float">
            <text:p>13278736</text:p>
          </table:table-cell>
          <table:table-cell table:formula="of:=[.F608]*[.F608]" office:value-type="float" office:value="10272025" calcext:value-type="float">
            <text:p>10272025</text:p>
          </table:table-cell>
          <table:table-cell table:formula="of:=[.G608]*[.G608]" office:value-type="float" office:value="8809024" calcext:value-type="float">
            <text:p>8809024</text:p>
          </table:table-cell>
          <table:table-cell table:formula="of:=[.H608]*[.H608]" office:value-type="float" office:value="5616900" calcext:value-type="float">
            <text:p>5616900</text:p>
          </table:table-cell>
          <table:table-cell table:formula="of:=[.I608]*[.I608]" office:value-type="float" office:value="2114116" calcext:value-type="float">
            <text:p>2114116</text:p>
          </table:table-cell>
          <table:table-cell table:formula="of:=[.J608]*[.J608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3998" calcext:value-type="float">
            <text:p>3998</text:p>
          </table:table-cell>
          <table:table-cell office:value-type="float" office:value="3646" calcext:value-type="float">
            <text:p>3646</text:p>
          </table:table-cell>
          <table:table-cell office:value-type="float" office:value="3205" calcext:value-type="float">
            <text:p>3205</text:p>
          </table:table-cell>
          <table:table-cell office:value-type="float" office:value="2882" calcext:value-type="float">
            <text:p>2882</text:p>
          </table:table-cell>
          <table:table-cell office:value-type="float" office:value="2375" calcext:value-type="float">
            <text:p>2375</text:p>
          </table:table-cell>
          <table:table-cell office:value-type="float" office:value="1423" calcext:value-type="float">
            <text:p>1423</text:p>
          </table:table-cell>
          <table:table-cell office:value-type="float" office:value="1074" calcext:value-type="float">
            <text:p>1074</text:p>
          </table:table-cell>
          <table:table-cell table:number-columns-repeated="8"/>
          <table:table-cell table:formula="of:=[.D609]*[.D609]" office:value-type="float" office:value="15984004" calcext:value-type="float">
            <text:p>15984004</text:p>
          </table:table-cell>
          <table:table-cell table:formula="of:=[.E609]*[.E609]" office:value-type="float" office:value="13293316" calcext:value-type="float">
            <text:p>13293316</text:p>
          </table:table-cell>
          <table:table-cell table:formula="of:=[.F609]*[.F609]" office:value-type="float" office:value="10272025" calcext:value-type="float">
            <text:p>10272025</text:p>
          </table:table-cell>
          <table:table-cell table:formula="of:=[.G609]*[.G609]" office:value-type="float" office:value="8305924" calcext:value-type="float">
            <text:p>8305924</text:p>
          </table:table-cell>
          <table:table-cell table:formula="of:=[.H609]*[.H609]" office:value-type="float" office:value="5640625" calcext:value-type="float">
            <text:p>5640625</text:p>
          </table:table-cell>
          <table:table-cell table:formula="of:=[.I609]*[.I609]" office:value-type="float" office:value="2024929" calcext:value-type="float">
            <text:p>2024929</text:p>
          </table:table-cell>
          <table:table-cell table:formula="of:=[.J609]*[.J609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3975" calcext:value-type="float">
            <text:p>3975</text:p>
          </table:table-cell>
          <table:table-cell office:value-type="float" office:value="3681" calcext:value-type="float">
            <text:p>3681</text:p>
          </table:table-cell>
          <table:table-cell office:value-type="float" office:value="3194" calcext:value-type="float">
            <text:p>3194</text:p>
          </table:table-cell>
          <table:table-cell office:value-type="float" office:value="2940" calcext:value-type="float">
            <text:p>2940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76" calcext:value-type="float">
            <text:p>1076</text:p>
          </table:table-cell>
          <table:table-cell table:number-columns-repeated="8"/>
          <table:table-cell table:formula="of:=[.D610]*[.D610]" office:value-type="float" office:value="15800625" calcext:value-type="float">
            <text:p>15800625</text:p>
          </table:table-cell>
          <table:table-cell table:formula="of:=[.E610]*[.E610]" office:value-type="float" office:value="13549761" calcext:value-type="float">
            <text:p>13549761</text:p>
          </table:table-cell>
          <table:table-cell table:formula="of:=[.F610]*[.F610]" office:value-type="float" office:value="10201636" calcext:value-type="float">
            <text:p>10201636</text:p>
          </table:table-cell>
          <table:table-cell table:formula="of:=[.G610]*[.G610]" office:value-type="float" office:value="8643600" calcext:value-type="float">
            <text:p>8643600</text:p>
          </table:table-cell>
          <table:table-cell table:formula="of:=[.H610]*[.H610]" office:value-type="float" office:value="5721664" calcext:value-type="float">
            <text:p>5721664</text:p>
          </table:table-cell>
          <table:table-cell table:formula="of:=[.I610]*[.I610]" office:value-type="float" office:value="2114116" calcext:value-type="float">
            <text:p>2114116</text:p>
          </table:table-cell>
          <table:table-cell table:formula="of:=[.J610]*[.J610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4007" calcext:value-type="float">
            <text:p>4007</text:p>
          </table:table-cell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51" calcext:value-type="float">
            <text:p>2851</text:p>
          </table:table-cell>
          <table:table-cell office:value-type="float" office:value="2429" calcext:value-type="float">
            <text:p>2429</text:p>
          </table:table-cell>
          <table:table-cell office:value-type="float" office:value="1463" calcext:value-type="float">
            <text:p>1463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611]*[.D611]" office:value-type="float" office:value="16056049" calcext:value-type="float">
            <text:p>16056049</text:p>
          </table:table-cell>
          <table:table-cell table:formula="of:=[.E611]*[.E611]" office:value-type="float" office:value="13571856" calcext:value-type="float">
            <text:p>13571856</text:p>
          </table:table-cell>
          <table:table-cell table:formula="of:=[.F611]*[.F611]" office:value-type="float" office:value="10304100" calcext:value-type="float">
            <text:p>10304100</text:p>
          </table:table-cell>
          <table:table-cell table:formula="of:=[.G611]*[.G611]" office:value-type="float" office:value="8128201" calcext:value-type="float">
            <text:p>8128201</text:p>
          </table:table-cell>
          <table:table-cell table:formula="of:=[.H611]*[.H611]" office:value-type="float" office:value="5900041" calcext:value-type="float">
            <text:p>5900041</text:p>
          </table:table-cell>
          <table:table-cell table:formula="of:=[.I611]*[.I611]" office:value-type="float" office:value="2140369" calcext:value-type="float">
            <text:p>2140369</text:p>
          </table:table-cell>
          <table:table-cell table:formula="of:=[.J611]*[.J611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4005" calcext:value-type="float">
            <text:p>4005</text:p>
          </table:table-cell>
          <table:table-cell office:value-type="float" office:value="3651" calcext:value-type="float">
            <text:p>3651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7" calcext:value-type="float">
            <text:p>2427</text:p>
          </table:table-cell>
          <table:table-cell office:value-type="float" office:value="1470" calcext:value-type="float">
            <text:p>1470</text:p>
          </table:table-cell>
          <table:table-cell office:value-type="float" office:value="1113" calcext:value-type="float">
            <text:p>1113</text:p>
          </table:table-cell>
          <table:table-cell table:number-columns-repeated="8"/>
          <table:table-cell table:formula="of:=[.D612]*[.D612]" office:value-type="float" office:value="16040025" calcext:value-type="float">
            <text:p>16040025</text:p>
          </table:table-cell>
          <table:table-cell table:formula="of:=[.E612]*[.E612]" office:value-type="float" office:value="13329801" calcext:value-type="float">
            <text:p>13329801</text:p>
          </table:table-cell>
          <table:table-cell table:formula="of:=[.F612]*[.F612]" office:value-type="float" office:value="10381284" calcext:value-type="float">
            <text:p>10381284</text:p>
          </table:table-cell>
          <table:table-cell table:formula="of:=[.G612]*[.G612]" office:value-type="float" office:value="8369449" calcext:value-type="float">
            <text:p>8369449</text:p>
          </table:table-cell>
          <table:table-cell table:formula="of:=[.H612]*[.H612]" office:value-type="float" office:value="5890329" calcext:value-type="float">
            <text:p>5890329</text:p>
          </table:table-cell>
          <table:table-cell table:formula="of:=[.I612]*[.I612]" office:value-type="float" office:value="2160900" calcext:value-type="float">
            <text:p>2160900</text:p>
          </table:table-cell>
          <table:table-cell table:formula="of:=[.J612]*[.J612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4031" calcext:value-type="float">
            <text:p>4031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10" calcext:value-type="float">
            <text:p>2910</text:p>
          </table:table-cell>
          <table:table-cell office:value-type="float" office:value="2396" calcext:value-type="float">
            <text:p>2396</text:p>
          </table:table-cell>
          <table:table-cell office:value-type="float" office:value="1465" calcext:value-type="float">
            <text:p>1465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table:formula="of:=[.D613]*[.D613]" office:value-type="float" office:value="16248961" calcext:value-type="float">
            <text:p>16248961</text:p>
          </table:table-cell>
          <table:table-cell table:formula="of:=[.E613]*[.E613]" office:value-type="float" office:value="13366336" calcext:value-type="float">
            <text:p>13366336</text:p>
          </table:table-cell>
          <table:table-cell table:formula="of:=[.F613]*[.F613]" office:value-type="float" office:value="10361961" calcext:value-type="float">
            <text:p>10361961</text:p>
          </table:table-cell>
          <table:table-cell table:formula="of:=[.G613]*[.G613]" office:value-type="float" office:value="8468100" calcext:value-type="float">
            <text:p>8468100</text:p>
          </table:table-cell>
          <table:table-cell table:formula="of:=[.H613]*[.H613]" office:value-type="float" office:value="5740816" calcext:value-type="float">
            <text:p>5740816</text:p>
          </table:table-cell>
          <table:table-cell table:formula="of:=[.I613]*[.I613]" office:value-type="float" office:value="2146225" calcext:value-type="float">
            <text:p>2146225</text:p>
          </table:table-cell>
          <table:table-cell table:formula="of:=[.J613]*[.J613]" office:value-type="float" office:value="1254400" calcext:value-type="float">
            <text:p>1254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4045" calcext:value-type="float">
            <text:p>4045</text:p>
          </table:table-cell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96" calcext:value-type="float">
            <text:p>2396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614]*[.D614]" office:value-type="float" office:value="16362025" calcext:value-type="float">
            <text:p>16362025</text:p>
          </table:table-cell>
          <table:table-cell table:formula="of:=[.E614]*[.E614]" office:value-type="float" office:value="13535041" calcext:value-type="float">
            <text:p>13535041</text:p>
          </table:table-cell>
          <table:table-cell table:formula="of:=[.F614]*[.F614]" office:value-type="float" office:value="10246401" calcext:value-type="float">
            <text:p>10246401</text:p>
          </table:table-cell>
          <table:table-cell table:formula="of:=[.G614]*[.G614]" office:value-type="float" office:value="8328996" calcext:value-type="float">
            <text:p>8328996</text:p>
          </table:table-cell>
          <table:table-cell table:formula="of:=[.H614]*[.H614]" office:value-type="float" office:value="5740816" calcext:value-type="float">
            <text:p>5740816</text:p>
          </table:table-cell>
          <table:table-cell table:formula="of:=[.I614]*[.I614]" office:value-type="float" office:value="2114116" calcext:value-type="float">
            <text:p>2114116</text:p>
          </table:table-cell>
          <table:table-cell table:formula="of:=[.J614]*[.J61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3989" calcext:value-type="float">
            <text:p>3989</text:p>
          </table:table-cell>
          <table:table-cell office:value-type="float" office:value="3412" calcext:value-type="float">
            <text:p>3412</text:p>
          </table:table-cell>
          <table:table-cell office:value-type="float" office:value="3245" calcext:value-type="float">
            <text:p>3245</text:p>
          </table:table-cell>
          <table:table-cell office:value-type="float" office:value="2919" calcext:value-type="float">
            <text:p>2919</text:p>
          </table:table-cell>
          <table:table-cell office:value-type="float" office:value="2392" calcext:value-type="float">
            <text:p>2392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15]*[.D615]" office:value-type="float" office:value="15912121" calcext:value-type="float">
            <text:p>15912121</text:p>
          </table:table-cell>
          <table:table-cell table:formula="of:=[.E615]*[.E615]" office:value-type="float" office:value="11641744" calcext:value-type="float">
            <text:p>11641744</text:p>
          </table:table-cell>
          <table:table-cell table:formula="of:=[.F615]*[.F615]" office:value-type="float" office:value="10530025" calcext:value-type="float">
            <text:p>10530025</text:p>
          </table:table-cell>
          <table:table-cell table:formula="of:=[.G615]*[.G615]" office:value-type="float" office:value="8520561" calcext:value-type="float">
            <text:p>8520561</text:p>
          </table:table-cell>
          <table:table-cell table:formula="of:=[.H615]*[.H615]" office:value-type="float" office:value="5721664" calcext:value-type="float">
            <text:p>5721664</text:p>
          </table:table-cell>
          <table:table-cell table:formula="of:=[.I615]*[.I615]" office:value-type="float" office:value="2160900" calcext:value-type="float">
            <text:p>2160900</text:p>
          </table:table-cell>
          <table:table-cell table:formula="of:=[.J615]*[.J615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4031" calcext:value-type="float">
            <text:p>4031</text:p>
          </table:table-cell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870" calcext:value-type="float">
            <text:p>2870</text:p>
          </table:table-cell>
          <table:table-cell office:value-type="float" office:value="2392" calcext:value-type="float">
            <text:p>2392</text:p>
          </table:table-cell>
          <table:table-cell office:value-type="float" office:value="1465" calcext:value-type="float">
            <text:p>1465</text:p>
          </table:table-cell>
          <table:table-cell office:value-type="float" office:value="1106" calcext:value-type="float">
            <text:p>1106</text:p>
          </table:table-cell>
          <table:table-cell table:number-columns-repeated="8"/>
          <table:table-cell table:formula="of:=[.D616]*[.D616]" office:value-type="float" office:value="16248961" calcext:value-type="float">
            <text:p>16248961</text:p>
          </table:table-cell>
          <table:table-cell table:formula="of:=[.E616]*[.E616]" office:value-type="float" office:value="13315201" calcext:value-type="float">
            <text:p>13315201</text:p>
          </table:table-cell>
          <table:table-cell table:formula="of:=[.F616]*[.F616]" office:value-type="float" office:value="10304100" calcext:value-type="float">
            <text:p>10304100</text:p>
          </table:table-cell>
          <table:table-cell table:formula="of:=[.G616]*[.G616]" office:value-type="float" office:value="8236900" calcext:value-type="float">
            <text:p>8236900</text:p>
          </table:table-cell>
          <table:table-cell table:formula="of:=[.H616]*[.H616]" office:value-type="float" office:value="5721664" calcext:value-type="float">
            <text:p>5721664</text:p>
          </table:table-cell>
          <table:table-cell table:formula="of:=[.I616]*[.I616]" office:value-type="float" office:value="2146225" calcext:value-type="float">
            <text:p>2146225</text:p>
          </table:table-cell>
          <table:table-cell table:formula="of:=[.J616]*[.J616]" office:value-type="float" office:value="1223236" calcext:value-type="float">
            <text:p>12232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4071" calcext:value-type="float">
            <text:p>4071</text:p>
          </table:table-cell>
          <table:table-cell office:value-type="float" office:value="3644" calcext:value-type="float">
            <text:p>3644</text:p>
          </table:table-cell>
          <table:table-cell office:value-type="float" office:value="3196" calcext:value-type="float">
            <text:p>3196</text:p>
          </table:table-cell>
          <table:table-cell office:value-type="float" office:value="2961" calcext:value-type="float">
            <text:p>2961</text:p>
          </table:table-cell>
          <table:table-cell office:value-type="float" office:value="2373" calcext:value-type="float">
            <text:p>2373</text:p>
          </table:table-cell>
          <table:table-cell office:value-type="float" office:value="1475" calcext:value-type="float">
            <text:p>1475</text:p>
          </table:table-cell>
          <table:table-cell office:value-type="float" office:value="1102" calcext:value-type="float">
            <text:p>1102</text:p>
          </table:table-cell>
          <table:table-cell table:number-columns-repeated="8"/>
          <table:table-cell table:formula="of:=[.D617]*[.D617]" office:value-type="float" office:value="16573041" calcext:value-type="float">
            <text:p>16573041</text:p>
          </table:table-cell>
          <table:table-cell table:formula="of:=[.E617]*[.E617]" office:value-type="float" office:value="13278736" calcext:value-type="float">
            <text:p>13278736</text:p>
          </table:table-cell>
          <table:table-cell table:formula="of:=[.F617]*[.F617]" office:value-type="float" office:value="10214416" calcext:value-type="float">
            <text:p>10214416</text:p>
          </table:table-cell>
          <table:table-cell table:formula="of:=[.G617]*[.G617]" office:value-type="float" office:value="8767521" calcext:value-type="float">
            <text:p>8767521</text:p>
          </table:table-cell>
          <table:table-cell table:formula="of:=[.H617]*[.H617]" office:value-type="float" office:value="5631129" calcext:value-type="float">
            <text:p>5631129</text:p>
          </table:table-cell>
          <table:table-cell table:formula="of:=[.I617]*[.I617]" office:value-type="float" office:value="2175625" calcext:value-type="float">
            <text:p>2175625</text:p>
          </table:table-cell>
          <table:table-cell table:formula="of:=[.J617]*[.J617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4059" calcext:value-type="float">
            <text:p>4059</text:p>
          </table:table-cell>
          <table:table-cell office:value-type="float" office:value="3653" calcext:value-type="float">
            <text:p>3653</text:p>
          </table:table-cell>
          <table:table-cell office:value-type="float" office:value="3245" calcext:value-type="float">
            <text:p>3245</text:p>
          </table:table-cell>
          <table:table-cell office:value-type="float" office:value="2868" calcext:value-type="float">
            <text:p>2868</text:p>
          </table:table-cell>
          <table:table-cell office:value-type="float" office:value="2354" calcext:value-type="float">
            <text:p>2354</text:p>
          </table:table-cell>
          <table:table-cell office:value-type="float" office:value="1486" calcext:value-type="float">
            <text:p>1486</text:p>
          </table:table-cell>
          <table:table-cell office:value-type="float" office:value="1083" calcext:value-type="float">
            <text:p>1083</text:p>
          </table:table-cell>
          <table:table-cell table:number-columns-repeated="8"/>
          <table:table-cell table:formula="of:=[.D618]*[.D618]" office:value-type="float" office:value="16475481" calcext:value-type="float">
            <text:p>16475481</text:p>
          </table:table-cell>
          <table:table-cell table:formula="of:=[.E618]*[.E618]" office:value-type="float" office:value="13344409" calcext:value-type="float">
            <text:p>13344409</text:p>
          </table:table-cell>
          <table:table-cell table:formula="of:=[.F618]*[.F618]" office:value-type="float" office:value="10530025" calcext:value-type="float">
            <text:p>10530025</text:p>
          </table:table-cell>
          <table:table-cell table:formula="of:=[.G618]*[.G618]" office:value-type="float" office:value="8225424" calcext:value-type="float">
            <text:p>8225424</text:p>
          </table:table-cell>
          <table:table-cell table:formula="of:=[.H618]*[.H618]" office:value-type="float" office:value="5541316" calcext:value-type="float">
            <text:p>5541316</text:p>
          </table:table-cell>
          <table:table-cell table:formula="of:=[.I618]*[.I618]" office:value-type="float" office:value="2208196" calcext:value-type="float">
            <text:p>2208196</text:p>
          </table:table-cell>
          <table:table-cell table:formula="of:=[.J618]*[.J618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4071" calcext:value-type="float">
            <text:p>4071</text:p>
          </table:table-cell>
          <table:table-cell office:value-type="float" office:value="3693" calcext:value-type="float">
            <text:p>3693</text:p>
          </table:table-cell>
          <table:table-cell office:value-type="float" office:value="3229" calcext:value-type="float">
            <text:p>3229</text:p>
          </table:table-cell>
          <table:table-cell office:value-type="float" office:value="2947" calcext:value-type="float">
            <text:p>2947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619]*[.D619]" office:value-type="float" office:value="16573041" calcext:value-type="float">
            <text:p>16573041</text:p>
          </table:table-cell>
          <table:table-cell table:formula="of:=[.E619]*[.E619]" office:value-type="float" office:value="13638249" calcext:value-type="float">
            <text:p>13638249</text:p>
          </table:table-cell>
          <table:table-cell table:formula="of:=[.F619]*[.F619]" office:value-type="float" office:value="10426441" calcext:value-type="float">
            <text:p>10426441</text:p>
          </table:table-cell>
          <table:table-cell table:formula="of:=[.G619]*[.G619]" office:value-type="float" office:value="8684809" calcext:value-type="float">
            <text:p>8684809</text:p>
          </table:table-cell>
          <table:table-cell table:formula="of:=[.H619]*[.H619]" office:value-type="float" office:value="5798464" calcext:value-type="float">
            <text:p>5798464</text:p>
          </table:table-cell>
          <table:table-cell table:formula="of:=[.I619]*[.I619]" office:value-type="float" office:value="2105401" calcext:value-type="float">
            <text:p>2105401</text:p>
          </table:table-cell>
          <table:table-cell table:formula="of:=[.J619]*[.J619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014" calcext:value-type="float">
            <text:p>4014</text:p>
          </table:table-cell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57" calcext:value-type="float">
            <text:p>2457</text:p>
          </table:table-cell>
          <table:table-cell office:value-type="float" office:value="1472" calcext:value-type="float">
            <text:p>1472</text:p>
          </table:table-cell>
          <table:table-cell office:value-type="float" office:value="1008" calcext:value-type="float">
            <text:p>1008</text:p>
          </table:table-cell>
          <table:table-cell table:number-columns-repeated="8"/>
          <table:table-cell table:formula="of:=[.D620]*[.D620]" office:value-type="float" office:value="16112196" calcext:value-type="float">
            <text:p>16112196</text:p>
          </table:table-cell>
          <table:table-cell table:formula="of:=[.E620]*[.E620]" office:value-type="float" office:value="13417569" calcext:value-type="float">
            <text:p>13417569</text:p>
          </table:table-cell>
          <table:table-cell table:formula="of:=[.F620]*[.F620]" office:value-type="float" office:value="10471696" calcext:value-type="float">
            <text:p>10471696</text:p>
          </table:table-cell>
          <table:table-cell table:formula="of:=[.G620]*[.G620]" office:value-type="float" office:value="8346321" calcext:value-type="float">
            <text:p>8346321</text:p>
          </table:table-cell>
          <table:table-cell table:formula="of:=[.H620]*[.H620]" office:value-type="float" office:value="6036849" calcext:value-type="float">
            <text:p>6036849</text:p>
          </table:table-cell>
          <table:table-cell table:formula="of:=[.I620]*[.I620]" office:value-type="float" office:value="2166784" calcext:value-type="float">
            <text:p>2166784</text:p>
          </table:table-cell>
          <table:table-cell table:formula="of:=[.J620]*[.J620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949" calcext:value-type="float">
            <text:p>3949</text:p>
          </table:table-cell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27" calcext:value-type="float">
            <text:p>1027</text:p>
          </table:table-cell>
          <table:table-cell table:number-columns-repeated="8"/>
          <table:table-cell table:formula="of:=[.D621]*[.D621]" office:value-type="float" office:value="15594601" calcext:value-type="float">
            <text:p>15594601</text:p>
          </table:table-cell>
          <table:table-cell table:formula="of:=[.E621]*[.E621]" office:value-type="float" office:value="13395600" calcext:value-type="float">
            <text:p>13395600</text:p>
          </table:table-cell>
          <table:table-cell table:formula="of:=[.F621]*[.F621]" office:value-type="float" office:value="10316944" calcext:value-type="float">
            <text:p>10316944</text:p>
          </table:table-cell>
          <table:table-cell table:formula="of:=[.G621]*[.G621]" office:value-type="float" office:value="8620096" calcext:value-type="float">
            <text:p>8620096</text:p>
          </table:table-cell>
          <table:table-cell table:formula="of:=[.H621]*[.H621]" office:value-type="float" office:value="5875776" calcext:value-type="float">
            <text:p>5875776</text:p>
          </table:table-cell>
          <table:table-cell table:formula="of:=[.I621]*[.I621]" office:value-type="float" office:value="2196324" calcext:value-type="float">
            <text:p>2196324</text:p>
          </table:table-cell>
          <table:table-cell table:formula="of:=[.J621]*[.J621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3946" calcext:value-type="float">
            <text:p>3946</text:p>
          </table:table-cell>
          <table:table-cell office:value-type="float" office:value="3710" calcext:value-type="float">
            <text:p>3710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622]*[.D622]" office:value-type="float" office:value="15570916" calcext:value-type="float">
            <text:p>15570916</text:p>
          </table:table-cell>
          <table:table-cell table:formula="of:=[.E622]*[.E622]" office:value-type="float" office:value="13764100" calcext:value-type="float">
            <text:p>13764100</text:p>
          </table:table-cell>
          <table:table-cell table:formula="of:=[.F622]*[.F622]" office:value-type="float" office:value="10272025" calcext:value-type="float">
            <text:p>10272025</text:p>
          </table:table-cell>
          <table:table-cell table:formula="of:=[.G622]*[.G622]" office:value-type="float" office:value="8357881" calcext:value-type="float">
            <text:p>8357881</text:p>
          </table:table-cell>
          <table:table-cell table:formula="of:=[.H622]*[.H622]" office:value-type="float" office:value="5822569" calcext:value-type="float">
            <text:p>5822569</text:p>
          </table:table-cell>
          <table:table-cell table:formula="of:=[.I622]*[.I622]" office:value-type="float" office:value="2166784" calcext:value-type="float">
            <text:p>2166784</text:p>
          </table:table-cell>
          <table:table-cell table:formula="of:=[.J622]*[.J62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3968" calcext:value-type="float">
            <text:p>3968</text:p>
          </table:table-cell>
          <table:table-cell office:value-type="float" office:value="3691" calcext:value-type="float">
            <text:p>3691</text:p>
          </table:table-cell>
          <table:table-cell office:value-type="float" office:value="3236" calcext:value-type="float">
            <text:p>3236</text:p>
          </table:table-cell>
          <table:table-cell office:value-type="float" office:value="2884" calcext:value-type="float">
            <text:p>2884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623]*[.D623]" office:value-type="float" office:value="15745024" calcext:value-type="float">
            <text:p>15745024</text:p>
          </table:table-cell>
          <table:table-cell table:formula="of:=[.E623]*[.E623]" office:value-type="float" office:value="13623481" calcext:value-type="float">
            <text:p>13623481</text:p>
          </table:table-cell>
          <table:table-cell table:formula="of:=[.F623]*[.F623]" office:value-type="float" office:value="10471696" calcext:value-type="float">
            <text:p>10471696</text:p>
          </table:table-cell>
          <table:table-cell table:formula="of:=[.G623]*[.G623]" office:value-type="float" office:value="8317456" calcext:value-type="float">
            <text:p>8317456</text:p>
          </table:table-cell>
          <table:table-cell table:formula="of:=[.H623]*[.H623]" office:value-type="float" office:value="5822569" calcext:value-type="float">
            <text:p>5822569</text:p>
          </table:table-cell>
          <table:table-cell table:formula="of:=[.I623]*[.I623]" office:value-type="float" office:value="2181529" calcext:value-type="float">
            <text:p>2181529</text:p>
          </table:table-cell>
          <table:table-cell table:formula="of:=[.J623]*[.J623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3953" calcext:value-type="float">
            <text:p>3953</text:p>
          </table:table-cell>
          <table:table-cell office:value-type="float" office:value="3635" calcext:value-type="float">
            <text:p>3635</text:p>
          </table:table-cell>
          <table:table-cell office:value-type="float" office:value="3201" calcext:value-type="float">
            <text:p>3201</text:p>
          </table:table-cell>
          <table:table-cell office:value-type="float" office:value="2879" calcext:value-type="float">
            <text:p>2879</text:p>
          </table:table-cell>
          <table:table-cell office:value-type="float" office:value="2342" calcext:value-type="float">
            <text:p>2342</text:p>
          </table:table-cell>
          <table:table-cell office:value-type="float" office:value="1463" calcext:value-type="float">
            <text:p>1463</text:p>
          </table:table-cell>
          <table:table-cell office:value-type="float" office:value="1043" calcext:value-type="float">
            <text:p>1043</text:p>
          </table:table-cell>
          <table:table-cell table:number-columns-repeated="8"/>
          <table:table-cell table:formula="of:=[.D624]*[.D624]" office:value-type="float" office:value="15626209" calcext:value-type="float">
            <text:p>15626209</text:p>
          </table:table-cell>
          <table:table-cell table:formula="of:=[.E624]*[.E624]" office:value-type="float" office:value="13213225" calcext:value-type="float">
            <text:p>13213225</text:p>
          </table:table-cell>
          <table:table-cell table:formula="of:=[.F624]*[.F624]" office:value-type="float" office:value="10246401" calcext:value-type="float">
            <text:p>10246401</text:p>
          </table:table-cell>
          <table:table-cell table:formula="of:=[.G624]*[.G624]" office:value-type="float" office:value="8288641" calcext:value-type="float">
            <text:p>8288641</text:p>
          </table:table-cell>
          <table:table-cell table:formula="of:=[.H624]*[.H624]" office:value-type="float" office:value="5484964" calcext:value-type="float">
            <text:p>5484964</text:p>
          </table:table-cell>
          <table:table-cell table:formula="of:=[.I624]*[.I624]" office:value-type="float" office:value="2140369" calcext:value-type="float">
            <text:p>2140369</text:p>
          </table:table-cell>
          <table:table-cell table:formula="of:=[.J624]*[.J624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3989" calcext:value-type="float">
            <text:p>3989</text:p>
          </table:table-cell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2" calcext:value-type="float">
            <text:p>1472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25]*[.D625]" office:value-type="float" office:value="15912121" calcext:value-type="float">
            <text:p>15912121</text:p>
          </table:table-cell>
          <table:table-cell table:formula="of:=[.E625]*[.E625]" office:value-type="float" office:value="13446889" calcext:value-type="float">
            <text:p>13446889</text:p>
          </table:table-cell>
          <table:table-cell table:formula="of:=[.F625]*[.F625]" office:value-type="float" office:value="10291264" calcext:value-type="float">
            <text:p>10291264</text:p>
          </table:table-cell>
          <table:table-cell table:formula="of:=[.G625]*[.G625]" office:value-type="float" office:value="8398404" calcext:value-type="float">
            <text:p>8398404</text:p>
          </table:table-cell>
          <table:table-cell table:formula="of:=[.H625]*[.H625]" office:value-type="float" office:value="5798464" calcext:value-type="float">
            <text:p>5798464</text:p>
          </table:table-cell>
          <table:table-cell table:formula="of:=[.I625]*[.I625]" office:value-type="float" office:value="2166784" calcext:value-type="float">
            <text:p>2166784</text:p>
          </table:table-cell>
          <table:table-cell table:formula="of:=[.J625]*[.J625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4012" calcext:value-type="float">
            <text:p>4012</text:p>
          </table:table-cell>
          <table:table-cell office:value-type="float" office:value="3712" calcext:value-type="float">
            <text:p>371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382" calcext:value-type="float">
            <text:p>2382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626]*[.D626]" office:value-type="float" office:value="16096144" calcext:value-type="float">
            <text:p>16096144</text:p>
          </table:table-cell>
          <table:table-cell table:formula="of:=[.E626]*[.E626]" office:value-type="float" office:value="13778944" calcext:value-type="float">
            <text:p>13778944</text:p>
          </table:table-cell>
          <table:table-cell table:formula="of:=[.F626]*[.F626]" office:value-type="float" office:value="10259209" calcext:value-type="float">
            <text:p>10259209</text:p>
          </table:table-cell>
          <table:table-cell table:formula="of:=[.G626]*[.G626]" office:value-type="float" office:value="8398404" calcext:value-type="float">
            <text:p>8398404</text:p>
          </table:table-cell>
          <table:table-cell table:formula="of:=[.H626]*[.H626]" office:value-type="float" office:value="5673924" calcext:value-type="float">
            <text:p>5673924</text:p>
          </table:table-cell>
          <table:table-cell table:formula="of:=[.I626]*[.I626]" office:value-type="float" office:value="2146225" calcext:value-type="float">
            <text:p>2146225</text:p>
          </table:table-cell>
          <table:table-cell table:formula="of:=[.J626]*[.J62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3984" calcext:value-type="float">
            <text:p>3984</text:p>
          </table:table-cell>
          <table:table-cell office:value-type="float" office:value="3679" calcext:value-type="float">
            <text:p>3679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44" calcext:value-type="float">
            <text:p>1444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627]*[.D627]" office:value-type="float" office:value="15872256" calcext:value-type="float">
            <text:p>15872256</text:p>
          </table:table-cell>
          <table:table-cell table:formula="of:=[.E627]*[.E627]" office:value-type="float" office:value="13535041" calcext:value-type="float">
            <text:p>13535041</text:p>
          </table:table-cell>
          <table:table-cell table:formula="of:=[.F627]*[.F627]" office:value-type="float" office:value="10426441" calcext:value-type="float">
            <text:p>10426441</text:p>
          </table:table-cell>
          <table:table-cell table:formula="of:=[.G627]*[.G627]" office:value-type="float" office:value="8357881" calcext:value-type="float">
            <text:p>8357881</text:p>
          </table:table-cell>
          <table:table-cell table:formula="of:=[.H627]*[.H627]" office:value-type="float" office:value="5673924" calcext:value-type="float">
            <text:p>5673924</text:p>
          </table:table-cell>
          <table:table-cell table:formula="of:=[.I627]*[.I627]" office:value-type="float" office:value="2085136" calcext:value-type="float">
            <text:p>2085136</text:p>
          </table:table-cell>
          <table:table-cell table:formula="of:=[.J627]*[.J62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4026" calcext:value-type="float">
            <text:p>4026</text:p>
          </table:table-cell>
          <table:table-cell office:value-type="float" office:value="3653" calcext:value-type="float">
            <text:p>3653</text:p>
          </table:table-cell>
          <table:table-cell office:value-type="float" office:value="3224" calcext:value-type="float">
            <text:p>3224</text:p>
          </table:table-cell>
          <table:table-cell office:value-type="float" office:value="2872" calcext:value-type="float">
            <text:p>2872</text:p>
          </table:table-cell>
          <table:table-cell office:value-type="float" office:value="2370" calcext:value-type="float">
            <text:p>2370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table:formula="of:=[.D628]*[.D628]" office:value-type="float" office:value="16208676" calcext:value-type="float">
            <text:p>16208676</text:p>
          </table:table-cell>
          <table:table-cell table:formula="of:=[.E628]*[.E628]" office:value-type="float" office:value="13344409" calcext:value-type="float">
            <text:p>13344409</text:p>
          </table:table-cell>
          <table:table-cell table:formula="of:=[.F628]*[.F628]" office:value-type="float" office:value="10394176" calcext:value-type="float">
            <text:p>10394176</text:p>
          </table:table-cell>
          <table:table-cell table:formula="of:=[.G628]*[.G628]" office:value-type="float" office:value="8248384" calcext:value-type="float">
            <text:p>8248384</text:p>
          </table:table-cell>
          <table:table-cell table:formula="of:=[.H628]*[.H628]" office:value-type="float" office:value="5616900" calcext:value-type="float">
            <text:p>5616900</text:p>
          </table:table-cell>
          <table:table-cell table:formula="of:=[.I628]*[.I628]" office:value-type="float" office:value="2146225" calcext:value-type="float">
            <text:p>2146225</text:p>
          </table:table-cell>
          <table:table-cell table:formula="of:=[.J628]*[.J628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4038" calcext:value-type="float">
            <text:p>4038</text:p>
          </table:table-cell>
          <table:table-cell office:value-type="float" office:value="3639" calcext:value-type="float">
            <text:p>3639</text:p>
          </table:table-cell>
          <table:table-cell office:value-type="float" office:value="3236" calcext:value-type="float">
            <text:p>3236</text:p>
          </table:table-cell>
          <table:table-cell office:value-type="float" office:value="2903" calcext:value-type="float">
            <text:p>2903</text:p>
          </table:table-cell>
          <table:table-cell office:value-type="float" office:value="2401" calcext:value-type="float">
            <text:p>2401</text:p>
          </table:table-cell>
          <table:table-cell office:value-type="float" office:value="1479" calcext:value-type="float">
            <text:p>147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29]*[.D629]" office:value-type="float" office:value="16305444" calcext:value-type="float">
            <text:p>16305444</text:p>
          </table:table-cell>
          <table:table-cell table:formula="of:=[.E629]*[.E629]" office:value-type="float" office:value="13242321" calcext:value-type="float">
            <text:p>13242321</text:p>
          </table:table-cell>
          <table:table-cell table:formula="of:=[.F629]*[.F629]" office:value-type="float" office:value="10471696" calcext:value-type="float">
            <text:p>10471696</text:p>
          </table:table-cell>
          <table:table-cell table:formula="of:=[.G629]*[.G629]" office:value-type="float" office:value="8427409" calcext:value-type="float">
            <text:p>8427409</text:p>
          </table:table-cell>
          <table:table-cell table:formula="of:=[.H629]*[.H629]" office:value-type="float" office:value="5764801" calcext:value-type="float">
            <text:p>5764801</text:p>
          </table:table-cell>
          <table:table-cell table:formula="of:=[.I629]*[.I629]" office:value-type="float" office:value="2187441" calcext:value-type="float">
            <text:p>2187441</text:p>
          </table:table-cell>
          <table:table-cell table:formula="of:=[.J629]*[.J62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998" calcext:value-type="float">
            <text:p>3998</text:p>
          </table:table-cell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630]*[.D630]" office:value-type="float" office:value="15984004" calcext:value-type="float">
            <text:p>15984004</text:p>
          </table:table-cell>
          <table:table-cell table:formula="of:=[.E630]*[.E630]" office:value-type="float" office:value="13366336" calcext:value-type="float">
            <text:p>13366336</text:p>
          </table:table-cell>
          <table:table-cell table:formula="of:=[.F630]*[.F630]" office:value-type="float" office:value="10291264" calcext:value-type="float">
            <text:p>10291264</text:p>
          </table:table-cell>
          <table:table-cell table:formula="of:=[.G630]*[.G630]" office:value-type="float" office:value="8410000" calcext:value-type="float">
            <text:p>8410000</text:p>
          </table:table-cell>
          <table:table-cell table:formula="of:=[.H630]*[.H630]" office:value-type="float" office:value="5856400" calcext:value-type="float">
            <text:p>5856400</text:p>
          </table:table-cell>
          <table:table-cell table:formula="of:=[.I630]*[.I630]" office:value-type="float" office:value="2114116" calcext:value-type="float">
            <text:p>2114116</text:p>
          </table:table-cell>
          <table:table-cell table:formula="of:=[.J630]*[.J630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4021" calcext:value-type="float">
            <text:p>4021</text:p>
          </table:table-cell>
          <table:table-cell office:value-type="float" office:value="3665" calcext:value-type="float">
            <text:p>3665</text:p>
          </table:table-cell>
          <table:table-cell office:value-type="float" office:value="3219" calcext:value-type="float">
            <text:p>3219</text:p>
          </table:table-cell>
          <table:table-cell office:value-type="float" office:value="2898" calcext:value-type="float">
            <text:p>2898</text:p>
          </table:table-cell>
          <table:table-cell office:value-type="float" office:value="2399" calcext:value-type="float">
            <text:p>2399</text:p>
          </table:table-cell>
          <table:table-cell office:value-type="float" office:value="1451" calcext:value-type="float">
            <text:p>1451</text:p>
          </table:table-cell>
          <table:table-cell office:value-type="float" office:value="1022" calcext:value-type="float">
            <text:p>1022</text:p>
          </table:table-cell>
          <table:table-cell table:number-columns-repeated="8"/>
          <table:table-cell table:formula="of:=[.D631]*[.D631]" office:value-type="float" office:value="16168441" calcext:value-type="float">
            <text:p>16168441</text:p>
          </table:table-cell>
          <table:table-cell table:formula="of:=[.E631]*[.E631]" office:value-type="float" office:value="13432225" calcext:value-type="float">
            <text:p>13432225</text:p>
          </table:table-cell>
          <table:table-cell table:formula="of:=[.F631]*[.F631]" office:value-type="float" office:value="10361961" calcext:value-type="float">
            <text:p>10361961</text:p>
          </table:table-cell>
          <table:table-cell table:formula="of:=[.G631]*[.G631]" office:value-type="float" office:value="8398404" calcext:value-type="float">
            <text:p>8398404</text:p>
          </table:table-cell>
          <table:table-cell table:formula="of:=[.H631]*[.H631]" office:value-type="float" office:value="5755201" calcext:value-type="float">
            <text:p>5755201</text:p>
          </table:table-cell>
          <table:table-cell table:formula="of:=[.I631]*[.I631]" office:value-type="float" office:value="2105401" calcext:value-type="float">
            <text:p>2105401</text:p>
          </table:table-cell>
          <table:table-cell table:formula="of:=[.J631]*[.J631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4007" calcext:value-type="float">
            <text:p>4007</text:p>
          </table:table-cell>
          <table:table-cell office:value-type="float" office:value="3646" calcext:value-type="float">
            <text:p>3646</text:p>
          </table:table-cell>
          <table:table-cell office:value-type="float" office:value="3224" calcext:value-type="float">
            <text:p>3224</text:p>
          </table:table-cell>
          <table:table-cell office:value-type="float" office:value="2940" calcext:value-type="float">
            <text:p>2940</text:p>
          </table:table-cell>
          <table:table-cell office:value-type="float" office:value="2438" calcext:value-type="float">
            <text:p>243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  <table:table-cell table:number-columns-repeated="8"/>
          <table:table-cell table:formula="of:=[.D632]*[.D632]" office:value-type="float" office:value="16056049" calcext:value-type="float">
            <text:p>16056049</text:p>
          </table:table-cell>
          <table:table-cell table:formula="of:=[.E632]*[.E632]" office:value-type="float" office:value="13293316" calcext:value-type="float">
            <text:p>13293316</text:p>
          </table:table-cell>
          <table:table-cell table:formula="of:=[.F632]*[.F632]" office:value-type="float" office:value="10394176" calcext:value-type="float">
            <text:p>10394176</text:p>
          </table:table-cell>
          <table:table-cell table:formula="of:=[.G632]*[.G632]" office:value-type="float" office:value="8643600" calcext:value-type="float">
            <text:p>8643600</text:p>
          </table:table-cell>
          <table:table-cell table:formula="of:=[.H632]*[.H632]" office:value-type="float" office:value="5943844" calcext:value-type="float">
            <text:p>5943844</text:p>
          </table:table-cell>
          <table:table-cell table:formula="of:=[.I632]*[.I632]" office:value-type="float" office:value="2160900" calcext:value-type="float">
            <text:p>2160900</text:p>
          </table:table-cell>
          <table:table-cell table:formula="of:=[.J632]*[.J632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4007" calcext:value-type="float">
            <text:p>4007</text:p>
          </table:table-cell>
          <table:table-cell office:value-type="float" office:value="3630" calcext:value-type="float">
            <text:p>3630</text:p>
          </table:table-cell>
          <table:table-cell office:value-type="float" office:value="3201" calcext:value-type="float">
            <text:p>3201</text:p>
          </table:table-cell>
          <table:table-cell office:value-type="float" office:value="2929" calcext:value-type="float">
            <text:p>2929</text:p>
          </table:table-cell>
          <table:table-cell office:value-type="float" office:value="2401" calcext:value-type="float">
            <text:p>2401</text:p>
          </table:table-cell>
          <table:table-cell office:value-type="float" office:value="1482" calcext:value-type="float">
            <text:p>1482</text:p>
          </table:table-cell>
          <table:table-cell office:value-type="float" office:value="1060" calcext:value-type="float">
            <text:p>1060</text:p>
          </table:table-cell>
          <table:table-cell table:number-columns-repeated="8"/>
          <table:table-cell table:formula="of:=[.D633]*[.D633]" office:value-type="float" office:value="16056049" calcext:value-type="float">
            <text:p>16056049</text:p>
          </table:table-cell>
          <table:table-cell table:formula="of:=[.E633]*[.E633]" office:value-type="float" office:value="13176900" calcext:value-type="float">
            <text:p>13176900</text:p>
          </table:table-cell>
          <table:table-cell table:formula="of:=[.F633]*[.F633]" office:value-type="float" office:value="10246401" calcext:value-type="float">
            <text:p>10246401</text:p>
          </table:table-cell>
          <table:table-cell table:formula="of:=[.G633]*[.G633]" office:value-type="float" office:value="8579041" calcext:value-type="float">
            <text:p>8579041</text:p>
          </table:table-cell>
          <table:table-cell table:formula="of:=[.H633]*[.H633]" office:value-type="float" office:value="5764801" calcext:value-type="float">
            <text:p>5764801</text:p>
          </table:table-cell>
          <table:table-cell table:formula="of:=[.I633]*[.I633]" office:value-type="float" office:value="2196324" calcext:value-type="float">
            <text:p>2196324</text:p>
          </table:table-cell>
          <table:table-cell table:formula="of:=[.J633]*[.J63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3989" calcext:value-type="float">
            <text:p>3989</text:p>
          </table:table-cell>
          <table:table-cell office:value-type="float" office:value="3656" calcext:value-type="float">
            <text:p>3656</text:p>
          </table:table-cell>
          <table:table-cell office:value-type="float" office:value="3219" calcext:value-type="float">
            <text:p>3219</text:p>
          </table:table-cell>
          <table:table-cell office:value-type="float" office:value="2933" calcext:value-type="float">
            <text:p>2933</text:p>
          </table:table-cell>
          <table:table-cell office:value-type="float" office:value="2380" calcext:value-type="float">
            <text:p>2380</text:p>
          </table:table-cell>
          <table:table-cell office:value-type="float" office:value="1491" calcext:value-type="float">
            <text:p>1491</text:p>
          </table:table-cell>
          <table:table-cell office:value-type="float" office:value="1069" calcext:value-type="float">
            <text:p>1069</text:p>
          </table:table-cell>
          <table:table-cell table:number-columns-repeated="8"/>
          <table:table-cell table:formula="of:=[.D634]*[.D634]" office:value-type="float" office:value="15912121" calcext:value-type="float">
            <text:p>15912121</text:p>
          </table:table-cell>
          <table:table-cell table:formula="of:=[.E634]*[.E634]" office:value-type="float" office:value="13366336" calcext:value-type="float">
            <text:p>13366336</text:p>
          </table:table-cell>
          <table:table-cell table:formula="of:=[.F634]*[.F634]" office:value-type="float" office:value="10361961" calcext:value-type="float">
            <text:p>10361961</text:p>
          </table:table-cell>
          <table:table-cell table:formula="of:=[.G634]*[.G634]" office:value-type="float" office:value="8602489" calcext:value-type="float">
            <text:p>8602489</text:p>
          </table:table-cell>
          <table:table-cell table:formula="of:=[.H634]*[.H634]" office:value-type="float" office:value="5664400" calcext:value-type="float">
            <text:p>5664400</text:p>
          </table:table-cell>
          <table:table-cell table:formula="of:=[.I634]*[.I634]" office:value-type="float" office:value="2223081" calcext:value-type="float">
            <text:p>2223081</text:p>
          </table:table-cell>
          <table:table-cell table:formula="of:=[.J634]*[.J634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3989" calcext:value-type="float">
            <text:p>3989</text:p>
          </table:table-cell>
          <table:table-cell office:value-type="float" office:value="3646" calcext:value-type="float">
            <text:p>3646</text:p>
          </table:table-cell>
          <table:table-cell office:value-type="float" office:value="3212" calcext:value-type="float">
            <text:p>3212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table:formula="of:=[.D635]*[.D635]" office:value-type="float" office:value="15912121" calcext:value-type="float">
            <text:p>15912121</text:p>
          </table:table-cell>
          <table:table-cell table:formula="of:=[.E635]*[.E635]" office:value-type="float" office:value="13293316" calcext:value-type="float">
            <text:p>13293316</text:p>
          </table:table-cell>
          <table:table-cell table:formula="of:=[.F635]*[.F635]" office:value-type="float" office:value="10316944" calcext:value-type="float">
            <text:p>10316944</text:p>
          </table:table-cell>
          <table:table-cell table:formula="of:=[.G635]*[.G635]" office:value-type="float" office:value="8236900" calcext:value-type="float">
            <text:p>8236900</text:p>
          </table:table-cell>
          <table:table-cell table:formula="of:=[.H635]*[.H635]" office:value-type="float" office:value="5688225" calcext:value-type="float">
            <text:p>5688225</text:p>
          </table:table-cell>
          <table:table-cell table:formula="of:=[.I635]*[.I635]" office:value-type="float" office:value="2140369" calcext:value-type="float">
            <text:p>2140369</text:p>
          </table:table-cell>
          <table:table-cell table:formula="of:=[.J635]*[.J63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3998" calcext:value-type="float">
            <text:p>3998</text:p>
          </table:table-cell>
          <table:table-cell office:value-type="float" office:value="3642" calcext:value-type="float">
            <text:p>3642</text:p>
          </table:table-cell>
          <table:table-cell office:value-type="float" office:value="3248" calcext:value-type="float">
            <text:p>3248</text:p>
          </table:table-cell>
          <table:table-cell office:value-type="float" office:value="2915" calcext:value-type="float">
            <text:p>2915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97" calcext:value-type="float">
            <text:p>1097</text:p>
          </table:table-cell>
          <table:table-cell table:number-columns-repeated="8"/>
          <table:table-cell table:formula="of:=[.D636]*[.D636]" office:value-type="float" office:value="15984004" calcext:value-type="float">
            <text:p>15984004</text:p>
          </table:table-cell>
          <table:table-cell table:formula="of:=[.E636]*[.E636]" office:value-type="float" office:value="13264164" calcext:value-type="float">
            <text:p>13264164</text:p>
          </table:table-cell>
          <table:table-cell table:formula="of:=[.F636]*[.F636]" office:value-type="float" office:value="10549504" calcext:value-type="float">
            <text:p>10549504</text:p>
          </table:table-cell>
          <table:table-cell table:formula="of:=[.G636]*[.G636]" office:value-type="float" office:value="8497225" calcext:value-type="float">
            <text:p>8497225</text:p>
          </table:table-cell>
          <table:table-cell table:formula="of:=[.H636]*[.H636]" office:value-type="float" office:value="5654884" calcext:value-type="float">
            <text:p>5654884</text:p>
          </table:table-cell>
          <table:table-cell table:formula="of:=[.I636]*[.I636]" office:value-type="float" office:value="2134521" calcext:value-type="float">
            <text:p>2134521</text:p>
          </table:table-cell>
          <table:table-cell table:formula="of:=[.J636]*[.J636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4010" calcext:value-type="float">
            <text:p>4010</text:p>
          </table:table-cell>
          <table:table-cell office:value-type="float" office:value="3625" calcext:value-type="float">
            <text:p>3625</text:p>
          </table:table-cell>
          <table:table-cell office:value-type="float" office:value="3236" calcext:value-type="float">
            <text:p>3236</text:p>
          </table:table-cell>
          <table:table-cell office:value-type="float" office:value="2858" calcext:value-type="float">
            <text:p>2858</text:p>
          </table:table-cell>
          <table:table-cell office:value-type="float" office:value="2380" calcext:value-type="float">
            <text:p>2380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8"/>
          <table:table-cell table:formula="of:=[.D637]*[.D637]" office:value-type="float" office:value="16080100" calcext:value-type="float">
            <text:p>16080100</text:p>
          </table:table-cell>
          <table:table-cell table:formula="of:=[.E637]*[.E637]" office:value-type="float" office:value="13140625" calcext:value-type="float">
            <text:p>13140625</text:p>
          </table:table-cell>
          <table:table-cell table:formula="of:=[.F637]*[.F637]" office:value-type="float" office:value="10471696" calcext:value-type="float">
            <text:p>10471696</text:p>
          </table:table-cell>
          <table:table-cell table:formula="of:=[.G637]*[.G637]" office:value-type="float" office:value="8168164" calcext:value-type="float">
            <text:p>8168164</text:p>
          </table:table-cell>
          <table:table-cell table:formula="of:=[.H637]*[.H637]" office:value-type="float" office:value="5664400" calcext:value-type="float">
            <text:p>5664400</text:p>
          </table:table-cell>
          <table:table-cell table:formula="of:=[.I637]*[.I637]" office:value-type="float" office:value="2099601" calcext:value-type="float">
            <text:p>2099601</text:p>
          </table:table-cell>
          <table:table-cell table:formula="of:=[.J637]*[.J63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4003" calcext:value-type="float">
            <text:p>4003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61" calcext:value-type="float">
            <text:p>2961</text:p>
          </table:table-cell>
          <table:table-cell office:value-type="float" office:value="2406" calcext:value-type="float">
            <text:p>240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8"/>
          <table:table-cell table:formula="of:=[.D638]*[.D638]" office:value-type="float" office:value="16024009" calcext:value-type="float">
            <text:p>16024009</text:p>
          </table:table-cell>
          <table:table-cell table:formula="of:=[.E638]*[.E638]" office:value-type="float" office:value="13344409" calcext:value-type="float">
            <text:p>13344409</text:p>
          </table:table-cell>
          <table:table-cell table:formula="of:=[.F638]*[.F638]" office:value-type="float" office:value="10549504" calcext:value-type="float">
            <text:p>10549504</text:p>
          </table:table-cell>
          <table:table-cell table:formula="of:=[.G638]*[.G638]" office:value-type="float" office:value="8767521" calcext:value-type="float">
            <text:p>8767521</text:p>
          </table:table-cell>
          <table:table-cell table:formula="of:=[.H638]*[.H638]" office:value-type="float" office:value="5788836" calcext:value-type="float">
            <text:p>5788836</text:p>
          </table:table-cell>
          <table:table-cell table:formula="of:=[.I638]*[.I638]" office:value-type="float" office:value="2155024" calcext:value-type="float">
            <text:p>2155024</text:p>
          </table:table-cell>
          <table:table-cell table:formula="of:=[.J638]*[.J63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4033" calcext:value-type="float">
            <text:p>4033</text:p>
          </table:table-cell>
          <table:table-cell office:value-type="float" office:value="3653" calcext:value-type="float">
            <text:p>3653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420" calcext:value-type="float">
            <text:p>2420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639]*[.D639]" office:value-type="float" office:value="16265089" calcext:value-type="float">
            <text:p>16265089</text:p>
          </table:table-cell>
          <table:table-cell table:formula="of:=[.E639]*[.E639]" office:value-type="float" office:value="13344409" calcext:value-type="float">
            <text:p>13344409</text:p>
          </table:table-cell>
          <table:table-cell table:formula="of:=[.F639]*[.F639]" office:value-type="float" office:value="10517049" calcext:value-type="float">
            <text:p>10517049</text:p>
          </table:table-cell>
          <table:table-cell table:formula="of:=[.G639]*[.G639]" office:value-type="float" office:value="8248384" calcext:value-type="float">
            <text:p>8248384</text:p>
          </table:table-cell>
          <table:table-cell table:formula="of:=[.H639]*[.H639]" office:value-type="float" office:value="5856400" calcext:value-type="float">
            <text:p>5856400</text:p>
          </table:table-cell>
          <table:table-cell table:formula="of:=[.I639]*[.I639]" office:value-type="float" office:value="2187441" calcext:value-type="float">
            <text:p>2187441</text:p>
          </table:table-cell>
          <table:table-cell table:formula="of:=[.J639]*[.J63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4040" calcext:value-type="float">
            <text:p>4040</text:p>
          </table:table-cell>
          <table:table-cell office:value-type="float" office:value="3656" calcext:value-type="float">
            <text:p>3656</text:p>
          </table:table-cell>
          <table:table-cell office:value-type="float" office:value="3212" calcext:value-type="float">
            <text:p>3212</text:p>
          </table:table-cell>
          <table:table-cell office:value-type="float" office:value="2896" calcext:value-type="float">
            <text:p>2896</text:p>
          </table:table-cell>
          <table:table-cell office:value-type="float" office:value="2354" calcext:value-type="float">
            <text:p>2354</text:p>
          </table:table-cell>
          <table:table-cell office:value-type="float" office:value="1454" calcext:value-type="float">
            <text:p>1454</text:p>
          </table:table-cell>
          <table:table-cell office:value-type="float" office:value="1045" calcext:value-type="float">
            <text:p>1045</text:p>
          </table:table-cell>
          <table:table-cell table:number-columns-repeated="8"/>
          <table:table-cell table:formula="of:=[.D640]*[.D640]" office:value-type="float" office:value="16321600" calcext:value-type="float">
            <text:p>16321600</text:p>
          </table:table-cell>
          <table:table-cell table:formula="of:=[.E640]*[.E640]" office:value-type="float" office:value="13366336" calcext:value-type="float">
            <text:p>13366336</text:p>
          </table:table-cell>
          <table:table-cell table:formula="of:=[.F640]*[.F640]" office:value-type="float" office:value="10316944" calcext:value-type="float">
            <text:p>10316944</text:p>
          </table:table-cell>
          <table:table-cell table:formula="of:=[.G640]*[.G640]" office:value-type="float" office:value="8386816" calcext:value-type="float">
            <text:p>8386816</text:p>
          </table:table-cell>
          <table:table-cell table:formula="of:=[.H640]*[.H640]" office:value-type="float" office:value="5541316" calcext:value-type="float">
            <text:p>5541316</text:p>
          </table:table-cell>
          <table:table-cell table:formula="of:=[.I640]*[.I640]" office:value-type="float" office:value="2114116" calcext:value-type="float">
            <text:p>2114116</text:p>
          </table:table-cell>
          <table:table-cell table:formula="of:=[.J640]*[.J640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4066" calcext:value-type="float">
            <text:p>4066</text:p>
          </table:table-cell>
          <table:table-cell office:value-type="float" office:value="3663" calcext:value-type="float">
            <text:p>3663</text:p>
          </table:table-cell>
          <table:table-cell office:value-type="float" office:value="3210" calcext:value-type="float">
            <text:p>3210</text:p>
          </table:table-cell>
          <table:table-cell office:value-type="float" office:value="2966" calcext:value-type="float">
            <text:p>2966</text:p>
          </table:table-cell>
          <table:table-cell office:value-type="float" office:value="2401" calcext:value-type="float">
            <text:p>2401</text:p>
          </table:table-cell>
          <table:table-cell office:value-type="float" office:value="1484" calcext:value-type="float">
            <text:p>1484</text:p>
          </table:table-cell>
          <table:table-cell office:value-type="float" office:value="1052" calcext:value-type="float">
            <text:p>1052</text:p>
          </table:table-cell>
          <table:table-cell table:number-columns-repeated="8"/>
          <table:table-cell table:formula="of:=[.D641]*[.D641]" office:value-type="float" office:value="16532356" calcext:value-type="float">
            <text:p>16532356</text:p>
          </table:table-cell>
          <table:table-cell table:formula="of:=[.E641]*[.E641]" office:value-type="float" office:value="13417569" calcext:value-type="float">
            <text:p>13417569</text:p>
          </table:table-cell>
          <table:table-cell table:formula="of:=[.F641]*[.F641]" office:value-type="float" office:value="10304100" calcext:value-type="float">
            <text:p>10304100</text:p>
          </table:table-cell>
          <table:table-cell table:formula="of:=[.G641]*[.G641]" office:value-type="float" office:value="8797156" calcext:value-type="float">
            <text:p>8797156</text:p>
          </table:table-cell>
          <table:table-cell table:formula="of:=[.H641]*[.H641]" office:value-type="float" office:value="5764801" calcext:value-type="float">
            <text:p>5764801</text:p>
          </table:table-cell>
          <table:table-cell table:formula="of:=[.I641]*[.I641]" office:value-type="float" office:value="2202256" calcext:value-type="float">
            <text:p>2202256</text:p>
          </table:table-cell>
          <table:table-cell table:formula="of:=[.J641]*[.J641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4052" calcext:value-type="float">
            <text:p>4052</text:p>
          </table:table-cell>
          <table:table-cell office:value-type="float" office:value="3635" calcext:value-type="float">
            <text:p>3635</text:p>
          </table:table-cell>
          <table:table-cell office:value-type="float" office:value="3226" calcext:value-type="float">
            <text:p>3226</text:p>
          </table:table-cell>
          <table:table-cell office:value-type="float" office:value="2900" calcext:value-type="float">
            <text:p>2900</text:p>
          </table:table-cell>
          <table:table-cell office:value-type="float" office:value="2415" calcext:value-type="float">
            <text:p>2415</text:p>
          </table:table-cell>
          <table:table-cell office:value-type="float" office:value="1472" calcext:value-type="float">
            <text:p>1472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formula="of:=[.D642]*[.D642]" office:value-type="float" office:value="16418704" calcext:value-type="float">
            <text:p>16418704</text:p>
          </table:table-cell>
          <table:table-cell table:formula="of:=[.E642]*[.E642]" office:value-type="float" office:value="13213225" calcext:value-type="float">
            <text:p>13213225</text:p>
          </table:table-cell>
          <table:table-cell table:formula="of:=[.F642]*[.F642]" office:value-type="float" office:value="10407076" calcext:value-type="float">
            <text:p>10407076</text:p>
          </table:table-cell>
          <table:table-cell table:formula="of:=[.G642]*[.G642]" office:value-type="float" office:value="8410000" calcext:value-type="float">
            <text:p>8410000</text:p>
          </table:table-cell>
          <table:table-cell table:formula="of:=[.H642]*[.H642]" office:value-type="float" office:value="5832225" calcext:value-type="float">
            <text:p>5832225</text:p>
          </table:table-cell>
          <table:table-cell table:formula="of:=[.I642]*[.I642]" office:value-type="float" office:value="2166784" calcext:value-type="float">
            <text:p>2166784</text:p>
          </table:table-cell>
          <table:table-cell table:formula="of:=[.J642]*[.J642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4012" calcext:value-type="float">
            <text:p>4012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61" calcext:value-type="float">
            <text:p>2961</text:p>
          </table:table-cell>
          <table:table-cell office:value-type="float" office:value="2441" calcext:value-type="float">
            <text:p>2441</text:p>
          </table:table-cell>
          <table:table-cell office:value-type="float" office:value="1461" calcext:value-type="float">
            <text:p>1461</text:p>
          </table:table-cell>
          <table:table-cell office:value-type="float" office:value="1050" calcext:value-type="float">
            <text:p>1050</text:p>
          </table:table-cell>
          <table:table-cell table:number-columns-repeated="8"/>
          <table:table-cell table:formula="of:=[.D643]*[.D643]" office:value-type="float" office:value="16096144" calcext:value-type="float">
            <text:p>16096144</text:p>
          </table:table-cell>
          <table:table-cell table:formula="of:=[.E643]*[.E643]" office:value-type="float" office:value="13468900" calcext:value-type="float">
            <text:p>13468900</text:p>
          </table:table-cell>
          <table:table-cell table:formula="of:=[.F643]*[.F643]" office:value-type="float" office:value="10394176" calcext:value-type="float">
            <text:p>10394176</text:p>
          </table:table-cell>
          <table:table-cell table:formula="of:=[.G643]*[.G643]" office:value-type="float" office:value="8767521" calcext:value-type="float">
            <text:p>8767521</text:p>
          </table:table-cell>
          <table:table-cell table:formula="of:=[.H643]*[.H643]" office:value-type="float" office:value="5958481" calcext:value-type="float">
            <text:p>5958481</text:p>
          </table:table-cell>
          <table:table-cell table:formula="of:=[.I643]*[.I643]" office:value-type="float" office:value="2134521" calcext:value-type="float">
            <text:p>2134521</text:p>
          </table:table-cell>
          <table:table-cell table:formula="of:=[.J643]*[.J643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4024" calcext:value-type="float">
            <text:p>4024</text:p>
          </table:table-cell>
          <table:table-cell office:value-type="float" office:value="3660" calcext:value-type="float">
            <text:p>3660</text:p>
          </table:table-cell>
          <table:table-cell office:value-type="float" office:value="3208" calcext:value-type="float">
            <text:p>3208</text:p>
          </table:table-cell>
          <table:table-cell office:value-type="float" office:value="2868" calcext:value-type="float">
            <text:p>2868</text:p>
          </table:table-cell>
          <table:table-cell office:value-type="float" office:value="2394" calcext:value-type="float">
            <text:p>2394</text:p>
          </table:table-cell>
          <table:table-cell office:value-type="float" office:value="1470" calcext:value-type="float">
            <text:p>1470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44]*[.D644]" office:value-type="float" office:value="16192576" calcext:value-type="float">
            <text:p>16192576</text:p>
          </table:table-cell>
          <table:table-cell table:formula="of:=[.E644]*[.E644]" office:value-type="float" office:value="13395600" calcext:value-type="float">
            <text:p>13395600</text:p>
          </table:table-cell>
          <table:table-cell table:formula="of:=[.F644]*[.F644]" office:value-type="float" office:value="10291264" calcext:value-type="float">
            <text:p>10291264</text:p>
          </table:table-cell>
          <table:table-cell table:formula="of:=[.G644]*[.G644]" office:value-type="float" office:value="8225424" calcext:value-type="float">
            <text:p>8225424</text:p>
          </table:table-cell>
          <table:table-cell table:formula="of:=[.H644]*[.H644]" office:value-type="float" office:value="5731236" calcext:value-type="float">
            <text:p>5731236</text:p>
          </table:table-cell>
          <table:table-cell table:formula="of:=[.I644]*[.I644]" office:value-type="float" office:value="2160900" calcext:value-type="float">
            <text:p>2160900</text:p>
          </table:table-cell>
          <table:table-cell table:formula="of:=[.J644]*[.J644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4017" calcext:value-type="float">
            <text:p>4017</text:p>
          </table:table-cell>
          <table:table-cell office:value-type="float" office:value="3632" calcext:value-type="float">
            <text:p>3632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99" calcext:value-type="float">
            <text:p>2399</text:p>
          </table:table-cell>
          <table:table-cell office:value-type="float" office:value="1461" calcext:value-type="float">
            <text:p>1461</text:p>
          </table:table-cell>
          <table:table-cell office:value-type="float" office:value="1057" calcext:value-type="float">
            <text:p>1057</text:p>
          </table:table-cell>
          <table:table-cell table:number-columns-repeated="8"/>
          <table:table-cell table:formula="of:=[.D645]*[.D645]" office:value-type="float" office:value="16136289" calcext:value-type="float">
            <text:p>16136289</text:p>
          </table:table-cell>
          <table:table-cell table:formula="of:=[.E645]*[.E645]" office:value-type="float" office:value="13191424" calcext:value-type="float">
            <text:p>13191424</text:p>
          </table:table-cell>
          <table:table-cell table:formula="of:=[.F645]*[.F645]" office:value-type="float" office:value="10272025" calcext:value-type="float">
            <text:p>10272025</text:p>
          </table:table-cell>
          <table:table-cell table:formula="of:=[.G645]*[.G645]" office:value-type="float" office:value="8328996" calcext:value-type="float">
            <text:p>8328996</text:p>
          </table:table-cell>
          <table:table-cell table:formula="of:=[.H645]*[.H645]" office:value-type="float" office:value="5755201" calcext:value-type="float">
            <text:p>5755201</text:p>
          </table:table-cell>
          <table:table-cell table:formula="of:=[.I645]*[.I645]" office:value-type="float" office:value="2134521" calcext:value-type="float">
            <text:p>2134521</text:p>
          </table:table-cell>
          <table:table-cell table:formula="of:=[.J645]*[.J645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55" calcext:value-type="float">
            <text:p>3255</text:p>
          </table:table-cell>
          <table:table-cell office:value-type="float" office:value="2889" calcext:value-type="float">
            <text:p>2889</text:p>
          </table:table-cell>
          <table:table-cell office:value-type="float" office:value="2373" calcext:value-type="float">
            <text:p>2373</text:p>
          </table:table-cell>
          <table:table-cell office:value-type="float" office:value="1468" calcext:value-type="float">
            <text:p>1468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646]*[.D646]" office:value-type="float" office:value="16112196" calcext:value-type="float">
            <text:p>16112196</text:p>
          </table:table-cell>
          <table:table-cell table:formula="of:=[.E646]*[.E646]" office:value-type="float" office:value="13468900" calcext:value-type="float">
            <text:p>13468900</text:p>
          </table:table-cell>
          <table:table-cell table:formula="of:=[.F646]*[.F646]" office:value-type="float" office:value="10595025" calcext:value-type="float">
            <text:p>10595025</text:p>
          </table:table-cell>
          <table:table-cell table:formula="of:=[.G646]*[.G646]" office:value-type="float" office:value="8346321" calcext:value-type="float">
            <text:p>8346321</text:p>
          </table:table-cell>
          <table:table-cell table:formula="of:=[.H646]*[.H646]" office:value-type="float" office:value="5631129" calcext:value-type="float">
            <text:p>5631129</text:p>
          </table:table-cell>
          <table:table-cell table:formula="of:=[.I646]*[.I646]" office:value-type="float" office:value="2155024" calcext:value-type="float">
            <text:p>2155024</text:p>
          </table:table-cell>
          <table:table-cell table:formula="of:=[.J646]*[.J64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4036" calcext:value-type="float">
            <text:p>4036</text:p>
          </table:table-cell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931" calcext:value-type="float">
            <text:p>2931</text:p>
          </table:table-cell>
          <table:table-cell office:value-type="float" office:value="2359" calcext:value-type="float">
            <text:p>2359</text:p>
          </table:table-cell>
          <table:table-cell office:value-type="float" office:value="1491" calcext:value-type="float">
            <text:p>1491</text:p>
          </table:table-cell>
          <table:table-cell office:value-type="float" office:value="1092" calcext:value-type="float">
            <text:p>1092</text:p>
          </table:table-cell>
          <table:table-cell table:number-columns-repeated="8"/>
          <table:table-cell table:formula="of:=[.D647]*[.D647]" office:value-type="float" office:value="16289296" calcext:value-type="float">
            <text:p>16289296</text:p>
          </table:table-cell>
          <table:table-cell table:formula="of:=[.E647]*[.E647]" office:value-type="float" office:value="13344409" calcext:value-type="float">
            <text:p>13344409</text:p>
          </table:table-cell>
          <table:table-cell table:formula="of:=[.F647]*[.F647]" office:value-type="float" office:value="10549504" calcext:value-type="float">
            <text:p>10549504</text:p>
          </table:table-cell>
          <table:table-cell table:formula="of:=[.G647]*[.G647]" office:value-type="float" office:value="8590761" calcext:value-type="float">
            <text:p>8590761</text:p>
          </table:table-cell>
          <table:table-cell table:formula="of:=[.H647]*[.H647]" office:value-type="float" office:value="5564881" calcext:value-type="float">
            <text:p>5564881</text:p>
          </table:table-cell>
          <table:table-cell table:formula="of:=[.I647]*[.I647]" office:value-type="float" office:value="2223081" calcext:value-type="float">
            <text:p>2223081</text:p>
          </table:table-cell>
          <table:table-cell table:formula="of:=[.J647]*[.J64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4036" calcext:value-type="float">
            <text:p>4036</text:p>
          </table:table-cell>
          <table:table-cell office:value-type="float" office:value="3663" calcext:value-type="float">
            <text:p>3663</text:p>
          </table:table-cell>
          <table:table-cell office:value-type="float" office:value="3208" calcext:value-type="float">
            <text:p>3208</text:p>
          </table:table-cell>
          <table:table-cell office:value-type="float" office:value="2877" calcext:value-type="float">
            <text:p>2877</text:p>
          </table:table-cell>
          <table:table-cell office:value-type="float" office:value="2335" calcext:value-type="float">
            <text:p>2335</text:p>
          </table:table-cell>
          <table:table-cell office:value-type="float" office:value="1439" calcext:value-type="float">
            <text:p>143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48]*[.D648]" office:value-type="float" office:value="16289296" calcext:value-type="float">
            <text:p>16289296</text:p>
          </table:table-cell>
          <table:table-cell table:formula="of:=[.E648]*[.E648]" office:value-type="float" office:value="13417569" calcext:value-type="float">
            <text:p>13417569</text:p>
          </table:table-cell>
          <table:table-cell table:formula="of:=[.F648]*[.F648]" office:value-type="float" office:value="10291264" calcext:value-type="float">
            <text:p>10291264</text:p>
          </table:table-cell>
          <table:table-cell table:formula="of:=[.G648]*[.G648]" office:value-type="float" office:value="8277129" calcext:value-type="float">
            <text:p>8277129</text:p>
          </table:table-cell>
          <table:table-cell table:formula="of:=[.H648]*[.H648]" office:value-type="float" office:value="5452225" calcext:value-type="float">
            <text:p>5452225</text:p>
          </table:table-cell>
          <table:table-cell table:formula="of:=[.I648]*[.I648]" office:value-type="float" office:value="2070721" calcext:value-type="float">
            <text:p>2070721</text:p>
          </table:table-cell>
          <table:table-cell table:formula="of:=[.J648]*[.J64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4057" calcext:value-type="float">
            <text:p>4057</text:p>
          </table:table-cell>
          <table:table-cell office:value-type="float" office:value="3660" calcext:value-type="float">
            <text:p>3660</text:p>
          </table:table-cell>
          <table:table-cell office:value-type="float" office:value="3236" calcext:value-type="float">
            <text:p>3236</text:p>
          </table:table-cell>
          <table:table-cell office:value-type="float" office:value="2966" calcext:value-type="float">
            <text:p>2966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49]*[.D649]" office:value-type="float" office:value="16459249" calcext:value-type="float">
            <text:p>16459249</text:p>
          </table:table-cell>
          <table:table-cell table:formula="of:=[.E649]*[.E649]" office:value-type="float" office:value="13395600" calcext:value-type="float">
            <text:p>13395600</text:p>
          </table:table-cell>
          <table:table-cell table:formula="of:=[.F649]*[.F649]" office:value-type="float" office:value="10471696" calcext:value-type="float">
            <text:p>10471696</text:p>
          </table:table-cell>
          <table:table-cell table:formula="of:=[.G649]*[.G649]" office:value-type="float" office:value="8797156" calcext:value-type="float">
            <text:p>8797156</text:p>
          </table:table-cell>
          <table:table-cell table:formula="of:=[.H649]*[.H649]" office:value-type="float" office:value="5616900" calcext:value-type="float">
            <text:p>5616900</text:p>
          </table:table-cell>
          <table:table-cell table:formula="of:=[.I649]*[.I649]" office:value-type="float" office:value="2099601" calcext:value-type="float">
            <text:p>2099601</text:p>
          </table:table-cell>
          <table:table-cell table:formula="of:=[.J649]*[.J649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4038" calcext:value-type="float">
            <text:p>4038</text:p>
          </table:table-cell>
          <table:table-cell office:value-type="float" office:value="3653" calcext:value-type="float">
            <text:p>3653</text:p>
          </table:table-cell>
          <table:table-cell office:value-type="float" office:value="3222" calcext:value-type="float">
            <text:p>3222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8"/>
          <table:table-cell table:formula="of:=[.D650]*[.D650]" office:value-type="float" office:value="16305444" calcext:value-type="float">
            <text:p>16305444</text:p>
          </table:table-cell>
          <table:table-cell table:formula="of:=[.E650]*[.E650]" office:value-type="float" office:value="13344409" calcext:value-type="float">
            <text:p>13344409</text:p>
          </table:table-cell>
          <table:table-cell table:formula="of:=[.F650]*[.F650]" office:value-type="float" office:value="10381284" calcext:value-type="float">
            <text:p>10381284</text:p>
          </table:table-cell>
          <table:table-cell table:formula="of:=[.G650]*[.G650]" office:value-type="float" office:value="8305924" calcext:value-type="float">
            <text:p>8305924</text:p>
          </table:table-cell>
          <table:table-cell table:formula="of:=[.H650]*[.H650]" office:value-type="float" office:value="5697769" calcext:value-type="float">
            <text:p>5697769</text:p>
          </table:table-cell>
          <table:table-cell table:formula="of:=[.I650]*[.I650]" office:value-type="float" office:value="2166784" calcext:value-type="float">
            <text:p>2166784</text:p>
          </table:table-cell>
          <table:table-cell table:formula="of:=[.J650]*[.J650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33" calcext:value-type="float">
            <text:p>4033</text:p>
          </table:table-cell>
          <table:table-cell office:value-type="float" office:value="3698" calcext:value-type="float">
            <text:p>3698</text:p>
          </table:table-cell>
          <table:table-cell office:value-type="float" office:value="3191" calcext:value-type="float">
            <text:p>3191</text:p>
          </table:table-cell>
          <table:table-cell office:value-type="float" office:value="2886" calcext:value-type="float">
            <text:p>2886</text:p>
          </table:table-cell>
          <table:table-cell office:value-type="float" office:value="2410" calcext:value-type="float">
            <text:p>2410</text:p>
          </table:table-cell>
          <table:table-cell office:value-type="float" office:value="1463" calcext:value-type="float">
            <text:p>1463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651]*[.D651]" office:value-type="float" office:value="16265089" calcext:value-type="float">
            <text:p>16265089</text:p>
          </table:table-cell>
          <table:table-cell table:formula="of:=[.E651]*[.E651]" office:value-type="float" office:value="13675204" calcext:value-type="float">
            <text:p>13675204</text:p>
          </table:table-cell>
          <table:table-cell table:formula="of:=[.F651]*[.F651]" office:value-type="float" office:value="10182481" calcext:value-type="float">
            <text:p>10182481</text:p>
          </table:table-cell>
          <table:table-cell table:formula="of:=[.G651]*[.G651]" office:value-type="float" office:value="8328996" calcext:value-type="float">
            <text:p>8328996</text:p>
          </table:table-cell>
          <table:table-cell table:formula="of:=[.H651]*[.H651]" office:value-type="float" office:value="5808100" calcext:value-type="float">
            <text:p>5808100</text:p>
          </table:table-cell>
          <table:table-cell table:formula="of:=[.I651]*[.I651]" office:value-type="float" office:value="2140369" calcext:value-type="float">
            <text:p>2140369</text:p>
          </table:table-cell>
          <table:table-cell table:formula="of:=[.J651]*[.J651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4012" calcext:value-type="float">
            <text:p>4012</text:p>
          </table:table-cell>
          <table:table-cell office:value-type="float" office:value="3653" calcext:value-type="float">
            <text:p>3653</text:p>
          </table:table-cell>
          <table:table-cell office:value-type="float" office:value="3215" calcext:value-type="float">
            <text:p>3215</text:p>
          </table:table-cell>
          <table:table-cell office:value-type="float" office:value="2884" calcext:value-type="float">
            <text:p>2884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  <table:table-cell table:number-columns-repeated="8"/>
          <table:table-cell table:formula="of:=[.D652]*[.D652]" office:value-type="float" office:value="16096144" calcext:value-type="float">
            <text:p>16096144</text:p>
          </table:table-cell>
          <table:table-cell table:formula="of:=[.E652]*[.E652]" office:value-type="float" office:value="13344409" calcext:value-type="float">
            <text:p>13344409</text:p>
          </table:table-cell>
          <table:table-cell table:formula="of:=[.F652]*[.F652]" office:value-type="float" office:value="10336225" calcext:value-type="float">
            <text:p>10336225</text:p>
          </table:table-cell>
          <table:table-cell table:formula="of:=[.G652]*[.G652]" office:value-type="float" office:value="8317456" calcext:value-type="float">
            <text:p>8317456</text:p>
          </table:table-cell>
          <table:table-cell table:formula="of:=[.H652]*[.H652]" office:value-type="float" office:value="5616900" calcext:value-type="float">
            <text:p>5616900</text:p>
          </table:table-cell>
          <table:table-cell table:formula="of:=[.I652]*[.I652]" office:value-type="float" office:value="2105401" calcext:value-type="float">
            <text:p>2105401</text:p>
          </table:table-cell>
          <table:table-cell table:formula="of:=[.J652]*[.J652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4038" calcext:value-type="float">
            <text:p>4038</text:p>
          </table:table-cell>
          <table:table-cell office:value-type="float" office:value="3630" calcext:value-type="float">
            <text:p>3630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63" calcext:value-type="float">
            <text:p>2363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8"/>
          <table:table-cell table:formula="of:=[.D653]*[.D653]" office:value-type="float" office:value="16305444" calcext:value-type="float">
            <text:p>16305444</text:p>
          </table:table-cell>
          <table:table-cell table:formula="of:=[.E653]*[.E653]" office:value-type="float" office:value="13176900" calcext:value-type="float">
            <text:p>13176900</text:p>
          </table:table-cell>
          <table:table-cell table:formula="of:=[.F653]*[.F653]" office:value-type="float" office:value="10361961" calcext:value-type="float">
            <text:p>10361961</text:p>
          </table:table-cell>
          <table:table-cell table:formula="of:=[.G653]*[.G653]" office:value-type="float" office:value="8305924" calcext:value-type="float">
            <text:p>8305924</text:p>
          </table:table-cell>
          <table:table-cell table:formula="of:=[.H653]*[.H653]" office:value-type="float" office:value="5583769" calcext:value-type="float">
            <text:p>5583769</text:p>
          </table:table-cell>
          <table:table-cell table:formula="of:=[.I653]*[.I653]" office:value-type="float" office:value="2155024" calcext:value-type="float">
            <text:p>2155024</text:p>
          </table:table-cell>
          <table:table-cell table:formula="of:=[.J653]*[.J653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4014" calcext:value-type="float">
            <text:p>4014</text:p>
          </table:table-cell>
          <table:table-cell office:value-type="float" office:value="3670" calcext:value-type="float">
            <text:p>3670</text:p>
          </table:table-cell>
          <table:table-cell office:value-type="float" office:value="3224" calcext:value-type="float">
            <text:p>3224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79" calcext:value-type="float">
            <text:p>1479</text:p>
          </table:table-cell>
          <table:table-cell office:value-type="float" office:value="1036" calcext:value-type="float">
            <text:p>1036</text:p>
          </table:table-cell>
          <table:table-cell table:number-columns-repeated="8"/>
          <table:table-cell table:formula="of:=[.D654]*[.D654]" office:value-type="float" office:value="16112196" calcext:value-type="float">
            <text:p>16112196</text:p>
          </table:table-cell>
          <table:table-cell table:formula="of:=[.E654]*[.E654]" office:value-type="float" office:value="13468900" calcext:value-type="float">
            <text:p>13468900</text:p>
          </table:table-cell>
          <table:table-cell table:formula="of:=[.F654]*[.F654]" office:value-type="float" office:value="10394176" calcext:value-type="float">
            <text:p>10394176</text:p>
          </table:table-cell>
          <table:table-cell table:formula="of:=[.G654]*[.G654]" office:value-type="float" office:value="8427409" calcext:value-type="float">
            <text:p>8427409</text:p>
          </table:table-cell>
          <table:table-cell table:formula="of:=[.H654]*[.H654]" office:value-type="float" office:value="5808100" calcext:value-type="float">
            <text:p>5808100</text:p>
          </table:table-cell>
          <table:table-cell table:formula="of:=[.I654]*[.I654]" office:value-type="float" office:value="2187441" calcext:value-type="float">
            <text:p>2187441</text:p>
          </table:table-cell>
          <table:table-cell table:formula="of:=[.J654]*[.J654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4026" calcext:value-type="float">
            <text:p>4026</text:p>
          </table:table-cell>
          <table:table-cell office:value-type="float" office:value="3658" calcext:value-type="float">
            <text:p>3658</text:p>
          </table:table-cell>
          <table:table-cell office:value-type="float" office:value="3241" calcext:value-type="float">
            <text:p>3241</text:p>
          </table:table-cell>
          <table:table-cell office:value-type="float" office:value="2905" calcext:value-type="float">
            <text:p>2905</text:p>
          </table:table-cell>
          <table:table-cell office:value-type="float" office:value="2422" calcext:value-type="float">
            <text:p>2422</text:p>
          </table:table-cell>
          <table:table-cell office:value-type="float" office:value="1456" calcext:value-type="float">
            <text:p>1456</text:p>
          </table:table-cell>
          <table:table-cell office:value-type="float" office:value="1034" calcext:value-type="float">
            <text:p>1034</text:p>
          </table:table-cell>
          <table:table-cell table:number-columns-repeated="8"/>
          <table:table-cell table:formula="of:=[.D655]*[.D655]" office:value-type="float" office:value="16208676" calcext:value-type="float">
            <text:p>16208676</text:p>
          </table:table-cell>
          <table:table-cell table:formula="of:=[.E655]*[.E655]" office:value-type="float" office:value="13380964" calcext:value-type="float">
            <text:p>13380964</text:p>
          </table:table-cell>
          <table:table-cell table:formula="of:=[.F655]*[.F655]" office:value-type="float" office:value="10504081" calcext:value-type="float">
            <text:p>10504081</text:p>
          </table:table-cell>
          <table:table-cell table:formula="of:=[.G655]*[.G655]" office:value-type="float" office:value="8439025" calcext:value-type="float">
            <text:p>8439025</text:p>
          </table:table-cell>
          <table:table-cell table:formula="of:=[.H655]*[.H655]" office:value-type="float" office:value="5866084" calcext:value-type="float">
            <text:p>5866084</text:p>
          </table:table-cell>
          <table:table-cell table:formula="of:=[.I655]*[.I655]" office:value-type="float" office:value="2119936" calcext:value-type="float">
            <text:p>2119936</text:p>
          </table:table-cell>
          <table:table-cell table:formula="of:=[.J655]*[.J655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4036" calcext:value-type="float">
            <text:p>4036</text:p>
          </table:table-cell>
          <table:table-cell office:value-type="float" office:value="3684" calcext:value-type="float">
            <text:p>3684</text:p>
          </table:table-cell>
          <table:table-cell office:value-type="float" office:value="3196" calcext:value-type="float">
            <text:p>3196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8"/>
          <table:table-cell table:formula="of:=[.D656]*[.D656]" office:value-type="float" office:value="16289296" calcext:value-type="float">
            <text:p>16289296</text:p>
          </table:table-cell>
          <table:table-cell table:formula="of:=[.E656]*[.E656]" office:value-type="float" office:value="13571856" calcext:value-type="float">
            <text:p>13571856</text:p>
          </table:table-cell>
          <table:table-cell table:formula="of:=[.F656]*[.F656]" office:value-type="float" office:value="10214416" calcext:value-type="float">
            <text:p>10214416</text:p>
          </table:table-cell>
          <table:table-cell table:formula="of:=[.G656]*[.G656]" office:value-type="float" office:value="8602489" calcext:value-type="float">
            <text:p>8602489</text:p>
          </table:table-cell>
          <table:table-cell table:formula="of:=[.H656]*[.H656]" office:value-type="float" office:value="5798464" calcext:value-type="float">
            <text:p>5798464</text:p>
          </table:table-cell>
          <table:table-cell table:formula="of:=[.I656]*[.I656]" office:value-type="float" office:value="2140369" calcext:value-type="float">
            <text:p>2140369</text:p>
          </table:table-cell>
          <table:table-cell table:formula="of:=[.J656]*[.J656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4066" calcext:value-type="float">
            <text:p>4066</text:p>
          </table:table-cell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office:value-type="float" office:value="1411" calcext:value-type="float">
            <text:p>1411</text:p>
          </table:table-cell>
          <table:table-cell office:value-type="float" office:value="1071" calcext:value-type="float">
            <text:p>1071</text:p>
          </table:table-cell>
          <table:table-cell table:number-columns-repeated="8"/>
          <table:table-cell table:formula="of:=[.D657]*[.D657]" office:value-type="float" office:value="16532356" calcext:value-type="float">
            <text:p>16532356</text:p>
          </table:table-cell>
          <table:table-cell table:formula="of:=[.E657]*[.E657]" office:value-type="float" office:value="13242321" calcext:value-type="float">
            <text:p>13242321</text:p>
          </table:table-cell>
          <table:table-cell table:formula="of:=[.F657]*[.F657]" office:value-type="float" office:value="10227204" calcext:value-type="float">
            <text:p>10227204</text:p>
          </table:table-cell>
          <table:table-cell table:formula="of:=[.G657]*[.G657]" office:value-type="float" office:value="8288641" calcext:value-type="float">
            <text:p>8288641</text:p>
          </table:table-cell>
          <table:table-cell table:formula="of:=[.H657]*[.H657]" office:value-type="float" office:value="5808100" calcext:value-type="float">
            <text:p>5808100</text:p>
          </table:table-cell>
          <table:table-cell table:formula="of:=[.I657]*[.I657]" office:value-type="float" office:value="1990921" calcext:value-type="float">
            <text:p>1990921</text:p>
          </table:table-cell>
          <table:table-cell table:formula="of:=[.J657]*[.J657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4075" calcext:value-type="float">
            <text:p>4075</text:p>
          </table:table-cell>
          <table:table-cell office:value-type="float" office:value="3635" calcext:value-type="float">
            <text:p>3635</text:p>
          </table:table-cell>
          <table:table-cell office:value-type="float" office:value="3212" calcext:value-type="float">
            <text:p>3212</text:p>
          </table:table-cell>
          <table:table-cell office:value-type="float" office:value="2954" calcext:value-type="float">
            <text:p>2954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99" calcext:value-type="float">
            <text:p>1099</text:p>
          </table:table-cell>
          <table:table-cell table:number-columns-repeated="8"/>
          <table:table-cell table:formula="of:=[.D658]*[.D658]" office:value-type="float" office:value="16605625" calcext:value-type="float">
            <text:p>16605625</text:p>
          </table:table-cell>
          <table:table-cell table:formula="of:=[.E658]*[.E658]" office:value-type="float" office:value="13213225" calcext:value-type="float">
            <text:p>13213225</text:p>
          </table:table-cell>
          <table:table-cell table:formula="of:=[.F658]*[.F658]" office:value-type="float" office:value="10316944" calcext:value-type="float">
            <text:p>10316944</text:p>
          </table:table-cell>
          <table:table-cell table:formula="of:=[.G658]*[.G658]" office:value-type="float" office:value="8726116" calcext:value-type="float">
            <text:p>8726116</text:p>
          </table:table-cell>
          <table:table-cell table:formula="of:=[.H658]*[.H658]" office:value-type="float" office:value="5774409" calcext:value-type="float">
            <text:p>5774409</text:p>
          </table:table-cell>
          <table:table-cell table:formula="of:=[.I658]*[.I658]" office:value-type="float" office:value="2166784" calcext:value-type="float">
            <text:p>2166784</text:p>
          </table:table-cell>
          <table:table-cell table:formula="of:=[.J658]*[.J658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4059" calcext:value-type="float">
            <text:p>4059</text:p>
          </table:table-cell>
          <table:table-cell office:value-type="float" office:value="3644" calcext:value-type="float">
            <text:p>3644</text:p>
          </table:table-cell>
          <table:table-cell office:value-type="float" office:value="3241" calcext:value-type="float">
            <text:p>3241</text:p>
          </table:table-cell>
          <table:table-cell office:value-type="float" office:value="2882" calcext:value-type="float">
            <text:p>2882</text:p>
          </table:table-cell>
          <table:table-cell office:value-type="float" office:value="2429" calcext:value-type="float">
            <text:p>2429</text:p>
          </table:table-cell>
          <table:table-cell office:value-type="float" office:value="1486" calcext:value-type="float">
            <text:p>1486</text:p>
          </table:table-cell>
          <table:table-cell office:value-type="float" office:value="1116" calcext:value-type="float">
            <text:p>1116</text:p>
          </table:table-cell>
          <table:table-cell table:number-columns-repeated="8"/>
          <table:table-cell table:formula="of:=[.D659]*[.D659]" office:value-type="float" office:value="16475481" calcext:value-type="float">
            <text:p>16475481</text:p>
          </table:table-cell>
          <table:table-cell table:formula="of:=[.E659]*[.E659]" office:value-type="float" office:value="13278736" calcext:value-type="float">
            <text:p>13278736</text:p>
          </table:table-cell>
          <table:table-cell table:formula="of:=[.F659]*[.F659]" office:value-type="float" office:value="10504081" calcext:value-type="float">
            <text:p>10504081</text:p>
          </table:table-cell>
          <table:table-cell table:formula="of:=[.G659]*[.G659]" office:value-type="float" office:value="8305924" calcext:value-type="float">
            <text:p>8305924</text:p>
          </table:table-cell>
          <table:table-cell table:formula="of:=[.H659]*[.H659]" office:value-type="float" office:value="5900041" calcext:value-type="float">
            <text:p>5900041</text:p>
          </table:table-cell>
          <table:table-cell table:formula="of:=[.I659]*[.I659]" office:value-type="float" office:value="2208196" calcext:value-type="float">
            <text:p>2208196</text:p>
          </table:table-cell>
          <table:table-cell table:formula="of:=[.J659]*[.J659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4031" calcext:value-type="float">
            <text:p>4031</text:p>
          </table:table-cell>
          <table:table-cell office:value-type="float" office:value="3681" calcext:value-type="float">
            <text:p>3681</text:p>
          </table:table-cell>
          <table:table-cell office:value-type="float" office:value="3231" calcext:value-type="float">
            <text:p>3231</text:p>
          </table:table-cell>
          <table:table-cell office:value-type="float" office:value="2933" calcext:value-type="float">
            <text:p>2933</text:p>
          </table:table-cell>
          <table:table-cell office:value-type="float" office:value="2410" calcext:value-type="float">
            <text:p>2410</text:p>
          </table:table-cell>
          <table:table-cell office:value-type="float" office:value="1449" calcext:value-type="float">
            <text:p>1449</text:p>
          </table:table-cell>
          <table:table-cell office:value-type="float" office:value="1088" calcext:value-type="float">
            <text:p>1088</text:p>
          </table:table-cell>
          <table:table-cell table:number-columns-repeated="8"/>
          <table:table-cell table:formula="of:=[.D660]*[.D660]" office:value-type="float" office:value="16248961" calcext:value-type="float">
            <text:p>16248961</text:p>
          </table:table-cell>
          <table:table-cell table:formula="of:=[.E660]*[.E660]" office:value-type="float" office:value="13549761" calcext:value-type="float">
            <text:p>13549761</text:p>
          </table:table-cell>
          <table:table-cell table:formula="of:=[.F660]*[.F660]" office:value-type="float" office:value="10439361" calcext:value-type="float">
            <text:p>10439361</text:p>
          </table:table-cell>
          <table:table-cell table:formula="of:=[.G660]*[.G660]" office:value-type="float" office:value="8602489" calcext:value-type="float">
            <text:p>8602489</text:p>
          </table:table-cell>
          <table:table-cell table:formula="of:=[.H660]*[.H660]" office:value-type="float" office:value="5808100" calcext:value-type="float">
            <text:p>5808100</text:p>
          </table:table-cell>
          <table:table-cell table:formula="of:=[.I660]*[.I660]" office:value-type="float" office:value="2099601" calcext:value-type="float">
            <text:p>2099601</text:p>
          </table:table-cell>
          <table:table-cell table:formula="of:=[.J660]*[.J660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49" calcext:value-type="float">
            <text:p>1449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661]*[.E661]" office:value-type="float" office:value="13380964" calcext:value-type="float">
            <text:p>13380964</text:p>
          </table:table-cell>
          <table:table-cell table:formula="of:=[.F661]*[.F661]" office:value-type="float" office:value="10246401" calcext:value-type="float">
            <text:p>10246401</text:p>
          </table:table-cell>
          <table:table-cell table:formula="of:=[.G661]*[.G661]" office:value-type="float" office:value="8346321" calcext:value-type="float">
            <text:p>8346321</text:p>
          </table:table-cell>
          <table:table-cell table:formula="of:=[.H661]*[.H661]" office:value-type="float" office:value="5740816" calcext:value-type="float">
            <text:p>5740816</text:p>
          </table:table-cell>
          <table:table-cell table:formula="of:=[.I661]*[.I661]" office:value-type="float" office:value="2099601" calcext:value-type="float">
            <text:p>2099601</text:p>
          </table:table-cell>
          <table:table-cell table:formula="of:=[.J661]*[.J66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62]*[.E662]" office:value-type="float" office:value="13446889" calcext:value-type="float">
            <text:p>13446889</text:p>
          </table:table-cell>
          <table:table-cell table:formula="of:=[.F662]*[.F662]" office:value-type="float" office:value="10407076" calcext:value-type="float">
            <text:p>10407076</text:p>
          </table:table-cell>
          <table:table-cell table:formula="of:=[.G662]*[.G662]" office:value-type="float" office:value="8369449" calcext:value-type="float">
            <text:p>8369449</text:p>
          </table:table-cell>
          <table:table-cell table:formula="of:=[.H662]*[.H662]" office:value-type="float" office:value="5631129" calcext:value-type="float">
            <text:p>5631129</text:p>
          </table:table-cell>
          <table:table-cell table:formula="of:=[.I662]*[.I662]" office:value-type="float" office:value="2070721" calcext:value-type="float">
            <text:p>2070721</text:p>
          </table:table-cell>
          <table:table-cell table:formula="of:=[.J662]*[.J662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38" calcext:value-type="float">
            <text:p>3238</text:p>
          </table:table-cell>
          <table:table-cell office:value-type="float" office:value="2924" calcext:value-type="float">
            <text:p>2924</text:p>
          </table:table-cell>
          <table:table-cell office:value-type="float" office:value="2359" calcext:value-type="float">
            <text:p>2359</text:p>
          </table:table-cell>
          <table:table-cell office:value-type="float" office:value="1484" calcext:value-type="float">
            <text:p>1484</text:p>
          </table:table-cell>
          <table:table-cell office:value-type="float" office:value="1022" calcext:value-type="float">
            <text:p>1022</text:p>
          </table:table-cell>
          <table:table-cell table:number-columns-repeated="9"/>
          <table:table-cell table:formula="of:=[.E663]*[.E663]" office:value-type="float" office:value="13293316" calcext:value-type="float">
            <text:p>13293316</text:p>
          </table:table-cell>
          <table:table-cell table:formula="of:=[.F663]*[.F663]" office:value-type="float" office:value="10484644" calcext:value-type="float">
            <text:p>10484644</text:p>
          </table:table-cell>
          <table:table-cell table:formula="of:=[.G663]*[.G663]" office:value-type="float" office:value="8549776" calcext:value-type="float">
            <text:p>8549776</text:p>
          </table:table-cell>
          <table:table-cell table:formula="of:=[.H663]*[.H663]" office:value-type="float" office:value="5564881" calcext:value-type="float">
            <text:p>5564881</text:p>
          </table:table-cell>
          <table:table-cell table:formula="of:=[.I663]*[.I663]" office:value-type="float" office:value="2202256" calcext:value-type="float">
            <text:p>2202256</text:p>
          </table:table-cell>
          <table:table-cell table:formula="of:=[.J663]*[.J663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2" calcext:value-type="float">
            <text:p>3212</text:p>
          </table:table-cell>
          <table:table-cell office:value-type="float" office:value="2884" calcext:value-type="float">
            <text:p>2884</text:p>
          </table:table-cell>
          <table:table-cell office:value-type="float" office:value="2389" calcext:value-type="float">
            <text:p>2389</text:p>
          </table:table-cell>
          <table:table-cell office:value-type="float" office:value="1439" calcext:value-type="float">
            <text:p>1439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64]*[.E664]" office:value-type="float" office:value="13315201" calcext:value-type="float">
            <text:p>13315201</text:p>
          </table:table-cell>
          <table:table-cell table:formula="of:=[.F664]*[.F664]" office:value-type="float" office:value="10316944" calcext:value-type="float">
            <text:p>10316944</text:p>
          </table:table-cell>
          <table:table-cell table:formula="of:=[.G664]*[.G664]" office:value-type="float" office:value="8317456" calcext:value-type="float">
            <text:p>8317456</text:p>
          </table:table-cell>
          <table:table-cell table:formula="of:=[.H664]*[.H664]" office:value-type="float" office:value="5707321" calcext:value-type="float">
            <text:p>5707321</text:p>
          </table:table-cell>
          <table:table-cell table:formula="of:=[.I664]*[.I664]" office:value-type="float" office:value="2070721" calcext:value-type="float">
            <text:p>2070721</text:p>
          </table:table-cell>
          <table:table-cell table:formula="of:=[.J664]*[.J66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8" calcext:value-type="float">
            <text:p>3208</text:p>
          </table:table-cell>
          <table:table-cell office:value-type="float" office:value="2870" calcext:value-type="float">
            <text:p>2870</text:p>
          </table:table-cell>
          <table:table-cell office:value-type="float" office:value="2422" calcext:value-type="float">
            <text:p>242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665]*[.E665]" office:value-type="float" office:value="13329801" calcext:value-type="float">
            <text:p>13329801</text:p>
          </table:table-cell>
          <table:table-cell table:formula="of:=[.F665]*[.F665]" office:value-type="float" office:value="10291264" calcext:value-type="float">
            <text:p>10291264</text:p>
          </table:table-cell>
          <table:table-cell table:formula="of:=[.G665]*[.G665]" office:value-type="float" office:value="8236900" calcext:value-type="float">
            <text:p>8236900</text:p>
          </table:table-cell>
          <table:table-cell table:formula="of:=[.H665]*[.H665]" office:value-type="float" office:value="5866084" calcext:value-type="float">
            <text:p>5866084</text:p>
          </table:table-cell>
          <table:table-cell table:formula="of:=[.I665]*[.I665]" office:value-type="float" office:value="2166784" calcext:value-type="float">
            <text:p>2166784</text:p>
          </table:table-cell>
          <table:table-cell table:formula="of:=[.J665]*[.J66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666]*[.E666]" office:value-type="float" office:value="13571856" calcext:value-type="float">
            <text:p>13571856</text:p>
          </table:table-cell>
          <table:table-cell table:formula="of:=[.F666]*[.F666]" office:value-type="float" office:value="10291264" calcext:value-type="float">
            <text:p>10291264</text:p>
          </table:table-cell>
          <table:table-cell table:formula="of:=[.G666]*[.G666]" office:value-type="float" office:value="8357881" calcext:value-type="float">
            <text:p>8357881</text:p>
          </table:table-cell>
          <table:table-cell table:formula="of:=[.H666]*[.H666]" office:value-type="float" office:value="5822569" calcext:value-type="float">
            <text:p>5822569</text:p>
          </table:table-cell>
          <table:table-cell table:formula="of:=[.I666]*[.I666]" office:value-type="float" office:value="2099601" calcext:value-type="float">
            <text:p>2099601</text:p>
          </table:table-cell>
          <table:table-cell table:formula="of:=[.J666]*[.J666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908" calcext:value-type="float">
            <text:p>2908</text:p>
          </table:table-cell>
          <table:table-cell office:value-type="float" office:value="2380" calcext:value-type="float">
            <text:p>2380</text:p>
          </table:table-cell>
          <table:table-cell office:value-type="float" office:value="1451" calcext:value-type="float">
            <text:p>1451</text:p>
          </table:table-cell>
          <table:table-cell office:value-type="float" office:value="1102" calcext:value-type="float">
            <text:p>1102</text:p>
          </table:table-cell>
          <table:table-cell table:number-columns-repeated="9"/>
          <table:table-cell table:formula="of:=[.E667]*[.E667]" office:value-type="float" office:value="13380964" calcext:value-type="float">
            <text:p>13380964</text:p>
          </table:table-cell>
          <table:table-cell table:formula="of:=[.F667]*[.F667]" office:value-type="float" office:value="10381284" calcext:value-type="float">
            <text:p>10381284</text:p>
          </table:table-cell>
          <table:table-cell table:formula="of:=[.G667]*[.G667]" office:value-type="float" office:value="8456464" calcext:value-type="float">
            <text:p>8456464</text:p>
          </table:table-cell>
          <table:table-cell table:formula="of:=[.H667]*[.H667]" office:value-type="float" office:value="5664400" calcext:value-type="float">
            <text:p>5664400</text:p>
          </table:table-cell>
          <table:table-cell table:formula="of:=[.I667]*[.I667]" office:value-type="float" office:value="2105401" calcext:value-type="float">
            <text:p>2105401</text:p>
          </table:table-cell>
          <table:table-cell table:formula="of:=[.J667]*[.J667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91" calcext:value-type="float">
            <text:p>3191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51" calcext:value-type="float">
            <text:p>1451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668]*[.E668]" office:value-type="float" office:value="13549761" calcext:value-type="float">
            <text:p>13549761</text:p>
          </table:table-cell>
          <table:table-cell table:formula="of:=[.F668]*[.F668]" office:value-type="float" office:value="10182481" calcext:value-type="float">
            <text:p>10182481</text:p>
          </table:table-cell>
          <table:table-cell table:formula="of:=[.G668]*[.G668]" office:value-type="float" office:value="8427409" calcext:value-type="float">
            <text:p>8427409</text:p>
          </table:table-cell>
          <table:table-cell table:formula="of:=[.H668]*[.H668]" office:value-type="float" office:value="5607424" calcext:value-type="float">
            <text:p>5607424</text:p>
          </table:table-cell>
          <table:table-cell table:formula="of:=[.I668]*[.I668]" office:value-type="float" office:value="2105401" calcext:value-type="float">
            <text:p>2105401</text:p>
          </table:table-cell>
          <table:table-cell table:formula="of:=[.J668]*[.J668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03" calcext:value-type="float">
            <text:p>3203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669]*[.E669]" office:value-type="float" office:value="13520329" calcext:value-type="float">
            <text:p>13520329</text:p>
          </table:table-cell>
          <table:table-cell table:formula="of:=[.F669]*[.F669]" office:value-type="float" office:value="10259209" calcext:value-type="float">
            <text:p>10259209</text:p>
          </table:table-cell>
          <table:table-cell table:formula="of:=[.G669]*[.G669]" office:value-type="float" office:value="8410000" calcext:value-type="float">
            <text:p>8410000</text:p>
          </table:table-cell>
          <table:table-cell table:formula="of:=[.H669]*[.H669]" office:value-type="float" office:value="5688225" calcext:value-type="float">
            <text:p>5688225</text:p>
          </table:table-cell>
          <table:table-cell table:formula="of:=[.I669]*[.I669]" office:value-type="float" office:value="2160900" calcext:value-type="float">
            <text:p>2160900</text:p>
          </table:table-cell>
          <table:table-cell table:formula="of:=[.J669]*[.J669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43" calcext:value-type="float">
            <text:p>3243</text:p>
          </table:table-cell>
          <table:table-cell office:value-type="float" office:value="2872" calcext:value-type="float">
            <text:p>2872</text:p>
          </table:table-cell>
          <table:table-cell office:value-type="float" office:value="2373" calcext:value-type="float">
            <text:p>2373</text:p>
          </table:table-cell>
          <table:table-cell office:value-type="float" office:value="1463" calcext:value-type="float">
            <text:p>1463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670]*[.E670]" office:value-type="float" office:value="13535041" calcext:value-type="float">
            <text:p>13535041</text:p>
          </table:table-cell>
          <table:table-cell table:formula="of:=[.F670]*[.F670]" office:value-type="float" office:value="10517049" calcext:value-type="float">
            <text:p>10517049</text:p>
          </table:table-cell>
          <table:table-cell table:formula="of:=[.G670]*[.G670]" office:value-type="float" office:value="8248384" calcext:value-type="float">
            <text:p>8248384</text:p>
          </table:table-cell>
          <table:table-cell table:formula="of:=[.H670]*[.H670]" office:value-type="float" office:value="5631129" calcext:value-type="float">
            <text:p>5631129</text:p>
          </table:table-cell>
          <table:table-cell table:formula="of:=[.I670]*[.I670]" office:value-type="float" office:value="2140369" calcext:value-type="float">
            <text:p>2140369</text:p>
          </table:table-cell>
          <table:table-cell table:formula="of:=[.J670]*[.J670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6" calcext:value-type="float">
            <text:p>2936</text:p>
          </table:table-cell>
          <table:table-cell office:value-type="float" office:value="2415" calcext:value-type="float">
            <text:p>2415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671]*[.E671]" office:value-type="float" office:value="13344409" calcext:value-type="float">
            <text:p>13344409</text:p>
          </table:table-cell>
          <table:table-cell table:formula="of:=[.F671]*[.F671]" office:value-type="float" office:value="10316944" calcext:value-type="float">
            <text:p>10316944</text:p>
          </table:table-cell>
          <table:table-cell table:formula="of:=[.G671]*[.G671]" office:value-type="float" office:value="8620096" calcext:value-type="float">
            <text:p>8620096</text:p>
          </table:table-cell>
          <table:table-cell table:formula="of:=[.H671]*[.H671]" office:value-type="float" office:value="5832225" calcext:value-type="float">
            <text:p>5832225</text:p>
          </table:table-cell>
          <table:table-cell table:formula="of:=[.I671]*[.I671]" office:value-type="float" office:value="2155024" calcext:value-type="float">
            <text:p>2155024</text:p>
          </table:table-cell>
          <table:table-cell table:formula="of:=[.J671]*[.J671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29" calcext:value-type="float">
            <text:p>3229</text:p>
          </table:table-cell>
          <table:table-cell office:value-type="float" office:value="2886" calcext:value-type="float">
            <text:p>2886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672]*[.E672]" office:value-type="float" office:value="13278736" calcext:value-type="float">
            <text:p>13278736</text:p>
          </table:table-cell>
          <table:table-cell table:formula="of:=[.F672]*[.F672]" office:value-type="float" office:value="10426441" calcext:value-type="float">
            <text:p>10426441</text:p>
          </table:table-cell>
          <table:table-cell table:formula="of:=[.G672]*[.G672]" office:value-type="float" office:value="8328996" calcext:value-type="float">
            <text:p>8328996</text:p>
          </table:table-cell>
          <table:table-cell table:formula="of:=[.H672]*[.H672]" office:value-type="float" office:value="5673924" calcext:value-type="float">
            <text:p>5673924</text:p>
          </table:table-cell>
          <table:table-cell table:formula="of:=[.I672]*[.I672]" office:value-type="float" office:value="2105401" calcext:value-type="float">
            <text:p>2105401</text:p>
          </table:table-cell>
          <table:table-cell table:formula="of:=[.J672]*[.J672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368" calcext:value-type="float">
            <text:p>2368</text:p>
          </table:table-cell>
          <table:table-cell office:value-type="float" office:value="1465" calcext:value-type="float">
            <text:p>1465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673]*[.E673]" office:value-type="float" office:value="13417569" calcext:value-type="float">
            <text:p>13417569</text:p>
          </table:table-cell>
          <table:table-cell table:formula="of:=[.F673]*[.F673]" office:value-type="float" office:value="10272025" calcext:value-type="float">
            <text:p>10272025</text:p>
          </table:table-cell>
          <table:table-cell table:formula="of:=[.G673]*[.G673]" office:value-type="float" office:value="8398404" calcext:value-type="float">
            <text:p>8398404</text:p>
          </table:table-cell>
          <table:table-cell table:formula="of:=[.H673]*[.H673]" office:value-type="float" office:value="5607424" calcext:value-type="float">
            <text:p>5607424</text:p>
          </table:table-cell>
          <table:table-cell table:formula="of:=[.I673]*[.I673]" office:value-type="float" office:value="2146225" calcext:value-type="float">
            <text:p>2146225</text:p>
          </table:table-cell>
          <table:table-cell table:formula="of:=[.J673]*[.J673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5" calcext:value-type="float">
            <text:p>321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74]*[.E674]" office:value-type="float" office:value="13278736" calcext:value-type="float">
            <text:p>13278736</text:p>
          </table:table-cell>
          <table:table-cell table:formula="of:=[.F674]*[.F674]" office:value-type="float" office:value="10336225" calcext:value-type="float">
            <text:p>10336225</text:p>
          </table:table-cell>
          <table:table-cell table:formula="of:=[.G674]*[.G674]" office:value-type="float" office:value="8702500" calcext:value-type="float">
            <text:p>8702500</text:p>
          </table:table-cell>
          <table:table-cell table:formula="of:=[.H674]*[.H674]" office:value-type="float" office:value="5890329" calcext:value-type="float">
            <text:p>5890329</text:p>
          </table:table-cell>
          <table:table-cell table:formula="of:=[.I674]*[.I674]" office:value-type="float" office:value="2155024" calcext:value-type="float">
            <text:p>2155024</text:p>
          </table:table-cell>
          <table:table-cell table:formula="of:=[.J674]*[.J674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1" calcext:value-type="float">
            <text:p>3231</text:p>
          </table:table-cell>
          <table:table-cell office:value-type="float" office:value="2865" calcext:value-type="float">
            <text:p>2865</text:p>
          </table:table-cell>
          <table:table-cell office:value-type="float" office:value="2399" calcext:value-type="float">
            <text:p>2399</text:p>
          </table:table-cell>
          <table:table-cell office:value-type="float" office:value="1442" calcext:value-type="float">
            <text:p>1442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675]*[.E675]" office:value-type="float" office:value="13483584" calcext:value-type="float">
            <text:p>13483584</text:p>
          </table:table-cell>
          <table:table-cell table:formula="of:=[.F675]*[.F675]" office:value-type="float" office:value="10439361" calcext:value-type="float">
            <text:p>10439361</text:p>
          </table:table-cell>
          <table:table-cell table:formula="of:=[.G675]*[.G675]" office:value-type="float" office:value="8208225" calcext:value-type="float">
            <text:p>8208225</text:p>
          </table:table-cell>
          <table:table-cell table:formula="of:=[.H675]*[.H675]" office:value-type="float" office:value="5755201" calcext:value-type="float">
            <text:p>5755201</text:p>
          </table:table-cell>
          <table:table-cell table:formula="of:=[.I675]*[.I675]" office:value-type="float" office:value="2079364" calcext:value-type="float">
            <text:p>2079364</text:p>
          </table:table-cell>
          <table:table-cell table:formula="of:=[.J675]*[.J675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41" calcext:value-type="float">
            <text:p>2441</text:p>
          </table:table-cell>
          <table:table-cell office:value-type="float" office:value="1468" calcext:value-type="float">
            <text:p>1468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676]*[.E676]" office:value-type="float" office:value="13741849" calcext:value-type="float">
            <text:p>13741849</text:p>
          </table:table-cell>
          <table:table-cell table:formula="of:=[.F676]*[.F676]" office:value-type="float" office:value="10394176" calcext:value-type="float">
            <text:p>10394176</text:p>
          </table:table-cell>
          <table:table-cell table:formula="of:=[.G676]*[.G676]" office:value-type="float" office:value="8520561" calcext:value-type="float">
            <text:p>8520561</text:p>
          </table:table-cell>
          <table:table-cell table:formula="of:=[.H676]*[.H676]" office:value-type="float" office:value="5958481" calcext:value-type="float">
            <text:p>5958481</text:p>
          </table:table-cell>
          <table:table-cell table:formula="of:=[.I676]*[.I676]" office:value-type="float" office:value="2155024" calcext:value-type="float">
            <text:p>2155024</text:p>
          </table:table-cell>
          <table:table-cell table:formula="of:=[.J676]*[.J67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870" calcext:value-type="float">
            <text:p>2870</text:p>
          </table:table-cell>
          <table:table-cell office:value-type="float" office:value="2385" calcext:value-type="float">
            <text:p>2385</text:p>
          </table:table-cell>
          <table:table-cell office:value-type="float" office:value="1465" calcext:value-type="float">
            <text:p>1465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677]*[.E677]" office:value-type="float" office:value="13535041" calcext:value-type="float">
            <text:p>13535041</text:p>
          </table:table-cell>
          <table:table-cell table:formula="of:=[.F677]*[.F677]" office:value-type="float" office:value="10259209" calcext:value-type="float">
            <text:p>10259209</text:p>
          </table:table-cell>
          <table:table-cell table:formula="of:=[.G677]*[.G677]" office:value-type="float" office:value="8236900" calcext:value-type="float">
            <text:p>8236900</text:p>
          </table:table-cell>
          <table:table-cell table:formula="of:=[.H677]*[.H677]" office:value-type="float" office:value="5688225" calcext:value-type="float">
            <text:p>5688225</text:p>
          </table:table-cell>
          <table:table-cell table:formula="of:=[.I677]*[.I677]" office:value-type="float" office:value="2146225" calcext:value-type="float">
            <text:p>2146225</text:p>
          </table:table-cell>
          <table:table-cell table:formula="of:=[.J677]*[.J677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936" calcext:value-type="float">
            <text:p>2936</text:p>
          </table:table-cell>
          <table:table-cell office:value-type="float" office:value="2443" calcext:value-type="float">
            <text:p>2443</text:p>
          </table:table-cell>
          <table:table-cell office:value-type="float" office:value="1456" calcext:value-type="float">
            <text:p>1456</text:p>
          </table:table-cell>
          <table:table-cell office:value-type="float" office:value="1008" calcext:value-type="float">
            <text:p>1008</text:p>
          </table:table-cell>
          <table:table-cell table:number-columns-repeated="9"/>
          <table:table-cell table:formula="of:=[.E678]*[.E678]" office:value-type="float" office:value="13483584" calcext:value-type="float">
            <text:p>13483584</text:p>
          </table:table-cell>
          <table:table-cell table:formula="of:=[.F678]*[.F678]" office:value-type="float" office:value="10291264" calcext:value-type="float">
            <text:p>10291264</text:p>
          </table:table-cell>
          <table:table-cell table:formula="of:=[.G678]*[.G678]" office:value-type="float" office:value="8620096" calcext:value-type="float">
            <text:p>8620096</text:p>
          </table:table-cell>
          <table:table-cell table:formula="of:=[.H678]*[.H678]" office:value-type="float" office:value="5968249" calcext:value-type="float">
            <text:p>5968249</text:p>
          </table:table-cell>
          <table:table-cell table:formula="of:=[.I678]*[.I678]" office:value-type="float" office:value="2119936" calcext:value-type="float">
            <text:p>2119936</text:p>
          </table:table-cell>
          <table:table-cell table:formula="of:=[.J678]*[.J678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6" calcext:value-type="float">
            <text:p>3236</text:p>
          </table:table-cell>
          <table:table-cell office:value-type="float" office:value="2889" calcext:value-type="float">
            <text:p>2889</text:p>
          </table:table-cell>
          <table:table-cell office:value-type="float" office:value="2417" calcext:value-type="float">
            <text:p>2417</text:p>
          </table:table-cell>
          <table:table-cell office:value-type="float" office:value="1423" calcext:value-type="float">
            <text:p>1423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679]*[.E679]" office:value-type="float" office:value="13417569" calcext:value-type="float">
            <text:p>13417569</text:p>
          </table:table-cell>
          <table:table-cell table:formula="of:=[.F679]*[.F679]" office:value-type="float" office:value="10471696" calcext:value-type="float">
            <text:p>10471696</text:p>
          </table:table-cell>
          <table:table-cell table:formula="of:=[.G679]*[.G679]" office:value-type="float" office:value="8346321" calcext:value-type="float">
            <text:p>8346321</text:p>
          </table:table-cell>
          <table:table-cell table:formula="of:=[.H679]*[.H679]" office:value-type="float" office:value="5841889" calcext:value-type="float">
            <text:p>5841889</text:p>
          </table:table-cell>
          <table:table-cell table:formula="of:=[.I679]*[.I679]" office:value-type="float" office:value="2024929" calcext:value-type="float">
            <text:p>2024929</text:p>
          </table:table-cell>
          <table:table-cell table:formula="of:=[.J679]*[.J679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3208" calcext:value-type="float">
            <text:p>3208</text:p>
          </table:table-cell>
          <table:table-cell office:value-type="float" office:value="2915" calcext:value-type="float">
            <text:p>2915</text:p>
          </table:table-cell>
          <table:table-cell office:value-type="float" office:value="2356" calcext:value-type="float">
            <text:p>2356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680]*[.E680]" office:value-type="float" office:value="13104400" calcext:value-type="float">
            <text:p>13104400</text:p>
          </table:table-cell>
          <table:table-cell table:formula="of:=[.F680]*[.F680]" office:value-type="float" office:value="10291264" calcext:value-type="float">
            <text:p>10291264</text:p>
          </table:table-cell>
          <table:table-cell table:formula="of:=[.G680]*[.G680]" office:value-type="float" office:value="8497225" calcext:value-type="float">
            <text:p>8497225</text:p>
          </table:table-cell>
          <table:table-cell table:formula="of:=[.H680]*[.H680]" office:value-type="float" office:value="5550736" calcext:value-type="float">
            <text:p>5550736</text:p>
          </table:table-cell>
          <table:table-cell table:formula="of:=[.I680]*[.I680]" office:value-type="float" office:value="2134521" calcext:value-type="float">
            <text:p>2134521</text:p>
          </table:table-cell>
          <table:table-cell table:formula="of:=[.J680]*[.J68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87" calcext:value-type="float">
            <text:p>3187</text:p>
          </table:table-cell>
          <table:table-cell office:value-type="float" office:value="2879" calcext:value-type="float">
            <text:p>2879</text:p>
          </table:table-cell>
          <table:table-cell office:value-type="float" office:value="2375" calcext:value-type="float">
            <text:p>2375</text:p>
          </table:table-cell>
          <table:table-cell office:value-type="float" office:value="1482" calcext:value-type="float">
            <text:p>1482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681]*[.E681]" office:value-type="float" office:value="13329801" calcext:value-type="float">
            <text:p>13329801</text:p>
          </table:table-cell>
          <table:table-cell table:formula="of:=[.F681]*[.F681]" office:value-type="float" office:value="10156969" calcext:value-type="float">
            <text:p>10156969</text:p>
          </table:table-cell>
          <table:table-cell table:formula="of:=[.G681]*[.G681]" office:value-type="float" office:value="8288641" calcext:value-type="float">
            <text:p>8288641</text:p>
          </table:table-cell>
          <table:table-cell table:formula="of:=[.H681]*[.H681]" office:value-type="float" office:value="5640625" calcext:value-type="float">
            <text:p>5640625</text:p>
          </table:table-cell>
          <table:table-cell table:formula="of:=[.I681]*[.I681]" office:value-type="float" office:value="2196324" calcext:value-type="float">
            <text:p>2196324</text:p>
          </table:table-cell>
          <table:table-cell table:formula="of:=[.J681]*[.J68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394" calcext:value-type="float">
            <text:p>2394</text:p>
          </table:table-cell>
          <table:table-cell office:value-type="float" office:value="1435" calcext:value-type="float">
            <text:p>1435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682]*[.E682]" office:value-type="float" office:value="13432225" calcext:value-type="float">
            <text:p>13432225</text:p>
          </table:table-cell>
          <table:table-cell table:formula="of:=[.F682]*[.F682]" office:value-type="float" office:value="10349089" calcext:value-type="float">
            <text:p>10349089</text:p>
          </table:table-cell>
          <table:table-cell table:formula="of:=[.G682]*[.G682]" office:value-type="float" office:value="8410000" calcext:value-type="float">
            <text:p>8410000</text:p>
          </table:table-cell>
          <table:table-cell table:formula="of:=[.H682]*[.H682]" office:value-type="float" office:value="5731236" calcext:value-type="float">
            <text:p>5731236</text:p>
          </table:table-cell>
          <table:table-cell table:formula="of:=[.I682]*[.I682]" office:value-type="float" office:value="2059225" calcext:value-type="float">
            <text:p>2059225</text:p>
          </table:table-cell>
          <table:table-cell table:formula="of:=[.J682]*[.J68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394" calcext:value-type="float">
            <text:p>2394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683]*[.E683]" office:value-type="float" office:value="13417569" calcext:value-type="float">
            <text:p>13417569</text:p>
          </table:table-cell>
          <table:table-cell table:formula="of:=[.F683]*[.F683]" office:value-type="float" office:value="10316944" calcext:value-type="float">
            <text:p>10316944</text:p>
          </table:table-cell>
          <table:table-cell table:formula="of:=[.G683]*[.G683]" office:value-type="float" office:value="8427409" calcext:value-type="float">
            <text:p>8427409</text:p>
          </table:table-cell>
          <table:table-cell table:formula="of:=[.H683]*[.H683]" office:value-type="float" office:value="5731236" calcext:value-type="float">
            <text:p>5731236</text:p>
          </table:table-cell>
          <table:table-cell table:formula="of:=[.I683]*[.I683]" office:value-type="float" office:value="2134521" calcext:value-type="float">
            <text:p>2134521</text:p>
          </table:table-cell>
          <table:table-cell table:formula="of:=[.J683]*[.J68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office:value-type="float" office:value="1449" calcext:value-type="float">
            <text:p>1449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684]*[.E684]" office:value-type="float" office:value="13468900" calcext:value-type="float">
            <text:p>13468900</text:p>
          </table:table-cell>
          <table:table-cell table:formula="of:=[.F684]*[.F684]" office:value-type="float" office:value="10381284" calcext:value-type="float">
            <text:p>10381284</text:p>
          </table:table-cell>
          <table:table-cell table:formula="of:=[.G684]*[.G684]" office:value-type="float" office:value="8225424" calcext:value-type="float">
            <text:p>8225424</text:p>
          </table:table-cell>
          <table:table-cell table:formula="of:=[.H684]*[.H684]" office:value-type="float" office:value="5822569" calcext:value-type="float">
            <text:p>5822569</text:p>
          </table:table-cell>
          <table:table-cell table:formula="of:=[.I684]*[.I684]" office:value-type="float" office:value="2099601" calcext:value-type="float">
            <text:p>2099601</text:p>
          </table:table-cell>
          <table:table-cell table:formula="of:=[.J684]*[.J68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1" calcext:value-type="float">
            <text:p>3201</text:p>
          </table:table-cell>
          <table:table-cell office:value-type="float" office:value="2957" calcext:value-type="float">
            <text:p>2957</text:p>
          </table:table-cell>
          <table:table-cell office:value-type="float" office:value="2392" calcext:value-type="float">
            <text:p>2392</text:p>
          </table:table-cell>
          <table:table-cell office:value-type="float" office:value="1444" calcext:value-type="float">
            <text:p>1444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685]*[.E685]" office:value-type="float" office:value="13293316" calcext:value-type="float">
            <text:p>13293316</text:p>
          </table:table-cell>
          <table:table-cell table:formula="of:=[.F685]*[.F685]" office:value-type="float" office:value="10246401" calcext:value-type="float">
            <text:p>10246401</text:p>
          </table:table-cell>
          <table:table-cell table:formula="of:=[.G685]*[.G685]" office:value-type="float" office:value="8743849" calcext:value-type="float">
            <text:p>8743849</text:p>
          </table:table-cell>
          <table:table-cell table:formula="of:=[.H685]*[.H685]" office:value-type="float" office:value="5721664" calcext:value-type="float">
            <text:p>5721664</text:p>
          </table:table-cell>
          <table:table-cell table:formula="of:=[.I685]*[.I685]" office:value-type="float" office:value="2085136" calcext:value-type="float">
            <text:p>2085136</text:p>
          </table:table-cell>
          <table:table-cell table:formula="of:=[.J685]*[.J685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431" calcext:value-type="float">
            <text:p>2431</text:p>
          </table:table-cell>
          <table:table-cell office:value-type="float" office:value="1451" calcext:value-type="float">
            <text:p>1451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686]*[.E686]" office:value-type="float" office:value="13293316" calcext:value-type="float">
            <text:p>13293316</text:p>
          </table:table-cell>
          <table:table-cell table:formula="of:=[.F686]*[.F686]" office:value-type="float" office:value="10291264" calcext:value-type="float">
            <text:p>10291264</text:p>
          </table:table-cell>
          <table:table-cell table:formula="of:=[.G686]*[.G686]" office:value-type="float" office:value="8288641" calcext:value-type="float">
            <text:p>8288641</text:p>
          </table:table-cell>
          <table:table-cell table:formula="of:=[.H686]*[.H686]" office:value-type="float" office:value="5909761" calcext:value-type="float">
            <text:p>5909761</text:p>
          </table:table-cell>
          <table:table-cell table:formula="of:=[.I686]*[.I686]" office:value-type="float" office:value="2105401" calcext:value-type="float">
            <text:p>2105401</text:p>
          </table:table-cell>
          <table:table-cell table:formula="of:=[.J686]*[.J68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87" calcext:value-type="float">
            <text:p>3187</text:p>
          </table:table-cell>
          <table:table-cell office:value-type="float" office:value="2910" calcext:value-type="float">
            <text:p>2910</text:p>
          </table:table-cell>
          <table:table-cell office:value-type="float" office:value="2408" calcext:value-type="float">
            <text:p>2408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687]*[.E687]" office:value-type="float" office:value="13380964" calcext:value-type="float">
            <text:p>13380964</text:p>
          </table:table-cell>
          <table:table-cell table:formula="of:=[.F687]*[.F687]" office:value-type="float" office:value="10156969" calcext:value-type="float">
            <text:p>10156969</text:p>
          </table:table-cell>
          <table:table-cell table:formula="of:=[.G687]*[.G687]" office:value-type="float" office:value="8468100" calcext:value-type="float">
            <text:p>8468100</text:p>
          </table:table-cell>
          <table:table-cell table:formula="of:=[.H687]*[.H687]" office:value-type="float" office:value="5798464" calcext:value-type="float">
            <text:p>5798464</text:p>
          </table:table-cell>
          <table:table-cell table:formula="of:=[.I687]*[.I687]" office:value-type="float" office:value="2181529" calcext:value-type="float">
            <text:p>2181529</text:p>
          </table:table-cell>
          <table:table-cell table:formula="of:=[.J687]*[.J68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89" calcext:value-type="float">
            <text:p>3189</text:p>
          </table:table-cell>
          <table:table-cell office:value-type="float" office:value="2875" calcext:value-type="float">
            <text:p>2875</text:p>
          </table:table-cell>
          <table:table-cell office:value-type="float" office:value="2450" calcext:value-type="float">
            <text:p>2450</text:p>
          </table:table-cell>
          <table:table-cell office:value-type="float" office:value="1461" calcext:value-type="float">
            <text:p>1461</text:p>
          </table:table-cell>
          <table:table-cell office:value-type="float" office:value="1064" calcext:value-type="float">
            <text:p>1064</text:p>
          </table:table-cell>
          <table:table-cell table:number-columns-repeated="9"/>
          <table:table-cell table:formula="of:=[.E688]*[.E688]" office:value-type="float" office:value="13155129" calcext:value-type="float">
            <text:p>13155129</text:p>
          </table:table-cell>
          <table:table-cell table:formula="of:=[.F688]*[.F688]" office:value-type="float" office:value="10169721" calcext:value-type="float">
            <text:p>10169721</text:p>
          </table:table-cell>
          <table:table-cell table:formula="of:=[.G688]*[.G688]" office:value-type="float" office:value="8265625" calcext:value-type="float">
            <text:p>8265625</text:p>
          </table:table-cell>
          <table:table-cell table:formula="of:=[.H688]*[.H688]" office:value-type="float" office:value="6002500" calcext:value-type="float">
            <text:p>6002500</text:p>
          </table:table-cell>
          <table:table-cell table:formula="of:=[.I688]*[.I688]" office:value-type="float" office:value="2134521" calcext:value-type="float">
            <text:p>2134521</text:p>
          </table:table-cell>
          <table:table-cell table:formula="of:=[.J688]*[.J688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12" calcext:value-type="float">
            <text:p>3212</text:p>
          </table:table-cell>
          <table:table-cell office:value-type="float" office:value="2929" calcext:value-type="float">
            <text:p>292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689]*[.E689]" office:value-type="float" office:value="13264164" calcext:value-type="float">
            <text:p>13264164</text:p>
          </table:table-cell>
          <table:table-cell table:formula="of:=[.F689]*[.F689]" office:value-type="float" office:value="10316944" calcext:value-type="float">
            <text:p>10316944</text:p>
          </table:table-cell>
          <table:table-cell table:formula="of:=[.G689]*[.G689]" office:value-type="float" office:value="8579041" calcext:value-type="float">
            <text:p>8579041</text:p>
          </table:table-cell>
          <table:table-cell table:formula="of:=[.H689]*[.H689]" office:value-type="float" office:value="5755201" calcext:value-type="float">
            <text:p>5755201</text:p>
          </table:table-cell>
          <table:table-cell table:formula="of:=[.I689]*[.I689]" office:value-type="float" office:value="2175625" calcext:value-type="float">
            <text:p>2175625</text:p>
          </table:table-cell>
          <table:table-cell table:formula="of:=[.J689]*[.J68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436" calcext:value-type="float">
            <text:p>2436</text:p>
          </table:table-cell>
          <table:table-cell office:value-type="float" office:value="1461" calcext:value-type="float">
            <text:p>1461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690]*[.E690]" office:value-type="float" office:value="13242321" calcext:value-type="float">
            <text:p>13242321</text:p>
          </table:table-cell>
          <table:table-cell table:formula="of:=[.F690]*[.F690]" office:value-type="float" office:value="10182481" calcext:value-type="float">
            <text:p>10182481</text:p>
          </table:table-cell>
          <table:table-cell table:formula="of:=[.G690]*[.G690]" office:value-type="float" office:value="8439025" calcext:value-type="float">
            <text:p>8439025</text:p>
          </table:table-cell>
          <table:table-cell table:formula="of:=[.H690]*[.H690]" office:value-type="float" office:value="5934096" calcext:value-type="float">
            <text:p>5934096</text:p>
          </table:table-cell>
          <table:table-cell table:formula="of:=[.I690]*[.I690]" office:value-type="float" office:value="2134521" calcext:value-type="float">
            <text:p>2134521</text:p>
          </table:table-cell>
          <table:table-cell table:formula="of:=[.J690]*[.J690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22" calcext:value-type="float">
            <text:p>3222</text:p>
          </table:table-cell>
          <table:table-cell office:value-type="float" office:value="2893" calcext:value-type="float">
            <text:p>289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116" calcext:value-type="float">
            <text:p>1116</text:p>
          </table:table-cell>
          <table:table-cell table:number-columns-repeated="9"/>
          <table:table-cell table:formula="of:=[.E691]*[.E691]" office:value-type="float" office:value="13498276" calcext:value-type="float">
            <text:p>13498276</text:p>
          </table:table-cell>
          <table:table-cell table:formula="of:=[.F691]*[.F691]" office:value-type="float" office:value="10381284" calcext:value-type="float">
            <text:p>10381284</text:p>
          </table:table-cell>
          <table:table-cell table:formula="of:=[.G691]*[.G691]" office:value-type="float" office:value="8369449" calcext:value-type="float">
            <text:p>8369449</text:p>
          </table:table-cell>
          <table:table-cell table:formula="of:=[.H691]*[.H691]" office:value-type="float" office:value="5866084" calcext:value-type="float">
            <text:p>5866084</text:p>
          </table:table-cell>
          <table:table-cell table:formula="of:=[.I691]*[.I691]" office:value-type="float" office:value="2079364" calcext:value-type="float">
            <text:p>2079364</text:p>
          </table:table-cell>
          <table:table-cell table:formula="of:=[.J691]*[.J691]" office:value-type="float" office:value="1245456" calcext:value-type="float">
            <text:p>1245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692]*[.E692]" office:value-type="float" office:value="13571856" calcext:value-type="float">
            <text:p>13571856</text:p>
          </table:table-cell>
          <table:table-cell table:formula="of:=[.F692]*[.F692]" office:value-type="float" office:value="10259209" calcext:value-type="float">
            <text:p>10259209</text:p>
          </table:table-cell>
          <table:table-cell table:formula="of:=[.G692]*[.G692]" office:value-type="float" office:value="8288641" calcext:value-type="float">
            <text:p>8288641</text:p>
          </table:table-cell>
          <table:table-cell table:formula="of:=[.H692]*[.H692]" office:value-type="float" office:value="5755201" calcext:value-type="float">
            <text:p>5755201</text:p>
          </table:table-cell>
          <table:table-cell table:formula="of:=[.I692]*[.I692]" office:value-type="float" office:value="2175625" calcext:value-type="float">
            <text:p>2175625</text:p>
          </table:table-cell>
          <table:table-cell table:formula="of:=[.J692]*[.J69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3" calcext:value-type="float">
            <text:p>3203</text:p>
          </table:table-cell>
          <table:table-cell office:value-type="float" office:value="2879" calcext:value-type="float">
            <text:p>2879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693]*[.E693]" office:value-type="float" office:value="13549761" calcext:value-type="float">
            <text:p>13549761</text:p>
          </table:table-cell>
          <table:table-cell table:formula="of:=[.F693]*[.F693]" office:value-type="float" office:value="10259209" calcext:value-type="float">
            <text:p>10259209</text:p>
          </table:table-cell>
          <table:table-cell table:formula="of:=[.G693]*[.G693]" office:value-type="float" office:value="8288641" calcext:value-type="float">
            <text:p>8288641</text:p>
          </table:table-cell>
          <table:table-cell table:formula="of:=[.H693]*[.H693]" office:value-type="float" office:value="5992704" calcext:value-type="float">
            <text:p>5992704</text:p>
          </table:table-cell>
          <table:table-cell table:formula="of:=[.I693]*[.I693]" office:value-type="float" office:value="2119936" calcext:value-type="float">
            <text:p>2119936</text:p>
          </table:table-cell>
          <table:table-cell table:formula="of:=[.J693]*[.J693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34" calcext:value-type="float">
            <text:p>3234</text:p>
          </table:table-cell>
          <table:table-cell office:value-type="float" office:value="2922" calcext:value-type="float">
            <text:p>2922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694]*[.E694]" office:value-type="float" office:value="13417569" calcext:value-type="float">
            <text:p>13417569</text:p>
          </table:table-cell>
          <table:table-cell table:formula="of:=[.F694]*[.F694]" office:value-type="float" office:value="10458756" calcext:value-type="float">
            <text:p>10458756</text:p>
          </table:table-cell>
          <table:table-cell table:formula="of:=[.G694]*[.G694]" office:value-type="float" office:value="8538084" calcext:value-type="float">
            <text:p>8538084</text:p>
          </table:table-cell>
          <table:table-cell table:formula="of:=[.H694]*[.H694]" office:value-type="float" office:value="5740816" calcext:value-type="float">
            <text:p>5740816</text:p>
          </table:table-cell>
          <table:table-cell table:formula="of:=[.I694]*[.I694]" office:value-type="float" office:value="2125764" calcext:value-type="float">
            <text:p>2125764</text:p>
          </table:table-cell>
          <table:table-cell table:formula="of:=[.J694]*[.J694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380" calcext:value-type="float">
            <text:p>2380</text:p>
          </table:table-cell>
          <table:table-cell office:value-type="float" office:value="1461" calcext:value-type="float">
            <text:p>1461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695]*[.E695]" office:value-type="float" office:value="13520329" calcext:value-type="float">
            <text:p>13520329</text:p>
          </table:table-cell>
          <table:table-cell table:formula="of:=[.F695]*[.F695]" office:value-type="float" office:value="10361961" calcext:value-type="float">
            <text:p>10361961</text:p>
          </table:table-cell>
          <table:table-cell table:formula="of:=[.G695]*[.G695]" office:value-type="float" office:value="8305924" calcext:value-type="float">
            <text:p>8305924</text:p>
          </table:table-cell>
          <table:table-cell table:formula="of:=[.H695]*[.H695]" office:value-type="float" office:value="5664400" calcext:value-type="float">
            <text:p>5664400</text:p>
          </table:table-cell>
          <table:table-cell table:formula="of:=[.I695]*[.I695]" office:value-type="float" office:value="2134521" calcext:value-type="float">
            <text:p>2134521</text:p>
          </table:table-cell>
          <table:table-cell table:formula="of:=[.J695]*[.J695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34" calcext:value-type="float">
            <text:p>3234</text:p>
          </table:table-cell>
          <table:table-cell office:value-type="float" office:value="2994" calcext:value-type="float">
            <text:p>299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696]*[.E696]" office:value-type="float" office:value="13344409" calcext:value-type="float">
            <text:p>13344409</text:p>
          </table:table-cell>
          <table:table-cell table:formula="of:=[.F696]*[.F696]" office:value-type="float" office:value="10458756" calcext:value-type="float">
            <text:p>10458756</text:p>
          </table:table-cell>
          <table:table-cell table:formula="of:=[.G696]*[.G696]" office:value-type="float" office:value="8964036" calcext:value-type="float">
            <text:p>8964036</text:p>
          </table:table-cell>
          <table:table-cell table:formula="of:=[.H696]*[.H696]" office:value-type="float" office:value="5764801" calcext:value-type="float">
            <text:p>5764801</text:p>
          </table:table-cell>
          <table:table-cell table:formula="of:=[.I696]*[.I696]" office:value-type="float" office:value="2125764" calcext:value-type="float">
            <text:p>2125764</text:p>
          </table:table-cell>
          <table:table-cell table:formula="of:=[.J696]*[.J696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863" calcext:value-type="float">
            <text:p>2863</text:p>
          </table:table-cell>
          <table:table-cell office:value-type="float" office:value="2370" calcext:value-type="float">
            <text:p>2370</text:p>
          </table:table-cell>
          <table:table-cell office:value-type="float" office:value="1449" calcext:value-type="float">
            <text:p>1449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697]*[.E697]" office:value-type="float" office:value="13432225" calcext:value-type="float">
            <text:p>13432225</text:p>
          </table:table-cell>
          <table:table-cell table:formula="of:=[.F697]*[.F697]" office:value-type="float" office:value="10259209" calcext:value-type="float">
            <text:p>10259209</text:p>
          </table:table-cell>
          <table:table-cell table:formula="of:=[.G697]*[.G697]" office:value-type="float" office:value="8196769" calcext:value-type="float">
            <text:p>8196769</text:p>
          </table:table-cell>
          <table:table-cell table:formula="of:=[.H697]*[.H697]" office:value-type="float" office:value="5616900" calcext:value-type="float">
            <text:p>5616900</text:p>
          </table:table-cell>
          <table:table-cell table:formula="of:=[.I697]*[.I697]" office:value-type="float" office:value="2099601" calcext:value-type="float">
            <text:p>2099601</text:p>
          </table:table-cell>
          <table:table-cell table:formula="of:=[.J697]*[.J697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45" calcext:value-type="float">
            <text:p>3245</text:p>
          </table:table-cell>
          <table:table-cell office:value-type="float" office:value="2936" calcext:value-type="float">
            <text:p>2936</text:p>
          </table:table-cell>
          <table:table-cell office:value-type="float" office:value="2345" calcext:value-type="float">
            <text:p>234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698]*[.E698]" office:value-type="float" office:value="13329801" calcext:value-type="float">
            <text:p>13329801</text:p>
          </table:table-cell>
          <table:table-cell table:formula="of:=[.F698]*[.F698]" office:value-type="float" office:value="10530025" calcext:value-type="float">
            <text:p>10530025</text:p>
          </table:table-cell>
          <table:table-cell table:formula="of:=[.G698]*[.G698]" office:value-type="float" office:value="8620096" calcext:value-type="float">
            <text:p>8620096</text:p>
          </table:table-cell>
          <table:table-cell table:formula="of:=[.H698]*[.H698]" office:value-type="float" office:value="5499025" calcext:value-type="float">
            <text:p>5499025</text:p>
          </table:table-cell>
          <table:table-cell table:formula="of:=[.I698]*[.I698]" office:value-type="float" office:value="2099601" calcext:value-type="float">
            <text:p>2099601</text:p>
          </table:table-cell>
          <table:table-cell table:formula="of:=[.J698]*[.J698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5" calcext:value-type="float">
            <text:p>3215</text:p>
          </table:table-cell>
          <table:table-cell office:value-type="float" office:value="2891" calcext:value-type="float">
            <text:p>2891</text:p>
          </table:table-cell>
          <table:table-cell office:value-type="float" office:value="2382" calcext:value-type="float">
            <text:p>2382</text:p>
          </table:table-cell>
          <table:table-cell office:value-type="float" office:value="1489" calcext:value-type="float">
            <text:p>1489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699]*[.E699]" office:value-type="float" office:value="13432225" calcext:value-type="float">
            <text:p>13432225</text:p>
          </table:table-cell>
          <table:table-cell table:formula="of:=[.F699]*[.F699]" office:value-type="float" office:value="10336225" calcext:value-type="float">
            <text:p>10336225</text:p>
          </table:table-cell>
          <table:table-cell table:formula="of:=[.G699]*[.G699]" office:value-type="float" office:value="8357881" calcext:value-type="float">
            <text:p>8357881</text:p>
          </table:table-cell>
          <table:table-cell table:formula="of:=[.H699]*[.H699]" office:value-type="float" office:value="5673924" calcext:value-type="float">
            <text:p>5673924</text:p>
          </table:table-cell>
          <table:table-cell table:formula="of:=[.I699]*[.I699]" office:value-type="float" office:value="2217121" calcext:value-type="float">
            <text:p>2217121</text:p>
          </table:table-cell>
          <table:table-cell table:formula="of:=[.J699]*[.J699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208" calcext:value-type="float">
            <text:p>3208</text:p>
          </table:table-cell>
          <table:table-cell office:value-type="float" office:value="2908" calcext:value-type="float">
            <text:p>2908</text:p>
          </table:table-cell>
          <table:table-cell office:value-type="float" office:value="2356" calcext:value-type="float">
            <text:p>2356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00]*[.E700]" office:value-type="float" office:value="13155129" calcext:value-type="float">
            <text:p>13155129</text:p>
          </table:table-cell>
          <table:table-cell table:formula="of:=[.F700]*[.F700]" office:value-type="float" office:value="10291264" calcext:value-type="float">
            <text:p>10291264</text:p>
          </table:table-cell>
          <table:table-cell table:formula="of:=[.G700]*[.G700]" office:value-type="float" office:value="8456464" calcext:value-type="float">
            <text:p>8456464</text:p>
          </table:table-cell>
          <table:table-cell table:formula="of:=[.H700]*[.H700]" office:value-type="float" office:value="5550736" calcext:value-type="float">
            <text:p>5550736</text:p>
          </table:table-cell>
          <table:table-cell table:formula="of:=[.I700]*[.I700]" office:value-type="float" office:value="2155024" calcext:value-type="float">
            <text:p>2155024</text:p>
          </table:table-cell>
          <table:table-cell table:formula="of:=[.J700]*[.J700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217" calcext:value-type="float">
            <text:p>3217</text:p>
          </table:table-cell>
          <table:table-cell office:value-type="float" office:value="2875" calcext:value-type="float">
            <text:p>2875</text:p>
          </table:table-cell>
          <table:table-cell office:value-type="float" office:value="2403" calcext:value-type="float">
            <text:p>2403</text:p>
          </table:table-cell>
          <table:table-cell office:value-type="float" office:value="1442" calcext:value-type="float">
            <text:p>1442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701]*[.E701]" office:value-type="float" office:value="13126129" calcext:value-type="float">
            <text:p>13126129</text:p>
          </table:table-cell>
          <table:table-cell table:formula="of:=[.F701]*[.F701]" office:value-type="float" office:value="10349089" calcext:value-type="float">
            <text:p>10349089</text:p>
          </table:table-cell>
          <table:table-cell table:formula="of:=[.G701]*[.G701]" office:value-type="float" office:value="8265625" calcext:value-type="float">
            <text:p>8265625</text:p>
          </table:table-cell>
          <table:table-cell table:formula="of:=[.H701]*[.H701]" office:value-type="float" office:value="5774409" calcext:value-type="float">
            <text:p>5774409</text:p>
          </table:table-cell>
          <table:table-cell table:formula="of:=[.I701]*[.I701]" office:value-type="float" office:value="2079364" calcext:value-type="float">
            <text:p>2079364</text:p>
          </table:table-cell>
          <table:table-cell table:formula="of:=[.J701]*[.J701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2" calcext:value-type="float">
            <text:p>3182</text:p>
          </table:table-cell>
          <table:table-cell office:value-type="float" office:value="2900" calcext:value-type="float">
            <text:p>2900</text:p>
          </table:table-cell>
          <table:table-cell office:value-type="float" office:value="2385" calcext:value-type="float">
            <text:p>2385</text:p>
          </table:table-cell>
          <table:table-cell office:value-type="float" office:value="1463" calcext:value-type="float">
            <text:p>1463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702]*[.E702]" office:value-type="float" office:value="13417569" calcext:value-type="float">
            <text:p>13417569</text:p>
          </table:table-cell>
          <table:table-cell table:formula="of:=[.F702]*[.F702]" office:value-type="float" office:value="10125124" calcext:value-type="float">
            <text:p>10125124</text:p>
          </table:table-cell>
          <table:table-cell table:formula="of:=[.G702]*[.G702]" office:value-type="float" office:value="8410000" calcext:value-type="float">
            <text:p>8410000</text:p>
          </table:table-cell>
          <table:table-cell table:formula="of:=[.H702]*[.H702]" office:value-type="float" office:value="5688225" calcext:value-type="float">
            <text:p>5688225</text:p>
          </table:table-cell>
          <table:table-cell table:formula="of:=[.I702]*[.I702]" office:value-type="float" office:value="2140369" calcext:value-type="float">
            <text:p>2140369</text:p>
          </table:table-cell>
          <table:table-cell table:formula="of:=[.J702]*[.J702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1" calcext:value-type="float">
            <text:p>3201</text:p>
          </table:table-cell>
          <table:table-cell office:value-type="float" office:value="2896" calcext:value-type="float">
            <text:p>2896</text:p>
          </table:table-cell>
          <table:table-cell office:value-type="float" office:value="2441" calcext:value-type="float">
            <text:p>2441</text:p>
          </table:table-cell>
          <table:table-cell office:value-type="float" office:value="1484" calcext:value-type="float">
            <text:p>1484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03]*[.E703]" office:value-type="float" office:value="13366336" calcext:value-type="float">
            <text:p>13366336</text:p>
          </table:table-cell>
          <table:table-cell table:formula="of:=[.F703]*[.F703]" office:value-type="float" office:value="10246401" calcext:value-type="float">
            <text:p>10246401</text:p>
          </table:table-cell>
          <table:table-cell table:formula="of:=[.G703]*[.G703]" office:value-type="float" office:value="8386816" calcext:value-type="float">
            <text:p>8386816</text:p>
          </table:table-cell>
          <table:table-cell table:formula="of:=[.H703]*[.H703]" office:value-type="float" office:value="5958481" calcext:value-type="float">
            <text:p>5958481</text:p>
          </table:table-cell>
          <table:table-cell table:formula="of:=[.I703]*[.I703]" office:value-type="float" office:value="2202256" calcext:value-type="float">
            <text:p>2202256</text:p>
          </table:table-cell>
          <table:table-cell table:formula="of:=[.J703]*[.J70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24" calcext:value-type="float">
            <text:p>3224</text:p>
          </table:table-cell>
          <table:table-cell office:value-type="float" office:value="2879" calcext:value-type="float">
            <text:p>2879</text:p>
          </table:table-cell>
          <table:table-cell office:value-type="float" office:value="2387" calcext:value-type="float">
            <text:p>2387</text:p>
          </table:table-cell>
          <table:table-cell office:value-type="float" office:value="1472" calcext:value-type="float">
            <text:p>1472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04]*[.E704]" office:value-type="float" office:value="13264164" calcext:value-type="float">
            <text:p>13264164</text:p>
          </table:table-cell>
          <table:table-cell table:formula="of:=[.F704]*[.F704]" office:value-type="float" office:value="10394176" calcext:value-type="float">
            <text:p>10394176</text:p>
          </table:table-cell>
          <table:table-cell table:formula="of:=[.G704]*[.G704]" office:value-type="float" office:value="8288641" calcext:value-type="float">
            <text:p>8288641</text:p>
          </table:table-cell>
          <table:table-cell table:formula="of:=[.H704]*[.H704]" office:value-type="float" office:value="5697769" calcext:value-type="float">
            <text:p>5697769</text:p>
          </table:table-cell>
          <table:table-cell table:formula="of:=[.I704]*[.I704]" office:value-type="float" office:value="2166784" calcext:value-type="float">
            <text:p>2166784</text:p>
          </table:table-cell>
          <table:table-cell table:formula="of:=[.J704]*[.J704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915" calcext:value-type="float">
            <text:p>2915</text:p>
          </table:table-cell>
          <table:table-cell office:value-type="float" office:value="2368" calcext:value-type="float">
            <text:p>2368</text:p>
          </table:table-cell>
          <table:table-cell office:value-type="float" office:value="1479" calcext:value-type="float">
            <text:p>1479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05]*[.E705]" office:value-type="float" office:value="13468900" calcext:value-type="float">
            <text:p>13468900</text:p>
          </table:table-cell>
          <table:table-cell table:formula="of:=[.F705]*[.F705]" office:value-type="float" office:value="10336225" calcext:value-type="float">
            <text:p>10336225</text:p>
          </table:table-cell>
          <table:table-cell table:formula="of:=[.G705]*[.G705]" office:value-type="float" office:value="8497225" calcext:value-type="float">
            <text:p>8497225</text:p>
          </table:table-cell>
          <table:table-cell table:formula="of:=[.H705]*[.H705]" office:value-type="float" office:value="5607424" calcext:value-type="float">
            <text:p>5607424</text:p>
          </table:table-cell>
          <table:table-cell table:formula="of:=[.I705]*[.I705]" office:value-type="float" office:value="2187441" calcext:value-type="float">
            <text:p>2187441</text:p>
          </table:table-cell>
          <table:table-cell table:formula="of:=[.J705]*[.J70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396" calcext:value-type="float">
            <text:p>2396</text:p>
          </table:table-cell>
          <table:table-cell office:value-type="float" office:value="1482" calcext:value-type="float">
            <text:p>1482</text:p>
          </table:table-cell>
          <table:table-cell office:value-type="float" office:value="1104" calcext:value-type="float">
            <text:p>1104</text:p>
          </table:table-cell>
          <table:table-cell table:number-columns-repeated="9"/>
          <table:table-cell table:formula="of:=[.E706]*[.E706]" office:value-type="float" office:value="13498276" calcext:value-type="float">
            <text:p>13498276</text:p>
          </table:table-cell>
          <table:table-cell table:formula="of:=[.F706]*[.F706]" office:value-type="float" office:value="10246401" calcext:value-type="float">
            <text:p>10246401</text:p>
          </table:table-cell>
          <table:table-cell table:formula="of:=[.G706]*[.G706]" office:value-type="float" office:value="8357881" calcext:value-type="float">
            <text:p>8357881</text:p>
          </table:table-cell>
          <table:table-cell table:formula="of:=[.H706]*[.H706]" office:value-type="float" office:value="5740816" calcext:value-type="float">
            <text:p>5740816</text:p>
          </table:table-cell>
          <table:table-cell table:formula="of:=[.I706]*[.I706]" office:value-type="float" office:value="2196324" calcext:value-type="float">
            <text:p>2196324</text:p>
          </table:table-cell>
          <table:table-cell table:formula="of:=[.J706]*[.J706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87" calcext:value-type="float">
            <text:p>3187</text:p>
          </table:table-cell>
          <table:table-cell office:value-type="float" office:value="2905" calcext:value-type="float">
            <text:p>2905</text:p>
          </table:table-cell>
          <table:table-cell office:value-type="float" office:value="2413" calcext:value-type="float">
            <text:p>2413</text:p>
          </table:table-cell>
          <table:table-cell office:value-type="float" office:value="1454" calcext:value-type="float">
            <text:p>1454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707]*[.E707]" office:value-type="float" office:value="13446889" calcext:value-type="float">
            <text:p>13446889</text:p>
          </table:table-cell>
          <table:table-cell table:formula="of:=[.F707]*[.F707]" office:value-type="float" office:value="10156969" calcext:value-type="float">
            <text:p>10156969</text:p>
          </table:table-cell>
          <table:table-cell table:formula="of:=[.G707]*[.G707]" office:value-type="float" office:value="8439025" calcext:value-type="float">
            <text:p>8439025</text:p>
          </table:table-cell>
          <table:table-cell table:formula="of:=[.H707]*[.H707]" office:value-type="float" office:value="5822569" calcext:value-type="float">
            <text:p>5822569</text:p>
          </table:table-cell>
          <table:table-cell table:formula="of:=[.I707]*[.I707]" office:value-type="float" office:value="2114116" calcext:value-type="float">
            <text:p>2114116</text:p>
          </table:table-cell>
          <table:table-cell table:formula="of:=[.J707]*[.J707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217" calcext:value-type="float">
            <text:p>3217</text:p>
          </table:table-cell>
          <table:table-cell office:value-type="float" office:value="2912" calcext:value-type="float">
            <text:p>2912</text:p>
          </table:table-cell>
          <table:table-cell office:value-type="float" office:value="2354" calcext:value-type="float">
            <text:p>2354</text:p>
          </table:table-cell>
          <table:table-cell office:value-type="float" office:value="1458" calcext:value-type="float">
            <text:p>1458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08]*[.E708]" office:value-type="float" office:value="13690000" calcext:value-type="float">
            <text:p>13690000</text:p>
          </table:table-cell>
          <table:table-cell table:formula="of:=[.F708]*[.F708]" office:value-type="float" office:value="10349089" calcext:value-type="float">
            <text:p>10349089</text:p>
          </table:table-cell>
          <table:table-cell table:formula="of:=[.G708]*[.G708]" office:value-type="float" office:value="8479744" calcext:value-type="float">
            <text:p>8479744</text:p>
          </table:table-cell>
          <table:table-cell table:formula="of:=[.H708]*[.H708]" office:value-type="float" office:value="5541316" calcext:value-type="float">
            <text:p>5541316</text:p>
          </table:table-cell>
          <table:table-cell table:formula="of:=[.I708]*[.I708]" office:value-type="float" office:value="2125764" calcext:value-type="float">
            <text:p>2125764</text:p>
          </table:table-cell>
          <table:table-cell table:formula="of:=[.J708]*[.J708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4" calcext:value-type="float">
            <text:p>3224</text:p>
          </table:table-cell>
          <table:table-cell office:value-type="float" office:value="2891" calcext:value-type="float">
            <text:p>2891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709]*[.E709]" office:value-type="float" office:value="13395600" calcext:value-type="float">
            <text:p>13395600</text:p>
          </table:table-cell>
          <table:table-cell table:formula="of:=[.F709]*[.F709]" office:value-type="float" office:value="10394176" calcext:value-type="float">
            <text:p>10394176</text:p>
          </table:table-cell>
          <table:table-cell table:formula="of:=[.G709]*[.G709]" office:value-type="float" office:value="8357881" calcext:value-type="float">
            <text:p>8357881</text:p>
          </table:table-cell>
          <table:table-cell table:formula="of:=[.H709]*[.H709]" office:value-type="float" office:value="5721664" calcext:value-type="float">
            <text:p>5721664</text:p>
          </table:table-cell>
          <table:table-cell table:formula="of:=[.I709]*[.I709]" office:value-type="float" office:value="2114116" calcext:value-type="float">
            <text:p>2114116</text:p>
          </table:table-cell>
          <table:table-cell table:formula="of:=[.J709]*[.J70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8" calcext:value-type="float">
            <text:p>3208</text:p>
          </table:table-cell>
          <table:table-cell office:value-type="float" office:value="2968" calcext:value-type="float">
            <text:p>296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710]*[.E710]" office:value-type="float" office:value="13468900" calcext:value-type="float">
            <text:p>13468900</text:p>
          </table:table-cell>
          <table:table-cell table:formula="of:=[.F710]*[.F710]" office:value-type="float" office:value="10291264" calcext:value-type="float">
            <text:p>10291264</text:p>
          </table:table-cell>
          <table:table-cell table:formula="of:=[.G710]*[.G710]" office:value-type="float" office:value="8809024" calcext:value-type="float">
            <text:p>8809024</text:p>
          </table:table-cell>
          <table:table-cell table:formula="of:=[.H710]*[.H710]" office:value-type="float" office:value="5909761" calcext:value-type="float">
            <text:p>5909761</text:p>
          </table:table-cell>
          <table:table-cell table:formula="of:=[.I710]*[.I710]" office:value-type="float" office:value="2155024" calcext:value-type="float">
            <text:p>2155024</text:p>
          </table:table-cell>
          <table:table-cell table:formula="of:=[.J710]*[.J710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0" calcext:value-type="float">
            <text:p>3210</text:p>
          </table:table-cell>
          <table:table-cell office:value-type="float" office:value="2875" calcext:value-type="float">
            <text:p>2875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711]*[.E711]" office:value-type="float" office:value="13571856" calcext:value-type="float">
            <text:p>13571856</text:p>
          </table:table-cell>
          <table:table-cell table:formula="of:=[.F711]*[.F711]" office:value-type="float" office:value="10304100" calcext:value-type="float">
            <text:p>10304100</text:p>
          </table:table-cell>
          <table:table-cell table:formula="of:=[.G711]*[.G711]" office:value-type="float" office:value="8265625" calcext:value-type="float">
            <text:p>8265625</text:p>
          </table:table-cell>
          <table:table-cell table:formula="of:=[.H711]*[.H711]" office:value-type="float" office:value="5841889" calcext:value-type="float">
            <text:p>5841889</text:p>
          </table:table-cell>
          <table:table-cell table:formula="of:=[.I711]*[.I711]" office:value-type="float" office:value="2166784" calcext:value-type="float">
            <text:p>2166784</text:p>
          </table:table-cell>
          <table:table-cell table:formula="of:=[.J711]*[.J71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4" calcext:value-type="float">
            <text:p>3184</text:p>
          </table:table-cell>
          <table:table-cell office:value-type="float" office:value="2886" calcext:value-type="float">
            <text:p>2886</text:p>
          </table:table-cell>
          <table:table-cell office:value-type="float" office:value="2462" calcext:value-type="float">
            <text:p>2462</text:p>
          </table:table-cell>
          <table:table-cell office:value-type="float" office:value="1463" calcext:value-type="float">
            <text:p>1463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712]*[.E712]" office:value-type="float" office:value="13601344" calcext:value-type="float">
            <text:p>13601344</text:p>
          </table:table-cell>
          <table:table-cell table:formula="of:=[.F712]*[.F712]" office:value-type="float" office:value="10137856" calcext:value-type="float">
            <text:p>10137856</text:p>
          </table:table-cell>
          <table:table-cell table:formula="of:=[.G712]*[.G712]" office:value-type="float" office:value="8328996" calcext:value-type="float">
            <text:p>8328996</text:p>
          </table:table-cell>
          <table:table-cell table:formula="of:=[.H712]*[.H712]" office:value-type="float" office:value="6061444" calcext:value-type="float">
            <text:p>6061444</text:p>
          </table:table-cell>
          <table:table-cell table:formula="of:=[.I712]*[.I712]" office:value-type="float" office:value="2140369" calcext:value-type="float">
            <text:p>2140369</text:p>
          </table:table-cell>
          <table:table-cell table:formula="of:=[.J712]*[.J712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43" calcext:value-type="float">
            <text:p>3243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84" calcext:value-type="float">
            <text:p>1484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713]*[.E713]" office:value-type="float" office:value="13483584" calcext:value-type="float">
            <text:p>13483584</text:p>
          </table:table-cell>
          <table:table-cell table:formula="of:=[.F713]*[.F713]" office:value-type="float" office:value="10517049" calcext:value-type="float">
            <text:p>10517049</text:p>
          </table:table-cell>
          <table:table-cell table:formula="of:=[.G713]*[.G713]" office:value-type="float" office:value="8456464" calcext:value-type="float">
            <text:p>8456464</text:p>
          </table:table-cell>
          <table:table-cell table:formula="of:=[.H713]*[.H713]" office:value-type="float" office:value="5707321" calcext:value-type="float">
            <text:p>5707321</text:p>
          </table:table-cell>
          <table:table-cell table:formula="of:=[.I713]*[.I713]" office:value-type="float" office:value="2202256" calcext:value-type="float">
            <text:p>2202256</text:p>
          </table:table-cell>
          <table:table-cell table:formula="of:=[.J713]*[.J713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877" calcext:value-type="float">
            <text:p>2877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120" calcext:value-type="float">
            <text:p>1120</text:p>
          </table:table-cell>
          <table:table-cell table:number-columns-repeated="9"/>
          <table:table-cell table:formula="of:=[.E714]*[.E714]" office:value-type="float" office:value="13417569" calcext:value-type="float">
            <text:p>13417569</text:p>
          </table:table-cell>
          <table:table-cell table:formula="of:=[.F714]*[.F714]" office:value-type="float" office:value="10259209" calcext:value-type="float">
            <text:p>10259209</text:p>
          </table:table-cell>
          <table:table-cell table:formula="of:=[.G714]*[.G714]" office:value-type="float" office:value="8277129" calcext:value-type="float">
            <text:p>8277129</text:p>
          </table:table-cell>
          <table:table-cell table:formula="of:=[.H714]*[.H714]" office:value-type="float" office:value="5664400" calcext:value-type="float">
            <text:p>5664400</text:p>
          </table:table-cell>
          <table:table-cell table:formula="of:=[.I714]*[.I714]" office:value-type="float" office:value="2187441" calcext:value-type="float">
            <text:p>2187441</text:p>
          </table:table-cell>
          <table:table-cell table:formula="of:=[.J714]*[.J714]" office:value-type="float" office:value="1254400" calcext:value-type="float">
            <text:p>1254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420" calcext:value-type="float">
            <text:p>2420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15]*[.E715]" office:value-type="float" office:value="13395600" calcext:value-type="float">
            <text:p>13395600</text:p>
          </table:table-cell>
          <table:table-cell table:formula="of:=[.F715]*[.F715]" office:value-type="float" office:value="10316944" calcext:value-type="float">
            <text:p>10316944</text:p>
          </table:table-cell>
          <table:table-cell table:formula="of:=[.G715]*[.G715]" office:value-type="float" office:value="8561476" calcext:value-type="float">
            <text:p>8561476</text:p>
          </table:table-cell>
          <table:table-cell table:formula="of:=[.H715]*[.H715]" office:value-type="float" office:value="5856400" calcext:value-type="float">
            <text:p>5856400</text:p>
          </table:table-cell>
          <table:table-cell table:formula="of:=[.I715]*[.I715]" office:value-type="float" office:value="2166784" calcext:value-type="float">
            <text:p>2166784</text:p>
          </table:table-cell>
          <table:table-cell table:formula="of:=[.J715]*[.J71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22" calcext:value-type="float">
            <text:p>3222</text:p>
          </table:table-cell>
          <table:table-cell office:value-type="float" office:value="2884" calcext:value-type="float">
            <text:p>2884</text:p>
          </table:table-cell>
          <table:table-cell office:value-type="float" office:value="2429" calcext:value-type="float">
            <text:p>2429</text:p>
          </table:table-cell>
          <table:table-cell office:value-type="float" office:value="1484" calcext:value-type="float">
            <text:p>1484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16]*[.E716]" office:value-type="float" office:value="13468900" calcext:value-type="float">
            <text:p>13468900</text:p>
          </table:table-cell>
          <table:table-cell table:formula="of:=[.F716]*[.F716]" office:value-type="float" office:value="10381284" calcext:value-type="float">
            <text:p>10381284</text:p>
          </table:table-cell>
          <table:table-cell table:formula="of:=[.G716]*[.G716]" office:value-type="float" office:value="8317456" calcext:value-type="float">
            <text:p>8317456</text:p>
          </table:table-cell>
          <table:table-cell table:formula="of:=[.H716]*[.H716]" office:value-type="float" office:value="5900041" calcext:value-type="float">
            <text:p>5900041</text:p>
          </table:table-cell>
          <table:table-cell table:formula="of:=[.I716]*[.I716]" office:value-type="float" office:value="2202256" calcext:value-type="float">
            <text:p>2202256</text:p>
          </table:table-cell>
          <table:table-cell table:formula="of:=[.J716]*[.J716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434" calcext:value-type="float">
            <text:p>2434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17]*[.E717]" office:value-type="float" office:value="13315201" calcext:value-type="float">
            <text:p>13315201</text:p>
          </table:table-cell>
          <table:table-cell table:formula="of:=[.F717]*[.F717]" office:value-type="float" office:value="10272025" calcext:value-type="float">
            <text:p>10272025</text:p>
          </table:table-cell>
          <table:table-cell table:formula="of:=[.G717]*[.G717]" office:value-type="float" office:value="8590761" calcext:value-type="float">
            <text:p>8590761</text:p>
          </table:table-cell>
          <table:table-cell table:formula="of:=[.H717]*[.H717]" office:value-type="float" office:value="5924356" calcext:value-type="float">
            <text:p>5924356</text:p>
          </table:table-cell>
          <table:table-cell table:formula="of:=[.I717]*[.I717]" office:value-type="float" office:value="2175625" calcext:value-type="float">
            <text:p>2175625</text:p>
          </table:table-cell>
          <table:table-cell table:formula="of:=[.J717]*[.J717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6" calcext:value-type="float">
            <text:p>3226</text:p>
          </table:table-cell>
          <table:table-cell office:value-type="float" office:value="2978" calcext:value-type="float">
            <text:p>297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718]*[.E718]" office:value-type="float" office:value="13417569" calcext:value-type="float">
            <text:p>13417569</text:p>
          </table:table-cell>
          <table:table-cell table:formula="of:=[.F718]*[.F718]" office:value-type="float" office:value="10407076" calcext:value-type="float">
            <text:p>10407076</text:p>
          </table:table-cell>
          <table:table-cell table:formula="of:=[.G718]*[.G718]" office:value-type="float" office:value="8868484" calcext:value-type="float">
            <text:p>8868484</text:p>
          </table:table-cell>
          <table:table-cell table:formula="of:=[.H718]*[.H718]" office:value-type="float" office:value="5640625" calcext:value-type="float">
            <text:p>5640625</text:p>
          </table:table-cell>
          <table:table-cell table:formula="of:=[.I718]*[.I718]" office:value-type="float" office:value="2155024" calcext:value-type="float">
            <text:p>2155024</text:p>
          </table:table-cell>
          <table:table-cell table:formula="of:=[.J718]*[.J718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182" calcext:value-type="float">
            <text:p>3182</text:p>
          </table:table-cell>
          <table:table-cell office:value-type="float" office:value="2886" calcext:value-type="float">
            <text:p>2886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719]*[.E719]" office:value-type="float" office:value="13227769" calcext:value-type="float">
            <text:p>13227769</text:p>
          </table:table-cell>
          <table:table-cell table:formula="of:=[.F719]*[.F719]" office:value-type="float" office:value="10125124" calcext:value-type="float">
            <text:p>10125124</text:p>
          </table:table-cell>
          <table:table-cell table:formula="of:=[.G719]*[.G719]" office:value-type="float" office:value="8328996" calcext:value-type="float">
            <text:p>8328996</text:p>
          </table:table-cell>
          <table:table-cell table:formula="of:=[.H719]*[.H719]" office:value-type="float" office:value="5866084" calcext:value-type="float">
            <text:p>5866084</text:p>
          </table:table-cell>
          <table:table-cell table:formula="of:=[.I719]*[.I719]" office:value-type="float" office:value="2114116" calcext:value-type="float">
            <text:p>2114116</text:p>
          </table:table-cell>
          <table:table-cell table:formula="of:=[.J719]*[.J719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22" calcext:value-type="float">
            <text:p>3222</text:p>
          </table:table-cell>
          <table:table-cell office:value-type="float" office:value="2952" calcext:value-type="float">
            <text:p>2952</text:p>
          </table:table-cell>
          <table:table-cell office:value-type="float" office:value="2361" calcext:value-type="float">
            <text:p>2361</text:p>
          </table:table-cell>
          <table:table-cell office:value-type="float" office:value="1463" calcext:value-type="float">
            <text:p>1463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20]*[.E720]" office:value-type="float" office:value="13520329" calcext:value-type="float">
            <text:p>13520329</text:p>
          </table:table-cell>
          <table:table-cell table:formula="of:=[.F720]*[.F720]" office:value-type="float" office:value="10381284" calcext:value-type="float">
            <text:p>10381284</text:p>
          </table:table-cell>
          <table:table-cell table:formula="of:=[.G720]*[.G720]" office:value-type="float" office:value="8714304" calcext:value-type="float">
            <text:p>8714304</text:p>
          </table:table-cell>
          <table:table-cell table:formula="of:=[.H720]*[.H720]" office:value-type="float" office:value="5574321" calcext:value-type="float">
            <text:p>5574321</text:p>
          </table:table-cell>
          <table:table-cell table:formula="of:=[.I720]*[.I720]" office:value-type="float" office:value="2140369" calcext:value-type="float">
            <text:p>2140369</text:p>
          </table:table-cell>
          <table:table-cell table:formula="of:=[.J720]*[.J720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3194" calcext:value-type="float">
            <text:p>3194</text:p>
          </table:table-cell>
          <table:table-cell office:value-type="float" office:value="2882" calcext:value-type="float">
            <text:p>2882</text:p>
          </table:table-cell>
          <table:table-cell office:value-type="float" office:value="2356" calcext:value-type="float">
            <text:p>2356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721]*[.E721]" office:value-type="float" office:value="13140625" calcext:value-type="float">
            <text:p>13140625</text:p>
          </table:table-cell>
          <table:table-cell table:formula="of:=[.F721]*[.F721]" office:value-type="float" office:value="10201636" calcext:value-type="float">
            <text:p>10201636</text:p>
          </table:table-cell>
          <table:table-cell table:formula="of:=[.G721]*[.G721]" office:value-type="float" office:value="8305924" calcext:value-type="float">
            <text:p>8305924</text:p>
          </table:table-cell>
          <table:table-cell table:formula="of:=[.H721]*[.H721]" office:value-type="float" office:value="5550736" calcext:value-type="float">
            <text:p>5550736</text:p>
          </table:table-cell>
          <table:table-cell table:formula="of:=[.I721]*[.I721]" office:value-type="float" office:value="2166784" calcext:value-type="float">
            <text:p>2166784</text:p>
          </table:table-cell>
          <table:table-cell table:formula="of:=[.J721]*[.J72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5" calcext:value-type="float">
            <text:p>3205</text:p>
          </table:table-cell>
          <table:table-cell office:value-type="float" office:value="2931" calcext:value-type="float">
            <text:p>2931</text:p>
          </table:table-cell>
          <table:table-cell office:value-type="float" office:value="2370" calcext:value-type="float">
            <text:p>2370</text:p>
          </table:table-cell>
          <table:table-cell office:value-type="float" office:value="1451" calcext:value-type="float">
            <text:p>1451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722]*[.E722]" office:value-type="float" office:value="13417569" calcext:value-type="float">
            <text:p>13417569</text:p>
          </table:table-cell>
          <table:table-cell table:formula="of:=[.F722]*[.F722]" office:value-type="float" office:value="10272025" calcext:value-type="float">
            <text:p>10272025</text:p>
          </table:table-cell>
          <table:table-cell table:formula="of:=[.G722]*[.G722]" office:value-type="float" office:value="8590761" calcext:value-type="float">
            <text:p>8590761</text:p>
          </table:table-cell>
          <table:table-cell table:formula="of:=[.H722]*[.H722]" office:value-type="float" office:value="5616900" calcext:value-type="float">
            <text:p>5616900</text:p>
          </table:table-cell>
          <table:table-cell table:formula="of:=[.I722]*[.I722]" office:value-type="float" office:value="2105401" calcext:value-type="float">
            <text:p>2105401</text:p>
          </table:table-cell>
          <table:table-cell table:formula="of:=[.J722]*[.J722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65" calcext:value-type="float">
            <text:p>1465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23]*[.E723]" office:value-type="float" office:value="13395600" calcext:value-type="float">
            <text:p>13395600</text:p>
          </table:table-cell>
          <table:table-cell table:formula="of:=[.F723]*[.F723]" office:value-type="float" office:value="10530025" calcext:value-type="float">
            <text:p>10530025</text:p>
          </table:table-cell>
          <table:table-cell table:formula="of:=[.G723]*[.G723]" office:value-type="float" office:value="8357881" calcext:value-type="float">
            <text:p>8357881</text:p>
          </table:table-cell>
          <table:table-cell table:formula="of:=[.H723]*[.H723]" office:value-type="float" office:value="5664400" calcext:value-type="float">
            <text:p>5664400</text:p>
          </table:table-cell>
          <table:table-cell table:formula="of:=[.I723]*[.I723]" office:value-type="float" office:value="2146225" calcext:value-type="float">
            <text:p>2146225</text:p>
          </table:table-cell>
          <table:table-cell table:formula="of:=[.J723]*[.J723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8" calcext:value-type="float">
            <text:p>3208</text:p>
          </table:table-cell>
          <table:table-cell office:value-type="float" office:value="2882" calcext:value-type="float">
            <text:p>2882</text:p>
          </table:table-cell>
          <table:table-cell office:value-type="float" office:value="2385" calcext:value-type="float">
            <text:p>2385</text:p>
          </table:table-cell>
          <table:table-cell office:value-type="float" office:value="1479" calcext:value-type="float">
            <text:p>1479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724]*[.E724]" office:value-type="float" office:value="13380964" calcext:value-type="float">
            <text:p>13380964</text:p>
          </table:table-cell>
          <table:table-cell table:formula="of:=[.F724]*[.F724]" office:value-type="float" office:value="10291264" calcext:value-type="float">
            <text:p>10291264</text:p>
          </table:table-cell>
          <table:table-cell table:formula="of:=[.G724]*[.G724]" office:value-type="float" office:value="8305924" calcext:value-type="float">
            <text:p>8305924</text:p>
          </table:table-cell>
          <table:table-cell table:formula="of:=[.H724]*[.H724]" office:value-type="float" office:value="5688225" calcext:value-type="float">
            <text:p>5688225</text:p>
          </table:table-cell>
          <table:table-cell table:formula="of:=[.I724]*[.I724]" office:value-type="float" office:value="2187441" calcext:value-type="float">
            <text:p>2187441</text:p>
          </table:table-cell>
          <table:table-cell table:formula="of:=[.J724]*[.J724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5" calcext:value-type="float">
            <text:p>3215</text:p>
          </table:table-cell>
          <table:table-cell office:value-type="float" office:value="2933" calcext:value-type="float">
            <text:p>2933</text:p>
          </table:table-cell>
          <table:table-cell office:value-type="float" office:value="2389" calcext:value-type="float">
            <text:p>2389</text:p>
          </table:table-cell>
          <table:table-cell office:value-type="float" office:value="1456" calcext:value-type="float">
            <text:p>1456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725]*[.E725]" office:value-type="float" office:value="13329801" calcext:value-type="float">
            <text:p>13329801</text:p>
          </table:table-cell>
          <table:table-cell table:formula="of:=[.F725]*[.F725]" office:value-type="float" office:value="10336225" calcext:value-type="float">
            <text:p>10336225</text:p>
          </table:table-cell>
          <table:table-cell table:formula="of:=[.G725]*[.G725]" office:value-type="float" office:value="8602489" calcext:value-type="float">
            <text:p>8602489</text:p>
          </table:table-cell>
          <table:table-cell table:formula="of:=[.H725]*[.H725]" office:value-type="float" office:value="5707321" calcext:value-type="float">
            <text:p>5707321</text:p>
          </table:table-cell>
          <table:table-cell table:formula="of:=[.I725]*[.I725]" office:value-type="float" office:value="2119936" calcext:value-type="float">
            <text:p>2119936</text:p>
          </table:table-cell>
          <table:table-cell table:formula="of:=[.J725]*[.J725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0" calcext:value-type="float">
            <text:p>3210</text:p>
          </table:table-cell>
          <table:table-cell office:value-type="float" office:value="2884" calcext:value-type="float">
            <text:p>2884</text:p>
          </table:table-cell>
          <table:table-cell office:value-type="float" office:value="2420" calcext:value-type="float">
            <text:p>2420</text:p>
          </table:table-cell>
          <table:table-cell office:value-type="float" office:value="1475" calcext:value-type="float">
            <text:p>1475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726]*[.E726]" office:value-type="float" office:value="13549761" calcext:value-type="float">
            <text:p>13549761</text:p>
          </table:table-cell>
          <table:table-cell table:formula="of:=[.F726]*[.F726]" office:value-type="float" office:value="10304100" calcext:value-type="float">
            <text:p>10304100</text:p>
          </table:table-cell>
          <table:table-cell table:formula="of:=[.G726]*[.G726]" office:value-type="float" office:value="8317456" calcext:value-type="float">
            <text:p>8317456</text:p>
          </table:table-cell>
          <table:table-cell table:formula="of:=[.H726]*[.H726]" office:value-type="float" office:value="5856400" calcext:value-type="float">
            <text:p>5856400</text:p>
          </table:table-cell>
          <table:table-cell table:formula="of:=[.I726]*[.I726]" office:value-type="float" office:value="2175625" calcext:value-type="float">
            <text:p>2175625</text:p>
          </table:table-cell>
          <table:table-cell table:formula="of:=[.J726]*[.J726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727]*[.E727]" office:value-type="float" office:value="13264164" calcext:value-type="float">
            <text:p>13264164</text:p>
          </table:table-cell>
          <table:table-cell table:formula="of:=[.F727]*[.F727]" office:value-type="float" office:value="10182481" calcext:value-type="float">
            <text:p>10182481</text:p>
          </table:table-cell>
          <table:table-cell table:formula="of:=[.G727]*[.G727]" office:value-type="float" office:value="8468100" calcext:value-type="float">
            <text:p>8468100</text:p>
          </table:table-cell>
          <table:table-cell table:formula="of:=[.H727]*[.H727]" office:value-type="float" office:value="5841889" calcext:value-type="float">
            <text:p>5841889</text:p>
          </table:table-cell>
          <table:table-cell table:formula="of:=[.I727]*[.I727]" office:value-type="float" office:value="2166784" calcext:value-type="float">
            <text:p>2166784</text:p>
          </table:table-cell>
          <table:table-cell table:formula="of:=[.J727]*[.J727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420" calcext:value-type="float">
            <text:p>2420</text:p>
          </table:table-cell>
          <table:table-cell office:value-type="float" office:value="1446" calcext:value-type="float">
            <text:p>1446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728]*[.E728]" office:value-type="float" office:value="13380964" calcext:value-type="float">
            <text:p>13380964</text:p>
          </table:table-cell>
          <table:table-cell table:formula="of:=[.F728]*[.F728]" office:value-type="float" office:value="10439361" calcext:value-type="float">
            <text:p>10439361</text:p>
          </table:table-cell>
          <table:table-cell table:formula="of:=[.G728]*[.G728]" office:value-type="float" office:value="8369449" calcext:value-type="float">
            <text:p>8369449</text:p>
          </table:table-cell>
          <table:table-cell table:formula="of:=[.H728]*[.H728]" office:value-type="float" office:value="5856400" calcext:value-type="float">
            <text:p>5856400</text:p>
          </table:table-cell>
          <table:table-cell table:formula="of:=[.I728]*[.I728]" office:value-type="float" office:value="2090916" calcext:value-type="float">
            <text:p>2090916</text:p>
          </table:table-cell>
          <table:table-cell table:formula="of:=[.J728]*[.J728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19" calcext:value-type="float">
            <text:p>3219</text:p>
          </table:table-cell>
          <table:table-cell office:value-type="float" office:value="2954" calcext:value-type="float">
            <text:p>2954</text:p>
          </table:table-cell>
          <table:table-cell office:value-type="float" office:value="2410" calcext:value-type="float">
            <text:p>2410</text:p>
          </table:table-cell>
          <table:table-cell office:value-type="float" office:value="1489" calcext:value-type="float">
            <text:p>1489</text:p>
          </table:table-cell>
          <table:table-cell office:value-type="float" office:value="1020" calcext:value-type="float">
            <text:p>1020</text:p>
          </table:table-cell>
          <table:table-cell table:number-columns-repeated="9"/>
          <table:table-cell table:formula="of:=[.E729]*[.E729]" office:value-type="float" office:value="13660416" calcext:value-type="float">
            <text:p>13660416</text:p>
          </table:table-cell>
          <table:table-cell table:formula="of:=[.F729]*[.F729]" office:value-type="float" office:value="10361961" calcext:value-type="float">
            <text:p>10361961</text:p>
          </table:table-cell>
          <table:table-cell table:formula="of:=[.G729]*[.G729]" office:value-type="float" office:value="8726116" calcext:value-type="float">
            <text:p>8726116</text:p>
          </table:table-cell>
          <table:table-cell table:formula="of:=[.H729]*[.H729]" office:value-type="float" office:value="5808100" calcext:value-type="float">
            <text:p>5808100</text:p>
          </table:table-cell>
          <table:table-cell table:formula="of:=[.I729]*[.I729]" office:value-type="float" office:value="2217121" calcext:value-type="float">
            <text:p>2217121</text:p>
          </table:table-cell>
          <table:table-cell table:formula="of:=[.J729]*[.J729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36" calcext:value-type="float">
            <text:p>3236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86" calcext:value-type="float">
            <text:p>1486</text:p>
          </table:table-cell>
          <table:table-cell office:value-type="float" office:value="1013" calcext:value-type="float">
            <text:p>1013</text:p>
          </table:table-cell>
          <table:table-cell table:number-columns-repeated="9"/>
          <table:table-cell table:formula="of:=[.E730]*[.E730]" office:value-type="float" office:value="13380964" calcext:value-type="float">
            <text:p>13380964</text:p>
          </table:table-cell>
          <table:table-cell table:formula="of:=[.F730]*[.F730]" office:value-type="float" office:value="10471696" calcext:value-type="float">
            <text:p>10471696</text:p>
          </table:table-cell>
          <table:table-cell table:formula="of:=[.G730]*[.G730]" office:value-type="float" office:value="8369449" calcext:value-type="float">
            <text:p>8369449</text:p>
          </table:table-cell>
          <table:table-cell table:formula="of:=[.H730]*[.H730]" office:value-type="float" office:value="5822569" calcext:value-type="float">
            <text:p>5822569</text:p>
          </table:table-cell>
          <table:table-cell table:formula="of:=[.I730]*[.I730]" office:value-type="float" office:value="2208196" calcext:value-type="float">
            <text:p>2208196</text:p>
          </table:table-cell>
          <table:table-cell table:formula="of:=[.J730]*[.J730]" office:value-type="float" office:value="1026169" calcext:value-type="float">
            <text:p>1026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96" calcext:value-type="float">
            <text:p>2396</text:p>
          </table:table-cell>
          <table:table-cell office:value-type="float" office:value="1446" calcext:value-type="float">
            <text:p>1446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731]*[.E731]" office:value-type="float" office:value="13432225" calcext:value-type="float">
            <text:p>13432225</text:p>
          </table:table-cell>
          <table:table-cell table:formula="of:=[.F731]*[.F731]" office:value-type="float" office:value="10439361" calcext:value-type="float">
            <text:p>10439361</text:p>
          </table:table-cell>
          <table:table-cell table:formula="of:=[.G731]*[.G731]" office:value-type="float" office:value="8369449" calcext:value-type="float">
            <text:p>8369449</text:p>
          </table:table-cell>
          <table:table-cell table:formula="of:=[.H731]*[.H731]" office:value-type="float" office:value="5740816" calcext:value-type="float">
            <text:p>5740816</text:p>
          </table:table-cell>
          <table:table-cell table:formula="of:=[.I731]*[.I731]" office:value-type="float" office:value="2090916" calcext:value-type="float">
            <text:p>2090916</text:p>
          </table:table-cell>
          <table:table-cell table:formula="of:=[.J731]*[.J731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1" calcext:value-type="float">
            <text:p>3191</text:p>
          </table:table-cell>
          <table:table-cell office:value-type="float" office:value="2910" calcext:value-type="float">
            <text:p>2910</text:p>
          </table:table-cell>
          <table:table-cell office:value-type="float" office:value="2378" calcext:value-type="float">
            <text:p>2378</text:p>
          </table:table-cell>
          <table:table-cell office:value-type="float" office:value="1458" calcext:value-type="float">
            <text:p>1458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732]*[.E732]" office:value-type="float" office:value="13586596" calcext:value-type="float">
            <text:p>13586596</text:p>
          </table:table-cell>
          <table:table-cell table:formula="of:=[.F732]*[.F732]" office:value-type="float" office:value="10182481" calcext:value-type="float">
            <text:p>10182481</text:p>
          </table:table-cell>
          <table:table-cell table:formula="of:=[.G732]*[.G732]" office:value-type="float" office:value="8468100" calcext:value-type="float">
            <text:p>8468100</text:p>
          </table:table-cell>
          <table:table-cell table:formula="of:=[.H732]*[.H732]" office:value-type="float" office:value="5654884" calcext:value-type="float">
            <text:p>5654884</text:p>
          </table:table-cell>
          <table:table-cell table:formula="of:=[.I732]*[.I732]" office:value-type="float" office:value="2125764" calcext:value-type="float">
            <text:p>2125764</text:p>
          </table:table-cell>
          <table:table-cell table:formula="of:=[.J732]*[.J732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1" calcext:value-type="float">
            <text:p>3231</text:p>
          </table:table-cell>
          <table:table-cell office:value-type="float" office:value="2879" calcext:value-type="float">
            <text:p>2879</text:p>
          </table:table-cell>
          <table:table-cell office:value-type="float" office:value="2399" calcext:value-type="float">
            <text:p>2399</text:p>
          </table:table-cell>
          <table:table-cell office:value-type="float" office:value="1458" calcext:value-type="float">
            <text:p>1458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733]*[.E733]" office:value-type="float" office:value="13432225" calcext:value-type="float">
            <text:p>13432225</text:p>
          </table:table-cell>
          <table:table-cell table:formula="of:=[.F733]*[.F733]" office:value-type="float" office:value="10439361" calcext:value-type="float">
            <text:p>10439361</text:p>
          </table:table-cell>
          <table:table-cell table:formula="of:=[.G733]*[.G733]" office:value-type="float" office:value="8288641" calcext:value-type="float">
            <text:p>8288641</text:p>
          </table:table-cell>
          <table:table-cell table:formula="of:=[.H733]*[.H733]" office:value-type="float" office:value="5755201" calcext:value-type="float">
            <text:p>5755201</text:p>
          </table:table-cell>
          <table:table-cell table:formula="of:=[.I733]*[.I733]" office:value-type="float" office:value="2125764" calcext:value-type="float">
            <text:p>2125764</text:p>
          </table:table-cell>
          <table:table-cell table:formula="of:=[.J733]*[.J73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03" calcext:value-type="float">
            <text:p>3203</text:p>
          </table:table-cell>
          <table:table-cell office:value-type="float" office:value="2882" calcext:value-type="float">
            <text:p>2882</text:p>
          </table:table-cell>
          <table:table-cell office:value-type="float" office:value="2413" calcext:value-type="float">
            <text:p>2413</text:p>
          </table:table-cell>
          <table:table-cell office:value-type="float" office:value="1444" calcext:value-type="float">
            <text:p>144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34]*[.E734]" office:value-type="float" office:value="13586596" calcext:value-type="float">
            <text:p>13586596</text:p>
          </table:table-cell>
          <table:table-cell table:formula="of:=[.F734]*[.F734]" office:value-type="float" office:value="10259209" calcext:value-type="float">
            <text:p>10259209</text:p>
          </table:table-cell>
          <table:table-cell table:formula="of:=[.G734]*[.G734]" office:value-type="float" office:value="8305924" calcext:value-type="float">
            <text:p>8305924</text:p>
          </table:table-cell>
          <table:table-cell table:formula="of:=[.H734]*[.H734]" office:value-type="float" office:value="5822569" calcext:value-type="float">
            <text:p>5822569</text:p>
          </table:table-cell>
          <table:table-cell table:formula="of:=[.I734]*[.I734]" office:value-type="float" office:value="2085136" calcext:value-type="float">
            <text:p>2085136</text:p>
          </table:table-cell>
          <table:table-cell table:formula="of:=[.J734]*[.J734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2" calcext:value-type="float">
            <text:p>3222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35]*[.E735]" office:value-type="float" office:value="13601344" calcext:value-type="float">
            <text:p>13601344</text:p>
          </table:table-cell>
          <table:table-cell table:formula="of:=[.F735]*[.F735]" office:value-type="float" office:value="10381284" calcext:value-type="float">
            <text:p>10381284</text:p>
          </table:table-cell>
          <table:table-cell table:formula="of:=[.G735]*[.G735]" office:value-type="float" office:value="8439025" calcext:value-type="float">
            <text:p>8439025</text:p>
          </table:table-cell>
          <table:table-cell table:formula="of:=[.H735]*[.H735]" office:value-type="float" office:value="5721664" calcext:value-type="float">
            <text:p>5721664</text:p>
          </table:table-cell>
          <table:table-cell table:formula="of:=[.I735]*[.I735]" office:value-type="float" office:value="2166784" calcext:value-type="float">
            <text:p>2166784</text:p>
          </table:table-cell>
          <table:table-cell table:formula="of:=[.J735]*[.J73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5" calcext:value-type="float">
            <text:p>1465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736]*[.E736]" office:value-type="float" office:value="13571856" calcext:value-type="float">
            <text:p>13571856</text:p>
          </table:table-cell>
          <table:table-cell table:formula="of:=[.F736]*[.F736]" office:value-type="float" office:value="10201636" calcext:value-type="float">
            <text:p>10201636</text:p>
          </table:table-cell>
          <table:table-cell table:formula="of:=[.G736]*[.G736]" office:value-type="float" office:value="8468100" calcext:value-type="float">
            <text:p>8468100</text:p>
          </table:table-cell>
          <table:table-cell table:formula="of:=[.H736]*[.H736]" office:value-type="float" office:value="5755201" calcext:value-type="float">
            <text:p>5755201</text:p>
          </table:table-cell>
          <table:table-cell table:formula="of:=[.I736]*[.I736]" office:value-type="float" office:value="2146225" calcext:value-type="float">
            <text:p>2146225</text:p>
          </table:table-cell>
          <table:table-cell table:formula="of:=[.J736]*[.J736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896" calcext:value-type="float">
            <text:p>2896</text:p>
          </table:table-cell>
          <table:table-cell office:value-type="float" office:value="2434" calcext:value-type="float">
            <text:p>2434</text:p>
          </table:table-cell>
          <table:table-cell office:value-type="float" office:value="1463" calcext:value-type="float">
            <text:p>1463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37]*[.E737]" office:value-type="float" office:value="13601344" calcext:value-type="float">
            <text:p>13601344</text:p>
          </table:table-cell>
          <table:table-cell table:formula="of:=[.F737]*[.F737]" office:value-type="float" office:value="10336225" calcext:value-type="float">
            <text:p>10336225</text:p>
          </table:table-cell>
          <table:table-cell table:formula="of:=[.G737]*[.G737]" office:value-type="float" office:value="8386816" calcext:value-type="float">
            <text:p>8386816</text:p>
          </table:table-cell>
          <table:table-cell table:formula="of:=[.H737]*[.H737]" office:value-type="float" office:value="5924356" calcext:value-type="float">
            <text:p>5924356</text:p>
          </table:table-cell>
          <table:table-cell table:formula="of:=[.I737]*[.I737]" office:value-type="float" office:value="2140369" calcext:value-type="float">
            <text:p>2140369</text:p>
          </table:table-cell>
          <table:table-cell table:formula="of:=[.J737]*[.J73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205" calcext:value-type="float">
            <text:p>3205</text:p>
          </table:table-cell>
          <table:table-cell office:value-type="float" office:value="2933" calcext:value-type="float">
            <text:p>2933</text:p>
          </table:table-cell>
          <table:table-cell office:value-type="float" office:value="2387" calcext:value-type="float">
            <text:p>2387</text:p>
          </table:table-cell>
          <table:table-cell office:value-type="float" office:value="1458" calcext:value-type="float">
            <text:p>145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738]*[.E738]" office:value-type="float" office:value="13660416" calcext:value-type="float">
            <text:p>13660416</text:p>
          </table:table-cell>
          <table:table-cell table:formula="of:=[.F738]*[.F738]" office:value-type="float" office:value="10272025" calcext:value-type="float">
            <text:p>10272025</text:p>
          </table:table-cell>
          <table:table-cell table:formula="of:=[.G738]*[.G738]" office:value-type="float" office:value="8602489" calcext:value-type="float">
            <text:p>8602489</text:p>
          </table:table-cell>
          <table:table-cell table:formula="of:=[.H738]*[.H738]" office:value-type="float" office:value="5697769" calcext:value-type="float">
            <text:p>5697769</text:p>
          </table:table-cell>
          <table:table-cell table:formula="of:=[.I738]*[.I738]" office:value-type="float" office:value="2125764" calcext:value-type="float">
            <text:p>2125764</text:p>
          </table:table-cell>
          <table:table-cell table:formula="of:=[.J738]*[.J738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7" calcext:value-type="float">
            <text:p>3217</text:p>
          </table:table-cell>
          <table:table-cell office:value-type="float" office:value="2877" calcext:value-type="float">
            <text:p>2877</text:p>
          </table:table-cell>
          <table:table-cell office:value-type="float" office:value="2406" calcext:value-type="float">
            <text:p>2406</text:p>
          </table:table-cell>
          <table:table-cell office:value-type="float" office:value="1465" calcext:value-type="float">
            <text:p>1465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39]*[.E739]" office:value-type="float" office:value="13571856" calcext:value-type="float">
            <text:p>13571856</text:p>
          </table:table-cell>
          <table:table-cell table:formula="of:=[.F739]*[.F739]" office:value-type="float" office:value="10349089" calcext:value-type="float">
            <text:p>10349089</text:p>
          </table:table-cell>
          <table:table-cell table:formula="of:=[.G739]*[.G739]" office:value-type="float" office:value="8277129" calcext:value-type="float">
            <text:p>8277129</text:p>
          </table:table-cell>
          <table:table-cell table:formula="of:=[.H739]*[.H739]" office:value-type="float" office:value="5788836" calcext:value-type="float">
            <text:p>5788836</text:p>
          </table:table-cell>
          <table:table-cell table:formula="of:=[.I739]*[.I739]" office:value-type="float" office:value="2146225" calcext:value-type="float">
            <text:p>2146225</text:p>
          </table:table-cell>
          <table:table-cell table:formula="of:=[.J739]*[.J739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4" calcext:value-type="float">
            <text:p>3194</text:p>
          </table:table-cell>
          <table:table-cell office:value-type="float" office:value="2915" calcext:value-type="float">
            <text:p>2915</text:p>
          </table:table-cell>
          <table:table-cell office:value-type="float" office:value="2375" calcext:value-type="float">
            <text:p>2375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740]*[.E740]" office:value-type="float" office:value="13601344" calcext:value-type="float">
            <text:p>13601344</text:p>
          </table:table-cell>
          <table:table-cell table:formula="of:=[.F740]*[.F740]" office:value-type="float" office:value="10201636" calcext:value-type="float">
            <text:p>10201636</text:p>
          </table:table-cell>
          <table:table-cell table:formula="of:=[.G740]*[.G740]" office:value-type="float" office:value="8497225" calcext:value-type="float">
            <text:p>8497225</text:p>
          </table:table-cell>
          <table:table-cell table:formula="of:=[.H740]*[.H740]" office:value-type="float" office:value="5640625" calcext:value-type="float">
            <text:p>5640625</text:p>
          </table:table-cell>
          <table:table-cell table:formula="of:=[.I740]*[.I740]" office:value-type="float" office:value="2079364" calcext:value-type="float">
            <text:p>2079364</text:p>
          </table:table-cell>
          <table:table-cell table:formula="of:=[.J740]*[.J74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889" calcext:value-type="float">
            <text:p>2889</text:p>
          </table:table-cell>
          <table:table-cell office:value-type="float" office:value="2403" calcext:value-type="float">
            <text:p>2403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41]*[.E741]" office:value-type="float" office:value="13638249" calcext:value-type="float">
            <text:p>13638249</text:p>
          </table:table-cell>
          <table:table-cell table:formula="of:=[.F741]*[.F741]" office:value-type="float" office:value="10272025" calcext:value-type="float">
            <text:p>10272025</text:p>
          </table:table-cell>
          <table:table-cell table:formula="of:=[.G741]*[.G741]" office:value-type="float" office:value="8346321" calcext:value-type="float">
            <text:p>8346321</text:p>
          </table:table-cell>
          <table:table-cell table:formula="of:=[.H741]*[.H741]" office:value-type="float" office:value="5774409" calcext:value-type="float">
            <text:p>5774409</text:p>
          </table:table-cell>
          <table:table-cell table:formula="of:=[.I741]*[.I741]" office:value-type="float" office:value="2166784" calcext:value-type="float">
            <text:p>2166784</text:p>
          </table:table-cell>
          <table:table-cell table:formula="of:=[.J741]*[.J741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198" calcext:value-type="float">
            <text:p>3198</text:p>
          </table:table-cell>
          <table:table-cell office:value-type="float" office:value="2865" calcext:value-type="float">
            <text:p>2865</text:p>
          </table:table-cell>
          <table:table-cell office:value-type="float" office:value="2366" calcext:value-type="float">
            <text:p>2366</text:p>
          </table:table-cell>
          <table:table-cell office:value-type="float" office:value="1446" calcext:value-type="float">
            <text:p>1446</text:p>
          </table:table-cell>
          <table:table-cell office:value-type="float" office:value="1029" calcext:value-type="float">
            <text:p>1029</text:p>
          </table:table-cell>
          <table:table-cell table:number-columns-repeated="9"/>
          <table:table-cell table:formula="of:=[.E742]*[.E742]" office:value-type="float" office:value="13623481" calcext:value-type="float">
            <text:p>13623481</text:p>
          </table:table-cell>
          <table:table-cell table:formula="of:=[.F742]*[.F742]" office:value-type="float" office:value="10227204" calcext:value-type="float">
            <text:p>10227204</text:p>
          </table:table-cell>
          <table:table-cell table:formula="of:=[.G742]*[.G742]" office:value-type="float" office:value="8208225" calcext:value-type="float">
            <text:p>8208225</text:p>
          </table:table-cell>
          <table:table-cell table:formula="of:=[.H742]*[.H742]" office:value-type="float" office:value="5597956" calcext:value-type="float">
            <text:p>5597956</text:p>
          </table:table-cell>
          <table:table-cell table:formula="of:=[.I742]*[.I742]" office:value-type="float" office:value="2090916" calcext:value-type="float">
            <text:p>2090916</text:p>
          </table:table-cell>
          <table:table-cell table:formula="of:=[.J742]*[.J742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1" calcext:value-type="float">
            <text:p>3231</text:p>
          </table:table-cell>
          <table:table-cell office:value-type="float" office:value="2882" calcext:value-type="float">
            <text:p>2882</text:p>
          </table:table-cell>
          <table:table-cell office:value-type="float" office:value="2392" calcext:value-type="float">
            <text:p>2392</text:p>
          </table:table-cell>
          <table:table-cell office:value-type="float" office:value="1454" calcext:value-type="float">
            <text:p>1454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43]*[.E743]" office:value-type="float" office:value="13535041" calcext:value-type="float">
            <text:p>13535041</text:p>
          </table:table-cell>
          <table:table-cell table:formula="of:=[.F743]*[.F743]" office:value-type="float" office:value="10439361" calcext:value-type="float">
            <text:p>10439361</text:p>
          </table:table-cell>
          <table:table-cell table:formula="of:=[.G743]*[.G743]" office:value-type="float" office:value="8305924" calcext:value-type="float">
            <text:p>8305924</text:p>
          </table:table-cell>
          <table:table-cell table:formula="of:=[.H743]*[.H743]" office:value-type="float" office:value="5721664" calcext:value-type="float">
            <text:p>5721664</text:p>
          </table:table-cell>
          <table:table-cell table:formula="of:=[.I743]*[.I743]" office:value-type="float" office:value="2114116" calcext:value-type="float">
            <text:p>2114116</text:p>
          </table:table-cell>
          <table:table-cell table:formula="of:=[.J743]*[.J743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87" calcext:value-type="float">
            <text:p>3187</text:p>
          </table:table-cell>
          <table:table-cell office:value-type="float" office:value="2900" calcext:value-type="float">
            <text:p>2900</text:p>
          </table:table-cell>
          <table:table-cell office:value-type="float" office:value="2429" calcext:value-type="float">
            <text:p>2429</text:p>
          </table:table-cell>
          <table:table-cell office:value-type="float" office:value="1491" calcext:value-type="float">
            <text:p>1491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744]*[.E744]" office:value-type="float" office:value="13601344" calcext:value-type="float">
            <text:p>13601344</text:p>
          </table:table-cell>
          <table:table-cell table:formula="of:=[.F744]*[.F744]" office:value-type="float" office:value="10156969" calcext:value-type="float">
            <text:p>10156969</text:p>
          </table:table-cell>
          <table:table-cell table:formula="of:=[.G744]*[.G744]" office:value-type="float" office:value="8410000" calcext:value-type="float">
            <text:p>8410000</text:p>
          </table:table-cell>
          <table:table-cell table:formula="of:=[.H744]*[.H744]" office:value-type="float" office:value="5900041" calcext:value-type="float">
            <text:p>5900041</text:p>
          </table:table-cell>
          <table:table-cell table:formula="of:=[.I744]*[.I744]" office:value-type="float" office:value="2223081" calcext:value-type="float">
            <text:p>2223081</text:p>
          </table:table-cell>
          <table:table-cell table:formula="of:=[.J744]*[.J744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34" calcext:value-type="float">
            <text:p>2434</text:p>
          </table:table-cell>
          <table:table-cell office:value-type="float" office:value="1428" calcext:value-type="float">
            <text:p>1428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745]*[.E745]" office:value-type="float" office:value="13468900" calcext:value-type="float">
            <text:p>13468900</text:p>
          </table:table-cell>
          <table:table-cell table:formula="of:=[.F745]*[.F745]" office:value-type="float" office:value="10549504" calcext:value-type="float">
            <text:p>10549504</text:p>
          </table:table-cell>
          <table:table-cell table:formula="of:=[.G745]*[.G745]" office:value-type="float" office:value="8305924" calcext:value-type="float">
            <text:p>8305924</text:p>
          </table:table-cell>
          <table:table-cell table:formula="of:=[.H745]*[.H745]" office:value-type="float" office:value="5924356" calcext:value-type="float">
            <text:p>5924356</text:p>
          </table:table-cell>
          <table:table-cell table:formula="of:=[.I745]*[.I745]" office:value-type="float" office:value="2039184" calcext:value-type="float">
            <text:p>2039184</text:p>
          </table:table-cell>
          <table:table-cell table:formula="of:=[.J745]*[.J745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120" calcext:value-type="float">
            <text:p>1120</text:p>
          </table:table-cell>
          <table:table-cell table:number-columns-repeated="9"/>
          <table:table-cell table:formula="of:=[.E746]*[.E746]" office:value-type="float" office:value="13446889" calcext:value-type="float">
            <text:p>13446889</text:p>
          </table:table-cell>
          <table:table-cell table:formula="of:=[.F746]*[.F746]" office:value-type="float" office:value="10246401" calcext:value-type="float">
            <text:p>10246401</text:p>
          </table:table-cell>
          <table:table-cell table:formula="of:=[.G746]*[.G746]" office:value-type="float" office:value="8427409" calcext:value-type="float">
            <text:p>8427409</text:p>
          </table:table-cell>
          <table:table-cell table:formula="of:=[.H746]*[.H746]" office:value-type="float" office:value="5798464" calcext:value-type="float">
            <text:p>5798464</text:p>
          </table:table-cell>
          <table:table-cell table:formula="of:=[.I746]*[.I746]" office:value-type="float" office:value="2155024" calcext:value-type="float">
            <text:p>2155024</text:p>
          </table:table-cell>
          <table:table-cell table:formula="of:=[.J746]*[.J746]" office:value-type="float" office:value="1254400" calcext:value-type="float">
            <text:p>1254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47]*[.E747]" office:value-type="float" office:value="13380964" calcext:value-type="float">
            <text:p>13380964</text:p>
          </table:table-cell>
          <table:table-cell table:formula="of:=[.F747]*[.F747]" office:value-type="float" office:value="10227204" calcext:value-type="float">
            <text:p>10227204</text:p>
          </table:table-cell>
          <table:table-cell table:formula="of:=[.G747]*[.G747]" office:value-type="float" office:value="8386816" calcext:value-type="float">
            <text:p>8386816</text:p>
          </table:table-cell>
          <table:table-cell table:formula="of:=[.H747]*[.H747]" office:value-type="float" office:value="5798464" calcext:value-type="float">
            <text:p>5798464</text:p>
          </table:table-cell>
          <table:table-cell table:formula="of:=[.I747]*[.I747]" office:value-type="float" office:value="2134521" calcext:value-type="float">
            <text:p>2134521</text:p>
          </table:table-cell>
          <table:table-cell table:formula="of:=[.J747]*[.J747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915" calcext:value-type="float">
            <text:p>2915</text:p>
          </table:table-cell>
          <table:table-cell office:value-type="float" office:value="2396" calcext:value-type="float">
            <text:p>2396</text:p>
          </table:table-cell>
          <table:table-cell office:value-type="float" office:value="1493" calcext:value-type="float">
            <text:p>1493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48]*[.E748]" office:value-type="float" office:value="13535041" calcext:value-type="float">
            <text:p>13535041</text:p>
          </table:table-cell>
          <table:table-cell table:formula="of:=[.F748]*[.F748]" office:value-type="float" office:value="10214416" calcext:value-type="float">
            <text:p>10214416</text:p>
          </table:table-cell>
          <table:table-cell table:formula="of:=[.G748]*[.G748]" office:value-type="float" office:value="8497225" calcext:value-type="float">
            <text:p>8497225</text:p>
          </table:table-cell>
          <table:table-cell table:formula="of:=[.H748]*[.H748]" office:value-type="float" office:value="5740816" calcext:value-type="float">
            <text:p>5740816</text:p>
          </table:table-cell>
          <table:table-cell table:formula="of:=[.I748]*[.I748]" office:value-type="float" office:value="2229049" calcext:value-type="float">
            <text:p>2229049</text:p>
          </table:table-cell>
          <table:table-cell table:formula="of:=[.J748]*[.J748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893" calcext:value-type="float">
            <text:p>2893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49]*[.E749]" office:value-type="float" office:value="13432225" calcext:value-type="float">
            <text:p>13432225</text:p>
          </table:table-cell>
          <table:table-cell table:formula="of:=[.F749]*[.F749]" office:value-type="float" office:value="10349089" calcext:value-type="float">
            <text:p>10349089</text:p>
          </table:table-cell>
          <table:table-cell table:formula="of:=[.G749]*[.G749]" office:value-type="float" office:value="8369449" calcext:value-type="float">
            <text:p>8369449</text:p>
          </table:table-cell>
          <table:table-cell table:formula="of:=[.H749]*[.H749]" office:value-type="float" office:value="5822569" calcext:value-type="float">
            <text:p>5822569</text:p>
          </table:table-cell>
          <table:table-cell table:formula="of:=[.I749]*[.I749]" office:value-type="float" office:value="2181529" calcext:value-type="float">
            <text:p>2181529</text:p>
          </table:table-cell>
          <table:table-cell table:formula="of:=[.J749]*[.J749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64" calcext:value-type="float">
            <text:p>2964</text:p>
          </table:table-cell>
          <table:table-cell office:value-type="float" office:value="2413" calcext:value-type="float">
            <text:p>2413</text:p>
          </table:table-cell>
          <table:table-cell office:value-type="float" office:value="1435" calcext:value-type="float">
            <text:p>1435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750]*[.E750]" office:value-type="float" office:value="13315201" calcext:value-type="float">
            <text:p>13315201</text:p>
          </table:table-cell>
          <table:table-cell table:formula="of:=[.F750]*[.F750]" office:value-type="float" office:value="10336225" calcext:value-type="float">
            <text:p>10336225</text:p>
          </table:table-cell>
          <table:table-cell table:formula="of:=[.G750]*[.G750]" office:value-type="float" office:value="8785296" calcext:value-type="float">
            <text:p>8785296</text:p>
          </table:table-cell>
          <table:table-cell table:formula="of:=[.H750]*[.H750]" office:value-type="float" office:value="5822569" calcext:value-type="float">
            <text:p>5822569</text:p>
          </table:table-cell>
          <table:table-cell table:formula="of:=[.I750]*[.I750]" office:value-type="float" office:value="2059225" calcext:value-type="float">
            <text:p>2059225</text:p>
          </table:table-cell>
          <table:table-cell table:formula="of:=[.J750]*[.J750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19" calcext:value-type="float">
            <text:p>2919</text:p>
          </table:table-cell>
          <table:table-cell office:value-type="float" office:value="2417" calcext:value-type="float">
            <text:p>2417</text:p>
          </table:table-cell>
          <table:table-cell office:value-type="float" office:value="1437" calcext:value-type="float">
            <text:p>1437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751]*[.E751]" office:value-type="float" office:value="13417569" calcext:value-type="float">
            <text:p>13417569</text:p>
          </table:table-cell>
          <table:table-cell table:formula="of:=[.F751]*[.F751]" office:value-type="float" office:value="10394176" calcext:value-type="float">
            <text:p>10394176</text:p>
          </table:table-cell>
          <table:table-cell table:formula="of:=[.G751]*[.G751]" office:value-type="float" office:value="8520561" calcext:value-type="float">
            <text:p>8520561</text:p>
          </table:table-cell>
          <table:table-cell table:formula="of:=[.H751]*[.H751]" office:value-type="float" office:value="5841889" calcext:value-type="float">
            <text:p>5841889</text:p>
          </table:table-cell>
          <table:table-cell table:formula="of:=[.I751]*[.I751]" office:value-type="float" office:value="2064969" calcext:value-type="float">
            <text:p>2064969</text:p>
          </table:table-cell>
          <table:table-cell table:formula="of:=[.J751]*[.J75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191" calcext:value-type="float">
            <text:p>3191</text:p>
          </table:table-cell>
          <table:table-cell office:value-type="float" office:value="2889" calcext:value-type="float">
            <text:p>2889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62" calcext:value-type="float">
            <text:p>1062</text:p>
          </table:table-cell>
          <table:table-cell table:number-columns-repeated="9"/>
          <table:table-cell table:formula="of:=[.E752]*[.E752]" office:value-type="float" office:value="13601344" calcext:value-type="float">
            <text:p>13601344</text:p>
          </table:table-cell>
          <table:table-cell table:formula="of:=[.F752]*[.F752]" office:value-type="float" office:value="10182481" calcext:value-type="float">
            <text:p>10182481</text:p>
          </table:table-cell>
          <table:table-cell table:formula="of:=[.G752]*[.G752]" office:value-type="float" office:value="8346321" calcext:value-type="float">
            <text:p>8346321</text:p>
          </table:table-cell>
          <table:table-cell table:formula="of:=[.H752]*[.H752]" office:value-type="float" office:value="5822569" calcext:value-type="float">
            <text:p>5822569</text:p>
          </table:table-cell>
          <table:table-cell table:formula="of:=[.I752]*[.I752]" office:value-type="float" office:value="2181529" calcext:value-type="float">
            <text:p>2181529</text:p>
          </table:table-cell>
          <table:table-cell table:formula="of:=[.J752]*[.J752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903" calcext:value-type="float">
            <text:p>2903</text:p>
          </table:table-cell>
          <table:table-cell office:value-type="float" office:value="2368" calcext:value-type="float">
            <text:p>2368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53]*[.E753]" office:value-type="float" office:value="13366336" calcext:value-type="float">
            <text:p>13366336</text:p>
          </table:table-cell>
          <table:table-cell table:formula="of:=[.F753]*[.F753]" office:value-type="float" office:value="10291264" calcext:value-type="float">
            <text:p>10291264</text:p>
          </table:table-cell>
          <table:table-cell table:formula="of:=[.G753]*[.G753]" office:value-type="float" office:value="8427409" calcext:value-type="float">
            <text:p>8427409</text:p>
          </table:table-cell>
          <table:table-cell table:formula="of:=[.H753]*[.H753]" office:value-type="float" office:value="5607424" calcext:value-type="float">
            <text:p>5607424</text:p>
          </table:table-cell>
          <table:table-cell table:formula="of:=[.I753]*[.I753]" office:value-type="float" office:value="2134521" calcext:value-type="float">
            <text:p>2134521</text:p>
          </table:table-cell>
          <table:table-cell table:formula="of:=[.J753]*[.J75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48" calcext:value-type="float">
            <text:p>3248</text:p>
          </table:table-cell>
          <table:table-cell office:value-type="float" office:value="2886" calcext:value-type="float">
            <text:p>2886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54]*[.E754]" office:value-type="float" office:value="13344409" calcext:value-type="float">
            <text:p>13344409</text:p>
          </table:table-cell>
          <table:table-cell table:formula="of:=[.F754]*[.F754]" office:value-type="float" office:value="10549504" calcext:value-type="float">
            <text:p>10549504</text:p>
          </table:table-cell>
          <table:table-cell table:formula="of:=[.G754]*[.G754]" office:value-type="float" office:value="8328996" calcext:value-type="float">
            <text:p>8328996</text:p>
          </table:table-cell>
          <table:table-cell table:formula="of:=[.H754]*[.H754]" office:value-type="float" office:value="5924356" calcext:value-type="float">
            <text:p>5924356</text:p>
          </table:table-cell>
          <table:table-cell table:formula="of:=[.I754]*[.I754]" office:value-type="float" office:value="2155024" calcext:value-type="float">
            <text:p>2155024</text:p>
          </table:table-cell>
          <table:table-cell table:formula="of:=[.J754]*[.J75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208" calcext:value-type="float">
            <text:p>3208</text:p>
          </table:table-cell>
          <table:table-cell office:value-type="float" office:value="2886" calcext:value-type="float">
            <text:p>2886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99" calcext:value-type="float">
            <text:p>1099</text:p>
          </table:table-cell>
          <table:table-cell table:number-columns-repeated="9"/>
          <table:table-cell table:formula="of:=[.E755]*[.E755]" office:value-type="float" office:value="13366336" calcext:value-type="float">
            <text:p>13366336</text:p>
          </table:table-cell>
          <table:table-cell table:formula="of:=[.F755]*[.F755]" office:value-type="float" office:value="10291264" calcext:value-type="float">
            <text:p>10291264</text:p>
          </table:table-cell>
          <table:table-cell table:formula="of:=[.G755]*[.G755]" office:value-type="float" office:value="8328996" calcext:value-type="float">
            <text:p>8328996</text:p>
          </table:table-cell>
          <table:table-cell table:formula="of:=[.H755]*[.H755]" office:value-type="float" office:value="5664400" calcext:value-type="float">
            <text:p>5664400</text:p>
          </table:table-cell>
          <table:table-cell table:formula="of:=[.I755]*[.I755]" office:value-type="float" office:value="2085136" calcext:value-type="float">
            <text:p>2085136</text:p>
          </table:table-cell>
          <table:table-cell table:formula="of:=[.J755]*[.J755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3" calcext:value-type="float">
            <text:p>3203</text:p>
          </table:table-cell>
          <table:table-cell office:value-type="float" office:value="2896" calcext:value-type="float">
            <text:p>2896</text:p>
          </table:table-cell>
          <table:table-cell office:value-type="float" office:value="2356" calcext:value-type="float">
            <text:p>2356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56]*[.E756]" office:value-type="float" office:value="13278736" calcext:value-type="float">
            <text:p>13278736</text:p>
          </table:table-cell>
          <table:table-cell table:formula="of:=[.F756]*[.F756]" office:value-type="float" office:value="10259209" calcext:value-type="float">
            <text:p>10259209</text:p>
          </table:table-cell>
          <table:table-cell table:formula="of:=[.G756]*[.G756]" office:value-type="float" office:value="8386816" calcext:value-type="float">
            <text:p>8386816</text:p>
          </table:table-cell>
          <table:table-cell table:formula="of:=[.H756]*[.H756]" office:value-type="float" office:value="5550736" calcext:value-type="float">
            <text:p>5550736</text:p>
          </table:table-cell>
          <table:table-cell table:formula="of:=[.I756]*[.I756]" office:value-type="float" office:value="2196324" calcext:value-type="float">
            <text:p>2196324</text:p>
          </table:table-cell>
          <table:table-cell table:formula="of:=[.J756]*[.J75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03" calcext:value-type="float">
            <text:p>2903</text:p>
          </table:table-cell>
          <table:table-cell office:value-type="float" office:value="2382" calcext:value-type="float">
            <text:p>2382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757]*[.E757]" office:value-type="float" office:value="13264164" calcext:value-type="float">
            <text:p>13264164</text:p>
          </table:table-cell>
          <table:table-cell table:formula="of:=[.F757]*[.F757]" office:value-type="float" office:value="10214416" calcext:value-type="float">
            <text:p>10214416</text:p>
          </table:table-cell>
          <table:table-cell table:formula="of:=[.G757]*[.G757]" office:value-type="float" office:value="8427409" calcext:value-type="float">
            <text:p>8427409</text:p>
          </table:table-cell>
          <table:table-cell table:formula="of:=[.H757]*[.H757]" office:value-type="float" office:value="5673924" calcext:value-type="float">
            <text:p>5673924</text:p>
          </table:table-cell>
          <table:table-cell table:formula="of:=[.I757]*[.I757]" office:value-type="float" office:value="2114116" calcext:value-type="float">
            <text:p>2114116</text:p>
          </table:table-cell>
          <table:table-cell table:formula="of:=[.J757]*[.J75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24" calcext:value-type="float">
            <text:p>3224</text:p>
          </table:table-cell>
          <table:table-cell office:value-type="float" office:value="2997" calcext:value-type="float">
            <text:p>2997</text:p>
          </table:table-cell>
          <table:table-cell office:value-type="float" office:value="2380" calcext:value-type="float">
            <text:p>2380</text:p>
          </table:table-cell>
          <table:table-cell office:value-type="float" office:value="1444" calcext:value-type="float">
            <text:p>1444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758]*[.E758]" office:value-type="float" office:value="13417569" calcext:value-type="float">
            <text:p>13417569</text:p>
          </table:table-cell>
          <table:table-cell table:formula="of:=[.F758]*[.F758]" office:value-type="float" office:value="10394176" calcext:value-type="float">
            <text:p>10394176</text:p>
          </table:table-cell>
          <table:table-cell table:formula="of:=[.G758]*[.G758]" office:value-type="float" office:value="8982009" calcext:value-type="float">
            <text:p>8982009</text:p>
          </table:table-cell>
          <table:table-cell table:formula="of:=[.H758]*[.H758]" office:value-type="float" office:value="5664400" calcext:value-type="float">
            <text:p>5664400</text:p>
          </table:table-cell>
          <table:table-cell table:formula="of:=[.I758]*[.I758]" office:value-type="float" office:value="2085136" calcext:value-type="float">
            <text:p>2085136</text:p>
          </table:table-cell>
          <table:table-cell table:formula="of:=[.J758]*[.J758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75" calcext:value-type="float">
            <text:p>3175</text:p>
          </table:table-cell>
          <table:table-cell office:value-type="float" office:value="2898" calcext:value-type="float">
            <text:p>2898</text:p>
          </table:table-cell>
          <table:table-cell office:value-type="float" office:value="2396" calcext:value-type="float">
            <text:p>2396</text:p>
          </table:table-cell>
          <table:table-cell office:value-type="float" office:value="1468" calcext:value-type="float">
            <text:p>1468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759]*[.E759]" office:value-type="float" office:value="13380964" calcext:value-type="float">
            <text:p>13380964</text:p>
          </table:table-cell>
          <table:table-cell table:formula="of:=[.F759]*[.F759]" office:value-type="float" office:value="10080625" calcext:value-type="float">
            <text:p>10080625</text:p>
          </table:table-cell>
          <table:table-cell table:formula="of:=[.G759]*[.G759]" office:value-type="float" office:value="8398404" calcext:value-type="float">
            <text:p>8398404</text:p>
          </table:table-cell>
          <table:table-cell table:formula="of:=[.H759]*[.H759]" office:value-type="float" office:value="5740816" calcext:value-type="float">
            <text:p>5740816</text:p>
          </table:table-cell>
          <table:table-cell table:formula="of:=[.I759]*[.I759]" office:value-type="float" office:value="2155024" calcext:value-type="float">
            <text:p>2155024</text:p>
          </table:table-cell>
          <table:table-cell table:formula="of:=[.J759]*[.J759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8" calcext:value-type="float">
            <text:p>3208</text:p>
          </table:table-cell>
          <table:table-cell office:value-type="float" office:value="2879" calcext:value-type="float">
            <text:p>2879</text:p>
          </table:table-cell>
          <table:table-cell office:value-type="float" office:value="2389" calcext:value-type="float">
            <text:p>2389</text:p>
          </table:table-cell>
          <table:table-cell office:value-type="float" office:value="1486" calcext:value-type="float">
            <text:p>1486</text:p>
          </table:table-cell>
          <table:table-cell office:value-type="float" office:value="1064" calcext:value-type="float">
            <text:p>1064</text:p>
          </table:table-cell>
          <table:table-cell table:number-columns-repeated="9"/>
          <table:table-cell table:formula="of:=[.E760]*[.E760]" office:value-type="float" office:value="13535041" calcext:value-type="float">
            <text:p>13535041</text:p>
          </table:table-cell>
          <table:table-cell table:formula="of:=[.F760]*[.F760]" office:value-type="float" office:value="10291264" calcext:value-type="float">
            <text:p>10291264</text:p>
          </table:table-cell>
          <table:table-cell table:formula="of:=[.G760]*[.G760]" office:value-type="float" office:value="8288641" calcext:value-type="float">
            <text:p>8288641</text:p>
          </table:table-cell>
          <table:table-cell table:formula="of:=[.H760]*[.H760]" office:value-type="float" office:value="5707321" calcext:value-type="float">
            <text:p>5707321</text:p>
          </table:table-cell>
          <table:table-cell table:formula="of:=[.I760]*[.I760]" office:value-type="float" office:value="2208196" calcext:value-type="float">
            <text:p>2208196</text:p>
          </table:table-cell>
          <table:table-cell table:formula="of:=[.J760]*[.J760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2" calcext:value-type="float">
            <text:p>3212</text:p>
          </table:table-cell>
          <table:table-cell office:value-type="float" office:value="2910" calcext:value-type="float">
            <text:p>2910</text:p>
          </table:table-cell>
          <table:table-cell office:value-type="float" office:value="2399" calcext:value-type="float">
            <text:p>2399</text:p>
          </table:table-cell>
          <table:table-cell office:value-type="float" office:value="1463" calcext:value-type="float">
            <text:p>1463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61]*[.E761]" office:value-type="float" office:value="13498276" calcext:value-type="float">
            <text:p>13498276</text:p>
          </table:table-cell>
          <table:table-cell table:formula="of:=[.F761]*[.F761]" office:value-type="float" office:value="10316944" calcext:value-type="float">
            <text:p>10316944</text:p>
          </table:table-cell>
          <table:table-cell table:formula="of:=[.G761]*[.G761]" office:value-type="float" office:value="8468100" calcext:value-type="float">
            <text:p>8468100</text:p>
          </table:table-cell>
          <table:table-cell table:formula="of:=[.H761]*[.H761]" office:value-type="float" office:value="5755201" calcext:value-type="float">
            <text:p>5755201</text:p>
          </table:table-cell>
          <table:table-cell table:formula="of:=[.I761]*[.I761]" office:value-type="float" office:value="2140369" calcext:value-type="float">
            <text:p>2140369</text:p>
          </table:table-cell>
          <table:table-cell table:formula="of:=[.J761]*[.J761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5" calcext:value-type="float">
            <text:p>3205</text:p>
          </table:table-cell>
          <table:table-cell office:value-type="float" office:value="2891" calcext:value-type="float">
            <text:p>2891</text:p>
          </table:table-cell>
          <table:table-cell office:value-type="float" office:value="2354" calcext:value-type="float">
            <text:p>2354</text:p>
          </table:table-cell>
          <table:table-cell office:value-type="float" office:value="1444" calcext:value-type="float">
            <text:p>1444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762]*[.E762]" office:value-type="float" office:value="13344409" calcext:value-type="float">
            <text:p>13344409</text:p>
          </table:table-cell>
          <table:table-cell table:formula="of:=[.F762]*[.F762]" office:value-type="float" office:value="10272025" calcext:value-type="float">
            <text:p>10272025</text:p>
          </table:table-cell>
          <table:table-cell table:formula="of:=[.G762]*[.G762]" office:value-type="float" office:value="8357881" calcext:value-type="float">
            <text:p>8357881</text:p>
          </table:table-cell>
          <table:table-cell table:formula="of:=[.H762]*[.H762]" office:value-type="float" office:value="5541316" calcext:value-type="float">
            <text:p>5541316</text:p>
          </table:table-cell>
          <table:table-cell table:formula="of:=[.I762]*[.I762]" office:value-type="float" office:value="2085136" calcext:value-type="float">
            <text:p>2085136</text:p>
          </table:table-cell>
          <table:table-cell table:formula="of:=[.J762]*[.J762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50" calcext:value-type="float">
            <text:p>3250</text:p>
          </table:table-cell>
          <table:table-cell office:value-type="float" office:value="2905" calcext:value-type="float">
            <text:p>2905</text:p>
          </table:table-cell>
          <table:table-cell office:value-type="float" office:value="2375" calcext:value-type="float">
            <text:p>2375</text:p>
          </table:table-cell>
          <table:table-cell office:value-type="float" office:value="1437" calcext:value-type="float">
            <text:p>1437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763]*[.E763]" office:value-type="float" office:value="13395600" calcext:value-type="float">
            <text:p>13395600</text:p>
          </table:table-cell>
          <table:table-cell table:formula="of:=[.F763]*[.F763]" office:value-type="float" office:value="10562500" calcext:value-type="float">
            <text:p>10562500</text:p>
          </table:table-cell>
          <table:table-cell table:formula="of:=[.G763]*[.G763]" office:value-type="float" office:value="8439025" calcext:value-type="float">
            <text:p>8439025</text:p>
          </table:table-cell>
          <table:table-cell table:formula="of:=[.H763]*[.H763]" office:value-type="float" office:value="5640625" calcext:value-type="float">
            <text:p>5640625</text:p>
          </table:table-cell>
          <table:table-cell table:formula="of:=[.I763]*[.I763]" office:value-type="float" office:value="2064969" calcext:value-type="float">
            <text:p>2064969</text:p>
          </table:table-cell>
          <table:table-cell table:formula="of:=[.J763]*[.J763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3187" calcext:value-type="float">
            <text:p>3187</text:p>
          </table:table-cell>
          <table:table-cell office:value-type="float" office:value="2919" calcext:value-type="float">
            <text:p>2919</text:p>
          </table:table-cell>
          <table:table-cell office:value-type="float" office:value="2373" calcext:value-type="float">
            <text:p>2373</text:p>
          </table:table-cell>
          <table:table-cell office:value-type="float" office:value="1479" calcext:value-type="float">
            <text:p>1479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764]*[.E764]" office:value-type="float" office:value="13741849" calcext:value-type="float">
            <text:p>13741849</text:p>
          </table:table-cell>
          <table:table-cell table:formula="of:=[.F764]*[.F764]" office:value-type="float" office:value="10156969" calcext:value-type="float">
            <text:p>10156969</text:p>
          </table:table-cell>
          <table:table-cell table:formula="of:=[.G764]*[.G764]" office:value-type="float" office:value="8520561" calcext:value-type="float">
            <text:p>8520561</text:p>
          </table:table-cell>
          <table:table-cell table:formula="of:=[.H764]*[.H764]" office:value-type="float" office:value="5631129" calcext:value-type="float">
            <text:p>5631129</text:p>
          </table:table-cell>
          <table:table-cell table:formula="of:=[.I764]*[.I764]" office:value-type="float" office:value="2187441" calcext:value-type="float">
            <text:p>2187441</text:p>
          </table:table-cell>
          <table:table-cell table:formula="of:=[.J764]*[.J764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22" calcext:value-type="float">
            <text:p>3222</text:p>
          </table:table-cell>
          <table:table-cell office:value-type="float" office:value="2898" calcext:value-type="float">
            <text:p>2898</text:p>
          </table:table-cell>
          <table:table-cell office:value-type="float" office:value="2403" calcext:value-type="float">
            <text:p>2403</text:p>
          </table:table-cell>
          <table:table-cell office:value-type="float" office:value="1416" calcext:value-type="float">
            <text:p>1416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765]*[.E765]" office:value-type="float" office:value="13380964" calcext:value-type="float">
            <text:p>13380964</text:p>
          </table:table-cell>
          <table:table-cell table:formula="of:=[.F765]*[.F765]" office:value-type="float" office:value="10381284" calcext:value-type="float">
            <text:p>10381284</text:p>
          </table:table-cell>
          <table:table-cell table:formula="of:=[.G765]*[.G765]" office:value-type="float" office:value="8398404" calcext:value-type="float">
            <text:p>8398404</text:p>
          </table:table-cell>
          <table:table-cell table:formula="of:=[.H765]*[.H765]" office:value-type="float" office:value="5774409" calcext:value-type="float">
            <text:p>5774409</text:p>
          </table:table-cell>
          <table:table-cell table:formula="of:=[.I765]*[.I765]" office:value-type="float" office:value="2005056" calcext:value-type="float">
            <text:p>2005056</text:p>
          </table:table-cell>
          <table:table-cell table:formula="of:=[.J765]*[.J765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50" calcext:value-type="float">
            <text:p>2950</text:p>
          </table:table-cell>
          <table:table-cell office:value-type="float" office:value="2427" calcext:value-type="float">
            <text:p>2427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766]*[.E766]" office:value-type="float" office:value="13432225" calcext:value-type="float">
            <text:p>13432225</text:p>
          </table:table-cell>
          <table:table-cell table:formula="of:=[.F766]*[.F766]" office:value-type="float" office:value="10272025" calcext:value-type="float">
            <text:p>10272025</text:p>
          </table:table-cell>
          <table:table-cell table:formula="of:=[.G766]*[.G766]" office:value-type="float" office:value="8702500" calcext:value-type="float">
            <text:p>8702500</text:p>
          </table:table-cell>
          <table:table-cell table:formula="of:=[.H766]*[.H766]" office:value-type="float" office:value="5890329" calcext:value-type="float">
            <text:p>5890329</text:p>
          </table:table-cell>
          <table:table-cell table:formula="of:=[.I766]*[.I766]" office:value-type="float" office:value="2196324" calcext:value-type="float">
            <text:p>2196324</text:p>
          </table:table-cell>
          <table:table-cell table:formula="of:=[.J766]*[.J766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2" calcext:value-type="float">
            <text:p>3212</text:p>
          </table:table-cell>
          <table:table-cell office:value-type="float" office:value="2964" calcext:value-type="float">
            <text:p>2964</text:p>
          </table:table-cell>
          <table:table-cell office:value-type="float" office:value="2424" calcext:value-type="float">
            <text:p>2424</text:p>
          </table:table-cell>
          <table:table-cell office:value-type="float" office:value="1470" calcext:value-type="float">
            <text:p>1470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767]*[.E767]" office:value-type="float" office:value="13432225" calcext:value-type="float">
            <text:p>13432225</text:p>
          </table:table-cell>
          <table:table-cell table:formula="of:=[.F767]*[.F767]" office:value-type="float" office:value="10316944" calcext:value-type="float">
            <text:p>10316944</text:p>
          </table:table-cell>
          <table:table-cell table:formula="of:=[.G767]*[.G767]" office:value-type="float" office:value="8785296" calcext:value-type="float">
            <text:p>8785296</text:p>
          </table:table-cell>
          <table:table-cell table:formula="of:=[.H767]*[.H767]" office:value-type="float" office:value="5875776" calcext:value-type="float">
            <text:p>5875776</text:p>
          </table:table-cell>
          <table:table-cell table:formula="of:=[.I767]*[.I767]" office:value-type="float" office:value="2160900" calcext:value-type="float">
            <text:p>2160900</text:p>
          </table:table-cell>
          <table:table-cell table:formula="of:=[.J767]*[.J767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8" calcext:value-type="float">
            <text:p>3198</text:p>
          </table:table-cell>
          <table:table-cell office:value-type="float" office:value="2900" calcext:value-type="float">
            <text:p>2900</text:p>
          </table:table-cell>
          <table:table-cell office:value-type="float" office:value="2389" calcext:value-type="float">
            <text:p>2389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768]*[.E768]" office:value-type="float" office:value="13520329" calcext:value-type="float">
            <text:p>13520329</text:p>
          </table:table-cell>
          <table:table-cell table:formula="of:=[.F768]*[.F768]" office:value-type="float" office:value="10227204" calcext:value-type="float">
            <text:p>10227204</text:p>
          </table:table-cell>
          <table:table-cell table:formula="of:=[.G768]*[.G768]" office:value-type="float" office:value="8410000" calcext:value-type="float">
            <text:p>8410000</text:p>
          </table:table-cell>
          <table:table-cell table:formula="of:=[.H768]*[.H768]" office:value-type="float" office:value="5707321" calcext:value-type="float">
            <text:p>5707321</text:p>
          </table:table-cell>
          <table:table-cell table:formula="of:=[.I768]*[.I768]" office:value-type="float" office:value="2114116" calcext:value-type="float">
            <text:p>2114116</text:p>
          </table:table-cell>
          <table:table-cell table:formula="of:=[.J768]*[.J768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884" calcext:value-type="float">
            <text:p>2884</text:p>
          </table:table-cell>
          <table:table-cell office:value-type="float" office:value="2394" calcext:value-type="float">
            <text:p>239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769]*[.E769]" office:value-type="float" office:value="13520329" calcext:value-type="float">
            <text:p>13520329</text:p>
          </table:table-cell>
          <table:table-cell table:formula="of:=[.F769]*[.F769]" office:value-type="float" office:value="10214416" calcext:value-type="float">
            <text:p>10214416</text:p>
          </table:table-cell>
          <table:table-cell table:formula="of:=[.G769]*[.G769]" office:value-type="float" office:value="8317456" calcext:value-type="float">
            <text:p>8317456</text:p>
          </table:table-cell>
          <table:table-cell table:formula="of:=[.H769]*[.H769]" office:value-type="float" office:value="5731236" calcext:value-type="float">
            <text:p>5731236</text:p>
          </table:table-cell>
          <table:table-cell table:formula="of:=[.I769]*[.I769]" office:value-type="float" office:value="2155024" calcext:value-type="float">
            <text:p>2155024</text:p>
          </table:table-cell>
          <table:table-cell table:formula="of:=[.J769]*[.J769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2" calcext:value-type="float">
            <text:p>3212</text:p>
          </table:table-cell>
          <table:table-cell office:value-type="float" office:value="2945" calcext:value-type="float">
            <text:p>2945</text:p>
          </table:table-cell>
          <table:table-cell office:value-type="float" office:value="2370" calcext:value-type="float">
            <text:p>2370</text:p>
          </table:table-cell>
          <table:table-cell office:value-type="float" office:value="1454" calcext:value-type="float">
            <text:p>1454</text:p>
          </table:table-cell>
          <table:table-cell office:value-type="float" office:value="1064" calcext:value-type="float">
            <text:p>1064</text:p>
          </table:table-cell>
          <table:table-cell table:number-columns-repeated="9"/>
          <table:table-cell table:formula="of:=[.E770]*[.E770]" office:value-type="float" office:value="13242321" calcext:value-type="float">
            <text:p>13242321</text:p>
          </table:table-cell>
          <table:table-cell table:formula="of:=[.F770]*[.F770]" office:value-type="float" office:value="10316944" calcext:value-type="float">
            <text:p>10316944</text:p>
          </table:table-cell>
          <table:table-cell table:formula="of:=[.G770]*[.G770]" office:value-type="float" office:value="8673025" calcext:value-type="float">
            <text:p>8673025</text:p>
          </table:table-cell>
          <table:table-cell table:formula="of:=[.H770]*[.H770]" office:value-type="float" office:value="5616900" calcext:value-type="float">
            <text:p>5616900</text:p>
          </table:table-cell>
          <table:table-cell table:formula="of:=[.I770]*[.I770]" office:value-type="float" office:value="2114116" calcext:value-type="float">
            <text:p>2114116</text:p>
          </table:table-cell>
          <table:table-cell table:formula="of:=[.J770]*[.J770]" office:value-type="float" office:value="1132096" calcext:value-type="float">
            <text:p>1132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919" calcext:value-type="float">
            <text:p>2919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771]*[.E771]" office:value-type="float" office:value="13468900" calcext:value-type="float">
            <text:p>13468900</text:p>
          </table:table-cell>
          <table:table-cell table:formula="of:=[.F771]*[.F771]" office:value-type="float" office:value="10227204" calcext:value-type="float">
            <text:p>10227204</text:p>
          </table:table-cell>
          <table:table-cell table:formula="of:=[.G771]*[.G771]" office:value-type="float" office:value="8520561" calcext:value-type="float">
            <text:p>8520561</text:p>
          </table:table-cell>
          <table:table-cell table:formula="of:=[.H771]*[.H771]" office:value-type="float" office:value="5531904" calcext:value-type="float">
            <text:p>5531904</text:p>
          </table:table-cell>
          <table:table-cell table:formula="of:=[.I771]*[.I771]" office:value-type="float" office:value="2119936" calcext:value-type="float">
            <text:p>2119936</text:p>
          </table:table-cell>
          <table:table-cell table:formula="of:=[.J771]*[.J771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3" calcext:value-type="float">
            <text:p>3203</text:p>
          </table:table-cell>
          <table:table-cell office:value-type="float" office:value="2919" calcext:value-type="float">
            <text:p>2919</text:p>
          </table:table-cell>
          <table:table-cell office:value-type="float" office:value="2385" calcext:value-type="float">
            <text:p>2385</text:p>
          </table:table-cell>
          <table:table-cell office:value-type="float" office:value="1456" calcext:value-type="float">
            <text:p>1456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772]*[.E772]" office:value-type="float" office:value="13417569" calcext:value-type="float">
            <text:p>13417569</text:p>
          </table:table-cell>
          <table:table-cell table:formula="of:=[.F772]*[.F772]" office:value-type="float" office:value="10259209" calcext:value-type="float">
            <text:p>10259209</text:p>
          </table:table-cell>
          <table:table-cell table:formula="of:=[.G772]*[.G772]" office:value-type="float" office:value="8520561" calcext:value-type="float">
            <text:p>8520561</text:p>
          </table:table-cell>
          <table:table-cell table:formula="of:=[.H772]*[.H772]" office:value-type="float" office:value="5688225" calcext:value-type="float">
            <text:p>5688225</text:p>
          </table:table-cell>
          <table:table-cell table:formula="of:=[.I772]*[.I772]" office:value-type="float" office:value="2119936" calcext:value-type="float">
            <text:p>2119936</text:p>
          </table:table-cell>
          <table:table-cell table:formula="of:=[.J772]*[.J772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2" calcext:value-type="float">
            <text:p>3212</text:p>
          </table:table-cell>
          <table:table-cell office:value-type="float" office:value="2903" calcext:value-type="float">
            <text:p>2903</text:p>
          </table:table-cell>
          <table:table-cell office:value-type="float" office:value="2415" calcext:value-type="float">
            <text:p>2415</text:p>
          </table:table-cell>
          <table:table-cell office:value-type="float" office:value="1491" calcext:value-type="float">
            <text:p>1491</text:p>
          </table:table-cell>
          <table:table-cell office:value-type="float" office:value="1029" calcext:value-type="float">
            <text:p>1029</text:p>
          </table:table-cell>
          <table:table-cell table:number-columns-repeated="9"/>
          <table:table-cell table:formula="of:=[.E773]*[.E773]" office:value-type="float" office:value="13329801" calcext:value-type="float">
            <text:p>13329801</text:p>
          </table:table-cell>
          <table:table-cell table:formula="of:=[.F773]*[.F773]" office:value-type="float" office:value="10316944" calcext:value-type="float">
            <text:p>10316944</text:p>
          </table:table-cell>
          <table:table-cell table:formula="of:=[.G773]*[.G773]" office:value-type="float" office:value="8427409" calcext:value-type="float">
            <text:p>8427409</text:p>
          </table:table-cell>
          <table:table-cell table:formula="of:=[.H773]*[.H773]" office:value-type="float" office:value="5832225" calcext:value-type="float">
            <text:p>5832225</text:p>
          </table:table-cell>
          <table:table-cell table:formula="of:=[.I773]*[.I773]" office:value-type="float" office:value="2223081" calcext:value-type="float">
            <text:p>2223081</text:p>
          </table:table-cell>
          <table:table-cell table:formula="of:=[.J773]*[.J773]" office:value-type="float" office:value="1058841" calcext:value-type="float">
            <text:p>10588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196" calcext:value-type="float">
            <text:p>3196</text:p>
          </table:table-cell>
          <table:table-cell office:value-type="float" office:value="2872" calcext:value-type="float">
            <text:p>2872</text:p>
          </table:table-cell>
          <table:table-cell office:value-type="float" office:value="2429" calcext:value-type="float">
            <text:p>2429</text:p>
          </table:table-cell>
          <table:table-cell office:value-type="float" office:value="1470" calcext:value-type="float">
            <text:p>1470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74]*[.E774]" office:value-type="float" office:value="13535041" calcext:value-type="float">
            <text:p>13535041</text:p>
          </table:table-cell>
          <table:table-cell table:formula="of:=[.F774]*[.F774]" office:value-type="float" office:value="10214416" calcext:value-type="float">
            <text:p>10214416</text:p>
          </table:table-cell>
          <table:table-cell table:formula="of:=[.G774]*[.G774]" office:value-type="float" office:value="8248384" calcext:value-type="float">
            <text:p>8248384</text:p>
          </table:table-cell>
          <table:table-cell table:formula="of:=[.H774]*[.H774]" office:value-type="float" office:value="5900041" calcext:value-type="float">
            <text:p>5900041</text:p>
          </table:table-cell>
          <table:table-cell table:formula="of:=[.I774]*[.I774]" office:value-type="float" office:value="2160900" calcext:value-type="float">
            <text:p>2160900</text:p>
          </table:table-cell>
          <table:table-cell table:formula="of:=[.J774]*[.J774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945" calcext:value-type="float">
            <text:p>2945</text:p>
          </table:table-cell>
          <table:table-cell office:value-type="float" office:value="2438" calcext:value-type="float">
            <text:p>2438</text:p>
          </table:table-cell>
          <table:table-cell office:value-type="float" office:value="1449" calcext:value-type="float">
            <text:p>1449</text:p>
          </table:table-cell>
          <table:table-cell office:value-type="float" office:value="1099" calcext:value-type="float">
            <text:p>1099</text:p>
          </table:table-cell>
          <table:table-cell table:number-columns-repeated="9"/>
          <table:table-cell table:formula="of:=[.E775]*[.E775]" office:value-type="float" office:value="13483584" calcext:value-type="float">
            <text:p>13483584</text:p>
          </table:table-cell>
          <table:table-cell table:formula="of:=[.F775]*[.F775]" office:value-type="float" office:value="10471696" calcext:value-type="float">
            <text:p>10471696</text:p>
          </table:table-cell>
          <table:table-cell table:formula="of:=[.G775]*[.G775]" office:value-type="float" office:value="8673025" calcext:value-type="float">
            <text:p>8673025</text:p>
          </table:table-cell>
          <table:table-cell table:formula="of:=[.H775]*[.H775]" office:value-type="float" office:value="5943844" calcext:value-type="float">
            <text:p>5943844</text:p>
          </table:table-cell>
          <table:table-cell table:formula="of:=[.I775]*[.I775]" office:value-type="float" office:value="2099601" calcext:value-type="float">
            <text:p>2099601</text:p>
          </table:table-cell>
          <table:table-cell table:formula="of:=[.J775]*[.J775]" office:value-type="float" office:value="1207801" calcext:value-type="float">
            <text:p>1207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91" calcext:value-type="float">
            <text:p>3191</text:p>
          </table:table-cell>
          <table:table-cell office:value-type="float" office:value="2922" calcext:value-type="float">
            <text:p>2922</text:p>
          </table:table-cell>
          <table:table-cell office:value-type="float" office:value="2434" calcext:value-type="float">
            <text:p>2434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776]*[.E776]" office:value-type="float" office:value="13417569" calcext:value-type="float">
            <text:p>13417569</text:p>
          </table:table-cell>
          <table:table-cell table:formula="of:=[.F776]*[.F776]" office:value-type="float" office:value="10182481" calcext:value-type="float">
            <text:p>10182481</text:p>
          </table:table-cell>
          <table:table-cell table:formula="of:=[.G776]*[.G776]" office:value-type="float" office:value="8538084" calcext:value-type="float">
            <text:p>8538084</text:p>
          </table:table-cell>
          <table:table-cell table:formula="of:=[.H776]*[.H776]" office:value-type="float" office:value="5924356" calcext:value-type="float">
            <text:p>5924356</text:p>
          </table:table-cell>
          <table:table-cell table:formula="of:=[.I776]*[.I776]" office:value-type="float" office:value="2155024" calcext:value-type="float">
            <text:p>2155024</text:p>
          </table:table-cell>
          <table:table-cell table:formula="of:=[.J776]*[.J776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26" calcext:value-type="float">
            <text:p>3226</text:p>
          </table:table-cell>
          <table:table-cell office:value-type="float" office:value="2893" calcext:value-type="float">
            <text:p>2893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77]*[.E777]" office:value-type="float" office:value="13601344" calcext:value-type="float">
            <text:p>13601344</text:p>
          </table:table-cell>
          <table:table-cell table:formula="of:=[.F777]*[.F777]" office:value-type="float" office:value="10407076" calcext:value-type="float">
            <text:p>10407076</text:p>
          </table:table-cell>
          <table:table-cell table:formula="of:=[.G777]*[.G777]" office:value-type="float" office:value="8369449" calcext:value-type="float">
            <text:p>8369449</text:p>
          </table:table-cell>
          <table:table-cell table:formula="of:=[.H777]*[.H777]" office:value-type="float" office:value="5755201" calcext:value-type="float">
            <text:p>5755201</text:p>
          </table:table-cell>
          <table:table-cell table:formula="of:=[.I777]*[.I777]" office:value-type="float" office:value="2175625" calcext:value-type="float">
            <text:p>2175625</text:p>
          </table:table-cell>
          <table:table-cell table:formula="of:=[.J777]*[.J777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7" calcext:value-type="float">
            <text:p>3217</text:p>
          </table:table-cell>
          <table:table-cell office:value-type="float" office:value="2926" calcext:value-type="float">
            <text:p>2926</text:p>
          </table:table-cell>
          <table:table-cell office:value-type="float" office:value="2410" calcext:value-type="float">
            <text:p>2410</text:p>
          </table:table-cell>
          <table:table-cell office:value-type="float" office:value="1446" calcext:value-type="float">
            <text:p>1446</text:p>
          </table:table-cell>
          <table:table-cell office:value-type="float" office:value="1043" calcext:value-type="float">
            <text:p>1043</text:p>
          </table:table-cell>
          <table:table-cell table:number-columns-repeated="9"/>
          <table:table-cell table:formula="of:=[.E778]*[.E778]" office:value-type="float" office:value="13468900" calcext:value-type="float">
            <text:p>13468900</text:p>
          </table:table-cell>
          <table:table-cell table:formula="of:=[.F778]*[.F778]" office:value-type="float" office:value="10349089" calcext:value-type="float">
            <text:p>10349089</text:p>
          </table:table-cell>
          <table:table-cell table:formula="of:=[.G778]*[.G778]" office:value-type="float" office:value="8561476" calcext:value-type="float">
            <text:p>8561476</text:p>
          </table:table-cell>
          <table:table-cell table:formula="of:=[.H778]*[.H778]" office:value-type="float" office:value="5808100" calcext:value-type="float">
            <text:p>5808100</text:p>
          </table:table-cell>
          <table:table-cell table:formula="of:=[.I778]*[.I778]" office:value-type="float" office:value="2090916" calcext:value-type="float">
            <text:p>2090916</text:p>
          </table:table-cell>
          <table:table-cell table:formula="of:=[.J778]*[.J778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3" calcext:value-type="float">
            <text:p>3203</text:p>
          </table:table-cell>
          <table:table-cell office:value-type="float" office:value="2922" calcext:value-type="float">
            <text:p>2922</text:p>
          </table:table-cell>
          <table:table-cell office:value-type="float" office:value="2347" calcext:value-type="float">
            <text:p>2347</text:p>
          </table:table-cell>
          <table:table-cell office:value-type="float" office:value="1449" calcext:value-type="float">
            <text:p>1449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779]*[.E779]" office:value-type="float" office:value="13571856" calcext:value-type="float">
            <text:p>13571856</text:p>
          </table:table-cell>
          <table:table-cell table:formula="of:=[.F779]*[.F779]" office:value-type="float" office:value="10259209" calcext:value-type="float">
            <text:p>10259209</text:p>
          </table:table-cell>
          <table:table-cell table:formula="of:=[.G779]*[.G779]" office:value-type="float" office:value="8538084" calcext:value-type="float">
            <text:p>8538084</text:p>
          </table:table-cell>
          <table:table-cell table:formula="of:=[.H779]*[.H779]" office:value-type="float" office:value="5508409" calcext:value-type="float">
            <text:p>5508409</text:p>
          </table:table-cell>
          <table:table-cell table:formula="of:=[.I779]*[.I779]" office:value-type="float" office:value="2099601" calcext:value-type="float">
            <text:p>2099601</text:p>
          </table:table-cell>
          <table:table-cell table:formula="of:=[.J779]*[.J779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1" calcext:value-type="float">
            <text:p>3191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61" calcext:value-type="float">
            <text:p>1461</text:p>
          </table:table-cell>
          <table:table-cell office:value-type="float" office:value="1062" calcext:value-type="float">
            <text:p>1062</text:p>
          </table:table-cell>
          <table:table-cell table:number-columns-repeated="9"/>
          <table:table-cell table:formula="of:=[.E780]*[.E780]" office:value-type="float" office:value="13432225" calcext:value-type="float">
            <text:p>13432225</text:p>
          </table:table-cell>
          <table:table-cell table:formula="of:=[.F780]*[.F780]" office:value-type="float" office:value="10182481" calcext:value-type="float">
            <text:p>10182481</text:p>
          </table:table-cell>
          <table:table-cell table:formula="of:=[.G780]*[.G780]" office:value-type="float" office:value="8357881" calcext:value-type="float">
            <text:p>8357881</text:p>
          </table:table-cell>
          <table:table-cell table:formula="of:=[.H780]*[.H780]" office:value-type="float" office:value="5697769" calcext:value-type="float">
            <text:p>5697769</text:p>
          </table:table-cell>
          <table:table-cell table:formula="of:=[.I780]*[.I780]" office:value-type="float" office:value="2134521" calcext:value-type="float">
            <text:p>2134521</text:p>
          </table:table-cell>
          <table:table-cell table:formula="of:=[.J780]*[.J780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196" calcext:value-type="float">
            <text:p>3196</text:p>
          </table:table-cell>
          <table:table-cell office:value-type="float" office:value="2912" calcext:value-type="float">
            <text:p>2912</text:p>
          </table:table-cell>
          <table:table-cell office:value-type="float" office:value="2403" calcext:value-type="float">
            <text:p>2403</text:p>
          </table:table-cell>
          <table:table-cell office:value-type="float" office:value="1475" calcext:value-type="float">
            <text:p>1475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81]*[.E781]" office:value-type="float" office:value="13264164" calcext:value-type="float">
            <text:p>13264164</text:p>
          </table:table-cell>
          <table:table-cell table:formula="of:=[.F781]*[.F781]" office:value-type="float" office:value="10214416" calcext:value-type="float">
            <text:p>10214416</text:p>
          </table:table-cell>
          <table:table-cell table:formula="of:=[.G781]*[.G781]" office:value-type="float" office:value="8479744" calcext:value-type="float">
            <text:p>8479744</text:p>
          </table:table-cell>
          <table:table-cell table:formula="of:=[.H781]*[.H781]" office:value-type="float" office:value="5774409" calcext:value-type="float">
            <text:p>5774409</text:p>
          </table:table-cell>
          <table:table-cell table:formula="of:=[.I781]*[.I781]" office:value-type="float" office:value="2175625" calcext:value-type="float">
            <text:p>2175625</text:p>
          </table:table-cell>
          <table:table-cell table:formula="of:=[.J781]*[.J781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61" calcext:value-type="float">
            <text:p>146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782]*[.E782]" office:value-type="float" office:value="13432225" calcext:value-type="float">
            <text:p>13432225</text:p>
          </table:table-cell>
          <table:table-cell table:formula="of:=[.F782]*[.F782]" office:value-type="float" office:value="10272025" calcext:value-type="float">
            <text:p>10272025</text:p>
          </table:table-cell>
          <table:table-cell table:formula="of:=[.G782]*[.G782]" office:value-type="float" office:value="8661249" calcext:value-type="float">
            <text:p>8661249</text:p>
          </table:table-cell>
          <table:table-cell table:formula="of:=[.H782]*[.H782]" office:value-type="float" office:value="5740816" calcext:value-type="float">
            <text:p>5740816</text:p>
          </table:table-cell>
          <table:table-cell table:formula="of:=[.I782]*[.I782]" office:value-type="float" office:value="2134521" calcext:value-type="float">
            <text:p>2134521</text:p>
          </table:table-cell>
          <table:table-cell table:formula="of:=[.J782]*[.J782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20" calcext:value-type="float">
            <text:p>2420</text:p>
          </table:table-cell>
          <table:table-cell office:value-type="float" office:value="1470" calcext:value-type="float">
            <text:p>1470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783]*[.E783]" office:value-type="float" office:value="13417569" calcext:value-type="float">
            <text:p>13417569</text:p>
          </table:table-cell>
          <table:table-cell table:formula="of:=[.F783]*[.F783]" office:value-type="float" office:value="10349089" calcext:value-type="float">
            <text:p>10349089</text:p>
          </table:table-cell>
          <table:table-cell table:formula="of:=[.G783]*[.G783]" office:value-type="float" office:value="8410000" calcext:value-type="float">
            <text:p>8410000</text:p>
          </table:table-cell>
          <table:table-cell table:formula="of:=[.H783]*[.H783]" office:value-type="float" office:value="5856400" calcext:value-type="float">
            <text:p>5856400</text:p>
          </table:table-cell>
          <table:table-cell table:formula="of:=[.I783]*[.I783]" office:value-type="float" office:value="2160900" calcext:value-type="float">
            <text:p>2160900</text:p>
          </table:table-cell>
          <table:table-cell table:formula="of:=[.J783]*[.J78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194" calcext:value-type="float">
            <text:p>3194</text:p>
          </table:table-cell>
          <table:table-cell office:value-type="float" office:value="2926" calcext:value-type="float">
            <text:p>2926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84]*[.E784]" office:value-type="float" office:value="13315201" calcext:value-type="float">
            <text:p>13315201</text:p>
          </table:table-cell>
          <table:table-cell table:formula="of:=[.F784]*[.F784]" office:value-type="float" office:value="10201636" calcext:value-type="float">
            <text:p>10201636</text:p>
          </table:table-cell>
          <table:table-cell table:formula="of:=[.G784]*[.G784]" office:value-type="float" office:value="8561476" calcext:value-type="float">
            <text:p>8561476</text:p>
          </table:table-cell>
          <table:table-cell table:formula="of:=[.H784]*[.H784]" office:value-type="float" office:value="5688225" calcext:value-type="float">
            <text:p>5688225</text:p>
          </table:table-cell>
          <table:table-cell table:formula="of:=[.I784]*[.I784]" office:value-type="float" office:value="2166784" calcext:value-type="float">
            <text:p>2166784</text:p>
          </table:table-cell>
          <table:table-cell table:formula="of:=[.J784]*[.J784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7" calcext:value-type="float">
            <text:p>3217</text:p>
          </table:table-cell>
          <table:table-cell office:value-type="float" office:value="2908" calcext:value-type="float">
            <text:p>2908</text:p>
          </table:table-cell>
          <table:table-cell office:value-type="float" office:value="2385" calcext:value-type="float">
            <text:p>2385</text:p>
          </table:table-cell>
          <table:table-cell office:value-type="float" office:value="1454" calcext:value-type="float">
            <text:p>1454</text:p>
          </table:table-cell>
          <table:table-cell office:value-type="float" office:value="1104" calcext:value-type="float">
            <text:p>1104</text:p>
          </table:table-cell>
          <table:table-cell table:number-columns-repeated="9"/>
          <table:table-cell table:formula="of:=[.E785]*[.E785]" office:value-type="float" office:value="13329801" calcext:value-type="float">
            <text:p>13329801</text:p>
          </table:table-cell>
          <table:table-cell table:formula="of:=[.F785]*[.F785]" office:value-type="float" office:value="10349089" calcext:value-type="float">
            <text:p>10349089</text:p>
          </table:table-cell>
          <table:table-cell table:formula="of:=[.G785]*[.G785]" office:value-type="float" office:value="8456464" calcext:value-type="float">
            <text:p>8456464</text:p>
          </table:table-cell>
          <table:table-cell table:formula="of:=[.H785]*[.H785]" office:value-type="float" office:value="5688225" calcext:value-type="float">
            <text:p>5688225</text:p>
          </table:table-cell>
          <table:table-cell table:formula="of:=[.I785]*[.I785]" office:value-type="float" office:value="2114116" calcext:value-type="float">
            <text:p>2114116</text:p>
          </table:table-cell>
          <table:table-cell table:formula="of:=[.J785]*[.J785]" office:value-type="float" office:value="1218816" calcext:value-type="float">
            <text:p>1218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91" calcext:value-type="float">
            <text:p>2891</text:p>
          </table:table-cell>
          <table:table-cell office:value-type="float" office:value="2378" calcext:value-type="float">
            <text:p>2378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786]*[.E786]" office:value-type="float" office:value="13395600" calcext:value-type="float">
            <text:p>13395600</text:p>
          </table:table-cell>
          <table:table-cell table:formula="of:=[.F786]*[.F786]" office:value-type="float" office:value="10361961" calcext:value-type="float">
            <text:p>10361961</text:p>
          </table:table-cell>
          <table:table-cell table:formula="of:=[.G786]*[.G786]" office:value-type="float" office:value="8357881" calcext:value-type="float">
            <text:p>8357881</text:p>
          </table:table-cell>
          <table:table-cell table:formula="of:=[.H786]*[.H786]" office:value-type="float" office:value="5654884" calcext:value-type="float">
            <text:p>5654884</text:p>
          </table:table-cell>
          <table:table-cell table:formula="of:=[.I786]*[.I786]" office:value-type="float" office:value="2064969" calcext:value-type="float">
            <text:p>2064969</text:p>
          </table:table-cell>
          <table:table-cell table:formula="of:=[.J786]*[.J786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08" calcext:value-type="float">
            <text:p>3208</text:p>
          </table:table-cell>
          <table:table-cell office:value-type="float" office:value="2952" calcext:value-type="float">
            <text:p>2952</text:p>
          </table:table-cell>
          <table:table-cell office:value-type="float" office:value="2429" calcext:value-type="float">
            <text:p>2429</text:p>
          </table:table-cell>
          <table:table-cell office:value-type="float" office:value="1465" calcext:value-type="float">
            <text:p>1465</text:p>
          </table:table-cell>
          <table:table-cell office:value-type="float" office:value="1043" calcext:value-type="float">
            <text:p>1043</text:p>
          </table:table-cell>
          <table:table-cell table:number-columns-repeated="9"/>
          <table:table-cell table:formula="of:=[.E787]*[.E787]" office:value-type="float" office:value="13278736" calcext:value-type="float">
            <text:p>13278736</text:p>
          </table:table-cell>
          <table:table-cell table:formula="of:=[.F787]*[.F787]" office:value-type="float" office:value="10291264" calcext:value-type="float">
            <text:p>10291264</text:p>
          </table:table-cell>
          <table:table-cell table:formula="of:=[.G787]*[.G787]" office:value-type="float" office:value="8714304" calcext:value-type="float">
            <text:p>8714304</text:p>
          </table:table-cell>
          <table:table-cell table:formula="of:=[.H787]*[.H787]" office:value-type="float" office:value="5900041" calcext:value-type="float">
            <text:p>5900041</text:p>
          </table:table-cell>
          <table:table-cell table:formula="of:=[.I787]*[.I787]" office:value-type="float" office:value="2146225" calcext:value-type="float">
            <text:p>2146225</text:p>
          </table:table-cell>
          <table:table-cell table:formula="of:=[.J787]*[.J787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5" calcext:value-type="float">
            <text:p>3215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72" calcext:value-type="float">
            <text:p>1472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788]*[.E788]" office:value-type="float" office:value="13242321" calcext:value-type="float">
            <text:p>13242321</text:p>
          </table:table-cell>
          <table:table-cell table:formula="of:=[.F788]*[.F788]" office:value-type="float" office:value="10336225" calcext:value-type="float">
            <text:p>10336225</text:p>
          </table:table-cell>
          <table:table-cell table:formula="of:=[.G788]*[.G788]" office:value-type="float" office:value="8479744" calcext:value-type="float">
            <text:p>8479744</text:p>
          </table:table-cell>
          <table:table-cell table:formula="of:=[.H788]*[.H788]" office:value-type="float" office:value="5688225" calcext:value-type="float">
            <text:p>5688225</text:p>
          </table:table-cell>
          <table:table-cell table:formula="of:=[.I788]*[.I788]" office:value-type="float" office:value="2166784" calcext:value-type="float">
            <text:p>2166784</text:p>
          </table:table-cell>
          <table:table-cell table:formula="of:=[.J788]*[.J788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415" calcext:value-type="float">
            <text:p>2415</text:p>
          </table:table-cell>
          <table:table-cell office:value-type="float" office:value="1454" calcext:value-type="float">
            <text:p>1454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789]*[.E789]" office:value-type="float" office:value="13417569" calcext:value-type="float">
            <text:p>13417569</text:p>
          </table:table-cell>
          <table:table-cell table:formula="of:=[.F789]*[.F789]" office:value-type="float" office:value="10246401" calcext:value-type="float">
            <text:p>10246401</text:p>
          </table:table-cell>
          <table:table-cell table:formula="of:=[.G789]*[.G789]" office:value-type="float" office:value="8456464" calcext:value-type="float">
            <text:p>8456464</text:p>
          </table:table-cell>
          <table:table-cell table:formula="of:=[.H789]*[.H789]" office:value-type="float" office:value="5832225" calcext:value-type="float">
            <text:p>5832225</text:p>
          </table:table-cell>
          <table:table-cell table:formula="of:=[.I789]*[.I789]" office:value-type="float" office:value="2114116" calcext:value-type="float">
            <text:p>2114116</text:p>
          </table:table-cell>
          <table:table-cell table:formula="of:=[.J789]*[.J78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17" calcext:value-type="float">
            <text:p>3217</text:p>
          </table:table-cell>
          <table:table-cell office:value-type="float" office:value="2931" calcext:value-type="float">
            <text:p>2931</text:p>
          </table:table-cell>
          <table:table-cell office:value-type="float" office:value="2413" calcext:value-type="float">
            <text:p>2413</text:p>
          </table:table-cell>
          <table:table-cell office:value-type="float" office:value="1442" calcext:value-type="float">
            <text:p>1442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790]*[.E790]" office:value-type="float" office:value="13432225" calcext:value-type="float">
            <text:p>13432225</text:p>
          </table:table-cell>
          <table:table-cell table:formula="of:=[.F790]*[.F790]" office:value-type="float" office:value="10349089" calcext:value-type="float">
            <text:p>10349089</text:p>
          </table:table-cell>
          <table:table-cell table:formula="of:=[.G790]*[.G790]" office:value-type="float" office:value="8590761" calcext:value-type="float">
            <text:p>8590761</text:p>
          </table:table-cell>
          <table:table-cell table:formula="of:=[.H790]*[.H790]" office:value-type="float" office:value="5822569" calcext:value-type="float">
            <text:p>5822569</text:p>
          </table:table-cell>
          <table:table-cell table:formula="of:=[.I790]*[.I790]" office:value-type="float" office:value="2079364" calcext:value-type="float">
            <text:p>2079364</text:p>
          </table:table-cell>
          <table:table-cell table:formula="of:=[.J790]*[.J790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4" calcext:value-type="float">
            <text:p>3194</text:p>
          </table:table-cell>
          <table:table-cell office:value-type="float" office:value="2900" calcext:value-type="float">
            <text:p>2900</text:p>
          </table:table-cell>
          <table:table-cell office:value-type="float" office:value="2333" calcext:value-type="float">
            <text:p>2333</text:p>
          </table:table-cell>
          <table:table-cell office:value-type="float" office:value="1454" calcext:value-type="float">
            <text:p>1454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91]*[.E791]" office:value-type="float" office:value="13380964" calcext:value-type="float">
            <text:p>13380964</text:p>
          </table:table-cell>
          <table:table-cell table:formula="of:=[.F791]*[.F791]" office:value-type="float" office:value="10201636" calcext:value-type="float">
            <text:p>10201636</text:p>
          </table:table-cell>
          <table:table-cell table:formula="of:=[.G791]*[.G791]" office:value-type="float" office:value="8410000" calcext:value-type="float">
            <text:p>8410000</text:p>
          </table:table-cell>
          <table:table-cell table:formula="of:=[.H791]*[.H791]" office:value-type="float" office:value="5442889" calcext:value-type="float">
            <text:p>5442889</text:p>
          </table:table-cell>
          <table:table-cell table:formula="of:=[.I791]*[.I791]" office:value-type="float" office:value="2114116" calcext:value-type="float">
            <text:p>2114116</text:p>
          </table:table-cell>
          <table:table-cell table:formula="of:=[.J791]*[.J79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8" calcext:value-type="float">
            <text:p>3198</text:p>
          </table:table-cell>
          <table:table-cell office:value-type="float" office:value="2905" calcext:value-type="float">
            <text:p>2905</text:p>
          </table:table-cell>
          <table:table-cell office:value-type="float" office:value="2392" calcext:value-type="float">
            <text:p>2392</text:p>
          </table:table-cell>
          <table:table-cell office:value-type="float" office:value="1463" calcext:value-type="float">
            <text:p>1463</text:p>
          </table:table-cell>
          <table:table-cell office:value-type="float" office:value="1069" calcext:value-type="float">
            <text:p>1069</text:p>
          </table:table-cell>
          <table:table-cell table:number-columns-repeated="9"/>
          <table:table-cell table:formula="of:=[.E792]*[.E792]" office:value-type="float" office:value="13446889" calcext:value-type="float">
            <text:p>13446889</text:p>
          </table:table-cell>
          <table:table-cell table:formula="of:=[.F792]*[.F792]" office:value-type="float" office:value="10227204" calcext:value-type="float">
            <text:p>10227204</text:p>
          </table:table-cell>
          <table:table-cell table:formula="of:=[.G792]*[.G792]" office:value-type="float" office:value="8439025" calcext:value-type="float">
            <text:p>8439025</text:p>
          </table:table-cell>
          <table:table-cell table:formula="of:=[.H792]*[.H792]" office:value-type="float" office:value="5721664" calcext:value-type="float">
            <text:p>5721664</text:p>
          </table:table-cell>
          <table:table-cell table:formula="of:=[.I792]*[.I792]" office:value-type="float" office:value="2140369" calcext:value-type="float">
            <text:p>2140369</text:p>
          </table:table-cell>
          <table:table-cell table:formula="of:=[.J792]*[.J792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5" calcext:value-type="float">
            <text:p>3205</text:p>
          </table:table-cell>
          <table:table-cell office:value-type="float" office:value="2987" calcext:value-type="float">
            <text:p>2987</text:p>
          </table:table-cell>
          <table:table-cell office:value-type="float" office:value="2415" calcext:value-type="float">
            <text:p>2415</text:p>
          </table:table-cell>
          <table:table-cell office:value-type="float" office:value="1444" calcext:value-type="float">
            <text:p>1444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793]*[.E793]" office:value-type="float" office:value="13242321" calcext:value-type="float">
            <text:p>13242321</text:p>
          </table:table-cell>
          <table:table-cell table:formula="of:=[.F793]*[.F793]" office:value-type="float" office:value="10272025" calcext:value-type="float">
            <text:p>10272025</text:p>
          </table:table-cell>
          <table:table-cell table:formula="of:=[.G793]*[.G793]" office:value-type="float" office:value="8922169" calcext:value-type="float">
            <text:p>8922169</text:p>
          </table:table-cell>
          <table:table-cell table:formula="of:=[.H793]*[.H793]" office:value-type="float" office:value="5832225" calcext:value-type="float">
            <text:p>5832225</text:p>
          </table:table-cell>
          <table:table-cell table:formula="of:=[.I793]*[.I793]" office:value-type="float" office:value="2085136" calcext:value-type="float">
            <text:p>2085136</text:p>
          </table:table-cell>
          <table:table-cell table:formula="of:=[.J793]*[.J79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7" calcext:value-type="float">
            <text:p>3217</text:p>
          </table:table-cell>
          <table:table-cell office:value-type="float" office:value="2922" calcext:value-type="float">
            <text:p>2922</text:p>
          </table:table-cell>
          <table:table-cell office:value-type="float" office:value="2438" calcext:value-type="float">
            <text:p>2438</text:p>
          </table:table-cell>
          <table:table-cell office:value-type="float" office:value="1458" calcext:value-type="float">
            <text:p>1458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794]*[.E794]" office:value-type="float" office:value="13395600" calcext:value-type="float">
            <text:p>13395600</text:p>
          </table:table-cell>
          <table:table-cell table:formula="of:=[.F794]*[.F794]" office:value-type="float" office:value="10349089" calcext:value-type="float">
            <text:p>10349089</text:p>
          </table:table-cell>
          <table:table-cell table:formula="of:=[.G794]*[.G794]" office:value-type="float" office:value="8538084" calcext:value-type="float">
            <text:p>8538084</text:p>
          </table:table-cell>
          <table:table-cell table:formula="of:=[.H794]*[.H794]" office:value-type="float" office:value="5943844" calcext:value-type="float">
            <text:p>5943844</text:p>
          </table:table-cell>
          <table:table-cell table:formula="of:=[.I794]*[.I794]" office:value-type="float" office:value="2125764" calcext:value-type="float">
            <text:p>2125764</text:p>
          </table:table-cell>
          <table:table-cell table:formula="of:=[.J794]*[.J794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/>
          <table:table-cell office:value-type="float" office:value="3642" calcext:value-type="float">
            <text:p>3642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54" calcext:value-type="float">
            <text:p>1454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795]*[.E795]" office:value-type="float" office:value="13264164" calcext:value-type="float">
            <text:p>13264164</text:p>
          </table:table-cell>
          <table:table-cell table:formula="of:=[.F795]*[.F795]" office:value-type="float" office:value="10259209" calcext:value-type="float">
            <text:p>10259209</text:p>
          </table:table-cell>
          <table:table-cell table:formula="of:=[.G795]*[.G795]" office:value-type="float" office:value="8398404" calcext:value-type="float">
            <text:p>8398404</text:p>
          </table:table-cell>
          <table:table-cell table:formula="of:=[.H795]*[.H795]" office:value-type="float" office:value="5798464" calcext:value-type="float">
            <text:p>5798464</text:p>
          </table:table-cell>
          <table:table-cell table:formula="of:=[.I795]*[.I795]" office:value-type="float" office:value="2114116" calcext:value-type="float">
            <text:p>2114116</text:p>
          </table:table-cell>
          <table:table-cell table:formula="of:=[.J795]*[.J795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198" calcext:value-type="float">
            <text:p>3198</text:p>
          </table:table-cell>
          <table:table-cell office:value-type="float" office:value="2945" calcext:value-type="float">
            <text:p>2945</text:p>
          </table:table-cell>
          <table:table-cell office:value-type="float" office:value="2378" calcext:value-type="float">
            <text:p>2378</text:p>
          </table:table-cell>
          <table:table-cell office:value-type="float" office:value="1468" calcext:value-type="float">
            <text:p>1468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796]*[.E796]" office:value-type="float" office:value="13242321" calcext:value-type="float">
            <text:p>13242321</text:p>
          </table:table-cell>
          <table:table-cell table:formula="of:=[.F796]*[.F796]" office:value-type="float" office:value="10227204" calcext:value-type="float">
            <text:p>10227204</text:p>
          </table:table-cell>
          <table:table-cell table:formula="of:=[.G796]*[.G796]" office:value-type="float" office:value="8673025" calcext:value-type="float">
            <text:p>8673025</text:p>
          </table:table-cell>
          <table:table-cell table:formula="of:=[.H796]*[.H796]" office:value-type="float" office:value="5654884" calcext:value-type="float">
            <text:p>5654884</text:p>
          </table:table-cell>
          <table:table-cell table:formula="of:=[.I796]*[.I796]" office:value-type="float" office:value="2155024" calcext:value-type="float">
            <text:p>2155024</text:p>
          </table:table-cell>
          <table:table-cell table:formula="of:=[.J796]*[.J796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5" calcext:value-type="float">
            <text:p>3205</text:p>
          </table:table-cell>
          <table:table-cell office:value-type="float" office:value="2983" calcext:value-type="float">
            <text:p>2983</text:p>
          </table:table-cell>
          <table:table-cell office:value-type="float" office:value="2378" calcext:value-type="float">
            <text:p>2378</text:p>
          </table:table-cell>
          <table:table-cell office:value-type="float" office:value="1456" calcext:value-type="float">
            <text:p>1456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797]*[.E797]" office:value-type="float" office:value="13432225" calcext:value-type="float">
            <text:p>13432225</text:p>
          </table:table-cell>
          <table:table-cell table:formula="of:=[.F797]*[.F797]" office:value-type="float" office:value="10272025" calcext:value-type="float">
            <text:p>10272025</text:p>
          </table:table-cell>
          <table:table-cell table:formula="of:=[.G797]*[.G797]" office:value-type="float" office:value="8898289" calcext:value-type="float">
            <text:p>8898289</text:p>
          </table:table-cell>
          <table:table-cell table:formula="of:=[.H797]*[.H797]" office:value-type="float" office:value="5654884" calcext:value-type="float">
            <text:p>5654884</text:p>
          </table:table-cell>
          <table:table-cell table:formula="of:=[.I797]*[.I797]" office:value-type="float" office:value="2119936" calcext:value-type="float">
            <text:p>2119936</text:p>
          </table:table-cell>
          <table:table-cell table:formula="of:=[.J797]*[.J797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19" calcext:value-type="float">
            <text:p>3219</text:p>
          </table:table-cell>
          <table:table-cell office:value-type="float" office:value="2889" calcext:value-type="float">
            <text:p>288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798]*[.E798]" office:value-type="float" office:value="13395600" calcext:value-type="float">
            <text:p>13395600</text:p>
          </table:table-cell>
          <table:table-cell table:formula="of:=[.F798]*[.F798]" office:value-type="float" office:value="10361961" calcext:value-type="float">
            <text:p>10361961</text:p>
          </table:table-cell>
          <table:table-cell table:formula="of:=[.G798]*[.G798]" office:value-type="float" office:value="8346321" calcext:value-type="float">
            <text:p>8346321</text:p>
          </table:table-cell>
          <table:table-cell table:formula="of:=[.H798]*[.H798]" office:value-type="float" office:value="5755201" calcext:value-type="float">
            <text:p>5755201</text:p>
          </table:table-cell>
          <table:table-cell table:formula="of:=[.I798]*[.I798]" office:value-type="float" office:value="2181529" calcext:value-type="float">
            <text:p>2181529</text:p>
          </table:table-cell>
          <table:table-cell table:formula="of:=[.J798]*[.J798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198" calcext:value-type="float">
            <text:p>3198</text:p>
          </table:table-cell>
          <table:table-cell office:value-type="float" office:value="2910" calcext:value-type="float">
            <text:p>2910</text:p>
          </table:table-cell>
          <table:table-cell office:value-type="float" office:value="2356" calcext:value-type="float">
            <text:p>2356</text:p>
          </table:table-cell>
          <table:table-cell office:value-type="float" office:value="1451" calcext:value-type="float">
            <text:p>1451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799]*[.E799]" office:value-type="float" office:value="13483584" calcext:value-type="float">
            <text:p>13483584</text:p>
          </table:table-cell>
          <table:table-cell table:formula="of:=[.F799]*[.F799]" office:value-type="float" office:value="10227204" calcext:value-type="float">
            <text:p>10227204</text:p>
          </table:table-cell>
          <table:table-cell table:formula="of:=[.G799]*[.G799]" office:value-type="float" office:value="8468100" calcext:value-type="float">
            <text:p>8468100</text:p>
          </table:table-cell>
          <table:table-cell table:formula="of:=[.H799]*[.H799]" office:value-type="float" office:value="5550736" calcext:value-type="float">
            <text:p>5550736</text:p>
          </table:table-cell>
          <table:table-cell table:formula="of:=[.I799]*[.I799]" office:value-type="float" office:value="2105401" calcext:value-type="float">
            <text:p>2105401</text:p>
          </table:table-cell>
          <table:table-cell table:formula="of:=[.J799]*[.J799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26" calcext:value-type="float">
            <text:p>2926</text:p>
          </table:table-cell>
          <table:table-cell office:value-type="float" office:value="2382" calcext:value-type="float">
            <text:p>2382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00]*[.E800]" office:value-type="float" office:value="13417569" calcext:value-type="float">
            <text:p>13417569</text:p>
          </table:table-cell>
          <table:table-cell table:formula="of:=[.F800]*[.F800]" office:value-type="float" office:value="10316944" calcext:value-type="float">
            <text:p>10316944</text:p>
          </table:table-cell>
          <table:table-cell table:formula="of:=[.G800]*[.G800]" office:value-type="float" office:value="8561476" calcext:value-type="float">
            <text:p>8561476</text:p>
          </table:table-cell>
          <table:table-cell table:formula="of:=[.H800]*[.H800]" office:value-type="float" office:value="5673924" calcext:value-type="float">
            <text:p>5673924</text:p>
          </table:table-cell>
          <table:table-cell table:formula="of:=[.I800]*[.I800]" office:value-type="float" office:value="2202256" calcext:value-type="float">
            <text:p>2202256</text:p>
          </table:table-cell>
          <table:table-cell table:formula="of:=[.J800]*[.J800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19" calcext:value-type="float">
            <text:p>3219</text:p>
          </table:table-cell>
          <table:table-cell office:value-type="float" office:value="2882" calcext:value-type="float">
            <text:p>2882</text:p>
          </table:table-cell>
          <table:table-cell office:value-type="float" office:value="2438" calcext:value-type="float">
            <text:p>2438</text:p>
          </table:table-cell>
          <table:table-cell office:value-type="float" office:value="1486" calcext:value-type="float">
            <text:p>1486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801]*[.E801]" office:value-type="float" office:value="13329801" calcext:value-type="float">
            <text:p>13329801</text:p>
          </table:table-cell>
          <table:table-cell table:formula="of:=[.F801]*[.F801]" office:value-type="float" office:value="10361961" calcext:value-type="float">
            <text:p>10361961</text:p>
          </table:table-cell>
          <table:table-cell table:formula="of:=[.G801]*[.G801]" office:value-type="float" office:value="8305924" calcext:value-type="float">
            <text:p>8305924</text:p>
          </table:table-cell>
          <table:table-cell table:formula="of:=[.H801]*[.H801]" office:value-type="float" office:value="5943844" calcext:value-type="float">
            <text:p>5943844</text:p>
          </table:table-cell>
          <table:table-cell table:formula="of:=[.I801]*[.I801]" office:value-type="float" office:value="2208196" calcext:value-type="float">
            <text:p>2208196</text:p>
          </table:table-cell>
          <table:table-cell table:formula="of:=[.J801]*[.J801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/>
          <table:table-cell office:value-type="float" office:value="3623" calcext:value-type="float">
            <text:p>3623</text:p>
          </table:table-cell>
          <table:table-cell office:value-type="float" office:value="3198" calcext:value-type="float">
            <text:p>3198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98" calcext:value-type="float">
            <text:p>1498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02]*[.E802]" office:value-type="float" office:value="13126129" calcext:value-type="float">
            <text:p>13126129</text:p>
          </table:table-cell>
          <table:table-cell table:formula="of:=[.F802]*[.F802]" office:value-type="float" office:value="10227204" calcext:value-type="float">
            <text:p>10227204</text:p>
          </table:table-cell>
          <table:table-cell table:formula="of:=[.G802]*[.G802]" office:value-type="float" office:value="8479744" calcext:value-type="float">
            <text:p>8479744</text:p>
          </table:table-cell>
          <table:table-cell table:formula="of:=[.H802]*[.H802]" office:value-type="float" office:value="5798464" calcext:value-type="float">
            <text:p>5798464</text:p>
          </table:table-cell>
          <table:table-cell table:formula="of:=[.I802]*[.I802]" office:value-type="float" office:value="2244004" calcext:value-type="float">
            <text:p>2244004</text:p>
          </table:table-cell>
          <table:table-cell table:formula="of:=[.J802]*[.J802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933" calcext:value-type="float">
            <text:p>2933</text:p>
          </table:table-cell>
          <table:table-cell office:value-type="float" office:value="2408" calcext:value-type="float">
            <text:p>2408</text:p>
          </table:table-cell>
          <table:table-cell office:value-type="float" office:value="1465" calcext:value-type="float">
            <text:p>1465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03]*[.E803]" office:value-type="float" office:value="13344409" calcext:value-type="float">
            <text:p>13344409</text:p>
          </table:table-cell>
          <table:table-cell table:formula="of:=[.F803]*[.F803]" office:value-type="float" office:value="10316944" calcext:value-type="float">
            <text:p>10316944</text:p>
          </table:table-cell>
          <table:table-cell table:formula="of:=[.G803]*[.G803]" office:value-type="float" office:value="8602489" calcext:value-type="float">
            <text:p>8602489</text:p>
          </table:table-cell>
          <table:table-cell table:formula="of:=[.H803]*[.H803]" office:value-type="float" office:value="5798464" calcext:value-type="float">
            <text:p>5798464</text:p>
          </table:table-cell>
          <table:table-cell table:formula="of:=[.I803]*[.I803]" office:value-type="float" office:value="2146225" calcext:value-type="float">
            <text:p>2146225</text:p>
          </table:table-cell>
          <table:table-cell table:formula="of:=[.J803]*[.J803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10" calcext:value-type="float">
            <text:p>3210</text:p>
          </table:table-cell>
          <table:table-cell office:value-type="float" office:value="2896" calcext:value-type="float">
            <text:p>289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04]*[.E804]" office:value-type="float" office:value="13293316" calcext:value-type="float">
            <text:p>13293316</text:p>
          </table:table-cell>
          <table:table-cell table:formula="of:=[.F804]*[.F804]" office:value-type="float" office:value="10304100" calcext:value-type="float">
            <text:p>10304100</text:p>
          </table:table-cell>
          <table:table-cell table:formula="of:=[.G804]*[.G804]" office:value-type="float" office:value="8386816" calcext:value-type="float">
            <text:p>8386816</text:p>
          </table:table-cell>
          <table:table-cell table:formula="of:=[.H804]*[.H804]" office:value-type="float" office:value="5798464" calcext:value-type="float">
            <text:p>5798464</text:p>
          </table:table-cell>
          <table:table-cell table:formula="of:=[.I804]*[.I804]" office:value-type="float" office:value="2155024" calcext:value-type="float">
            <text:p>2155024</text:p>
          </table:table-cell>
          <table:table-cell table:formula="of:=[.J804]*[.J804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29" calcext:value-type="float">
            <text:p>3229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72" calcext:value-type="float">
            <text:p>1472</text:p>
          </table:table-cell>
          <table:table-cell office:value-type="float" office:value="1081" calcext:value-type="float">
            <text:p>1081</text:p>
          </table:table-cell>
          <table:table-cell table:number-columns-repeated="9"/>
          <table:table-cell table:formula="of:=[.E805]*[.E805]" office:value-type="float" office:value="13395600" calcext:value-type="float">
            <text:p>13395600</text:p>
          </table:table-cell>
          <table:table-cell table:formula="of:=[.F805]*[.F805]" office:value-type="float" office:value="10426441" calcext:value-type="float">
            <text:p>10426441</text:p>
          </table:table-cell>
          <table:table-cell table:formula="of:=[.G805]*[.G805]" office:value-type="float" office:value="8427409" calcext:value-type="float">
            <text:p>8427409</text:p>
          </table:table-cell>
          <table:table-cell table:formula="of:=[.H805]*[.H805]" office:value-type="float" office:value="5841889" calcext:value-type="float">
            <text:p>5841889</text:p>
          </table:table-cell>
          <table:table-cell table:formula="of:=[.I805]*[.I805]" office:value-type="float" office:value="2166784" calcext:value-type="float">
            <text:p>2166784</text:p>
          </table:table-cell>
          <table:table-cell table:formula="of:=[.J805]*[.J805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5" calcext:value-type="float">
            <text:p>3205</text:p>
          </table:table-cell>
          <table:table-cell office:value-type="float" office:value="2947" calcext:value-type="float">
            <text:p>2947</text:p>
          </table:table-cell>
          <table:table-cell office:value-type="float" office:value="2438" calcext:value-type="float">
            <text:p>2438</text:p>
          </table:table-cell>
          <table:table-cell office:value-type="float" office:value="1454" calcext:value-type="float">
            <text:p>1454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06]*[.E806]" office:value-type="float" office:value="13535041" calcext:value-type="float">
            <text:p>13535041</text:p>
          </table:table-cell>
          <table:table-cell table:formula="of:=[.F806]*[.F806]" office:value-type="float" office:value="10272025" calcext:value-type="float">
            <text:p>10272025</text:p>
          </table:table-cell>
          <table:table-cell table:formula="of:=[.G806]*[.G806]" office:value-type="float" office:value="8684809" calcext:value-type="float">
            <text:p>8684809</text:p>
          </table:table-cell>
          <table:table-cell table:formula="of:=[.H806]*[.H806]" office:value-type="float" office:value="5943844" calcext:value-type="float">
            <text:p>5943844</text:p>
          </table:table-cell>
          <table:table-cell table:formula="of:=[.I806]*[.I806]" office:value-type="float" office:value="2114116" calcext:value-type="float">
            <text:p>2114116</text:p>
          </table:table-cell>
          <table:table-cell table:formula="of:=[.J806]*[.J806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1" calcext:value-type="float">
            <text:p>3191</text:p>
          </table:table-cell>
          <table:table-cell office:value-type="float" office:value="2908" calcext:value-type="float">
            <text:p>2908</text:p>
          </table:table-cell>
          <table:table-cell office:value-type="float" office:value="2403" calcext:value-type="float">
            <text:p>2403</text:p>
          </table:table-cell>
          <table:table-cell office:value-type="float" office:value="1470" calcext:value-type="float">
            <text:p>1470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07]*[.E807]" office:value-type="float" office:value="13380964" calcext:value-type="float">
            <text:p>13380964</text:p>
          </table:table-cell>
          <table:table-cell table:formula="of:=[.F807]*[.F807]" office:value-type="float" office:value="10182481" calcext:value-type="float">
            <text:p>10182481</text:p>
          </table:table-cell>
          <table:table-cell table:formula="of:=[.G807]*[.G807]" office:value-type="float" office:value="8456464" calcext:value-type="float">
            <text:p>8456464</text:p>
          </table:table-cell>
          <table:table-cell table:formula="of:=[.H807]*[.H807]" office:value-type="float" office:value="5774409" calcext:value-type="float">
            <text:p>5774409</text:p>
          </table:table-cell>
          <table:table-cell table:formula="of:=[.I807]*[.I807]" office:value-type="float" office:value="2160900" calcext:value-type="float">
            <text:p>2160900</text:p>
          </table:table-cell>
          <table:table-cell table:formula="of:=[.J807]*[.J807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01" calcext:value-type="float">
            <text:p>3201</text:p>
          </table:table-cell>
          <table:table-cell office:value-type="float" office:value="2865" calcext:value-type="float">
            <text:p>2865</text:p>
          </table:table-cell>
          <table:table-cell office:value-type="float" office:value="2380" calcext:value-type="float">
            <text:p>2380</text:p>
          </table:table-cell>
          <table:table-cell office:value-type="float" office:value="1479" calcext:value-type="float">
            <text:p>1479</text:p>
          </table:table-cell>
          <table:table-cell office:value-type="float" office:value="1067" calcext:value-type="float">
            <text:p>1067</text:p>
          </table:table-cell>
          <table:table-cell table:number-columns-repeated="9"/>
          <table:table-cell table:formula="of:=[.E808]*[.E808]" office:value-type="float" office:value="13242321" calcext:value-type="float">
            <text:p>13242321</text:p>
          </table:table-cell>
          <table:table-cell table:formula="of:=[.F808]*[.F808]" office:value-type="float" office:value="10246401" calcext:value-type="float">
            <text:p>10246401</text:p>
          </table:table-cell>
          <table:table-cell table:formula="of:=[.G808]*[.G808]" office:value-type="float" office:value="8208225" calcext:value-type="float">
            <text:p>8208225</text:p>
          </table:table-cell>
          <table:table-cell table:formula="of:=[.H808]*[.H808]" office:value-type="float" office:value="5664400" calcext:value-type="float">
            <text:p>5664400</text:p>
          </table:table-cell>
          <table:table-cell table:formula="of:=[.I808]*[.I808]" office:value-type="float" office:value="2187441" calcext:value-type="float">
            <text:p>2187441</text:p>
          </table:table-cell>
          <table:table-cell table:formula="of:=[.J808]*[.J808]" office:value-type="float" office:value="1138489" calcext:value-type="float">
            <text:p>113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1" calcext:value-type="float">
            <text:p>3201</text:p>
          </table:table-cell>
          <table:table-cell office:value-type="float" office:value="2943" calcext:value-type="float">
            <text:p>2943</text:p>
          </table:table-cell>
          <table:table-cell office:value-type="float" office:value="2422" calcext:value-type="float">
            <text:p>2422</text:p>
          </table:table-cell>
          <table:table-cell office:value-type="float" office:value="1442" calcext:value-type="float">
            <text:p>1442</text:p>
          </table:table-cell>
          <table:table-cell office:value-type="float" office:value="1022" calcext:value-type="float">
            <text:p>1022</text:p>
          </table:table-cell>
          <table:table-cell table:number-columns-repeated="9"/>
          <table:table-cell table:formula="of:=[.E809]*[.E809]" office:value-type="float" office:value="13329801" calcext:value-type="float">
            <text:p>13329801</text:p>
          </table:table-cell>
          <table:table-cell table:formula="of:=[.F809]*[.F809]" office:value-type="float" office:value="10246401" calcext:value-type="float">
            <text:p>10246401</text:p>
          </table:table-cell>
          <table:table-cell table:formula="of:=[.G809]*[.G809]" office:value-type="float" office:value="8661249" calcext:value-type="float">
            <text:p>8661249</text:p>
          </table:table-cell>
          <table:table-cell table:formula="of:=[.H809]*[.H809]" office:value-type="float" office:value="5866084" calcext:value-type="float">
            <text:p>5866084</text:p>
          </table:table-cell>
          <table:table-cell table:formula="of:=[.I809]*[.I809]" office:value-type="float" office:value="2079364" calcext:value-type="float">
            <text:p>2079364</text:p>
          </table:table-cell>
          <table:table-cell table:formula="of:=[.J809]*[.J809]" office:value-type="float" office:value="1044484" calcext:value-type="float">
            <text:p>104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05" calcext:value-type="float">
            <text:p>3205</text:p>
          </table:table-cell>
          <table:table-cell office:value-type="float" office:value="2912" calcext:value-type="float">
            <text:p>2912</text:p>
          </table:table-cell>
          <table:table-cell office:value-type="float" office:value="2382" calcext:value-type="float">
            <text:p>2382</text:p>
          </table:table-cell>
          <table:table-cell office:value-type="float" office:value="1451" calcext:value-type="float">
            <text:p>1451</text:p>
          </table:table-cell>
          <table:table-cell office:value-type="float" office:value="996" calcext:value-type="float">
            <text:p>996</text:p>
          </table:table-cell>
          <table:table-cell table:number-columns-repeated="9"/>
          <table:table-cell table:formula="of:=[.E810]*[.E810]" office:value-type="float" office:value="13601344" calcext:value-type="float">
            <text:p>13601344</text:p>
          </table:table-cell>
          <table:table-cell table:formula="of:=[.F810]*[.F810]" office:value-type="float" office:value="10272025" calcext:value-type="float">
            <text:p>10272025</text:p>
          </table:table-cell>
          <table:table-cell table:formula="of:=[.G810]*[.G810]" office:value-type="float" office:value="8479744" calcext:value-type="float">
            <text:p>8479744</text:p>
          </table:table-cell>
          <table:table-cell table:formula="of:=[.H810]*[.H810]" office:value-type="float" office:value="5673924" calcext:value-type="float">
            <text:p>5673924</text:p>
          </table:table-cell>
          <table:table-cell table:formula="of:=[.I810]*[.I810]" office:value-type="float" office:value="2105401" calcext:value-type="float">
            <text:p>2105401</text:p>
          </table:table-cell>
          <table:table-cell table:formula="of:=[.J810]*[.J810]" office:value-type="float" office:value="992016" calcext:value-type="float">
            <text:p>99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215" calcext:value-type="float">
            <text:p>3215</text:p>
          </table:table-cell>
          <table:table-cell office:value-type="float" office:value="2929" calcext:value-type="float">
            <text:p>2929</text:p>
          </table:table-cell>
          <table:table-cell office:value-type="float" office:value="2378" calcext:value-type="float">
            <text:p>2378</text:p>
          </table:table-cell>
          <table:table-cell office:value-type="float" office:value="1461" calcext:value-type="float">
            <text:p>1461</text:p>
          </table:table-cell>
          <table:table-cell office:value-type="float" office:value="1031" calcext:value-type="float">
            <text:p>1031</text:p>
          </table:table-cell>
          <table:table-cell table:number-columns-repeated="9"/>
          <table:table-cell table:formula="of:=[.E811]*[.E811]" office:value-type="float" office:value="13601344" calcext:value-type="float">
            <text:p>13601344</text:p>
          </table:table-cell>
          <table:table-cell table:formula="of:=[.F811]*[.F811]" office:value-type="float" office:value="10336225" calcext:value-type="float">
            <text:p>10336225</text:p>
          </table:table-cell>
          <table:table-cell table:formula="of:=[.G811]*[.G811]" office:value-type="float" office:value="8579041" calcext:value-type="float">
            <text:p>8579041</text:p>
          </table:table-cell>
          <table:table-cell table:formula="of:=[.H811]*[.H811]" office:value-type="float" office:value="5654884" calcext:value-type="float">
            <text:p>5654884</text:p>
          </table:table-cell>
          <table:table-cell table:formula="of:=[.I811]*[.I811]" office:value-type="float" office:value="2134521" calcext:value-type="float">
            <text:p>2134521</text:p>
          </table:table-cell>
          <table:table-cell table:formula="of:=[.J811]*[.J811]" office:value-type="float" office:value="1062961" calcext:value-type="float">
            <text:p>10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82" calcext:value-type="float">
            <text:p>1482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12]*[.E812]" office:value-type="float" office:value="13498276" calcext:value-type="float">
            <text:p>13498276</text:p>
          </table:table-cell>
          <table:table-cell table:formula="of:=[.F812]*[.F812]" office:value-type="float" office:value="10259209" calcext:value-type="float">
            <text:p>10259209</text:p>
          </table:table-cell>
          <table:table-cell table:formula="of:=[.G812]*[.G812]" office:value-type="float" office:value="8398404" calcext:value-type="float">
            <text:p>8398404</text:p>
          </table:table-cell>
          <table:table-cell table:formula="of:=[.H812]*[.H812]" office:value-type="float" office:value="5875776" calcext:value-type="float">
            <text:p>5875776</text:p>
          </table:table-cell>
          <table:table-cell table:formula="of:=[.I812]*[.I812]" office:value-type="float" office:value="2196324" calcext:value-type="float">
            <text:p>2196324</text:p>
          </table:table-cell>
          <table:table-cell table:formula="of:=[.J812]*[.J812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08" calcext:value-type="float">
            <text:p>3208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84" calcext:value-type="float">
            <text:p>1484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13]*[.E813]" office:value-type="float" office:value="13498276" calcext:value-type="float">
            <text:p>13498276</text:p>
          </table:table-cell>
          <table:table-cell table:formula="of:=[.F813]*[.F813]" office:value-type="float" office:value="10291264" calcext:value-type="float">
            <text:p>10291264</text:p>
          </table:table-cell>
          <table:table-cell table:formula="of:=[.G813]*[.G813]" office:value-type="float" office:value="8346321" calcext:value-type="float">
            <text:p>8346321</text:p>
          </table:table-cell>
          <table:table-cell table:formula="of:=[.H813]*[.H813]" office:value-type="float" office:value="5788836" calcext:value-type="float">
            <text:p>5788836</text:p>
          </table:table-cell>
          <table:table-cell table:formula="of:=[.I813]*[.I813]" office:value-type="float" office:value="2202256" calcext:value-type="float">
            <text:p>2202256</text:p>
          </table:table-cell>
          <table:table-cell table:formula="of:=[.J813]*[.J813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2453" calcext:value-type="float">
            <text:p>2453</text:p>
          </table:table-cell>
          <table:table-cell office:value-type="float" office:value="1468" calcext:value-type="float">
            <text:p>1468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814]*[.E814]" office:value-type="float" office:value="13498276" calcext:value-type="float">
            <text:p>13498276</text:p>
          </table:table-cell>
          <table:table-cell table:formula="of:=[.F814]*[.F814]" office:value-type="float" office:value="10349089" calcext:value-type="float">
            <text:p>10349089</text:p>
          </table:table-cell>
          <table:table-cell table:formula="of:=[.G814]*[.G814]" office:value-type="float" office:value="8288641" calcext:value-type="float">
            <text:p>8288641</text:p>
          </table:table-cell>
          <table:table-cell table:formula="of:=[.H814]*[.H814]" office:value-type="float" office:value="6017209" calcext:value-type="float">
            <text:p>6017209</text:p>
          </table:table-cell>
          <table:table-cell table:formula="of:=[.I814]*[.I814]" office:value-type="float" office:value="2155024" calcext:value-type="float">
            <text:p>2155024</text:p>
          </table:table-cell>
          <table:table-cell table:formula="of:=[.J814]*[.J814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/>
          <table:table-cell office:value-type="float" office:value="3627" calcext:value-type="float">
            <text:p>3627</text:p>
          </table:table-cell>
          <table:table-cell office:value-type="float" office:value="3191" calcext:value-type="float">
            <text:p>3191</text:p>
          </table:table-cell>
          <table:table-cell office:value-type="float" office:value="2898" calcext:value-type="float">
            <text:p>2898</text:p>
          </table:table-cell>
          <table:table-cell office:value-type="float" office:value="2394" calcext:value-type="float">
            <text:p>2394</text:p>
          </table:table-cell>
          <table:table-cell office:value-type="float" office:value="1472" calcext:value-type="float">
            <text:p>147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15]*[.E815]" office:value-type="float" office:value="13155129" calcext:value-type="float">
            <text:p>13155129</text:p>
          </table:table-cell>
          <table:table-cell table:formula="of:=[.F815]*[.F815]" office:value-type="float" office:value="10182481" calcext:value-type="float">
            <text:p>10182481</text:p>
          </table:table-cell>
          <table:table-cell table:formula="of:=[.G815]*[.G815]" office:value-type="float" office:value="8398404" calcext:value-type="float">
            <text:p>8398404</text:p>
          </table:table-cell>
          <table:table-cell table:formula="of:=[.H815]*[.H815]" office:value-type="float" office:value="5731236" calcext:value-type="float">
            <text:p>5731236</text:p>
          </table:table-cell>
          <table:table-cell table:formula="of:=[.I815]*[.I815]" office:value-type="float" office:value="2166784" calcext:value-type="float">
            <text:p>2166784</text:p>
          </table:table-cell>
          <table:table-cell table:formula="of:=[.J815]*[.J81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882" calcext:value-type="float">
            <text:p>2882</text:p>
          </table:table-cell>
          <table:table-cell office:value-type="float" office:value="2387" calcext:value-type="float">
            <text:p>2387</text:p>
          </table:table-cell>
          <table:table-cell office:value-type="float" office:value="1479" calcext:value-type="float">
            <text:p>1479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816]*[.E816]" office:value-type="float" office:value="13571856" calcext:value-type="float">
            <text:p>13571856</text:p>
          </table:table-cell>
          <table:table-cell table:formula="of:=[.F816]*[.F816]" office:value-type="float" office:value="10336225" calcext:value-type="float">
            <text:p>10336225</text:p>
          </table:table-cell>
          <table:table-cell table:formula="of:=[.G816]*[.G816]" office:value-type="float" office:value="8305924" calcext:value-type="float">
            <text:p>8305924</text:p>
          </table:table-cell>
          <table:table-cell table:formula="of:=[.H816]*[.H816]" office:value-type="float" office:value="5697769" calcext:value-type="float">
            <text:p>5697769</text:p>
          </table:table-cell>
          <table:table-cell table:formula="of:=[.I816]*[.I816]" office:value-type="float" office:value="2187441" calcext:value-type="float">
            <text:p>2187441</text:p>
          </table:table-cell>
          <table:table-cell table:formula="of:=[.J816]*[.J816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office:value-type="float" office:value="3644" calcext:value-type="float">
            <text:p>3644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392" calcext:value-type="float">
            <text:p>2392</text:p>
          </table:table-cell>
          <table:table-cell office:value-type="float" office:value="1486" calcext:value-type="float">
            <text:p>1486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817]*[.E817]" office:value-type="float" office:value="13278736" calcext:value-type="float">
            <text:p>13278736</text:p>
          </table:table-cell>
          <table:table-cell table:formula="of:=[.F817]*[.F817]" office:value-type="float" office:value="10316944" calcext:value-type="float">
            <text:p>10316944</text:p>
          </table:table-cell>
          <table:table-cell table:formula="of:=[.G817]*[.G817]" office:value-type="float" office:value="8328996" calcext:value-type="float">
            <text:p>8328996</text:p>
          </table:table-cell>
          <table:table-cell table:formula="of:=[.H817]*[.H817]" office:value-type="float" office:value="5721664" calcext:value-type="float">
            <text:p>5721664</text:p>
          </table:table-cell>
          <table:table-cell table:formula="of:=[.I817]*[.I817]" office:value-type="float" office:value="2208196" calcext:value-type="float">
            <text:p>2208196</text:p>
          </table:table-cell>
          <table:table-cell table:formula="of:=[.J817]*[.J817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415" calcext:value-type="float">
            <text:p>2415</text:p>
          </table:table-cell>
          <table:table-cell office:value-type="float" office:value="1465" calcext:value-type="float">
            <text:p>1465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818]*[.E818]" office:value-type="float" office:value="13395600" calcext:value-type="float">
            <text:p>13395600</text:p>
          </table:table-cell>
          <table:table-cell table:formula="of:=[.F818]*[.F818]" office:value-type="float" office:value="10182481" calcext:value-type="float">
            <text:p>10182481</text:p>
          </table:table-cell>
          <table:table-cell table:formula="of:=[.G818]*[.G818]" office:value-type="float" office:value="8497225" calcext:value-type="float">
            <text:p>8497225</text:p>
          </table:table-cell>
          <table:table-cell table:formula="of:=[.H818]*[.H818]" office:value-type="float" office:value="5832225" calcext:value-type="float">
            <text:p>5832225</text:p>
          </table:table-cell>
          <table:table-cell table:formula="of:=[.I818]*[.I818]" office:value-type="float" office:value="2146225" calcext:value-type="float">
            <text:p>2146225</text:p>
          </table:table-cell>
          <table:table-cell table:formula="of:=[.J818]*[.J818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420" calcext:value-type="float">
            <text:p>2420</text:p>
          </table:table-cell>
          <table:table-cell office:value-type="float" office:value="1477" calcext:value-type="float">
            <text:p>1477</text:p>
          </table:table-cell>
          <table:table-cell office:value-type="float" office:value="1057" calcext:value-type="float">
            <text:p>1057</text:p>
          </table:table-cell>
          <table:table-cell table:number-columns-repeated="9"/>
          <table:table-cell table:formula="of:=[.E819]*[.E819]" office:value-type="float" office:value="13380964" calcext:value-type="float">
            <text:p>13380964</text:p>
          </table:table-cell>
          <table:table-cell table:formula="of:=[.F819]*[.F819]" office:value-type="float" office:value="10227204" calcext:value-type="float">
            <text:p>10227204</text:p>
          </table:table-cell>
          <table:table-cell table:formula="of:=[.G819]*[.G819]" office:value-type="float" office:value="8357881" calcext:value-type="float">
            <text:p>8357881</text:p>
          </table:table-cell>
          <table:table-cell table:formula="of:=[.H819]*[.H819]" office:value-type="float" office:value="5856400" calcext:value-type="float">
            <text:p>5856400</text:p>
          </table:table-cell>
          <table:table-cell table:formula="of:=[.I819]*[.I819]" office:value-type="float" office:value="2181529" calcext:value-type="float">
            <text:p>2181529</text:p>
          </table:table-cell>
          <table:table-cell table:formula="of:=[.J819]*[.J819]" office:value-type="float" office:value="1117249" calcext:value-type="float">
            <text:p>11172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17" calcext:value-type="float">
            <text:p>3217</text:p>
          </table:table-cell>
          <table:table-cell office:value-type="float" office:value="2898" calcext:value-type="float">
            <text:p>2898</text:p>
          </table:table-cell>
          <table:table-cell office:value-type="float" office:value="2429" calcext:value-type="float">
            <text:p>2429</text:p>
          </table:table-cell>
          <table:table-cell office:value-type="float" office:value="1458" calcext:value-type="float">
            <text:p>1458</text:p>
          </table:table-cell>
          <table:table-cell office:value-type="float" office:value="1008" calcext:value-type="float">
            <text:p>1008</text:p>
          </table:table-cell>
          <table:table-cell table:number-columns-repeated="9"/>
          <table:table-cell table:formula="of:=[.E820]*[.E820]" office:value-type="float" office:value="13483584" calcext:value-type="float">
            <text:p>13483584</text:p>
          </table:table-cell>
          <table:table-cell table:formula="of:=[.F820]*[.F820]" office:value-type="float" office:value="10349089" calcext:value-type="float">
            <text:p>10349089</text:p>
          </table:table-cell>
          <table:table-cell table:formula="of:=[.G820]*[.G820]" office:value-type="float" office:value="8398404" calcext:value-type="float">
            <text:p>8398404</text:p>
          </table:table-cell>
          <table:table-cell table:formula="of:=[.H820]*[.H820]" office:value-type="float" office:value="5900041" calcext:value-type="float">
            <text:p>5900041</text:p>
          </table:table-cell>
          <table:table-cell table:formula="of:=[.I820]*[.I820]" office:value-type="float" office:value="2125764" calcext:value-type="float">
            <text:p>2125764</text:p>
          </table:table-cell>
          <table:table-cell table:formula="of:=[.J820]*[.J820]" office:value-type="float" office:value="1016064" calcext:value-type="float">
            <text:p>1016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52" calcext:value-type="float">
            <text:p>3252</text:p>
          </table:table-cell>
          <table:table-cell office:value-type="float" office:value="2896" calcext:value-type="float">
            <text:p>2896</text:p>
          </table:table-cell>
          <table:table-cell office:value-type="float" office:value="2370" calcext:value-type="float">
            <text:p>2370</text:p>
          </table:table-cell>
          <table:table-cell office:value-type="float" office:value="1461" calcext:value-type="float">
            <text:p>1461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821]*[.E821]" office:value-type="float" office:value="13432225" calcext:value-type="float">
            <text:p>13432225</text:p>
          </table:table-cell>
          <table:table-cell table:formula="of:=[.F821]*[.F821]" office:value-type="float" office:value="10575504" calcext:value-type="float">
            <text:p>10575504</text:p>
          </table:table-cell>
          <table:table-cell table:formula="of:=[.G821]*[.G821]" office:value-type="float" office:value="8386816" calcext:value-type="float">
            <text:p>8386816</text:p>
          </table:table-cell>
          <table:table-cell table:formula="of:=[.H821]*[.H821]" office:value-type="float" office:value="5616900" calcext:value-type="float">
            <text:p>5616900</text:p>
          </table:table-cell>
          <table:table-cell table:formula="of:=[.I821]*[.I821]" office:value-type="float" office:value="2134521" calcext:value-type="float">
            <text:p>2134521</text:p>
          </table:table-cell>
          <table:table-cell table:formula="of:=[.J821]*[.J821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03" calcext:value-type="float">
            <text:p>3203</text:p>
          </table:table-cell>
          <table:table-cell office:value-type="float" office:value="2994" calcext:value-type="float">
            <text:p>2994</text:p>
          </table:table-cell>
          <table:table-cell office:value-type="float" office:value="2403" calcext:value-type="float">
            <text:p>2403</text:p>
          </table:table-cell>
          <table:table-cell office:value-type="float" office:value="1454" calcext:value-type="float">
            <text:p>1454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22]*[.E822]" office:value-type="float" office:value="13344409" calcext:value-type="float">
            <text:p>13344409</text:p>
          </table:table-cell>
          <table:table-cell table:formula="of:=[.F822]*[.F822]" office:value-type="float" office:value="10259209" calcext:value-type="float">
            <text:p>10259209</text:p>
          </table:table-cell>
          <table:table-cell table:formula="of:=[.G822]*[.G822]" office:value-type="float" office:value="8964036" calcext:value-type="float">
            <text:p>8964036</text:p>
          </table:table-cell>
          <table:table-cell table:formula="of:=[.H822]*[.H822]" office:value-type="float" office:value="5774409" calcext:value-type="float">
            <text:p>5774409</text:p>
          </table:table-cell>
          <table:table-cell table:formula="of:=[.I822]*[.I822]" office:value-type="float" office:value="2114116" calcext:value-type="float">
            <text:p>2114116</text:p>
          </table:table-cell>
          <table:table-cell table:formula="of:=[.J822]*[.J822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91" calcext:value-type="float">
            <text:p>2891</text:p>
          </table:table-cell>
          <table:table-cell office:value-type="float" office:value="2363" calcext:value-type="float">
            <text:p>2363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23]*[.E823]" office:value-type="float" office:value="13468900" calcext:value-type="float">
            <text:p>13468900</text:p>
          </table:table-cell>
          <table:table-cell table:formula="of:=[.F823]*[.F823]" office:value-type="float" office:value="10227204" calcext:value-type="float">
            <text:p>10227204</text:p>
          </table:table-cell>
          <table:table-cell table:formula="of:=[.G823]*[.G823]" office:value-type="float" office:value="8357881" calcext:value-type="float">
            <text:p>8357881</text:p>
          </table:table-cell>
          <table:table-cell table:formula="of:=[.H823]*[.H823]" office:value-type="float" office:value="5583769" calcext:value-type="float">
            <text:p>5583769</text:p>
          </table:table-cell>
          <table:table-cell table:formula="of:=[.I823]*[.I823]" office:value-type="float" office:value="2105401" calcext:value-type="float">
            <text:p>2105401</text:p>
          </table:table-cell>
          <table:table-cell table:formula="of:=[.J823]*[.J823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1" calcext:value-type="float">
            <text:p>2891</text:p>
          </table:table-cell>
          <table:table-cell office:value-type="float" office:value="2413" calcext:value-type="float">
            <text:p>2413</text:p>
          </table:table-cell>
          <table:table-cell office:value-type="float" office:value="1477" calcext:value-type="float">
            <text:p>1477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24]*[.E824]" office:value-type="float" office:value="13432225" calcext:value-type="float">
            <text:p>13432225</text:p>
          </table:table-cell>
          <table:table-cell table:formula="of:=[.F824]*[.F824]" office:value-type="float" office:value="10458756" calcext:value-type="float">
            <text:p>10458756</text:p>
          </table:table-cell>
          <table:table-cell table:formula="of:=[.G824]*[.G824]" office:value-type="float" office:value="8357881" calcext:value-type="float">
            <text:p>8357881</text:p>
          </table:table-cell>
          <table:table-cell table:formula="of:=[.H824]*[.H824]" office:value-type="float" office:value="5822569" calcext:value-type="float">
            <text:p>5822569</text:p>
          </table:table-cell>
          <table:table-cell table:formula="of:=[.I824]*[.I824]" office:value-type="float" office:value="2181529" calcext:value-type="float">
            <text:p>2181529</text:p>
          </table:table-cell>
          <table:table-cell table:formula="of:=[.J824]*[.J824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48" calcext:value-type="float">
            <text:p>3248</text:p>
          </table:table-cell>
          <table:table-cell office:value-type="float" office:value="2882" calcext:value-type="float">
            <text:p>2882</text:p>
          </table:table-cell>
          <table:table-cell office:value-type="float" office:value="2415" calcext:value-type="float">
            <text:p>2415</text:p>
          </table:table-cell>
          <table:table-cell office:value-type="float" office:value="1475" calcext:value-type="float">
            <text:p>1475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25]*[.E825]" office:value-type="float" office:value="13395600" calcext:value-type="float">
            <text:p>13395600</text:p>
          </table:table-cell>
          <table:table-cell table:formula="of:=[.F825]*[.F825]" office:value-type="float" office:value="10549504" calcext:value-type="float">
            <text:p>10549504</text:p>
          </table:table-cell>
          <table:table-cell table:formula="of:=[.G825]*[.G825]" office:value-type="float" office:value="8305924" calcext:value-type="float">
            <text:p>8305924</text:p>
          </table:table-cell>
          <table:table-cell table:formula="of:=[.H825]*[.H825]" office:value-type="float" office:value="5832225" calcext:value-type="float">
            <text:p>5832225</text:p>
          </table:table-cell>
          <table:table-cell table:formula="of:=[.I825]*[.I825]" office:value-type="float" office:value="2175625" calcext:value-type="float">
            <text:p>2175625</text:p>
          </table:table-cell>
          <table:table-cell table:formula="of:=[.J825]*[.J82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219" calcext:value-type="float">
            <text:p>3219</text:p>
          </table:table-cell>
          <table:table-cell office:value-type="float" office:value="2893" calcext:value-type="float">
            <text:p>2893</text:p>
          </table:table-cell>
          <table:table-cell office:value-type="float" office:value="2385" calcext:value-type="float">
            <text:p>2385</text:p>
          </table:table-cell>
          <table:table-cell office:value-type="float" office:value="1470" calcext:value-type="float">
            <text:p>1470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826]*[.E826]" office:value-type="float" office:value="13520329" calcext:value-type="float">
            <text:p>13520329</text:p>
          </table:table-cell>
          <table:table-cell table:formula="of:=[.F826]*[.F826]" office:value-type="float" office:value="10361961" calcext:value-type="float">
            <text:p>10361961</text:p>
          </table:table-cell>
          <table:table-cell table:formula="of:=[.G826]*[.G826]" office:value-type="float" office:value="8369449" calcext:value-type="float">
            <text:p>8369449</text:p>
          </table:table-cell>
          <table:table-cell table:formula="of:=[.H826]*[.H826]" office:value-type="float" office:value="5688225" calcext:value-type="float">
            <text:p>5688225</text:p>
          </table:table-cell>
          <table:table-cell table:formula="of:=[.I826]*[.I826]" office:value-type="float" office:value="2160900" calcext:value-type="float">
            <text:p>2160900</text:p>
          </table:table-cell>
          <table:table-cell table:formula="of:=[.J826]*[.J826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03" calcext:value-type="float">
            <text:p>3203</text:p>
          </table:table-cell>
          <table:table-cell office:value-type="float" office:value="2903" calcext:value-type="float">
            <text:p>2903</text:p>
          </table:table-cell>
          <table:table-cell office:value-type="float" office:value="2410" calcext:value-type="float">
            <text:p>2410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27]*[.E827]" office:value-type="float" office:value="13432225" calcext:value-type="float">
            <text:p>13432225</text:p>
          </table:table-cell>
          <table:table-cell table:formula="of:=[.F827]*[.F827]" office:value-type="float" office:value="10259209" calcext:value-type="float">
            <text:p>10259209</text:p>
          </table:table-cell>
          <table:table-cell table:formula="of:=[.G827]*[.G827]" office:value-type="float" office:value="8427409" calcext:value-type="float">
            <text:p>8427409</text:p>
          </table:table-cell>
          <table:table-cell table:formula="of:=[.H827]*[.H827]" office:value-type="float" office:value="5808100" calcext:value-type="float">
            <text:p>5808100</text:p>
          </table:table-cell>
          <table:table-cell table:formula="of:=[.I827]*[.I827]" office:value-type="float" office:value="2155024" calcext:value-type="float">
            <text:p>2155024</text:p>
          </table:table-cell>
          <table:table-cell table:formula="of:=[.J827]*[.J827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212" calcext:value-type="float">
            <text:p>3212</text:p>
          </table:table-cell>
          <table:table-cell office:value-type="float" office:value="2912" calcext:value-type="float">
            <text:p>2912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55" calcext:value-type="float">
            <text:p>1055</text:p>
          </table:table-cell>
          <table:table-cell table:number-columns-repeated="9"/>
          <table:table-cell table:formula="of:=[.E828]*[.E828]" office:value-type="float" office:value="13417569" calcext:value-type="float">
            <text:p>13417569</text:p>
          </table:table-cell>
          <table:table-cell table:formula="of:=[.F828]*[.F828]" office:value-type="float" office:value="10316944" calcext:value-type="float">
            <text:p>10316944</text:p>
          </table:table-cell>
          <table:table-cell table:formula="of:=[.G828]*[.G828]" office:value-type="float" office:value="8479744" calcext:value-type="float">
            <text:p>8479744</text:p>
          </table:table-cell>
          <table:table-cell table:formula="of:=[.H828]*[.H828]" office:value-type="float" office:value="5688225" calcext:value-type="float">
            <text:p>5688225</text:p>
          </table:table-cell>
          <table:table-cell table:formula="of:=[.I828]*[.I828]" office:value-type="float" office:value="2099601" calcext:value-type="float">
            <text:p>2099601</text:p>
          </table:table-cell>
          <table:table-cell table:formula="of:=[.J828]*[.J828]" office:value-type="float" office:value="1113025" calcext:value-type="float">
            <text:p>1113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70" calcext:value-type="float">
            <text:p>2370</text:p>
          </table:table-cell>
          <table:table-cell office:value-type="float" office:value="1489" calcext:value-type="float">
            <text:p>1489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29]*[.E829]" office:value-type="float" office:value="13395600" calcext:value-type="float">
            <text:p>13395600</text:p>
          </table:table-cell>
          <table:table-cell table:formula="of:=[.F829]*[.F829]" office:value-type="float" office:value="10272025" calcext:value-type="float">
            <text:p>10272025</text:p>
          </table:table-cell>
          <table:table-cell table:formula="of:=[.G829]*[.G829]" office:value-type="float" office:value="8456464" calcext:value-type="float">
            <text:p>8456464</text:p>
          </table:table-cell>
          <table:table-cell table:formula="of:=[.H829]*[.H829]" office:value-type="float" office:value="5616900" calcext:value-type="float">
            <text:p>5616900</text:p>
          </table:table-cell>
          <table:table-cell table:formula="of:=[.I829]*[.I829]" office:value-type="float" office:value="2217121" calcext:value-type="float">
            <text:p>2217121</text:p>
          </table:table-cell>
          <table:table-cell table:formula="of:=[.J829]*[.J829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31" calcext:value-type="float">
            <text:p>3231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86" calcext:value-type="float">
            <text:p>1486</text:p>
          </table:table-cell>
          <table:table-cell office:value-type="float" office:value="1113" calcext:value-type="float">
            <text:p>1113</text:p>
          </table:table-cell>
          <table:table-cell table:number-columns-repeated="9"/>
          <table:table-cell table:formula="of:=[.E830]*[.E830]" office:value-type="float" office:value="13446889" calcext:value-type="float">
            <text:p>13446889</text:p>
          </table:table-cell>
          <table:table-cell table:formula="of:=[.F830]*[.F830]" office:value-type="float" office:value="10439361" calcext:value-type="float">
            <text:p>10439361</text:p>
          </table:table-cell>
          <table:table-cell table:formula="of:=[.G830]*[.G830]" office:value-type="float" office:value="8369449" calcext:value-type="float">
            <text:p>8369449</text:p>
          </table:table-cell>
          <table:table-cell table:formula="of:=[.H830]*[.H830]" office:value-type="float" office:value="5697769" calcext:value-type="float">
            <text:p>5697769</text:p>
          </table:table-cell>
          <table:table-cell table:formula="of:=[.I830]*[.I830]" office:value-type="float" office:value="2208196" calcext:value-type="float">
            <text:p>2208196</text:p>
          </table:table-cell>
          <table:table-cell table:formula="of:=[.J830]*[.J830]" office:value-type="float" office:value="1238769" calcext:value-type="float">
            <text:p>12387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15" calcext:value-type="float">
            <text:p>3215</text:p>
          </table:table-cell>
          <table:table-cell office:value-type="float" office:value="2889" calcext:value-type="float">
            <text:p>2889</text:p>
          </table:table-cell>
          <table:table-cell office:value-type="float" office:value="2406" calcext:value-type="float">
            <text:p>2406</text:p>
          </table:table-cell>
          <table:table-cell office:value-type="float" office:value="1461" calcext:value-type="float">
            <text:p>1461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31]*[.E831]" office:value-type="float" office:value="13623481" calcext:value-type="float">
            <text:p>13623481</text:p>
          </table:table-cell>
          <table:table-cell table:formula="of:=[.F831]*[.F831]" office:value-type="float" office:value="10336225" calcext:value-type="float">
            <text:p>10336225</text:p>
          </table:table-cell>
          <table:table-cell table:formula="of:=[.G831]*[.G831]" office:value-type="float" office:value="8346321" calcext:value-type="float">
            <text:p>8346321</text:p>
          </table:table-cell>
          <table:table-cell table:formula="of:=[.H831]*[.H831]" office:value-type="float" office:value="5788836" calcext:value-type="float">
            <text:p>5788836</text:p>
          </table:table-cell>
          <table:table-cell table:formula="of:=[.I831]*[.I831]" office:value-type="float" office:value="2134521" calcext:value-type="float">
            <text:p>2134521</text:p>
          </table:table-cell>
          <table:table-cell table:formula="of:=[.J831]*[.J831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34" calcext:value-type="float">
            <text:p>3234</text:p>
          </table:table-cell>
          <table:table-cell office:value-type="float" office:value="2924" calcext:value-type="float">
            <text:p>2924</text:p>
          </table:table-cell>
          <table:table-cell office:value-type="float" office:value="2392" calcext:value-type="float">
            <text:p>2392</text:p>
          </table:table-cell>
          <table:table-cell office:value-type="float" office:value="1468" calcext:value-type="float">
            <text:p>1468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32]*[.E832]" office:value-type="float" office:value="13535041" calcext:value-type="float">
            <text:p>13535041</text:p>
          </table:table-cell>
          <table:table-cell table:formula="of:=[.F832]*[.F832]" office:value-type="float" office:value="10458756" calcext:value-type="float">
            <text:p>10458756</text:p>
          </table:table-cell>
          <table:table-cell table:formula="of:=[.G832]*[.G832]" office:value-type="float" office:value="8549776" calcext:value-type="float">
            <text:p>8549776</text:p>
          </table:table-cell>
          <table:table-cell table:formula="of:=[.H832]*[.H832]" office:value-type="float" office:value="5721664" calcext:value-type="float">
            <text:p>5721664</text:p>
          </table:table-cell>
          <table:table-cell table:formula="of:=[.I832]*[.I832]" office:value-type="float" office:value="2155024" calcext:value-type="float">
            <text:p>2155024</text:p>
          </table:table-cell>
          <table:table-cell table:formula="of:=[.J832]*[.J832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9" calcext:value-type="float">
            <text:p>3219</text:p>
          </table:table-cell>
          <table:table-cell office:value-type="float" office:value="2900" calcext:value-type="float">
            <text:p>2900</text:p>
          </table:table-cell>
          <table:table-cell office:value-type="float" office:value="2375" calcext:value-type="float">
            <text:p>2375</text:p>
          </table:table-cell>
          <table:table-cell office:value-type="float" office:value="1475" calcext:value-type="float">
            <text:p>1475</text:p>
          </table:table-cell>
          <table:table-cell office:value-type="float" office:value="1036" calcext:value-type="float">
            <text:p>1036</text:p>
          </table:table-cell>
          <table:table-cell table:number-columns-repeated="9"/>
          <table:table-cell table:formula="of:=[.E833]*[.E833]" office:value-type="float" office:value="13315201" calcext:value-type="float">
            <text:p>13315201</text:p>
          </table:table-cell>
          <table:table-cell table:formula="of:=[.F833]*[.F833]" office:value-type="float" office:value="10361961" calcext:value-type="float">
            <text:p>10361961</text:p>
          </table:table-cell>
          <table:table-cell table:formula="of:=[.G833]*[.G833]" office:value-type="float" office:value="8410000" calcext:value-type="float">
            <text:p>8410000</text:p>
          </table:table-cell>
          <table:table-cell table:formula="of:=[.H833]*[.H833]" office:value-type="float" office:value="5640625" calcext:value-type="float">
            <text:p>5640625</text:p>
          </table:table-cell>
          <table:table-cell table:formula="of:=[.I833]*[.I833]" office:value-type="float" office:value="2175625" calcext:value-type="float">
            <text:p>2175625</text:p>
          </table:table-cell>
          <table:table-cell table:formula="of:=[.J833]*[.J833]" office:value-type="float" office:value="1073296" calcext:value-type="float">
            <text:p>1073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3208" calcext:value-type="float">
            <text:p>3208</text:p>
          </table:table-cell>
          <table:table-cell office:value-type="float" office:value="2884" calcext:value-type="float">
            <text:p>2884</text:p>
          </table:table-cell>
          <table:table-cell office:value-type="float" office:value="2392" calcext:value-type="float">
            <text:p>2392</text:p>
          </table:table-cell>
          <table:table-cell office:value-type="float" office:value="1461" calcext:value-type="float">
            <text:p>1461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834]*[.E834]" office:value-type="float" office:value="13176900" calcext:value-type="float">
            <text:p>13176900</text:p>
          </table:table-cell>
          <table:table-cell table:formula="of:=[.F834]*[.F834]" office:value-type="float" office:value="10291264" calcext:value-type="float">
            <text:p>10291264</text:p>
          </table:table-cell>
          <table:table-cell table:formula="of:=[.G834]*[.G834]" office:value-type="float" office:value="8317456" calcext:value-type="float">
            <text:p>8317456</text:p>
          </table:table-cell>
          <table:table-cell table:formula="of:=[.H834]*[.H834]" office:value-type="float" office:value="5721664" calcext:value-type="float">
            <text:p>5721664</text:p>
          </table:table-cell>
          <table:table-cell table:formula="of:=[.I834]*[.I834]" office:value-type="float" office:value="2134521" calcext:value-type="float">
            <text:p>2134521</text:p>
          </table:table-cell>
          <table:table-cell table:formula="of:=[.J834]*[.J834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34" calcext:value-type="float">
            <text:p>3234</text:p>
          </table:table-cell>
          <table:table-cell office:value-type="float" office:value="2943" calcext:value-type="float">
            <text:p>2943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35]*[.E835]" office:value-type="float" office:value="13468900" calcext:value-type="float">
            <text:p>13468900</text:p>
          </table:table-cell>
          <table:table-cell table:formula="of:=[.F835]*[.F835]" office:value-type="float" office:value="10458756" calcext:value-type="float">
            <text:p>10458756</text:p>
          </table:table-cell>
          <table:table-cell table:formula="of:=[.G835]*[.G835]" office:value-type="float" office:value="8661249" calcext:value-type="float">
            <text:p>8661249</text:p>
          </table:table-cell>
          <table:table-cell table:formula="of:=[.H835]*[.H835]" office:value-type="float" office:value="5740816" calcext:value-type="float">
            <text:p>5740816</text:p>
          </table:table-cell>
          <table:table-cell table:formula="of:=[.I835]*[.I835]" office:value-type="float" office:value="2160900" calcext:value-type="float">
            <text:p>2160900</text:p>
          </table:table-cell>
          <table:table-cell table:formula="of:=[.J835]*[.J835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1" calcext:value-type="float">
            <text:p>3191</text:p>
          </table:table-cell>
          <table:table-cell office:value-type="float" office:value="2915" calcext:value-type="float">
            <text:p>2915</text:p>
          </table:table-cell>
          <table:table-cell office:value-type="float" office:value="2394" calcext:value-type="float">
            <text:p>2394</text:p>
          </table:table-cell>
          <table:table-cell office:value-type="float" office:value="1482" calcext:value-type="float">
            <text:p>1482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36]*[.E836]" office:value-type="float" office:value="13520329" calcext:value-type="float">
            <text:p>13520329</text:p>
          </table:table-cell>
          <table:table-cell table:formula="of:=[.F836]*[.F836]" office:value-type="float" office:value="10182481" calcext:value-type="float">
            <text:p>10182481</text:p>
          </table:table-cell>
          <table:table-cell table:formula="of:=[.G836]*[.G836]" office:value-type="float" office:value="8497225" calcext:value-type="float">
            <text:p>8497225</text:p>
          </table:table-cell>
          <table:table-cell table:formula="of:=[.H836]*[.H836]" office:value-type="float" office:value="5731236" calcext:value-type="float">
            <text:p>5731236</text:p>
          </table:table-cell>
          <table:table-cell table:formula="of:=[.I836]*[.I836]" office:value-type="float" office:value="2196324" calcext:value-type="float">
            <text:p>2196324</text:p>
          </table:table-cell>
          <table:table-cell table:formula="of:=[.J836]*[.J836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1" calcext:value-type="float">
            <text:p>3201</text:p>
          </table:table-cell>
          <table:table-cell office:value-type="float" office:value="2903" calcext:value-type="float">
            <text:p>2903</text:p>
          </table:table-cell>
          <table:table-cell office:value-type="float" office:value="2417" calcext:value-type="float">
            <text:p>2417</text:p>
          </table:table-cell>
          <table:table-cell office:value-type="float" office:value="1446" calcext:value-type="float">
            <text:p>1446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837]*[.E837]" office:value-type="float" office:value="13380964" calcext:value-type="float">
            <text:p>13380964</text:p>
          </table:table-cell>
          <table:table-cell table:formula="of:=[.F837]*[.F837]" office:value-type="float" office:value="10246401" calcext:value-type="float">
            <text:p>10246401</text:p>
          </table:table-cell>
          <table:table-cell table:formula="of:=[.G837]*[.G837]" office:value-type="float" office:value="8427409" calcext:value-type="float">
            <text:p>8427409</text:p>
          </table:table-cell>
          <table:table-cell table:formula="of:=[.H837]*[.H837]" office:value-type="float" office:value="5841889" calcext:value-type="float">
            <text:p>5841889</text:p>
          </table:table-cell>
          <table:table-cell table:formula="of:=[.I837]*[.I837]" office:value-type="float" office:value="2090916" calcext:value-type="float">
            <text:p>2090916</text:p>
          </table:table-cell>
          <table:table-cell table:formula="of:=[.J837]*[.J837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5" calcext:value-type="float">
            <text:p>3215</text:p>
          </table:table-cell>
          <table:table-cell office:value-type="float" office:value="2922" calcext:value-type="float">
            <text:p>2922</text:p>
          </table:table-cell>
          <table:table-cell office:value-type="float" office:value="2422" calcext:value-type="float">
            <text:p>2422</text:p>
          </table:table-cell>
          <table:table-cell office:value-type="float" office:value="1465" calcext:value-type="float">
            <text:p>1465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38]*[.E838]" office:value-type="float" office:value="13315201" calcext:value-type="float">
            <text:p>13315201</text:p>
          </table:table-cell>
          <table:table-cell table:formula="of:=[.F838]*[.F838]" office:value-type="float" office:value="10336225" calcext:value-type="float">
            <text:p>10336225</text:p>
          </table:table-cell>
          <table:table-cell table:formula="of:=[.G838]*[.G838]" office:value-type="float" office:value="8538084" calcext:value-type="float">
            <text:p>8538084</text:p>
          </table:table-cell>
          <table:table-cell table:formula="of:=[.H838]*[.H838]" office:value-type="float" office:value="5866084" calcext:value-type="float">
            <text:p>5866084</text:p>
          </table:table-cell>
          <table:table-cell table:formula="of:=[.I838]*[.I838]" office:value-type="float" office:value="2146225" calcext:value-type="float">
            <text:p>2146225</text:p>
          </table:table-cell>
          <table:table-cell table:formula="of:=[.J838]*[.J838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5" calcext:value-type="float">
            <text:p>3215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461" calcext:value-type="float">
            <text:p>1461</text:p>
          </table:table-cell>
          <table:table-cell office:value-type="float" office:value="1020" calcext:value-type="float">
            <text:p>1020</text:p>
          </table:table-cell>
          <table:table-cell table:number-columns-repeated="9"/>
          <table:table-cell table:formula="of:=[.E839]*[.E839]" office:value-type="float" office:value="13468900" calcext:value-type="float">
            <text:p>13468900</text:p>
          </table:table-cell>
          <table:table-cell table:formula="of:=[.F839]*[.F839]" office:value-type="float" office:value="10336225" calcext:value-type="float">
            <text:p>10336225</text:p>
          </table:table-cell>
          <table:table-cell table:formula="of:=[.G839]*[.G839]" office:value-type="float" office:value="8398404" calcext:value-type="float">
            <text:p>8398404</text:p>
          </table:table-cell>
          <table:table-cell table:formula="of:=[.H839]*[.H839]" office:value-type="float" office:value="5822569" calcext:value-type="float">
            <text:p>5822569</text:p>
          </table:table-cell>
          <table:table-cell table:formula="of:=[.I839]*[.I839]" office:value-type="float" office:value="2134521" calcext:value-type="float">
            <text:p>2134521</text:p>
          </table:table-cell>
          <table:table-cell table:formula="of:=[.J839]*[.J839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6" calcext:value-type="float">
            <text:p>3236</text:p>
          </table:table-cell>
          <table:table-cell office:value-type="float" office:value="2872" calcext:value-type="float">
            <text:p>2872</text:p>
          </table:table-cell>
          <table:table-cell office:value-type="float" office:value="2438" calcext:value-type="float">
            <text:p>2438</text:p>
          </table:table-cell>
          <table:table-cell office:value-type="float" office:value="1484" calcext:value-type="float">
            <text:p>1484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40]*[.E840]" office:value-type="float" office:value="13483584" calcext:value-type="float">
            <text:p>13483584</text:p>
          </table:table-cell>
          <table:table-cell table:formula="of:=[.F840]*[.F840]" office:value-type="float" office:value="10471696" calcext:value-type="float">
            <text:p>10471696</text:p>
          </table:table-cell>
          <table:table-cell table:formula="of:=[.G840]*[.G840]" office:value-type="float" office:value="8248384" calcext:value-type="float">
            <text:p>8248384</text:p>
          </table:table-cell>
          <table:table-cell table:formula="of:=[.H840]*[.H840]" office:value-type="float" office:value="5943844" calcext:value-type="float">
            <text:p>5943844</text:p>
          </table:table-cell>
          <table:table-cell table:formula="of:=[.I840]*[.I840]" office:value-type="float" office:value="2202256" calcext:value-type="float">
            <text:p>2202256</text:p>
          </table:table-cell>
          <table:table-cell table:formula="of:=[.J840]*[.J840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24" calcext:value-type="float">
            <text:p>3224</text:p>
          </table:table-cell>
          <table:table-cell office:value-type="float" office:value="2926" calcext:value-type="float">
            <text:p>2926</text:p>
          </table:table-cell>
          <table:table-cell office:value-type="float" office:value="2427" calcext:value-type="float">
            <text:p>2427</text:p>
          </table:table-cell>
          <table:table-cell office:value-type="float" office:value="1458" calcext:value-type="float">
            <text:p>145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841]*[.E841]" office:value-type="float" office:value="13549761" calcext:value-type="float">
            <text:p>13549761</text:p>
          </table:table-cell>
          <table:table-cell table:formula="of:=[.F841]*[.F841]" office:value-type="float" office:value="10394176" calcext:value-type="float">
            <text:p>10394176</text:p>
          </table:table-cell>
          <table:table-cell table:formula="of:=[.G841]*[.G841]" office:value-type="float" office:value="8561476" calcext:value-type="float">
            <text:p>8561476</text:p>
          </table:table-cell>
          <table:table-cell table:formula="of:=[.H841]*[.H841]" office:value-type="float" office:value="5890329" calcext:value-type="float">
            <text:p>5890329</text:p>
          </table:table-cell>
          <table:table-cell table:formula="of:=[.I841]*[.I841]" office:value-type="float" office:value="2125764" calcext:value-type="float">
            <text:p>2125764</text:p>
          </table:table-cell>
          <table:table-cell table:formula="of:=[.J841]*[.J841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194" calcext:value-type="float">
            <text:p>3194</text:p>
          </table:table-cell>
          <table:table-cell office:value-type="float" office:value="3022" calcext:value-type="float">
            <text:p>3022</text:p>
          </table:table-cell>
          <table:table-cell office:value-type="float" office:value="2417" calcext:value-type="float">
            <text:p>2417</text:p>
          </table:table-cell>
          <table:table-cell office:value-type="float" office:value="1479" calcext:value-type="float">
            <text:p>1479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42]*[.E842]" office:value-type="float" office:value="13329801" calcext:value-type="float">
            <text:p>13329801</text:p>
          </table:table-cell>
          <table:table-cell table:formula="of:=[.F842]*[.F842]" office:value-type="float" office:value="10201636" calcext:value-type="float">
            <text:p>10201636</text:p>
          </table:table-cell>
          <table:table-cell table:formula="of:=[.G842]*[.G842]" office:value-type="float" office:value="9132484" calcext:value-type="float">
            <text:p>9132484</text:p>
          </table:table-cell>
          <table:table-cell table:formula="of:=[.H842]*[.H842]" office:value-type="float" office:value="5841889" calcext:value-type="float">
            <text:p>5841889</text:p>
          </table:table-cell>
          <table:table-cell table:formula="of:=[.I842]*[.I842]" office:value-type="float" office:value="2187441" calcext:value-type="float">
            <text:p>2187441</text:p>
          </table:table-cell>
          <table:table-cell table:formula="of:=[.J842]*[.J842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1" calcext:value-type="float">
            <text:p>3201</text:p>
          </table:table-cell>
          <table:table-cell office:value-type="float" office:value="2891" calcext:value-type="float">
            <text:p>2891</text:p>
          </table:table-cell>
          <table:table-cell office:value-type="float" office:value="2403" calcext:value-type="float">
            <text:p>2403</text:p>
          </table:table-cell>
          <table:table-cell office:value-type="float" office:value="1444" calcext:value-type="float">
            <text:p>1444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843]*[.E843]" office:value-type="float" office:value="13446889" calcext:value-type="float">
            <text:p>13446889</text:p>
          </table:table-cell>
          <table:table-cell table:formula="of:=[.F843]*[.F843]" office:value-type="float" office:value="10246401" calcext:value-type="float">
            <text:p>10246401</text:p>
          </table:table-cell>
          <table:table-cell table:formula="of:=[.G843]*[.G843]" office:value-type="float" office:value="8357881" calcext:value-type="float">
            <text:p>8357881</text:p>
          </table:table-cell>
          <table:table-cell table:formula="of:=[.H843]*[.H843]" office:value-type="float" office:value="5774409" calcext:value-type="float">
            <text:p>5774409</text:p>
          </table:table-cell>
          <table:table-cell table:formula="of:=[.I843]*[.I843]" office:value-type="float" office:value="2085136" calcext:value-type="float">
            <text:p>2085136</text:p>
          </table:table-cell>
          <table:table-cell table:formula="of:=[.J843]*[.J843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3226" calcext:value-type="float">
            <text:p>3226</text:p>
          </table:table-cell>
          <table:table-cell office:value-type="float" office:value="2905" calcext:value-type="float">
            <text:p>2905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44]*[.E844]" office:value-type="float" office:value="13727025" calcext:value-type="float">
            <text:p>13727025</text:p>
          </table:table-cell>
          <table:table-cell table:formula="of:=[.F844]*[.F844]" office:value-type="float" office:value="10407076" calcext:value-type="float">
            <text:p>10407076</text:p>
          </table:table-cell>
          <table:table-cell table:formula="of:=[.G844]*[.G844]" office:value-type="float" office:value="8439025" calcext:value-type="float">
            <text:p>8439025</text:p>
          </table:table-cell>
          <table:table-cell table:formula="of:=[.H844]*[.H844]" office:value-type="float" office:value="5740816" calcext:value-type="float">
            <text:p>5740816</text:p>
          </table:table-cell>
          <table:table-cell table:formula="of:=[.I844]*[.I844]" office:value-type="float" office:value="2160900" calcext:value-type="float">
            <text:p>2160900</text:p>
          </table:table-cell>
          <table:table-cell table:formula="of:=[.J844]*[.J84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34" calcext:value-type="float">
            <text:p>3234</text:p>
          </table:table-cell>
          <table:table-cell office:value-type="float" office:value="2987" calcext:value-type="float">
            <text:p>2987</text:p>
          </table:table-cell>
          <table:table-cell office:value-type="float" office:value="2429" calcext:value-type="float">
            <text:p>2429</text:p>
          </table:table-cell>
          <table:table-cell office:value-type="float" office:value="1489" calcext:value-type="float">
            <text:p>1489</text:p>
          </table:table-cell>
          <table:table-cell office:value-type="float" office:value="1109" calcext:value-type="float">
            <text:p>1109</text:p>
          </table:table-cell>
          <table:table-cell table:number-columns-repeated="9"/>
          <table:table-cell table:formula="of:=[.E845]*[.E845]" office:value-type="float" office:value="13483584" calcext:value-type="float">
            <text:p>13483584</text:p>
          </table:table-cell>
          <table:table-cell table:formula="of:=[.F845]*[.F845]" office:value-type="float" office:value="10458756" calcext:value-type="float">
            <text:p>10458756</text:p>
          </table:table-cell>
          <table:table-cell table:formula="of:=[.G845]*[.G845]" office:value-type="float" office:value="8922169" calcext:value-type="float">
            <text:p>8922169</text:p>
          </table:table-cell>
          <table:table-cell table:formula="of:=[.H845]*[.H845]" office:value-type="float" office:value="5900041" calcext:value-type="float">
            <text:p>5900041</text:p>
          </table:table-cell>
          <table:table-cell table:formula="of:=[.I845]*[.I845]" office:value-type="float" office:value="2217121" calcext:value-type="float">
            <text:p>2217121</text:p>
          </table:table-cell>
          <table:table-cell table:formula="of:=[.J845]*[.J845]" office:value-type="float" office:value="1229881" calcext:value-type="float">
            <text:p>12298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/>
          <table:table-cell office:value-type="float" office:value="3639" calcext:value-type="float">
            <text:p>3639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1" calcext:value-type="float">
            <text:p>2401</text:p>
          </table:table-cell>
          <table:table-cell office:value-type="float" office:value="1463" calcext:value-type="float">
            <text:p>1463</text:p>
          </table:table-cell>
          <table:table-cell office:value-type="float" office:value="1102" calcext:value-type="float">
            <text:p>1102</text:p>
          </table:table-cell>
          <table:table-cell table:number-columns-repeated="9"/>
          <table:table-cell table:formula="of:=[.E846]*[.E846]" office:value-type="float" office:value="13242321" calcext:value-type="float">
            <text:p>13242321</text:p>
          </table:table-cell>
          <table:table-cell table:formula="of:=[.F846]*[.F846]" office:value-type="float" office:value="10349089" calcext:value-type="float">
            <text:p>10349089</text:p>
          </table:table-cell>
          <table:table-cell table:formula="of:=[.G846]*[.G846]" office:value-type="float" office:value="8410000" calcext:value-type="float">
            <text:p>8410000</text:p>
          </table:table-cell>
          <table:table-cell table:formula="of:=[.H846]*[.H846]" office:value-type="float" office:value="5764801" calcext:value-type="float">
            <text:p>5764801</text:p>
          </table:table-cell>
          <table:table-cell table:formula="of:=[.I846]*[.I846]" office:value-type="float" office:value="2140369" calcext:value-type="float">
            <text:p>2140369</text:p>
          </table:table-cell>
          <table:table-cell table:formula="of:=[.J846]*[.J846]" office:value-type="float" office:value="1214404" calcext:value-type="float">
            <text:p>1214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387" calcext:value-type="float">
            <text:p>2387</text:p>
          </table:table-cell>
          <table:table-cell office:value-type="float" office:value="1477" calcext:value-type="float">
            <text:p>1477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47]*[.E847]" office:value-type="float" office:value="13468900" calcext:value-type="float">
            <text:p>13468900</text:p>
          </table:table-cell>
          <table:table-cell table:formula="of:=[.F847]*[.F847]" office:value-type="float" office:value="10272025" calcext:value-type="float">
            <text:p>10272025</text:p>
          </table:table-cell>
          <table:table-cell table:formula="of:=[.G847]*[.G847]" office:value-type="float" office:value="8497225" calcext:value-type="float">
            <text:p>8497225</text:p>
          </table:table-cell>
          <table:table-cell table:formula="of:=[.H847]*[.H847]" office:value-type="float" office:value="5697769" calcext:value-type="float">
            <text:p>5697769</text:p>
          </table:table-cell>
          <table:table-cell table:formula="of:=[.I847]*[.I847]" office:value-type="float" office:value="2181529" calcext:value-type="float">
            <text:p>2181529</text:p>
          </table:table-cell>
          <table:table-cell table:formula="of:=[.J847]*[.J847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8" calcext:value-type="float">
            <text:p>3208</text:p>
          </table:table-cell>
          <table:table-cell office:value-type="float" office:value="2966" calcext:value-type="float">
            <text:p>2966</text:p>
          </table:table-cell>
          <table:table-cell office:value-type="float" office:value="2396" calcext:value-type="float">
            <text:p>2396</text:p>
          </table:table-cell>
          <table:table-cell office:value-type="float" office:value="1470" calcext:value-type="float">
            <text:p>1470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848]*[.E848]" office:value-type="float" office:value="13571856" calcext:value-type="float">
            <text:p>13571856</text:p>
          </table:table-cell>
          <table:table-cell table:formula="of:=[.F848]*[.F848]" office:value-type="float" office:value="10291264" calcext:value-type="float">
            <text:p>10291264</text:p>
          </table:table-cell>
          <table:table-cell table:formula="of:=[.G848]*[.G848]" office:value-type="float" office:value="8797156" calcext:value-type="float">
            <text:p>8797156</text:p>
          </table:table-cell>
          <table:table-cell table:formula="of:=[.H848]*[.H848]" office:value-type="float" office:value="5740816" calcext:value-type="float">
            <text:p>5740816</text:p>
          </table:table-cell>
          <table:table-cell table:formula="of:=[.I848]*[.I848]" office:value-type="float" office:value="2160900" calcext:value-type="float">
            <text:p>2160900</text:p>
          </table:table-cell>
          <table:table-cell table:formula="of:=[.J848]*[.J848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1" calcext:value-type="float">
            <text:p>3201</text:p>
          </table:table-cell>
          <table:table-cell office:value-type="float" office:value="2908" calcext:value-type="float">
            <text:p>2908</text:p>
          </table:table-cell>
          <table:table-cell office:value-type="float" office:value="2366" calcext:value-type="float">
            <text:p>2366</text:p>
          </table:table-cell>
          <table:table-cell office:value-type="float" office:value="1479" calcext:value-type="float">
            <text:p>1479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49]*[.E849]" office:value-type="float" office:value="13571856" calcext:value-type="float">
            <text:p>13571856</text:p>
          </table:table-cell>
          <table:table-cell table:formula="of:=[.F849]*[.F849]" office:value-type="float" office:value="10246401" calcext:value-type="float">
            <text:p>10246401</text:p>
          </table:table-cell>
          <table:table-cell table:formula="of:=[.G849]*[.G849]" office:value-type="float" office:value="8456464" calcext:value-type="float">
            <text:p>8456464</text:p>
          </table:table-cell>
          <table:table-cell table:formula="of:=[.H849]*[.H849]" office:value-type="float" office:value="5597956" calcext:value-type="float">
            <text:p>5597956</text:p>
          </table:table-cell>
          <table:table-cell table:formula="of:=[.I849]*[.I849]" office:value-type="float" office:value="2187441" calcext:value-type="float">
            <text:p>2187441</text:p>
          </table:table-cell>
          <table:table-cell table:formula="of:=[.J849]*[.J849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3210" calcext:value-type="float">
            <text:p>3210</text:p>
          </table:table-cell>
          <table:table-cell office:value-type="float" office:value="2903" calcext:value-type="float">
            <text:p>2903</text:p>
          </table:table-cell>
          <table:table-cell office:value-type="float" office:value="2422" calcext:value-type="float">
            <text:p>2422</text:p>
          </table:table-cell>
          <table:table-cell office:value-type="float" office:value="1454" calcext:value-type="float">
            <text:p>1454</text:p>
          </table:table-cell>
          <table:table-cell office:value-type="float" office:value="1015" calcext:value-type="float">
            <text:p>1015</text:p>
          </table:table-cell>
          <table:table-cell table:number-columns-repeated="9"/>
          <table:table-cell table:formula="of:=[.E850]*[.E850]" office:value-type="float" office:value="13315201" calcext:value-type="float">
            <text:p>13315201</text:p>
          </table:table-cell>
          <table:table-cell table:formula="of:=[.F850]*[.F850]" office:value-type="float" office:value="10304100" calcext:value-type="float">
            <text:p>10304100</text:p>
          </table:table-cell>
          <table:table-cell table:formula="of:=[.G850]*[.G850]" office:value-type="float" office:value="8427409" calcext:value-type="float">
            <text:p>8427409</text:p>
          </table:table-cell>
          <table:table-cell table:formula="of:=[.H850]*[.H850]" office:value-type="float" office:value="5866084" calcext:value-type="float">
            <text:p>5866084</text:p>
          </table:table-cell>
          <table:table-cell table:formula="of:=[.I850]*[.I850]" office:value-type="float" office:value="2114116" calcext:value-type="float">
            <text:p>2114116</text:p>
          </table:table-cell>
          <table:table-cell table:formula="of:=[.J850]*[.J850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1" calcext:value-type="float">
            <text:p>3191</text:p>
          </table:table-cell>
          <table:table-cell office:value-type="float" office:value="2905" calcext:value-type="float">
            <text:p>2905</text:p>
          </table:table-cell>
          <table:table-cell office:value-type="float" office:value="2385" calcext:value-type="float">
            <text:p>2385</text:p>
          </table:table-cell>
          <table:table-cell office:value-type="float" office:value="1446" calcext:value-type="float">
            <text:p>1446</text:p>
          </table:table-cell>
          <table:table-cell office:value-type="float" office:value="1015" calcext:value-type="float">
            <text:p>1015</text:p>
          </table:table-cell>
          <table:table-cell table:number-columns-repeated="9"/>
          <table:table-cell table:formula="of:=[.E851]*[.E851]" office:value-type="float" office:value="13498276" calcext:value-type="float">
            <text:p>13498276</text:p>
          </table:table-cell>
          <table:table-cell table:formula="of:=[.F851]*[.F851]" office:value-type="float" office:value="10182481" calcext:value-type="float">
            <text:p>10182481</text:p>
          </table:table-cell>
          <table:table-cell table:formula="of:=[.G851]*[.G851]" office:value-type="float" office:value="8439025" calcext:value-type="float">
            <text:p>8439025</text:p>
          </table:table-cell>
          <table:table-cell table:formula="of:=[.H851]*[.H851]" office:value-type="float" office:value="5688225" calcext:value-type="float">
            <text:p>5688225</text:p>
          </table:table-cell>
          <table:table-cell table:formula="of:=[.I851]*[.I851]" office:value-type="float" office:value="2090916" calcext:value-type="float">
            <text:p>2090916</text:p>
          </table:table-cell>
          <table:table-cell table:formula="of:=[.J851]*[.J851]" office:value-type="float" office:value="1030225" calcext:value-type="float">
            <text:p>1030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5" calcext:value-type="float">
            <text:p>3245</text:p>
          </table:table-cell>
          <table:table-cell office:value-type="float" office:value="2898" calcext:value-type="float">
            <text:p>2898</text:p>
          </table:table-cell>
          <table:table-cell office:value-type="float" office:value="2375" calcext:value-type="float">
            <text:p>2375</text:p>
          </table:table-cell>
          <table:table-cell office:value-type="float" office:value="1468" calcext:value-type="float">
            <text:p>1468</text:p>
          </table:table-cell>
          <table:table-cell office:value-type="float" office:value="1050" calcext:value-type="float">
            <text:p>1050</text:p>
          </table:table-cell>
          <table:table-cell table:number-columns-repeated="9"/>
          <table:table-cell table:formula="of:=[.E852]*[.E852]" office:value-type="float" office:value="13623481" calcext:value-type="float">
            <text:p>13623481</text:p>
          </table:table-cell>
          <table:table-cell table:formula="of:=[.F852]*[.F852]" office:value-type="float" office:value="10530025" calcext:value-type="float">
            <text:p>10530025</text:p>
          </table:table-cell>
          <table:table-cell table:formula="of:=[.G852]*[.G852]" office:value-type="float" office:value="8398404" calcext:value-type="float">
            <text:p>8398404</text:p>
          </table:table-cell>
          <table:table-cell table:formula="of:=[.H852]*[.H852]" office:value-type="float" office:value="5640625" calcext:value-type="float">
            <text:p>5640625</text:p>
          </table:table-cell>
          <table:table-cell table:formula="of:=[.I852]*[.I852]" office:value-type="float" office:value="2155024" calcext:value-type="float">
            <text:p>2155024</text:p>
          </table:table-cell>
          <table:table-cell table:formula="of:=[.J852]*[.J852]" office:value-type="float" office:value="1102500" calcext:value-type="float">
            <text:p>1102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10" calcext:value-type="float">
            <text:p>3210</text:p>
          </table:table-cell>
          <table:table-cell office:value-type="float" office:value="2936" calcext:value-type="float">
            <text:p>2936</text:p>
          </table:table-cell>
          <table:table-cell office:value-type="float" office:value="2389" calcext:value-type="float">
            <text:p>2389</text:p>
          </table:table-cell>
          <table:table-cell office:value-type="float" office:value="1475" calcext:value-type="float">
            <text:p>1475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853]*[.E853]" office:value-type="float" office:value="13468900" calcext:value-type="float">
            <text:p>13468900</text:p>
          </table:table-cell>
          <table:table-cell table:formula="of:=[.F853]*[.F853]" office:value-type="float" office:value="10304100" calcext:value-type="float">
            <text:p>10304100</text:p>
          </table:table-cell>
          <table:table-cell table:formula="of:=[.G853]*[.G853]" office:value-type="float" office:value="8620096" calcext:value-type="float">
            <text:p>8620096</text:p>
          </table:table-cell>
          <table:table-cell table:formula="of:=[.H853]*[.H853]" office:value-type="float" office:value="5707321" calcext:value-type="float">
            <text:p>5707321</text:p>
          </table:table-cell>
          <table:table-cell table:formula="of:=[.I853]*[.I853]" office:value-type="float" office:value="2175625" calcext:value-type="float">
            <text:p>2175625</text:p>
          </table:table-cell>
          <table:table-cell table:formula="of:=[.J853]*[.J853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231" calcext:value-type="float">
            <text:p>3231</text:p>
          </table:table-cell>
          <table:table-cell office:value-type="float" office:value="2884" calcext:value-type="float">
            <text:p>2884</text:p>
          </table:table-cell>
          <table:table-cell office:value-type="float" office:value="2399" calcext:value-type="float">
            <text:p>2399</text:p>
          </table:table-cell>
          <table:table-cell office:value-type="float" office:value="1470" calcext:value-type="float">
            <text:p>1470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54]*[.E854]" office:value-type="float" office:value="13395600" calcext:value-type="float">
            <text:p>13395600</text:p>
          </table:table-cell>
          <table:table-cell table:formula="of:=[.F854]*[.F854]" office:value-type="float" office:value="10439361" calcext:value-type="float">
            <text:p>10439361</text:p>
          </table:table-cell>
          <table:table-cell table:formula="of:=[.G854]*[.G854]" office:value-type="float" office:value="8317456" calcext:value-type="float">
            <text:p>8317456</text:p>
          </table:table-cell>
          <table:table-cell table:formula="of:=[.H854]*[.H854]" office:value-type="float" office:value="5755201" calcext:value-type="float">
            <text:p>5755201</text:p>
          </table:table-cell>
          <table:table-cell table:formula="of:=[.I854]*[.I854]" office:value-type="float" office:value="2160900" calcext:value-type="float">
            <text:p>2160900</text:p>
          </table:table-cell>
          <table:table-cell table:formula="of:=[.J854]*[.J85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float" office:value="3205" calcext:value-type="float">
            <text:p>3205</text:p>
          </table:table-cell>
          <table:table-cell office:value-type="float" office:value="2898" calcext:value-type="float">
            <text:p>2898</text:p>
          </table:table-cell>
          <table:table-cell office:value-type="float" office:value="2424" calcext:value-type="float">
            <text:p>2424</text:p>
          </table:table-cell>
          <table:table-cell office:value-type="float" office:value="1451" calcext:value-type="float">
            <text:p>1451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55]*[.E855]" office:value-type="float" office:value="13329801" calcext:value-type="float">
            <text:p>13329801</text:p>
          </table:table-cell>
          <table:table-cell table:formula="of:=[.F855]*[.F855]" office:value-type="float" office:value="10272025" calcext:value-type="float">
            <text:p>10272025</text:p>
          </table:table-cell>
          <table:table-cell table:formula="of:=[.G855]*[.G855]" office:value-type="float" office:value="8398404" calcext:value-type="float">
            <text:p>8398404</text:p>
          </table:table-cell>
          <table:table-cell table:formula="of:=[.H855]*[.H855]" office:value-type="float" office:value="5875776" calcext:value-type="float">
            <text:p>5875776</text:p>
          </table:table-cell>
          <table:table-cell table:formula="of:=[.I855]*[.I855]" office:value-type="float" office:value="2105401" calcext:value-type="float">
            <text:p>2105401</text:p>
          </table:table-cell>
          <table:table-cell table:formula="of:=[.J855]*[.J855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7" calcext:value-type="float">
            <text:p>3217</text:p>
          </table:table-cell>
          <table:table-cell office:value-type="float" office:value="2900" calcext:value-type="float">
            <text:p>2900</text:p>
          </table:table-cell>
          <table:table-cell office:value-type="float" office:value="2403" calcext:value-type="float">
            <text:p>2403</text:p>
          </table:table-cell>
          <table:table-cell office:value-type="float" office:value="1468" calcext:value-type="float">
            <text:p>1468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856]*[.E856]" office:value-type="float" office:value="13549761" calcext:value-type="float">
            <text:p>13549761</text:p>
          </table:table-cell>
          <table:table-cell table:formula="of:=[.F856]*[.F856]" office:value-type="float" office:value="10349089" calcext:value-type="float">
            <text:p>10349089</text:p>
          </table:table-cell>
          <table:table-cell table:formula="of:=[.G856]*[.G856]" office:value-type="float" office:value="8410000" calcext:value-type="float">
            <text:p>8410000</text:p>
          </table:table-cell>
          <table:table-cell table:formula="of:=[.H856]*[.H856]" office:value-type="float" office:value="5774409" calcext:value-type="float">
            <text:p>5774409</text:p>
          </table:table-cell>
          <table:table-cell table:formula="of:=[.I856]*[.I856]" office:value-type="float" office:value="2155024" calcext:value-type="float">
            <text:p>2155024</text:p>
          </table:table-cell>
          <table:table-cell table:formula="of:=[.J856]*[.J856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96" calcext:value-type="float">
            <text:p>3196</text:p>
          </table:table-cell>
          <table:table-cell office:value-type="float" office:value="2898" calcext:value-type="float">
            <text:p>2898</text:p>
          </table:table-cell>
          <table:table-cell office:value-type="float" office:value="2408" calcext:value-type="float">
            <text:p>2408</text:p>
          </table:table-cell>
          <table:table-cell office:value-type="float" office:value="1470" calcext:value-type="float">
            <text:p>1470</text:p>
          </table:table-cell>
          <table:table-cell office:value-type="float" office:value="1020" calcext:value-type="float">
            <text:p>1020</text:p>
          </table:table-cell>
          <table:table-cell table:number-columns-repeated="9"/>
          <table:table-cell table:formula="of:=[.E857]*[.E857]" office:value-type="float" office:value="13498276" calcext:value-type="float">
            <text:p>13498276</text:p>
          </table:table-cell>
          <table:table-cell table:formula="of:=[.F857]*[.F857]" office:value-type="float" office:value="10214416" calcext:value-type="float">
            <text:p>10214416</text:p>
          </table:table-cell>
          <table:table-cell table:formula="of:=[.G857]*[.G857]" office:value-type="float" office:value="8398404" calcext:value-type="float">
            <text:p>8398404</text:p>
          </table:table-cell>
          <table:table-cell table:formula="of:=[.H857]*[.H857]" office:value-type="float" office:value="5798464" calcext:value-type="float">
            <text:p>5798464</text:p>
          </table:table-cell>
          <table:table-cell table:formula="of:=[.I857]*[.I857]" office:value-type="float" office:value="2160900" calcext:value-type="float">
            <text:p>2160900</text:p>
          </table:table-cell>
          <table:table-cell table:formula="of:=[.J857]*[.J857]" office:value-type="float" office:value="1040400" calcext:value-type="float">
            <text:p>1040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0" calcext:value-type="float">
            <text:p>3210</text:p>
          </table:table-cell>
          <table:table-cell office:value-type="float" office:value="2889" calcext:value-type="float">
            <text:p>2889</text:p>
          </table:table-cell>
          <table:table-cell office:value-type="float" office:value="2424" calcext:value-type="float">
            <text:p>2424</text:p>
          </table:table-cell>
          <table:table-cell office:value-type="float" office:value="1428" calcext:value-type="float">
            <text:p>1428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858]*[.E858]" office:value-type="float" office:value="13380964" calcext:value-type="float">
            <text:p>13380964</text:p>
          </table:table-cell>
          <table:table-cell table:formula="of:=[.F858]*[.F858]" office:value-type="float" office:value="10304100" calcext:value-type="float">
            <text:p>10304100</text:p>
          </table:table-cell>
          <table:table-cell table:formula="of:=[.G858]*[.G858]" office:value-type="float" office:value="8346321" calcext:value-type="float">
            <text:p>8346321</text:p>
          </table:table-cell>
          <table:table-cell table:formula="of:=[.H858]*[.H858]" office:value-type="float" office:value="5875776" calcext:value-type="float">
            <text:p>5875776</text:p>
          </table:table-cell>
          <table:table-cell table:formula="of:=[.I858]*[.I858]" office:value-type="float" office:value="2039184" calcext:value-type="float">
            <text:p>2039184</text:p>
          </table:table-cell>
          <table:table-cell table:formula="of:=[.J858]*[.J858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187" calcext:value-type="float">
            <text:p>3187</text:p>
          </table:table-cell>
          <table:table-cell office:value-type="float" office:value="2882" calcext:value-type="float">
            <text:p>2882</text:p>
          </table:table-cell>
          <table:table-cell office:value-type="float" office:value="2431" calcext:value-type="float">
            <text:p>2431</text:p>
          </table:table-cell>
          <table:table-cell office:value-type="float" office:value="1484" calcext:value-type="float">
            <text:p>1484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59]*[.E859]" office:value-type="float" office:value="13344409" calcext:value-type="float">
            <text:p>13344409</text:p>
          </table:table-cell>
          <table:table-cell table:formula="of:=[.F859]*[.F859]" office:value-type="float" office:value="10156969" calcext:value-type="float">
            <text:p>10156969</text:p>
          </table:table-cell>
          <table:table-cell table:formula="of:=[.G859]*[.G859]" office:value-type="float" office:value="8305924" calcext:value-type="float">
            <text:p>8305924</text:p>
          </table:table-cell>
          <table:table-cell table:formula="of:=[.H859]*[.H859]" office:value-type="float" office:value="5909761" calcext:value-type="float">
            <text:p>5909761</text:p>
          </table:table-cell>
          <table:table-cell table:formula="of:=[.I859]*[.I859]" office:value-type="float" office:value="2202256" calcext:value-type="float">
            <text:p>2202256</text:p>
          </table:table-cell>
          <table:table-cell table:formula="of:=[.J859]*[.J859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3196" calcext:value-type="float">
            <text:p>3196</text:p>
          </table:table-cell>
          <table:table-cell office:value-type="float" office:value="2950" calcext:value-type="float">
            <text:p>2950</text:p>
          </table:table-cell>
          <table:table-cell office:value-type="float" office:value="2403" calcext:value-type="float">
            <text:p>2403</text:p>
          </table:table-cell>
          <table:table-cell office:value-type="float" office:value="1486" calcext:value-type="float">
            <text:p>1486</text:p>
          </table:table-cell>
          <table:table-cell office:value-type="float" office:value="1097" calcext:value-type="float">
            <text:p>1097</text:p>
          </table:table-cell>
          <table:table-cell table:number-columns-repeated="9"/>
          <table:table-cell table:formula="of:=[.E860]*[.E860]" office:value-type="float" office:value="13520329" calcext:value-type="float">
            <text:p>13520329</text:p>
          </table:table-cell>
          <table:table-cell table:formula="of:=[.F860]*[.F860]" office:value-type="float" office:value="10214416" calcext:value-type="float">
            <text:p>10214416</text:p>
          </table:table-cell>
          <table:table-cell table:formula="of:=[.G860]*[.G860]" office:value-type="float" office:value="8702500" calcext:value-type="float">
            <text:p>8702500</text:p>
          </table:table-cell>
          <table:table-cell table:formula="of:=[.H860]*[.H860]" office:value-type="float" office:value="5774409" calcext:value-type="float">
            <text:p>5774409</text:p>
          </table:table-cell>
          <table:table-cell table:formula="of:=[.I860]*[.I860]" office:value-type="float" office:value="2208196" calcext:value-type="float">
            <text:p>2208196</text:p>
          </table:table-cell>
          <table:table-cell table:formula="of:=[.J860]*[.J860]" office:value-type="float" office:value="1203409" calcext:value-type="float">
            <text:p>1203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8" calcext:value-type="float">
            <text:p>2908</text:p>
          </table:table-cell>
          <table:table-cell office:value-type="float" office:value="2389" calcext:value-type="float">
            <text:p>2389</text:p>
          </table:table-cell>
          <table:table-cell office:value-type="float" office:value="1472" calcext:value-type="float">
            <text:p>1472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61]*[.E861]" office:value-type="float" office:value="13571856" calcext:value-type="float">
            <text:p>13571856</text:p>
          </table:table-cell>
          <table:table-cell table:formula="of:=[.F861]*[.F861]" office:value-type="float" office:value="10272025" calcext:value-type="float">
            <text:p>10272025</text:p>
          </table:table-cell>
          <table:table-cell table:formula="of:=[.G861]*[.G861]" office:value-type="float" office:value="8456464" calcext:value-type="float">
            <text:p>8456464</text:p>
          </table:table-cell>
          <table:table-cell table:formula="of:=[.H861]*[.H861]" office:value-type="float" office:value="5707321" calcext:value-type="float">
            <text:p>5707321</text:p>
          </table:table-cell>
          <table:table-cell table:formula="of:=[.I861]*[.I861]" office:value-type="float" office:value="2166784" calcext:value-type="float">
            <text:p>2166784</text:p>
          </table:table-cell>
          <table:table-cell table:formula="of:=[.J861]*[.J861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/>
          <table:table-cell office:value-type="float" office:value="3674" calcext:value-type="float">
            <text:p>3674</text:p>
          </table:table-cell>
          <table:table-cell office:value-type="float" office:value="3184" calcext:value-type="float">
            <text:p>3184</text:p>
          </table:table-cell>
          <table:table-cell office:value-type="float" office:value="2882" calcext:value-type="float">
            <text:p>2882</text:p>
          </table:table-cell>
          <table:table-cell office:value-type="float" office:value="2422" calcext:value-type="float">
            <text:p>2422</text:p>
          </table:table-cell>
          <table:table-cell office:value-type="float" office:value="1479" calcext:value-type="float">
            <text:p>1479</text:p>
          </table:table-cell>
          <table:table-cell office:value-type="float" office:value="1069" calcext:value-type="float">
            <text:p>1069</text:p>
          </table:table-cell>
          <table:table-cell table:number-columns-repeated="9"/>
          <table:table-cell table:formula="of:=[.E862]*[.E862]" office:value-type="float" office:value="13498276" calcext:value-type="float">
            <text:p>13498276</text:p>
          </table:table-cell>
          <table:table-cell table:formula="of:=[.F862]*[.F862]" office:value-type="float" office:value="10137856" calcext:value-type="float">
            <text:p>10137856</text:p>
          </table:table-cell>
          <table:table-cell table:formula="of:=[.G862]*[.G862]" office:value-type="float" office:value="8305924" calcext:value-type="float">
            <text:p>8305924</text:p>
          </table:table-cell>
          <table:table-cell table:formula="of:=[.H862]*[.H862]" office:value-type="float" office:value="5866084" calcext:value-type="float">
            <text:p>5866084</text:p>
          </table:table-cell>
          <table:table-cell table:formula="of:=[.I862]*[.I862]" office:value-type="float" office:value="2187441" calcext:value-type="float">
            <text:p>2187441</text:p>
          </table:table-cell>
          <table:table-cell table:formula="of:=[.J862]*[.J862]" office:value-type="float" office:value="1142761" calcext:value-type="float">
            <text:p>11427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05" calcext:value-type="float">
            <text:p>3205</text:p>
          </table:table-cell>
          <table:table-cell office:value-type="float" office:value="2903" calcext:value-type="float">
            <text:p>2903</text:p>
          </table:table-cell>
          <table:table-cell office:value-type="float" office:value="2387" calcext:value-type="float">
            <text:p>2387</text:p>
          </table:table-cell>
          <table:table-cell office:value-type="float" office:value="1442" calcext:value-type="float">
            <text:p>1442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63]*[.E863]" office:value-type="float" office:value="13571856" calcext:value-type="float">
            <text:p>13571856</text:p>
          </table:table-cell>
          <table:table-cell table:formula="of:=[.F863]*[.F863]" office:value-type="float" office:value="10272025" calcext:value-type="float">
            <text:p>10272025</text:p>
          </table:table-cell>
          <table:table-cell table:formula="of:=[.G863]*[.G863]" office:value-type="float" office:value="8427409" calcext:value-type="float">
            <text:p>8427409</text:p>
          </table:table-cell>
          <table:table-cell table:formula="of:=[.H863]*[.H863]" office:value-type="float" office:value="5697769" calcext:value-type="float">
            <text:p>5697769</text:p>
          </table:table-cell>
          <table:table-cell table:formula="of:=[.I863]*[.I863]" office:value-type="float" office:value="2079364" calcext:value-type="float">
            <text:p>2079364</text:p>
          </table:table-cell>
          <table:table-cell table:formula="of:=[.J863]*[.J863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41" calcext:value-type="float">
            <text:p>3241</text:p>
          </table:table-cell>
          <table:table-cell office:value-type="float" office:value="2964" calcext:value-type="float">
            <text:p>2964</text:p>
          </table:table-cell>
          <table:table-cell office:value-type="float" office:value="2401" calcext:value-type="float">
            <text:p>2401</text:p>
          </table:table-cell>
          <table:table-cell office:value-type="float" office:value="1458" calcext:value-type="float">
            <text:p>1458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64]*[.E864]" office:value-type="float" office:value="13623481" calcext:value-type="float">
            <text:p>13623481</text:p>
          </table:table-cell>
          <table:table-cell table:formula="of:=[.F864]*[.F864]" office:value-type="float" office:value="10504081" calcext:value-type="float">
            <text:p>10504081</text:p>
          </table:table-cell>
          <table:table-cell table:formula="of:=[.G864]*[.G864]" office:value-type="float" office:value="8785296" calcext:value-type="float">
            <text:p>8785296</text:p>
          </table:table-cell>
          <table:table-cell table:formula="of:=[.H864]*[.H864]" office:value-type="float" office:value="5764801" calcext:value-type="float">
            <text:p>5764801</text:p>
          </table:table-cell>
          <table:table-cell table:formula="of:=[.I864]*[.I864]" office:value-type="float" office:value="2125764" calcext:value-type="float">
            <text:p>2125764</text:p>
          </table:table-cell>
          <table:table-cell table:formula="of:=[.J864]*[.J864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66" calcext:value-type="float">
            <text:p>3266</text:p>
          </table:table-cell>
          <table:table-cell office:value-type="float" office:value="2886" calcext:value-type="float">
            <text:p>2886</text:p>
          </table:table-cell>
          <table:table-cell office:value-type="float" office:value="2408" calcext:value-type="float">
            <text:p>2408</text:p>
          </table:table-cell>
          <table:table-cell office:value-type="float" office:value="1468" calcext:value-type="float">
            <text:p>1468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65]*[.E865]" office:value-type="float" office:value="13344409" calcext:value-type="float">
            <text:p>13344409</text:p>
          </table:table-cell>
          <table:table-cell table:formula="of:=[.F865]*[.F865]" office:value-type="float" office:value="10666756" calcext:value-type="float">
            <text:p>10666756</text:p>
          </table:table-cell>
          <table:table-cell table:formula="of:=[.G865]*[.G865]" office:value-type="float" office:value="8328996" calcext:value-type="float">
            <text:p>8328996</text:p>
          </table:table-cell>
          <table:table-cell table:formula="of:=[.H865]*[.H865]" office:value-type="float" office:value="5798464" calcext:value-type="float">
            <text:p>5798464</text:p>
          </table:table-cell>
          <table:table-cell table:formula="of:=[.I865]*[.I865]" office:value-type="float" office:value="2155024" calcext:value-type="float">
            <text:p>2155024</text:p>
          </table:table-cell>
          <table:table-cell table:formula="of:=[.J865]*[.J865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17" calcext:value-type="float">
            <text:p>3217</text:p>
          </table:table-cell>
          <table:table-cell office:value-type="float" office:value="2870" calcext:value-type="float">
            <text:p>2870</text:p>
          </table:table-cell>
          <table:table-cell office:value-type="float" office:value="2453" calcext:value-type="float">
            <text:p>2453</text:p>
          </table:table-cell>
          <table:table-cell office:value-type="float" office:value="1482" calcext:value-type="float">
            <text:p>1482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66]*[.E866]" office:value-type="float" office:value="13380964" calcext:value-type="float">
            <text:p>13380964</text:p>
          </table:table-cell>
          <table:table-cell table:formula="of:=[.F866]*[.F866]" office:value-type="float" office:value="10349089" calcext:value-type="float">
            <text:p>10349089</text:p>
          </table:table-cell>
          <table:table-cell table:formula="of:=[.G866]*[.G866]" office:value-type="float" office:value="8236900" calcext:value-type="float">
            <text:p>8236900</text:p>
          </table:table-cell>
          <table:table-cell table:formula="of:=[.H866]*[.H866]" office:value-type="float" office:value="6017209" calcext:value-type="float">
            <text:p>6017209</text:p>
          </table:table-cell>
          <table:table-cell table:formula="of:=[.I866]*[.I866]" office:value-type="float" office:value="2196324" calcext:value-type="float">
            <text:p>2196324</text:p>
          </table:table-cell>
          <table:table-cell table:formula="of:=[.J866]*[.J866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/>
          <table:table-cell office:value-type="float" office:value="3703" calcext:value-type="float">
            <text:p>3703</text:p>
          </table:table-cell>
          <table:table-cell office:value-type="float" office:value="3222" calcext:value-type="float">
            <text:p>3222</text:p>
          </table:table-cell>
          <table:table-cell office:value-type="float" office:value="2966" calcext:value-type="float">
            <text:p>2966</text:p>
          </table:table-cell>
          <table:table-cell office:value-type="float" office:value="2410" calcext:value-type="float">
            <text:p>2410</text:p>
          </table:table-cell>
          <table:table-cell office:value-type="float" office:value="1484" calcext:value-type="float">
            <text:p>148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867]*[.E867]" office:value-type="float" office:value="13712209" calcext:value-type="float">
            <text:p>13712209</text:p>
          </table:table-cell>
          <table:table-cell table:formula="of:=[.F867]*[.F867]" office:value-type="float" office:value="10381284" calcext:value-type="float">
            <text:p>10381284</text:p>
          </table:table-cell>
          <table:table-cell table:formula="of:=[.G867]*[.G867]" office:value-type="float" office:value="8797156" calcext:value-type="float">
            <text:p>8797156</text:p>
          </table:table-cell>
          <table:table-cell table:formula="of:=[.H867]*[.H867]" office:value-type="float" office:value="5808100" calcext:value-type="float">
            <text:p>5808100</text:p>
          </table:table-cell>
          <table:table-cell table:formula="of:=[.I867]*[.I867]" office:value-type="float" office:value="2202256" calcext:value-type="float">
            <text:p>2202256</text:p>
          </table:table-cell>
          <table:table-cell table:formula="of:=[.J867]*[.J867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8" calcext:value-type="float">
            <text:p>3208</text:p>
          </table:table-cell>
          <table:table-cell office:value-type="float" office:value="2898" calcext:value-type="float">
            <text:p>2898</text:p>
          </table:table-cell>
          <table:table-cell office:value-type="float" office:value="2417" calcext:value-type="float">
            <text:p>2417</text:p>
          </table:table-cell>
          <table:table-cell office:value-type="float" office:value="1477" calcext:value-type="float">
            <text:p>1477</text:p>
          </table:table-cell>
          <table:table-cell office:value-type="float" office:value="1085" calcext:value-type="float">
            <text:p>1085</text:p>
          </table:table-cell>
          <table:table-cell table:number-columns-repeated="9"/>
          <table:table-cell table:formula="of:=[.E868]*[.E868]" office:value-type="float" office:value="13446889" calcext:value-type="float">
            <text:p>13446889</text:p>
          </table:table-cell>
          <table:table-cell table:formula="of:=[.F868]*[.F868]" office:value-type="float" office:value="10291264" calcext:value-type="float">
            <text:p>10291264</text:p>
          </table:table-cell>
          <table:table-cell table:formula="of:=[.G868]*[.G868]" office:value-type="float" office:value="8398404" calcext:value-type="float">
            <text:p>8398404</text:p>
          </table:table-cell>
          <table:table-cell table:formula="of:=[.H868]*[.H868]" office:value-type="float" office:value="5841889" calcext:value-type="float">
            <text:p>5841889</text:p>
          </table:table-cell>
          <table:table-cell table:formula="of:=[.I868]*[.I868]" office:value-type="float" office:value="2181529" calcext:value-type="float">
            <text:p>2181529</text:p>
          </table:table-cell>
          <table:table-cell table:formula="of:=[.J868]*[.J868]" office:value-type="float" office:value="1177225" calcext:value-type="float">
            <text:p>11772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3187" calcext:value-type="float">
            <text:p>3187</text:p>
          </table:table-cell>
          <table:table-cell office:value-type="float" office:value="2891" calcext:value-type="float">
            <text:p>2891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69]*[.E869]" office:value-type="float" office:value="13417569" calcext:value-type="float">
            <text:p>13417569</text:p>
          </table:table-cell>
          <table:table-cell table:formula="of:=[.F869]*[.F869]" office:value-type="float" office:value="10156969" calcext:value-type="float">
            <text:p>10156969</text:p>
          </table:table-cell>
          <table:table-cell table:formula="of:=[.G869]*[.G869]" office:value-type="float" office:value="8357881" calcext:value-type="float">
            <text:p>8357881</text:p>
          </table:table-cell>
          <table:table-cell table:formula="of:=[.H869]*[.H869]" office:value-type="float" office:value="5697769" calcext:value-type="float">
            <text:p>5697769</text:p>
          </table:table-cell>
          <table:table-cell table:formula="of:=[.I869]*[.I869]" office:value-type="float" office:value="2175625" calcext:value-type="float">
            <text:p>2175625</text:p>
          </table:table-cell>
          <table:table-cell table:formula="of:=[.J869]*[.J869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/>
          <table:table-cell office:value-type="float" office:value="3693" calcext:value-type="float">
            <text:p>3693</text:p>
          </table:table-cell>
          <table:table-cell office:value-type="float" office:value="3205" calcext:value-type="float">
            <text:p>3205</text:p>
          </table:table-cell>
          <table:table-cell office:value-type="float" office:value="2915" calcext:value-type="float">
            <text:p>2915</text:p>
          </table:table-cell>
          <table:table-cell office:value-type="float" office:value="2434" calcext:value-type="float">
            <text:p>2434</text:p>
          </table:table-cell>
          <table:table-cell office:value-type="float" office:value="1503" calcext:value-type="float">
            <text:p>1503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70]*[.E870]" office:value-type="float" office:value="13638249" calcext:value-type="float">
            <text:p>13638249</text:p>
          </table:table-cell>
          <table:table-cell table:formula="of:=[.F870]*[.F870]" office:value-type="float" office:value="10272025" calcext:value-type="float">
            <text:p>10272025</text:p>
          </table:table-cell>
          <table:table-cell table:formula="of:=[.G870]*[.G870]" office:value-type="float" office:value="8497225" calcext:value-type="float">
            <text:p>8497225</text:p>
          </table:table-cell>
          <table:table-cell table:formula="of:=[.H870]*[.H870]" office:value-type="float" office:value="5924356" calcext:value-type="float">
            <text:p>5924356</text:p>
          </table:table-cell>
          <table:table-cell table:formula="of:=[.I870]*[.I870]" office:value-type="float" office:value="2259009" calcext:value-type="float">
            <text:p>2259009</text:p>
          </table:table-cell>
          <table:table-cell table:formula="of:=[.J870]*[.J870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180" calcext:value-type="float">
            <text:p>3180</text:p>
          </table:table-cell>
          <table:table-cell office:value-type="float" office:value="2985" calcext:value-type="float">
            <text:p>2985</text:p>
          </table:table-cell>
          <table:table-cell office:value-type="float" office:value="2417" calcext:value-type="float">
            <text:p>2417</text:p>
          </table:table-cell>
          <table:table-cell office:value-type="float" office:value="1482" calcext:value-type="float">
            <text:p>1482</text:p>
          </table:table-cell>
          <table:table-cell office:value-type="float" office:value="1041" calcext:value-type="float">
            <text:p>1041</text:p>
          </table:table-cell>
          <table:table-cell table:number-columns-repeated="9"/>
          <table:table-cell table:formula="of:=[.E871]*[.E871]" office:value-type="float" office:value="13549761" calcext:value-type="float">
            <text:p>13549761</text:p>
          </table:table-cell>
          <table:table-cell table:formula="of:=[.F871]*[.F871]" office:value-type="float" office:value="10112400" calcext:value-type="float">
            <text:p>10112400</text:p>
          </table:table-cell>
          <table:table-cell table:formula="of:=[.G871]*[.G871]" office:value-type="float" office:value="8910225" calcext:value-type="float">
            <text:p>8910225</text:p>
          </table:table-cell>
          <table:table-cell table:formula="of:=[.H871]*[.H871]" office:value-type="float" office:value="5841889" calcext:value-type="float">
            <text:p>5841889</text:p>
          </table:table-cell>
          <table:table-cell table:formula="of:=[.I871]*[.I871]" office:value-type="float" office:value="2196324" calcext:value-type="float">
            <text:p>2196324</text:p>
          </table:table-cell>
          <table:table-cell table:formula="of:=[.J871]*[.J871]" office:value-type="float" office:value="1083681" calcext:value-type="float">
            <text:p>1083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3208" calcext:value-type="float">
            <text:p>3208</text:p>
          </table:table-cell>
          <table:table-cell office:value-type="float" office:value="2893" calcext:value-type="float">
            <text:p>2893</text:p>
          </table:table-cell>
          <table:table-cell office:value-type="float" office:value="2436" calcext:value-type="float">
            <text:p>2436</text:p>
          </table:table-cell>
          <table:table-cell office:value-type="float" office:value="1454" calcext:value-type="float">
            <text:p>1454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72]*[.E872]" office:value-type="float" office:value="13483584" calcext:value-type="float">
            <text:p>13483584</text:p>
          </table:table-cell>
          <table:table-cell table:formula="of:=[.F872]*[.F872]" office:value-type="float" office:value="10291264" calcext:value-type="float">
            <text:p>10291264</text:p>
          </table:table-cell>
          <table:table-cell table:formula="of:=[.G872]*[.G872]" office:value-type="float" office:value="8369449" calcext:value-type="float">
            <text:p>8369449</text:p>
          </table:table-cell>
          <table:table-cell table:formula="of:=[.H872]*[.H872]" office:value-type="float" office:value="5934096" calcext:value-type="float">
            <text:p>5934096</text:p>
          </table:table-cell>
          <table:table-cell table:formula="of:=[.I872]*[.I872]" office:value-type="float" office:value="2114116" calcext:value-type="float">
            <text:p>2114116</text:p>
          </table:table-cell>
          <table:table-cell table:formula="of:=[.J872]*[.J872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19" calcext:value-type="float">
            <text:p>3219</text:p>
          </table:table-cell>
          <table:table-cell office:value-type="float" office:value="2861" calcext:value-type="float">
            <text:p>2861</text:p>
          </table:table-cell>
          <table:table-cell office:value-type="float" office:value="2438" calcext:value-type="float">
            <text:p>2438</text:p>
          </table:table-cell>
          <table:table-cell office:value-type="float" office:value="1439" calcext:value-type="float">
            <text:p>1439</text:p>
          </table:table-cell>
          <table:table-cell office:value-type="float" office:value="1062" calcext:value-type="float">
            <text:p>1062</text:p>
          </table:table-cell>
          <table:table-cell table:number-columns-repeated="9"/>
          <table:table-cell table:formula="of:=[.E873]*[.E873]" office:value-type="float" office:value="13549761" calcext:value-type="float">
            <text:p>13549761</text:p>
          </table:table-cell>
          <table:table-cell table:formula="of:=[.F873]*[.F873]" office:value-type="float" office:value="10361961" calcext:value-type="float">
            <text:p>10361961</text:p>
          </table:table-cell>
          <table:table-cell table:formula="of:=[.G873]*[.G873]" office:value-type="float" office:value="8185321" calcext:value-type="float">
            <text:p>8185321</text:p>
          </table:table-cell>
          <table:table-cell table:formula="of:=[.H873]*[.H873]" office:value-type="float" office:value="5943844" calcext:value-type="float">
            <text:p>5943844</text:p>
          </table:table-cell>
          <table:table-cell table:formula="of:=[.I873]*[.I873]" office:value-type="float" office:value="2070721" calcext:value-type="float">
            <text:p>2070721</text:p>
          </table:table-cell>
          <table:table-cell table:formula="of:=[.J873]*[.J873]" office:value-type="float" office:value="1127844" calcext:value-type="float">
            <text:p>1127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office:value-type="float" office:value="3684" calcext:value-type="float">
            <text:p>3684</text:p>
          </table:table-cell>
          <table:table-cell office:value-type="float" office:value="3215" calcext:value-type="float">
            <text:p>3215</text:p>
          </table:table-cell>
          <table:table-cell office:value-type="float" office:value="2943" calcext:value-type="float">
            <text:p>2943</text:p>
          </table:table-cell>
          <table:table-cell office:value-type="float" office:value="2420" calcext:value-type="float">
            <text:p>2420</text:p>
          </table:table-cell>
          <table:table-cell office:value-type="float" office:value="1465" calcext:value-type="float">
            <text:p>1465</text:p>
          </table:table-cell>
          <table:table-cell office:value-type="float" office:value="1074" calcext:value-type="float">
            <text:p>1074</text:p>
          </table:table-cell>
          <table:table-cell table:number-columns-repeated="9"/>
          <table:table-cell table:formula="of:=[.E874]*[.E874]" office:value-type="float" office:value="13571856" calcext:value-type="float">
            <text:p>13571856</text:p>
          </table:table-cell>
          <table:table-cell table:formula="of:=[.F874]*[.F874]" office:value-type="float" office:value="10336225" calcext:value-type="float">
            <text:p>10336225</text:p>
          </table:table-cell>
          <table:table-cell table:formula="of:=[.G874]*[.G874]" office:value-type="float" office:value="8661249" calcext:value-type="float">
            <text:p>8661249</text:p>
          </table:table-cell>
          <table:table-cell table:formula="of:=[.H874]*[.H874]" office:value-type="float" office:value="5856400" calcext:value-type="float">
            <text:p>5856400</text:p>
          </table:table-cell>
          <table:table-cell table:formula="of:=[.I874]*[.I874]" office:value-type="float" office:value="2146225" calcext:value-type="float">
            <text:p>2146225</text:p>
          </table:table-cell>
          <table:table-cell table:formula="of:=[.J874]*[.J874]" office:value-type="float" office:value="1153476" calcext:value-type="float">
            <text:p>1153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29" calcext:value-type="float">
            <text:p>3229</text:p>
          </table:table-cell>
          <table:table-cell office:value-type="float" office:value="2919" calcext:value-type="float">
            <text:p>2919</text:p>
          </table:table-cell>
          <table:table-cell office:value-type="float" office:value="2399" calcext:value-type="float">
            <text:p>2399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75]*[.E875]" office:value-type="float" office:value="13344409" calcext:value-type="float">
            <text:p>13344409</text:p>
          </table:table-cell>
          <table:table-cell table:formula="of:=[.F875]*[.F875]" office:value-type="float" office:value="10426441" calcext:value-type="float">
            <text:p>10426441</text:p>
          </table:table-cell>
          <table:table-cell table:formula="of:=[.G875]*[.G875]" office:value-type="float" office:value="8520561" calcext:value-type="float">
            <text:p>8520561</text:p>
          </table:table-cell>
          <table:table-cell table:formula="of:=[.H875]*[.H875]" office:value-type="float" office:value="5755201" calcext:value-type="float">
            <text:p>5755201</text:p>
          </table:table-cell>
          <table:table-cell table:formula="of:=[.I875]*[.I875]" office:value-type="float" office:value="2181529" calcext:value-type="float">
            <text:p>2181529</text:p>
          </table:table-cell>
          <table:table-cell table:formula="of:=[.J875]*[.J875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245" calcext:value-type="float">
            <text:p>3245</text:p>
          </table:table-cell>
          <table:table-cell office:value-type="float" office:value="2891" calcext:value-type="float">
            <text:p>2891</text:p>
          </table:table-cell>
          <table:table-cell office:value-type="float" office:value="2380" calcext:value-type="float">
            <text:p>2380</text:p>
          </table:table-cell>
          <table:table-cell office:value-type="float" office:value="1454" calcext:value-type="float">
            <text:p>1454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table:formula="of:=[.E876]*[.E876]" office:value-type="float" office:value="13586596" calcext:value-type="float">
            <text:p>13586596</text:p>
          </table:table-cell>
          <table:table-cell table:formula="of:=[.F876]*[.F876]" office:value-type="float" office:value="10530025" calcext:value-type="float">
            <text:p>10530025</text:p>
          </table:table-cell>
          <table:table-cell table:formula="of:=[.G876]*[.G876]" office:value-type="float" office:value="8357881" calcext:value-type="float">
            <text:p>8357881</text:p>
          </table:table-cell>
          <table:table-cell table:formula="of:=[.H876]*[.H876]" office:value-type="float" office:value="5664400" calcext:value-type="float">
            <text:p>5664400</text:p>
          </table:table-cell>
          <table:table-cell table:formula="of:=[.I876]*[.I876]" office:value-type="float" office:value="2114116" calcext:value-type="float">
            <text:p>2114116</text:p>
          </table:table-cell>
          <table:table-cell table:formula="of:=[.J876]*[.J876]" office:value-type="float" office:value="1234321" calcext:value-type="float">
            <text:p>1234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12" calcext:value-type="float">
            <text:p>3212</text:p>
          </table:table-cell>
          <table:table-cell office:value-type="float" office:value="2898" calcext:value-type="float">
            <text:p>2898</text:p>
          </table:table-cell>
          <table:table-cell office:value-type="float" office:value="2389" calcext:value-type="float">
            <text:p>2389</text:p>
          </table:table-cell>
          <table:table-cell office:value-type="float" office:value="1430" calcext:value-type="float">
            <text:p>1430</text:p>
          </table:table-cell>
          <table:table-cell office:value-type="float" office:value="1125" calcext:value-type="float">
            <text:p>1125</text:p>
          </table:table-cell>
          <table:table-cell table:number-columns-repeated="9"/>
          <table:table-cell table:formula="of:=[.E877]*[.E877]" office:value-type="float" office:value="13535041" calcext:value-type="float">
            <text:p>13535041</text:p>
          </table:table-cell>
          <table:table-cell table:formula="of:=[.F877]*[.F877]" office:value-type="float" office:value="10316944" calcext:value-type="float">
            <text:p>10316944</text:p>
          </table:table-cell>
          <table:table-cell table:formula="of:=[.G877]*[.G877]" office:value-type="float" office:value="8398404" calcext:value-type="float">
            <text:p>8398404</text:p>
          </table:table-cell>
          <table:table-cell table:formula="of:=[.H877]*[.H877]" office:value-type="float" office:value="5707321" calcext:value-type="float">
            <text:p>5707321</text:p>
          </table:table-cell>
          <table:table-cell table:formula="of:=[.I877]*[.I877]" office:value-type="float" office:value="2044900" calcext:value-type="float">
            <text:p>2044900</text:p>
          </table:table-cell>
          <table:table-cell table:formula="of:=[.J877]*[.J877]" office:value-type="float" office:value="1265625" calcext:value-type="float">
            <text:p>1265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196" calcext:value-type="float">
            <text:p>3196</text:p>
          </table:table-cell>
          <table:table-cell office:value-type="float" office:value="2966" calcext:value-type="float">
            <text:p>2966</text:p>
          </table:table-cell>
          <table:table-cell office:value-type="float" office:value="2403" calcext:value-type="float">
            <text:p>2403</text:p>
          </table:table-cell>
          <table:table-cell office:value-type="float" office:value="1498" calcext:value-type="float">
            <text:p>1498</text:p>
          </table:table-cell>
          <table:table-cell office:value-type="float" office:value="1088" calcext:value-type="float">
            <text:p>1088</text:p>
          </table:table-cell>
          <table:table-cell table:number-columns-repeated="9"/>
          <table:table-cell table:formula="of:=[.E878]*[.E878]" office:value-type="float" office:value="13446889" calcext:value-type="float">
            <text:p>13446889</text:p>
          </table:table-cell>
          <table:table-cell table:formula="of:=[.F878]*[.F878]" office:value-type="float" office:value="10214416" calcext:value-type="float">
            <text:p>10214416</text:p>
          </table:table-cell>
          <table:table-cell table:formula="of:=[.G878]*[.G878]" office:value-type="float" office:value="8797156" calcext:value-type="float">
            <text:p>8797156</text:p>
          </table:table-cell>
          <table:table-cell table:formula="of:=[.H878]*[.H878]" office:value-type="float" office:value="5774409" calcext:value-type="float">
            <text:p>5774409</text:p>
          </table:table-cell>
          <table:table-cell table:formula="of:=[.I878]*[.I878]" office:value-type="float" office:value="2244004" calcext:value-type="float">
            <text:p>2244004</text:p>
          </table:table-cell>
          <table:table-cell table:formula="of:=[.J878]*[.J878]" office:value-type="float" office:value="1183744" calcext:value-type="float">
            <text:p>118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3" calcext:value-type="float">
            <text:p>3203</text:p>
          </table:table-cell>
          <table:table-cell office:value-type="float" office:value="2924" calcext:value-type="float">
            <text:p>2924</text:p>
          </table:table-cell>
          <table:table-cell office:value-type="float" office:value="2434" calcext:value-type="float">
            <text:p>2434</text:p>
          </table:table-cell>
          <table:table-cell office:value-type="float" office:value="1418" calcext:value-type="float">
            <text:p>1418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formula="of:=[.E879]*[.E879]" office:value-type="float" office:value="13535041" calcext:value-type="float">
            <text:p>13535041</text:p>
          </table:table-cell>
          <table:table-cell table:formula="of:=[.F879]*[.F879]" office:value-type="float" office:value="10259209" calcext:value-type="float">
            <text:p>10259209</text:p>
          </table:table-cell>
          <table:table-cell table:formula="of:=[.G879]*[.G879]" office:value-type="float" office:value="8549776" calcext:value-type="float">
            <text:p>8549776</text:p>
          </table:table-cell>
          <table:table-cell table:formula="of:=[.H879]*[.H879]" office:value-type="float" office:value="5924356" calcext:value-type="float">
            <text:p>5924356</text:p>
          </table:table-cell>
          <table:table-cell table:formula="of:=[.I879]*[.I879]" office:value-type="float" office:value="2010724" calcext:value-type="float">
            <text:p>2010724</text:p>
          </table:table-cell>
          <table:table-cell table:formula="of:=[.J879]*[.J879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3201" calcext:value-type="float">
            <text:p>3201</text:p>
          </table:table-cell>
          <table:table-cell office:value-type="float" office:value="2910" calcext:value-type="float">
            <text:p>2910</text:p>
          </table:table-cell>
          <table:table-cell office:value-type="float" office:value="2385" calcext:value-type="float">
            <text:p>2385</text:p>
          </table:table-cell>
          <table:table-cell office:value-type="float" office:value="1449" calcext:value-type="float">
            <text:p>1449</text:p>
          </table:table-cell>
          <table:table-cell office:value-type="float" office:value="1060" calcext:value-type="float">
            <text:p>1060</text:p>
          </table:table-cell>
          <table:table-cell table:number-columns-repeated="9"/>
          <table:table-cell table:formula="of:=[.E880]*[.E880]" office:value-type="float" office:value="13549761" calcext:value-type="float">
            <text:p>13549761</text:p>
          </table:table-cell>
          <table:table-cell table:formula="of:=[.F880]*[.F880]" office:value-type="float" office:value="10246401" calcext:value-type="float">
            <text:p>10246401</text:p>
          </table:table-cell>
          <table:table-cell table:formula="of:=[.G880]*[.G880]" office:value-type="float" office:value="8468100" calcext:value-type="float">
            <text:p>8468100</text:p>
          </table:table-cell>
          <table:table-cell table:formula="of:=[.H880]*[.H880]" office:value-type="float" office:value="5688225" calcext:value-type="float">
            <text:p>5688225</text:p>
          </table:table-cell>
          <table:table-cell table:formula="of:=[.I880]*[.I880]" office:value-type="float" office:value="2099601" calcext:value-type="float">
            <text:p>2099601</text:p>
          </table:table-cell>
          <table:table-cell table:formula="of:=[.J880]*[.J880]" office:value-type="float" office:value="1123600" calcext:value-type="float">
            <text:p>1123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198" calcext:value-type="float">
            <text:p>3198</text:p>
          </table:table-cell>
          <table:table-cell office:value-type="float" office:value="2868" calcext:value-type="float">
            <text:p>2868</text:p>
          </table:table-cell>
          <table:table-cell office:value-type="float" office:value="2401" calcext:value-type="float">
            <text:p>2401</text:p>
          </table:table-cell>
          <table:table-cell office:value-type="float" office:value="1578" calcext:value-type="float">
            <text:p>1578</text:p>
          </table:table-cell>
          <table:table-cell office:value-type="float" office:value="1034" calcext:value-type="float">
            <text:p>1034</text:p>
          </table:table-cell>
          <table:table-cell table:number-columns-repeated="9"/>
          <table:table-cell table:formula="of:=[.E881]*[.E881]" office:value-type="float" office:value="13468900" calcext:value-type="float">
            <text:p>13468900</text:p>
          </table:table-cell>
          <table:table-cell table:formula="of:=[.F881]*[.F881]" office:value-type="float" office:value="10227204" calcext:value-type="float">
            <text:p>10227204</text:p>
          </table:table-cell>
          <table:table-cell table:formula="of:=[.G881]*[.G881]" office:value-type="float" office:value="8225424" calcext:value-type="float">
            <text:p>8225424</text:p>
          </table:table-cell>
          <table:table-cell table:formula="of:=[.H881]*[.H881]" office:value-type="float" office:value="5764801" calcext:value-type="float">
            <text:p>5764801</text:p>
          </table:table-cell>
          <table:table-cell table:formula="of:=[.I881]*[.I881]" office:value-type="float" office:value="2490084" calcext:value-type="float">
            <text:p>2490084</text:p>
          </table:table-cell>
          <table:table-cell table:formula="of:=[.J881]*[.J881]" office:value-type="float" office:value="1069156" calcext:value-type="float">
            <text:p>1069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98" calcext:value-type="float">
            <text:p>3198</text:p>
          </table:table-cell>
          <table:table-cell office:value-type="float" office:value="2884" calcext:value-type="float">
            <text:p>2884</text:p>
          </table:table-cell>
          <table:table-cell office:value-type="float" office:value="2417" calcext:value-type="float">
            <text:p>2417</text:p>
          </table:table-cell>
          <table:table-cell office:value-type="float" office:value="1507" calcext:value-type="float">
            <text:p>1507</text:p>
          </table:table-cell>
          <table:table-cell office:value-type="float" office:value="1045" calcext:value-type="float">
            <text:p>1045</text:p>
          </table:table-cell>
          <table:table-cell table:number-columns-repeated="9"/>
          <table:table-cell table:formula="of:=[.E882]*[.E882]" office:value-type="float" office:value="13432225" calcext:value-type="float">
            <text:p>13432225</text:p>
          </table:table-cell>
          <table:table-cell table:formula="of:=[.F882]*[.F882]" office:value-type="float" office:value="10227204" calcext:value-type="float">
            <text:p>10227204</text:p>
          </table:table-cell>
          <table:table-cell table:formula="of:=[.G882]*[.G882]" office:value-type="float" office:value="8317456" calcext:value-type="float">
            <text:p>8317456</text:p>
          </table:table-cell>
          <table:table-cell table:formula="of:=[.H882]*[.H882]" office:value-type="float" office:value="5841889" calcext:value-type="float">
            <text:p>5841889</text:p>
          </table:table-cell>
          <table:table-cell table:formula="of:=[.I882]*[.I882]" office:value-type="float" office:value="2271049" calcext:value-type="float">
            <text:p>2271049</text:p>
          </table:table-cell>
          <table:table-cell table:formula="of:=[.J882]*[.J882]" office:value-type="float" office:value="1092025" calcext:value-type="float">
            <text:p>1092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6" calcext:value-type="float">
            <text:p>3196</text:p>
          </table:table-cell>
          <table:table-cell office:value-type="float" office:value="2931" calcext:value-type="float">
            <text:p>2931</text:p>
          </table:table-cell>
          <table:table-cell office:value-type="float" office:value="2429" calcext:value-type="float">
            <text:p>2429</text:p>
          </table:table-cell>
          <table:table-cell office:value-type="float" office:value="1449" calcext:value-type="float">
            <text:p>1449</text:p>
          </table:table-cell>
          <table:table-cell office:value-type="float" office:value="1095" calcext:value-type="float">
            <text:p>1095</text:p>
          </table:table-cell>
          <table:table-cell table:number-columns-repeated="9"/>
          <table:table-cell table:formula="of:=[.E883]*[.E883]" office:value-type="float" office:value="13586596" calcext:value-type="float">
            <text:p>13586596</text:p>
          </table:table-cell>
          <table:table-cell table:formula="of:=[.F883]*[.F883]" office:value-type="float" office:value="10214416" calcext:value-type="float">
            <text:p>10214416</text:p>
          </table:table-cell>
          <table:table-cell table:formula="of:=[.G883]*[.G883]" office:value-type="float" office:value="8590761" calcext:value-type="float">
            <text:p>8590761</text:p>
          </table:table-cell>
          <table:table-cell table:formula="of:=[.H883]*[.H883]" office:value-type="float" office:value="5900041" calcext:value-type="float">
            <text:p>5900041</text:p>
          </table:table-cell>
          <table:table-cell table:formula="of:=[.I883]*[.I883]" office:value-type="float" office:value="2099601" calcext:value-type="float">
            <text:p>2099601</text:p>
          </table:table-cell>
          <table:table-cell table:formula="of:=[.J883]*[.J883]" office:value-type="float" office:value="1199025" calcext:value-type="float">
            <text:p>1199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3201" calcext:value-type="float">
            <text:p>3201</text:p>
          </table:table-cell>
          <table:table-cell office:value-type="float" office:value="2884" calcext:value-type="float">
            <text:p>2884</text:p>
          </table:table-cell>
          <table:table-cell office:value-type="float" office:value="2401" calcext:value-type="float">
            <text:p>2401</text:p>
          </table:table-cell>
          <table:table-cell office:value-type="float" office:value="1533" calcext:value-type="float">
            <text:p>1533</text:p>
          </table:table-cell>
          <table:table-cell office:value-type="float" office:value="1078" calcext:value-type="float">
            <text:p>1078</text:p>
          </table:table-cell>
          <table:table-cell table:number-columns-repeated="9"/>
          <table:table-cell table:formula="of:=[.E884]*[.E884]" office:value-type="float" office:value="13535041" calcext:value-type="float">
            <text:p>13535041</text:p>
          </table:table-cell>
          <table:table-cell table:formula="of:=[.F884]*[.F884]" office:value-type="float" office:value="10246401" calcext:value-type="float">
            <text:p>10246401</text:p>
          </table:table-cell>
          <table:table-cell table:formula="of:=[.G884]*[.G884]" office:value-type="float" office:value="8317456" calcext:value-type="float">
            <text:p>8317456</text:p>
          </table:table-cell>
          <table:table-cell table:formula="of:=[.H884]*[.H884]" office:value-type="float" office:value="5764801" calcext:value-type="float">
            <text:p>5764801</text:p>
          </table:table-cell>
          <table:table-cell table:formula="of:=[.I884]*[.I884]" office:value-type="float" office:value="2350089" calcext:value-type="float">
            <text:p>2350089</text:p>
          </table:table-cell>
          <table:table-cell table:formula="of:=[.J884]*[.J884]" office:value-type="float" office:value="1162084" calcext:value-type="float">
            <text:p>1162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/>
          <table:table-cell office:value-type="float" office:value="3658" calcext:value-type="float">
            <text:p>3658</text:p>
          </table:table-cell>
          <table:table-cell office:value-type="float" office:value="3205" calcext:value-type="float">
            <text:p>3205</text:p>
          </table:table-cell>
          <table:table-cell office:value-type="float" office:value="2886" calcext:value-type="float">
            <text:p>2886</text:p>
          </table:table-cell>
          <table:table-cell office:value-type="float" office:value="2370" calcext:value-type="float">
            <text:p>2370</text:p>
          </table:table-cell>
          <table:table-cell office:value-type="float" office:value="1491" calcext:value-type="float">
            <text:p>1491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85]*[.E885]" office:value-type="float" office:value="13380964" calcext:value-type="float">
            <text:p>13380964</text:p>
          </table:table-cell>
          <table:table-cell table:formula="of:=[.F885]*[.F885]" office:value-type="float" office:value="10272025" calcext:value-type="float">
            <text:p>10272025</text:p>
          </table:table-cell>
          <table:table-cell table:formula="of:=[.G885]*[.G885]" office:value-type="float" office:value="8328996" calcext:value-type="float">
            <text:p>8328996</text:p>
          </table:table-cell>
          <table:table-cell table:formula="of:=[.H885]*[.H885]" office:value-type="float" office:value="5616900" calcext:value-type="float">
            <text:p>5616900</text:p>
          </table:table-cell>
          <table:table-cell table:formula="of:=[.I885]*[.I885]" office:value-type="float" office:value="2223081" calcext:value-type="float">
            <text:p>2223081</text:p>
          </table:table-cell>
          <table:table-cell table:formula="of:=[.J885]*[.J885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/>
          <table:table-cell office:value-type="float" office:value="3653" calcext:value-type="float">
            <text:p>3653</text:p>
          </table:table-cell>
          <table:table-cell office:value-type="float" office:value="3212" calcext:value-type="float">
            <text:p>3212</text:p>
          </table:table-cell>
          <table:table-cell office:value-type="float" office:value="2886" calcext:value-type="float">
            <text:p>2886</text:p>
          </table:table-cell>
          <table:table-cell office:value-type="float" office:value="2401" calcext:value-type="float">
            <text:p>2401</text:p>
          </table:table-cell>
          <table:table-cell office:value-type="float" office:value="1439" calcext:value-type="float">
            <text:p>1439</text:p>
          </table:table-cell>
          <table:table-cell office:value-type="float" office:value="1043" calcext:value-type="float">
            <text:p>1043</text:p>
          </table:table-cell>
          <table:table-cell table:number-columns-repeated="9"/>
          <table:table-cell table:formula="of:=[.E886]*[.E886]" office:value-type="float" office:value="13344409" calcext:value-type="float">
            <text:p>13344409</text:p>
          </table:table-cell>
          <table:table-cell table:formula="of:=[.F886]*[.F886]" office:value-type="float" office:value="10316944" calcext:value-type="float">
            <text:p>10316944</text:p>
          </table:table-cell>
          <table:table-cell table:formula="of:=[.G886]*[.G886]" office:value-type="float" office:value="8328996" calcext:value-type="float">
            <text:p>8328996</text:p>
          </table:table-cell>
          <table:table-cell table:formula="of:=[.H886]*[.H886]" office:value-type="float" office:value="5764801" calcext:value-type="float">
            <text:p>5764801</text:p>
          </table:table-cell>
          <table:table-cell table:formula="of:=[.I886]*[.I886]" office:value-type="float" office:value="2070721" calcext:value-type="float">
            <text:p>2070721</text:p>
          </table:table-cell>
          <table:table-cell table:formula="of:=[.J886]*[.J886]" office:value-type="float" office:value="1087849" calcext:value-type="float">
            <text:p>1087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234" calcext:value-type="float">
            <text:p>3234</text:p>
          </table:table-cell>
          <table:table-cell office:value-type="float" office:value="2893" calcext:value-type="float">
            <text:p>2893</text:p>
          </table:table-cell>
          <table:table-cell office:value-type="float" office:value="2387" calcext:value-type="float">
            <text:p>2387</text:p>
          </table:table-cell>
          <table:table-cell office:value-type="float" office:value="1475" calcext:value-type="float">
            <text:p>1475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87]*[.E887]" office:value-type="float" office:value="13432225" calcext:value-type="float">
            <text:p>13432225</text:p>
          </table:table-cell>
          <table:table-cell table:formula="of:=[.F887]*[.F887]" office:value-type="float" office:value="10458756" calcext:value-type="float">
            <text:p>10458756</text:p>
          </table:table-cell>
          <table:table-cell table:formula="of:=[.G887]*[.G887]" office:value-type="float" office:value="8369449" calcext:value-type="float">
            <text:p>8369449</text:p>
          </table:table-cell>
          <table:table-cell table:formula="of:=[.H887]*[.H887]" office:value-type="float" office:value="5697769" calcext:value-type="float">
            <text:p>5697769</text:p>
          </table:table-cell>
          <table:table-cell table:formula="of:=[.I887]*[.I887]" office:value-type="float" office:value="2175625" calcext:value-type="float">
            <text:p>2175625</text:p>
          </table:table-cell>
          <table:table-cell table:formula="of:=[.J887]*[.J887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3201" calcext:value-type="float">
            <text:p>3201</text:p>
          </table:table-cell>
          <table:table-cell office:value-type="float" office:value="2886" calcext:value-type="float">
            <text:p>2886</text:p>
          </table:table-cell>
          <table:table-cell office:value-type="float" office:value="2387" calcext:value-type="float">
            <text:p>2387</text:p>
          </table:table-cell>
          <table:table-cell office:value-type="float" office:value="1456" calcext:value-type="float">
            <text:p>1456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888]*[.E888]" office:value-type="float" office:value="13468900" calcext:value-type="float">
            <text:p>13468900</text:p>
          </table:table-cell>
          <table:table-cell table:formula="of:=[.F888]*[.F888]" office:value-type="float" office:value="10246401" calcext:value-type="float">
            <text:p>10246401</text:p>
          </table:table-cell>
          <table:table-cell table:formula="of:=[.G888]*[.G888]" office:value-type="float" office:value="8328996" calcext:value-type="float">
            <text:p>8328996</text:p>
          </table:table-cell>
          <table:table-cell table:formula="of:=[.H888]*[.H888]" office:value-type="float" office:value="5697769" calcext:value-type="float">
            <text:p>5697769</text:p>
          </table:table-cell>
          <table:table-cell table:formula="of:=[.I888]*[.I888]" office:value-type="float" office:value="2119936" calcext:value-type="float">
            <text:p>2119936</text:p>
          </table:table-cell>
          <table:table-cell table:formula="of:=[.J888]*[.J888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/>
          <table:table-cell office:value-type="float" office:value="3646" calcext:value-type="float">
            <text:p>3646</text:p>
          </table:table-cell>
          <table:table-cell office:value-type="float" office:value="3241" calcext:value-type="float">
            <text:p>3241</text:p>
          </table:table-cell>
          <table:table-cell office:value-type="float" office:value="2889" calcext:value-type="float">
            <text:p>2889</text:p>
          </table:table-cell>
          <table:table-cell office:value-type="float" office:value="2396" calcext:value-type="float">
            <text:p>2396</text:p>
          </table:table-cell>
          <table:table-cell office:value-type="float" office:value="1458" calcext:value-type="float">
            <text:p>1458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89]*[.E889]" office:value-type="float" office:value="13293316" calcext:value-type="float">
            <text:p>13293316</text:p>
          </table:table-cell>
          <table:table-cell table:formula="of:=[.F889]*[.F889]" office:value-type="float" office:value="10504081" calcext:value-type="float">
            <text:p>10504081</text:p>
          </table:table-cell>
          <table:table-cell table:formula="of:=[.G889]*[.G889]" office:value-type="float" office:value="8346321" calcext:value-type="float">
            <text:p>8346321</text:p>
          </table:table-cell>
          <table:table-cell table:formula="of:=[.H889]*[.H889]" office:value-type="float" office:value="5740816" calcext:value-type="float">
            <text:p>5740816</text:p>
          </table:table-cell>
          <table:table-cell table:formula="of:=[.I889]*[.I889]" office:value-type="float" office:value="2125764" calcext:value-type="float">
            <text:p>2125764</text:p>
          </table:table-cell>
          <table:table-cell table:formula="of:=[.J889]*[.J889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/>
          <table:table-cell office:value-type="float" office:value="3656" calcext:value-type="float">
            <text:p>3656</text:p>
          </table:table-cell>
          <table:table-cell office:value-type="float" office:value="3191" calcext:value-type="float">
            <text:p>3191</text:p>
          </table:table-cell>
          <table:table-cell office:value-type="float" office:value="2884" calcext:value-type="float">
            <text:p>2884</text:p>
          </table:table-cell>
          <table:table-cell office:value-type="float" office:value="2424" calcext:value-type="float">
            <text:p>2424</text:p>
          </table:table-cell>
          <table:table-cell office:value-type="float" office:value="1442" calcext:value-type="float">
            <text:p>1442</text:p>
          </table:table-cell>
          <table:table-cell office:value-type="float" office:value="1052" calcext:value-type="float">
            <text:p>1052</text:p>
          </table:table-cell>
          <table:table-cell table:number-columns-repeated="9"/>
          <table:table-cell table:formula="of:=[.E890]*[.E890]" office:value-type="float" office:value="13366336" calcext:value-type="float">
            <text:p>13366336</text:p>
          </table:table-cell>
          <table:table-cell table:formula="of:=[.F890]*[.F890]" office:value-type="float" office:value="10182481" calcext:value-type="float">
            <text:p>10182481</text:p>
          </table:table-cell>
          <table:table-cell table:formula="of:=[.G890]*[.G890]" office:value-type="float" office:value="8317456" calcext:value-type="float">
            <text:p>8317456</text:p>
          </table:table-cell>
          <table:table-cell table:formula="of:=[.H890]*[.H890]" office:value-type="float" office:value="5875776" calcext:value-type="float">
            <text:p>5875776</text:p>
          </table:table-cell>
          <table:table-cell table:formula="of:=[.I890]*[.I890]" office:value-type="float" office:value="2079364" calcext:value-type="float">
            <text:p>2079364</text:p>
          </table:table-cell>
          <table:table-cell table:formula="of:=[.J890]*[.J890]" office:value-type="float" office:value="1106704" calcext:value-type="float">
            <text:p>110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3184" calcext:value-type="float">
            <text:p>3184</text:p>
          </table:table-cell>
          <table:table-cell office:value-type="float" office:value="2898" calcext:value-type="float">
            <text:p>2898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91]*[.E891]" office:value-type="float" office:value="13660416" calcext:value-type="float">
            <text:p>13660416</text:p>
          </table:table-cell>
          <table:table-cell table:formula="of:=[.F891]*[.F891]" office:value-type="float" office:value="10137856" calcext:value-type="float">
            <text:p>10137856</text:p>
          </table:table-cell>
          <table:table-cell table:formula="of:=[.G891]*[.G891]" office:value-type="float" office:value="8398404" calcext:value-type="float">
            <text:p>8398404</text:p>
          </table:table-cell>
          <table:table-cell table:formula="of:=[.H891]*[.H891]" office:value-type="float" office:value="5832225" calcext:value-type="float">
            <text:p>5832225</text:p>
          </table:table-cell>
          <table:table-cell table:formula="of:=[.I891]*[.I891]" office:value-type="float" office:value="2059225" calcext:value-type="float">
            <text:p>2059225</text:p>
          </table:table-cell>
          <table:table-cell table:formula="of:=[.J891]*[.J891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73" calcext:value-type="float">
            <text:p>3173</text:p>
          </table:table-cell>
          <table:table-cell office:value-type="float" office:value="2990" calcext:value-type="float">
            <text:p>2990</text:p>
          </table:table-cell>
          <table:table-cell office:value-type="float" office:value="2448" calcext:value-type="float">
            <text:p>2448</text:p>
          </table:table-cell>
          <table:table-cell office:value-type="float" office:value="1456" calcext:value-type="float">
            <text:p>1456</text:p>
          </table:table-cell>
          <table:table-cell office:value-type="float" office:value="1048" calcext:value-type="float">
            <text:p>1048</text:p>
          </table:table-cell>
          <table:table-cell table:number-columns-repeated="9"/>
          <table:table-cell table:formula="of:=[.E892]*[.E892]" office:value-type="float" office:value="13432225" calcext:value-type="float">
            <text:p>13432225</text:p>
          </table:table-cell>
          <table:table-cell table:formula="of:=[.F892]*[.F892]" office:value-type="float" office:value="10067929" calcext:value-type="float">
            <text:p>10067929</text:p>
          </table:table-cell>
          <table:table-cell table:formula="of:=[.G892]*[.G892]" office:value-type="float" office:value="8940100" calcext:value-type="float">
            <text:p>8940100</text:p>
          </table:table-cell>
          <table:table-cell table:formula="of:=[.H892]*[.H892]" office:value-type="float" office:value="5992704" calcext:value-type="float">
            <text:p>5992704</text:p>
          </table:table-cell>
          <table:table-cell table:formula="of:=[.I892]*[.I892]" office:value-type="float" office:value="2119936" calcext:value-type="float">
            <text:p>2119936</text:p>
          </table:table-cell>
          <table:table-cell table:formula="of:=[.J892]*[.J892]" office:value-type="float" office:value="1098304" calcext:value-type="float">
            <text:p>10983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89" calcext:value-type="float">
            <text:p>3189</text:p>
          </table:table-cell>
          <table:table-cell office:value-type="float" office:value="2917" calcext:value-type="float">
            <text:p>2917</text:p>
          </table:table-cell>
          <table:table-cell office:value-type="float" office:value="2415" calcext:value-type="float">
            <text:p>2415</text:p>
          </table:table-cell>
          <table:table-cell office:value-type="float" office:value="1435" calcext:value-type="float">
            <text:p>1435</text:p>
          </table:table-cell>
          <table:table-cell office:value-type="float" office:value="1090" calcext:value-type="float">
            <text:p>1090</text:p>
          </table:table-cell>
          <table:table-cell table:number-columns-repeated="9"/>
          <table:table-cell table:formula="of:=[.E893]*[.E893]" office:value-type="float" office:value="13395600" calcext:value-type="float">
            <text:p>13395600</text:p>
          </table:table-cell>
          <table:table-cell table:formula="of:=[.F893]*[.F893]" office:value-type="float" office:value="10169721" calcext:value-type="float">
            <text:p>10169721</text:p>
          </table:table-cell>
          <table:table-cell table:formula="of:=[.G893]*[.G893]" office:value-type="float" office:value="8508889" calcext:value-type="float">
            <text:p>8508889</text:p>
          </table:table-cell>
          <table:table-cell table:formula="of:=[.H893]*[.H893]" office:value-type="float" office:value="5832225" calcext:value-type="float">
            <text:p>5832225</text:p>
          </table:table-cell>
          <table:table-cell table:formula="of:=[.I893]*[.I893]" office:value-type="float" office:value="2059225" calcext:value-type="float">
            <text:p>2059225</text:p>
          </table:table-cell>
          <table:table-cell table:formula="of:=[.J893]*[.J893]" office:value-type="float" office:value="1188100" calcext:value-type="float">
            <text:p>1188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/>
          <table:table-cell office:value-type="float" office:value="3686" calcext:value-type="float">
            <text:p>3686</text:p>
          </table:table-cell>
          <table:table-cell office:value-type="float" office:value="3194" calcext:value-type="float">
            <text:p>3194</text:p>
          </table:table-cell>
          <table:table-cell office:value-type="float" office:value="2898" calcext:value-type="float">
            <text:p>2898</text:p>
          </table:table-cell>
          <table:table-cell office:value-type="float" office:value="2455" calcext:value-type="float">
            <text:p>2455</text:p>
          </table:table-cell>
          <table:table-cell office:value-type="float" office:value="1451" calcext:value-type="float">
            <text:p>1451</text:p>
          </table:table-cell>
          <table:table-cell office:value-type="float" office:value="1092" calcext:value-type="float">
            <text:p>1092</text:p>
          </table:table-cell>
          <table:table-cell table:number-columns-repeated="9"/>
          <table:table-cell table:formula="of:=[.E894]*[.E894]" office:value-type="float" office:value="13586596" calcext:value-type="float">
            <text:p>13586596</text:p>
          </table:table-cell>
          <table:table-cell table:formula="of:=[.F894]*[.F894]" office:value-type="float" office:value="10201636" calcext:value-type="float">
            <text:p>10201636</text:p>
          </table:table-cell>
          <table:table-cell table:formula="of:=[.G894]*[.G894]" office:value-type="float" office:value="8398404" calcext:value-type="float">
            <text:p>8398404</text:p>
          </table:table-cell>
          <table:table-cell table:formula="of:=[.H894]*[.H894]" office:value-type="float" office:value="6027025" calcext:value-type="float">
            <text:p>6027025</text:p>
          </table:table-cell>
          <table:table-cell table:formula="of:=[.I894]*[.I894]" office:value-type="float" office:value="2105401" calcext:value-type="float">
            <text:p>2105401</text:p>
          </table:table-cell>
          <table:table-cell table:formula="of:=[.J894]*[.J894]" office:value-type="float" office:value="1192464" calcext:value-type="float">
            <text:p>11924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3182" calcext:value-type="float">
            <text:p>3182</text:p>
          </table:table-cell>
          <table:table-cell office:value-type="float" office:value="2875" calcext:value-type="float">
            <text:p>2875</text:p>
          </table:table-cell>
          <table:table-cell office:value-type="float" office:value="2370" calcext:value-type="float">
            <text:p>2370</text:p>
          </table:table-cell>
          <table:table-cell office:value-type="float" office:value="1472" calcext:value-type="float">
            <text:p>1472</text:p>
          </table:table-cell>
          <table:table-cell office:value-type="float" office:value="1076" calcext:value-type="float">
            <text:p>1076</text:p>
          </table:table-cell>
          <table:table-cell table:number-columns-repeated="9"/>
          <table:table-cell table:formula="of:=[.E895]*[.E895]" office:value-type="float" office:value="13432225" calcext:value-type="float">
            <text:p>13432225</text:p>
          </table:table-cell>
          <table:table-cell table:formula="of:=[.F895]*[.F895]" office:value-type="float" office:value="10125124" calcext:value-type="float">
            <text:p>10125124</text:p>
          </table:table-cell>
          <table:table-cell table:formula="of:=[.G895]*[.G895]" office:value-type="float" office:value="8265625" calcext:value-type="float">
            <text:p>8265625</text:p>
          </table:table-cell>
          <table:table-cell table:formula="of:=[.H895]*[.H895]" office:value-type="float" office:value="5616900" calcext:value-type="float">
            <text:p>5616900</text:p>
          </table:table-cell>
          <table:table-cell table:formula="of:=[.I895]*[.I895]" office:value-type="float" office:value="2166784" calcext:value-type="float">
            <text:p>2166784</text:p>
          </table:table-cell>
          <table:table-cell table:formula="of:=[.J895]*[.J895]" office:value-type="float" office:value="1157776" calcext:value-type="float">
            <text:p>11577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173" calcext:value-type="float">
            <text:p>3173</text:p>
          </table:table-cell>
          <table:table-cell office:value-type="float" office:value="2924" calcext:value-type="float">
            <text:p>2924</text:p>
          </table:table-cell>
          <table:table-cell office:value-type="float" office:value="2399" calcext:value-type="float">
            <text:p>2399</text:p>
          </table:table-cell>
          <table:table-cell office:value-type="float" office:value="1475" calcext:value-type="float">
            <text:p>1475</text:p>
          </table:table-cell>
          <table:table-cell office:value-type="float" office:value="1017" calcext:value-type="float">
            <text:p>1017</text:p>
          </table:table-cell>
          <table:table-cell table:number-columns-repeated="9"/>
          <table:table-cell table:formula="of:=[.E896]*[.E896]" office:value-type="float" office:value="13690000" calcext:value-type="float">
            <text:p>13690000</text:p>
          </table:table-cell>
          <table:table-cell table:formula="of:=[.F896]*[.F896]" office:value-type="float" office:value="10067929" calcext:value-type="float">
            <text:p>10067929</text:p>
          </table:table-cell>
          <table:table-cell table:formula="of:=[.G896]*[.G896]" office:value-type="float" office:value="8549776" calcext:value-type="float">
            <text:p>8549776</text:p>
          </table:table-cell>
          <table:table-cell table:formula="of:=[.H896]*[.H896]" office:value-type="float" office:value="5755201" calcext:value-type="float">
            <text:p>5755201</text:p>
          </table:table-cell>
          <table:table-cell table:formula="of:=[.I896]*[.I896]" office:value-type="float" office:value="2175625" calcext:value-type="float">
            <text:p>2175625</text:p>
          </table:table-cell>
          <table:table-cell table:formula="of:=[.J896]*[.J896]" office:value-type="float" office:value="1034289" calcext:value-type="float">
            <text:p>10342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3194" calcext:value-type="float">
            <text:p>3194</text:p>
          </table:table-cell>
          <table:table-cell office:value-type="float" office:value="2910" calcext:value-type="float">
            <text:p>2910</text:p>
          </table:table-cell>
          <table:table-cell office:value-type="float" office:value="2410" calcext:value-type="float">
            <text:p>2410</text:p>
          </table:table-cell>
          <table:table-cell office:value-type="float" office:value="1437" calcext:value-type="float">
            <text:p>1437</text:p>
          </table:table-cell>
          <table:table-cell office:value-type="float" office:value="1038" calcext:value-type="float">
            <text:p>1038</text:p>
          </table:table-cell>
          <table:table-cell table:number-columns-repeated="9"/>
          <table:table-cell table:formula="of:=[.E897]*[.E897]" office:value-type="float" office:value="13395600" calcext:value-type="float">
            <text:p>13395600</text:p>
          </table:table-cell>
          <table:table-cell table:formula="of:=[.F897]*[.F897]" office:value-type="float" office:value="10201636" calcext:value-type="float">
            <text:p>10201636</text:p>
          </table:table-cell>
          <table:table-cell table:formula="of:=[.G897]*[.G897]" office:value-type="float" office:value="8468100" calcext:value-type="float">
            <text:p>8468100</text:p>
          </table:table-cell>
          <table:table-cell table:formula="of:=[.H897]*[.H897]" office:value-type="float" office:value="5808100" calcext:value-type="float">
            <text:p>5808100</text:p>
          </table:table-cell>
          <table:table-cell table:formula="of:=[.I897]*[.I897]" office:value-type="float" office:value="2064969" calcext:value-type="float">
            <text:p>2064969</text:p>
          </table:table-cell>
          <table:table-cell table:formula="of:=[.J897]*[.J897]" office:value-type="float" office:value="1077444" calcext:value-type="float">
            <text:p>1077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03" calcext:value-type="float">
            <text:p>3203</text:p>
          </table:table-cell>
          <table:table-cell office:value-type="float" office:value="2898" calcext:value-type="float">
            <text:p>2898</text:p>
          </table:table-cell>
          <table:table-cell office:value-type="float" office:value="2413" calcext:value-type="float">
            <text:p>2413</text:p>
          </table:table-cell>
          <table:table-cell office:value-type="float" office:value="1505" calcext:value-type="float">
            <text:p>1505</text:p>
          </table:table-cell>
          <table:table-cell office:value-type="float" office:value="1027" calcext:value-type="float">
            <text:p>1027</text:p>
          </table:table-cell>
          <table:table-cell table:number-columns-repeated="9"/>
          <table:table-cell table:formula="of:=[.E898]*[.E898]" office:value-type="float" office:value="13446889" calcext:value-type="float">
            <text:p>13446889</text:p>
          </table:table-cell>
          <table:table-cell table:formula="of:=[.F898]*[.F898]" office:value-type="float" office:value="10259209" calcext:value-type="float">
            <text:p>10259209</text:p>
          </table:table-cell>
          <table:table-cell table:formula="of:=[.G898]*[.G898]" office:value-type="float" office:value="8398404" calcext:value-type="float">
            <text:p>8398404</text:p>
          </table:table-cell>
          <table:table-cell table:formula="of:=[.H898]*[.H898]" office:value-type="float" office:value="5822569" calcext:value-type="float">
            <text:p>5822569</text:p>
          </table:table-cell>
          <table:table-cell table:formula="of:=[.I898]*[.I898]" office:value-type="float" office:value="2265025" calcext:value-type="float">
            <text:p>2265025</text:p>
          </table:table-cell>
          <table:table-cell table:formula="of:=[.J898]*[.J898]" office:value-type="float" office:value="1054729" calcext:value-type="float">
            <text:p>1054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/>
          <table:table-cell office:value-type="float" office:value="3667" calcext:value-type="float">
            <text:p>3667</text:p>
          </table:table-cell>
          <table:table-cell office:value-type="float" office:value="3222" calcext:value-type="float">
            <text:p>3222</text:p>
          </table:table-cell>
          <table:table-cell office:value-type="float" office:value="2912" calcext:value-type="float">
            <text:p>2912</text:p>
          </table:table-cell>
          <table:table-cell office:value-type="float" office:value="2408" calcext:value-type="float">
            <text:p>2408</text:p>
          </table:table-cell>
          <table:table-cell office:value-type="float" office:value="1451" calcext:value-type="float">
            <text:p>1451</text:p>
          </table:table-cell>
          <table:table-cell office:value-type="float" office:value="1081" calcext:value-type="float">
            <text:p>1081</text:p>
          </table:table-cell>
          <table:table-cell table:number-columns-repeated="9"/>
          <table:table-cell table:formula="of:=[.E899]*[.E899]" office:value-type="float" office:value="13446889" calcext:value-type="float">
            <text:p>13446889</text:p>
          </table:table-cell>
          <table:table-cell table:formula="of:=[.F899]*[.F899]" office:value-type="float" office:value="10381284" calcext:value-type="float">
            <text:p>10381284</text:p>
          </table:table-cell>
          <table:table-cell table:formula="of:=[.G899]*[.G899]" office:value-type="float" office:value="8479744" calcext:value-type="float">
            <text:p>8479744</text:p>
          </table:table-cell>
          <table:table-cell table:formula="of:=[.H899]*[.H899]" office:value-type="float" office:value="5798464" calcext:value-type="float">
            <text:p>5798464</text:p>
          </table:table-cell>
          <table:table-cell table:formula="of:=[.I899]*[.I899]" office:value-type="float" office:value="2105401" calcext:value-type="float">
            <text:p>2105401</text:p>
          </table:table-cell>
          <table:table-cell table:formula="of:=[.J899]*[.J899]" office:value-type="float" office:value="1168561" calcext:value-type="float">
            <text:p>11685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/>
          <table:table-cell office:value-type="float" office:value="3637" calcext:value-type="float">
            <text:p>3637</text:p>
          </table:table-cell>
          <table:table-cell office:value-type="float" office:value="3210" calcext:value-type="float">
            <text:p>3210</text:p>
          </table:table-cell>
          <table:table-cell office:value-type="float" office:value="2983" calcext:value-type="float">
            <text:p>2983</text:p>
          </table:table-cell>
          <table:table-cell office:value-type="float" office:value="2356" calcext:value-type="float">
            <text:p>2356</text:p>
          </table:table-cell>
          <table:table-cell office:value-type="float" office:value="1456" calcext:value-type="float">
            <text:p>1456</text:p>
          </table:table-cell>
          <table:table-cell office:value-type="float" office:value="1071" calcext:value-type="float">
            <text:p>1071</text:p>
          </table:table-cell>
          <table:table-cell table:number-columns-repeated="9"/>
          <table:table-cell table:formula="of:=[.E900]*[.E900]" office:value-type="float" office:value="13227769" calcext:value-type="float">
            <text:p>13227769</text:p>
          </table:table-cell>
          <table:table-cell table:formula="of:=[.F900]*[.F900]" office:value-type="float" office:value="10304100" calcext:value-type="float">
            <text:p>10304100</text:p>
          </table:table-cell>
          <table:table-cell table:formula="of:=[.G900]*[.G900]" office:value-type="float" office:value="8898289" calcext:value-type="float">
            <text:p>8898289</text:p>
          </table:table-cell>
          <table:table-cell table:formula="of:=[.H900]*[.H900]" office:value-type="float" office:value="5550736" calcext:value-type="float">
            <text:p>5550736</text:p>
          </table:table-cell>
          <table:table-cell table:formula="of:=[.I900]*[.I900]" office:value-type="float" office:value="2119936" calcext:value-type="float">
            <text:p>2119936</text:p>
          </table:table-cell>
          <table:table-cell table:formula="of:=[.J900]*[.J900]" office:value-type="float" office:value="1147041" calcext:value-type="float">
            <text:p>1147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3229" calcext:value-type="float">
            <text:p>3229</text:p>
          </table:table-cell>
          <table:table-cell office:value-type="float" office:value="2891" calcext:value-type="float">
            <text:p>2891</text:p>
          </table:table-cell>
          <table:table-cell office:value-type="float" office:value="2441" calcext:value-type="float">
            <text:p>2441</text:p>
          </table:table-cell>
          <table:table-cell office:value-type="float" office:value="1493" calcext:value-type="float">
            <text:p>1493</text:p>
          </table:table-cell>
          <table:table-cell office:value-type="float" office:value="1083" calcext:value-type="float">
            <text:p>1083</text:p>
          </table:table-cell>
          <table:table-cell table:number-columns-repeated="9"/>
          <table:table-cell table:formula="of:=[.E901]*[.E901]" office:value-type="float" office:value="13623481" calcext:value-type="float">
            <text:p>13623481</text:p>
          </table:table-cell>
          <table:table-cell table:formula="of:=[.F901]*[.F901]" office:value-type="float" office:value="10426441" calcext:value-type="float">
            <text:p>10426441</text:p>
          </table:table-cell>
          <table:table-cell table:formula="of:=[.G901]*[.G901]" office:value-type="float" office:value="8357881" calcext:value-type="float">
            <text:p>8357881</text:p>
          </table:table-cell>
          <table:table-cell table:formula="of:=[.H901]*[.H901]" office:value-type="float" office:value="5958481" calcext:value-type="float">
            <text:p>5958481</text:p>
          </table:table-cell>
          <table:table-cell table:formula="of:=[.I901]*[.I901]" office:value-type="float" office:value="2229049" calcext:value-type="float">
            <text:p>2229049</text:p>
          </table:table-cell>
          <table:table-cell table:formula="of:=[.J901]*[.J901]" office:value-type="float" office:value="1172889" calcext:value-type="float">
            <text:p>1172889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:.D901])" office:value-type="float" office:value="4025.52959028832" calcext:value-type="float">
            <text:p>4025,52959028832</text:p>
          </table:table-cell>
          <table:table-cell table:formula="of:=AVERAGE([.E2:.E901])" office:value-type="float" office:value="3661.39777777778" calcext:value-type="float">
            <text:p>3661,39777777778</text:p>
          </table:table-cell>
          <table:table-cell table:formula="of:=AVERAGE([.F2:.F901])" office:value-type="float" office:value="3209.45333333333" calcext:value-type="float">
            <text:p>3209,45333333333</text:p>
          </table:table-cell>
          <table:table-cell table:formula="of:=AVERAGE([.G2:.G901])" office:value-type="float" office:value="2909.41333333333" calcext:value-type="float">
            <text:p>2909,41333333333</text:p>
          </table:table-cell>
          <table:table-cell table:formula="of:=AVERAGE([.H2:.H901])" office:value-type="float" office:value="2396.99333333333" calcext:value-type="float">
            <text:p>2396,99333333333</text:p>
          </table:table-cell>
          <table:table-cell table:formula="of:=AVERAGE([.I2:.I901])" office:value-type="float" office:value="1464.13" calcext:value-type="float">
            <text:p>1464,13</text:p>
          </table:table-cell>
          <table:table-cell table:formula="of:=AVERAGE([.J2:.J901])" office:value-type="float" office:value="1068.69111111111" calcext:value-type="float">
            <text:p>1068,691111111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ARIANCE</text:p>
          </table:table-cell>
          <table:table-cell table:formula="of:=VAR([.D2:.D901])" office:value-type="float" office:value="446.021539497534" calcext:value-type="float">
            <text:p>446,021539497534</text:p>
          </table:table-cell>
          <table:table-cell table:formula="of:=VAR([.E2:.E901])" office:value-type="float" office:value="460.962842664689" calcext:value-type="float">
            <text:p>460,962842664689</text:p>
          </table:table-cell>
          <table:table-cell table:formula="of:=VAR([.F2:.F901])" office:value-type="float" office:value="233.49170189099" calcext:value-type="float">
            <text:p>233,49170189099</text:p>
          </table:table-cell>
          <table:table-cell table:formula="of:=VAR([.G2:.G901])" office:value-type="float" office:value="866.776685205785" calcext:value-type="float">
            <text:p>866,776685205785</text:p>
          </table:table-cell>
          <table:table-cell table:formula="of:=VAR([.H2:.H901])" office:value-type="float" office:value="498.004404894327" calcext:value-type="float">
            <text:p>498,004404894327</text:p>
          </table:table-cell>
          <table:table-cell table:formula="of:=VAR([.I2:.I901])" office:value-type="float" office:value="256.079855394883" calcext:value-type="float">
            <text:p>256,079855394883</text:p>
          </table:table-cell>
          <table:table-cell table:formula="of:=VAR([.J2:.J901])" office:value-type="float" office:value="806.033513780743" calcext:value-type="float">
            <text:p>806,033513780743</text:p>
          </table:table-cell>
          <table:table-cell table:number-columns-repeated="7"/>
          <table:table-cell office:value-type="string" calcext:value-type="string">
            <text:p>VARIANCE</text:p>
          </table:table-cell>
          <table:table-cell table:formula="of:=VAR([.S2:.S901])" office:value-type="float" office:value="28882288230.9913" calcext:value-type="float">
            <text:p>28882288230,9913</text:p>
          </table:table-cell>
          <table:table-cell table:style-name="ce1" table:formula="of:=VAR([.T2:.T901])" office:value-type="float" office:value="24153429467.5004" calcext:value-type="float">
            <text:p>24153429467,5004</text:p>
          </table:table-cell>
          <table:table-cell table:style-name="ce1" table:formula="of:=VAR([.U2:.U901])" office:value-type="float" office:value="9638651763.43688" calcext:value-type="float">
            <text:p>9638651763,43688</text:p>
          </table:table-cell>
          <table:table-cell table:style-name="ce1" table:formula="of:=VAR([.V2:.V901])" office:value-type="float" office:value="29622730772.4372" calcext:value-type="float">
            <text:p>29622730772,4372</text:p>
          </table:table-cell>
          <table:table-cell table:style-name="ce1" table:formula="of:=VAR([.W2:.W901])" office:value-type="float" office:value="11448967667.0222" calcext:value-type="float">
            <text:p>11448967667,0222</text:p>
          </table:table-cell>
          <table:table-cell table:style-name="ce1" table:formula="of:=VAR([.X2:.X901])" office:value-type="float" office:value="2202156275.90094" calcext:value-type="float">
            <text:p>2202156275,90094</text:p>
          </table:table-cell>
          <table:table-cell table:style-name="ce1" table:formula="of:=VAR([.Y2:.Y901])" office:value-type="float" office:value="3651931189.99294" calcext:value-type="float">
            <text:p>3651931189,9929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[.D904])" office:value-type="float" office:value="21.1192220381702" calcext:value-type="float">
            <text:p>21,1192220381702</text:p>
          </table:table-cell>
          <table:table-cell table:formula="of:=SQRT([.E904])" office:value-type="float" office:value="21.4700452413284" calcext:value-type="float">
            <text:p>21,4700452413284</text:p>
          </table:table-cell>
          <table:table-cell table:formula="of:=SQRT([.F904])" office:value-type="float" office:value="15.2804352651026" calcext:value-type="float">
            <text:p>15,2804352651026</text:p>
          </table:table-cell>
          <table:table-cell table:formula="of:=SQRT([.G904])" office:value-type="float" office:value="29.4410714004396" calcext:value-type="float">
            <text:p>29,4410714004396</text:p>
          </table:table-cell>
          <table:table-cell table:formula="of:=SQRT([.H904])" office:value-type="float" office:value="22.3160122982205" calcext:value-type="float">
            <text:p>22,3160122982205</text:p>
          </table:table-cell>
          <table:table-cell table:formula="of:=SQRT([.I904])" office:value-type="float" office:value="16.0024952865134" calcext:value-type="float">
            <text:p>16,0024952865134</text:p>
          </table:table-cell>
          <table:table-cell table:formula="of:=SQRT([.J904])" office:value-type="float" office:value="28.3907293633105" calcext:value-type="float">
            <text:p>28,3907293633105</text:p>
          </table:table-cell>
          <table:table-cell table:formula="of:=AVERAGE([.D905:.J905])" office:value-type="float" office:value="22.0028586990122" calcext:value-type="float">
            <text:p>22,0028586990122</text:p>
          </table:table-cell>
          <table:table-cell table:number-columns-repeated="14"/>
          <table:table-cell table:style-name="ce1" table:formula="of:=10000000000/(2*3000*3000)" office:value-type="float" office:value="555.555555555556" calcext:value-type="float">
            <text:p>555,555555555556</text:p>
          </table:table-cell>
          <table:table-cell table:style-name="ce1" table:formula="of:=AVERAGE([.T904:.Y904])*(3000-2*1500)/(4*3000*3000*2000)"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table:style-name="ce1" table:formula="of:=AVERAGE([.S904:.Y904])*(1-1500/3000+1500/3000*1500/3000)/(2*2000*2000)" office:value-type="float" office:value="1467.85922366895" calcext:value-type="float">
            <text:p>1467,85922366895</text:p>
          </table:table-cell>
        </table:table-row>
        <table:table-row table:style-name="ro1">
          <table:table-cell table:number-columns-repeated="20"/>
          <table:table-cell table:formula="of:=AVERAGE([.S904:.Y904])" office:value-type="float" office:value="15657165052.4688" calcext:value-type="float">
            <text:p>15657165052,468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 style:data-style-name="N2" text:time-value="17:14:43.682052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21:32.351073468</meta:creation-date>
    <dc:date>2018-01-06T23:27:59.054769415</dc:date>
    <meta:editing-duration>PT6H13M20S</meta:editing-duration>
    <meta:editing-cycles>6</meta:editing-cycles>
    <meta:generator>LibreOffice/5.4.2.2$Linux_X86_64 LibreOffice_project/40m0$Build-2</meta:generator>
    <meta:document-statistic meta:table-count="1" meta:cell-count="130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N1:Sheet1.O6" svg:x="0.32cm" svg:y="0.18cm" svg:width="11.238cm" svg:height="8.64cm">
          <chartooo:coordinate-region svg:x="1.312cm" svg:y="0.379cm" svg:width="9.8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:Sheet1.O6" chart:class="chart:scatter">
            <chart:domain table:cell-range-address="Sheet1.N1:Sheet1.N6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N1:Sheet1.N6</svg:desc>
                </draw:g>
              </table:table-cell>
              <table:table-cell office:value-type="float" office:value="600">
                <text:p>600</text:p>
                <draw:g>
                  <svg:desc>Sheet1.O1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260">
                <text:p>3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